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836cm"/>
    </style:style>
    <style:style style:name="pr6" style:family="presentation" style:parent-style-name="Default-subtitle">
      <style:graphic-properties draw:fill-color="#ffffff" draw:textarea-vertical-align="top" fo:min-height="13cm"/>
    </style:style>
    <style:style style:name="pr7" style:family="presentation" style:parent-style-name="Default-subtitle">
      <style:graphic-properties draw:fill-color="#ffffff" draw:textarea-vertical-align="top" fo:min-height="14.8cm"/>
    </style:style>
    <style:style style:name="pr8" style:family="presentation" style:parent-style-name="Default-subtitle">
      <style:graphic-properties draw:fill-color="#ffffff" draw:textarea-vertical-align="top" fo:min-height="14.4cm"/>
    </style:style>
    <style:style style:name="pr9" style:family="presentation" style:parent-style-name="Default-subtitle">
      <style:graphic-properties draw:fill-color="#ffffff" draw:textarea-vertical-align="top" fo:min-height="14.6cm"/>
    </style:style>
    <style:style style:name="pr10" style:family="presentation" style:parent-style-name="Default-title">
      <style:graphic-properties fo:min-height="2.629cm"/>
    </style:style>
    <style:style style:name="pr11" style:family="presentation" style:parent-style-name="Default-title">
      <style:graphic-properties fo:min-height="9.999cm"/>
    </style:style>
    <style:style style:name="pr1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44pt" style:font-size-asian="44pt" style:font-size-complex="44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9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0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erif1" fo:font-size="36pt"/>
    </style:style>
    <style:style style:name="T9" style:family="text">
      <style:text-properties fo:color="#cf3834" style:font-name="Liberation Serif1" fo:font-size="36pt"/>
    </style:style>
    <style:style style:name="T10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DEFINITE INTEGRATION</text:span><text:span text:style-name="T1"><text:line-break/></text:span><text:span text:style-name="T1"><text:line-break/></text:span><text:span text:style-name="T1">Part – 3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5" draw:layer="layout" svg:width="25.8cm" svg:height="12.6cm" svg:x="1.4cm" svg:y="2.6cm" presentation:class="outline" presentation:user-transformed="true">
          <draw:text-box>
            <text:list text:style-name="L2">
              <text:list-header>
                <text:p text:style-name="P4"><text:span text:style-name="T2"><text:s text:c="30"/></text:span></text:p>
                <text:p text:style-name="P4"><text:span text:style-name="T3"><text:s text:c="2"/></text:span></text:p>
              </text:list-header>
            </text:list>
          </draw:text-box>
        </draw:frame>
        <draw:g xml:id="id3" draw:id="id3">
          <svg:title>TexMaths</svg:title>
          <svg:desc>28§display§\text {Property 1 : } §svg§600§FALSE§</svg:desc>
          <draw:polygon draw:style-name="gr2" draw:text-style-name="P6" draw:layer="layout" svg:width="5.058cm" svg:height="0.776cm" svg:x="2.698cm" svg:y="4.0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4.0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4.2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4.2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4.2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4.2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4.2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4.0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4.2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326cm" svg:height="0.658cm" svg:x="6.881cm" svg:y="4.02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106cm" svg:height="0.425cm" svg:x="7.699cm" svg:y="4.255cm" svg:viewBox="0 0 107 426" svg:d="M107 52c0-27-24-52-53-52s-54 25-54 52c0 29 25 53 54 53s53-24 53-53zM107 374c0-29-24-51-53-51s-54 22-54 51 25 52 54 52 53-23 53-52z">
            <text:p/>
          </draw:path>
        </draw:g>
        <draw:g xml:id="id4" draw:id="id4">
          <svg:title>TexMaths</svg:title>
          <svg:desc>26§display§\int_{a}^{a} f(x)\ dx = 0§svg§600§FALSE§</svg:desc>
          <draw:polygon draw:style-name="gr2" draw:text-style-name="P6" draw:layer="layout" svg:width="6.136cm" svg:height="2.047cm" svg:x="8.589cm" svg:y="3.358cm" svg:viewBox="0 0 6137 2048" draw:points="3070,2048 0,2048 0,0 6137,0 6137,2048">
            <text:p/>
          </draw:polygon>
          <draw:path draw:style-name="gr3" draw:text-style-name="P7" draw:layer="layout" svg:width="0.812cm" svg:height="2.031cm" svg:x="8.595cm" svg:y="3.368cm" svg:viewBox="0 0 813 2032" svg:d="M44 1990c29 0 45-21 45-43 0-32-22-46-43-46-23 0-46 14-46 46 0 47 46 85 102 85 139 0 191-214 256-479 70-289 131-582 181-875 33-193 66-376 97-495 11-46 42-162 79-162 27 0 50 16 54 21-31 2-45 20-45 43 0 31 23 46 43 46 23 0 46-15 46-46 0-50-50-85-100-85-70 0-120 100-172 287-2 8-127 468-227 1067-25 139-52 293-81 420-17 66-58 239-133 239-33 0-54-23-56-23z">
            <text:p/>
          </draw:path>
          <draw:path draw:style-name="gr3" draw:text-style-name="P7" draw:layer="layout" svg:width="0.328cm" svg:height="0.29cm" svg:x="9.496cm" svg:y="3.312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7" draw:layer="layout" svg:width="0.328cm" svg:height="0.29cm" svg:x="9.09cm" svg:y="5.163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7" draw:layer="layout" svg:width="0.457cm" svg:height="0.833cm" svg:x="10.099cm" svg:y="3.967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89 31-59 52-169 52-175z">
            <text:p/>
          </draw:path>
          <draw:path draw:style-name="gr3" draw:text-style-name="P7" draw:layer="layout" svg:width="0.213cm" svg:height="0.914cm" svg:x="10.687cm" svg:y="3.925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7" draw:layer="layout" svg:width="0.457cm" svg:height="0.415cm" svg:x="10.979cm" svg:y="4.2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3 0 145-119 145-141 0-9-8-9-10-9-8 0-10 2-12 9-30 99-94 120-123 120-36 0-50-29-50-60 0-21 6-40 17-81z">
            <text:p/>
          </draw:path>
          <draw:path draw:style-name="gr3" draw:text-style-name="P7" draw:layer="layout" svg:width="0.213cm" svg:height="0.914cm" svg:x="11.526cm" svg:y="3.925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36cm" svg:height="0.646cm" svg:x="12.17cm" svg:y="3.97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8-23-28-42 0-23 3-29 7-43zM245 526c-4 17-4 19-18 35-40 50-77 65-102 65-46 0-61-50-61-85 0-46 30-160 52-202 28-54 69-87 107-87 58 0 72 74 72 81 0 4-2 10-4 14z">
            <text:p/>
          </draw:path>
          <draw:path draw:style-name="gr3" draw:text-style-name="P7" draw:layer="layout" svg:width="0.457cm" svg:height="0.415cm" svg:x="12.636cm" svg:y="4.208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215cm" svg:x="13.437cm" svg:y="4.2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6cm" svg:height="0.629cm" svg:x="14.385cm" svg:y="4.002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1 189-12 87-64 116-106 116z">
            <text:p/>
          </draw:path>
        </draw:g>
        <draw:g xml:id="id5" draw:id="id5">
          <svg:title>TexMaths</svg:title>
          <svg:desc>28§display§\text {Property 2 : } §svg§600§FALSE§</svg:desc>
          <draw:polygon draw:style-name="gr2" draw:text-style-name="P6" draw:layer="layout" svg:width="5.058cm" svg:height="0.776cm" svg:x="2.698cm" svg:y="6.9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6.9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7.1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7.1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7.1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7.1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7.1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6.9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7.1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393cm" svg:height="0.658cm" svg:x="6.843cm" svg:y="6.92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7" draw:layer="layout" svg:width="0.106cm" svg:height="0.425cm" svg:x="7.699cm" svg:y="7.155cm" svg:viewBox="0 0 107 426" svg:d="M107 52c0-27-24-52-53-52s-54 25-54 52c0 29 25 53 54 53s53-24 53-53zM107 374c0-29-24-51-53-51s-54 22-54 51 25 52 54 52 53-23 53-52z">
            <text:p/>
          </draw:path>
        </draw:g>
        <draw:g xml:id="id6" draw:id="id6">
          <svg:title>TexMaths</svg:title>
          <svg:desc>26§display§\int_{a}^{b} f(x)\ dx = - \int_{b}^{a} f(x)\ dx §svg§600§FALSE§</svg:desc>
          <draw:polygon draw:style-name="gr2" draw:text-style-name="P6" draw:layer="layout" svg:width="11.055cm" svg:height="2.209cm" svg:x="8.49cm" svg:y="6.157cm" svg:viewBox="0 0 11056 2210" draw:points="5527,2210 0,2210 0,0 11056,0 11056,2210">
            <text:p/>
          </draw:polygon>
          <draw:path draw:style-name="gr3" draw:text-style-name="P7" draw:layer="layout" svg:width="0.812cm" svg:height="2.031cm" svg:x="8.496cm" svg:y="6.329cm" svg:viewBox="0 0 813 2032" svg:d="M44 1990c29 0 45-21 45-44 0-31-22-45-43-45-23 0-46 14-46 45 0 48 46 86 102 86 139 0 191-215 256-479 71-289 131-582 181-875 33-193 66-376 98-495 10-46 41-162 79-162 27 0 50 16 54 21-32 2-46 20-46 43 0 31 23 46 44 46 22 0 45-15 45-46 0-50-50-85-99-85-71 0-121 100-173 287-2 8-127 468-227 1067-25 139-52 293-81 420-17 66-58 239-133 239-33 0-54-23-56-23z">
            <text:p/>
          </draw:path>
          <draw:path draw:style-name="gr3" draw:text-style-name="P7" draw:layer="layout" svg:width="0.261cm" svg:height="0.452cm" svg:x="9.401cm" svg:y="6.111cm" svg:viewBox="0 0 262 453" svg:d="M127 19c2 0 4-9 4-11s-4-8-10-8c-15 0-67 4-84 6-6 0-14 2-14 15 0 10 8 10 17 10 31 0 31 4 31 9 0 4-7 31-11 45l-14 58c-6 23-42 163-42 171-4 17-4 25-4 33 0 65 42 106 96 106 79 0 166-89 166-183 0-75-54-108-98-108-33 0-62 19-81 36zM96 435c-32 0-50-27-50-67 0-23 6-46 23-118 4-11 4-13 16-28 25-27 54-41 77-41 25 0 48 19 48 62 0 25-14 92-33 129-17 31-48 63-81 63z">
            <text:p/>
          </draw:path>
          <draw:path draw:style-name="gr3" draw:text-style-name="P7" draw:layer="layout" svg:width="0.328cm" svg:height="0.29cm" svg:x="8.991cm" svg:y="8.122cm" svg:viewBox="0 0 329 291" svg:d="M233 37c-15-20-35-37-67-37-83 0-166 91-166 183 0 62 42 108 98 108 33 0 64-21 91-46 13 40 50 46 67 46 23 0 37-14 50-35 14-25 23-61 23-65 0-8-9-8-11-8-8 0-10 4-14 21-9 31-21 68-48 68-17 0-21-14-21-31 0-10 6-35 10-52 5-16 11-43 15-58l13-48c4-16 10-48 10-50 0-14-10-21-21-21-10 0-25 9-29 25zM191 204c-4 18-18 31-33 43-6 5-31 25-58 25-25 0-48-16-48-62 0-33 19-106 33-131 29-52 63-60 81-60 46 0 57 48 57 56 0 2 0 6-2 8z">
            <text:p/>
          </draw:path>
          <draw:path draw:style-name="gr3" draw:text-style-name="P7" draw:layer="layout" svg:width="0.457cm" svg:height="0.833cm" svg:x="9.925cm" svg:y="6.92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10.514cm" svg:y="6.887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457cm" svg:height="0.415cm" svg:x="10.805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2 121-123 121-35 0-50-29-50-60 0-21 6-40 17-81z">
            <text:p/>
          </draw:path>
          <draw:path draw:style-name="gr3" draw:text-style-name="P7" draw:layer="layout" svg:width="0.213cm" svg:height="0.914cm" svg:x="11.352cm" svg:y="6.887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436cm" svg:height="0.646cm" svg:x="11.997cm" svg:y="6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2.463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  <draw:path draw:style-name="gr3" draw:text-style-name="P7" draw:layer="layout" svg:width="0.608cm" svg:height="0.215cm" svg:x="13.264cm" svg:y="7.23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559cm" svg:height="0.039cm" svg:x="14.254cm" svg:y="7.325cm" svg:viewBox="0 0 560 40" svg:d="M528 40c15 0 32 0 32-21 0-19-17-19-32-19h-497c-14 0-31 0-31 19 0 21 17 21 31 21z">
            <text:p/>
          </draw:path>
          <draw:path draw:style-name="gr3" draw:text-style-name="P7" draw:layer="layout" svg:width="0.812cm" svg:height="2.031cm" svg:x="15.093cm" svg:y="6.329cm" svg:viewBox="0 0 813 2032" svg:d="M44 1990c29 0 45-21 45-44 0-31-22-45-43-45-23 0-46 14-46 45 0 48 46 86 102 86 139 0 191-215 256-479 71-289 131-582 181-875 33-193 66-376 98-495 10-46 41-162 79-162 27 0 50 16 54 21-32 2-46 20-46 43 0 31 23 46 44 46 22 0 45-15 45-46 0-50-50-85-99-85-71 0-121 100-173 287-2 8-127 468-227 1067-25 139-52 293-81 420-17 66-58 239-133 239-33 0-54-23-56-23z">
            <text:p/>
          </draw:path>
          <draw:path draw:style-name="gr3" draw:text-style-name="P7" draw:layer="layout" svg:width="0.328cm" svg:height="0.29cm" svg:x="15.993cm" svg:y="6.273cm" svg:viewBox="0 0 329 291" svg:d="M233 37c-15-20-35-37-67-37-83 0-166 91-166 183 0 62 42 108 98 108 33 0 64-21 91-46 13 40 48 46 67 46 23 0 37-14 50-35 14-25 23-61 23-65 0-8-9-8-11-8-8 0-10 4-14 21-9 31-21 68-48 68-17 0-21-14-21-31 0-10 6-35 10-52 5-16 11-43 15-58l13-48c4-16 10-48 10-50 0-14-10-21-21-21-10 0-25 9-29 25zM191 204c-4 18-18 31-33 43-6 5-31 25-58 25-25 0-48-16-48-62 0-33 19-106 33-131 29-52 63-60 81-60 44 0 57 48 57 56 0 2 0 6-2 8z">
            <text:p/>
          </draw:path>
          <draw:path draw:style-name="gr3" draw:text-style-name="P7" draw:layer="layout" svg:width="0.261cm" svg:height="0.452cm" svg:x="15.59cm" svg:y="7.962cm" svg:viewBox="0 0 262 453" svg:d="M127 19c2 0 4-9 4-11s-4-8-10-8c-15 0-67 4-84 6-6 0-14 2-14 15 0 10 8 10 17 10 31 0 31 4 31 9 0 4-7 31-11 45l-14 58c-6 23-42 163-42 171-4 17-4 25-4 33 0 65 42 106 96 106 79 0 166-89 166-183 0-75-54-108-98-108-33 0-62 19-81 36zM96 435c-32 0-50-27-50-67 0-23 6-46 23-118 4-11 4-13 16-28 25-27 54-41 77-41 25 0 48 19 48 62 0 25-14 92-33 129-17 31-48 63-81 63z">
            <text:p/>
          </draw:path>
          <draw:path draw:style-name="gr3" draw:text-style-name="P7" draw:layer="layout" svg:width="0.457cm" svg:height="0.833cm" svg:x="16.597cm" svg:y="6.928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17.185cm" svg:y="6.887cm" svg:viewBox="0 0 214 915" svg:d="M214 907c0-2 0-5-16-21-115-115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457cm" svg:height="0.415cm" svg:x="17.476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7 60 61 0 94-65 96-71 10 36 44 71 100 71 94 0 146-119 146-142 0-8-9-8-11-8-8 0-10 2-12 8-29 100-92 121-123 121-35 0-50-29-50-60 0-21 6-40 17-81z">
            <text:p/>
          </draw:path>
          <draw:path draw:style-name="gr3" draw:text-style-name="P7" draw:layer="layout" svg:width="0.213cm" svg:height="0.914cm" svg:x="18.024cm" svg:y="6.887cm" svg:viewBox="0 0 214 915" svg:d="M214 457c0-70-10-180-60-284-56-113-135-173-146-173-4 0-8 4-8 8s0 7 17 23c91 90 143 235 143 426 0 156-33 319-148 433-12 12-12 15-12 17 0 6 4 8 8 8 11 0 94-62 148-179 48-100 58-202 58-279z">
            <text:p/>
          </draw:path>
          <draw:path draw:style-name="gr3" draw:text-style-name="P7" draw:layer="layout" svg:width="0.436cm" svg:height="0.646cm" svg:x="18.668cm" svg:y="6.93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7" draw:layer="layout" svg:width="0.457cm" svg:height="0.415cm" svg:x="19.134cm" svg:y="7.16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2 0-8-9-8-11-8-8 0-10 2-12 8-29 100-94 121-123 121-35 0-50-29-50-60 0-21 6-40 17-81z">
            <text:p/>
          </draw:path>
        </draw:g>
        <draw:g xml:id="id7" draw:id="id7">
          <svg:title>TexMaths</svg:title>
          <svg:desc>28§display§\text {Property 3 : } §svg§600§FALSE§</svg:desc>
          <draw:polygon draw:style-name="gr2" draw:text-style-name="P6" draw:layer="layout" svg:width="5.058cm" svg:height="0.776cm" svg:x="2.698cm" svg:y="10.1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0.1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0.3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0.3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0.3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0.3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0.3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0.1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0.3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09cm" svg:height="0.678cm" svg:x="6.836cm" svg:y="10.122cm" svg:viewBox="0 0 410 679" svg:d="M246 309c81-24 137-94 137-172 0-81-85-137-181-137-99 0-175 58-175 134 0 32 22 52 49 52 31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7" draw:layer="layout" svg:width="0.106cm" svg:height="0.425cm" svg:x="7.699cm" svg:y="10.355cm" svg:viewBox="0 0 107 426" svg:d="M107 52c0-27-24-52-53-52s-54 25-54 52c0 29 25 53 54 53s53-24 53-53zM107 374c0-29-24-51-53-51s-54 22-54 51 25 52 54 52 53-23 53-52z">
            <text:p/>
          </draw:path>
        </draw:g>
        <draw:g xml:id="id8" draw:id="id8">
          <svg:title>TexMaths</svg:title>
          <svg:desc>26§display§\int_{a}^{b} f(x)\ dx = \int_{a}^{b} f(t) \ dt §svg§600§FALSE§</svg:desc>
          <draw:polygon draw:style-name="gr2" draw:text-style-name="P6" draw:layer="layout" svg:width="9.745cm" svg:height="2.211cm" svg:x="8.29cm" svg:y="9.459cm" svg:viewBox="0 0 9746 2212" draw:points="4872,2212 0,2212 0,0 9746,0 9746,2212">
            <text:p/>
          </draw:polygon>
          <draw:path draw:style-name="gr3" draw:text-style-name="P7" draw:layer="layout" svg:width="0.812cm" svg:height="2.032cm" svg:x="8.296cm" svg:y="9.632cm" svg:viewBox="0 0 813 2033" svg:d="M44 1992c29 0 45-21 45-44 0-31-22-46-43-46-23 0-46 15-46 46 0 48 46 85 102 85 139 0 191-214 256-478 71-290 131-583 181-876 33-194 66-377 98-496 10-46 41-162 79-162 27 0 50 16 54 21-31 2-46 20-46 43 0 32 23 46 44 46 23 0 45-14 45-46 0-50-50-85-99-85-71 0-121 100-173 287-2 9-127 469-227 1068-25 139-52 293-81 420-17 67-58 240-133 240-33 0-54-23-56-23z">
            <text:p/>
          </draw:path>
          <draw:path draw:style-name="gr3" draw:text-style-name="P7" draw:layer="layout" svg:width="0.261cm" svg:height="0.453cm" svg:x="9.201cm" svg:y="9.413cm" svg:viewBox="0 0 262 454" svg:d="M127 19c2 0 4-9 4-11s-4-8-10-8c-15 0-67 4-84 6-6 0-14 2-14 15 0 10 8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8.791cm" svg:y="11.426cm" svg:viewBox="0 0 329 291" svg:d="M233 37c-15-20-35-37-67-37-83 0-166 92-166 183 0 63 42 108 98 108 33 0 64-20 91-45 13 39 50 45 67 45 23 0 37-14 50-35 14-25 23-60 23-65 0-8-9-8-11-8-8 0-10 4-14 21-9 31-21 69-48 69-17 0-21-15-21-32 0-10 6-35 10-52 5-16 11-43 15-58l13-48c4-16 10-48 10-50 0-14-10-21-21-21-10 0-25 9-29 25zM191 204c-4 19-18 31-33 44-6 4-31 25-58 25-25 0-48-17-48-63 0-33 19-106 33-131 29-52 63-60 81-60 46 0 57 48 57 56 0 2 0 6-2 8z">
            <text:p/>
          </draw:path>
          <draw:path draw:style-name="gr3" draw:text-style-name="P7" draw:layer="layout" svg:width="0.457cm" svg:height="0.834cm" svg:x="9.725cm" svg:y="10.231cm" svg:viewBox="0 0 458 835" svg:d="M289 279h79c17 0 27 0 27-17 0-10-10-10-25-10h-77l19-106c4-19 17-84 23-94 8-19 25-31 44-31 4 0 27 0 43 16-39 3-48 36-48 48 0 23 17 34 34 34 23 0 50-21 50-57 0-41-42-62-79-62-32 0-90 17-117 108-6 19-8 27-31 144h-62c-19 0-28 0-28 16 0 11 7 11 25 11h61l-69 362c-17 90-33 173-79 173-4 0-27 0-46-17 44-2 52-35 52-50 0-21-16-31-35-31-23 0-50 21-50 54 0 42 40 65 79 65 50 0 85-55 102-90 31-58 52-168 52-175z">
            <text:p/>
          </draw:path>
          <draw:path draw:style-name="gr3" draw:text-style-name="P7" draw:layer="layout" svg:width="0.213cm" svg:height="0.915cm" svg:x="10.314cm" svg:y="10.18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0.605cm" svg:y="10.47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4 0 146-118 146-141 0-9-9-9-11-9-8 0-10 2-12 9-29 100-92 120-123 120-35 0-50-29-50-60 0-21 6-39 17-81z">
            <text:p/>
          </draw:path>
          <draw:path draw:style-name="gr3" draw:text-style-name="P7" draw:layer="layout" svg:width="0.213cm" svg:height="0.915cm" svg:x="11.153cm" svg:y="10.18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1.797cm" svg:y="10.241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7" draw:layer="layout" svg:width="0.457cm" svg:height="0.415cm" svg:x="12.263cm" svg:y="10.47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1 10 36 44 71 98 71 96 0 148-118 148-141 0-9-9-9-11-9-8 0-10 2-12 9-29 100-94 120-123 120-35 0-50-29-50-60 0-21 6-39 17-81z">
            <text:p/>
          </draw:path>
          <draw:path draw:style-name="gr3" draw:text-style-name="P7" draw:layer="layout" svg:width="0.609cm" svg:height="0.215cm" svg:x="13.064cm" svg:y="10.541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812cm" svg:height="2.032cm" svg:x="14.03cm" svg:y="9.632cm" svg:viewBox="0 0 813 2033" svg:d="M44 1992c29 0 45-21 45-44 0-31-22-46-43-46-23 0-46 15-46 46 0 48 46 85 102 85 139 0 191-214 256-478 71-290 131-583 181-876 33-194 66-377 98-496 10-46 41-162 79-162 27 0 50 16 54 21-31 2-46 20-46 43 0 32 23 46 44 46 23 0 45-14 45-46 0-50-50-85-99-85-71 0-121 100-173 287-2 9-127 469-227 1068-25 139-52 293-81 420-17 67-58 240-133 240-33 0-54-23-56-23z">
            <text:p/>
          </draw:path>
          <draw:path draw:style-name="gr3" draw:text-style-name="P7" draw:layer="layout" svg:width="0.261cm" svg:height="0.453cm" svg:x="14.934cm" svg:y="9.413cm" svg:viewBox="0 0 262 454" svg:d="M127 19c2 0 4-9 4-11s-4-8-10-8c-15 0-67 4-84 6-4 0-14 2-14 15 0 10 10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14.525cm" svg:y="11.426cm" svg:viewBox="0 0 329 291" svg:d="M233 37c-15-20-35-37-67-37-83 0-166 92-166 183 0 63 42 108 98 108 33 0 64-20 91-45 13 39 48 45 67 45 23 0 37-14 50-35 14-25 23-60 23-65 0-8-9-8-11-8-8 0-10 4-14 21-9 31-21 69-48 69-17 0-21-15-21-32 0-10 6-35 10-52 5-16 11-43 15-58l13-48c4-16 10-48 10-50 0-14-10-21-21-21-10 0-25 9-29 25zM191 204c-4 19-18 31-33 44-6 4-31 25-58 25-25 0-48-17-48-63 0-33 19-106 33-131 29-52 63-60 81-60 44 0 57 48 57 56 0 2 0 6-2 8z">
            <text:p/>
          </draw:path>
          <draw:path draw:style-name="gr3" draw:text-style-name="P7" draw:layer="layout" svg:width="0.457cm" svg:height="0.834cm" svg:x="15.459cm" svg:y="10.231cm" svg:viewBox="0 0 458 835" svg:d="M289 279h79c17 0 27 0 27-17 0-10-10-10-25-10h-77l19-106c4-19 17-84 23-94 8-19 25-31 44-31 4 0 27 0 43 16-39 3-48 36-48 48 0 23 17 34 34 34 23 0 50-21 50-57 0-41-42-62-79-62-32 0-90 17-117 108-6 19-8 27-31 144h-62c-19 0-28 0-28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16.047cm" svg:y="10.18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282cm" svg:height="0.584cm" svg:x="16.332cm" svg:y="10.304cm" svg:viewBox="0 0 283 585" svg:d="M169 208h87c17 0 27 0 27-19 0-10-10-10-27-10h-79c31-131 37-148 37-154 0-17-12-25-27-25-2 0-29 0-37 33l-36 146h-87c-19 0-27 0-27 17 0 12 8 12 25 12h81c-64 260-69 275-69 292 0 49 36 85 84 85 95 0 147-135 147-142 0-8-8-8-12-8-6 0-8 2-13 12-39 96-89 117-120 117-19 0-27-12-27-42 0-22 2-29 4-43z">
            <text:p/>
          </draw:path>
          <draw:path draw:style-name="gr3" draw:text-style-name="P7" draw:layer="layout" svg:width="0.213cm" svg:height="0.915cm" svg:x="16.694cm" svg:y="10.18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7.339cm" svg:y="10.241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282cm" svg:height="0.584cm" svg:x="17.799cm" svg:y="10.304cm" svg:viewBox="0 0 283 585" svg:d="M169 208h87c17 0 27 0 27-19 0-10-10-10-27-10h-79c31-131 37-148 37-154 0-17-12-25-27-25-4 0-29 0-37 33l-36 146h-87c-19 0-27 0-27 17 0 12 8 12 25 12h81c-66 260-69 275-69 292 0 49 36 85 84 85 95 0 147-135 147-142 0-8-8-8-12-8-6 0-8 2-13 12-39 96-89 117-120 117-19 0-27-12-27-42 0-22 0-29 4-43z">
            <text:p/>
          </draw:path>
        </draw:g>
        <draw:g xml:id="id9" draw:id="id9">
          <svg:title>TexMaths</svg:title>
          <svg:desc>28§display§\text {Property 4 : } §svg§600§FALSE§</svg:desc>
          <draw:polygon draw:style-name="gr2" draw:text-style-name="P6" draw:layer="layout" svg:width="5.058cm" svg:height="0.776cm" svg:x="2.698cm" svg:y="13.456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3.407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3.6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3.638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3.644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3.638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3.6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3.47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3.656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38cm" svg:height="0.667cm" svg:x="6.823cm" svg:y="13.414cm" svg:viewBox="0 0 439 668" svg:d="M262 506v85c0 36 0 48-74 48h-20v29c40-3 92-3 132-3 43 0 94 0 134 3v-29h-20c-74 0-76-12-76-48v-85h101v-31h-101v-450c0-18 0-25-16-25-8 0-11 0-17 11l-305 464v31zM269 475h-242l242-367z">
            <text:p/>
          </draw:path>
          <draw:path draw:style-name="gr3" draw:text-style-name="P7" draw:layer="layout" svg:width="0.106cm" svg:height="0.425cm" svg:x="7.699cm" svg:y="13.656cm" svg:viewBox="0 0 107 426" svg:d="M107 52c0-27-24-52-53-52s-54 25-54 52c0 29 25 53 54 53s53-24 53-53zM107 374c0-29-24-51-53-51s-54 22-54 51 25 52 54 52 53-23 53-52z">
            <text:p/>
          </draw:path>
        </draw:g>
        <draw:g xml:id="id10" draw:id="id10">
          <svg:title>TexMaths</svg:title>
          <svg:desc>26§display§\int_{a}^{b} f(x)\ dx = \int_{a}^{c} f(x)\ dx + \int_{c}^{b} f(x)\ dx§svg§600§FALSE§</svg:desc>
          <draw:polygon draw:style-name="gr2" draw:text-style-name="P6" draw:layer="layout" svg:width="15.753cm" svg:height="2.211cm" svg:x="8.288cm" svg:y="12.66cm" svg:viewBox="0 0 15754 2212" draw:points="7877,2212 0,2212 0,0 15754,0 15754,2212">
            <text:p/>
          </draw:polygon>
          <draw:path draw:style-name="gr3" draw:text-style-name="P7" draw:layer="layout" svg:width="0.812cm" svg:height="2.032cm" svg:x="8.294cm" svg:y="12.833cm" svg:viewBox="0 0 813 2033" svg:d="M44 1992c29 0 45-21 45-44 0-31-22-46-43-46-23 0-46 15-46 46 0 48 46 85 102 85 139 0 191-214 256-478 70-290 131-583 181-876 33-194 66-377 97-496 11-46 42-162 80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9.199cm" svg:y="12.614cm" svg:viewBox="0 0 262 454" svg:d="M127 19c2 0 4-9 4-11s-4-8-10-8c-15 0-67 4-84 6-6 0-14 2-14 15 0 10 8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8.789cm" svg:y="14.627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57cm" svg:height="0.834cm" svg:x="9.723cm" svg:y="13.432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31-58 52-168 52-175z">
            <text:p/>
          </draw:path>
          <draw:path draw:style-name="gr3" draw:text-style-name="P7" draw:layer="layout" svg:width="0.213cm" svg:height="0.915cm" svg:x="10.312cm" svg:y="13.3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0.603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2 120-123 120-35 0-50-29-50-60 0-21 6-39 17-81z">
            <text:p/>
          </draw:path>
          <draw:path draw:style-name="gr3" draw:text-style-name="P7" draw:layer="layout" svg:width="0.213cm" svg:height="0.915cm" svg:x="11.15cm" svg:y="13.3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1.795cm" svg:y="13.44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7" draw:layer="layout" svg:width="0.457cm" svg:height="0.415cm" svg:x="12.261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608cm" svg:height="0.215cm" svg:x="13.062cm" svg:y="13.74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2cm" svg:x="14.027cm" svg:y="12.833cm" svg:viewBox="0 0 813 2033" svg:d="M44 1992c29 0 45-21 45-44 0-31-22-46-43-46-23 0-46 15-46 46 0 48 46 85 102 85 139 0 191-214 256-478 70-290 131-583 181-876 33-194 66-377 97-496 11-46 42-162 80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78cm" svg:height="0.29cm" svg:x="14.927cm" svg:y="12.776cm" svg:viewBox="0 0 279 291" svg:d="M243 37c-25 5-33 21-33 36 0 19 13 25 25 25 15 0 35-11 35-42 0-44-50-56-83-56-98 0-187 89-187 179 0 54 40 112 119 112 110 0 160-64 160-72 0-5-7-13-11-13s-6 2-10 8c-50 59-125 59-137 59-46 0-67-32-67-71 0-19 8-90 42-133 25-34 58-50 91-50 9 0 40 0 56 18z">
            <text:p/>
          </draw:path>
          <draw:path draw:style-name="gr3" draw:text-style-name="P7" draw:layer="layout" svg:width="0.328cm" svg:height="0.29cm" svg:x="14.522cm" svg:y="14.627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457cm" svg:height="0.834cm" svg:x="15.462cm" svg:y="13.432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16.049cm" svg:y="13.3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6.342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16.889cm" svg:y="13.3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7.534cm" svg:y="13.44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8cm" svg:y="13.673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2 100-94 120-123 120-35 0-50-29-50-60 0-21 6-39 17-81z">
            <text:p/>
          </draw:path>
          <draw:path draw:style-name="gr3" draw:text-style-name="P7" draw:layer="layout" svg:width="0.608cm" svg:height="0.611cm" svg:x="18.749cm" svg:y="13.54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812cm" svg:height="2.032cm" svg:x="19.664cm" svg:y="12.833cm" svg:viewBox="0 0 813 2033" svg:d="M44 1992c29 0 45-21 45-44 0-31-22-46-43-46-23 0-46 15-46 46 0 48 46 85 102 85 139 0 191-214 256-478 70-290 131-583 181-876 33-194 66-377 97-496 11-46 42-162 80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20.569cm" svg:y="12.614cm" svg:viewBox="0 0 262 454" svg:d="M127 19c2 0 4-9 4-11s-4-8-10-8c-15 0-67 4-84 6-4 0-14 2-14 15 0 10 10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278cm" svg:height="0.29cm" svg:x="20.159cm" svg:y="14.627cm" svg:viewBox="0 0 279 291" svg:d="M243 37c-25 5-33 21-33 36 0 19 13 25 25 25 15 0 35-11 35-42 0-44-50-56-83-56-98 0-187 89-187 179 0 54 40 112 119 112 110 0 160-64 160-72 0-5-7-13-11-13s-6 2-10 8c-50 59-125 59-137 59-46 0-67-32-67-71 0-19 8-90 42-133 25-34 58-50 91-50 9 0 40 0 56 18z">
            <text:p/>
          </draw:path>
          <draw:path draw:style-name="gr3" draw:text-style-name="P7" draw:layer="layout" svg:width="0.457cm" svg:height="0.834cm" svg:x="21.093cm" svg:y="13.432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21.681cm" svg:y="13.39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21.973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22.52cm" svg:y="13.39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23.164cm" svg:y="13.442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23.63cm" svg:y="13.67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0 100-94 120-123 120-35 0-50-29-50-60 0-21 6-39 17-81z">
            <text:p/>
          </draw:path>
        </draw:g>
        <draw:frame presentation:style-name="pr5" draw:text-style-name="P8" draw:layer="layout" svg:width="25.199cm" svg:height="1.836cm" svg:x="1.439cm" svg:y="0.364cm" presentation:class="title" presentation:user-transformed="true">
          <draw:text-box>
            <text:p xml:id="id2" text:id="id2"><text:span text:style-name="T4">Properties of Definite Integral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width*0.05;width" smil:keyTimes="0;1"/>
                  <anim:animate smil:dur="0.5s" smil:fill="hold" smil:targetElement="id3" smil:attributeName="height" smil:values="height;height" smil:keyTimes="0;1"/>
                  <anim:animate smil:dur="0.5s" smil:fill="hold" smil:targetElement="id3" smil:attributeName="x" smil:values="x-.2;x" smil:keyTimes="0;1"/>
                  <anim:animate smil:dur="0.5s" smil:fill="hold" smil:targetElement="id3" smil:attributeName="y" smil:values="y;y" smil:keyTimes="0;1"/>
                  <anim:transitionFilter smil:dur="0.5s" smil:targetElement="id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1+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presentation:style-name="pr4" draw:text-style-name="P5" draw:layer="layout" svg:width="25.8cm" svg:height="14.6cm" svg:x="1.4cm" svg:y="0.6cm" presentation:class="outline" presentation:user-transformed="true">
          <draw:text-box>
            <text:list text:style-name="L2">
              <text:list-header>
                <text:p text:style-name="P4"><text:span text:style-name="T2"><text:s text:c="30"/></text:span></text:p>
                <text:p text:style-name="P4"><text:span text:style-name="T3"><text:s text:c="2"/></text:span></text:p>
              </text:list-header>
            </text:list>
          </draw:text-box>
        </draw:frame>
        <draw:g xml:id="id11" draw:id="id11">
          <svg:title>TexMaths</svg:title>
          <svg:desc>28§display§\text {Property 5 : } §svg§600§FALSE§</svg:desc>
          <draw:polygon draw:style-name="gr2" draw:text-style-name="P6" draw:layer="layout" svg:width="5.058cm" svg:height="0.776cm" svg:x="2.698cm" svg:y="1.6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.6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.8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.8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.8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.8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.8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.6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.8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393cm" svg:height="0.678cm" svg:x="6.843cm" svg:y="1.622cm" svg:viewBox="0 0 394 679" svg:d="M394 459c0-116-80-217-188-217-47 0-90 16-125 51v-192c20 7 53 13 85 13 121 0 190-89 190-103 0-7-2-11-9-11-2 0-4 0-9 2-20 9-67 29-134 29-41 0-85-6-132-27-7-4-9-4-12-4-8 0-8 9-8 25v291c0 18 0 27 13 27 7 0 9-2 11-9 11-16 49-70 128-70 51 0 76 45 85 63 16 38 18 76 18 126 0 33 0 94-25 134-22 38-60 65-105 65-72 0-128-52-146-110 3 0 7 0 18 0 32 0 50-24 50-47 0-25-18-49-50-49-15 0-49 7-49 54 0 83 67 179 179 179 114 0 215-94 215-220z">
            <text:p/>
          </draw:path>
          <draw:path draw:style-name="gr3" draw:text-style-name="P7" draw:layer="layout" svg:width="0.106cm" svg:height="0.425cm" svg:x="7.699cm" svg:y="1.855cm" svg:viewBox="0 0 107 426" svg:d="M107 52c0-27-24-52-53-52s-54 25-54 52c0 29 25 53 54 53s53-24 53-53zM107 374c0-29-24-51-53-51s-54 22-54 51 25 52 54 52 53-23 53-52z">
            <text:p/>
          </draw:path>
        </draw:g>
        <draw:g xml:id="id12" draw:id="id12">
          <svg:title>TexMaths</svg:title>
          <svg:desc>26§display§\int_{a}^{b} f(x)\ dx = \int_{a}^{b} f(a + b - x)\ dx§svg§600§FALSE§</svg:desc>
          <draw:polygon draw:style-name="gr2" draw:text-style-name="P6" draw:layer="layout" svg:width="13.224cm" svg:height="2.211cm" svg:x="8.588cm" svg:y="0.958cm" svg:viewBox="0 0 13225 2212" draw:points="6613,2212 0,2212 0,0 13225,0 13225,2212">
            <text:p/>
          </draw:polygon>
          <draw:path draw:style-name="gr3" draw:text-style-name="P7" draw:layer="layout" svg:width="0.812cm" svg:height="2.032cm" svg:x="8.594cm" svg:y="1.131cm" svg:viewBox="0 0 813 2033" svg:d="M44 1992c29 0 45-21 45-44 0-31-22-46-43-46-23 0-46 15-46 46 0 48 46 85 102 85 139 0 191-214 256-478 70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9.499cm" svg:y="0.912cm" svg:viewBox="0 0 262 454" svg:d="M127 19c2 0 4-9 4-11s-4-8-10-8c-15 0-67 4-84 6-6 0-14 2-14 15 0 10 8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9.089cm" svg:y="2.925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57cm" svg:height="0.834cm" svg:x="10.023cm" svg:y="1.73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31-58 52-168 52-175z">
            <text:p/>
          </draw:path>
          <draw:path draw:style-name="gr3" draw:text-style-name="P7" draw:layer="layout" svg:width="0.213cm" svg:height="0.915cm" svg:x="10.612cm" svg:y="1.68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57cm" svg:height="0.415cm" svg:x="10.903cm" svg:y="1.97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2 120-123 120-35 0-50-29-50-60 0-21 6-39 17-81z">
            <text:p/>
          </draw:path>
          <draw:path draw:style-name="gr3" draw:text-style-name="P7" draw:layer="layout" svg:width="0.213cm" svg:height="0.915cm" svg:x="11.45cm" svg:y="1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2.095cm" svg:y="1.74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7" draw:layer="layout" svg:width="0.457cm" svg:height="0.415cm" svg:x="12.561cm" svg:y="1.97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608cm" svg:height="0.215cm" svg:x="13.362cm" svg:y="2.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2cm" svg:x="14.327cm" svg:y="1.131cm" svg:viewBox="0 0 813 2033" svg:d="M44 1992c29 0 45-21 45-44 0-31-22-46-43-46-23 0-46 15-46 46 0 48 46 85 102 85 139 0 191-214 256-478 70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261cm" svg:height="0.453cm" svg:x="15.232cm" svg:y="0.912cm" svg:viewBox="0 0 262 454" svg:d="M127 19c2 0 4-9 4-11s-4-8-10-8c-15 0-67 4-84 6-4 0-14 2-14 15 0 10 10 10 17 10 31 0 31 4 31 9 0 4-7 31-11 45l-14 59c-6 23-42 162-42 170-4 17-4 25-4 34 0 64 42 106 96 106 79 0 166-90 166-183 0-75-54-109-98-109-33 0-62 19-81 36zM96 435c-32 0-50-27-50-67 0-23 6-45 23-118 4-11 4-13 16-27 25-27 54-42 77-42 25 0 48 19 48 63 0 24-14 91-33 129-17 31-48 62-81 62z">
            <text:p/>
          </draw:path>
          <draw:path draw:style-name="gr3" draw:text-style-name="P7" draw:layer="layout" svg:width="0.328cm" svg:height="0.29cm" svg:x="14.822cm" svg:y="2.925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457cm" svg:height="0.834cm" svg:x="15.756cm" svg:y="1.73cm" svg:viewBox="0 0 458 835" svg:d="M289 279h79c17 0 27 0 27-17 0-10-10-10-25-10h-77l19-106c4-19 17-84 23-94 8-19 25-31 44-31 4 0 27 0 43 16-39 3-48 36-48 48 0 23 17 34 34 34 23 0 50-21 50-57 0-41-42-62-79-62-32 0-90 17-117 108-6 19-8 27-31 144h-63c-18 0-27 0-27 16 0 11 7 11 25 11h61l-69 362c-17 90-33 173-79 173-4 0-27 0-46-17 44-2 52-35 52-50 0-21-16-31-35-31-23 0-50 21-50 54 0 42 40 65 79 65 50 0 85-55 102-90 29-58 52-168 52-175z">
            <text:p/>
          </draw:path>
          <draw:path draw:style-name="gr3" draw:text-style-name="P7" draw:layer="layout" svg:width="0.213cm" svg:height="0.915cm" svg:x="16.345cm" svg:y="1.688cm" svg:viewBox="0 0 214 916" svg:d="M214 907c0-2 0-4-16-20-115-115-144-288-144-429 0-158 35-319 148-433 12-10 12-13 12-17 0-6-4-8-10-8-8 0-92 62-146 179-48 100-58 202-58 279 0 73 10 183 60 287 56 112 136 171 144 171 6 0 10-2 10-9z">
            <text:p/>
          </draw:path>
          <draw:path draw:style-name="gr3" draw:text-style-name="P7" draw:layer="layout" svg:width="0.419cm" svg:height="0.415cm" svg:x="16.646cm" svg:y="1.971cm" svg:viewBox="0 0 420 416" svg:d="M306 58c-17-33-44-58-86-58-106 0-220 135-220 268 0 88 50 148 123 148 18 0 64-4 118-68 9 37 40 68 83 68 34 0 55-21 69-50 15-33 27-89 27-91 0-9-8-9-10-9-9 0-11 2-13 17-16 58-33 112-70 112-25 0-27-22-27-41 0-21 2-27 12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608cm" svg:height="0.611cm" svg:x="17.347cm" svg:y="1.842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38cm" svg:height="0.646cm" svg:x="18.252cm" svg:y="1.74cm" svg:viewBox="0 0 339 647" svg:d="M177 10c0-2 0-10-13-10-20 0-87 8-112 8-6 2-17 2-17 19 0 13 9 13 21 13 46 0 48 6 48 14 0 6-8 38-15 56l-74 300c-11 46-15 60-15 94 0 85 48 143 116 143 109 0 223-137 223-268 0-86-50-148-123-148-41 0-81 27-108 56zM89 356c7-19 7-21 15-31 46-61 85-73 110-73 34 0 58 27 58 85 0 54-31 160-47 196-29 60-73 93-109 93-31 0-60-25-60-91 0-19 0-35 15-94z">
            <text:p/>
          </draw:path>
          <draw:path draw:style-name="gr3" draw:text-style-name="P7" draw:layer="layout" svg:width="0.559cm" svg:height="0.039cm" svg:x="18.88cm" svg:y="2.127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9.746cm" svg:y="1.97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1 10 36 44 71 100 71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20.293cm" svg:y="1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20.937cm" svg:y="1.74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21.403cm" svg:y="1.971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1 10 36 44 71 98 71 95 0 147-118 147-141 0-9-8-9-10-9-8 0-10 2-12 9-32 100-94 120-123 120-35 0-50-29-50-60 0-21 6-39 17-81z">
            <text:p/>
          </draw:path>
        </draw:g>
        <draw:g xml:id="id13" draw:id="id13">
          <svg:title>TexMaths</svg:title>
          <svg:desc>28§display§\text {Property 6 : } §svg§600§FALSE§</svg:desc>
          <draw:polygon draw:style-name="gr2" draw:text-style-name="P6" draw:layer="layout" svg:width="5.058cm" svg:height="0.776cm" svg:x="2.698cm" svg:y="4.5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4.5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4.7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4.7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4.7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4.7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4.7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4.5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4.7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09cm" svg:height="0.678cm" svg:x="6.836cm" svg:y="4.522cm" svg:viewBox="0 0 410 679" svg:d="M90 334v-25c0-249 123-284 172-284 25 0 65 6 87 40-15 0-53 0-53 43 0 31 22 47 44 47 16 0 45-9 45-47 0-61-42-108-125-108-126 0-260 128-260 345 0 264 114 334 206 334 110 0 204-92 204-222 0-125-88-222-197-222-67 0-103 52-123 99zM206 652c-60 0-92-61-96-74-18-47-18-125-18-143 0-77 31-177 121-177 15 0 60 0 92 62 17 36 17 88 17 135s0 96-17 132c-30 60-74 65-99 65z">
            <text:p/>
          </draw:path>
          <draw:path draw:style-name="gr3" draw:text-style-name="P7" draw:layer="layout" svg:width="0.106cm" svg:height="0.425cm" svg:x="7.699cm" svg:y="4.755cm" svg:viewBox="0 0 107 426" svg:d="M107 52c0-27-24-52-53-52s-54 25-54 52c0 29 25 53 54 53s53-24 53-53zM107 374c0-29-24-51-53-51s-54 22-54 51 25 52 54 52 53-23 53-52z">
            <text:p/>
          </draw:path>
        </draw:g>
        <draw:g xml:id="id14" draw:id="id14">
          <svg:title>TexMaths</svg:title>
          <svg:desc>26§display§\int_{0}^{a} f(x)\ dx = \int_{0}^{a} f(a - x)\ dx §svg§600§FALSE§</svg:desc>
          <draw:polygon draw:style-name="gr2" draw:text-style-name="P6" draw:layer="layout" svg:width="11.866cm" svg:height="2.055cm" svg:x="8.589cm" svg:y="3.857cm" svg:viewBox="0 0 11867 2056" draw:points="5935,2056 0,2056 0,0 11867,0 11867,2056">
            <text:p/>
          </draw:polygon>
          <draw:path draw:style-name="gr3" draw:text-style-name="P7" draw:layer="layout" svg:width="0.812cm" svg:height="2.033cm" svg:x="8.595cm" svg:y="3.867cm" svg:viewBox="0 0 813 2034" svg:d="M44 1992c29 0 45-21 45-44 0-31-22-46-43-46-23 0-46 15-46 46 0 48 46 86 102 86 139 0 191-215 256-479 71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9.496cm" svg:y="3.811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299cm" svg:height="0.438cm" svg:x="9.084cm" svg:y="5.52cm" svg:viewBox="0 0 300 439" svg:d="M300 223c0-71-9-123-40-167-19-31-58-56-110-56-150 0-150 175-150 223 0 46 0 216 150 216s150-170 150-216zM150 423c-29 0-69-19-81-71-11-38-11-92-11-138 0-47 0-95 11-131 12-52 54-64 81-64 35 0 68 21 79 58 10 33 12 81 12 137 0 46 0 94-10 136-13 58-56 73-81 73z">
            <text:p/>
          </draw:path>
          <draw:path draw:style-name="gr3" draw:text-style-name="P7" draw:layer="layout" svg:width="0.457cm" svg:height="0.834cm" svg:x="10.099cm" svg:y="4.467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31-58 52-168 52-175z">
            <text:p/>
          </draw:path>
          <draw:path draw:style-name="gr3" draw:text-style-name="P7" draw:layer="layout" svg:width="0.213cm" svg:height="0.915cm" svg:x="10.688cm" svg:y="4.425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57cm" svg:height="0.415cm" svg:x="10.979cm" svg:y="4.70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7" draw:layer="layout" svg:width="0.213cm" svg:height="0.915cm" svg:x="11.526cm" svg:y="4.425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2.171cm" svg:y="4.477cm" svg:viewBox="0 0 437 647" svg:d="M437 10c0-2 0-10-13-10-12 0-99 8-116 10-6 0-13 5-13 17 0 13 9 13 23 13 44 0 46 6 46 14l-4 19-54 216c-17-33-44-58-86-58-106 0-220 135-220 269 0 87 50 147 123 147 18 0 64-4 118-68 9 37 40 68 84 68 33 0 54-20 68-52 15-31 27-87 27-89 0-11-8-11-10-11-11 0-11 5-13 17-16 60-33 115-70 115-25 0-27-23-27-42 0-23 2-29 6-44zM245 527c-4 16-4 18-18 35-40 50-77 65-102 65-46 0-61-50-61-86 0-46 30-160 52-202 28-54 69-87 107-87 58 0 72 75 72 81 0 4-2 10-4 15z">
            <text:p/>
          </draw:path>
          <draw:path draw:style-name="gr3" draw:text-style-name="P7" draw:layer="layout" svg:width="0.457cm" svg:height="0.415cm" svg:x="12.637cm" svg:y="4.70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29 100-94 120-123 120-35 0-50-29-50-60 0-21 6-39 17-81z">
            <text:p/>
          </draw:path>
          <draw:path draw:style-name="gr3" draw:text-style-name="P7" draw:layer="layout" svg:width="0.608cm" svg:height="0.215cm" svg:x="13.438cm" svg:y="4.77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3cm" svg:x="14.403cm" svg:y="3.867cm" svg:viewBox="0 0 813 2034" svg:d="M44 1992c29 0 45-21 45-44 0-31-22-46-43-46-23 0-46 15-46 46 0 48 46 86 102 86 139 0 191-215 256-479 71-290 131-583 181-876 33-194 66-377 98-496 10-46 41-162 79-162 27 0 49 16 54 21-32 2-46 20-46 43 0 32 23 46 44 46 22 0 45-14 45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15.304cm" svg:y="3.811cm" svg:viewBox="0 0 329 291" svg:d="M233 37c-15-20-35-37-67-37-83 0-166 92-166 183 0 63 42 108 98 108 33 0 64-20 91-45 13 39 50 45 67 45 23 0 37-14 50-35 14-25 23-60 23-65 0-8-9-8-11-8-8 0-10 4-14 21-9 31-19 69-46 69-19 0-23-15-23-32 0-10 6-35 10-52 5-16 11-43 15-58l12-48c5-16 13-48 13-50 0-14-13-21-23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299cm" svg:height="0.438cm" svg:x="14.892cm" svg:y="5.52cm" svg:viewBox="0 0 300 439" svg:d="M300 223c0-71-9-123-40-167-19-31-58-56-110-56-150 0-150 175-150 223 0 46 0 216 150 216s150-170 150-216zM150 423c-29 0-69-19-81-71-11-38-11-92-11-138 0-47 0-95 11-131 12-52 54-64 81-64 35 0 68 21 79 58 10 33 10 81 10 137 0 46 0 94-8 136-13 58-56 73-81 73z">
            <text:p/>
          </draw:path>
          <draw:path draw:style-name="gr3" draw:text-style-name="P7" draw:layer="layout" svg:width="0.457cm" svg:height="0.834cm" svg:x="15.909cm" svg:y="4.467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29-58 52-168 52-175z">
            <text:p/>
          </draw:path>
          <draw:path draw:style-name="gr3" draw:text-style-name="P7" draw:layer="layout" svg:width="0.213cm" svg:height="0.915cm" svg:x="16.496cm" svg:y="4.425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19cm" svg:height="0.415cm" svg:x="16.797cm" svg:y="4.708cm" svg:viewBox="0 0 420 416" svg:d="M306 58c-17-33-44-58-86-58-106 0-220 135-220 269 0 87 50 147 123 147 18 0 64-4 118-68 9 37 40 68 84 68 33 0 54-21 68-50 15-33 27-89 27-91 0-9-8-9-10-9-11 0-11 3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7" draw:layer="layout" svg:width="0.559cm" svg:height="0.039cm" svg:x="17.523cm" svg:y="4.864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8.386cm" svg:y="4.70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7" draw:layer="layout" svg:width="0.213cm" svg:height="0.915cm" svg:x="18.936cm" svg:y="4.425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9.58cm" svg:y="4.477cm" svg:viewBox="0 0 437 647" svg:d="M437 10c0-2 0-10-13-10-12 0-99 8-116 10-6 0-13 5-13 17 0 13 9 13 23 13 44 0 46 6 46 14l-4 19-54 216c-17-33-44-58-86-58-106 0-220 135-220 269 0 87 50 147 123 147 18 0 64-4 118-68 9 37 40 68 84 68 33 0 54-20 68-52 15-31 27-87 27-89 0-11-8-11-10-11-11 0-11 5-13 17-16 60-33 115-70 115-25 0-27-23-27-42 0-23 2-29 6-44zM245 527c-4 16-4 18-18 35-40 50-77 65-102 65-48 0-61-50-61-86 0-46 30-160 52-202 28-54 69-87 107-87 58 0 72 75 72 81 0 4-2 10-4 15z">
            <text:p/>
          </draw:path>
          <draw:path draw:style-name="gr3" draw:text-style-name="P7" draw:layer="layout" svg:width="0.457cm" svg:height="0.415cm" svg:x="20.044cm" svg:y="4.70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</draw:g>
        <draw:g xml:id="id15" draw:id="id15">
          <svg:title>TexMaths</svg:title>
          <svg:desc>28§display§\text {Property 7 : } §svg§600§FALSE§</svg:desc>
          <draw:polygon draw:style-name="gr2" draw:text-style-name="P6" draw:layer="layout" svg:width="5.058cm" svg:height="0.776cm" svg:x="2.698cm" svg:y="7.755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7.706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7.9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7.937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7.943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7.937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7.943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7.773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7.955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22cm" svg:height="0.689cm" svg:x="6.85cm" svg:y="7.713cm" svg:viewBox="0 0 423 690" svg:d="M414 67c9-13 9-15 9-36h-239c-121 0-124-13-126-31h-24l-34 204h25c2-16 11-79 24-90 7-6 85-6 97-6h206c-12 15-90 123-112 156-88 133-121 269-121 370 0 11 0 56 44 56 48 0 48-45 48-56v-49c0-54 2-110 8-162 5-22 18-107 63-170z">
            <text:p/>
          </draw:path>
          <draw:path draw:style-name="gr3" draw:text-style-name="P7" draw:layer="layout" svg:width="0.106cm" svg:height="0.425cm" svg:x="7.699cm" svg:y="7.955cm" svg:viewBox="0 0 107 426" svg:d="M107 52c0-27-24-52-53-52s-54 25-54 52c0 29 25 53 54 53s53-24 53-53zM107 374c0-29-24-51-53-51s-54 22-54 51 25 52 54 52 53-23 53-52z">
            <text:p/>
          </draw:path>
        </draw:g>
        <draw:g xml:id="id16" draw:id="id16">
          <svg:title>TexMaths</svg:title>
          <svg:desc>26§display§\int_{0}^{2a} f(x)\ dx = \int_{0}^{a}[\  f(x) + f(2a - x) \ ] \ dx §svg§600§FALSE§</svg:desc>
          <draw:polygon draw:style-name="gr2" draw:text-style-name="P6" draw:layer="layout" svg:width="16.546cm" svg:height="2.198cm" svg:x="8.59cm" svg:y="7.059cm" svg:viewBox="0 0 16547 2199" draw:points="8274,2199 0,2199 0,0 16547,0 16547,2199">
            <text:p/>
          </draw:polygon>
          <draw:path draw:style-name="gr3" draw:text-style-name="P7" draw:layer="layout" svg:width="0.812cm" svg:height="2.032cm" svg:x="8.596cm" svg:y="7.213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7" draw:layer="layout" svg:width="0.284cm" svg:height="0.426cm" svg:x="9.499cm" svg:y="7.013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28cm" svg:height="0.29cm" svg:x="9.861cm" svg:y="7.157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298cm" svg:height="0.438cm" svg:x="9.085cm" svg:y="8.865cm" svg:viewBox="0 0 299 439" svg:d="M299 223c0-71-8-123-39-167-19-31-58-56-110-56-150 0-150 175-150 223 0 45 0 216 150 216 149 0 149-171 149-216zM150 422c-29 0-69-18-81-70-11-38-11-92-11-138 0-48 0-95 11-131 12-52 54-64 81-64 35 0 68 21 79 58 10 33 12 81 12 137 0 46 0 94-10 136-13 58-56 72-81 72z">
            <text:p/>
          </draw:path>
          <draw:path draw:style-name="gr3" draw:text-style-name="P7" draw:layer="layout" svg:width="0.457cm" svg:height="0.833cm" svg:x="10.464cm" svg:y="7.81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11.053cm" svg:y="7.77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1.344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7" draw:layer="layout" svg:width="0.213cm" svg:height="0.915cm" svg:x="11.893cm" svg:y="7.77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436cm" svg:height="0.646cm" svg:x="12.535cm" svg:y="7.822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29 7-44zM245 526c-4 17-4 19-18 36-40 50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13.001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7" draw:layer="layout" svg:width="0.608cm" svg:height="0.215cm" svg:x="13.802cm" svg:y="8.1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812cm" svg:height="2.032cm" svg:x="14.767cm" svg:y="7.213cm" svg:viewBox="0 0 813 2033" svg:d="M44 1991c29 0 45-20 45-43 0-32-22-46-43-46-23 0-46 14-46 46 0 48 46 85 102 85 139 0 191-214 256-479 70-289 131-582 181-876 33-193 66-376 97-495 11-46 42-162 79-162 28 0 50 16 55 21-32 2-46 20-46 43 0 32 23 46 43 46 23 0 46-14 46-46 0-50-50-85-100-85-70 0-120 100-172 287-2 8-127 468-227 1068-25 139-52 293-81 420-17 67-58 239-133 239-33 0-54-23-56-23z">
            <text:p/>
          </draw:path>
          <draw:path draw:style-name="gr3" draw:text-style-name="P7" draw:layer="layout" svg:width="0.328cm" svg:height="0.29cm" svg:x="15.668cm" svg:y="7.157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298cm" svg:height="0.438cm" svg:x="15.256cm" svg:y="8.865cm" svg:viewBox="0 0 299 439" svg:d="M299 223c0-71-8-123-39-167-19-31-58-56-110-56-150 0-150 175-150 223 0 45 0 216 150 216 149 0 149-171 149-216zM150 422c-29 0-69-18-81-70-11-38-11-92-11-138 0-48 0-95 11-131 12-52 54-64 81-64 35 0 68 21 79 58 10 33 10 81 10 137 0 46 0 94-6 136-15 58-58 72-83 72z">
            <text:p/>
          </draw:path>
          <draw:polygon draw:style-name="gr3" draw:text-style-name="P7" draw:layer="layout" svg:width="0.126cm" svg:height="0.915cm" svg:x="16.179cm" svg:y="7.77cm" svg:viewBox="0 0 127 916" draw:points="127,916 127,880 37,880 37,37 127,37 127,0 0,0 0,916">
            <text:p/>
          </draw:polygon>
          <draw:path draw:style-name="gr3" draw:text-style-name="P7" draw:layer="layout" svg:width="0.457cm" svg:height="0.833cm" svg:x="16.679cm" svg:y="7.81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29-58 52-169 52-175z">
            <text:p/>
          </draw:path>
          <draw:path draw:style-name="gr3" draw:text-style-name="P7" draw:layer="layout" svg:width="0.213cm" svg:height="0.915cm" svg:x="17.267cm" svg:y="7.77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457cm" svg:height="0.415cm" svg:x="17.558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  <draw:path draw:style-name="gr3" draw:text-style-name="P7" draw:layer="layout" svg:width="0.213cm" svg:height="0.915cm" svg:x="18.105cm" svg:y="7.77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7" draw:layer="layout" svg:width="0.608cm" svg:height="0.611cm" svg:x="18.663cm" svg:y="7.922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457cm" svg:height="0.833cm" svg:x="19.574cm" svg:y="7.81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3-79 173-4 0-27 0-46-17 44-2 52-35 52-50 0-21-16-31-35-31-23 0-50 21-50 54 0 42 40 64 79 64 50 0 85-54 102-89 31-58 52-169 52-175z">
            <text:p/>
          </draw:path>
          <draw:path draw:style-name="gr3" draw:text-style-name="P7" draw:layer="layout" svg:width="0.213cm" svg:height="0.915cm" svg:x="20.162cm" svg:y="7.77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7" draw:layer="layout" svg:width="0.365cm" svg:height="0.611cm" svg:x="20.472cm" svg:y="7.847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7" draw:layer="layout" svg:width="0.419cm" svg:height="0.415cm" svg:x="20.919cm" svg:y="8.051cm" svg:viewBox="0 0 420 416" svg:d="M306 58c-17-33-44-58-86-58-106 0-220 135-220 268 0 88 50 148 123 148 18 0 64-4 118-69 9 38 40 69 83 69 34 0 55-21 69-50 15-33 27-89 27-91 0-9-8-9-10-9-9 0-11 2-13 17-16 58-33 112-70 112-25 0-28-23-28-41 0-21 3-27 13-69 10-37 10-48 19-81l33-129c6-27 6-27 6-31 0-17-10-25-25-25-23 0-37 21-39 39zM245 298c-4 16-4 16-16 33-42 50-79 64-104 64-46 0-61-50-61-85 0-46 30-160 52-202 28-54 69-87 107-87 60 0 72 75 72 81 0 4-2 10-4 15z">
            <text:p/>
          </draw:path>
          <draw:path draw:style-name="gr3" draw:text-style-name="P7" draw:layer="layout" svg:width="0.558cm" svg:height="0.039cm" svg:x="21.645cm" svg:y="8.209cm" svg:viewBox="0 0 559 40" svg:d="M528 40c15 0 31 0 31-21 0-19-16-19-31-19h-497c-14 0-31 0-31 19 0 21 17 21 31 21z">
            <text:p/>
          </draw:path>
          <draw:path draw:style-name="gr3" draw:text-style-name="P7" draw:layer="layout" svg:width="0.457cm" svg:height="0.415cm" svg:x="22.51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2 120-123 120-35 0-50-29-50-60 0-21 6-40 17-81z">
            <text:p/>
          </draw:path>
          <draw:path draw:style-name="gr3" draw:text-style-name="P7" draw:layer="layout" svg:width="0.213cm" svg:height="0.915cm" svg:x="23.057cm" svg:y="7.77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olygon draw:style-name="gr3" draw:text-style-name="P7" draw:layer="layout" svg:width="0.126cm" svg:height="0.915cm" svg:x="23.686cm" svg:y="7.77cm" svg:viewBox="0 0 127 916" draw:points="127,0 0,0 0,37 89,37 89,880 0,880 0,916 127,916">
            <text:p/>
          </draw:polygon>
          <draw:path draw:style-name="gr3" draw:text-style-name="P7" draw:layer="layout" svg:width="0.436cm" svg:height="0.646cm" svg:x="24.26cm" svg:y="7.822cm" svg:viewBox="0 0 437 647" svg:d="M437 10c0-2 0-10-13-10-12 0-100 8-116 10-6 0-13 5-13 17 0 13 9 13 23 13 44 0 46 6 46 14l-2 19-56 216c-17-33-44-58-86-58-106 0-220 135-220 268 0 88 50 148 123 148 18 0 64-4 118-69 9 38 40 69 83 69 34 0 55-21 69-52 15-31 27-87 27-89 0-11-8-11-10-11-11 0-11 4-13 17-16 60-33 114-70 114-25 0-28-23-28-41 0-23 3-29 7-44zM245 526c-4 17-4 19-18 36-40 50-77 64-102 64-46 0-61-50-61-85 0-46 32-160 52-202 28-54 69-87 107-87 60 0 72 75 72 81 0 4-2 10-4 14z">
            <text:p/>
          </draw:path>
          <draw:path draw:style-name="gr3" draw:text-style-name="P7" draw:layer="layout" svg:width="0.457cm" svg:height="0.415cm" svg:x="24.725cm" svg:y="8.05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8 145-141 0-9-8-9-10-9-8 0-10 2-12 9-30 100-94 120-123 120-35 0-50-29-50-60 0-21 6-40 17-81z">
            <text:p/>
          </draw:path>
        </draw:g>
        <draw:g xml:id="id17" draw:id="id17">
          <svg:title>TexMaths</svg:title>
          <svg:desc>28§display§\text {Property 8 : } §svg§600§FALSE§</svg:desc>
          <draw:polygon draw:style-name="gr2" draw:text-style-name="P6" draw:layer="layout" svg:width="5.058cm" svg:height="0.776cm" svg:x="2.698cm" svg:y="11.056cm" svg:viewBox="0 0 5059 777" draw:points="2528,777 0,777 0,0 5059,0 5059,777">
            <text:p/>
          </draw:polygon>
          <draw:path draw:style-name="gr3" draw:text-style-name="P7" draw:layer="layout" svg:width="0.581cm" svg:height="0.673cm" svg:x="2.682cm" svg:y="11.007cm" svg:viewBox="0 0 582 674" svg:d="M190 363h166c119 0 226-81 226-179 0-97-98-184-233-184h-349v31h25c76 0 76 12 76 45v522c0 36 0 45-76 45h-25v31c34-2 107-2 146-2 38 0 112 0 145 2v-31h-22c-76 0-79-9-79-45zM186 336v-267c0-31 2-38 49-38h87c157 0 157 103 157 153 0 47 0 152-157 152z">
            <text:p/>
          </draw:path>
          <draw:path draw:style-name="gr3" draw:text-style-name="P7" draw:layer="layout" svg:width="0.333cm" svg:height="0.436cm" svg:x="3.345cm" svg:y="11.2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438cm" svg:height="0.454cm" svg:x="3.73cm" svg:y="11.238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487cm" svg:height="0.626cm" svg:x="4.223cm" svg:y="11.244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7" draw:layer="layout" svg:width="0.382cm" svg:height="0.454cm" svg:x="4.796cm" svg:y="11.238cm" svg:viewBox="0 0 383 455" svg:d="M83 195c7-148 89-173 123-173 101 0 112 133 112 173zM83 215h275c23 0 25 0 25-20 0-99-54-195-177-195-114 0-206 101-206 226 0 132 103 229 217 229 121 0 166-110 166-130 0-9-9-11-13-11-9 0-12 6-12 13-36 103-125 103-134 103-49 0-90-31-112-67-29-47-29-112-29-148z">
            <text:p/>
          </draw:path>
          <draw:path draw:style-name="gr3" draw:text-style-name="P7" draw:layer="layout" svg:width="0.333cm" svg:height="0.436cm" svg:x="5.235cm" svg:y="11.244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7" draw:layer="layout" svg:width="0.308cm" svg:height="0.617cm" svg:x="5.611cm" svg:y="11.074cm" svg:viewBox="0 0 309 618" svg:d="M152 213h141v-32h-141v-181h-24c0 81-32 186-128 190v23h85v271c0 123 92 134 128 134 69 0 96-69 96-134v-56h-25v56c0 72-29 110-65 110-67 0-67-90-67-108z">
            <text:p/>
          </draw:path>
          <draw:path draw:style-name="gr3" draw:text-style-name="P7" draw:layer="layout" svg:width="0.483cm" svg:height="0.626cm" svg:x="5.965cm" svg:y="11.256cm" svg:viewBox="0 0 484 627" svg:d="M392 94c25-63 76-63 92-63v-31c-23 2-52 2-74 2-18 0-65-2-88-2v31c32 0 48 18 48 43 0 9 0 11-7 22l-99 245-109-267c-5-9-7-14-7-18 0-25 38-25 56-25v-31c-27 0-92 2-108 2-27 0-67 0-96-2v31c47 0 67 0 81 34l147 361c-4 13-17 44-24 58-23 54-49 123-112 123-7 0-29 0-47-18 31-4 38-27 38-42 0-25-18-41-40-41-21 0-43 12-43 43 0 45 43 78 92 78 60 0 103-56 125-112z">
            <text:p/>
          </draw:path>
          <draw:path draw:style-name="gr3" draw:text-style-name="P7" draw:layer="layout" svg:width="0.409cm" svg:height="0.678cm" svg:x="6.836cm" svg:y="11.023cm" svg:viewBox="0 0 410 679" svg:d="M119 206c-45-29-50-63-50-81 0-58 65-100 135-100 74 0 136 51 136 123 0 56-38 103-98 137zM264 300c72-36 119-87 119-152 0-92-87-148-177-148-99 0-179 74-179 166 0 18 2 60 42 107 12 12 50 36 74 54-58 29-143 83-143 182 0 105 101 170 204 170 112 0 206-81 206-186 0-36-11-81-47-123-20-20-36-29-99-70zM166 343l121 76c27 18 74 47 74 107 0 74-74 126-155 126-85 0-157-61-157-143 0-59 32-121 117-166z">
            <text:p/>
          </draw:path>
          <draw:path draw:style-name="gr3" draw:text-style-name="P7" draw:layer="layout" svg:width="0.106cm" svg:height="0.425cm" svg:x="7.699cm" svg:y="11.256cm" svg:viewBox="0 0 107 426" svg:d="M107 52c0-27-24-52-53-52s-54 25-54 52c0 29 25 53 54 53s53-24 53-53zM107 374c0-29-24-51-53-51s-54 22-54 51 25 52 54 52 53-23 53-52z">
            <text:p/>
          </draw:path>
        </draw:g>
        <draw:g xml:id="id18" draw:id="id18">
          <svg:title>TexMaths</svg:title>
          <svg:desc>26§display§\int_{-a}^{a} f(x)\ dx = 2 \int_{0}^{a} f(x)\ dx §svg§600§FALSE§</svg:desc>
          <draw:polygon draw:style-name="gr2" draw:text-style-name="P6" draw:layer="layout" svg:width="11.039cm" svg:height="2.055cm" svg:x="8.588cm" svg:y="10.259cm" svg:viewBox="0 0 11040 2056" draw:points="5520,2056 0,2056 0,0 11040,0 11040,2056">
            <text:p/>
          </draw:polygon>
          <draw:path draw:style-name="gr3" draw:text-style-name="P7" draw:layer="layout" svg:width="0.812cm" svg:height="2.033cm" svg:x="8.594cm" svg:y="10.269cm" svg:viewBox="0 0 813 2034" svg:d="M44 1992c29 0 45-21 45-44 0-31-22-46-43-46-23 0-46 15-46 46 0 48 46 86 102 86 139 0 191-215 256-479 70-290 131-583 181-876 33-194 66-377 97-496 11-46 42-162 79-162 28 0 50 16 55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9.495cm" svg:y="10.213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34cm" svg:height="0.032cm" svg:x="9.118cm" svg:y="12.172cm" svg:viewBox="0 0 435 33" svg:d="M410 33c8 0 25 0 25-16 0-17-15-17-25-17h-385c-10 0-25 0-25 17 0 16 15 16 25 16z">
            <text:p/>
          </draw:path>
          <draw:path draw:style-name="gr3" draw:text-style-name="P7" draw:layer="layout" svg:width="0.328cm" svg:height="0.29cm" svg:x="9.659cm" svg:y="12.065cm" svg:viewBox="0 0 329 291" svg:d="M233 37c-15-20-35-37-67-37-83 0-166 92-166 183 0 63 42 108 98 108 33 0 64-20 91-45 13 39 50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6 0 57 48 57 56 0 2 0 6-3 8z">
            <text:p/>
          </draw:path>
          <draw:path draw:style-name="gr3" draw:text-style-name="P7" draw:layer="layout" svg:width="0.457cm" svg:height="0.834cm" svg:x="10.264cm" svg:y="10.869cm" svg:viewBox="0 0 458 835" svg:d="M289 279h79c17 0 27 0 27-17 0-10-10-10-25-10h-77l19-106c4-19 17-84 23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31-58 52-168 52-175z">
            <text:p/>
          </draw:path>
          <draw:path draw:style-name="gr3" draw:text-style-name="P7" draw:layer="layout" svg:width="0.213cm" svg:height="0.915cm" svg:x="10.851cm" svg:y="10.827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57cm" svg:height="0.415cm" svg:x="11.142cm" svg:y="11.1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2-12 9-30 100-94 120-123 120-35 0-50-29-50-60 0-21 6-39 17-81z">
            <text:p/>
          </draw:path>
          <draw:path draw:style-name="gr3" draw:text-style-name="P7" draw:layer="layout" svg:width="0.213cm" svg:height="0.915cm" svg:x="11.691cm" svg:y="10.827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2.336cm" svg:y="10.879cm" svg:viewBox="0 0 437 647" svg:d="M437 10c0-2 0-10-13-10-12 0-100 8-116 10-6 0-13 5-13 17 0 13 9 13 23 13 44 0 46 6 46 14l-4 19-54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7" draw:layer="layout" svg:width="0.457cm" svg:height="0.415cm" svg:x="12.8cm" svg:y="11.11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2-12 9-32 100-94 120-123 120-35 0-50-29-50-60 0-21 6-39 17-81z">
            <text:p/>
          </draw:path>
          <draw:path draw:style-name="gr3" draw:text-style-name="P7" draw:layer="layout" svg:width="0.608cm" svg:height="0.215cm" svg:x="13.601cm" svg:y="11.17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65cm" svg:height="0.611cm" svg:x="14.559cm" svg:y="10.904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9 81-8 8-68 8-87 8z">
            <text:p/>
          </draw:path>
          <draw:path draw:style-name="gr3" draw:text-style-name="P7" draw:layer="layout" svg:width="0.812cm" svg:height="2.033cm" svg:x="15.175cm" svg:y="10.269cm" svg:viewBox="0 0 813 2034" svg:d="M44 1992c29 0 45-21 45-44 0-31-22-46-43-46-23 0-46 15-46 46 0 48 46 86 102 86 139 0 191-215 256-479 70-290 131-583 181-876 33-194 66-377 97-496 11-46 42-162 79-162 28 0 50 16 55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7" draw:layer="layout" svg:width="0.328cm" svg:height="0.29cm" svg:x="16.076cm" svg:y="10.213cm" svg:viewBox="0 0 329 291" svg:d="M233 37c-15-20-35-37-67-37-83 0-166 92-166 183 0 63 42 108 98 108 33 0 64-20 91-45 13 39 48 45 67 45 23 0 37-14 50-35 14-25 23-60 23-65 0-8-9-8-11-8-8 0-10 4-14 21-9 31-21 69-48 69-17 0-21-15-21-32 0-10 6-35 10-52 5-16 11-43 15-58l12-48c5-16 11-48 11-50 0-14-11-21-21-21s-25 9-29 25zM191 204c-4 19-18 31-33 44-6 4-31 25-58 25-25 0-48-17-48-63 0-33 19-106 33-131 29-52 63-60 81-60 44 0 57 48 57 56 0 2 0 6-3 8z">
            <text:p/>
          </draw:path>
          <draw:path draw:style-name="gr3" draw:text-style-name="P7" draw:layer="layout" svg:width="0.299cm" svg:height="0.438cm" svg:x="15.664cm" svg:y="11.922cm" svg:viewBox="0 0 300 439" svg:d="M300 223c0-71-9-123-40-167-19-31-58-56-110-56-150 0-150 175-150 223 0 46 0 216 150 216s150-170 150-216zM150 423c-29 0-69-19-81-71-11-38-11-92-11-138 0-47 0-95 11-131 12-52 54-64 81-64 35 0 68 21 79 58 10 33 12 81 12 137 0 46 0 94-8 136-15 58-58 73-83 73z">
            <text:p/>
          </draw:path>
          <draw:path draw:style-name="gr3" draw:text-style-name="P7" draw:layer="layout" svg:width="0.457cm" svg:height="0.834cm" svg:x="16.681cm" svg:y="10.869cm" svg:viewBox="0 0 458 835" svg:d="M289 279h79c17 0 27 0 27-17 0-10-10-10-25-10h-77l21-106c2-19 15-84 21-94 8-19 25-31 44-31 4 0 27 0 43 16-39 3-48 36-48 48 0 23 17 34 34 34 23 0 50-21 50-57 0-41-42-62-79-62-32 0-90 17-117 108-6 19-8 27-31 144h-63c-18 0-27 0-27 17 0 10 7 10 25 10h61l-69 362c-17 90-33 173-79 173-4 0-27 0-46-17 44-2 52-35 52-50 0-21-16-31-35-31-23 0-50 21-50 54 0 42 40 65 79 65 50 0 85-54 102-90 31-58 52-168 52-175z">
            <text:p/>
          </draw:path>
          <draw:path draw:style-name="gr3" draw:text-style-name="P7" draw:layer="layout" svg:width="0.213cm" svg:height="0.915cm" svg:x="17.268cm" svg:y="10.827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7" draw:layer="layout" svg:width="0.457cm" svg:height="0.415cm" svg:x="17.559cm" svg:y="11.11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2-12 9-32 100-94 120-123 120-35 0-50-29-50-60 0-21 6-39 17-81z">
            <text:p/>
          </draw:path>
          <draw:path draw:style-name="gr3" draw:text-style-name="P7" draw:layer="layout" svg:width="0.213cm" svg:height="0.915cm" svg:x="18.108cm" svg:y="10.827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7" draw:layer="layout" svg:width="0.436cm" svg:height="0.646cm" svg:x="18.753cm" svg:y="10.879cm" svg:viewBox="0 0 437 647" svg:d="M437 10c0-2 0-10-13-10-12 0-100 8-116 10-6 0-13 5-13 17 0 13 9 13 23 13 44 0 46 6 46 14l-2 19-56 216c-17-33-44-58-86-58-106 0-220 135-220 269 0 87 50 147 123 147 18 0 64-4 118-68 9 37 40 68 83 68 34 0 55-21 69-52 15-31 27-87 27-89 0-11-8-11-10-11-11 0-11 5-13 17-16 60-33 114-70 114-25 0-27-22-27-41 0-23 2-29 6-44zM245 527c-4 16-4 18-18 35-40 50-77 64-102 64-46 0-61-49-61-85 0-46 32-160 52-202 28-54 69-87 107-87 60 0 72 75 72 81 0 4-2 10-4 15z">
            <text:p/>
          </draw:path>
          <draw:path draw:style-name="gr3" draw:text-style-name="P7" draw:layer="layout" svg:width="0.457cm" svg:height="0.415cm" svg:x="19.216cm" svg:y="11.11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2-12 9-30 100-92 120-123 120-35 0-50-29-50-60 0-21 6-39 17-81z">
            <text:p/>
          </draw:path>
        </draw:g>
        <draw:g xml:id="id19" draw:id="id19">
          <svg:title>TexMaths</svg:title>
          <svg:desc>26§display§\text {If } f(x) \text { is even} §svg§600§FALSE§</svg:desc>
          <draw:polygon draw:style-name="gr2" draw:text-style-name="P6" draw:layer="layout" svg:width="5.584cm" svg:height="0.822cm" svg:x="20.303cm" svg:y="10.954cm" svg:viewBox="0 0 5585 823" draw:points="2792,823 0,823 0,0 5585,0 5585,823">
            <text:p/>
          </draw:polygon>
          <draw:path draw:style-name="gr3" draw:text-style-name="P7" draw:layer="layout" svg:width="0.28cm" svg:height="0.625cm" svg:x="20.282cm" svg:y="10.968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96cm" svg:height="0.646cm" svg:x="20.617cm" svg:y="10.95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457cm" svg:height="0.833cm" svg:x="21.22cm" svg:y="10.95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2c-17 89-33 172-79 172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21.807cm" svg:y="10.908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2.098cm" svg:y="11.18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213cm" svg:height="0.914cm" svg:x="22.647cm" svg:y="10.90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23.284cm" svg:y="10.983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3.538cm" svg:y="11.185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55cm" svg:height="0.421cm" svg:x="24.199cm" svg:y="11.18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24.596cm" svg:y="11.199cm" svg:viewBox="0 0 449 406" svg:d="M364 89c8-20 25-60 85-60v-29c-20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355cm" svg:height="0.421cm" svg:x="25.062cm" svg:y="11.185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61cm" svg:height="0.405cm" svg:x="25.472cm" svg:y="11.18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</draw:g>
        <draw:g xml:id="id20" draw:id="id20">
          <svg:title>TexMaths</svg:title>
          <svg:desc>26§display§= 0§svg§600§FALSE§</svg:desc>
          <draw:polygon draw:style-name="gr2" draw:text-style-name="P6" draw:layer="layout" svg:width="1.295cm" svg:height="0.537cm" svg:x="13.788cm" svg:y="13.061cm" svg:viewBox="0 0 1296 538" draw:points="647,538 0,538 0,0 1296,0 1296,538">
            <text:p/>
          </draw:polygon>
          <draw:path draw:style-name="gr3" draw:text-style-name="P7" draw:layer="layout" svg:width="0.609cm" svg:height="0.215cm" svg:x="13.794cm" svg:y="13.287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7" draw:layer="layout" svg:width="0.386cm" svg:height="0.628cm" svg:x="14.743cm" svg:y="13.015cm" svg:viewBox="0 0 387 629" svg:d="M387 318c0-75-4-148-37-216-42-87-117-102-157-102-54 0-122 23-160 108-29 64-33 135-33 210 0 68 4 149 42 220 39 72 106 91 151 91 50 0 119-19 161-106 29-62 33-135 33-205zM193 610c-35 0-91-23-106-112-10-54-10-139-10-193 0-58 0-118 6-168 19-108 88-116 110-116 30 0 90 16 109 106 8 52 8 120 8 178 0 69 0 131-10 189-13 87-65 116-107 116z">
            <text:p/>
          </draw:path>
        </draw:g>
        <draw:g xml:id="id21" draw:id="id21">
          <svg:title>TexMaths</svg:title>
          <svg:desc>26§display§\text {If } f(x) \text { is odd} §svg§600§FALSE§</svg:desc>
          <draw:polygon draw:style-name="gr2" draw:text-style-name="P6" draw:layer="layout" svg:width="5.296cm" svg:height="0.823cm" svg:x="20.303cm" svg:y="12.956cm" svg:viewBox="0 0 5297 824" draw:points="2650,824 0,824 0,0 5297,0 5297,824">
            <text:p/>
          </draw:polygon>
          <draw:path draw:style-name="gr3" draw:text-style-name="P7" draw:layer="layout" svg:width="0.28cm" svg:height="0.625cm" svg:x="20.282cm" svg:y="12.97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96cm" svg:height="0.646cm" svg:x="20.617cm" svg:y="12.952cm" svg:viewBox="0 0 297 647" svg:d="M131 252v-106c0-82 44-125 85-125 2 0 15 0 29 6-10 4-27 15-27 37 0 21 15 40 40 40 27 0 39-19 39-40 0-33-33-64-81-64-64 0-143 48-143 146v106h-73v27h73v297c0 42-11 42-73 42v29c37-2 79-4 106-4 38 0 79 0 117 4v-29h-19c-69 0-71-11-71-44v-295h106v-27z">
            <text:p/>
          </draw:path>
          <draw:path draw:style-name="gr3" draw:text-style-name="P7" draw:layer="layout" svg:width="0.457cm" svg:height="0.833cm" svg:x="21.22cm" svg:y="12.952cm" svg:viewBox="0 0 458 834" svg:d="M289 279h79c17 0 27 0 27-17 0-10-10-10-25-10h-77l19-106c4-19 17-84 23-94 8-19 25-31 44-31 4 0 27 0 43 16-39 3-48 36-48 48 0 23 17 34 34 34 23 0 50-21 50-57 0-41-42-62-79-62-32 0-90 17-117 108-6 19-8 27-31 144h-63c-18 0-27 0-27 16 0 11 7 11 25 11h61l-69 361c-17 90-33 173-79 173-4 0-27 0-46-17 44-2 52-35 52-49 0-21-16-32-35-32-23 0-50 21-50 54 0 42 40 65 79 65 50 0 85-54 102-90 31-58 52-168 52-174z">
            <text:p/>
          </draw:path>
          <draw:path draw:style-name="gr3" draw:text-style-name="P7" draw:layer="layout" svg:width="0.213cm" svg:height="0.914cm" svg:x="21.807cm" svg:y="12.91cm" svg:viewBox="0 0 214 915" svg:d="M214 907c0-2 0-4-16-21-115-114-144-287-144-428 0-159 35-319 148-433 12-10 12-13 12-17 0-6-4-8-10-8-8 0-92 62-146 179-48 100-58 202-58 279 0 72 10 182 60 286 56 113 136 171 144 171 6 0 10-2 10-8z">
            <text:p/>
          </draw:path>
          <draw:path draw:style-name="gr3" draw:text-style-name="P7" draw:layer="layout" svg:width="0.457cm" svg:height="0.415cm" svg:x="22.098cm" svg:y="13.19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213cm" svg:height="0.914cm" svg:x="22.647cm" svg:y="12.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197cm" svg:height="0.612cm" svg:x="23.283cm" svg:y="12.98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301cm" svg:height="0.421cm" svg:x="23.537cm" svg:y="13.18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407cm" svg:height="0.421cm" svg:x="24.198cm" svg:y="13.187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52cm" svg:height="0.646cm" svg:x="24.685cm" svg:y="12.962cm" svg:viewBox="0 0 453 647" svg:d="M318 586v61l135-11v-29c-64 0-72-6-72-50v-557l-131 10v30c64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  <draw:path draw:style-name="gr3" draw:text-style-name="P7" draw:layer="layout" svg:width="0.452cm" svg:height="0.646cm" svg:x="25.195cm" svg:y="12.962cm" svg:viewBox="0 0 453 647" svg:d="M318 586v61l135-11v-29c-64 0-72-6-72-50v-557l-131 10v30c62 0 70 6 70 49v198c-27-31-66-56-116-56-108 0-204 89-204 208 0 116 89 208 196 208 58 0 99-31 122-61zM318 341v187c0 17 0 19-10 33-27 44-69 65-108 65-42 0-75-23-98-58-23-38-25-90-25-127 0-35 2-90 27-131 21-29 54-58 104-58 33 0 71 12 100 54 10 16 10 18 10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1+width/2;x" smil:keyTimes="0;1"/>
                  <anim:animate smil:dur="0.5s" smil:fill="hold" smil:targetElement="id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5" smil:attributeName="visibility" smil:to="visible"/>
                  <anim:animate smil:dur="0.25s" smil:fill="hold" smil:targetElement="id15" smil:attributeName="width" smil:values="width*0.05;width" smil:keyTimes="0;1"/>
                  <anim:animate smil:dur="0.25s" smil:fill="hold" smil:targetElement="id15" smil:attributeName="height" smil:values="height;height" smil:keyTimes="0;1"/>
                  <anim:animate smil:dur="0.25s" smil:fill="hold" smil:targetElement="id15" smil:attributeName="x" smil:values="x-.2;x" smil:keyTimes="0;1"/>
                  <anim:animate smil:dur="0.25s" smil:fill="hold" smil:targetElement="id15" smil:attributeName="y" smil:values="y;y" smil:keyTimes="0;1"/>
                  <anim:transitionFilter smil:dur="0.25s" smil:targetElement="id1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1+width/2;x" smil:keyTimes="0;1"/>
                  <anim:animate smil:dur="0.5s" smil:fill="hold" smil:targetElement="id1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9" smil:attributeName="visibility" smil:to="visible"/>
                  <anim:animate smil:dur="5s" smil:fill="hold" smil:targetElement="id19" smil:attributeName="x" smil:values="1+width/2;x" smil:keyTimes="0;1"/>
                  <anim:animate smil:dur="5s" smil:fill="hold" smil:targetElement="id19" smil:attributeName="y" smil:values="y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1+width/2;x" smil:keyTimes="0;1"/>
                  <anim:animate smil:dur="0.5s" smil:fill="hold" smil:targetElement="id20" smil:attributeName="y" smil:values="y;y" smil:keyTimes="0;1"/>
                </anim:par>
              </anim:par>
              <anim:par smil:begin="6.5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21" smil:attributeName="visibility" smil:to="visible"/>
                  <anim:animate smil:dur="5s" smil:fill="hold" smil:targetElement="id21" smil:attributeName="x" smil:values="1+width/2;x" smil:keyTimes="0;1"/>
                  <anim:animate smil:dur="5s" smil:fill="hold" smil:targetElement="id21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5" draw:text-style-name="P8" draw:layer="layout" svg:width="25.199cm" svg:height="1.836cm" svg:x="1.438cm" svg:y="0.364cm" presentation:class="title" presentation:user-transformed="true">
          <draw:text-box>
            <text:p xml:id="id22" text:id="id22"><text:span text:style-name="T4">Example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4" draw:id="id24">
          <svg:title>TexMaths</svg:title>
          <svg:desc>26§display§\text {Prove the following}§svg§600§FALSE§</svg:desc>
          <draw:polygon draw:style-name="gr2" draw:text-style-name="P6" draw:layer="layout" svg:width="7.602cm" svg:height="0.742cm" svg:x="3.519cm" svg:y="2.638cm" svg:viewBox="0 0 7603 743" draw:points="3802,743 0,743 0,0 7603,0 7603,743">
            <text:p/>
          </draw:polygon>
          <draw:path draw:style-name="gr3" draw:text-style-name="P7" draw:layer="layout" svg:width="0.54cm" svg:height="0.626cm" svg:x="3.504cm" svg:y="2.613cm" svg:viewBox="0 0 541 627" svg:d="M177 337h154c110 0 210-75 210-166 0-90-92-171-217-171h-324v29h23c71 0 71 11 71 42v485c0 33 0 42-71 42h-23v29c31-2 100-2 135-2 36 0 104 0 135 2v-29h-20c-71 0-73-9-73-42zM173 312v-247c0-30 2-36 45-36h82c145 0 145 96 145 142 0 43 0 141-145 141z">
            <text:p/>
          </draw:path>
          <draw:path draw:style-name="gr3" draw:text-style-name="P7" draw:layer="layout" svg:width="0.309cm" svg:height="0.405cm" svg:x="4.12cm" svg:y="2.834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7" draw:layer="layout" svg:width="0.407cm" svg:height="0.422cm" svg:x="4.477cm" svg:y="2.827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7" draw:layer="layout" svg:width="0.448cm" svg:height="0.405cm" svg:x="4.902cm" svg:y="2.8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355cm" svg:height="0.422cm" svg:x="5.366cm" svg:y="2.8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6.069cm" svg:y="2.6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6.437cm" svg:y="2.6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6.94cm" svg:y="2.8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7.656cm" svg:y="2.5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7.93cm" svg:y="2.8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8.392cm" svg:y="2.6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8.646cm" svg:y="2.6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8.896cm" svg:y="2.8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9.318cm" svg:y="2.8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4 11 6 17 18 17 11 0 15-8 17-17z">
            <text:p/>
          </draw:path>
          <draw:path draw:style-name="gr3" draw:text-style-name="P7" draw:layer="layout" svg:width="0.197cm" svg:height="0.613cm" svg:x="9.992cm" svg:y="2.6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243cm" svg:y="2.8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0.749cm" svg:y="2.8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23" draw:id="id23">
          <svg:title>TexMaths</svg:title>
          <svg:desc>26§display§\text {(I)}§svg§600§FALSE§</svg:desc>
          <draw:polygon draw:style-name="gr2" draw:text-style-name="P6" draw:layer="layout" svg:width="0.858cm" svg:height="0.823cm" svg:x="1.907cm" svg:y="2.638cm" svg:viewBox="0 0 859 824" draw:points="431,824 0,824 0,0 859,0 859,824">
            <text:p/>
          </draw:polygon>
          <draw:path draw:style-name="gr3" draw:text-style-name="P7" draw:layer="layout" svg:width="0.213cm" svg:height="0.914cm" svg:x="1.951cm" svg:y="2.592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7" draw:layer="layout" svg:width="0.28cm" svg:height="0.625cm" svg:x="2.242cm" svg:y="2.652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6cm" svg:y="2.59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25" draw:id="id25">
          <svg:title>TexMaths</svg:title>
          <svg:desc>24§display§\text {(i)}§svg§600§FALSE§</svg:desc>
          <draw:polygon draw:style-name="gr2" draw:text-style-name="P6" draw:layer="layout" svg:width="0.723cm" svg:height="0.759cm" svg:x="3.208cm" svg:y="4.235cm" svg:viewBox="0 0 724 760" draw:points="361,760 0,760 0,0 724,0 724,760">
            <text:p/>
          </draw:polygon>
          <draw:path draw:style-name="gr3" draw:text-style-name="P7" draw:layer="layout" svg:width="0.197cm" svg:height="0.844cm" svg:x="3.248cm" svg:y="4.19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3.521cm" svg:y="4.2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3.776cm" svg:y="4.1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6" draw:id="id26">
          <svg:title>TexMaths</svg:title>
          <svg:desc>22§display§\int_{1}^{3} (4x + 3)\ dx = - \int_{3}^{1} (4x + 3)\ dx§svg§600§FALSE§</svg:desc>
          <draw:polygon draw:style-name="gr2" draw:text-style-name="P6" draw:layer="layout" svg:width="11.617cm" svg:height="1.86cm" svg:x="5.117cm" svg:y="3.635cm" svg:viewBox="0 0 11618 1861" draw:points="5810,1861 0,1861 0,0 11618,0 11618,1861">
            <text:p/>
          </draw:polygon>
          <draw:path draw:style-name="gr3" draw:text-style-name="P7" draw:layer="layout" svg:width="0.687cm" svg:height="1.719cm" svg:x="5.122cm" svg:y="3.7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9cm" svg:height="0.37cm" svg:x="5.881cm" svg:y="3.59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198cm" svg:height="0.36cm" svg:x="5.568cm" svg:y="5.1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275cm" svg:y="4.2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6.521cm" svg:y="4.2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909cm" svg:y="4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7.542cm" svg:y="4.3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304cm" svg:y="4.3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704cm" svg:y="4.2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9.249cm" svg:y="4.28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642cm" svg:y="4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319cm" svg:y="4.5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1.157cm" svg:y="4.60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866cm" svg:y="3.7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2.655cm" svg:y="3.5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2.282cm" svg:y="5.16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8cm" svg:height="0.773cm" svg:x="13.019cm" svg:y="4.2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3.266cm" svg:y="4.2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653cm" svg:y="4.4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4.288cm" svg:y="4.3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5.05cm" svg:y="4.30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448cm" svg:y="4.2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15.994cm" svg:y="4.28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6.388cm" svg:y="4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27" draw:id="id27">
          <svg:title>TexMaths</svg:title>
          <svg:desc>24§display§\text {(ii)}§svg§600§FALSE§</svg:desc>
          <draw:polygon draw:style-name="gr2" draw:text-style-name="P6" draw:layer="layout" svg:width="0.958cm" svg:height="0.759cm" svg:x="3.209cm" svg:y="6.537cm" svg:viewBox="0 0 959 760" draw:points="478,760 0,760 0,0 959,0 959,760">
            <text:p/>
          </draw:polygon>
          <draw:path draw:style-name="gr3" draw:text-style-name="P7" draw:layer="layout" svg:width="0.197cm" svg:height="0.844cm" svg:x="3.249cm" svg:y="6.49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182cm" svg:height="0.566cm" svg:x="3.522cm" svg:y="6.564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3.757cm" svg:y="6.564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4.012cm" svg:y="6.4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" draw:id="id29">
          <svg:title>TexMaths</svg:title>
          <svg:desc>24§display§\text {(iii)}§svg§600§FALSE§</svg:desc>
          <draw:polygon draw:style-name="gr2" draw:text-style-name="P6" draw:layer="layout" svg:width="1.191cm" svg:height="0.76cm" svg:x="3.208cm" svg:y="9.038cm" svg:viewBox="0 0 1192 761" draw:points="595,761 0,761 0,0 1192,0 1192,761">
            <text:p/>
          </draw:polygon>
          <draw:path draw:style-name="gr3" draw:text-style-name="P7" draw:layer="layout" svg:width="0.197cm" svg:height="0.844cm" svg:x="3.248cm" svg:y="8.996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181cm" svg:height="0.566cm" svg:x="3.521cm" svg:y="9.065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55cm" svg:y="9.065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89cm" svg:y="9.065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44cm" svg:y="8.9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8" draw:id="id28">
          <svg:title>TexMaths</svg:title>
          <svg:desc>22§display§\int_{\frac{\pi}{6}}^{\frac{\pi}{3}} \cos x \ dx = \int_{\frac{\pi}{6}}^{\frac{\pi}{3}} \cos t \ dt§svg§600§FALSE§</svg:desc>
          <draw:polygon draw:style-name="gr2" draw:text-style-name="P6" draw:layer="layout" svg:width="8.944cm" svg:height="2.058cm" svg:x="5.118cm" svg:y="5.935cm" svg:viewBox="0 0 8945 2059" draw:points="4472,2059 0,2059 0,0 8945,0 8945,2059">
            <text:p/>
          </draw:polygon>
          <draw:path draw:style-name="gr3" draw:text-style-name="P7" draw:layer="layout" svg:width="0.687cm" svg:height="1.718cm" svg:x="5.123cm" svg:y="6.0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5.98cm" svg:y="5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945cm" svg:y="6.121cm" svg:viewBox="0 0 336 28" draw:points="169,28 0,28 0,0 336,0 336,28">
            <text:p/>
          </draw:polygon>
          <draw:path draw:style-name="gr3" draw:text-style-name="P7" draw:layer="layout" svg:width="0.201cm" svg:height="0.266cm" svg:x="6.012cm" svg:y="6.199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5.635cm" svg:y="7.46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602cm" svg:y="7.687cm" svg:viewBox="0 0 336 28" draw:points="169,28 0,28 0,0 336,0 336,28">
            <text:p/>
          </draw:polygon>
          <draw:path draw:style-name="gr3" draw:text-style-name="P7" draw:layer="layout" svg:width="0.201cm" svg:height="0.266cm" svg:x="5.669cm" svg:y="7.765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6.567cm" svg:y="6.78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906cm" svg:y="6.78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297cm" svg:y="6.7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28cm" svg:y="6.7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8.436cm" svg:y="6.59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83cm" svg:y="6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508cm" svg:y="6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0.322cm" svg:y="6.079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1.18cm" svg:y="5.8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1.146cm" svg:y="6.121cm" svg:viewBox="0 0 336 28" draw:points="169,28 0,28 0,0 336,0 336,28">
            <text:p/>
          </draw:polygon>
          <draw:path draw:style-name="gr3" draw:text-style-name="P7" draw:layer="layout" svg:width="0.201cm" svg:height="0.266cm" svg:x="11.213cm" svg:y="6.199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0.836cm" svg:y="7.46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0.803cm" svg:y="7.687cm" svg:viewBox="0 0 336 28" draw:points="169,28 0,28 0,0 336,0 336,28">
            <text:p/>
          </draw:polygon>
          <draw:path draw:style-name="gr3" draw:text-style-name="P7" draw:layer="layout" svg:width="0.201cm" svg:height="0.266cm" svg:x="10.87cm" svg:y="7.765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11.767cm" svg:y="6.785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107cm" svg:y="6.78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498cm" svg:y="6.7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38cm" svg:height="0.493cm" svg:x="12.924cm" svg:y="6.647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3.473cm" svg:y="6.59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13.864cm" svg:y="6.647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30" draw:id="id30">
          <svg:title>TexMaths</svg:title>
          <svg:desc>22§display§\int_{-1}^{5} (2x + 5)\ dx = \int_{-1}^{2} (2x + 5)\ dx + \int_{2}^{5} (2x + 5)\ dx§svg§600§FALSE§</svg:desc>
          <draw:polygon draw:style-name="gr2" draw:text-style-name="P6" draw:layer="layout" svg:width="17.096cm" svg:height="1.849cm" svg:x="5.117cm" svg:y="8.437cm" svg:viewBox="0 0 17097 1850" draw:points="8549,1850 0,1850 0,0 17097,0 17097,1850">
            <text:p/>
          </draw:polygon>
          <draw:path draw:style-name="gr3" draw:text-style-name="P7" draw:layer="layout" svg:width="0.687cm" svg:height="1.718cm" svg:x="5.122cm" svg:y="8.56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5.886cm" svg:y="8.39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5.566cm" svg:y="10.1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05cm" svg:y="9.9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414cm" svg:y="9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678cm" svg:y="9.10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048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683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51cm" svg:y="9.10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8.843cm" svg:y="9.0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9.389cm" svg:y="9.08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9.783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461cm" svg:y="9.3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275cm" svg:y="8.56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4 84-146 243-2 7-108 396-192 903-21 118-44 248-69 355-14 56-49 203-113 203-28 0-45-20-47-20z">
            <text:p/>
          </draw:path>
          <draw:path draw:style-name="gr3" draw:text-style-name="P7" draw:layer="layout" svg:width="0.24cm" svg:height="0.36cm" svg:x="12.039cm" svg:y="8.39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1.721cm" svg:y="10.1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205cm" svg:y="9.9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2.569cm" svg:y="9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831cm" svg:y="9.10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3.203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836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606cm" svg:y="9.10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4.998cm" svg:y="9.0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5.544cm" svg:y="9.08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5.936cm" svg:y="9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572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87cm" svg:height="1.718cm" svg:x="17.344cm" svg:y="8.567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18.108cm" svg:y="8.39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4cm" svg:height="0.36cm" svg:x="17.765cm" svg:y="9.96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99cm" svg:y="9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8.761cm" svg:y="9.10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9.131cm" svg:y="9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9.766cm" svg:y="9.1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535cm" svg:y="9.104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20.926cm" svg:y="9.039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472cm" svg:y="9.08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1.866cm" svg:y="9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1" draw:id="id31">
          <svg:title>TexMaths</svg:title>
          <svg:desc>26§display§\text {Solutions :}§svg§600§FALSE§</svg:desc>
          <draw:polygon draw:style-name="gr2" draw:text-style-name="P6" draw:layer="layout" svg:width="4.049cm" svg:height="0.573cm" svg:x="1.906cm" svg:y="11.339cm" svg:viewBox="0 0 4050 574" draw:points="2026,574 0,574 0,0 4050,0 4050,574">
            <text:p/>
          </draw:polygon>
          <draw:path draw:style-name="gr3" draw:text-style-name="P7" draw:layer="layout" svg:width="0.407cm" svg:height="0.665cm" svg:x="1.912cm" svg:y="11.293cm" svg:viewBox="0 0 408 666" svg:d="M268 291l-116-29c-58-14-94-62-94-116 0-65 50-121 123-121 152 0 173 152 179 191 0 7 0 13 10 13 13 0 13-4 13-23v-183c0-17 0-23-11-23-6 0-8 0-14 12l-31 53c-27-28-67-65-148-65-102 0-179 81-179 177 0 77 48 144 121 168 10 5 56 15 120 32 25 6 52 12 79 45 19 25 27 55 27 86 0 64-45 131-122 131-27 0-96-4-146-50-52-50-56-108-56-142 0-8-8-8-11-8-12 0-12 6-12 23v183c0 15 0 21 10 21 7 0 7 0 13-10 0-2 4-5 33-52 29 31 88 62 171 62 106 0 181-89 181-189 0-92-63-167-140-186z">
            <text:p/>
          </draw:path>
          <draw:path draw:style-name="gr3" draw:text-style-name="P7" draw:layer="layout" svg:width="0.407cm" svg:height="0.421cm" svg:x="2.393cm" svg:y="11.52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05cm" svg:height="0.636cm" svg:x="2.855cm" svg:y="11.303cm" svg:viewBox="0 0 206 637" svg:d="M133 0l-133 10v30c64 0 73 6 73 49v477c0 42-11 42-73 42v29c31-2 79-2 102-2s69 0 104 2v-29c-62 0-73 0-73-42z">
            <text:p/>
          </draw:path>
          <draw:path draw:style-name="gr3" draw:text-style-name="P7" draw:layer="layout" svg:width="0.461cm" svg:height="0.415cm" svg:x="3.108cm" svg:y="11.53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3.603cm" svg:y="11.376cm" svg:viewBox="0 0 289 574" svg:d="M141 198h132v-29h-132v-169h-22c0 75-30 173-119 177v21h79v252c0 114 85 124 119 124 64 0 91-64 91-124v-52h-25v52c0 66-27 102-60 102-63 0-63-84-63-100z">
            <text:p/>
          </draw:path>
          <draw:path draw:style-name="gr3" draw:text-style-name="P7" draw:layer="layout" svg:width="0.197cm" svg:height="0.613cm" svg:x="3.972cm" svg:y="11.32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4.221cm" svg:y="11.528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7" draw:layer="layout" svg:width="0.461cm" svg:height="0.405cm" svg:x="4.681cm" svg:y="11.534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5.191cm" svg:y="11.528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099cm" svg:height="0.394cm" svg:x="5.904cm" svg:y="11.543cm" svg:viewBox="0 0 100 395" svg:d="M100 48c0-25-23-48-50-48s-50 23-50 48c0 27 23 50 50 50s50-23 50-50zM100 348c0-27-23-48-50-48s-50 21-50 48 23 47 50 47 50-20 50-47z">
            <text:p/>
          </draw:path>
        </draw:g>
        <draw:g xml:id="id32" draw:id="id32">
          <svg:title>TexMaths</svg:title>
          <svg:desc>24§display§\text {(i)}§svg§600§FALSE§</svg:desc>
          <draw:polygon draw:style-name="gr2" draw:text-style-name="P6" draw:layer="layout" svg:width="0.723cm" svg:height="0.759cm" svg:x="6.809cm" svg:y="11.335cm" svg:viewBox="0 0 724 760" draw:points="361,760 0,760 0,0 724,0 724,760">
            <text:p/>
          </draw:polygon>
          <draw:path draw:style-name="gr3" draw:text-style-name="P7" draw:layer="layout" svg:width="0.197cm" svg:height="0.844cm" svg:x="6.849cm" svg:y="11.29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7" draw:layer="layout" svg:width="0.181cm" svg:height="0.566cm" svg:x="7.122cm" svg:y="11.36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7.377cm" svg:y="11.2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" draw:id="id33">
          <svg:title>TexMaths</svg:title>
          <svg:desc>22§display§\int_{1}^{3} (4x + 3)\ dx = §svg§600§FALSE§</svg:desc>
          <draw:polygon draw:style-name="gr2" draw:text-style-name="P6" draw:layer="layout" svg:width="5.678cm" svg:height="1.849cm" svg:x="7.819cm" svg:y="10.736cm" svg:viewBox="0 0 5679 1850" draw:points="2841,1850 0,1850 0,0 5679,0 5679,1850">
            <text:p/>
          </draw:polygon>
          <draw:path draw:style-name="gr3" draw:text-style-name="P7" draw:layer="layout" svg:width="0.687cm" svg:height="1.718cm" svg:x="7.824cm" svg:y="10.866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9cm" svg:height="0.37cm" svg:x="8.583cm" svg:y="10.697cm" svg:viewBox="0 0 250 371" svg:d="M120 180c42 0 72 29 72 87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198cm" svg:height="0.36cm" svg:x="8.27cm" svg:y="12.2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8.977cm" svg:y="11.3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3cm" svg:x="9.223cm" svg:y="11.394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611cm" svg:y="11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0.244cm" svg:y="11.46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1.006cm" svg:y="11.40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1.406cm" svg:y="11.33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1.951cm" svg:y="11.3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12.344cm" svg:y="11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3.021cm" svg:y="11.633cm" svg:viewBox="0 0 516 183" svg:d="M489 32c13 0 27 0 27-16s-14-16-25-16h-465c-12 0-26 0-26 16s14 16 26 16zM491 183c11 0 25 0 25-16s-14-16-27-16h-463c-12 0-26 0-26 16s14 16 26 16z">
            <text:p/>
          </draw:path>
        </draw:g>
        <draw:g xml:id="id34" draw:id="id34">
          <svg:title>TexMaths</svg:title>
          <svg:desc>22§display§\left[ 4 \left( \frac{x^2}{2} \right)  + 3x  \right]_1^3 =§svg§600§FALSE§</svg:desc>
          <draw:polygon draw:style-name="gr2" draw:text-style-name="P6" draw:layer="layout" svg:width="6.259cm" svg:height="2.019cm" svg:x="13.918cm" svg:y="10.638cm" svg:viewBox="0 0 6260 2020" draw:points="3131,2020 0,2020 0,0 6260,0 6260,2020">
            <text:p/>
          </draw:polygon>
          <draw:polygon draw:style-name="gr3" draw:text-style-name="P7" draw:layer="layout" svg:width="0.205cm" svg:height="1.857cm" svg:x="14.073cm" svg:y="10.798cm" svg:viewBox="0 0 206 1858" draw:points="0,1858 206,1858 206,1815 42,1815 42,42 206,42 206,0 0,0">
            <text:p/>
          </draw:polygon>
          <draw:path draw:style-name="gr3" draw:text-style-name="P7" draw:layer="layout" svg:width="0.344cm" svg:height="0.524cm" svg:x="14.309cm" svg:y="11.39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1cm" svg:height="1.857cm" svg:x="14.963cm" svg:y="10.798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15.488cm" svg:y="11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5.94cm" svg:y="10.7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5.465cm" svg:y="11.712cm" svg:viewBox="0 0 790 33" draw:points="396,33 0,33 0,0 790,0 790,33">
            <text:p/>
          </draw:polygon>
          <draw:path draw:style-name="gr3" draw:text-style-name="P7" draw:layer="layout" svg:width="0.309cm" svg:height="0.517cm" svg:x="15.704cm" svg:y="11.93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6.373cm" svg:y="10.798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7" draw:layer="layout" svg:width="0.515cm" svg:height="0.517cm" svg:x="17.13cm" svg:y="11.46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894cm" svg:y="11.405cm" svg:viewBox="0 0 322 533" svg:d="M194 243c63-19 107-74 107-136 0-63-69-107-143-107-79 0-137 46-137 106 0 24 18 40 39 40 24 0 40-17 40-40 0-39-37-39-47-39 23-37 74-48 102-48 32 0 76 18 76 87 0 10-2 54-23 89-23 37-50 39-69 41-5 0-25 2-30 2-7 0-12 1-12 8 0 9 5 9 19 9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86cm" svg:height="0.351cm" svg:x="18.269cm" svg:y="11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205cm" svg:height="1.857cm" svg:x="18.7cm" svg:y="10.798cm" svg:viewBox="0 0 206 1858" draw:points="162,1815 0,1815 0,1858 206,1858 206,0 0,0 0,42 162,42">
            <text:p/>
          </draw:polygon>
          <draw:path draw:style-name="gr3" draw:text-style-name="P7" draw:layer="layout" svg:width="0.249cm" svg:height="0.371cm" svg:x="19.126cm" svg:y="10.59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198cm" svg:height="0.36cm" svg:x="19.156cm" svg:y="12.335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182cm" svg:x="19.701cm" svg:y="11.636cm" svg:viewBox="0 0 516 183" svg:d="M489 32c13 0 27 0 27-16s-14-16-25-16h-465c-12 0-26 0-26 16s14 16 26 16zM491 183c11 0 25 0 25-16s-14-16-27-16h-463c-12 0-26 0-26 16s14 16 26 16z">
            <text:p/>
          </draw:path>
        </draw:g>
        <draw:g xml:id="id35" draw:id="id35">
          <svg:title>TexMaths</svg:title>
          <svg:desc>22§display§\left[ 2x^2 + 3x  \right]_1^3§svg§600§FALSE§</svg:desc>
          <draw:polygon draw:style-name="gr2" draw:text-style-name="P6" draw:layer="layout" svg:width="3.794cm" svg:height="1.07cm" svg:x="20.417cm" svg:y="11.138cm" svg:viewBox="0 0 3795 1071" draw:points="1897,1071 0,1071 0,0 3795,0 3795,1071">
            <text:p/>
          </draw:polygon>
          <draw:polygon draw:style-name="gr3" draw:text-style-name="P7" draw:layer="layout" svg:width="0.149cm" svg:height="0.929cm" svg:x="20.535cm" svg:y="11.279cm" svg:viewBox="0 0 150 930" draw:points="0,930 150,930 150,898 32,898 32,32 150,32 150,0 0,0">
            <text:p/>
          </draw:polygon>
          <draw:path draw:style-name="gr3" draw:text-style-name="P7" draw:layer="layout" svg:width="0.309cm" svg:height="0.517cm" svg:x="20.739cm" svg:y="11.421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6 69-7 7-58 7-73 7z">
            <text:p/>
          </draw:path>
          <draw:path draw:style-name="gr3" draw:text-style-name="P7" draw:layer="layout" svg:width="0.386cm" svg:height="0.351cm" svg:x="21.108cm" svg:y="11.59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ath draw:style-name="gr3" draw:text-style-name="P7" draw:layer="layout" svg:width="0.24cm" svg:height="0.36cm" svg:x="21.562cm" svg:y="11.2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22.09cm" svg:y="11.485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321cm" svg:height="0.533cm" svg:x="22.852cm" svg:y="11.421cm" svg:viewBox="0 0 322 534" svg:d="M194 243c63-19 107-74 107-136 0-63-67-107-143-107-79 0-137 46-137 106 0 24 18 40 39 40 24 0 40-17 40-40 0-39-37-39-47-39 23-37 74-48 102-48 31 0 75 18 75 87 0 10-1 54-22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7" draw:layer="layout" svg:width="0.386cm" svg:height="0.351cm" svg:x="23.229cm" svg:y="11.59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olygon draw:style-name="gr3" draw:text-style-name="P7" draw:layer="layout" svg:width="0.149cm" svg:height="0.929cm" svg:x="23.665cm" svg:y="11.279cm" svg:viewBox="0 0 150 930" draw:points="150,930 150,0 0,0 0,32 120,32 120,898 0,898 0,930">
            <text:p/>
          </draw:polygon>
          <draw:path draw:style-name="gr3" draw:text-style-name="P7" draw:layer="layout" svg:width="0.249cm" svg:height="0.371cm" svg:x="23.999cm" svg:y="11.099cm" svg:viewBox="0 0 250 372" svg:d="M120 180c42 0 72 30 72 88 0 67-39 86-71 86-21 0-70-5-93-37 27-2 32-19 32-30 0-18-12-30-30-30-14 0-30 9-30 30 0 53 56 85 123 85 76 0 127-50 127-104 0-43-34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7" draw:layer="layout" svg:width="0.198cm" svg:height="0.36cm" svg:x="24.029cm" svg:y="11.886cm" svg:viewBox="0 0 199 361" svg:d="M123 16c0-16-2-16-16-16-35 33-84 35-107 35v20c12 0 49 0 79-16v278c0 18 0 25-54 25h-21v19c10 0 77-2 96-2 18 0 86 2 99 2v-19h-21c-55 0-55-7-55-25z">
            <text:p/>
          </draw:path>
        </draw:g>
        <draw:g xml:id="id36" draw:id="id36">
          <svg:title>TexMaths</svg:title>
          <svg:desc>22§display§= [\ 2(9) + 3(3) \ ] - [\ 2(1) + 3(1) \ ]§svg§600§FALSE§</svg:desc>
          <draw:polygon draw:style-name="gr2" draw:text-style-name="P6" draw:layer="layout" svg:width="10.87cm" svg:height="0.696cm" svg:x="13.017cm" svg:y="13.237cm" svg:viewBox="0 0 10871 697" draw:points="5437,697 0,697 0,0 10871,0 10871,697">
            <text:p/>
          </draw:polygon>
          <draw:path draw:style-name="gr3" draw:text-style-name="P7" draw:layer="layout" svg:width="0.515cm" svg:height="0.182cm" svg:x="13.022cm" svg:y="13.49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13.886cm" svg:y="1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4.305cm" svg:y="1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4.729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4.986cm" svg:y="13.263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5.384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5.856cm" svg:y="1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6.62cm" svg:y="1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7.049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7.306cm" svg:y="1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7.704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8.235cm" svg:y="13.198cm" svg:viewBox="0 0 107 774" draw:points="107,0 0,0 0,32 76,32 76,744 0,744 0,774 107,774">
            <text:p/>
          </draw:polygon>
          <draw:path draw:style-name="gr3" draw:text-style-name="P7" draw:layer="layout" svg:width="0.472cm" svg:height="0.032cm" svg:x="18.67cm" svg:y="13.569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9.469cm" svg:y="1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9.89cm" svg:y="1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20.314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0.608cm" svg:y="13.2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969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21.44cm" svg:y="1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22.204cm" svg:y="13.26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2.633cm" svg:y="1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2.927cm" svg:y="13.26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288cm" svg:y="1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3.82cm" svg:y="13.198cm" svg:viewBox="0 0 107 774" draw:points="107,0 0,0 0,32 76,32 76,744 0,744 0,774 107,774">
            <text:p/>
          </draw:polygon>
        </draw:g>
        <draw:g xml:id="id37" draw:id="id37">
          <svg:title>TexMaths</svg:title>
          <svg:desc>22§display§= 27 - 5 = 22§svg§600§FALSE§</svg:desc>
          <draw:polygon draw:style-name="gr2" draw:text-style-name="P6" draw:layer="layout" svg:width="4.609cm" svg:height="0.463cm" svg:x="13.018cm" svg:y="14.537cm" svg:viewBox="0 0 4610 464" draw:points="2306,464 0,464 0,0 4610,0 4610,464">
            <text:p/>
          </draw:polygon>
          <draw:path draw:style-name="gr3" draw:text-style-name="P7" draw:layer="layout" svg:width="0.515cm" svg:height="0.182cm" svg:x="13.023cm" svg:y="14.7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5cm" svg:x="13.835cm" svg:y="14.505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8 7-74 7z">
            <text:p/>
          </draw:path>
          <draw:path draw:style-name="gr3" draw:text-style-name="P7" draw:layer="layout" svg:width="0.332cm" svg:height="0.54cm" svg:x="14.226cm" svg:y="14.498cm" svg:viewBox="0 0 333 541" svg:d="M326 53c7-11 7-13 7-28h-189c-95 0-96-11-98-25h-20l-26 160h19c2-12 9-62 20-70 5-6 67-6 75-6h162c-8 13-70 97-88 123-68 104-95 211-95 290 0 9 0 44 36 44s36-35 36-44v-39c0-42 2-86 8-126 3-18 14-84 49-134z">
            <text:p/>
          </draw:path>
          <draw:path draw:style-name="gr3" draw:text-style-name="P7" draw:layer="layout" svg:width="0.473cm" svg:height="0.032cm" svg:x="14.805cm" svg:y="14.811cm" svg:viewBox="0 0 474 33" svg:d="M447 33c12 0 27 0 27-17 0-16-15-16-27-16h-421c-12 0-26 0-26 16 0 17 14 17 26 17z">
            <text:p/>
          </draw:path>
          <draw:path draw:style-name="gr3" draw:text-style-name="P7" draw:layer="layout" svg:width="0.309cm" svg:height="0.531cm" svg:x="15.553cm" svg:y="14.505cm" svg:viewBox="0 0 310 532" svg:d="M310 360c0-91-64-170-148-170-37 0-70 12-99 40v-151c16 5 43 11 67 11 95 0 150-71 150-81 0-5-2-9-7-9-2 0-4 0-7 2-16 7-53 23-106 23-31 0-67-6-104-21-5-4-7-4-8-4-8 0-8 7-8 19v229c0 14 0 21 11 21 5 0 7-2 9-7 9-13 39-55 100-55 41 0 60 35 67 49 12 30 14 60 14 99 0 26 0 74-19 105-18 30-48 51-83 51-56 0-100-40-114-86 1 0 5 0 14 0 24 0 38-19 38-37 0-19-14-38-38-38-13 0-39 5-39 42 0 65 53 140 141 140 90 0 169-74 169-172z">
            <text:p/>
          </draw:path>
          <draw:path draw:style-name="gr3" draw:text-style-name="P7" draw:layer="layout" svg:width="0.515cm" svg:height="0.182cm" svg:x="16.158cm" svg:y="14.7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5cm" svg:x="16.97cm" svg:y="14.505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8 7-74 7z">
            <text:p/>
          </draw:path>
          <draw:path draw:style-name="gr3" draw:text-style-name="P7" draw:layer="layout" svg:width="0.309cm" svg:height="0.515cm" svg:x="17.357cm" svg:y="14.505cm" svg:viewBox="0 0 310 516" svg:d="M60 457l83-81c121-107 167-148 167-225 0-90-69-151-164-151-88 0-146 72-146 141 0 42 39 42 40 42 15 0 41-9 41-41 0-19-14-40-41-40-7 0-7 0-10 2 18-51 60-79 106-79 70 0 103 61 103 126 0 62-38 123-81 170l-149 166c-9 8-9 10-9 29h289l21-135h-20c-3 23-8 58-15 69-7 7-58 7-74 7z">
            <text:p/>
          </draw:path>
        </draw:g>
        <draw:g xml:id="id38" draw:id="id38">
          <svg:title>TexMaths</svg:title>
          <svg:desc>22§display§.\ .\ .\ \ \text {(1)}§svg§600§FALSE§</svg:desc>
          <draw:polygon draw:style-name="gr2" draw:text-style-name="P6" draw:layer="layout" svg:width="2.508cm" svg:height="0.696cm" svg:x="21.92cm" svg:y="14.437cm" svg:viewBox="0 0 2509 697" draw:points="1255,697 0,697 0,0 2509,0 2509,697">
            <text:p/>
          </draw:polygon>
          <draw:path draw:style-name="gr3" draw:text-style-name="P7" draw:layer="layout" svg:width="0.083cm" svg:height="0.083cm" svg:x="21.948cm" svg:y="14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42cm" svg:y="14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893cm" svg:y="14.8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632cm" svg:y="14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926cm" svg:y="14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4.287cm" svg:y="14.3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2" anim:sub-item="text" smil:attributeName="visibility" smil:to="visible"/>
                  <anim:animate smil:begin="0s" smil:dur="0.5s" smil:fill="hold" smil:decelerate="0.5" smil:targetElement="id22" anim:sub-item="text" smil:attributeName="rotate" smil:values="-90;0" smil:keyTimes="0;1"/>
                  <anim:animate smil:begin="0s" smil:dur="0.5s" smil:fill="hold" smil:decelerate="0.5" smil:targetElement="id22" anim:sub-item="text" smil:attributeName="width" smil:values="width;width*.05" smil:keyTimes="0;1"/>
                  <anim:animate smil:begin="0.5s" smil:dur="0.5s" smil:fill="hold" smil:accelerate="0.5" smil:targetElement="id22" anim:sub-item="text" smil:attributeName="width" smil:values="width*.05;width" smil:keyTimes="0;1"/>
                  <anim:animate smil:dur="1s" smil:fill="hold" smil:targetElement="id22" anim:sub-item="text" smil:attributeName="height" smil:values="height;height" smil:keyTimes="0;1"/>
                  <anim:animate smil:begin="0s" smil:dur="0.5s" smil:fill="hold" smil:decelerate="0.5" smil:targetElement="id22" anim:sub-item="text" smil:attributeName="x" smil:values="x+.4;x" smil:keyTimes="0;1"/>
                  <anim:animate smil:begin="0s" smil:dur="0.5s" smil:fill="hold" smil:decelerate="0.5" smil:targetElement="id22" anim:sub-item="text" smil:attributeName="y" smil:values="y-.2;y+.1" smil:keyTimes="0;1"/>
                  <anim:animate smil:begin="0.5s" smil:dur="0.5s" smil:fill="hold" smil:accelerate="0.5" smil:targetElement="id22" anim:sub-item="text" smil:attributeName="y" smil:values="y+.1;y" smil:keyTimes="0;1"/>
                  <anim:transitionFilter smil:begin="0s" smil:dur="1s" smil:decelerate="0.5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width*0.05;width" smil:keyTimes="0;1"/>
                  <anim:animate smil:dur="0.5s" smil:fill="hold" smil:targetElement="id31" smil:attributeName="height" smil:values="height;height" smil:keyTimes="0;1"/>
                  <anim:animate smil:dur="0.5s" smil:fill="hold" smil:targetElement="id31" smil:attributeName="x" smil:values="x-.2;x" smil:keyTimes="0;1"/>
                  <anim:animate smil:dur="0.5s" smil:fill="hold" smil:targetElement="id31" smil:attributeName="y" smil:values="y;y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1+width/2;x" smil:keyTimes="0;1"/>
                  <anim:animate smil:dur="0.5s" smil:fill="hold" smil:targetElement="id3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9" draw:id="id39">
          <svg:title>TexMaths</svg:title>
          <svg:desc>22§display§- \int_{3}^{1} (4x + 3)\ dx =§svg§600§FALSE§</svg:desc>
          <draw:polygon draw:style-name="gr2" draw:text-style-name="P6" draw:layer="layout" svg:width="6.408cm" svg:height="1.86cm" svg:x="3.817cm" svg:y="0.735cm" svg:viewBox="0 0 6409 1861" draw:points="3205,1861 0,1861 0,0 6409,0 6409,1861">
            <text:p/>
          </draw:polygon>
          <draw:path draw:style-name="gr3" draw:text-style-name="P7" draw:layer="layout" svg:width="0.472cm" svg:height="0.032cm" svg:x="3.842cm" svg:y="1.70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4.553cm" svg:y="0.8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5.341cm" svg:y="0.6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4.968cm" svg:y="2.26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18cm" svg:height="0.773cm" svg:x="5.705cm" svg:y="1.3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5.95cm" svg:y="1.393cm" svg:viewBox="0 0 345 525" svg:d="M206 398v67c0 28 0 37-58 37h-16v23c32-2 72-2 104-2 33 0 74 0 105 2v-23h-15c-59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339cm" svg:y="1.5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517cm" svg:x="6.972cm" svg:y="1.4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734cm" svg:y="1.4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134cm" svg:y="1.3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8.678cm" svg:y="1.38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9.072cm" svg:y="1.5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515cm" svg:height="0.182cm" svg:x="9.749cm" svg:y="1.632cm" svg:viewBox="0 0 516 183" svg:d="M489 32c13 0 27 0 27-16s-14-16-25-16h-465c-12 0-26 0-26 16s14 16 26 16zM491 183c11 0 25 0 25-16s-14-16-27-16h-463c-12 0-26 0-26 16s14 16 26 16z">
            <text:p/>
          </draw:path>
        </draw:g>
        <draw:g xml:id="id40" draw:id="id40">
          <svg:title>TexMaths</svg:title>
          <svg:desc>22§display§- \left[ 4 \left( \frac{x^2}{2} \right)  + 3x  \right]_3^1 =§svg§600§FALSE§</svg:desc>
          <draw:polygon draw:style-name="gr2" draw:text-style-name="P6" draw:layer="layout" svg:width="6.989cm" svg:height="2.03cm" svg:x="10.62cm" svg:y="0.639cm" svg:viewBox="0 0 6990 2031" draw:points="3495,2031 0,2031 0,0 6990,0 6990,2031">
            <text:p/>
          </draw:polygon>
          <draw:path draw:style-name="gr3" draw:text-style-name="P7" draw:layer="layout" svg:width="0.472cm" svg:height="0.032cm" svg:x="10.645cm" svg:y="1.713cm" svg:viewBox="0 0 473 33" svg:d="M447 33c12 0 26 0 26-17 0-16-14-16-26-16h-421c-12 0-26 0-26 16 0 17 14 17 26 17z">
            <text:p/>
          </draw:path>
          <draw:polygon draw:style-name="gr3" draw:text-style-name="P7" draw:layer="layout" svg:width="0.205cm" svg:height="1.857cm" svg:x="11.505cm" svg:y="0.799cm" svg:viewBox="0 0 206 1858" draw:points="0,1858 206,1858 206,1816 42,1816 42,42 206,42 206,0 0,0">
            <text:p/>
          </draw:polygon>
          <draw:path draw:style-name="gr3" draw:text-style-name="P7" draw:layer="layout" svg:width="0.344cm" svg:height="0.524cm" svg:x="11.741cm" svg:y="1.39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1cm" svg:height="1.857cm" svg:x="12.396cm" svg:y="0.799cm" svg:viewBox="0 0 382 1858" svg:d="M382 1851c0-4-2-5-4-7-28-30-81-81-132-166-125-199-181-451-181-748 0-210 27-477 155-708 62-111 125-174 160-208 2-2 2-3 2-7 0-7-5-7-16-7s-12 0-25 12c-260 236-341 590-341 916 0 305 70 611 268 844 15 17 44 49 77 77 9 9 10 9 21 9s16 0 16-7z">
            <text:p/>
          </draw:path>
          <draw:path draw:style-name="gr3" draw:text-style-name="P7" draw:layer="layout" svg:width="0.386cm" svg:height="0.351cm" svg:x="12.92cm" svg:y="1.056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4 51 51 0 79-54 81-60 9 30 37 60 84 60 80 0 124-100 124-120 0-7-8-7-9-7-7 0-9 2-11 7-24 85-77 103-104 103-30 0-42-25-42-51 0-18 5-34 14-69z">
            <text:p/>
          </draw:path>
          <draw:path draw:style-name="gr3" draw:text-style-name="P7" draw:layer="layout" svg:width="0.24cm" svg:height="0.36cm" svg:x="13.372cm" svg:y="0.758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2.897cm" svg:y="1.713cm" svg:viewBox="0 0 790 33" draw:points="396,33 0,33 0,0 790,0 790,33">
            <text:p/>
          </draw:polygon>
          <draw:path draw:style-name="gr3" draw:text-style-name="P7" draw:layer="layout" svg:width="0.309cm" svg:height="0.517cm" svg:x="13.137cm" svg:y="1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1cm" svg:height="1.857cm" svg:x="13.805cm" svg:y="0.799cm" svg:viewBox="0 0 382 1858" svg:d="M382 930c0-305-70-611-268-844-15-17-44-49-75-77-11-9-13-9-23-9-9 0-16 0-16 7 0 4 4 7 5 9 27 28 79 79 131 164 124 199 183 450 183 748 0 210-29 477-157 708-62 111-127 174-158 208-2 2-4 3-4 7 0 7 7 7 16 7 10 0 12 0 24-12 261-236 342-590 342-916z">
            <text:p/>
          </draw:path>
          <draw:path draw:style-name="gr3" draw:text-style-name="P7" draw:layer="layout" svg:width="0.515cm" svg:height="0.517cm" svg:x="14.562cm" svg:y="1.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3cm" svg:x="15.324cm" svg:y="1.407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7" draw:layer="layout" svg:width="0.386cm" svg:height="0.351cm" svg:x="15.701cm" svg:y="1.579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1-42 46 0 35 39 51 72 51 53 0 79-54 83-60 9 30 37 60 83 60 81 0 125-100 125-120 0-7-8-7-9-7-7 0-9 2-11 7-26 85-79 103-104 103-30 0-42-25-42-51 0-18 5-34 14-69z">
            <text:p/>
          </draw:path>
          <draw:polygon draw:style-name="gr3" draw:text-style-name="P7" draw:layer="layout" svg:width="0.205cm" svg:height="1.857cm" svg:x="16.132cm" svg:y="0.799cm" svg:viewBox="0 0 206 1858" draw:points="162,1816 0,1816 0,1858 206,1858 206,0 0,0 0,42 162,42">
            <text:p/>
          </draw:polygon>
          <draw:path draw:style-name="gr3" draw:text-style-name="P7" draw:layer="layout" svg:width="0.198cm" svg:height="0.36cm" svg:x="16.588cm" svg:y="0.6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49cm" svg:height="0.371cm" svg:x="16.558cm" svg:y="2.336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515cm" svg:height="0.182cm" svg:x="17.133cm" svg:y="1.637cm" svg:viewBox="0 0 516 183" svg:d="M489 32c13 0 27 0 27-16s-14-16-25-16h-465c-12 0-26 0-26 16s14 16 26 16zM491 183c11 0 25 0 25-16s-14-16-27-16h-463c-12 0-26 0-26 16s14 16 26 16z">
            <text:p/>
          </draw:path>
        </draw:g>
        <draw:g xml:id="id41" draw:id="id41">
          <svg:title>TexMaths</svg:title>
          <svg:desc>22§display§- \left[ 2x^2 + 3x  \right]_3^1§svg§600§FALSE§</svg:desc>
          <draw:polygon draw:style-name="gr2" draw:text-style-name="P6" draw:layer="layout" svg:width="4.525cm" svg:height="1.079cm" svg:x="18.118cm" svg:y="1.139cm" svg:viewBox="0 0 4526 1080" draw:points="2263,1080 0,1080 0,0 4526,0 4526,1080">
            <text:p/>
          </draw:polygon>
          <draw:path draw:style-name="gr3" draw:text-style-name="P7" draw:layer="layout" svg:width="0.472cm" svg:height="0.032cm" svg:x="18.143cm" svg:y="1.728cm" svg:viewBox="0 0 473 33" svg:d="M447 33c12 0 26 0 26-17 0-16-14-16-26-16h-421c-12 0-26 0-26 16 0 17 14 17 26 17z">
            <text:p/>
          </draw:path>
          <draw:polygon draw:style-name="gr3" draw:text-style-name="P7" draw:layer="layout" svg:width="0.149cm" svg:height="0.927cm" svg:x="18.966cm" svg:y="1.279cm" svg:viewBox="0 0 150 928" draw:points="0,928 150,928 150,897 32,897 32,32 150,32 150,0 0,0">
            <text:p/>
          </draw:polygon>
          <draw:path draw:style-name="gr3" draw:text-style-name="P7" draw:layer="layout" svg:width="0.309cm" svg:height="0.516cm" svg:x="19.17cm" svg:y="1.422cm" svg:viewBox="0 0 310 517" svg:d="M60 457l83-81c121-107 167-147 167-225 0-89-69-151-164-151-88 0-146 72-146 141 0 42 39 42 40 42 15 0 41-9 41-41 0-19-14-40-41-40-7 0-7 0-10 2 18-51 60-79 105-79 71 0 104 61 104 126 0 62-38 123-81 171l-149 165c-9 9-9 11-9 30h289l21-135h-20c-3 22-8 58-15 68-8 7-59 7-74 7z">
            <text:p/>
          </draw:path>
          <draw:path draw:style-name="gr3" draw:text-style-name="P7" draw:layer="layout" svg:width="0.386cm" svg:height="0.351cm" svg:x="19.54cm" svg:y="1.5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49-41 81-74 81-5 0-23 0-39-9 20-5 37-21 37-42s-17-28-30-28c-23 0-42 21-42 46 0 35 39 51 72 51 53 0 79-55 83-60 9 30 37 60 83 60 81 0 125-101 125-120 0-7-8-7-9-7-7 0-9 2-11 7-24 85-79 102-104 102-30 0-42-25-42-51 0-17 5-33 14-68z">
            <text:p/>
          </draw:path>
          <draw:path draw:style-name="gr3" draw:text-style-name="P7" draw:layer="layout" svg:width="0.24cm" svg:height="0.359cm" svg:x="19.994cm" svg:y="1.258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515cm" svg:height="0.516cm" svg:x="20.522cm" svg:y="1.485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321cm" svg:height="0.532cm" svg:x="21.284cm" svg:y="1.422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5 0 71 72 122 157 122 95 0 165-71 165-150 0-63-49-123-128-140z">
            <text:p/>
          </draw:path>
          <draw:path draw:style-name="gr3" draw:text-style-name="P7" draw:layer="layout" svg:width="0.386cm" svg:height="0.351cm" svg:x="21.66cm" svg:y="1.5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4 60 80 0 124-101 124-120 0-7-8-7-9-7-7 0-9 2-11 7-24 85-79 102-104 102-30 0-42-25-42-51 0-17 5-33 14-68z">
            <text:p/>
          </draw:path>
          <draw:polygon draw:style-name="gr3" draw:text-style-name="P7" draw:layer="layout" svg:width="0.149cm" svg:height="0.927cm" svg:x="22.097cm" svg:y="1.279cm" svg:viewBox="0 0 150 928" draw:points="150,928 150,0 0,0 0,32 120,32 120,897 0,897 0,928">
            <text:p/>
          </draw:polygon>
          <draw:path draw:style-name="gr3" draw:text-style-name="P7" draw:layer="layout" svg:width="0.198cm" svg:height="0.359cm" svg:x="22.461cm" svg:y="1.1cm" svg:viewBox="0 0 199 360" svg:d="M123 16c0-16-2-16-16-16-35 33-84 35-107 35v20c12 0 49 0 79-16v278c0 17 0 24-54 24h-21v19c10 0 77-1 96-1 18 0 87 1 99 1v-19h-21c-55 0-55-7-55-24z">
            <text:p/>
          </draw:path>
          <draw:path draw:style-name="gr3" draw:text-style-name="P7" draw:layer="layout" svg:width="0.249cm" svg:height="0.37cm" svg:x="22.431cm" svg:y="1.886cm" svg:viewBox="0 0 250 371" svg:d="M120 179c42 0 72 30 72 88 0 67-39 86-71 86-21 0-70-5-93-36 27-2 32-20 32-30 0-18-12-30-30-30-14 0-30 9-30 30 0 52 56 84 123 84 76 0 127-49 127-104 0-42-34-84-93-98 56-20 77-62 77-93 0-44-49-76-111-76-60 0-105 30-105 72 0 19 10 30 28 30 16 0 26-12 26-28s-10-27-26-28c19-25 56-30 75-30 25 0 60 12 60 60 0 22-9 47-23 63-17 21-31 23-59 25-15 0-15 0-18 1 0 0-5 0-5 7s5 7 14 7z">
            <text:p/>
          </draw:path>
        </draw:g>
        <draw:g xml:id="id42" draw:id="id42">
          <svg:title>TexMaths</svg:title>
          <svg:desc>22§display§= - \left\{ [\ 2(9) + 3(3) \ ] - [\ 2(1) + 3(1) \ ] \right\}§svg§600§FALSE§</svg:desc>
          <draw:polygon draw:style-name="gr2" draw:text-style-name="P6" draw:layer="layout" svg:width="12.41cm" svg:height="0.696cm" svg:x="9.817cm" svg:y="3.237cm" svg:viewBox="0 0 12411 697" draw:points="6206,697 0,697 0,0 12411,0 12411,697">
            <text:p/>
          </draw:polygon>
          <draw:path draw:style-name="gr3" draw:text-style-name="P7" draw:layer="layout" svg:width="0.515cm" svg:height="0.182cm" svg:x="9.822cm" svg:y="3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658cm" svg:y="3.569cm" svg:viewBox="0 0 473 33" svg:d="M447 33c12 0 26 0 26-17 0-16-14-16-26-16h-421c-12 0-26 0-26 16 0 17 14 17 26 17z">
            <text:p/>
          </draw:path>
          <draw:path draw:style-name="gr3" draw:text-style-name="P7" draw:layer="layout" svg:width="0.275cm" svg:height="0.773cm" svg:x="11.38cm" svg:y="3.198cm" svg:viewBox="0 0 276 774" svg:d="M164 104c0-32 21-81 105-86 4-2 7-6 7-9 0-9-7-9-14-9-79 0-149 39-149 97v176c0 31 0 56-32 81-26 22-56 24-74 24-3 2-7 5-7 9 0 9 5 9 12 9 51 3 88 31 97 68 4 9 4 11 4 39v153c0 32 0 58 37 86 30 23 81 32 112 32 7 0 14 0 14-9 0-7-5-7-12-7-49-3-88-28-97-68-3-7-3-9-3-36v-163c0-35-6-49-30-74-18-16-41-23-62-30 64-18 92-53 92-99z">
            <text:p/>
          </draw:path>
          <draw:polygon draw:style-name="gr3" draw:text-style-name="P7" draw:layer="layout" svg:width="0.106cm" svg:height="0.773cm" svg:x="11.802cm" svg:y="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2.223cm" svg:y="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2.647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2.904cm" svg:y="3.263cm" svg:viewBox="0 0 322 533" svg:d="M253 269v25c0 183-81 218-126 218-13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18cm" svg:height="0.773cm" svg:x="13.302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3.773cm" svg:y="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535cm" svg:y="3.26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4.967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5.224cm" svg:y="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15.621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6.153cm" svg:y="3.198cm" svg:viewBox="0 0 107 774" draw:points="107,0 0,0 0,32 76,32 76,744 0,744 0,774 107,774">
            <text:p/>
          </draw:polygon>
          <draw:path draw:style-name="gr3" draw:text-style-name="P7" draw:layer="layout" svg:width="0.472cm" svg:height="0.032cm" svg:x="16.586cm" svg:y="3.569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7.387cm" svg:y="3.19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17.807cm" svg:y="3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8.231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524cm" svg:y="3.2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886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9.358cm" svg:y="3.3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20.12cm" svg:y="3.263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18cm" svg:height="0.773cm" svg:x="20.551cm" svg:y="3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0.843cm" svg:y="3.2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206cm" svg:y="3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21.737cm" svg:y="3.198cm" svg:viewBox="0 0 107 774" draw:points="107,0 0,0 0,32 76,32 76,744 0,744 0,774 107,774">
            <text:p/>
          </draw:polygon>
          <draw:path draw:style-name="gr3" draw:text-style-name="P7" draw:layer="layout" svg:width="0.275cm" svg:height="0.773cm" svg:x="21.991cm" svg:y="3.198cm" svg:viewBox="0 0 276 774" svg:d="M113 672c0 30-21 81-106 86-3 0-7 4-7 7 0 9 9 9 16 9 76 0 148-37 148-97v-176c0-30 0-54 31-81 27-22 57-24 74-24 4 0 7-4 7-9 0-7-5-7-12-9-51-2-90-30-97-68-3-9-3-11-3-37v-155c0-32 0-56-37-86-32-25-85-32-111-32-7 0-16 0-16 9 0 7 5 7 12 9 50 1 88 28 97 66 4 7 4 9 4 37v162c0 35 5 49 30 74 17 16 38 25 61 30-63 18-91 55-91 99z">
            <text:p/>
          </draw:path>
        </draw:g>
        <draw:g xml:id="id43" draw:id="id43">
          <svg:title>TexMaths</svg:title>
          <svg:desc>22§display§= - [ \ 5 - 27 \ ] = 22§svg§600§FALSE§</svg:desc>
          <draw:polygon draw:style-name="gr2" draw:text-style-name="P6" draw:layer="layout" svg:width="6.155cm" svg:height="0.696cm" svg:x="9.818cm" svg:y="4.737cm" svg:viewBox="0 0 6156 697" draw:points="3078,697 0,697 0,0 6156,0 6156,697">
            <text:p/>
          </draw:polygon>
          <draw:path draw:style-name="gr3" draw:text-style-name="P7" draw:layer="layout" svg:width="0.515cm" svg:height="0.182cm" svg:x="9.823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659cm" svg:y="5.069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1.288cm" svg:y="4.698cm" svg:viewBox="0 0 107 774" draw:points="107,774 107,744 32,744 32,32 107,32 107,0 0,0 0,774">
            <text:p/>
          </draw:polygon>
          <draw:path draw:style-name="gr3" draw:text-style-name="P7" draw:layer="layout" svg:width="0.309cm" svg:height="0.532cm" svg:x="11.708cm" svg:y="4.763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472cm" svg:height="0.032cm" svg:x="12.292cm" svg:y="5.06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3.039cm" svg:y="4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32cm" svg:height="0.541cm" svg:x="13.431cm" svg:y="4.756cm" svg:viewBox="0 0 333 542" svg:d="M326 53c7-11 7-13 7-28h-189c-95 0-96-11-98-25h-20l-26 160h19c2-12 9-61 20-70 5-6 67-6 75-6h162c-8 13-70 97-88 124-68 103-95 211-95 290 0 9 0 44 35 44 37 0 37-35 37-44v-39c0-42 2-86 7-127 4-17 15-84 50-133z">
            <text:p/>
          </draw:path>
          <draw:polygon draw:style-name="gr3" draw:text-style-name="P7" draw:layer="layout" svg:width="0.106cm" svg:height="0.773cm" svg:x="14.049cm" svg:y="4.698cm" svg:viewBox="0 0 107 774" draw:points="107,0 0,0 0,32 76,32 76,744 0,744 0,774 107,774">
            <text:p/>
          </draw:polygon>
          <draw:path draw:style-name="gr3" draw:text-style-name="P7" draw:layer="layout" svg:width="0.515cm" svg:height="0.182cm" svg:x="14.505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5.316cm" svg:y="4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09cm" svg:height="0.516cm" svg:x="15.703cm" svg:y="4.7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44" draw:id="id44">
          <svg:title>TexMaths</svg:title>
          <svg:desc>22§display§.\ .\ .\ \ \text {(2)}§svg§600§FALSE§</svg:desc>
          <draw:polygon draw:style-name="gr2" draw:text-style-name="P6" draw:layer="layout" svg:width="2.508cm" svg:height="0.696cm" svg:x="19.821cm" svg:y="4.737cm" svg:viewBox="0 0 2509 697" draw:points="1255,697 0,697 0,0 2509,0 2509,697">
            <text:p/>
          </draw:polygon>
          <draw:path draw:style-name="gr3" draw:text-style-name="P7" draw:layer="layout" svg:width="0.083cm" svg:height="0.083cm" svg:x="19.849cm" svg:y="5.1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321cm" svg:y="5.1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794cm" svg:y="5.1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1.533cm" svg:y="4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1.797cm" svg:y="4.7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2.188cm" svg:y="4.6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45" draw:id="id45">
          <svg:title>TexMaths</svg:title>
          <svg:desc>22§display§\text {From (1) and (2), we get,}§svg§600§FALSE§</svg:desc>
          <draw:polygon draw:style-name="gr2" draw:text-style-name="P6" draw:layer="layout" svg:width="8.491cm" svg:height="0.696cm" svg:x="3.836cm" svg:y="6.037cm" svg:viewBox="0 0 8492 697" draw:points="4245,697 0,697 0,0 8492,0 8492,697">
            <text:p/>
          </draw:polygon>
          <draw:path draw:style-name="gr3" draw:text-style-name="P7" draw:layer="layout" svg:width="0.446cm" svg:height="0.527cm" svg:x="3.822cm" svg:y="6.05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261cm" svg:height="0.342cm" svg:x="4.258cm" svg:y="6.23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4.563cm" svg:y="6.2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4.952cm" svg:y="6.23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5.906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198cm" svg:y="6.0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561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7.108cm" svg:y="6.2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7.486cm" svg:y="6.2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18cm" svg:y="6.0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8cm" svg:height="0.773cm" svg:x="8.655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17cm" svg:y="6.0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31cm" svg:y="5.9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9.634cm" svg:y="6.4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0.053cm" svg:y="6.24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0.598cm" svg:y="6.2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1.198cm" svg:y="6.22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1.586cm" svg:y="6.2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1.922cm" svg:y="6.1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2.275cm" svg:y="6.496cm" svg:viewBox="0 0 92 232" svg:d="M92 81c0-49-18-81-50-81-28 0-42 21-42 40 0 22 14 43 42 43 13 0 21-6 30-11l2-2c0 0 2 0 2 11 0 51-23 98-58 135-4 4-6 6-6 7 0 7 4 9 9 9 9 0 71-61 71-151z">
            <text:p/>
          </draw:path>
        </draw:g>
        <draw:g xml:id="id46" draw:id="id46">
          <svg:title>TexMaths</svg:title>
          <svg:desc>22§display§\int_{1}^{3} (4x + 3)\ dx = - \int_{3}^{1} (4x + 3)\ dx§svg§600§FALSE§</svg:desc>
          <draw:polygon draw:style-name="gr2" draw:text-style-name="P6" draw:layer="layout" svg:width="11.617cm" svg:height="1.86cm" svg:x="4.817cm" svg:y="7.335cm" svg:viewBox="0 0 11618 1861" draw:points="5810,1861 0,1861 0,0 11618,0 11618,1861">
            <text:p/>
          </draw:polygon>
          <draw:path draw:style-name="gr3" draw:text-style-name="P7" draw:layer="layout" svg:width="0.687cm" svg:height="1.719cm" svg:x="4.822cm" svg:y="7.4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9cm" svg:height="0.37cm" svg:x="5.581cm" svg:y="7.29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8 0 7 5 7 14 7z">
            <text:p/>
          </draw:path>
          <draw:path draw:style-name="gr3" draw:text-style-name="P7" draw:layer="layout" svg:width="0.198cm" svg:height="0.36cm" svg:x="5.268cm" svg:y="8.86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5.975cm" svg:y="7.9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6.221cm" svg:y="7.9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6.609cm" svg:y="8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7.242cm" svg:y="8.0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8.004cm" svg:y="8.00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8.404cm" svg:y="7.9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8.949cm" svg:y="7.981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342cm" svg:y="8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019cm" svg:y="8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0.857cm" svg:y="8.30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566cm" svg:y="7.4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2.355cm" svg:y="7.29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49cm" svg:height="0.37cm" svg:x="11.982cm" svg:y="8.863cm" svg:viewBox="0 0 250 371" svg:d="M120 180c42 0 72 29 72 88 0 66-39 86-71 86-21 0-70-5-93-37 27-2 32-20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7" draw:layer="layout" svg:width="0.18cm" svg:height="0.773cm" svg:x="12.719cm" svg:y="7.9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44cm" svg:height="0.524cm" svg:x="12.966cm" svg:y="7.99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353cm" svg:y="8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7cm" svg:x="13.988cm" svg:y="8.06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4.75cm" svg:y="8.002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18cm" svg:height="0.773cm" svg:x="15.148cm" svg:y="7.9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15.694cm" svg:y="7.98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6.088cm" svg:y="8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47" draw:id="id47">
          <svg:title>TexMaths</svg:title>
          <svg:desc>24§display§\text {(ii)}§svg§600§FALSE§</svg:desc>
          <draw:polygon draw:style-name="gr2" draw:text-style-name="P6" draw:layer="layout" svg:width="0.958cm" svg:height="0.759cm" svg:x="3.209cm" svg:y="10.538cm" svg:viewBox="0 0 959 760" draw:points="478,760 0,760 0,0 959,0 959,760">
            <text:p/>
          </draw:polygon>
          <draw:path draw:style-name="gr3" draw:text-style-name="P7" draw:layer="layout" svg:width="0.197cm" svg:height="0.844cm" svg:x="3.249cm" svg:y="10.49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182cm" svg:height="0.566cm" svg:x="3.522cm" svg:y="10.565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82cm" svg:height="0.566cm" svg:x="3.757cm" svg:y="10.565cm" svg:viewBox="0 0 183 567" svg:d="M123 192l-119 10v27c56 0 63 3 63 46v226c0 39-9 39-67 39v27c27-2 73-2 94-2 29 0 60 0 89 2v-27c-56 0-60-4-60-37zM127 44c0-27-21-44-46-44-27 0-44 23-44 44 0 23 17 46 44 46 25 0 46-19 46-46z">
            <text:p/>
          </draw:path>
          <draw:path draw:style-name="gr3" draw:text-style-name="P7" draw:layer="layout" svg:width="0.197cm" svg:height="0.844cm" svg:x="4.012cm" svg:y="10.4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48" draw:id="id48">
          <svg:title>TexMaths</svg:title>
          <svg:desc>22§display§\int_{\frac{\pi}{6}}^{\frac{\pi}{3}} \cos x \ dx = §svg§600§FALSE§</svg:desc>
          <draw:polygon draw:style-name="gr2" draw:text-style-name="P6" draw:layer="layout" svg:width="4.866cm" svg:height="2.058cm" svg:x="5.119cm" svg:y="9.937cm" svg:viewBox="0 0 4867 2059" draw:points="2433,2059 0,2059 0,0 4867,0 4867,2059">
            <text:p/>
          </draw:polygon>
          <draw:path draw:style-name="gr3" draw:text-style-name="P7" draw:layer="layout" svg:width="0.687cm" svg:height="1.718cm" svg:x="5.124cm" svg:y="10.081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5.982cm" svg:y="9.8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946cm" svg:y="10.123cm" svg:viewBox="0 0 336 28" draw:points="169,28 0,28 0,0 336,0 336,28">
            <text:p/>
          </draw:polygon>
          <draw:path draw:style-name="gr3" draw:text-style-name="P7" draw:layer="layout" svg:width="0.201cm" svg:height="0.266cm" svg:x="6.013cm" svg:y="10.20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5.637cm" svg:y="11.46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603cm" svg:y="11.689cm" svg:viewBox="0 0 336 28" draw:points="169,28 0,28 0,0 336,0 336,28">
            <text:p/>
          </draw:polygon>
          <draw:path draw:style-name="gr3" draw:text-style-name="P7" draw:layer="layout" svg:width="0.201cm" svg:height="0.266cm" svg:x="5.67cm" svg:y="11.767cm" svg:viewBox="0 0 202 267" svg:d="M40 132c2-18 2-49 16-74 11-21 37-44 73-44 8 0 26 2 36 11-5 1-15 7-15 21 0 12 8 21 21 21 5 0 19-4 19-23 0-21-14-44-61-44-67 0-129 55-129 135 0 94 46 132 102 132 39 0 58-14 71-24 24-21 29-44 29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6.568cm" svg:y="10.787cm" svg:viewBox="0 0 296 357" svg:d="M65 179c0-126 64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907cm" svg:y="10.787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7.298cm" svg:y="10.787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3cm" svg:y="10.792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8.437cm" svg:y="10.5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832cm" svg:y="10.79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509cm" svg:y="10.85cm" svg:viewBox="0 0 516 183" svg:d="M489 32c13 0 27 0 27-16s-14-16-25-16h-465c-12 0-26 0-26 16s14 16 26 16zM491 183c11 0 25 0 25-16s-14-16-27-16h-463c-12 0-26 0-26 16s14 16 26 16z">
            <text:p/>
          </draw:path>
        </draw:g>
        <draw:g xml:id="id49" draw:id="id49">
          <svg:title>TexMaths</svg:title>
          <svg:desc>22§display§[\ \sin x \ ]_{\pi /6}^{\pi /3} = §svg§600§FALSE§</svg:desc>
          <draw:polygon draw:style-name="gr2" draw:text-style-name="P6" draw:layer="layout" svg:width="4.206cm" svg:height="1.13cm" svg:x="10.521cm" svg:y="10.436cm" svg:viewBox="0 0 4207 1131" draw:points="2104,1131 0,1131 0,0 4207,0 4207,1131">
            <text:p/>
          </draw:polygon>
          <draw:polygon draw:style-name="gr3" draw:text-style-name="P7" draw:layer="layout" svg:width="0.106cm" svg:height="0.774cm" svg:x="10.574cm" svg:y="10.624cm" svg:viewBox="0 0 107 775" draw:points="107,775 107,745 32,745 32,32 107,32 107,0 0,0 0,775">
            <text:p/>
          </draw:polygon>
          <draw:path draw:style-name="gr3" draw:text-style-name="P7" draw:layer="layout" svg:width="0.254cm" svg:height="0.357cm" svg:x="10.98cm" svg:y="10.858cm" svg:viewBox="0 0 255 358" svg:d="M136 197c17 4 81 16 81 72 0 39-27 71-88 71-66 0-94-44-108-111-2-9-3-12-10-12-11 0-11 5-11 19v102c0 14 0 20 9 20 3 0 5-2 19-16 2-2 2-4 16-18 33 32 69 34 85 34 89 0 126-53 126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1.285cm" svg:y="10.68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1.5cm" svg:y="10.86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056cm" svg:y="10.864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4 85-79 103-104 103-30 0-42-25-42-51 0-18 5-34 14-69z">
            <text:p/>
          </draw:path>
          <draw:polygon draw:style-name="gr3" draw:text-style-name="P7" draw:layer="layout" svg:width="0.106cm" svg:height="0.774cm" svg:x="12.75cm" svg:y="10.624cm" svg:viewBox="0 0 107 775" draw:points="107,0 0,0 0,32 76,32 76,745 0,745 0,775 107,775">
            <text:p/>
          </draw:polygon>
          <draw:path draw:style-name="gr3" draw:text-style-name="P7" draw:layer="layout" svg:width="0.325cm" svg:height="0.24cm" svg:x="12.971cm" svg:y="10.57cm" svg:viewBox="0 0 326 241" svg:d="M144 37h65c-8 33-19 83-19 125 0 23 2 37 5 49 9 27 16 30 25 30 12 0 25-12 25-24 0-6 0-7-4-13-10-21-19-51-19-97 0-10 0-31 7-70h69c8 0 14 0 19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3.371cm" svg:y="10.397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3.676cm" svg:y="10.443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8 47-23 63-17 21-31 23-59 25-15 0-15 0-18 2 0 0-5 0-5 7s5 7 14 7z">
            <text:p/>
          </draw:path>
          <draw:path draw:style-name="gr3" draw:text-style-name="P7" draw:layer="layout" svg:width="0.325cm" svg:height="0.24cm" svg:x="12.971cm" svg:y="11.235cm" svg:viewBox="0 0 326 241" svg:d="M144 37h65c-8 33-19 83-19 125 0 23 2 37 5 49 9 27 16 30 25 30 12 0 25-12 25-24 0-6 0-7-4-13-10-21-19-51-19-97 0-10 0-31 7-70h69c8 0 14 0 19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3.371cm" svg:y="11.063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3.676cm" svg:y="11.109cm" svg:viewBox="0 0 250 372" svg:d="M53 183c0-44 3-84 24-118 18-30 48-49 83-49 16 0 37 3 49 19-14 0-26 11-26 27 0 12 11 24 26 24 16 0 27-10 27-26 0-32-23-60-78-60-77 0-158 72-158 188 0 141 67 184 127 184 67 0 123-50 123-122 0-69-55-120-118-120-44 0-67 29-79 53zM127 354c-28 0-50-14-60-39-9-16-12-44-12-75 0-53 31-94 74-94 26 0 42 9 56 28 12 22 14 44 14 76s0 55-16 76c-12 19-30 28-56 28z">
            <text:p/>
          </draw:path>
          <draw:path draw:style-name="gr3" draw:text-style-name="P7" draw:layer="layout" svg:width="0.515cm" svg:height="0.182cm" svg:x="14.251cm" svg:y="10.922cm" svg:viewBox="0 0 516 183" svg:d="M489 32c13 0 27 0 27-16s-14-16-25-16h-465c-12 0-26 0-26 16s14 16 26 16zM491 183c11 0 25 0 25-16s-14-16-27-16h-463c-12 0-26 0-26 16s14 16 26 16z">
            <text:p/>
          </draw:path>
        </draw:g>
        <draw:g xml:id="id50" draw:id="id50">
          <svg:title>TexMaths</svg:title>
          <svg:desc>22§display§\sin \left( \frac{\pi}{3} \right) - \sin \left( \frac{\pi}{6} \right)§svg§600§FALSE§</svg:desc>
          <draw:polygon draw:style-name="gr2" draw:text-style-name="P6" draw:layer="layout" svg:width="6.04cm" svg:height="1.361cm" svg:x="15.238cm" svg:y="10.339cm" svg:viewBox="0 0 6041 1362" draw:points="3021,1362 0,1362 0,0 6041,0 6041,1362">
            <text:p/>
          </draw:polygon>
          <draw:path draw:style-name="gr3" draw:text-style-name="P7" draw:layer="layout" svg:width="0.254cm" svg:height="0.357cm" svg:x="15.224cm" svg:y="10.8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5.53cm" svg:y="10.6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5.743cm" svg:y="10.8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16.417cm" svg:y="10.3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16.854cm" svg:y="10.3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16.833cm" svg:y="10.982cm" svg:viewBox="0 0 470 33" draw:points="236,33 0,33 0,0 470,0 470,33">
            <text:p/>
          </draw:polygon>
          <draw:path draw:style-name="gr3" draw:text-style-name="P7" draw:layer="layout" svg:width="0.321cm" svg:height="0.533cm" svg:x="16.905cm" svg:y="11.205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95cm" svg:height="1.392cm" svg:x="17.421cm" svg:y="10.3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473cm" svg:height="0.032cm" svg:x="18.091cm" svg:y="10.982cm" svg:viewBox="0 0 474 33" svg:d="M447 33c12 0 27 0 27-17 0-16-15-16-27-16h-421c-12 0-26 0-26 16 0 17 14 17 26 17z">
            <text:p/>
          </draw:path>
          <draw:path draw:style-name="gr3" draw:text-style-name="P7" draw:layer="layout" svg:width="0.254cm" svg:height="0.357cm" svg:x="18.825cm" svg:y="10.8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9.132cm" svg:y="10.6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9.345cm" svg:y="10.8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20.019cm" svg:y="10.3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20.455cm" svg:y="10.3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20.434cm" svg:y="10.982cm" svg:viewBox="0 0 470 33" draw:points="236,33 0,33 0,0 470,0 470,33">
            <text:p/>
          </draw:polygon>
          <draw:path draw:style-name="gr3" draw:text-style-name="P7" draw:layer="layout" svg:width="0.321cm" svg:height="0.533cm" svg:x="20.507cm" svg:y="11.205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  <draw:path draw:style-name="gr3" draw:text-style-name="P7" draw:layer="layout" svg:width="0.295cm" svg:height="1.392cm" svg:x="21.022cm" svg:y="10.3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</draw:g>
        <draw:g xml:id="id51" draw:id="id51">
          <svg:title>TexMaths</svg:title>
          <svg:desc>22§display§= \frac{\sqrt{3}}{2} - \frac{1}{2}§svg§600§FALSE§</svg:desc>
          <draw:polygon draw:style-name="gr2" draw:text-style-name="P6" draw:layer="layout" svg:width="3.38cm" svg:height="1.647cm" svg:x="9.626cm" svg:y="12.34cm" svg:viewBox="0 0 3381 1648" draw:points="1691,1648 0,1648 0,0 3381,0 3381,1648">
            <text:p/>
          </draw:polygon>
          <draw:path draw:style-name="gr3" draw:text-style-name="P7" draw:layer="layout" svg:width="0.515cm" svg:height="0.182cm" svg:x="9.631cm" svg:y="13.2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4cm" svg:x="10.553cm" svg:y="12.301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0.388cm" svg:height="0.032cm" svg:x="11.141cm" svg:y="12.301cm" svg:viewBox="0 0 389 33" draw:points="194,33 0,33 0,0 389,0 389,33">
            <text:p/>
          </draw:polygon>
          <draw:path draw:style-name="gr3" draw:text-style-name="P7" draw:layer="layout" svg:width="0.321cm" svg:height="0.532cm" svg:x="11.173cm" svg:y="12.4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032cm" svg:height="0.032cm" svg:x="10.495cm" svg:y="13.287cm" svg:viewBox="0 0 1033 33" draw:points="516,33 0,33 0,0 1033,0 1033,33">
            <text:p/>
          </draw:polygon>
          <draw:path draw:style-name="gr3" draw:text-style-name="P7" draw:layer="layout" svg:width="0.309cm" svg:height="0.517cm" svg:x="10.856cm" svg:y="13.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11.856cm" svg:y="13.28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2.727cm" svg:y="12.4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2.658cm" svg:y="13.287cm" svg:viewBox="0 0 389 33" draw:points="194,33 0,33 0,0 389,0 389,33">
            <text:p/>
          </draw:polygon>
          <draw:path draw:style-name="gr3" draw:text-style-name="P7" draw:layer="layout" svg:width="0.309cm" svg:height="0.517cm" svg:x="12.697cm" svg:y="13.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</draw:g>
        <draw:g xml:id="id52" draw:id="id52">
          <svg:title>TexMaths</svg:title>
          <svg:desc>22§display§= \frac{\sqrt{3} - 1}{2}§svg§600§FALSE§</svg:desc>
          <draw:polygon draw:style-name="gr2" draw:text-style-name="P6" draw:layer="layout" svg:width="3.196cm" svg:height="1.647cm" svg:x="13.729cm" svg:y="12.34cm" svg:viewBox="0 0 3197 1648" draw:points="1599,1648 0,1648 0,0 3197,0 3197,1648">
            <text:p/>
          </draw:polygon>
          <draw:path draw:style-name="gr3" draw:text-style-name="P7" draw:layer="layout" svg:width="0.515cm" svg:height="0.182cm" svg:x="13.734cm" svg:y="13.2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5cm" svg:height="0.774cm" svg:x="14.657cm" svg:y="12.301cm" svg:viewBox="0 0 606 775" svg:d="M245 694l-136-301c-5-13-10-13-12-13 0 0-5 0-12 6l-74 56c-11 7-11 10-11 12 0 4 2 9 7 9s19-11 26-18c6-3 18-12 25-17l153 334c6 13 11 13 18 13 10 0 12-4 19-14l352-729c6-13 6-14 6-16 0-9-7-16-16-16-7 0-13 4-18 16z">
            <text:p/>
          </draw:path>
          <draw:polygon draw:style-name="gr3" draw:text-style-name="P7" draw:layer="layout" svg:width="0.388cm" svg:height="0.032cm" svg:x="15.245cm" svg:y="12.301cm" svg:viewBox="0 0 389 33" draw:points="194,33 0,33 0,0 389,0 389,33">
            <text:p/>
          </draw:polygon>
          <draw:path draw:style-name="gr3" draw:text-style-name="P7" draw:layer="layout" svg:width="0.321cm" svg:height="0.532cm" svg:x="15.276cm" svg:y="12.456cm" svg:viewBox="0 0 322 533" svg:d="M194 243c63-19 107-74 107-136 0-63-67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15.866cm" svg:y="12.76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6.644cm" svg:y="12.4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63cm" svg:height="0.032cm" svg:x="14.599cm" svg:y="13.287cm" svg:viewBox="0 0 2364 33" draw:points="1183,33 0,33 0,0 2364,0 2364,33">
            <text:p/>
          </draw:polygon>
          <draw:path draw:style-name="gr3" draw:text-style-name="P7" draw:layer="layout" svg:width="0.309cm" svg:height="0.517cm" svg:x="15.627cm" svg:y="13.5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</draw:g>
        <draw:g xml:id="id53" draw:id="id53">
          <svg:title>TexMaths</svg:title>
          <svg:desc>22§display§.\ .\ .\ \ \text {(1)}§svg§600§FALSE§</svg:desc>
          <draw:polygon draw:style-name="gr2" draw:text-style-name="P6" draw:layer="layout" svg:width="2.508cm" svg:height="0.696cm" svg:x="19.821cm" svg:y="12.837cm" svg:viewBox="0 0 2509 697" draw:points="1255,697 0,697 0,0 2509,0 2509,697">
            <text:p/>
          </draw:polygon>
          <draw:path draw:style-name="gr3" draw:text-style-name="P7" draw:layer="layout" svg:width="0.083cm" svg:height="0.083cm" svg:x="19.849cm" svg:y="13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321cm" svg:y="13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0.794cm" svg:y="13.2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1.533cm" svg:y="12.7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1.827cm" svg:y="12.8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2.188cm" svg:y="12.7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1+width/2;x" smil:keyTimes="0;1"/>
                  <anim:animate smil:dur="0.5s" smil:fill="hold" smil:targetElement="id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width*0.05;width" smil:keyTimes="0;1"/>
                  <anim:animate smil:dur="0.5s" smil:fill="hold" smil:targetElement="id45" smil:attributeName="height" smil:values="height;height" smil:keyTimes="0;1"/>
                  <anim:animate smil:dur="0.5s" smil:fill="hold" smil:targetElement="id45" smil:attributeName="x" smil:values="x-.2;x" smil:keyTimes="0;1"/>
                  <anim:animate smil:dur="0.5s" smil:fill="hold" smil:targetElement="id45" smil:attributeName="y" smil:values="y;y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1+width/2;x" smil:keyTimes="0;1"/>
                  <anim:animate smil:dur="0.5s" smil:fill="hold" smil:targetElement="id5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59" draw:id="id59">
          <svg:title>TexMaths</svg:title>
          <svg:desc>22§display§.\ .\ .\ \ \text {(2)}§svg§600§FALSE§</svg:desc>
          <draw:polygon draw:style-name="gr2" draw:text-style-name="P6" draw:layer="layout" svg:width="2.508cm" svg:height="0.696cm" svg:x="17.521cm" svg:y="3.637cm" svg:viewBox="0 0 2509 697" draw:points="1255,697 0,697 0,0 2509,0 2509,697">
            <text:p/>
          </draw:polygon>
          <draw:path draw:style-name="gr3" draw:text-style-name="P7" draw:layer="layout" svg:width="0.083cm" svg:height="0.083cm" svg:x="17.549cm" svg:y="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21cm" svg:y="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494cm" svg:y="4.0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9.233cm" svg:y="3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497cm" svg:y="3.6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888cm" svg:y="3.5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60" draw:id="id60">
          <svg:title>TexMaths</svg:title>
          <svg:desc>22§display§\text {From (1) and (2), we get,}§svg§600§FALSE§</svg:desc>
          <draw:polygon draw:style-name="gr2" draw:text-style-name="P6" draw:layer="layout" svg:width="8.491cm" svg:height="0.696cm" svg:x="3.836cm" svg:y="5.137cm" svg:viewBox="0 0 8492 697" draw:points="4245,697 0,697 0,0 8492,0 8492,697">
            <text:p/>
          </draw:polygon>
          <draw:path draw:style-name="gr3" draw:text-style-name="P7" draw:layer="layout" svg:width="0.446cm" svg:height="0.527cm" svg:x="3.822cm" svg:y="5.15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261cm" svg:height="0.342cm" svg:x="4.258cm" svg:y="5.33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4.563cm" svg:y="5.3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4.952cm" svg:y="5.33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5.906cm" svg:y="5.0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198cm" svg:y="5.1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561cm" svg:y="5.0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7.108cm" svg:y="5.3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7.486cm" svg:y="5.3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7.918cm" svg:y="5.1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8cm" svg:height="0.773cm" svg:x="8.655cm" svg:y="5.0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17cm" svg:y="5.1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31cm" svg:y="5.0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9.634cm" svg:y="5.5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10.053cm" svg:y="5.34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10.598cm" svg:y="5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11.198cm" svg:y="5.32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1.586cm" svg:y="5.3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1.922cm" svg:y="5.2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2.275cm" svg:y="5.596cm" svg:viewBox="0 0 92 232" svg:d="M92 81c0-49-18-81-50-81-28 0-42 21-42 40 0 22 14 43 42 43 13 0 21-6 30-11l2-2c0 0 2 0 2 11 0 51-23 98-58 135-4 4-6 6-6 7 0 7 4 9 9 9 9 0 71-61 71-151z">
            <text:p/>
          </draw:path>
        </draw:g>
        <draw:g xml:id="id54" draw:id="id54">
          <svg:title>TexMaths</svg:title>
          <svg:desc>22§display§\int_{\frac{\pi}{6}}^{\frac{\pi}{3}} \cos t \ dt = §svg§600§FALSE§</svg:desc>
          <draw:polygon draw:style-name="gr2" draw:text-style-name="P6" draw:layer="layout" svg:width="4.54cm" svg:height="2.058cm" svg:x="3.719cm" svg:y="0.737cm" svg:viewBox="0 0 4541 2059" draw:points="2271,2059 0,2059 0,0 4541,0 4541,2059">
            <text:p/>
          </draw:polygon>
          <draw:path draw:style-name="gr3" draw:text-style-name="P7" draw:layer="layout" svg:width="0.687cm" svg:height="1.718cm" svg:x="3.724cm" svg:y="0.881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4.581cm" svg:y="0.6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4.546cm" svg:y="0.923cm" svg:viewBox="0 0 336 28" draw:points="169,28 0,28 0,0 336,0 336,28">
            <text:p/>
          </draw:polygon>
          <draw:path draw:style-name="gr3" draw:text-style-name="P7" draw:layer="layout" svg:width="0.201cm" svg:height="0.266cm" svg:x="4.613cm" svg:y="1.00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4.236cm" svg:y="2.26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4.203cm" svg:y="2.489cm" svg:viewBox="0 0 336 28" draw:points="169,28 0,28 0,0 336,0 336,28">
            <text:p/>
          </draw:polygon>
          <draw:path draw:style-name="gr3" draw:text-style-name="P7" draw:layer="layout" svg:width="0.201cm" svg:height="0.266cm" svg:x="4.27cm" svg:y="2.567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5.168cm" svg:y="1.587cm" svg:viewBox="0 0 296 357" svg:d="M65 179c0-126 63-160 104-160 7 0 56 0 84 29-31 3-36 26-36 36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5.507cm" svg:y="1.587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5.898cm" svg:y="1.58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38cm" svg:height="0.493cm" svg:x="6.324cm" svg:y="1.449cm" svg:viewBox="0 0 239 494" svg:d="M143 176h74c14 0 22 0 22-16 0-9-8-9-22-9h-67c26-111 31-125 31-130 0-14-10-21-23-21-3 0-24 0-31 28l-30 123h-74c-16 0-23 0-23 14 0 11 7 11 21 11h69c-57 220-58 232-58 246 0 43 30 72 70 72 81 0 125-114 125-119 0-7-7-7-10-7-6 0-8 1-11 10-34 81-76 99-102 99-16 0-23-11-23-35 0-20 0-25 3-37z">
            <text:p/>
          </draw:path>
          <draw:path draw:style-name="gr3" draw:text-style-name="P7" draw:layer="layout" svg:width="0.369cm" svg:height="0.546cm" svg:x="6.873cm" svg:y="1.3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7.264cm" svg:y="1.449cm" svg:viewBox="0 0 239 494" svg:d="M143 176h74c14 0 22 0 22-16 0-9-8-9-22-9h-67c26-111 31-125 31-130 0-14-10-21-23-21-3 0-24 0-31 28l-30 123h-74c-16 0-23 0-23 14 0 11 7 11 21 11h69c-57 220-58 232-58 246 0 43 30 72 70 72 81 0 125-114 125-119 0-7-7-7-10-7-6 0-8 1-11 10-34 81-76 99-102 99-16 0-23-11-23-35 0-20 0-25 3-37z">
            <text:p/>
          </draw:path>
          <draw:path draw:style-name="gr3" draw:text-style-name="P7" draw:layer="layout" svg:width="0.515cm" svg:height="0.182cm" svg:x="7.783cm" svg:y="1.65cm" svg:viewBox="0 0 516 183" svg:d="M489 32c13 0 27 0 27-16s-14-16-25-16h-465c-12 0-26 0-26 16s14 16 26 16zM491 183c11 0 25 0 25-16s-14-16-27-16h-463c-12 0-26 0-26 16s14 16 26 16z">
            <text:p/>
          </draw:path>
        </draw:g>
        <draw:g xml:id="id55" draw:id="id55">
          <svg:title>TexMaths</svg:title>
          <svg:desc>22§display§[\ \sin t \ ]_{\pi /6}^{\pi /3} = §svg§600§FALSE§</svg:desc>
          <draw:polygon draw:style-name="gr2" draw:text-style-name="P6" draw:layer="layout" svg:width="4.041cm" svg:height="1.13cm" svg:x="9.122cm" svg:y="1.236cm" svg:viewBox="0 0 4042 1131" draw:points="2022,1131 0,1131 0,0 4042,0 4042,1131">
            <text:p/>
          </draw:polygon>
          <draw:polygon draw:style-name="gr3" draw:text-style-name="P7" draw:layer="layout" svg:width="0.106cm" svg:height="0.774cm" svg:x="9.175cm" svg:y="1.424cm" svg:viewBox="0 0 107 775" draw:points="107,775 107,745 32,745 32,32 107,32 107,0 0,0 0,775">
            <text:p/>
          </draw:polygon>
          <draw:path draw:style-name="gr3" draw:text-style-name="P7" draw:layer="layout" svg:width="0.254cm" svg:height="0.357cm" svg:x="9.581cm" svg:y="1.658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86cm" svg:y="1.48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0.1cm" svg:y="1.664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38cm" svg:height="0.494cm" svg:x="10.651cm" svg:y="1.521cm" svg:viewBox="0 0 239 495" svg:d="M143 176h73c15 0 23 0 23-16 0-9-8-9-23-9h-66c26-110 31-125 31-130 0-14-10-21-23-21-1 0-24 0-31 28l-30 123h-74c-16 0-23 0-23 15 0 10 7 10 21 10h69c-57 220-58 233-58 247 0 42 30 72 70 72 81 0 125-115 125-120 0-7-7-7-11-7-7 0-7 2-10 11-34 81-76 98-102 98-16 0-23-10-23-35 0-19 0-25 3-37z">
            <text:p/>
          </draw:path>
          <draw:polygon draw:style-name="gr3" draw:text-style-name="P7" draw:layer="layout" svg:width="0.106cm" svg:height="0.774cm" svg:x="11.188cm" svg:y="1.424cm" svg:viewBox="0 0 107 775" draw:points="107,0 0,0 0,32 76,32 76,745 0,745 0,775 107,775">
            <text:p/>
          </draw:polygon>
          <draw:path draw:style-name="gr3" draw:text-style-name="P7" draw:layer="layout" svg:width="0.325cm" svg:height="0.24cm" svg:x="11.41cm" svg:y="1.37cm" svg:viewBox="0 0 326 241" svg:d="M144 37h65c-8 33-19 83-19 125 0 23 2 37 5 49 9 27 16 30 25 30 12 0 25-12 25-24 0-6 0-7-4-13-10-21-19-51-19-97 0-10 0-31 7-70h67c10 0 15 0 21-4 7-7 9-14 9-17 0-16-15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1.807cm" svg:y="1.197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2.112cm" svg:y="1.243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325cm" svg:height="0.24cm" svg:x="11.41cm" svg:y="2.035cm" svg:viewBox="0 0 326 241" svg:d="M144 37h65c-8 33-19 83-19 125 0 23 2 37 5 49 9 27 16 30 25 30 12 0 25-12 25-24 0-6 0-7-4-13-10-21-19-51-19-97 0-10 0-31 7-70h67c10 0 15 0 21-4 7-7 9-14 9-17 0-16-15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11.807cm" svg:y="1.863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12.112cm" svg:y="1.909cm" svg:viewBox="0 0 250 372" svg:d="M53 183c0-44 3-84 24-118 18-30 48-49 83-49 16 0 37 3 49 19-14 0-26 11-26 27 0 12 11 24 26 24 16 0 27-10 27-26 0-32-23-60-78-60-77 0-158 72-158 188 0 141 67 184 127 184 67 0 123-50 123-122 0-69-55-120-118-120-44 0-67 29-79 53zM127 354c-28 0-50-14-60-39-9-16-12-44-12-75 0-53 31-94 73-94 27 0 43 9 57 28 12 22 14 44 14 76s0 55-16 76c-12 19-30 28-56 28z">
            <text:p/>
          </draw:path>
          <draw:path draw:style-name="gr3" draw:text-style-name="P7" draw:layer="layout" svg:width="0.515cm" svg:height="0.182cm" svg:x="12.687cm" svg:y="1.722cm" svg:viewBox="0 0 516 183" svg:d="M489 32c13 0 27 0 27-16s-14-16-25-16h-465c-12 0-26 0-26 16s14 16 26 16zM491 183c11 0 25 0 25-16s-14-16-27-16h-463c-12 0-26 0-26 16s14 16 26 16z">
            <text:p/>
          </draw:path>
        </draw:g>
        <draw:g xml:id="id56" draw:id="id56">
          <svg:title>TexMaths</svg:title>
          <svg:desc>22§display§\sin \left( \frac{\pi}{3} \right) - \sin \left( \frac{\pi}{6} \right)§svg§600§FALSE§</svg:desc>
          <draw:polygon draw:style-name="gr2" draw:text-style-name="P6" draw:layer="layout" svg:width="6.04cm" svg:height="1.361cm" svg:x="13.838cm" svg:y="1.139cm" svg:viewBox="0 0 6041 1362" draw:points="3021,1362 0,1362 0,0 6041,0 6041,1362">
            <text:p/>
          </draw:polygon>
          <draw:path draw:style-name="gr3" draw:text-style-name="P7" draw:layer="layout" svg:width="0.254cm" svg:height="0.357cm" svg:x="13.824cm" svg:y="1.6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4.13cm" svg:y="1.4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4.343cm" svg:y="1.6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15.017cm" svg:y="1.1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15.454cm" svg:y="1.1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15.433cm" svg:y="1.782cm" svg:viewBox="0 0 470 33" draw:points="236,33 0,33 0,0 470,0 470,33">
            <text:p/>
          </draw:polygon>
          <draw:path draw:style-name="gr3" draw:text-style-name="P7" draw:layer="layout" svg:width="0.321cm" svg:height="0.533cm" svg:x="15.505cm" svg:y="2.005cm" svg:viewBox="0 0 322 534" svg:d="M194 243c63-19 107-74 107-136 0-63-67-107-143-107-79 0-137 46-137 106 0 24 18 40 39 40 24 0 40-17 40-40 0-39-37-39-47-39 23-37 74-48 102-48 32 0 76 18 76 87 0 10-2 54-23 90-23 36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95cm" svg:height="1.392cm" svg:x="16.021cm" svg:y="1.1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  <draw:path draw:style-name="gr3" draw:text-style-name="P7" draw:layer="layout" svg:width="0.473cm" svg:height="0.032cm" svg:x="16.691cm" svg:y="1.782cm" svg:viewBox="0 0 474 33" svg:d="M447 33c12 0 27 0 27-17 0-16-15-16-27-16h-421c-12 0-26 0-26 16 0 17 14 17 26 17z">
            <text:p/>
          </draw:path>
          <draw:path draw:style-name="gr3" draw:text-style-name="P7" draw:layer="layout" svg:width="0.254cm" svg:height="0.357cm" svg:x="17.425cm" svg:y="1.642cm" svg:viewBox="0 0 255 358" svg:d="M136 197c17 4 81 16 81 72 0 39-27 71-89 71-65 0-93-44-107-111-2-9-3-12-10-12-11 0-11 5-11 19v102c0 14 0 20 9 20 3 0 5-2 19-16 2-2 2-4 16-18 33 32 69 34 84 34 90 0 127-53 127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17.732cm" svg:y="1.47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39cm" svg:height="0.342cm" svg:x="17.945cm" svg:y="1.648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295cm" svg:height="1.392cm" svg:x="18.619cm" svg:y="1.1cm" svg:viewBox="0 0 296 1393" svg:d="M261 1386c1 0 8 7 8 7h18c2 0 9 0 9-7 0-3-2-5-4-7-28-28-70-70-118-155-84-150-114-342-114-527 0-343 97-546 234-683 2-2 2-5 2-7 0-7-6-7-14-7-11 0-13 0-20 7-74 63-156 171-211 335-33 102-51 225-51 354 0 185 33 392 155 572 21 30 51 62 51 62 7 10 18 23 25 28z">
            <text:p/>
          </draw:path>
          <draw:path draw:style-name="gr3" draw:text-style-name="P7" draw:layer="layout" svg:width="0.418cm" svg:height="0.342cm" svg:x="19.055cm" svg:y="1.133cm" svg:viewBox="0 0 419 343" svg:d="M185 46h88c-27 114-34 148-34 201 0 10 0 31 7 58 7 35 16 38 29 38 15 0 31-14 31-29 0-4 0-6-5-16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19.034cm" svg:y="1.782cm" svg:viewBox="0 0 470 33" draw:points="236,33 0,33 0,0 470,0 470,33">
            <text:p/>
          </draw:polygon>
          <draw:path draw:style-name="gr3" draw:text-style-name="P7" draw:layer="layout" svg:width="0.321cm" svg:height="0.533cm" svg:x="19.107cm" svg:y="2.005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2 48-59 52-77 52z">
            <text:p/>
          </draw:path>
          <draw:path draw:style-name="gr3" draw:text-style-name="P7" draw:layer="layout" svg:width="0.295cm" svg:height="1.392cm" svg:x="19.622cm" svg:y="1.1cm" svg:viewBox="0 0 296 1393" svg:d="M296 696c0-222-53-458-206-633-11-12-39-42-58-58-6-5-7-5-18-5-7 0-14 0-14 7 0 4 4 7 5 9 27 26 69 69 116 155 85 148 115 340 115 525 0 336-93 542-232 683-2 2-4 5-4 7 0 7 7 7 14 7 11 0 12 0 19-5 74-63 157-171 212-335 33-105 51-232 51-357z">
            <text:p/>
          </draw:path>
        </draw:g>
        <draw:g xml:id="id57" draw:id="id57">
          <svg:title>TexMaths</svg:title>
          <svg:desc>22§display§= \frac{\sqrt{3}}{2} - \frac{1}{2}§svg§600§FALSE§</svg:desc>
          <draw:polygon draw:style-name="gr2" draw:text-style-name="P6" draw:layer="layout" svg:width="3.38cm" svg:height="1.647cm" svg:x="8.226cm" svg:y="2.94cm" svg:viewBox="0 0 3381 1648" draw:points="1691,1648 0,1648 0,0 3381,0 3381,1648">
            <text:p/>
          </draw:polygon>
          <draw:path draw:style-name="gr3" draw:text-style-name="P7" draw:layer="layout" svg:width="0.515cm" svg:height="0.182cm" svg:x="8.231cm" svg:y="3.8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4cm" svg:x="9.153cm" svg:y="2.901cm" svg:viewBox="0 0 605 775" svg:d="M245 694l-136-301c-5-13-10-13-12-13 0 0-5 0-13 6l-73 56c-11 7-11 10-11 12 0 4 2 9 7 9s19-11 26-18c6-3 18-12 25-17l153 334c5 13 11 13 18 13 10 0 12-4 19-14l352-729c5-13 5-14 5-16 0-9-7-16-15-16s-13 4-18 16z">
            <text:p/>
          </draw:path>
          <draw:polygon draw:style-name="gr3" draw:text-style-name="P7" draw:layer="layout" svg:width="0.388cm" svg:height="0.032cm" svg:x="9.741cm" svg:y="2.901cm" svg:viewBox="0 0 389 33" draw:points="194,33 0,33 0,0 389,0 389,33">
            <text:p/>
          </draw:polygon>
          <draw:path draw:style-name="gr3" draw:text-style-name="P7" draw:layer="layout" svg:width="0.321cm" svg:height="0.532cm" svg:x="9.773cm" svg:y="3.056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1.032cm" svg:height="0.032cm" svg:x="9.095cm" svg:y="3.887cm" svg:viewBox="0 0 1033 33" draw:points="516,33 0,33 0,0 1033,0 1033,33">
            <text:p/>
          </draw:polygon>
          <draw:path draw:style-name="gr3" draw:text-style-name="P7" draw:layer="layout" svg:width="0.309cm" svg:height="0.517cm" svg:x="9.456cm" svg:y="4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472cm" svg:height="0.032cm" svg:x="10.456cm" svg:y="3.88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327cm" svg:y="3.0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1.258cm" svg:y="3.887cm" svg:viewBox="0 0 389 33" draw:points="194,33 0,33 0,0 389,0 389,33">
            <text:p/>
          </draw:polygon>
          <draw:path draw:style-name="gr3" draw:text-style-name="P7" draw:layer="layout" svg:width="0.309cm" svg:height="0.517cm" svg:x="11.297cm" svg:y="4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</draw:g>
        <draw:g xml:id="id58" draw:id="id58">
          <svg:title>TexMaths</svg:title>
          <svg:desc>22§display§= \frac{\sqrt{3} - 1}{2}§svg§600§FALSE§</svg:desc>
          <draw:polygon draw:style-name="gr2" draw:text-style-name="P6" draw:layer="layout" svg:width="3.196cm" svg:height="1.647cm" svg:x="12.329cm" svg:y="2.94cm" svg:viewBox="0 0 3197 1648" draw:points="1599,1648 0,1648 0,0 3197,0 3197,1648">
            <text:p/>
          </draw:polygon>
          <draw:path draw:style-name="gr3" draw:text-style-name="P7" draw:layer="layout" svg:width="0.515cm" svg:height="0.182cm" svg:x="12.334cm" svg:y="3.8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5cm" svg:height="0.774cm" svg:x="13.257cm" svg:y="2.901cm" svg:viewBox="0 0 606 775" svg:d="M245 694l-136-301c-5-13-10-13-12-13 0 0-5 0-12 6l-74 56c-11 7-11 10-11 12 0 4 2 9 7 9s19-11 26-18c6-3 18-12 25-17l153 334c6 13 11 13 18 13 10 0 12-4 19-14l352-729c6-13 6-14 6-16 0-9-7-16-16-16-7 0-13 4-18 16z">
            <text:p/>
          </draw:path>
          <draw:polygon draw:style-name="gr3" draw:text-style-name="P7" draw:layer="layout" svg:width="0.388cm" svg:height="0.032cm" svg:x="13.845cm" svg:y="2.901cm" svg:viewBox="0 0 389 33" draw:points="194,33 0,33 0,0 389,0 389,33">
            <text:p/>
          </draw:polygon>
          <draw:path draw:style-name="gr3" draw:text-style-name="P7" draw:layer="layout" svg:width="0.321cm" svg:height="0.532cm" svg:x="13.876cm" svg:y="3.056cm" svg:viewBox="0 0 322 533" svg:d="M194 243c63-19 107-74 107-136 0-63-67-107-143-107-79 0-137 46-137 106 0 24 18 40 39 40 25 0 40-17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473cm" svg:height="0.032cm" svg:x="14.466cm" svg:y="3.362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7cm" svg:x="15.244cm" svg:y="3.05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363cm" svg:height="0.032cm" svg:x="13.199cm" svg:y="3.887cm" svg:viewBox="0 0 2364 33" draw:points="1183,33 0,33 0,0 2364,0 2364,33">
            <text:p/>
          </draw:polygon>
          <draw:path draw:style-name="gr3" draw:text-style-name="P7" draw:layer="layout" svg:width="0.309cm" svg:height="0.517cm" svg:x="14.227cm" svg:y="4.1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</draw:g>
        <draw:g xml:id="id61" draw:id="id61">
          <svg:title>TexMaths</svg:title>
          <svg:desc>22§display§\int_{\frac{\pi}{6}}^{\frac{\pi}{3}} \cos x \ dx = \int_{\frac{\pi}{6}}^{\frac{\pi}{3}} \cos t \ dt§svg§600§FALSE§</svg:desc>
          <draw:polygon draw:style-name="gr2" draw:text-style-name="P6" draw:layer="layout" svg:width="8.944cm" svg:height="2.058cm" svg:x="5.119cm" svg:y="6.436cm" svg:viewBox="0 0 8945 2059" draw:points="4472,2059 0,2059 0,0 8945,0 8945,2059">
            <text:p/>
          </draw:polygon>
          <draw:path draw:style-name="gr3" draw:text-style-name="P7" draw:layer="layout" svg:width="0.687cm" svg:height="1.718cm" svg:x="5.124cm" svg:y="6.5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5.981cm" svg:y="6.3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946cm" svg:y="6.622cm" svg:viewBox="0 0 336 28" draw:points="169,28 0,28 0,0 336,0 336,28">
            <text:p/>
          </draw:polygon>
          <draw:path draw:style-name="gr3" draw:text-style-name="P7" draw:layer="layout" svg:width="0.201cm" svg:height="0.266cm" svg:x="6.013cm" svg:y="6.7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5.636cm" svg:y="7.9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5.603cm" svg:y="8.188cm" svg:viewBox="0 0 336 28" draw:points="169,28 0,28 0,0 336,0 336,28">
            <text:p/>
          </draw:polygon>
          <draw:path draw:style-name="gr3" draw:text-style-name="P7" draw:layer="layout" svg:width="0.201cm" svg:height="0.266cm" svg:x="5.67cm" svg:y="8.2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6.568cm" svg:y="7.2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907cm" svg:y="7.2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7.298cm" svg:y="7.2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7.729cm" svg:y="7.2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8.437cm" svg:y="7.0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8.831cm" svg:y="7.2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9.509cm" svg:y="7.3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0.323cm" svg:y="6.5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1.181cm" svg:y="6.3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1.147cm" svg:y="6.622cm" svg:viewBox="0 0 336 28" draw:points="169,28 0,28 0,0 336,0 336,28">
            <text:p/>
          </draw:polygon>
          <draw:path draw:style-name="gr3" draw:text-style-name="P7" draw:layer="layout" svg:width="0.201cm" svg:height="0.266cm" svg:x="11.214cm" svg:y="6.7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0.837cm" svg:y="7.9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0.804cm" svg:y="8.188cm" svg:viewBox="0 0 336 28" draw:points="169,28 0,28 0,0 336,0 336,28">
            <text:p/>
          </draw:polygon>
          <draw:path draw:style-name="gr3" draw:text-style-name="P7" draw:layer="layout" svg:width="0.201cm" svg:height="0.266cm" svg:x="10.871cm" svg:y="8.2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11.768cm" svg:y="7.2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108cm" svg:y="7.2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499cm" svg:y="7.2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38cm" svg:height="0.493cm" svg:x="12.925cm" svg:y="7.14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3.474cm" svg:y="7.0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238cm" svg:height="0.493cm" svg:x="13.865cm" svg:y="7.14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62" draw:id="id62">
          <svg:title>TexMaths</svg:title>
          <svg:desc>24§display§\text {(iii)}§svg§600§FALSE§</svg:desc>
          <draw:polygon draw:style-name="gr2" draw:text-style-name="P6" draw:layer="layout" svg:width="1.191cm" svg:height="0.76cm" svg:x="3.209cm" svg:y="9.839cm" svg:viewBox="0 0 1192 761" draw:points="595,761 0,761 0,0 1192,0 1192,761">
            <text:p/>
          </draw:polygon>
          <draw:path draw:style-name="gr3" draw:text-style-name="P7" draw:layer="layout" svg:width="0.197cm" svg:height="0.844cm" svg:x="3.249cm" svg:y="9.797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7" draw:layer="layout" svg:width="0.181cm" svg:height="0.566cm" svg:x="3.522cm" svg:y="9.866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756cm" svg:y="9.866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81cm" svg:height="0.566cm" svg:x="3.99cm" svg:y="9.866cm" svg:viewBox="0 0 182 567" svg:d="M123 192l-119 10v27c55 0 63 3 63 46v226c0 39-9 39-67 39v27c27-2 73-2 94-2 29 0 60 0 88 2v-27c-55 0-59-4-59-37zM127 44c0-27-21-44-46-44-27 0-45 23-45 44 0 23 18 46 45 46 25 0 46-19 46-46z">
            <text:p/>
          </draw:path>
          <draw:path draw:style-name="gr3" draw:text-style-name="P7" draw:layer="layout" svg:width="0.197cm" svg:height="0.844cm" svg:x="4.245cm" svg:y="9.7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63" draw:id="id63">
          <svg:title>TexMaths</svg:title>
          <svg:desc>22§display§\int_{-1}^{5} (2x + 5)\ dx = §svg§600§FALSE§</svg:desc>
          <draw:polygon draw:style-name="gr2" draw:text-style-name="P6" draw:layer="layout" svg:width="5.819cm" svg:height="1.849cm" svg:x="5.12cm" svg:y="9.239cm" svg:viewBox="0 0 5820 1850" draw:points="2909,1850 0,1850 0,0 5820,0 5820,1850">
            <text:p/>
          </draw:polygon>
          <draw:path draw:style-name="gr3" draw:text-style-name="P7" draw:layer="layout" svg:width="0.687cm" svg:height="1.718cm" svg:x="5.125cm" svg:y="9.36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5.889cm" svg:y="9.2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5.569cm" svg:y="10.9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053cm" svg:y="10.7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417cm" svg:y="9.84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681cm" svg:y="9.90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051cm" svg:y="10.0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686cm" svg:y="9.96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53cm" svg:y="9.906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8.846cm" svg:y="9.84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9.391cm" svg:y="9.88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9.786cm" svg:y="10.0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463cm" svg:y="10.136cm" svg:viewBox="0 0 516 183" svg:d="M489 32c13 0 27 0 27-16s-14-16-25-16h-465c-12 0-26 0-26 16s14 16 26 16zM491 183c11 0 25 0 25-16s-14-16-27-16h-463c-12 0-26 0-26 16s14 16 26 16z">
            <text:p/>
          </draw:path>
        </draw:g>
        <draw:g xml:id="id64" draw:id="id64">
          <svg:title>TexMaths</svg:title>
          <svg:desc>22§display§\left[ 2 \left( \frac{x^2}{2} \right)  + 5x  \right]_{-1}^5 = §svg§600§FALSE§</svg:desc>
          <draw:polygon draw:style-name="gr2" draw:text-style-name="P6" draw:layer="layout" svg:width="6.743cm" svg:height="2.019cm" svg:x="11.322cm" svg:y="9.241cm" svg:viewBox="0 0 6744 2020" draw:points="3372,2020 0,2020 0,0 6744,0 6744,2020">
            <text:p/>
          </draw:polygon>
          <draw:polygon draw:style-name="gr3" draw:text-style-name="P7" draw:layer="layout" svg:width="0.205cm" svg:height="1.857cm" svg:x="11.477cm" svg:y="9.401cm" svg:viewBox="0 0 206 1858" draw:points="0,1858 206,1858 206,1815 42,1815 42,42 206,42 206,0 0,0">
            <text:p/>
          </draw:polygon>
          <draw:path draw:style-name="gr3" draw:text-style-name="P7" draw:layer="layout" svg:width="0.309cm" svg:height="0.517cm" svg:x="11.73cm" svg:y="10.00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2.367cm" svg:y="9.401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12.892cm" svg:y="9.6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3.344cm" svg:y="9.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2.869cm" svg:y="10.315cm" svg:viewBox="0 0 790 33" draw:points="396,33 0,33 0,0 790,0 790,33">
            <text:p/>
          </draw:polygon>
          <draw:path draw:style-name="gr3" draw:text-style-name="P7" draw:layer="layout" svg:width="0.309cm" svg:height="0.517cm" svg:x="13.108cm" svg:y="10.53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3.777cm" svg:y="9.401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7" draw:layer="layout" svg:width="0.515cm" svg:height="0.517cm" svg:x="14.534cm" svg:y="10.0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5.303cm" svg:y="10.008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386cm" svg:height="0.351cm" svg:x="15.673cm" svg:y="10.1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205cm" svg:height="1.857cm" svg:x="16.104cm" svg:y="9.401cm" svg:viewBox="0 0 206 1858" draw:points="162,1815 0,1815 0,1858 206,1858 206,0 0,0 0,42 162,42">
            <text:p/>
          </draw:polygon>
          <draw:path draw:style-name="gr3" draw:text-style-name="P7" draw:layer="layout" svg:width="0.24cm" svg:height="0.371cm" svg:x="16.535cm" svg:y="9.202cm" svg:viewBox="0 0 241 372" svg:d="M51 58c26 7 44 7 53 7 70 0 114-49 114-58 0-5-5-7-7-7s-2 0-5 2c-12 5-41 16-81 16-16 0-44-2-81-14-5-4-5-4-7-4-7 0-7 5-7 14v160c0 11 0 16 9 16 5 0 5 0 12-7 23-30 56-33 76-33 31 0 47 24 49 30 11 17 12 38 12 70 0 16 0 48-16 72-14 20-36 32-63 32-35 0-72-19-86-55 21 2 32-12 32-26 0-23-20-28-27-28-2 0-28 0-28 30 0 49 44 97 111 97 69 0 130-52 130-120 0-62-47-118-114-118-25 0-53 5-76 26z">
            <text:p/>
          </draw:path>
          <draw:path draw:style-name="gr3" draw:text-style-name="P7" draw:layer="layout" svg:width="0.367cm" svg:height="0.027cm" svg:x="16.56cm" svg:y="11.14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044cm" svg:y="10.938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182cm" svg:x="17.589cm" svg:y="10.239cm" svg:viewBox="0 0 516 183" svg:d="M489 32c13 0 27 0 27-16s-14-16-25-16h-465c-12 0-26 0-26 16s14 16 26 16zM491 183c11 0 25 0 25-16s-14-16-27-16h-463c-12 0-26 0-26 16s14 16 26 16z">
            <text:p/>
          </draw:path>
        </draw:g>
        <draw:g xml:id="id65" draw:id="id65">
          <svg:title>TexMaths</svg:title>
          <svg:desc>22§display§[ \ x^2 + 5x  \ ]_{-1}^5§svg§600§FALSE§</svg:desc>
          <draw:polygon draw:style-name="gr2" draw:text-style-name="P6" draw:layer="layout" svg:width="4.171cm" svg:height="0.795cm" svg:x="18.519cm" svg:y="9.84cm" svg:viewBox="0 0 4172 796" draw:points="2086,796 0,796 0,0 4172,0 4172,796">
            <text:p/>
          </draw:polygon>
          <draw:polygon draw:style-name="gr3" draw:text-style-name="P7" draw:layer="layout" svg:width="0.106cm" svg:height="0.773cm" svg:x="18.572cm" svg:y="9.9cm" svg:viewBox="0 0 107 774" draw:points="107,774 107,745 32,745 32,32 107,32 107,0 0,0 0,774">
            <text:p/>
          </draw:polygon>
          <draw:path draw:style-name="gr3" draw:text-style-name="P7" draw:layer="layout" svg:width="0.386cm" svg:height="0.351cm" svg:x="18.975cm" svg:y="10.137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9.429cm" svg:y="9.8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9.957cm" svg:y="10.0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727cm" svg:y="9.965cm" svg:viewBox="0 0 310 533" svg:d="M310 361c0-92-64-171-148-171-37 0-70 12-99 41v-152c16 5 43 11 67 11 95 0 150-71 150-81 0-5-2-9-7-9-2 0-4 0-7 2-16 7-53 23-106 23-31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386cm" svg:height="0.351cm" svg:x="21.096cm" svg:y="10.137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106cm" svg:height="0.773cm" svg:x="21.79cm" svg:y="9.9cm" svg:viewBox="0 0 107 774" draw:points="107,0 0,0 0,32 76,32 76,745 0,745 0,774 107,774">
            <text:p/>
          </draw:polygon>
          <draw:path draw:style-name="gr3" draw:text-style-name="P7" draw:layer="layout" svg:width="0.24cm" svg:height="0.37cm" svg:x="22.022cm" svg:y="9.801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7cm" svg:height="0.027cm" svg:x="22.047cm" svg:y="10.52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2.531cm" svg:y="10.311cm" svg:viewBox="0 0 199 361" svg:d="M123 16c0-16-2-16-16-16-35 33-84 35-107 35v20c12 0 49 0 79-16v278c0 17 0 24-54 24h-21v20c10 0 77-2 96-2 18 0 87 2 99 2v-20h-21c-55 0-55-7-55-24z">
            <text:p/>
          </draw:path>
        </draw:g>
        <draw:g xml:id="id66" draw:id="id66">
          <svg:title>TexMaths</svg:title>
          <svg:desc>22§display§= [\ 25 + 5(5) \ ] - [\ (-1)^2 + 5(-1) \ ]§svg§600§FALSE§</svg:desc>
          <draw:polygon draw:style-name="gr2" draw:text-style-name="P6" draw:layer="layout" svg:width="11.431cm" svg:height="0.795cm" svg:x="10.418cm" svg:y="11.839cm" svg:viewBox="0 0 11432 796" draw:points="5716,796 0,796 0,0 11432,0 11432,796">
            <text:p/>
          </draw:polygon>
          <draw:path draw:style-name="gr3" draw:text-style-name="P7" draw:layer="layout" svg:width="0.515cm" svg:height="0.182cm" svg:x="10.423cm" svg:y="12.19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11.287cm" svg:y="11.899cm" svg:viewBox="0 0 107 774" draw:points="107,774 107,745 32,745 32,32 107,32 107,0 0,0 0,774">
            <text:p/>
          </draw:polygon>
          <draw:path draw:style-name="gr3" draw:text-style-name="P7" draw:layer="layout" svg:width="0.309cm" svg:height="0.516cm" svg:x="11.706cm" svg:y="11.96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32cm" svg:x="12.093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515cm" svg:height="0.516cm" svg:x="12.657cm" svg:y="12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3.424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13.85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4.112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14.504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5.036cm" svg:y="11.899cm" svg:viewBox="0 0 107 774" draw:points="107,0 0,0 0,32 76,32 76,745 0,745 0,774 107,774">
            <text:p/>
          </draw:polygon>
          <draw:path draw:style-name="gr3" draw:text-style-name="P7" draw:layer="layout" svg:width="0.472cm" svg:height="0.032cm" svg:x="15.469cm" svg:y="12.27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6.27cm" svg:y="11.899cm" svg:viewBox="0 0 107 774" draw:points="107,774 107,745 32,745 32,32 107,32 107,0 0,0 0,774">
            <text:p/>
          </draw:polygon>
          <draw:path draw:style-name="gr3" draw:text-style-name="P7" draw:layer="layout" svg:width="0.18cm" svg:height="0.773cm" svg:x="16.727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7.016cm" svg:y="12.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621cm" svg:y="11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984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8.274cm" svg:y="11.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8.802cm" svg:y="12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9.569cm" svg:y="11.964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18cm" svg:height="0.773cm" svg:x="19.995cm" svg:y="11.89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20.282cm" svg:y="12.2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0.889cm" svg:y="11.9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1.25cm" svg:y="11.89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1.782cm" svg:y="11.899cm" svg:viewBox="0 0 107 774" draw:points="107,0 0,0 0,32 76,32 76,745 0,745 0,774 107,774">
            <text:p/>
          </draw:polygon>
        </draw:g>
        <draw:g xml:id="id67" draw:id="id67">
          <svg:title>TexMaths</svg:title>
          <svg:desc>22§display§= 50 - ( - 4 ) = 54§svg§600§FALSE§</svg:desc>
          <draw:polygon draw:style-name="gr2" draw:text-style-name="P6" draw:layer="layout" svg:width="5.829cm" svg:height="0.696cm" svg:x="10.52cm" svg:y="13.541cm" svg:viewBox="0 0 5830 697" draw:points="2915,697 0,697 0,0 5830,0 5830,697">
            <text:p/>
          </draw:polygon>
          <draw:path draw:style-name="gr3" draw:text-style-name="P7" draw:layer="layout" svg:width="0.515cm" svg:height="0.182cm" svg:x="10.525cm" svg:y="13.7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1.337cm" svg:y="13.56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1.715cm" svg:y="13.56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2.307cm" svg:y="13.873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3.093cm" svg:y="13.5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13.38cm" svg:y="13.87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94cm" svg:y="13.558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14.348cm" svg:y="13.5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4.864cm" svg:y="13.79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5.675cm" svg:y="13.56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44cm" svg:height="0.523cm" svg:x="16.045cm" svg:y="13.558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68" draw:id="id68">
          <svg:title>TexMaths</svg:title>
          <svg:desc>22§display§.\ .\ .\ \ \text {(1)}§svg§600§FALSE§</svg:desc>
          <draw:polygon draw:style-name="gr2" draw:text-style-name="P6" draw:layer="layout" svg:width="2.508cm" svg:height="0.696cm" svg:x="18.121cm" svg:y="13.537cm" svg:viewBox="0 0 2509 697" draw:points="1255,697 0,697 0,0 2509,0 2509,697">
            <text:p/>
          </draw:polygon>
          <draw:path draw:style-name="gr3" draw:text-style-name="P7" draw:layer="layout" svg:width="0.083cm" svg:height="0.083cm" svg:x="18.149cm" svg:y="13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621cm" svg:y="13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9.094cm" svg:y="13.9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9.833cm" svg:y="13.4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0.127cm" svg:y="13.5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488cm" svg:y="13.4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1+width/2;x" smil:keyTimes="0;1"/>
                  <anim:animate smil:dur="0.5s" smil:fill="hold" smil:targetElement="id5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0" smil:attributeName="visibility" smil:to="visible"/>
                  <anim:animate smil:dur="0.5s" smil:fill="hold" smil:targetElement="id60" smil:attributeName="width" smil:values="width*0.05;width" smil:keyTimes="0;1"/>
                  <anim:animate smil:dur="0.5s" smil:fill="hold" smil:targetElement="id60" smil:attributeName="height" smil:values="height;height" smil:keyTimes="0;1"/>
                  <anim:animate smil:dur="0.5s" smil:fill="hold" smil:targetElement="id60" smil:attributeName="x" smil:values="x-.2;x" smil:keyTimes="0;1"/>
                  <anim:animate smil:dur="0.5s" smil:fill="hold" smil:targetElement="id60" smil:attributeName="y" smil:values="y;y" smil:keyTimes="0;1"/>
                  <anim:transitionFilter smil:dur="0.5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1+width/2;x" smil:keyTimes="0;1"/>
                  <anim:animate smil:dur="0.5s" smil:fill="hold" smil:targetElement="id68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74" draw:id="id74">
          <svg:title>TexMaths</svg:title>
          <svg:desc>22§display§.\ .\ .\ \ \text {(2)}§svg§600§FALSE§</svg:desc>
          <draw:polygon draw:style-name="gr2" draw:text-style-name="P6" draw:layer="layout" svg:width="2.508cm" svg:height="0.696cm" svg:x="23.521cm" svg:y="9.837cm" svg:viewBox="0 0 2509 697" draw:points="1255,697 0,697 0,0 2509,0 2509,697">
            <text:p/>
          </draw:polygon>
          <draw:path draw:style-name="gr3" draw:text-style-name="P7" draw:layer="layout" svg:width="0.083cm" svg:height="0.083cm" svg:x="23.549cm" svg:y="10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4.021cm" svg:y="10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4.494cm" svg:y="10.2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5.233cm" svg:y="9.7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5.497cm" svg:y="9.8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5.888cm" svg:y="9.7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75" draw:id="id75">
          <svg:title>TexMaths</svg:title>
          <svg:desc>22§display§\text {From (1) and (2), we get,}§svg§600§FALSE§</svg:desc>
          <draw:polygon draw:style-name="gr2" draw:text-style-name="P6" draw:layer="layout" svg:width="8.491cm" svg:height="0.696cm" svg:x="2.436cm" svg:y="11.237cm" svg:viewBox="0 0 8492 697" draw:points="4245,697 0,697 0,0 8492,0 8492,697">
            <text:p/>
          </draw:polygon>
          <draw:path draw:style-name="gr3" draw:text-style-name="P7" draw:layer="layout" svg:width="0.446cm" svg:height="0.527cm" svg:x="2.422cm" svg:y="11.25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7" draw:layer="layout" svg:width="0.261cm" svg:height="0.342cm" svg:x="2.858cm" svg:y="11.43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3.163cm" svg:y="11.4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3.552cm" svg:y="11.435cm" svg:viewBox="0 0 605 343" svg:d="M60 76v209c0 33-7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4.506cm" svg:y="11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4.798cm" svg:y="11.2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5.161cm" svg:y="11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49cm" svg:height="0.356cm" svg:x="5.708cm" svg:y="11.4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7" draw:layer="layout" svg:width="0.39cm" svg:height="0.342cm" svg:x="6.086cm" svg:y="11.435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6.518cm" svg:y="11.2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18cm" svg:height="0.773cm" svg:x="7.255cm" svg:y="11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517cm" svg:y="11.2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7.91cm" svg:y="11.1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91cm" svg:height="0.231cm" svg:x="8.234cm" svg:y="11.6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531cm" svg:height="0.342cm" svg:x="8.653cm" svg:y="11.444cm" svg:viewBox="0 0 532 343" svg:d="M466 74c14-39 37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2 9 5 14 14 14 11 0 14-7 16-14z">
            <text:p/>
          </draw:path>
          <draw:path draw:style-name="gr3" draw:text-style-name="P7" draw:layer="layout" svg:width="0.3cm" svg:height="0.356cm" svg:x="9.198cm" svg:y="11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9.798cm" svg:y="11.42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cm" svg:height="0.356cm" svg:x="10.186cm" svg:y="11.4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42cm" svg:height="0.485cm" svg:x="10.522cm" svg:y="11.30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10.875cm" svg:y="11.696cm" svg:viewBox="0 0 92 232" svg:d="M92 81c0-49-18-81-50-81-28 0-42 21-42 40 0 22 14 43 42 43 13 0 21-6 30-11l2-2c0 0 2 0 2 11 0 51-23 98-58 135-4 4-6 6-6 7 0 7 4 9 9 9 9 0 71-61 71-151z">
            <text:p/>
          </draw:path>
        </draw:g>
        <draw:g xml:id="id71" draw:id="id71">
          <svg:title>TexMaths</svg:title>
          <svg:desc>22§display§= [ \ x^2 + 5x  \ ]_{-1}^2 + [ \ x^2 + 5x  \ ]_2^5§svg§600§FALSE§</svg:desc>
          <draw:polygon draw:style-name="gr2" draw:text-style-name="P6" draw:layer="layout" svg:width="9.803cm" svg:height="0.795cm" svg:x="5.92cm" svg:y="6.141cm" svg:viewBox="0 0 9804 796" draw:points="4902,796 0,796 0,0 9804,0 9804,796">
            <text:p/>
          </draw:polygon>
          <draw:path draw:style-name="gr3" draw:text-style-name="P7" draw:layer="layout" svg:width="0.515cm" svg:height="0.182cm" svg:x="5.925cm" svg:y="6.496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6.79cm" svg:y="6.201cm" svg:viewBox="0 0 107 774" draw:points="107,774 107,745 32,745 32,32 107,32 107,0 0,0 0,774">
            <text:p/>
          </draw:polygon>
          <draw:path draw:style-name="gr3" draw:text-style-name="P7" draw:layer="layout" svg:width="0.386cm" svg:height="0.351cm" svg:x="7.193cm" svg:y="6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647cm" svg:y="6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175cm" svg:y="6.3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942cm" svg:y="6.26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386cm" svg:height="0.351cm" svg:x="9.314cm" svg:y="6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106cm" svg:height="0.773cm" svg:x="10.007cm" svg:y="6.201cm" svg:viewBox="0 0 107 774" draw:points="107,0 0,0 0,32 76,32 76,745 0,745 0,774 107,774">
            <text:p/>
          </draw:polygon>
          <draw:path draw:style-name="gr3" draw:text-style-name="P7" draw:layer="layout" svg:width="0.24cm" svg:height="0.36cm" svg:x="10.24cm" svg:y="6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0.264cm" svg:y="6.82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748cm" svg:y="6.61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25cm" svg:y="6.329cm" svg:viewBox="0 0 516 517" svg:d="M275 275h216c11 0 25 0 25-16s-14-16-25-16h-216v-217c0-12 0-26-16-26s-16 14-16 26v217h-217c-12 0-26 0-26 16s14 16 26 16h217v216c0 11 0 26 16 26s16-15 16-26z">
            <text:p/>
          </draw:path>
          <draw:polygon draw:style-name="gr3" draw:text-style-name="P7" draw:layer="layout" svg:width="0.106cm" svg:height="0.773cm" svg:x="12.072cm" svg:y="6.201cm" svg:viewBox="0 0 107 774" draw:points="107,774 107,745 32,745 32,32 107,32 107,0 0,0 0,774">
            <text:p/>
          </draw:polygon>
          <draw:path draw:style-name="gr3" draw:text-style-name="P7" draw:layer="layout" svg:width="0.386cm" svg:height="0.351cm" svg:x="12.475cm" svg:y="6.4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929cm" svg:y="6.1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457cm" svg:y="6.3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226cm" svg:y="6.266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386cm" svg:height="0.351cm" svg:x="14.596cm" svg:y="6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0.106cm" svg:height="0.773cm" svg:x="15.291cm" svg:y="6.201cm" svg:viewBox="0 0 107 774" draw:points="107,0 0,0 0,32 76,32 76,745 0,745 0,774 107,774">
            <text:p/>
          </draw:polygon>
          <draw:path draw:style-name="gr3" draw:text-style-name="P7" draw:layer="layout" svg:width="0.24cm" svg:height="0.37cm" svg:x="15.522cm" svg:y="6.102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cm" svg:height="0.36cm" svg:x="15.522cm" svg:y="6.61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72" draw:id="id72">
          <svg:title>TexMaths</svg:title>
          <svg:desc>22§display§= [\ 4 + 5(2) \ ] - [\ (-1)^2 + 5(-1) \ ] +  [\ 25 + 5(5) \ ] - [\ 4 + 5(2) \ ]§svg§600§FALSE§</svg:desc>
          <draw:polygon draw:style-name="gr2" draw:text-style-name="P6" draw:layer="layout" svg:width="20.625cm" svg:height="0.795cm" svg:x="5.819cm" svg:y="7.94cm" svg:viewBox="0 0 20626 796" draw:points="10314,796 0,796 0,0 20626,0 20626,796">
            <text:p/>
          </draw:polygon>
          <draw:path draw:style-name="gr3" draw:text-style-name="P7" draw:layer="layout" svg:width="0.515cm" svg:height="0.182cm" svg:x="5.824cm" svg:y="8.295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6.688cm" svg:y="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7.092cm" svg:y="8.05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7.671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4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8.864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126cm" svg:y="8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9.519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0.05cm" svg:y="8cm" svg:viewBox="0 0 107 774" draw:points="107,0 0,0 0,32 76,32 76,745 0,745 0,774 107,774">
            <text:p/>
          </draw:polygon>
          <draw:path draw:style-name="gr3" draw:text-style-name="P7" draw:layer="layout" svg:width="0.472cm" svg:height="0.032cm" svg:x="10.483cm" svg:y="8.37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1.284cm" svg:y="8cm" svg:viewBox="0 0 107 774" draw:points="107,774 107,745 32,745 32,32 107,32 107,0 0,0 0,774">
            <text:p/>
          </draw:polygon>
          <draw:path draw:style-name="gr3" draw:text-style-name="P7" draw:layer="layout" svg:width="0.18cm" svg:height="0.773cm" svg:x="11.742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2.03cm" svg:y="8.3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636cm" svg:y="8.0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2.998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3.289cm" svg:y="7.90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817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586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15.01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5.299cm" svg:y="8.37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5.904cm" svg:y="8.06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267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6.798cm" svg:y="8cm" svg:viewBox="0 0 107 774" draw:points="107,0 0,0 0,32 76,32 76,745 0,745 0,774 107,774">
            <text:p/>
          </draw:polygon>
          <draw:path draw:style-name="gr3" draw:text-style-name="P7" draw:layer="layout" svg:width="0.515cm" svg:height="0.516cm" svg:x="17.21cm" svg:y="8.128cm" svg:viewBox="0 0 516 517" svg:d="M275 275h216c11 0 25 0 25-16s-14-16-25-16h-216v-217c0-12 0-26-16-26s-16 14-16 26v217h-217c-12 0-26 0-26 16s14 16 26 16h217v216c0 11 0 26 16 26s16-15 16-26z">
            <text:p/>
          </draw:path>
          <draw:polygon draw:style-name="gr3" draw:text-style-name="P7" draw:layer="layout" svg:width="0.106cm" svg:height="0.773cm" svg:x="18.032cm" svg:y="8cm" svg:viewBox="0 0 107 774" draw:points="107,774 107,745 32,745 32,32 107,32 107,0 0,0 0,774">
            <text:p/>
          </draw:polygon>
          <draw:path draw:style-name="gr3" draw:text-style-name="P7" draw:layer="layout" svg:width="0.309cm" svg:height="0.516cm" svg:x="18.451cm" svg:y="8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09cm" svg:height="0.532cm" svg:x="18.838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515cm" svg:height="0.516cm" svg:x="19.401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171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18cm" svg:height="0.773cm" svg:x="20.595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20.857cm" svg:y="8.065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2 0 66 53 141 141 141 90 0 169-74 169-172z">
            <text:p/>
          </draw:path>
          <draw:path draw:style-name="gr3" draw:text-style-name="P7" draw:layer="layout" svg:width="0.18cm" svg:height="0.773cm" svg:x="21.25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1.781cm" svg:y="8cm" svg:viewBox="0 0 107 774" draw:points="107,0 0,0 0,32 76,32 76,745 0,745 0,774 107,774">
            <text:p/>
          </draw:polygon>
          <draw:path draw:style-name="gr3" draw:text-style-name="P7" draw:layer="layout" svg:width="0.472cm" svg:height="0.032cm" svg:x="22.214cm" svg:y="8.37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23.015cm" svg:y="8cm" svg:viewBox="0 0 107 774" draw:points="107,774 107,745 32,745 32,32 107,32 107,0 0,0 0,774">
            <text:p/>
          </draw:polygon>
          <draw:path draw:style-name="gr3" draw:text-style-name="P7" draw:layer="layout" svg:width="0.344cm" svg:height="0.524cm" svg:x="23.418cm" svg:y="8.056cm" svg:viewBox="0 0 345 525" svg:d="M208 398v67c0 28-2 37-60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23.999cm" svg:y="8.1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4.766cm" svg:y="8.065cm" svg:viewBox="0 0 310 533" svg:d="M310 361c0-92-64-171-148-171-37 0-70 12-99 41v-152c16 5 43 11 67 11 95 0 150-71 150-81 0-5-2-9-7-9-2 0-4 0-7 2-16 7-53 23-106 23-32 0-67-6-104-21-5-4-7-4-8-4-8 0-8 7-8 19v229c0 14 0 21 11 21 5 0 7-1 11-7 7-12 37-54 98-54 41 0 62 35 67 49 12 30 14 60 14 99 0 26 0 73-19 105-18 30-48 51-83 51-56 0-100-40-114-86 1 0 5 0 14 0 24 0 38-19 38-37 0-19-14-39-38-39-13 0-39 6-39 42 0 66 55 141 141 141 90 0 169-74 169-172z">
            <text:p/>
          </draw:path>
          <draw:path draw:style-name="gr3" draw:text-style-name="P7" draw:layer="layout" svg:width="0.18cm" svg:height="0.773cm" svg:x="25.19cm" svg:y="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5.454cm" svg:y="8.06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5.845cm" svg:y="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6.377cm" svg:y="8cm" svg:viewBox="0 0 107 774" draw:points="107,0 0,0 0,32 76,32 76,745 0,745 0,774 107,774">
            <text:p/>
          </draw:polygon>
        </draw:g>
        <draw:g xml:id="id69" draw:id="id69">
          <svg:title>TexMaths</svg:title>
          <svg:desc>22§display§\int_{-1}^{2} (2x + 5)\ dx + \int_{2}^{5} (2x + 5)\ dx §svg§600§FALSE§</svg:desc>
          <draw:polygon draw:style-name="gr2" draw:text-style-name="P6" draw:layer="layout" svg:width="10.94cm" svg:height="1.849cm" svg:x="2.117cm" svg:y="0.94cm" svg:viewBox="0 0 10941 1850" draw:points="5470,1850 0,1850 0,0 10941,0 10941,1850">
            <text:p/>
          </draw:polygon>
          <draw:path draw:style-name="gr3" draw:text-style-name="P7" draw:layer="layout" svg:width="0.687cm" svg:height="1.718cm" svg:x="2.122cm" svg:y="1.0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6cm" svg:x="2.886cm" svg:y="0.90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2.566cm" svg:y="2.677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3.05cm" svg:y="2.4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3.414cm" svg:y="1.5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3.678cm" svg:y="1.6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4.048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4.683cm" svg:y="1.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5.45cm" svg:y="1.607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5.843cm" svg:y="1.54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6.388cm" svg:y="1.586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6.782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7.416cm" svg:y="1.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87cm" svg:height="1.718cm" svg:x="8.19cm" svg:y="1.07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8.954cm" svg:y="0.901cm" svg:viewBox="0 0 241 371" svg:d="M49 58c28 7 46 7 55 7 70 0 114-49 114-58 0-5-5-7-7-7s-2 0-5 2c-12 5-41 16-81 16-16 0-44-2-81-14-5-4-5-4-7-4-7 0-7 5-7 14v160c0 11 0 16 9 16 5 0 5 0 10-7 25-30 58-33 78-33 31 0 45 24 49 30 11 17 12 38 12 70 0 16 0 47-16 72-14 19-36 32-63 32-35 0-72-20-86-55 21 2 32-12 32-26 0-23-20-28-29-28 0 0-26 0-26 30 0 49 44 96 111 96 69 0 130-51 130-119 0-62-47-118-114-118-25 0-53 5-78 26z">
            <text:p/>
          </draw:path>
          <draw:path draw:style-name="gr3" draw:text-style-name="P7" draw:layer="layout" svg:width="0.24cm" svg:height="0.36cm" svg:x="8.609cm" svg:y="2.46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343cm" svg:y="1.542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9.605cm" svg:y="1.60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9.977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0.61cm" svg:y="1.6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1.379cm" svg:y="1.607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1.772cm" svg:y="1.542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2.316cm" svg:y="1.58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71cm" svg:y="1.7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</draw:g>
        <draw:g xml:id="id70" draw:id="id70">
          <svg:title>TexMaths</svg:title>
          <svg:desc>22§display§= \left[ 2 \left( \frac{x^2}{2} \right)  + 5x  \right]_{-1}^2 +  \left[ 2 \left( \frac{x^2}{2} \right)  + 5x  \right]_2^5 §svg§600§FALSE§</svg:desc>
          <draw:polygon draw:style-name="gr2" draw:text-style-name="P6" draw:layer="layout" svg:width="13.224cm" svg:height="2.019cm" svg:x="5.823cm" svg:y="3.344cm" svg:viewBox="0 0 13225 2020" draw:points="6613,2020 0,2020 0,0 13225,0 13225,2020">
            <text:p/>
          </draw:polygon>
          <draw:path draw:style-name="gr3" draw:text-style-name="P7" draw:layer="layout" svg:width="0.515cm" svg:height="0.182cm" svg:x="5.828cm" svg:y="4.342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7cm" svg:x="6.795cm" svg:y="3.504cm" svg:viewBox="0 0 206 1858" draw:points="0,1858 206,1858 206,1815 42,1815 42,42 206,42 206,0 0,0">
            <text:p/>
          </draw:polygon>
          <draw:path draw:style-name="gr3" draw:text-style-name="P7" draw:layer="layout" svg:width="0.309cm" svg:height="0.517cm" svg:x="7.048cm" svg:y="4.1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7.685cm" svg:y="3.504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8.208cm" svg:y="3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8.662cm" svg:y="3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8.187cm" svg:y="4.418cm" svg:viewBox="0 0 790 33" draw:points="396,33 0,33 0,0 790,0 790,33">
            <text:p/>
          </draw:polygon>
          <draw:path draw:style-name="gr3" draw:text-style-name="P7" draw:layer="layout" svg:width="0.309cm" svg:height="0.517cm" svg:x="8.426cm" svg:y="4.6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9.095cm" svg:y="3.504cm" svg:viewBox="0 0 382 1858" svg:d="M382 930c0-305-70-611-268-844-15-17-44-49-75-77-11-9-13-9-23-9-9 0-16 0-16 7 0 4 4 7 5 9 27 28 79 79 131 164 124 199 183 450 183 748 0 209-29 477-157 708-62 111-127 174-158 207-2 2-4 4-4 8 0 7 7 7 16 7 10 0 12 0 24-13 261-236 342-590 342-915z">
            <text:p/>
          </draw:path>
          <draw:path draw:style-name="gr3" draw:text-style-name="P7" draw:layer="layout" svg:width="0.515cm" svg:height="0.517cm" svg:x="9.852cm" svg:y="4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0.621cm" svg:y="4.111cm" svg:viewBox="0 0 310 533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386cm" svg:height="0.351cm" svg:x="10.991cm" svg:y="4.2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olygon draw:style-name="gr3" draw:text-style-name="P7" draw:layer="layout" svg:width="0.205cm" svg:height="1.857cm" svg:x="11.422cm" svg:y="3.504cm" svg:viewBox="0 0 206 1858" draw:points="162,1815 0,1815 0,1858 206,1858 206,0 0,0 0,42 162,42">
            <text:p/>
          </draw:polygon>
          <draw:path draw:style-name="gr3" draw:text-style-name="P7" draw:layer="layout" svg:width="0.24cm" svg:height="0.36cm" svg:x="11.853cm" svg:y="3.30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1.878cm" svg:y="5.25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362cm" svg:y="5.041cm" svg:viewBox="0 0 199 361" svg:d="M123 16c0-16 0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515cm" svg:height="0.517cm" svg:x="12.863cm" svg:y="4.175cm" svg:viewBox="0 0 516 518" svg:d="M275 275h216c11 0 25 0 25-16s-14-16-25-16h-216v-217c0-12 0-26-16-26s-16 14-16 26v217h-217c-12 0-26 0-26 16s14 16 26 16h217v216c0 11 0 27 16 27s16-16 16-27z">
            <text:p/>
          </draw:path>
          <draw:polygon draw:style-name="gr3" draw:text-style-name="P7" draw:layer="layout" svg:width="0.205cm" svg:height="1.857cm" svg:x="13.787cm" svg:y="3.504cm" svg:viewBox="0 0 206 1858" draw:points="0,1858 206,1858 206,1815 42,1815 42,42 206,42 206,0 0,0">
            <text:p/>
          </draw:polygon>
          <draw:path draw:style-name="gr3" draw:text-style-name="P7" draw:layer="layout" svg:width="0.309cm" svg:height="0.517cm" svg:x="14.041cm" svg:y="4.1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4.678cm" svg:y="3.504cm" svg:viewBox="0 0 382 1858" svg:d="M382 1851c0-4-2-6-4-8-28-29-81-81-132-165-125-199-181-451-181-748 0-210 28-477 155-708 62-111 125-174 160-208 2-2 2-3 2-7 0-7-5-7-16-7-10 0-12 0-25 12-260 236-341 590-341 916 0 304 70 611 268 843 15 18 44 50 77 78 9 9 11 9 21 9 11 0 16 0 16-7z">
            <text:p/>
          </draw:path>
          <draw:path draw:style-name="gr3" draw:text-style-name="P7" draw:layer="layout" svg:width="0.386cm" svg:height="0.351cm" svg:x="15.202cm" svg:y="3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15.655cm" svg:y="3.46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89cm" svg:height="0.032cm" svg:x="15.18cm" svg:y="4.418cm" svg:viewBox="0 0 790 33" draw:points="396,33 0,33 0,0 790,0 790,33">
            <text:p/>
          </draw:polygon>
          <draw:path draw:style-name="gr3" draw:text-style-name="P7" draw:layer="layout" svg:width="0.309cm" svg:height="0.517cm" svg:x="15.419cm" svg:y="4.6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16.088cm" svg:y="3.504cm" svg:viewBox="0 0 382 1858" svg:d="M382 930c0-305-70-611-268-844-15-17-44-49-75-77-11-9-13-9-23-9-9 0-16 0-16 7 0 4 4 7 5 9 27 28 79 79 131 164 124 199 181 450 181 748 0 209-27 477-155 708-62 111-127 174-158 207-2 2-4 4-4 8 0 7 7 7 16 7 10 0 12 0 24-13 261-236 342-590 342-915z">
            <text:p/>
          </draw:path>
          <draw:path draw:style-name="gr3" draw:text-style-name="P7" draw:layer="layout" svg:width="0.515cm" svg:height="0.517cm" svg:x="16.845cm" svg:y="4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32cm" svg:x="17.614cm" svg:y="4.11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386cm" svg:height="0.351cm" svg:x="17.985cm" svg:y="4.2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olygon draw:style-name="gr3" draw:text-style-name="P7" draw:layer="layout" svg:width="0.205cm" svg:height="1.857cm" svg:x="18.415cm" svg:y="3.504cm" svg:viewBox="0 0 206 1858" draw:points="162,1815 0,1815 0,1858 206,1858 206,0 0,0 0,42 162,42">
            <text:p/>
          </draw:polygon>
          <draw:path draw:style-name="gr3" draw:text-style-name="P7" draw:layer="layout" svg:width="0.24cm" svg:height="0.371cm" svg:x="18.846cm" svg:y="3.305cm" svg:viewBox="0 0 241 372" svg:d="M49 58c28 7 46 7 55 7 70 0 114-49 114-58 0-5-5-7-7-7s-2 0-5 2c-12 5-41 16-81 16-16 0-44-2-81-14-5-4-5-4-7-4-7 0-7 5-7 14v160c0 11 0 16 9 16 5 0 5 0 10-7 25-30 58-33 78-33 31 0 45 24 49 30 11 17 12 38 12 70 0 16 0 48-16 72-14 20-36 32-63 32-35 0-72-19-86-55 21 2 32-12 32-26 0-23-20-28-29-28 0 0-26 0-26 30 0 49 44 97 111 97 69 0 130-52 130-120 0-62-47-118-114-118-25 0-53 5-78 26z">
            <text:p/>
          </draw:path>
          <draw:path draw:style-name="gr3" draw:text-style-name="P7" draw:layer="layout" svg:width="0.24cm" svg:height="0.36cm" svg:x="18.846cm" svg:y="5.04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 xml:id="id73" draw:id="id73">
          <svg:title>TexMaths</svg:title>
          <svg:desc>22§display§= [\ 14 - (-4)\ ] +  [\ 50 - 14 \ ] = 18 + 36 = 54§svg§600§FALSE§</svg:desc>
          <draw:polygon draw:style-name="gr2" draw:text-style-name="P6" draw:layer="layout" svg:width="14.677cm" svg:height="0.696cm" svg:x="5.821cm" svg:y="9.742cm" svg:viewBox="0 0 14678 697" draw:points="7339,697 0,697 0,0 14678,0 14678,697">
            <text:p/>
          </draw:polygon>
          <draw:path draw:style-name="gr3" draw:text-style-name="P7" draw:layer="layout" svg:width="0.515cm" svg:height="0.182cm" svg:x="5.826cm" svg:y="9.999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3cm" svg:x="6.69cm" svg:y="9.703cm" svg:viewBox="0 0 107 774" draw:points="107,774 107,744 32,744 32,32 107,32 107,0 0,0 0,774">
            <text:p/>
          </draw:polygon>
          <draw:path draw:style-name="gr3" draw:text-style-name="P7" draw:layer="layout" svg:width="0.256cm" svg:height="0.516cm" svg:x="7.139cm" svg:y="9.76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7.479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8.081cm" svg:y="10.07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866cm" svg:y="9.70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154cm" svg:y="10.074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712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18cm" svg:height="0.773cm" svg:x="10.122cm" svg:y="9.70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0.654cm" svg:y="9.703cm" svg:viewBox="0 0 107 774" draw:points="107,0 0,0 0,32 76,32 76,744 0,744 0,774 107,774">
            <text:p/>
          </draw:polygon>
          <draw:path draw:style-name="gr3" draw:text-style-name="P7" draw:layer="layout" svg:width="0.515cm" svg:height="0.516cm" svg:x="11.065cm" svg:y="9.831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1.887cm" svg:y="9.703cm" svg:viewBox="0 0 107 774" draw:points="107,774 107,744 32,744 32,32 107,32 107,0 0,0 0,774">
            <text:p/>
          </draw:polygon>
          <draw:path draw:style-name="gr3" draw:text-style-name="P7" draw:layer="layout" svg:width="0.309cm" svg:height="0.532cm" svg:x="12.306cm" svg:y="9.7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26cm" svg:height="0.532cm" svg:x="12.685cm" svg:y="9.768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3.278cm" svg:y="10.07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056cm" svg:y="9.7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14.395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5.034cm" svg:y="9.703cm" svg:viewBox="0 0 107 774" draw:points="107,0 0,0 0,32 76,32 76,744 0,744 0,774 107,774">
            <text:p/>
          </draw:polygon>
          <draw:path draw:style-name="gr3" draw:text-style-name="P7" draw:layer="layout" svg:width="0.515cm" svg:height="0.182cm" svg:x="15.49cm" svg:y="9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6.331cm" svg:y="9.7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6.681cm" svg:y="9.76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6-28-23-77-54zM130 269l95 60c21 14 58 37 58 84 0 58-58 99-121 99-67 0-123-48-123-113 0-45 24-95 91-130z">
            <text:p/>
          </draw:path>
          <draw:path draw:style-name="gr3" draw:text-style-name="P7" draw:layer="layout" svg:width="0.515cm" svg:height="0.516cm" svg:x="17.252cm" svg:y="9.83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8.014cm" svg:y="9.768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21cm" svg:height="0.532cm" svg:x="18.401cm" svg:y="9.768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515cm" svg:height="0.182cm" svg:x="19.013cm" svg:y="9.9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32cm" svg:x="19.824cm" svg:y="9.768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2z">
            <text:p/>
          </draw:path>
          <draw:path draw:style-name="gr3" draw:text-style-name="P7" draw:layer="layout" svg:width="0.344cm" svg:height="0.523cm" svg:x="20.194cm" svg:y="9.759cm" svg:viewBox="0 0 345 524" svg:d="M206 398v66c0 29 0 37-58 37h-16v23c32-2 72-2 104-2 33 0 74 0 105 2v-23h-15c-58 0-60-8-60-37v-66h79v-25h-79v-354c0-14 0-19-13-19-7 0-8 0-14 9l-239 364v25zM211 373h-190l190-289z">
            <text:p/>
          </draw:path>
        </draw:g>
        <draw:g xml:id="id76" draw:id="id76">
          <svg:title>TexMaths</svg:title>
          <svg:desc>22§display§\int_{-1}^{5} (2x + 5)\ dx = \int_{-1}^{2} (2x + 5)\ dx + \int_{2}^{5} (2x + 5)\ dx§svg§600§FALSE§</svg:desc>
          <draw:polygon draw:style-name="gr2" draw:text-style-name="P6" draw:layer="layout" svg:width="17.096cm" svg:height="1.849cm" svg:x="5.117cm" svg:y="12.538cm" svg:viewBox="0 0 17097 1850" draw:points="8549,1850 0,1850 0,0 17097,0 17097,1850">
            <text:p/>
          </draw:polygon>
          <draw:path draw:style-name="gr3" draw:text-style-name="P7" draw:layer="layout" svg:width="0.687cm" svg:height="1.718cm" svg:x="5.122cm" svg:y="12.6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5.886cm" svg:y="12.49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5.566cm" svg:y="14.2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6.05cm" svg:y="14.0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6.414cm" svg:y="13.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678cm" svg:y="13.20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048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683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8.451cm" svg:y="13.205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8.843cm" svg:y="13.1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9.389cm" svg:y="13.18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9.783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10.461cm" svg:y="13.4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1.275cm" svg:y="12.6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4 84-146 243-2 7-108 396-192 903-21 118-44 248-69 355-14 56-49 203-113 203-28 0-45-20-47-20z">
            <text:p/>
          </draw:path>
          <draw:path draw:style-name="gr3" draw:text-style-name="P7" draw:layer="layout" svg:width="0.24cm" svg:height="0.36cm" svg:x="12.039cm" svg:y="12.49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7cm" svg:height="0.027cm" svg:x="11.721cm" svg:y="14.2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205cm" svg:y="14.0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2.569cm" svg:y="13.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2.831cm" svg:y="13.20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3.203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836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14.606cm" svg:y="13.205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19 38-37 0-19-14-39-38-39-13 0-39 5-39 42 0 67 53 141 141 141 90 0 169-74 169-172z">
            <text:p/>
          </draw:path>
          <draw:path draw:style-name="gr3" draw:text-style-name="P7" draw:layer="layout" svg:width="0.18cm" svg:height="0.773cm" svg:x="14.998cm" svg:y="13.1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15.544cm" svg:y="13.18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5.936cm" svg:y="13.3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572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687cm" svg:height="1.718cm" svg:x="17.344cm" svg:y="12.6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4cm" svg:height="0.37cm" svg:x="18.108cm" svg:y="12.49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24cm" svg:height="0.36cm" svg:x="17.765cm" svg:y="14.0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99cm" svg:y="13.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18.761cm" svg:y="13.20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9.131cm" svg:y="13.37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9.766cm" svg:y="13.26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32cm" svg:x="20.535cm" svg:y="13.205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18cm" svg:height="0.773cm" svg:x="20.926cm" svg:y="13.14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369cm" svg:height="0.546cm" svg:x="21.472cm" svg:y="13.18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21.866cm" svg:y="13.3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1+width/2;x" smil:keyTimes="0;1"/>
                  <anim:animate smil:dur="0.5s" smil:fill="hold" smil:targetElement="id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1+width/2;x" smil:keyTimes="0;1"/>
                  <anim:animate smil:dur="0.5s" smil:fill="hold" smil:targetElement="id76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6.2cm" svg:height="14.8cm" svg:x="1cm" svg:y="0.4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78" draw:id="id78">
          <svg:title>TexMaths</svg:title>
          <svg:desc>26§display§\text {Evaluate the following}§svg§600§FALSE§</svg:desc>
          <draw:polygon draw:style-name="gr2" draw:text-style-name="P6" draw:layer="layout" svg:width="8.819cm" svg:height="0.742cm" svg:x="3.521cm" svg:y="0.738cm" svg:viewBox="0 0 8820 743" draw:points="4410,743 0,743 0,0 8820,0 8820,743">
            <text:p/>
          </draw:polygon>
          <draw:path draw:style-name="gr3" draw:text-style-name="P7" draw:layer="layout" svg:width="0.567cm" svg:height="0.624cm" svg:x="3.504cm" svg:y="0.715cm" svg:viewBox="0 0 568 625" svg:d="M94 552c0 33 0 43-71 43h-23v30h528l40-238h-23c-23 142-44 208-202 208h-123c-41 0-43-6-43-37v-244h81c89 0 100 30 100 107h23v-242h-23c0 77-11 106-100 106h-81v-220c0-30 2-36 43-36h119c142 0 166 50 181 177h23l-27-206h-516v29h23c71 0 71 11 71 42z">
            <text:p/>
          </draw:path>
          <draw:path draw:style-name="gr3" draw:text-style-name="P7" draw:layer="layout" svg:width="0.448cm" svg:height="0.405cm" svg:x="4.113cm" svg:y="0.942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7" draw:layer="layout" svg:width="0.413cm" svg:height="0.422cm" svg:x="4.567cm" svg:y="0.9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05cm" svg:height="0.636cm" svg:x="5.016cm" svg:y="0.7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61cm" svg:height="0.415cm" svg:x="5.268cm" svg:y="0.934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7" draw:layer="layout" svg:width="0.413cm" svg:height="0.422cm" svg:x="5.786cm" svg:y="0.927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7" draw:layer="layout" svg:width="0.288cm" svg:height="0.574cm" svg:x="6.221cm" svg:y="0.7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355cm" svg:height="0.422cm" svg:x="6.585cm" svg:y="0.9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88cm" svg:height="0.574cm" svg:x="7.288cm" svg:y="0.775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7" draw:layer="layout" svg:width="0.461cm" svg:height="0.636cm" svg:x="7.654cm" svg:y="0.702cm" svg:viewBox="0 0 462 637" svg:d="M71 566c0 42-9 42-71 42v29c31-2 79-2 104-2 23 0 71 0 102 2v-29c-60 0-71 0-71-42v-168c0-96 65-146 123-146s69 50 69 102v212c0 42-11 42-71 42v29c31-2 79-2 104-2 23 0 71 0 102 2v-29c-48 0-71 0-71-27v-175c0-79 0-108-29-142-13-14-44-33-96-33-79 0-118 56-133 90v-321l-133 10v30c64 0 71 6 71 50z">
            <text:p/>
          </draw:path>
          <draw:path draw:style-name="gr3" draw:text-style-name="P7" draw:layer="layout" svg:width="0.355cm" svg:height="0.422cm" svg:x="8.159cm" svg:y="0.927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7" draw:layer="layout" svg:width="0.296cm" svg:height="0.647cm" svg:x="8.875cm" svg:y="0.692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7" draw:layer="layout" svg:width="0.407cm" svg:height="0.422cm" svg:x="9.149cm" svg:y="0.9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205cm" svg:height="0.636cm" svg:x="9.609cm" svg:y="0.7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205cm" svg:height="0.636cm" svg:x="9.863cm" svg:y="0.702cm" svg:viewBox="0 0 206 637" svg:d="M133 0l-133 10v30c64 0 73 6 73 50v476c0 42-11 42-73 42v29c31-2 79-2 102-2s69 0 104 2v-29c-62 0-73 0-73-42z">
            <text:p/>
          </draw:path>
          <draw:path draw:style-name="gr3" draw:text-style-name="P7" draw:layer="layout" svg:width="0.407cm" svg:height="0.422cm" svg:x="10.112cm" svg:y="0.927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7" draw:layer="layout" svg:width="0.627cm" svg:height="0.405cm" svg:x="10.535cm" svg:y="0.942cm" svg:viewBox="0 0 628 406" svg:d="M551 87c17-45 46-58 77-58v-29c-21 2-48 2-66 2-27 0-69-2-86-2v29c34 0 52 17 52 44 0 6 0 6-4 19l-83 235-92-256c-2-11-4-13-4-17 0-25 36-25 54-25v-29c-27 0-72 2-95 2-27 0-54 0-81-2v29c33 0 47 2 58 13 4 6 14 33 21 52l-79 220-88-243c-4-13-4-15-4-17 0-25 35-25 54-25v-29c-27 0-79 2-100 2-4 0-52 0-85-2v29c46 0 56 2 69 31l114 325c4 15 8 21 19 21 12 0 14-4 18-19l94-260 94 262c2 11 6 17 18 17 11 0 15-8 17-17z">
            <text:p/>
          </draw:path>
          <draw:path draw:style-name="gr3" draw:text-style-name="P7" draw:layer="layout" svg:width="0.197cm" svg:height="0.613cm" svg:x="11.209cm" svg:y="0.725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1.462cm" svg:y="0.934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7" draw:layer="layout" svg:width="0.419cm" svg:height="0.605cm" svg:x="11.966cm" svg:y="0.923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</draw:g>
        <draw:g xml:id="id77" draw:id="id77">
          <svg:title>TexMaths</svg:title>
          <svg:desc>26§display§\text {(II)}§svg§600§FALSE§</svg:desc>
          <draw:polygon draw:style-name="gr2" draw:text-style-name="P6" draw:layer="layout" svg:width="1.214cm" svg:height="0.823cm" svg:x="1.907cm" svg:y="0.737cm" svg:viewBox="0 0 1215 824" draw:points="608,824 0,824 0,0 1215,0 1215,824">
            <text:p/>
          </draw:polygon>
          <draw:path draw:style-name="gr3" draw:text-style-name="P7" draw:layer="layout" svg:width="0.213cm" svg:height="0.914cm" svg:x="1.951cm" svg:y="0.691cm" svg:viewBox="0 0 214 915" svg:d="M214 907c0-2 0-4-16-21-115-114-144-287-144-428 0-159 35-319 148-433 12-10 12-13 12-17 0-6-4-8-10-8-8 0-92 62-146 179-48 100-58 202-58 279 0 72 10 183 60 286 57 113 136 171 144 171 6 0 10-2 10-8z">
            <text:p/>
          </draw:path>
          <draw:path draw:style-name="gr3" draw:text-style-name="P7" draw:layer="layout" svg:width="0.28cm" svg:height="0.625cm" svg:x="2.242cm" svg:y="0.7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598cm" svg:y="0.7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954cm" svg:y="0.691cm" svg:viewBox="0 0 214 915" svg:d="M214 458c0-71-10-181-60-285-56-113-135-173-146-173-4 0-8 4-8 8s0 7 17 23c91 90 143 235 143 427 0 155-33 318-148 432-12 13-12 15-12 17 0 6 4 8 8 8 11 0 94-62 148-179 48-100 58-202 58-278z">
            <text:p/>
          </draw:path>
        </draw:g>
        <draw:g xml:id="id79" draw:id="id79">
          <svg:title>TexMaths</svg:title>
          <svg:desc>24§display§(1)§svg§600§FALSE§</svg:desc>
          <draw:polygon draw:style-name="gr2" draw:text-style-name="P6" draw:layer="layout" svg:width="0.91cm" svg:height="0.759cm" svg:x="1.908cm" svg:y="2.934cm" svg:viewBox="0 0 911 760" draw:points="455,760 0,760 0,0 911,0 911,760">
            <text:p/>
          </draw:polygon>
          <draw:path draw:style-name="gr3" draw:text-style-name="P7" draw:layer="layout" svg:width="0.197cm" svg:height="0.844cm" svg:x="1.948cm" svg:y="2.8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2.269cm" svg:y="2.9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665cm" svg:y="2.8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1" draw:id="id81">
          <svg:title>TexMaths</svg:title>
          <svg:desc>24§display§(2)§svg§600§FALSE§</svg:desc>
          <draw:polygon draw:style-name="gr2" draw:text-style-name="P6" draw:layer="layout" svg:width="0.91cm" svg:height="0.759cm" svg:x="10.707cm" svg:y="2.934cm" svg:viewBox="0 0 911 760" draw:points="455,760 0,760 0,0 911,0 911,760">
            <text:p/>
          </draw:polygon>
          <draw:path draw:style-name="gr3" draw:text-style-name="P7" draw:layer="layout" svg:width="0.197cm" svg:height="0.844cm" svg:x="10.747cm" svg:y="2.8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1.036cm" svg:y="2.963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1.464cm" svg:y="2.8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2" draw:id="id82">
          <svg:title>TexMaths</svg:title>
          <svg:desc>22§display§\int_{0}^{\frac{\pi}{2}}\frac{\tan^4 x}{\tan^4 x + \cot^4 x}}\ dx§svg§600§FALSE§</svg:desc>
          <draw:polygon draw:style-name="gr2" draw:text-style-name="P6" draw:layer="layout" svg:width="7.567cm" svg:height="1.873cm" svg:x="11.712cm" svg:y="2.334cm" svg:viewBox="0 0 7568 1874" draw:points="3785,1874 0,1874 0,0 7568,0 7568,1874">
            <text:p/>
          </draw:polygon>
          <draw:path draw:style-name="gr3" draw:text-style-name="P7" draw:layer="layout" svg:width="0.687cm" svg:height="1.718cm" svg:x="11.717cm" svg:y="2.478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2.575cm" svg:y="2.2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2.539cm" svg:y="2.52cm" svg:viewBox="0 0 336 28" draw:points="169,28 0,28 0,0 336,0 336,28">
            <text:p/>
          </draw:polygon>
          <draw:path draw:style-name="gr3" draw:text-style-name="P7" draw:layer="layout" svg:width="0.193cm" svg:height="0.258cm" svg:x="12.612cm" svg:y="2.598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2.131cm" svg:y="3.8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2cm" svg:height="0.485cm" svg:x="14.69cm" svg:y="2.532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15.007cm" svg:y="2.661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5.387cm" svg:y="2.66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5.813cm" svg:y="2.358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7" draw:layer="layout" svg:width="0.386cm" svg:height="0.351cm" svg:x="16.291cm" svg:y="2.66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93cm" svg:height="0.032cm" svg:x="13.228cm" svg:y="3.321cm" svg:viewBox="0 0 4931 33" draw:points="2466,33 0,33 0,0 4931,0 4931,33">
            <text:p/>
          </draw:polygon>
          <draw:path draw:style-name="gr3" draw:text-style-name="P7" draw:layer="layout" svg:width="0.244cm" svg:height="0.485cm" svg:x="13.242cm" svg:y="3.602cm" svg:viewBox="0 0 245 486" svg:d="M120 167h111v-25h-111v-142h-20c0 63-24 146-100 150v17h67v213c0 97 72 106 100 106 55 0 78-55 78-106v-44h-21v44c0 56-23 86-51 86-53 0-53-70-53-84z">
            <text:p/>
          </draw:path>
          <draw:path draw:style-name="gr3" draw:text-style-name="P7" draw:layer="layout" svg:width="0.349cm" svg:height="0.356cm" svg:x="13.56cm" svg:y="3.732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3.941cm" svg:y="3.736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4.367cm" svg:y="3.43cm" svg:viewBox="0 0 268 366" svg:d="M268 278v-21h-62v-241c0-12 0-16-11-16-7 0-8 0-15 7l-180 250v21h160v44c0 18 0 25-44 25h-14v19c27 0 62-2 81-2 21 0 55 2 83 2v-19h-16c-44 0-44-7-44-25v-44zM164 58v199h-145z">
            <text:p/>
          </draw:path>
          <draw:path draw:style-name="gr3" draw:text-style-name="P7" draw:layer="layout" svg:width="0.386cm" svg:height="0.351cm" svg:x="14.844cm" svg:y="3.7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5.477cm" svg:y="3.62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6.234cm" svg:y="3.732cm" svg:viewBox="0 0 296 357" svg:d="M65 179c0-126 64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6.574cm" svg:y="3.732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42cm" svg:height="0.485cm" svg:x="16.952cm" svg:y="3.602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267cm" svg:height="0.365cm" svg:x="17.26cm" svg:y="3.43cm" svg:viewBox="0 0 268 366" svg:d="M268 278v-21h-62v-241c0-12 0-16-11-16-7 0-8 0-15 7l-180 250v21h160v44c0 18 0 25-44 25h-14v19c27 0 62-2 81-2s55 2 83 2v-19h-16c-44 0-44-7-44-25v-44zM164 58v199h-145z">
            <text:p/>
          </draw:path>
          <draw:path draw:style-name="gr3" draw:text-style-name="P7" draw:layer="layout" svg:width="0.386cm" svg:height="0.351cm" svg:x="17.737cm" svg:y="3.7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8.538cm" svg:y="2.99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8.933cm" svg:y="3.189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80" draw:id="id80">
          <svg:title>TexMaths</svg:title>
          <svg:desc>22§display§\int_{0}^{\frac{\pi}{2}}\frac{1}{1 + \sqrt[n]{\cot x}}\ dx§svg§600§FALSE§</svg:desc>
          <draw:polygon draw:style-name="gr2" draw:text-style-name="P6" draw:layer="layout" svg:width="6.342cm" svg:height="1.879cm" svg:x="3.212cm" svg:y="2.331cm" svg:viewBox="0 0 6343 1880" draw:points="3172,1880 0,1880 0,0 6343,0 6343,1880">
            <text:p/>
          </draw:polygon>
          <draw:path draw:style-name="gr3" draw:text-style-name="P7" draw:layer="layout" svg:width="0.687cm" svg:height="1.719cm" svg:x="3.217cm" svg:y="2.475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4.074cm" svg:y="2.292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4.039cm" svg:y="2.517cm" svg:viewBox="0 0 336 28" draw:points="169,28 0,28 0,0 336,0 336,28">
            <text:p/>
          </draw:polygon>
          <draw:path draw:style-name="gr3" draw:text-style-name="P7" draw:layer="layout" svg:width="0.193cm" svg:height="0.258cm" svg:x="4.111cm" svg:y="2.595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3.631cm" svg:y="3.87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56cm" svg:height="0.517cm" svg:x="6.456cm" svg:y="2.48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04cm" svg:height="0.032cm" svg:x="4.727cm" svg:y="3.318cm" svg:viewBox="0 0 3705 33" draw:points="1853,33 0,33 0,0 3705,0 3705,33">
            <text:p/>
          </draw:polygon>
          <draw:path draw:style-name="gr3" draw:text-style-name="P7" draw:layer="layout" svg:width="0.256cm" svg:height="0.517cm" svg:x="4.796cm" svg:y="3.618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515cm" svg:height="0.517cm" svg:x="5.329cm" svg:y="3.6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72cm" svg:height="0.177cm" svg:x="6.31cm" svg:y="3.616cm" svg:viewBox="0 0 273 178" svg:d="M40 134c-1 10-7 28-7 30 0 9 7 14 15 14 7 0 15-4 19-14 0-2 5-20 7-30 14-53 14-55 14-55 5-10 33-65 81-65 19 0 26 11 26 28 0 21-15 62-24 85-2 3-4 9-4 16 0 21 20 35 42 35 43 0 64-51 64-62 0-5-7-5-9-5-7 0-7 2-9 9-7 23-26 44-44 44-9 0-12-7-12-14 0-9 2-13 5-21 7-16 25-60 25-83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604cm" svg:height="0.774cm" svg:x="6.241cm" svg:y="3.473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1.602cm" svg:height="0.032cm" svg:x="6.829cm" svg:y="3.473cm" svg:viewBox="0 0 1603 33" draw:points="803,33 0,33 0,0 1603,0 1603,33">
            <text:p/>
          </draw:polygon>
          <draw:path draw:style-name="gr3" draw:text-style-name="P7" draw:layer="layout" svg:width="0.295cm" svg:height="0.356cm" svg:x="6.855cm" svg:y="3.78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195cm" svg:y="3.787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7.575cm" svg:y="3.6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8.012cm" svg:y="3.7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69cm" svg:height="0.547cm" svg:x="8.813cm" svg:y="2.991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207cm" svg:y="3.1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4 85-79 103-104 103-30 0-42-25-42-52 0-17 5-33 14-68z">
            <text:p/>
          </draw:path>
        </draw:g>
        <draw:g xml:id="id83" draw:id="id83">
          <svg:title>TexMaths</svg:title>
          <svg:desc>24§display§(3)§svg§600§FALSE§</svg:desc>
          <draw:polygon draw:style-name="gr2" draw:text-style-name="P6" draw:layer="layout" svg:width="0.91cm" svg:height="0.759cm" svg:x="19.908cm" svg:y="2.936cm" svg:viewBox="0 0 911 760" draw:points="455,760 0,760 0,0 911,0 911,760">
            <text:p/>
          </draw:polygon>
          <draw:path draw:style-name="gr3" draw:text-style-name="P7" draw:layer="layout" svg:width="0.197cm" svg:height="0.844cm" svg:x="19.948cm" svg:y="2.894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229cm" svg:y="2.965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0.665cm" svg:y="2.8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4" draw:id="id84">
          <svg:title>TexMaths</svg:title>
          <svg:desc>22§display§\int_{0}^{1}x^2 ( 1 - x)^\frac{1}{2} \ dx§svg§600§FALSE§</svg:desc>
          <draw:polygon draw:style-name="gr2" draw:text-style-name="P6" draw:layer="layout" svg:width="5.891cm" svg:height="1.86cm" svg:x="21.012cm" svg:y="2.335cm" svg:viewBox="0 0 5892 1861" draw:points="2946,1861 0,1861 0,0 5892,0 5892,1861">
            <text:p/>
          </draw:polygon>
          <draw:path draw:style-name="gr3" draw:text-style-name="P7" draw:layer="layout" svg:width="0.687cm" svg:height="1.719cm" svg:x="21.017cm" svg:y="2.465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21.806cm" svg:y="2.2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21.431cm" svg:y="3.8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386cm" svg:height="0.351cm" svg:x="22.244cm" svg:y="3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2.698cm" svg:y="2.83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3.087cm" svg:y="2.93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23.381cm" svg:y="3.0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23.934cm" svg:y="3.30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4.666cm" svg:y="3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25.129cm" svg:y="2.9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59cm" svg:height="0.258cm" svg:x="25.533cm" svg:y="2.733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25.479cm" svg:y="3.049cm" svg:viewBox="0 0 264 28" draw:points="132,28 0,28 0,0 264,0 264,28">
            <text:p/>
          </draw:polygon>
          <draw:path draw:style-name="gr3" draw:text-style-name="P7" draw:layer="layout" svg:width="0.193cm" svg:height="0.258cm" svg:x="25.514cm" svg:y="3.127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26.162cm" svg:y="2.981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556cm" svg:y="3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85" draw:id="id85">
          <svg:title>TexMaths</svg:title>
          <svg:desc>24§display§(4)§svg§600§FALSE§</svg:desc>
          <draw:polygon draw:style-name="gr2" draw:text-style-name="P6" draw:layer="layout" svg:width="0.91cm" svg:height="0.759cm" svg:x="1.91cm" svg:y="5.735cm" svg:viewBox="0 0 911 760" draw:points="455,760 0,760 0,0 911,0 911,760">
            <text:p/>
          </draw:polygon>
          <draw:path draw:style-name="gr3" draw:text-style-name="P7" draw:layer="layout" svg:width="0.197cm" svg:height="0.844cm" svg:x="1.95cm" svg:y="5.6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2.219cm" svg:y="5.754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667cm" svg:y="5.6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7" draw:id="id87">
          <svg:title>TexMaths</svg:title>
          <svg:desc>24§display§(5)§svg§600§FALSE§</svg:desc>
          <draw:polygon draw:style-name="gr2" draw:text-style-name="P6" draw:layer="layout" svg:width="0.91cm" svg:height="0.759cm" svg:x="10.609cm" svg:y="5.635cm" svg:viewBox="0 0 911 760" draw:points="455,760 0,760 0,0 911,0 911,760">
            <text:p/>
          </draw:polygon>
          <draw:path draw:style-name="gr3" draw:text-style-name="P7" draw:layer="layout" svg:width="0.197cm" svg:height="0.844cm" svg:x="10.649cm" svg:y="5.593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938cm" svg:y="5.664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1.366cm" svg:y="5.5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9" draw:id="id89">
          <svg:title>TexMaths</svg:title>
          <svg:desc>24§display§(6)§svg§600§FALSE§</svg:desc>
          <draw:polygon draw:style-name="gr2" draw:text-style-name="P6" draw:layer="layout" svg:width="0.91cm" svg:height="0.76cm" svg:x="19.809cm" svg:y="5.636cm" svg:viewBox="0 0 911 761" draw:points="455,761 0,761 0,0 911,0 911,761">
            <text:p/>
          </draw:polygon>
          <draw:path draw:style-name="gr3" draw:text-style-name="P7" draw:layer="layout" svg:width="0.197cm" svg:height="0.844cm" svg:x="19.849cm" svg:y="5.5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20.13cm" svg:y="5.665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0.566cm" svg:y="5.5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88" draw:id="id88">
          <svg:title>TexMaths</svg:title>
          <svg:desc>22§display§\int_{0}^{a} \frac{1}{x + \sqrt{a^2 - x^2} } \ dx§svg§600§FALSE§</svg:desc>
          <draw:polygon draw:style-name="gr2" draw:text-style-name="P6" draw:layer="layout" svg:width="6.974cm" svg:height="1.741cm" svg:x="11.812cm" svg:y="5.035cm" svg:viewBox="0 0 6975 1742" draw:points="3487,1742 0,1742 0,0 6975,0 6975,1742">
            <text:p/>
          </draw:polygon>
          <draw:path draw:style-name="gr3" draw:text-style-name="P7" draw:layer="layout" svg:width="0.687cm" svg:height="1.718cm" svg:x="11.817cm" svg:y="5.043cm" svg:viewBox="0 0 688 1719" svg:d="M37 1684c25 0 39-18 39-37 0-27-20-39-37-39-20 0-39 12-39 39 0 40 39 72 86 72 118 0 162-181 217-405 60-244 111-492 153-741 28-163 56-318 83-418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77cm" svg:height="0.245cm" svg:x="12.579cm" svg:y="4.996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7" draw:layer="layout" svg:width="0.252cm" svg:height="0.37cm" svg:x="12.231cm" svg:y="6.4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6cm" svg:height="0.516cm" svg:x="15.278cm" svg:y="5.05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13.143cm" svg:y="5.886cm" svg:viewBox="0 0 4523 33" draw:points="2262,33 0,33 0,0 4523,0 4523,33">
            <text:p/>
          </draw:polygon>
          <draw:path draw:style-name="gr3" draw:text-style-name="P7" draw:layer="layout" svg:width="0.386cm" svg:height="0.351cm" svg:x="13.166cm" svg:y="6.3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3.799cm" svg:y="6.2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04cm" svg:height="0.773cm" svg:x="14.586cm" svg:y="6.04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2.49cm" svg:height="0.032cm" svg:x="15.174cm" svg:y="6.041cm" svg:viewBox="0 0 2491 33" draw:points="1246,33 0,33 0,0 2491,0 2491,33">
            <text:p/>
          </draw:polygon>
          <draw:path draw:style-name="gr3" draw:text-style-name="P7" draw:layer="layout" svg:width="0.355cm" svg:height="0.351cm" svg:x="15.205cm" svg:y="6.375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4cm" svg:height="0.36cm" svg:x="15.617cm" svg:y="6.1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6.165cm" svg:y="6.5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897cm" svg:y="6.3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7.351cm" svg:y="6.13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8.045cm" svg:y="5.559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8.439cm" svg:y="5.7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86" draw:id="id86">
          <svg:title>TexMaths</svg:title>
          <svg:desc>22§display§\int_{0}^{ \frac{\pi}{2} } \log ( \tan x ) \ dx§svg§600§FALSE§</svg:desc>
          <draw:polygon draw:style-name="gr2" draw:text-style-name="P6" draw:layer="layout" svg:width="5.739cm" svg:height="1.873cm" svg:x="3.214cm" svg:y="5.033cm" svg:viewBox="0 0 5740 1874" draw:points="2870,1874 0,1874 0,0 5740,0 5740,1874">
            <text:p/>
          </draw:polygon>
          <draw:path draw:style-name="gr3" draw:text-style-name="P7" draw:layer="layout" svg:width="0.687cm" svg:height="1.718cm" svg:x="3.219cm" svg:y="5.177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4.076cm" svg:y="4.9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7" draw:layer="layout" svg:width="0.335cm" svg:height="0.027cm" svg:x="4.041cm" svg:y="5.219cm" svg:viewBox="0 0 336 28" draw:points="169,28 0,28 0,0 336,0 336,28">
            <text:p/>
          </draw:polygon>
          <draw:path draw:style-name="gr3" draw:text-style-name="P7" draw:layer="layout" svg:width="0.193cm" svg:height="0.258cm" svg:x="4.113cm" svg:y="5.2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3.633cm" svg:y="6.5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4.662cm" svg:y="5.692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4.873cm" svg:y="5.8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5.259cm" svg:y="5.879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5.711cm" svg:y="5.6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5.95cm" svg:y="5.754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6.269cm" svg:y="5.882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6.647cm" svg:y="5.888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7.203cm" svg:y="5.8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7.668cm" svg:y="5.6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8.212cm" svg:y="5.692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8.606cm" svg:y="5.8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91" draw:id="id91">
          <svg:title>TexMaths</svg:title>
          <svg:desc>24§display§(7)§svg§600§FALSE§</svg:desc>
          <draw:polygon draw:style-name="gr2" draw:text-style-name="P6" draw:layer="layout" svg:width="0.91cm" svg:height="0.76cm" svg:x="1.912cm" svg:y="8.136cm" svg:viewBox="0 0 911 761" draw:points="455,761 0,761 0,0 911,0 911,761">
            <text:p/>
          </draw:polygon>
          <draw:path draw:style-name="gr3" draw:text-style-name="P7" draw:layer="layout" svg:width="0.197cm" svg:height="0.844cm" svg:x="1.952cm" svg:y="8.0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1cm" svg:x="2.244cm" svg:y="8.15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669cm" svg:y="8.0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3" draw:id="id93">
          <svg:title>TexMaths</svg:title>
          <svg:desc>24§display§(8)§svg§600§FALSE§</svg:desc>
          <draw:polygon draw:style-name="gr2" draw:text-style-name="P6" draw:layer="layout" svg:width="0.91cm" svg:height="0.76cm" svg:x="10.71cm" svg:y="8.136cm" svg:viewBox="0 0 911 761" draw:points="455,761 0,761 0,0 911,0 911,761">
            <text:p/>
          </draw:polygon>
          <draw:path draw:style-name="gr3" draw:text-style-name="P7" draw:layer="layout" svg:width="0.197cm" svg:height="0.844cm" svg:x="10.75cm" svg:y="8.0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1.031cm" svg:y="8.165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1.467cm" svg:y="8.0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5" draw:id="id95">
          <svg:title>TexMaths</svg:title>
          <svg:desc>24§display§(9)§svg§600§FALSE§</svg:desc>
          <draw:polygon draw:style-name="gr2" draw:text-style-name="P6" draw:layer="layout" svg:width="0.91cm" svg:height="0.759cm" svg:x="19.811cm" svg:y="8.137cm" svg:viewBox="0 0 911 760" draw:points="455,760 0,760 0,0 911,0 911,760">
            <text:p/>
          </draw:polygon>
          <draw:path draw:style-name="gr3" draw:text-style-name="P7" draw:layer="layout" svg:width="0.197cm" svg:height="0.844cm" svg:x="19.851cm" svg:y="8.095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20.132cm" svg:y="8.166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0.568cm" svg:y="8.0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4" draw:id="id94">
          <svg:title>TexMaths</svg:title>
          <svg:desc>22§display§\int_{0}^{1}\frac{ \log ( 1 + x )}{1 + x^2 }\ dx§svg§600§FALSE§</svg:desc>
          <draw:polygon draw:style-name="gr2" draw:text-style-name="P6" draw:layer="layout" svg:width="5.798cm" svg:height="1.86cm" svg:x="11.815cm" svg:y="7.535cm" svg:viewBox="0 0 5799 1861" draw:points="2900,1861 0,1861 0,0 5799,0 5799,1861">
            <text:p/>
          </draw:polygon>
          <draw:path draw:style-name="gr3" draw:text-style-name="P7" draw:layer="layout" svg:width="0.687cm" svg:height="1.719cm" svg:x="11.82cm" svg:y="7.665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2.609cm" svg:y="7.49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2.234cm" svg:y="9.063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73cm" svg:height="0.538cm" svg:x="13.144cm" svg:y="7.65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355cm" svg:y="7.84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3.74cm" svg:y="7.843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18cm" svg:height="0.773cm" svg:x="14.192cm" svg:y="7.61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14.486cm" svg:y="7.67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02cm" svg:y="7.74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771cm" svg:y="7.8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6.234cm" svg:y="7.61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3.374cm" svg:height="0.032cm" svg:x="13.117cm" svg:y="8.508cm" svg:viewBox="0 0 3375 33" draw:points="1688,33 0,33 0,0 3375,0 3375,33">
            <text:p/>
          </draw:polygon>
          <draw:path draw:style-name="gr3" draw:text-style-name="P7" draw:layer="layout" svg:width="0.256cm" svg:height="0.517cm" svg:x="13.812cm" svg:y="8.73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4.346cm" svg:y="8.79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099cm" svg:y="8.9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5.551cm" svg:y="8.6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6.873cm" svg:y="8.181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267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</draw:g>
        <draw:g xml:id="id92" draw:id="id92">
          <svg:title>TexMaths</svg:title>
          <svg:desc>20§display§\int_{3}^{7} \frac{(10 - x)^{11}}{x^{11} + (10 - x)^{11} }\ dx§svg§600§FALSE§</svg:desc>
          <draw:polygon draw:style-name="gr2" draw:text-style-name="P6" draw:layer="layout" svg:width="7.168cm" svg:height="1.703cm" svg:x="3.114cm" svg:y="7.629cm" svg:viewBox="0 0 7169 1704" draw:points="3584,1704 0,1704 0,0 7169,0 7169,1704">
            <text:p/>
          </draw:polygon>
          <draw:path draw:style-name="gr3" draw:text-style-name="P7" draw:layer="layout" svg:width="0.625cm" svg:height="1.562cm" svg:x="3.119cm" svg:y="7.752cm" svg:viewBox="0 0 626 1563" svg:d="M34 1531c22 0 35-16 35-34 0-24-18-35-34-35-17 0-35 11-35 35 0 37 35 66 78 66 108 0 148-165 197-368 55-222 101-448 139-674 26-148 52-289 76-380 8-35 32-125 60-125 21 0 39 13 42 16-24 2-35 16-35 34 0 24 17 35 33 35 18 0 36-11 36-35 0-39-39-66-77-66-55 0-93 77-133 221-2 6-98 360-174 820-20 108-40 226-63 323-13 52-45 184-102 184-26 0-42-17-43-17z">
            <text:p/>
          </draw:path>
          <draw:path draw:style-name="gr3" draw:text-style-name="P7" draw:layer="layout" svg:width="0.234cm" svg:height="0.343cm" svg:x="3.816cm" svg:y="7.594cm" svg:viewBox="0 0 235 344" svg:d="M230 35c5-5 5-6 5-19h-129c-20 0-26 0-44-2-25-3-27-6-28-14h-16l-18 106h18c0-8 4-40 12-45 5-3 45-3 52-3h108c-16 20-41 51-51 65-65 85-72 163-72 192 0 7 0 29 24 29s24-22 24-29v-19c0-96 19-141 42-166z">
            <text:p/>
          </draw:path>
          <draw:path draw:style-name="gr3" draw:text-style-name="P7" draw:layer="layout" svg:width="0.226cm" svg:height="0.337cm" svg:x="3.496cm" svg:y="9.02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164cm" svg:height="0.703cm" svg:x="5.297cm" svg:y="7.70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5.562cm" svg:y="7.76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5.879cm" svg:y="7.765cm" svg:viewBox="0 0 298 485" svg:d="M298 245c0-58-4-114-29-167-32-67-90-78-120-78-42 0-95 18-123 83-23 50-26 104-26 162 0 53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6.418cm" svg:y="8.043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7.082cm" svg:y="7.9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505cm" svg:y="7.70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8cm" svg:height="0.327cm" svg:x="7.791cm" svg:y="7.65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8.071cm" svg:y="7.652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7" draw:layer="layout" svg:width="4.964cm" svg:height="0.029cm" svg:x="4.298cm" svg:y="8.52cm" svg:viewBox="0 0 4965 30" draw:points="2482,30 0,30 0,0 4965,0 4965,30">
            <text:p/>
          </draw:polygon>
          <draw:path draw:style-name="gr3" draw:text-style-name="P7" draw:layer="layout" svg:width="0.351cm" svg:height="0.319cm" svg:x="4.319cm" svg:y="8.8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18cm" svg:height="0.327cm" svg:x="4.754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5.034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468cm" svg:height="0.469cm" svg:x="5.492cm" svg:y="8.78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6.225cm" svg:y="8.66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3cm" svg:height="0.469cm" svg:x="6.492cm" svg:y="8.723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6.807cm" svg:y="8.723cm" svg:viewBox="0 0 298 485" svg:d="M298 245c0-58-4-114-29-167-32-67-90-78-120-78-42 0-95 18-123 83-23 50-26 104-26 162 0 53 3 115 32 169 30 56 82 71 117 71 38 0 91-15 123-82 22-48 26-104 26-158zM149 470c-27 0-71-17-83-86-7-42-7-107-7-149 0-45 0-91 5-129 14-84 67-90 85-90 22 0 69 13 83 82 6 40 6 92 6 137 0 53 0 101-8 146-9 67-49 89-81 89z">
            <text:p/>
          </draw:path>
          <draw:path draw:style-name="gr3" draw:text-style-name="P7" draw:layer="layout" svg:width="0.429cm" svg:height="0.029cm" svg:x="7.346cm" svg:y="9.002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8.011cm" svg:y="8.8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8.433cm" svg:y="8.66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18cm" svg:height="0.327cm" svg:x="8.719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18cm" svg:height="0.327cm" svg:x="8.999cm" svg:y="8.661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35cm" svg:height="0.496cm" svg:x="9.609cm" svg:y="8.221cm" svg:viewBox="0 0 336 497" svg:d="M336 8c0-2 0-8-10-8-9 0-76 6-89 8-5 0-10 3-10 13 0 9 7 9 18 9 33 0 35 5 35 12l-3 14-42 166c-13-25-33-44-65-44-82 0-170 104-170 206 0 67 38 113 94 113 15 0 50-3 92-52 6 28 30 52 64 52 25 0 41-16 52-40 12-23 21-67 21-68 0-8-6-8-8-8-8 0-8 3-9 13-13 46-26 87-55 87-19 0-21-17-21-32 0-17 2-22 5-33zM189 405c-3 13-3 14-15 27-30 38-59 49-78 49-37 0-46-38-46-65 0-35 22-123 40-155 20-42 52-67 81-67 45 0 56 57 56 62 0 3-1 8-3 11z">
            <text:p/>
          </draw:path>
          <draw:path draw:style-name="gr3" draw:text-style-name="P7" draw:layer="layout" svg:width="0.351cm" svg:height="0.319cm" svg:x="9.966cm" svg:y="8.399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2§display§\int_{-1}^{1} \frac{x^2}{ 1 + x^2 }\ dx§svg§600§FALSE§</svg:desc>
          <draw:polygon draw:style-name="gr2" draw:text-style-name="P6" draw:layer="layout" svg:width="4.686cm" svg:height="1.849cm" svg:x="3.113cm" svg:y="10.038cm" svg:viewBox="0 0 4687 1850" draw:points="2343,1850 0,1850 0,0 4687,0 4687,1850">
            <text:p/>
          </draw:polygon>
          <draw:path draw:style-name="gr3" draw:text-style-name="P7" draw:layer="layout" svg:width="0.687cm" svg:height="1.718cm" svg:x="3.118cm" svg:y="10.16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3.907cm" svg:y="9.999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3.562cm" svg:y="11.7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4.046cm" svg:y="11.56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5.245cm" svg:y="10.3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697cm" svg:y="10.05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2cm" svg:height="0.032cm" svg:x="4.556cm" svg:y="11.011cm" svg:viewBox="0 0 2123 33" draw:points="1061,33 0,33 0,0 2123,0 2123,33">
            <text:p/>
          </draw:polygon>
          <draw:path draw:style-name="gr3" draw:text-style-name="P7" draw:layer="layout" svg:width="0.256cm" svg:height="0.516cm" svg:x="4.625cm" svg:y="11.23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5.158cm" svg:y="11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5.91cm" svg:y="11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6.364cm" svg:y="11.16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057cm" svg:y="10.684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7.452cm" svg:y="10.8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97" draw:id="id97">
          <svg:title>TexMaths</svg:title>
          <svg:desc>24§display§(10)§svg§600§FALSE§</svg:desc>
          <draw:polygon draw:style-name="gr2" draw:text-style-name="P6" draw:layer="layout" svg:width="1.332cm" svg:height="0.759cm" svg:x="1.614cm" svg:y="10.738cm" svg:viewBox="0 0 1333 760" draw:points="666,760 0,760 0,0 1333,0 1333,760">
            <text:p/>
          </draw:polygon>
          <draw:path draw:style-name="gr3" draw:text-style-name="P7" draw:layer="layout" svg:width="0.197cm" svg:height="0.844cm" svg:x="1.654cm" svg:y="10.6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975cm" svg:y="10.7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2.355cm" svg:y="10.767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791cm" svg:y="10.6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9" draw:id="id99">
          <svg:title>TexMaths</svg:title>
          <svg:desc>24§display§(11)§svg§600§FALSE§</svg:desc>
          <draw:polygon draw:style-name="gr2" draw:text-style-name="P6" draw:layer="layout" svg:width="1.332cm" svg:height="0.759cm" svg:x="10.412cm" svg:y="10.738cm" svg:viewBox="0 0 1333 760" draw:points="666,760 0,760 0,0 1333,0 1333,760">
            <text:p/>
          </draw:polygon>
          <draw:path draw:style-name="gr3" draw:text-style-name="P7" draw:layer="layout" svg:width="0.197cm" svg:height="0.844cm" svg:x="10.452cm" svg:y="10.696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0.773cm" svg:y="10.7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1.196cm" svg:y="10.76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11.589cm" svg:y="10.6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96" draw:id="id96">
          <svg:title>TexMaths</svg:title>
          <svg:desc>22§display§\int_{-5}^{5}\frac{x^3}{ 4 - x^2 }\ dx§svg§600§FALSE§</svg:desc>
          <draw:polygon draw:style-name="gr2" draw:text-style-name="P6" draw:layer="layout" svg:width="4.686cm" svg:height="1.86cm" svg:x="20.916cm" svg:y="7.635cm" svg:viewBox="0 0 4687 1861" draw:points="2343,1861 0,1861 0,0 4687,0 4687,1861">
            <text:p/>
          </draw:polygon>
          <draw:path draw:style-name="gr3" draw:text-style-name="P7" draw:layer="layout" svg:width="0.687cm" svg:height="1.719cm" svg:x="20.921cm" svg:y="7.765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21.685cm" svg:y="7.59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21.365cm" svg:y="9.372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21.824cm" svg:y="9.163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86cm" svg:height="0.351cm" svg:x="23.048cm" svg:y="7.9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23.496cm" svg:y="7.654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2.122cm" svg:height="0.032cm" svg:x="22.359cm" svg:y="8.608cm" svg:viewBox="0 0 2123 33" draw:points="1061,33 0,33 0,0 2123,0 2123,33">
            <text:p/>
          </draw:polygon>
          <draw:path draw:style-name="gr3" draw:text-style-name="P7" draw:layer="layout" svg:width="0.344cm" svg:height="0.524cm" svg:x="22.38cm" svg:y="8.8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2.981cm" svg:y="9.13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13cm" svg:y="9.0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4.167cm" svg:y="8.7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86cm" svg:y="8.281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5.255cm" svg:y="8.4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101" draw:id="id101">
          <svg:title>TexMaths</svg:title>
          <svg:desc>24§display§(12)§svg§600§FALSE§</svg:desc>
          <draw:polygon draw:style-name="gr2" draw:text-style-name="P6" draw:layer="layout" svg:width="1.332cm" svg:height="0.759cm" svg:x="1.714cm" svg:y="13.241cm" svg:viewBox="0 0 1333 760" draw:points="666,760 0,760 0,0 1333,0 1333,760">
            <text:p/>
          </draw:polygon>
          <draw:path draw:style-name="gr3" draw:text-style-name="P7" draw:layer="layout" svg:width="0.197cm" svg:height="0.844cm" svg:x="1.754cm" svg:y="13.199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2.075cm" svg:y="13.2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2.463cm" svg:y="13.2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891cm" svg:y="13.19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2" draw:id="id102">
          <svg:title>TexMaths</svg:title>
          <svg:desc>22§display§\int_{- \pi}^{\pi} \frac{ x ( 1 + \sin x )}{1 + \cos^2 x}\ dx§svg§600§FALSE§</svg:desc>
          <draw:polygon draw:style-name="gr2" draw:text-style-name="P6" draw:layer="layout" svg:width="6.533cm" svg:height="1.737cm" svg:x="3.418cm" svg:y="12.641cm" svg:viewBox="0 0 6534 1738" draw:points="3267,1738 0,1738 0,0 6534,0 6534,1738">
            <text:p/>
          </draw:polygon>
          <draw:path draw:style-name="gr3" draw:text-style-name="P7" draw:layer="layout" svg:width="0.687cm" svg:height="1.719cm" svg:x="3.423cm" svg:y="12.65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4.177cm" svg:y="12.611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3.867cm" svg:y="14.26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4.316cm" svg:y="14.176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4.956cm" svg:y="12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4cm" svg:x="5.453cm" svg:y="12.60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5.745cm" svg:y="12.66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6.278cm" svg:y="12.73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7.033cm" svg:y="12.83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338cm" svg:y="12.66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552cm" svg:y="12.8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109cm" svg:y="12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8.572cm" svg:y="12.602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olygon draw:style-name="gr3" draw:text-style-name="P7" draw:layer="layout" svg:width="3.896cm" svg:height="0.032cm" svg:x="4.933cm" svg:y="13.496cm" svg:viewBox="0 0 3897 33" draw:points="1948,33 0,33 0,0 3897,0 3897,33">
            <text:p/>
          </draw:polygon>
          <draw:path draw:style-name="gr3" draw:text-style-name="P7" draw:layer="layout" svg:width="0.256cm" svg:height="0.517cm" svg:x="5.308cm" svg:y="13.7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5.84cm" svg:y="13.78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6.597cm" svg:y="13.88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6.936cm" svg:y="13.88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327cm" svg:y="13.8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7.64cm" svg:y="13.6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103cm" svg:y="13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9.211cm" svg:y="13.169cm" svg:viewBox="0 0 370 547" svg:d="M370 9c0-2 0-9-11-9-10 0-84 7-99 9-5 0-10 3-10 14 0 10 7 10 19 10 37 0 39 6 39 13l-4 16-45 183c-14-28-37-50-72-50-90 0-187 115-187 228 0 73 42 124 104 124 16 0 54-3 100-58 7 32 34 58 71 58 28 0 45-17 58-44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9.605cm" svg:y="13.3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100" draw:id="id100">
          <svg:title>TexMaths</svg:title>
          <svg:desc>22§display§\int_{-\frac{\pi}{2}}^{\frac{\pi}{2}} \log \left( \frac{2 - \sin x}{2 + \sin x} \right) \ dx§svg§600§FALSE§</svg:desc>
          <draw:polygon draw:style-name="gr2" draw:text-style-name="P6" draw:layer="layout" svg:width="8.025cm" svg:height="2.049cm" svg:x="12.219cm" svg:y="10.239cm" svg:viewBox="0 0 8026 2050" draw:points="4013,2050 0,2050 0,0 8026,0 8026,2050">
            <text:p/>
          </draw:polygon>
          <draw:path draw:style-name="gr3" draw:text-style-name="P7" draw:layer="layout" svg:width="0.687cm" svg:height="1.718cm" svg:x="12.224cm" svg:y="10.3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3.081cm" svg:y="10.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3.046cm" svg:y="10.425cm" svg:viewBox="0 0 336 28" draw:points="169,28 0,28 0,0 336,0 336,28">
            <text:p/>
          </draw:polygon>
          <draw:path draw:style-name="gr3" draw:text-style-name="P7" draw:layer="layout" svg:width="0.193cm" svg:height="0.258cm" svg:x="13.118cm" svg:y="10.503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367cm" svg:height="0.027cm" svg:x="12.668cm" svg:y="11.991cm" svg:viewBox="0 0 368 28" svg:d="M347 28c7 0 21 0 21-14s-12-14-21-14h-326c-9 0-21 0-21 14s12 14 21 14z">
            <text:p/>
          </draw:path>
          <draw:path draw:style-name="gr3" draw:text-style-name="P7" draw:layer="layout" svg:width="0.261cm" svg:height="0.171cm" svg:x="13.221cm" svg:y="11.76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3.185cm" svg:y="11.991cm" svg:viewBox="0 0 336 28" draw:points="169,28 0,28 0,0 336,0 336,28">
            <text:p/>
          </draw:polygon>
          <draw:path draw:style-name="gr3" draw:text-style-name="P7" draw:layer="layout" svg:width="0.193cm" svg:height="0.258cm" svg:x="13.257cm" svg:y="12.068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173cm" svg:height="0.537cm" svg:x="13.807cm" svg:y="10.8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4.018cm" svg:y="11.0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405cm" svg:y="11.085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381cm" svg:height="1.855cm" svg:x="15.07cm" svg:y="10.314cm" svg:viewBox="0 0 382 1856" svg:d="M382 1849c0-3-2-5-4-7-28-30-81-81-132-165-125-199-181-451-181-748 0-209 28-477 155-707 62-111 125-174 160-208 2-2 2-3 2-7 0-7-5-7-16-7-10 0-12 0-25 12-260 236-341 590-341 915 0 305 70 611 268 843 15 17 44 49 77 77 9 9 11 9 21 9 11 0 16 0 16-7z">
            <text:p/>
          </draw:path>
          <draw:path draw:style-name="gr3" draw:text-style-name="P7" draw:layer="layout" svg:width="0.309cm" svg:height="0.516cm" svg:x="15.609cm" svg:y="10.39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6.193cm" svg:y="10.703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6.929cm" svg:y="10.5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234cm" svg:y="10.3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448cm" svg:y="10.57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003cm" svg:y="10.5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852cm" svg:height="0.032cm" svg:x="15.572cm" svg:y="11.226cm" svg:viewBox="0 0 2853 33" draw:points="1427,33 0,33 0,0 2853,0 2853,33">
            <text:p/>
          </draw:polygon>
          <draw:path draw:style-name="gr3" draw:text-style-name="P7" draw:layer="layout" svg:width="0.309cm" svg:height="0.516cm" svg:x="15.609cm" svg:y="11.451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6.172cm" svg:y="11.5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6.929cm" svg:y="11.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234cm" svg:y="11.4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448cm" svg:y="11.623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8.003cm" svg:y="11.6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5cm" svg:x="18.543cm" svg:y="10.314cm" svg:viewBox="0 0 382 1856" svg:d="M382 929c0-304-70-611-268-843-15-17-44-49-75-77-11-9-13-9-23-9-9 0-16 0-16 7 0 4 4 7 5 9 27 28 79 79 131 163 125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369cm" svg:height="0.546cm" svg:x="19.502cm" svg:y="10.898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9.897cm" svg:y="11.0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90" draw:id="id90">
          <svg:title>TexMaths</svg:title>
          <svg:desc>22§display§\int_{\frac{\pi}{6}}^\frac{\pi}{3} \cos^2 x \ dx§svg§600§FALSE§</svg:desc>
          <draw:polygon draw:style-name="gr2" draw:text-style-name="P6" draw:layer="layout" svg:width="4.406cm" svg:height="2.058cm" svg:x="20.912cm" svg:y="5.034cm" svg:viewBox="0 0 4407 2059" draw:points="2204,2059 0,2059 0,0 4407,0 4407,2059">
            <text:p/>
          </draw:polygon>
          <draw:path draw:style-name="gr3" draw:text-style-name="P7" draw:layer="layout" svg:width="0.687cm" svg:height="1.718cm" svg:x="20.917cm" svg:y="5.17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21.774cm" svg:y="4.9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21.739cm" svg:y="5.22cm" svg:viewBox="0 0 336 28" draw:points="169,28 0,28 0,0 336,0 336,28">
            <text:p/>
          </draw:polygon>
          <draw:path draw:style-name="gr3" draw:text-style-name="P7" draw:layer="layout" svg:width="0.201cm" svg:height="0.266cm" svg:x="21.806cm" svg:y="5.298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21.429cm" svg:y="6.56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21.396cm" svg:y="6.786cm" svg:viewBox="0 0 336 28" draw:points="169,28 0,28 0,0 336,0 336,28">
            <text:p/>
          </draw:polygon>
          <draw:path draw:style-name="gr3" draw:text-style-name="P7" draw:layer="layout" svg:width="0.201cm" svg:height="0.266cm" svg:x="21.463cm" svg:y="6.864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22.361cm" svg:y="5.88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7cm" svg:y="5.8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091cm" svg:y="5.8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3.404cm" svg:y="5.5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3.869cm" svg:y="5.8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24.577cm" svg:y="5.69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7" draw:layer="layout" svg:width="0.386cm" svg:height="0.351cm" svg:x="24.971cm" svg:y="5.8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7" smil:attributeName="visibility" smil:to="visible"/>
                  <anim:animate smil:dur="0.5s" smil:fill="hold" smil:targetElement="id77" smil:attributeName="width" smil:values="width*0.05;width" smil:keyTimes="0;1"/>
                  <anim:animate smil:dur="0.5s" smil:fill="hold" smil:targetElement="id77" smil:attributeName="height" smil:values="height;height" smil:keyTimes="0;1"/>
                  <anim:animate smil:dur="0.5s" smil:fill="hold" smil:targetElement="id77" smil:attributeName="x" smil:values="x-.2;x" smil:keyTimes="0;1"/>
                  <anim:animate smil:dur="0.5s" smil:fill="hold" smil:targetElement="id77" smil:attributeName="y" smil:values="y;y" smil:keyTimes="0;1"/>
                  <anim:transitionFilter smil:dur="0.5s" smil:targetElement="id7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width*0.05;width" smil:keyTimes="0;1"/>
                  <anim:animate smil:dur="0.5s" smil:fill="hold" smil:targetElement="id79" smil:attributeName="height" smil:values="height;height" smil:keyTimes="0;1"/>
                  <anim:animate smil:dur="0.5s" smil:fill="hold" smil:targetElement="id79" smil:attributeName="x" smil:values="x-.2;x" smil:keyTimes="0;1"/>
                  <anim:animate smil:dur="0.5s" smil:fill="hold" smil:targetElement="id79" smil:attributeName="y" smil:values="y;y" smil:keyTimes="0;1"/>
                  <anim:transitionFilter smil:dur="0.5s" smil:targetElement="id7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3" smil:attributeName="visibility" smil:to="visible"/>
                  <anim:animate smil:dur="0.5s" smil:fill="hold" smil:targetElement="id83" smil:attributeName="width" smil:values="width*0.05;width" smil:keyTimes="0;1"/>
                  <anim:animate smil:dur="0.5s" smil:fill="hold" smil:targetElement="id83" smil:attributeName="height" smil:values="height;height" smil:keyTimes="0;1"/>
                  <anim:animate smil:dur="0.5s" smil:fill="hold" smil:targetElement="id83" smil:attributeName="x" smil:values="x-.2;x" smil:keyTimes="0;1"/>
                  <anim:animate smil:dur="0.5s" smil:fill="hold" smil:targetElement="id83" smil:attributeName="y" smil:values="y;y" smil:keyTimes="0;1"/>
                  <anim:transitionFilter smil:dur="0.5s" smil:targetElement="id83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5" smil:attributeName="visibility" smil:to="visible"/>
                  <anim:animate smil:dur="0.5s" smil:fill="hold" smil:targetElement="id85" smil:attributeName="width" smil:values="width*0.05;width" smil:keyTimes="0;1"/>
                  <anim:animate smil:dur="0.5s" smil:fill="hold" smil:targetElement="id85" smil:attributeName="height" smil:values="height;height" smil:keyTimes="0;1"/>
                  <anim:animate smil:dur="0.5s" smil:fill="hold" smil:targetElement="id85" smil:attributeName="x" smil:values="x-.2;x" smil:keyTimes="0;1"/>
                  <anim:animate smil:dur="0.5s" smil:fill="hold" smil:targetElement="id85" smil:attributeName="y" smil:values="y;y" smil:keyTimes="0;1"/>
                  <anim:transitionFilter smil:dur="0.5s" smil:targetElement="id85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9" smil:attributeName="visibility" smil:to="visible"/>
                  <anim:animate smil:dur="0.5s" smil:fill="hold" smil:targetElement="id89" smil:attributeName="width" smil:values="width*0.05;width" smil:keyTimes="0;1"/>
                  <anim:animate smil:dur="0.5s" smil:fill="hold" smil:targetElement="id89" smil:attributeName="height" smil:values="height;height" smil:keyTimes="0;1"/>
                  <anim:animate smil:dur="0.5s" smil:fill="hold" smil:targetElement="id89" smil:attributeName="x" smil:values="x-.2;x" smil:keyTimes="0;1"/>
                  <anim:animate smil:dur="0.5s" smil:fill="hold" smil:targetElement="id89" smil:attributeName="y" smil:values="y;y" smil:keyTimes="0;1"/>
                  <anim:transitionFilter smil:dur="0.5s" smil:targetElement="id89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1" smil:attributeName="visibility" smil:to="visible"/>
                  <anim:animate smil:dur="0.5s" smil:fill="hold" smil:targetElement="id91" smil:attributeName="width" smil:values="width*0.05;width" smil:keyTimes="0;1"/>
                  <anim:animate smil:dur="0.5s" smil:fill="hold" smil:targetElement="id91" smil:attributeName="height" smil:values="height;height" smil:keyTimes="0;1"/>
                  <anim:animate smil:dur="0.5s" smil:fill="hold" smil:targetElement="id91" smil:attributeName="x" smil:values="x-.2;x" smil:keyTimes="0;1"/>
                  <anim:animate smil:dur="0.5s" smil:fill="hold" smil:targetElement="id91" smil:attributeName="y" smil:values="y;y" smil:keyTimes="0;1"/>
                  <anim:transitionFilter smil:dur="0.5s" smil:targetElement="id91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5" smil:attributeName="visibility" smil:to="visible"/>
                  <anim:animate smil:dur="0.5s" smil:fill="hold" smil:targetElement="id95" smil:attributeName="width" smil:values="width*0.05;width" smil:keyTimes="0;1"/>
                  <anim:animate smil:dur="0.5s" smil:fill="hold" smil:targetElement="id95" smil:attributeName="height" smil:values="height;height" smil:keyTimes="0;1"/>
                  <anim:animate smil:dur="0.5s" smil:fill="hold" smil:targetElement="id95" smil:attributeName="x" smil:values="x-.2;x" smil:keyTimes="0;1"/>
                  <anim:animate smil:dur="0.5s" smil:fill="hold" smil:targetElement="id95" smil:attributeName="y" smil:values="y;y" smil:keyTimes="0;1"/>
                  <anim:transitionFilter smil:dur="0.5s" smil:targetElement="id95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7" smil:attributeName="visibility" smil:to="visible"/>
                  <anim:animate smil:dur="0.5s" smil:fill="hold" smil:targetElement="id97" smil:attributeName="width" smil:values="width*0.05;width" smil:keyTimes="0;1"/>
                  <anim:animate smil:dur="0.5s" smil:fill="hold" smil:targetElement="id97" smil:attributeName="height" smil:values="height;height" smil:keyTimes="0;1"/>
                  <anim:animate smil:dur="0.5s" smil:fill="hold" smil:targetElement="id97" smil:attributeName="x" smil:values="x-.2;x" smil:keyTimes="0;1"/>
                  <anim:animate smil:dur="0.5s" smil:fill="hold" smil:targetElement="id97" smil:attributeName="y" smil:values="y;y" smil:keyTimes="0;1"/>
                  <anim:transitionFilter smil:dur="0.5s" smil:targetElement="id97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0">
        <office:forms form:automatic-focus="false" form:apply-design-mode="false"/>
        <draw:frame presentation:style-name="pr5" draw:text-style-name="P8" draw:layer="layout" svg:width="25.199cm" svg:height="1.836cm" svg:x="1.438cm" svg:y="0.364cm" presentation:class="title" presentation:user-transformed="true">
          <draw:text-box>
            <text:p xml:id="id103" text:id="id103"><text:span text:style-name="T4">Solutions</text:span></text:p>
          </draw:text-box>
        </draw:frame>
        <draw:frame presentation:style-name="pr6" draw:text-style-name="P9" draw:layer="layout" svg:width="26.2cm" svg:height="13cm" svg:x="1cm" svg:y="2.2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04" draw:id="id104">
          <svg:title>TexMaths</svg:title>
          <svg:desc>26§display§\text {(II)}§svg§600§FALSE§</svg:desc>
          <draw:polygon draw:style-name="gr2" draw:text-style-name="P6" draw:layer="layout" svg:width="1.214cm" svg:height="0.823cm" svg:x="1.606cm" svg:y="3.137cm" svg:viewBox="0 0 1215 824" draw:points="608,824 0,824 0,0 1215,0 1215,824">
            <text:p/>
          </draw:polygon>
          <draw:path draw:style-name="gr3" draw:text-style-name="P7" draw:layer="layout" svg:width="0.213cm" svg:height="0.914cm" svg:x="1.65cm" svg:y="3.091cm" svg:viewBox="0 0 214 915" svg:d="M214 907c0-2 0-4-16-21-115-114-144-287-144-429 0-158 35-318 148-432 12-10 12-13 12-17 0-6-4-8-10-8-8 0-92 62-146 179-48 100-58 202-58 278 0 73 10 184 60 287 57 113 136 171 144 171 6 0 10-2 10-8z">
            <text:p/>
          </draw:path>
          <draw:path draw:style-name="gr3" draw:text-style-name="P7" draw:layer="layout" svg:width="0.28cm" svg:height="0.625cm" svg:x="1.941cm" svg:y="3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8cm" svg:height="0.625cm" svg:x="2.297cm" svg:y="3.151cm" svg:viewBox="0 0 281 626" svg:d="M181 71c0-31 4-42 75-42h25v-29c-31 2-104 2-140 2-37 0-110 0-141-2v29h25c71 0 75 11 75 42v484c0 34-4 42-75 42h-25v29c31-2 104-2 139-2 38 0 111 0 142 2v-29h-25c-71 0-75-8-75-42z">
            <text:p/>
          </draw:path>
          <draw:path draw:style-name="gr3" draw:text-style-name="P7" draw:layer="layout" svg:width="0.213cm" svg:height="0.914cm" svg:x="2.653cm" svg:y="3.091cm" svg:viewBox="0 0 214 915" svg:d="M214 457c0-70-10-180-60-284-56-113-135-173-146-173-4 0-8 4-8 8s0 7 17 23c91 90 143 235 143 426 0 156-33 319-148 433-12 13-12 15-12 17 0 6 4 8 8 8 11 0 94-62 148-179 48-100 58-202 58-279z">
            <text:p/>
          </draw:path>
        </draw:g>
        <draw:g xml:id="id105" draw:id="id105">
          <svg:title>TexMaths</svg:title>
          <svg:desc>24§display§(1)§svg§600§FALSE§</svg:desc>
          <draw:polygon draw:style-name="gr2" draw:text-style-name="P6" draw:layer="layout" svg:width="0.91cm" svg:height="0.759cm" svg:x="3.108cm" svg:y="3.134cm" svg:viewBox="0 0 911 760" draw:points="455,760 0,760 0,0 911,0 911,760">
            <text:p/>
          </draw:polygon>
          <draw:path draw:style-name="gr3" draw:text-style-name="P7" draw:layer="layout" svg:width="0.197cm" svg:height="0.844cm" svg:x="3.148cm" svg:y="3.092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3.469cm" svg:y="3.163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3.865cm" svg:y="3.092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08" draw:id="id108">
          <svg:title>TexMaths</svg:title>
          <svg:desc>22§display§= \int_{0}^{\frac{\pi}{2}}\frac{1}{1 + \sqrt[n]{\cot x}}\ dx§svg§600§FALSE§</svg:desc>
          <draw:polygon draw:style-name="gr2" draw:text-style-name="P6" draw:layer="layout" svg:width="7.157cm" svg:height="1.879cm" svg:x="7.013cm" svg:y="2.532cm" svg:viewBox="0 0 7158 1880" draw:points="3580,1880 0,1880 0,0 7158,0 7158,1880">
            <text:p/>
          </draw:polygon>
          <draw:path draw:style-name="gr3" draw:text-style-name="P7" draw:layer="layout" svg:width="0.515cm" svg:height="0.182cm" svg:x="7.018cm" svg:y="3.4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833cm" svg:y="2.676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8.69cm" svg:y="2.493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8.657cm" svg:y="2.718cm" svg:viewBox="0 0 336 28" draw:points="169,28 0,28 0,0 336,0 336,28">
            <text:p/>
          </draw:polygon>
          <draw:path draw:style-name="gr3" draw:text-style-name="P7" draw:layer="layout" svg:width="0.193cm" svg:height="0.258cm" svg:x="8.727cm" svg:y="2.796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8.248cm" svg:y="4.074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56cm" svg:height="0.517cm" svg:x="11.071cm" svg:y="2.6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704cm" svg:height="0.032cm" svg:x="9.345cm" svg:y="3.519cm" svg:viewBox="0 0 3705 33" draw:points="1853,33 0,33 0,0 3705,0 3705,33">
            <text:p/>
          </draw:polygon>
          <draw:path draw:style-name="gr3" draw:text-style-name="P7" draw:layer="layout" svg:width="0.256cm" svg:height="0.517cm" svg:x="9.414cm" svg:y="3.81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947cm" svg:y="3.88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72cm" svg:height="0.177cm" svg:x="10.927cm" svg:y="3.817cm" svg:viewBox="0 0 273 178" svg:d="M40 134c-1 10-7 28-7 30 0 9 7 14 15 14 7 0 15-4 19-14 0-2 5-20 7-30 14-53 14-55 14-55 5-10 33-65 81-65 19 0 26 11 26 28 0 21-15 62-24 85-2 3-4 9-4 16 0 21 20 35 42 35 43 0 64-51 64-62 0-5-7-5-9-5-7 0-7 2-9 9-7 23-26 44-44 44-9 0-12-7-12-14 0-9 2-13 5-21 7-16 25-60 25-83 0-28-21-46-58-46-35 0-60 21-74 39-2-32-32-39-48-39-38 0-49 60-49 60 0 5 7 5 9 5 5 0 7-2 9-7 5-23 14-44 30-44 14 0 15 12 15 19 0 6-3 22-5 32-3 11-7 27-9 35z">
            <text:p/>
          </draw:path>
          <draw:path draw:style-name="gr3" draw:text-style-name="P7" draw:layer="layout" svg:width="0.604cm" svg:height="0.774cm" svg:x="10.858cm" svg:y="3.674cm" svg:viewBox="0 0 605 775" svg:d="M245 694l-136-301c-5-13-10-13-12-13 0 0-5 0-13 6l-73 56c-11 7-11 10-11 12 0 4 2 9 7 9s19-11 26-18c6-3 18-12 27-17l151 334c5 13 11 13 18 13 10 0 12-4 19-14l352-729c5-13 5-14 5-16 0-9-7-16-15-16-7 0-13 4-18 16z">
            <text:p/>
          </draw:path>
          <draw:polygon draw:style-name="gr3" draw:text-style-name="P7" draw:layer="layout" svg:width="1.602cm" svg:height="0.032cm" svg:x="11.446cm" svg:y="3.674cm" svg:viewBox="0 0 1603 33" draw:points="803,33 0,33 0,0 1603,0 1603,33">
            <text:p/>
          </draw:polygon>
          <draw:path draw:style-name="gr3" draw:text-style-name="P7" draw:layer="layout" svg:width="0.295cm" svg:height="0.356cm" svg:x="11.473cm" svg:y="3.988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812cm" svg:y="3.98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2.191cm" svg:y="3.85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12.629cm" svg:y="3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369cm" svg:height="0.547cm" svg:x="13.43cm" svg:y="3.192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3.824cm" svg:y="3.3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</draw:g>
        <draw:g xml:id="id106" draw:id="id106">
          <svg:title>TexMaths</svg:title>
          <svg:desc>24§display§\text {Let,}§svg§600§FALSE§</svg:desc>
          <draw:polygon draw:style-name="gr2" draw:text-style-name="P6" draw:layer="layout" svg:width="1.318cm" svg:height="0.655cm" svg:x="4.423cm" svg:y="3.235cm" svg:viewBox="0 0 1319 656" draw:points="659,656 0,656 0,0 1319,0 1319,656">
            <text:p/>
          </draw:polygon>
          <draw:path draw:style-name="gr3" draw:text-style-name="P7" draw:layer="layout" svg:width="0.464cm" svg:height="0.577cm" svg:x="4.408cm" svg:y="3.1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932cm" svg:y="3.3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5.299cm" svg:y="3.2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683cm" svg:y="3.6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07" draw:id="id107">
          <svg:title>TexMaths</svg:title>
          <svg:desc>24§display§\text {I} §svg§600§FALSE§</svg:desc>
          <draw:polygon draw:style-name="gr2" draw:text-style-name="P6" draw:layer="layout" svg:width="0.197cm" svg:height="0.493cm" svg:x="6.33cm" svg:y="3.236cm" svg:viewBox="0 0 198 494" draw:points="100,494 0,494 0,0 198,0 198,494">
            <text:p/>
          </draw:polygon>
          <draw:path draw:style-name="gr3" draw:text-style-name="P7" draw:layer="layout" svg:width="0.258cm" svg:height="0.577cm" svg:x="6.311cm" svg:y="3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09" draw:id="id109">
          <svg:title>TexMaths</svg:title>
          <svg:desc>22§display§= \int_{0}^{\frac{\pi}{2}}\frac{1}{1 + \frac{\sqrt[n]{\sin x}}{\sqrt[n]{\cos x}}}\ dx§svg§600§FALSE§</svg:desc>
          <draw:polygon draw:style-name="gr2" draw:text-style-name="P6" draw:layer="layout" svg:width="6.927cm" svg:height="2.307cm" svg:x="14.717cm" svg:y="2.636cm" svg:viewBox="0 0 6928 2308" draw:points="3463,2308 0,2308 0,0 6928,0 6928,2308">
            <text:p/>
          </draw:polygon>
          <draw:path draw:style-name="gr3" draw:text-style-name="P7" draw:layer="layout" svg:width="0.515cm" svg:height="0.182cm" svg:x="14.722cm" svg:y="3.5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5.537cm" svg:y="2.78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261cm" svg:height="0.172cm" svg:x="16.394cm" svg:y="2.597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20-30-20-64-20-71 0-14 2-30 6-42z">
            <text:p/>
          </draw:path>
          <draw:polygon draw:style-name="gr3" draw:text-style-name="P7" draw:layer="layout" svg:width="0.335cm" svg:height="0.027cm" svg:x="16.361cm" svg:y="2.822cm" svg:viewBox="0 0 336 28" draw:points="169,28 0,28 0,0 336,0 336,28">
            <text:p/>
          </draw:polygon>
          <draw:path draw:style-name="gr3" draw:text-style-name="P7" draw:layer="layout" svg:width="0.193cm" svg:height="0.258cm" svg:x="16.431cm" svg:y="2.9cm" svg:viewBox="0 0 194 259" svg:d="M194 185h-16c-2 7-6 32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15.952cm" svg:y="4.178cm" svg:viewBox="0 0 253 371" svg:d="M253 188c0-59-7-104-33-140-16-27-49-48-93-48-127 0-127 148-127 188 0 39 0 183 127 183 126 0 126-144 126-183zM127 357c-25 0-58-15-69-60-9-31-9-77-9-116 0-40 0-81 9-111 11-44 46-54 69-54 30 0 58 17 67 49 8 28 10 69 10 116 0 39 0 80-9 115-10 49-47 61-68 61z">
            <text:p/>
          </draw:path>
          <draw:path draw:style-name="gr3" draw:text-style-name="P7" draw:layer="layout" svg:width="0.256cm" svg:height="0.517cm" svg:x="18.661cm" svg:y="2.79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3.475cm" svg:height="0.032cm" svg:x="17.049cm" svg:y="3.623cm" svg:viewBox="0 0 3476 33" draw:points="1737,33 0,33 0,0 3476,0 3476,33">
            <text:p/>
          </draw:polygon>
          <draw:path draw:style-name="gr3" draw:text-style-name="P7" draw:layer="layout" svg:width="0.256cm" svg:height="0.517cm" svg:x="17.117cm" svg:y="4.0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7.651cm" svg:y="4.1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72cm" svg:height="0.177cm" svg:x="18.717cm" svg:y="3.815cm" svg:viewBox="0 0 273 178" svg:d="M40 134c-1 10-7 28-7 30 0 9 7 14 15 14 7 0 15-4 19-14 0-2 5-20 7-30 14-53 14-55 14-55 5-10 33-65 81-65 19 0 26 11 26 28 0 21-16 62-24 85-2 3-4 9-4 16 0 21 20 35 42 35 43 0 64-51 64-62 0-5-7-5-9-5-7 0-7 2-9 9-7 23-26 44-44 44-9 0-12-7-12-14 0-9 2-13 5-21 7-16 25-60 25-83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471cm" svg:height="0.543cm" svg:x="18.721cm" svg:y="3.775cm" svg:viewBox="0 0 472 544" svg:d="M190 484l-107-211c-2-5-4-9-9-9-2 0-4 0-9 4l-58 38c-7 6-7 9-7 11s4 7 7 7c4 0 4 0 11-5 7-4 22-16 28-20l119 234c4 9 6 11 13 11 5 0 10 0 16-11l272-508c6-7 6-9 6-11 0-9-7-14-13-14-8 0-12 5-16 11z">
            <text:p/>
          </draw:path>
          <draw:polygon draw:style-name="gr3" draw:text-style-name="P7" draw:layer="layout" svg:width="1.219cm" svg:height="0.027cm" svg:x="19.178cm" svg:y="3.775cm" svg:viewBox="0 0 1220 28" draw:points="609,28 0,28 0,0 1220,0 1220,28">
            <text:p/>
          </draw:polygon>
          <draw:path draw:style-name="gr3" draw:text-style-name="P7" draw:layer="layout" svg:width="0.196cm" svg:height="0.247cm" svg:x="19.203cm" svg:y="4.016cm" svg:viewBox="0 0 197 248" svg:d="M183 14c0-9 0-14-9-14-2 0-3 0-10 7-2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5 46 67 62 0 5 7 5 8 5 11 0 11-3 11-14z">
            <text:p/>
          </draw:path>
          <draw:path draw:style-name="gr3" draw:text-style-name="P7" draw:layer="layout" svg:width="0.119cm" svg:height="0.365cm" svg:x="19.454cm" svg:y="3.891cm" svg:viewBox="0 0 120 366" svg:d="M84 32c0-16-12-32-31-32-16 0-32 12-32 32 0 19 18 31 32 31 17 0 31-14 31-31zM2 132v21c35 0 38 2 38 30v141c0 23-5 23-40 23v19c2 0 39-2 62-2 19 0 38 0 58 2v-19c-32 0-37 0-37-23v-197z">
            <text:p/>
          </draw:path>
          <draw:path draw:style-name="gr3" draw:text-style-name="P7" draw:layer="layout" svg:width="0.291cm" svg:height="0.24cm" svg:x="19.627cm" svg:y="4.018cm" svg:viewBox="0 0 292 241" svg:d="M252 76c0-48-25-76-83-76-44 0-74 25-88 53v-53l-81 5v21c37 0 40 4 40 30v141c0 23-5 23-40 23v21c2 0 39-3 62-3 21 0 58 1 63 3v-21c-35 0-41 0-41-23v-98c0-57 44-83 81-83s43 30 43 58v123c0 23-6 23-41 23v21c2 0 39-3 62-3 21 0 58 1 63 3v-21c-35 0-40 0-40-23z">
            <text:p/>
          </draw:path>
          <draw:path draw:style-name="gr3" draw:text-style-name="P7" draw:layer="layout" svg:width="0.291cm" svg:height="0.245cm" svg:x="20.072cm" svg:y="4.018cm" svg:viewBox="0 0 292 246" svg:d="M109 183c-5 18-23 48-51 48-2 0-18 0-30-7 23-7 25-27 25-30 0-13-9-21-21-21-16 0-32 14-32 33 0 28 30 40 58 40 25 0 46-15 60-38 14 28 44 38 65 38 63 0 95-68 95-84 0-7-7-7-9-7-7 0-7 3-9 10-12 37-44 66-75 66-21 0-34-14-34-36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olygon draw:style-name="gr3" draw:text-style-name="P7" draw:layer="layout" svg:width="1.958cm" svg:height="0.032cm" svg:x="18.472cm" svg:y="4.352cm" svg:viewBox="0 0 1959 33" draw:points="978,33 0,33 0,0 1959,0 1959,33">
            <text:p/>
          </draw:polygon>
          <draw:path draw:style-name="gr3" draw:text-style-name="P7" draw:layer="layout" svg:width="0.272cm" svg:height="0.177cm" svg:x="18.684cm" svg:y="4.495cm" svg:viewBox="0 0 273 178" svg:d="M40 134c-1 10-7 28-7 30 0 9 7 14 15 14 7 0 15-4 19-14 0-2 5-20 7-30 14-53 14-55 14-55 5-10 33-65 81-65 19 0 26 11 26 28 0 21-16 62-24 85-2 3-4 9-4 16 0 21 20 35 42 35 43 0 64-51 64-62 0-5-7-5-9-5-7 0-7 2-9 9-7 23-26 44-44 44-9 0-12-7-12-14 0-9 2-13 5-21 7-16 25-60 25-83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471cm" svg:height="0.543cm" svg:x="18.689cm" svg:y="4.44cm" svg:viewBox="0 0 472 544" svg:d="M190 484l-107-211c-2-5-4-9-9-9-2 0-4 0-9 4l-58 38c-7 6-7 9-7 11s4 7 7 7c4 0 4 0 11-5 7-4 22-16 28-20l119 234c4 9 6 11 13 11 5 0 10 0 16-11l272-508c6-7 6-9 6-11 0-9-7-14-13-14-8 0-12 5-16 11z">
            <text:p/>
          </draw:path>
          <draw:polygon draw:style-name="gr3" draw:text-style-name="P7" draw:layer="layout" svg:width="1.285cm" svg:height="0.027cm" svg:x="19.145cm" svg:y="4.44cm" svg:viewBox="0 0 1286 28" draw:points="642,28 0,28 0,0 1286,0 1286,28">
            <text:p/>
          </draw:polygon>
          <draw:path draw:style-name="gr3" draw:text-style-name="P7" draw:layer="layout" svg:width="0.23cm" svg:height="0.247cm" svg:x="19.169cm" svg:y="4.616cm" svg:viewBox="0 0 231 248" svg:d="M187 26c-9 4-15 13-15 23 0 16 9 27 25 27s26-11 26-27c0-49-75-49-91-49-81 0-132 63-132 125 0 69 58 123 130 123 81 0 101-63 101-70s-8-7-11-7c-7 0-7 2-9 10-12 34-42 50-75 50-37 0-87-27-87-106 0-69 34-107 85-107 7 0 33 0 53 8z">
            <text:p/>
          </draw:path>
          <draw:path draw:style-name="gr3" draw:text-style-name="P7" draw:layer="layout" svg:width="0.266cm" svg:height="0.247cm" svg:x="19.44cm" svg:y="4.616cm" svg:viewBox="0 0 267 248" svg:d="M267 127c0-69-58-127-133-127-76 0-134 58-134 127 0 68 60 121 134 121s133-53 133-121zM134 231c-21 0-50-6-69-34-14-21-16-49-16-76 0-22 0-54 20-79 14-16 37-26 65-26 31 0 54 14 67 32 15 21 17 49 17 73 0 27-2 57-17 78-16 21-41 32-67 32z">
            <text:p/>
          </draw:path>
          <draw:path draw:style-name="gr3" draw:text-style-name="P7" draw:layer="layout" svg:width="0.196cm" svg:height="0.247cm" svg:x="19.752cm" svg:y="4.616cm" svg:viewBox="0 0 197 248" svg:d="M183 14c0-9 0-14-9-14-2 0-3 0-10 7 0 0-7 5-9 7-18-10-39-14-58-14-78 0-97 40-97 69 0 17 7 31 21 42 21 18 41 21 76 26 26 6 70 13 70 50 0 21-14 47-67 47-52 0-72-35-81-72-1-7-1-9-10-9s-9 4-9 14v67c0 9 0 14 7 14 5 0 16-10 26-23 25 23 55 23 67 23 71 0 97-37 97-75 0-22-9-37-23-52-21-19-46-22-65-26-44-7-79-14-79-44 0-16 14-39 67-39 63 0 67 46 67 62 0 5 7 5 8 5 11 0 11-3 11-14z">
            <text:p/>
          </draw:path>
          <draw:path draw:style-name="gr3" draw:text-style-name="P7" draw:layer="layout" svg:width="0.291cm" svg:height="0.245cm" svg:x="20.105cm" svg:y="4.618cm" svg:viewBox="0 0 292 246" svg:d="M109 183c-5 18-23 48-51 48-2 0-18 0-30-7 23-7 25-27 25-30 0-13-9-21-21-21-16 0-32 14-32 33 0 28 30 40 58 40 25 0 46-15 60-38 14 28 44 38 65 38 63 0 95-68 95-84 0-7-7-7-9-7-7 0-7 3-9 10-12 37-44 66-75 66-21 0-34-14-34-36 0-14 14-63 28-125 13-42 37-54 55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369cm" svg:height="0.546cm" svg:x="20.903cm" svg:y="3.296cm" svg:viewBox="0 0 370 547" svg:d="M370 9c0-2 0-9-11-9s-84 7-99 9c-5 0-10 3-10 14 0 10 7 10 19 10 37 0 39 6 39 13l-4 16-45 183c-14-28-37-50-72-50-90 0-187 115-187 227 0 74 42 125 104 125 16 0 54-3 100-58 7 32 34 58 71 58 28 0 45-17 58-44 12-26 22-73 22-75 0-9-7-9-8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297cm" svg:y="3.4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</draw:g>
        <draw:g xml:id="id111" draw:id="id111">
          <svg:title>TexMaths</svg:title>
          <svg:desc>22§display§= \int_{0}^{\frac{\pi}{2}}\frac{\sqrt[n]{\cos x}}{\sqrt[n]{\cos x} + \sqrt[n]{\sin x}}\ dx§svg§600§FALSE§</svg:desc>
          <draw:polygon draw:style-name="gr2" draw:text-style-name="P6" draw:layer="layout" svg:width="9.065cm" svg:height="1.969cm" svg:x="6.919cm" svg:y="5.137cm" svg:viewBox="0 0 9066 1970" draw:points="4534,1970 0,1970 0,0 9066,0 9066,1970">
            <text:p/>
          </draw:polygon>
          <draw:path draw:style-name="gr3" draw:text-style-name="P7" draw:layer="layout" svg:width="0.515cm" svg:height="0.182cm" svg:x="6.924cm" svg:y="6.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39cm" svg:y="5.2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596cm" svg:y="5.0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563cm" svg:y="5.323cm" svg:viewBox="0 0 336 28" draw:points="169,28 0,28 0,0 336,0 336,28">
            <text:p/>
          </draw:polygon>
          <draw:path draw:style-name="gr3" draw:text-style-name="P7" draw:layer="layout" svg:width="0.193cm" svg:height="0.258cm" svg:x="8.633cm" svg:y="5.40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154cm" svg:y="6.6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1.118cm" svg:y="5.37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2 39-4-32-34-39-48-39-40 0-51 60-51 60 0 5 7 5 9 5 5 0 7-2 9-7 5-23 14-44 30-44 14 0 15 12 15 19 0 6-3 22-5 32-3 11-7 26-9 35z">
            <text:p/>
          </draw:path>
          <draw:path draw:style-name="gr3" draw:text-style-name="P7" draw:layer="layout" svg:width="0.604cm" svg:height="0.773cm" svg:x="11.05cm" svg:y="5.223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1.637cm" svg:y="5.223cm" svg:viewBox="0 0 1609 33" draw:points="804,33 0,33 0,0 1609,0 1609,33">
            <text:p/>
          </draw:polygon>
          <draw:path draw:style-name="gr3" draw:text-style-name="P7" draw:layer="layout" svg:width="0.295cm" svg:height="0.356cm" svg:x="11.664cm" svg:y="5.46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004cm" svg:y="5.46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394cm" svg:y="5.4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2.825cm" svg:y="5.4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5.611cm" svg:height="0.032cm" svg:x="9.251cm" svg:y="6.124cm" svg:viewBox="0 0 5612 33" draw:points="2807,33 0,33 0,0 5612,0 5612,33">
            <text:p/>
          </draw:polygon>
          <draw:path draw:style-name="gr3" draw:text-style-name="P7" draw:layer="layout" svg:width="0.272cm" svg:height="0.177cm" svg:x="9.501cm" svg:y="6.52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432cm" svg:y="6.37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0.02cm" svg:y="6.37cm" svg:viewBox="0 0 1609 33" draw:points="804,33 0,33 0,0 1609,0 1609,33">
            <text:p/>
          </draw:polygon>
          <draw:path draw:style-name="gr3" draw:text-style-name="P7" draw:layer="layout" svg:width="0.295cm" svg:height="0.356cm" svg:x="10.046cm" svg:y="6.61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386cm" svg:y="6.61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777cm" svg:y="6.6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208cm" svg:y="6.61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842cm" svg:y="6.50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822cm" svg:y="6.41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753cm" svg:y="6.278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3.341cm" svg:y="6.278cm" svg:viewBox="0 0 1522 33" draw:points="760,33 0,33 0,0 1522,0 1522,33">
            <text:p/>
          </draw:polygon>
          <draw:path draw:style-name="gr3" draw:text-style-name="P7" draw:layer="layout" svg:width="0.254cm" svg:height="0.356cm" svg:x="13.367cm" svg:y="6.61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672cm" svg:y="6.44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887cm" svg:y="6.61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4.443cm" svg:y="6.6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244cm" svg:y="5.79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638cm" svg:y="5.9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10" draw:id="id110">
          <svg:title>TexMaths</svg:title>
          <svg:desc>24§display§\text {I} §svg§600§FALSE§</svg:desc>
          <draw:polygon draw:style-name="gr2" draw:text-style-name="P6" draw:layer="layout" svg:width="0.197cm" svg:height="0.493cm" svg:x="6.331cm" svg:y="5.936cm" svg:viewBox="0 0 198 494" draw:points="100,494 0,494 0,0 198,0 198,494">
            <text:p/>
          </draw:polygon>
          <draw:path draw:style-name="gr3" draw:text-style-name="P7" draw:layer="layout" svg:width="0.258cm" svg:height="0.577cm" svg:x="6.312cm" svg:y="5.8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2" draw:id="id112">
          <svg:title>TexMaths</svg:title>
          <svg:desc>22§display§.\ .\ .\ \ \text {(1)}§svg§600§FALSE§</svg:desc>
          <draw:polygon draw:style-name="gr2" draw:text-style-name="P6" draw:layer="layout" svg:width="2.508cm" svg:height="0.696cm" svg:x="17.121cm" svg:y="5.837cm" svg:viewBox="0 0 2509 697" draw:points="1255,697 0,697 0,0 2509,0 2509,697">
            <text:p/>
          </draw:polygon>
          <draw:path draw:style-name="gr3" draw:text-style-name="P7" draw:layer="layout" svg:width="0.083cm" svg:height="0.083cm" svg:x="17.149cm" svg:y="6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1cm" svg:y="6.2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4cm" svg:y="6.2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3cm" svg:y="5.7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9.127cm" svg:y="5.8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88cm" svg:y="5.7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13" draw:id="id113">
          <svg:title>TexMaths</svg:title>
          <svg:desc>22§display§= \int_{0}^{\frac{\pi}{2}}\frac{\sqrt[n]{\cos \left( \frac{\pi}{2} - x \right) }}{\sqrt[n]{\cos \left( \frac{\pi}{2} - x \right) } + \sqrt[n]{\sin \left( \frac{\pi}{2} - x \right) }}\ dx§svg§600§FALSE§</svg:desc>
          <draw:polygon draw:style-name="gr2" draw:text-style-name="P6" draw:layer="layout" svg:width="13.763cm" svg:height="2.954cm" svg:x="6.92cm" svg:y="7.637cm" svg:viewBox="0 0 13764 2955" draw:points="6881,2955 0,2955 0,0 13764,0 13764,2955">
            <text:p/>
          </draw:polygon>
          <draw:path draw:style-name="gr3" draw:text-style-name="P7" draw:layer="layout" svg:width="0.515cm" svg:height="0.182cm" svg:x="6.925cm" svg:y="9.0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4cm" svg:y="8.239cm" svg:viewBox="0 0 688 1719" svg:d="M37 1684c25 0 39-18 39-37 0-26-20-39-37-39-20 0-39 13-39 39 0 41 39 72 86 72 118 0 162-181 217-404 60-245 111-493 153-741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7" draw:layer="layout" svg:width="0.261cm" svg:height="0.171cm" svg:x="8.597cm" svg:y="8.05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8.564cm" svg:y="8.281cm" svg:viewBox="0 0 336 28" draw:points="169,28 0,28 0,0 336,0 336,28">
            <text:p/>
          </draw:polygon>
          <draw:path draw:style-name="gr3" draw:text-style-name="P7" draw:layer="layout" svg:width="0.193cm" svg:height="0.258cm" svg:x="8.634cm" svg:y="8.358cm" svg:viewBox="0 0 194 259" svg:d="M194 185h-16c-2 7-6 31-11 35-3 2-37 2-42 2h-77c26-20 56-41 79-57 35-24 67-47 67-88 0-49-46-77-102-77-53 0-92 30-92 69 0 19 18 23 23 23 10 0 23-8 23-23 0-14-11-21-23-23 12-18 33-28 60-28 38 0 70 22 70 59 0 34-23 58-53 83l-95 81c-5 4-5 4-5 7v11h181z">
            <text:p/>
          </draw:path>
          <draw:path draw:style-name="gr3" draw:text-style-name="P7" draw:layer="layout" svg:width="0.252cm" svg:height="0.37cm" svg:x="8.155cm" svg:y="9.63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2.293cm" svg:y="8.059cm" svg:viewBox="0 0 273 178" svg:d="M40 134c-1 10-7 28-7 30 0 8 7 14 15 14 7 0 15-4 19-14 0-2 5-20 7-30 14-53 14-55 14-55 5-10 33-65 81-65 19 0 26 11 26 28 0 21-15 62-24 85-2 3-4 8-4 16 0 21 20 35 42 35 43 0 64-51 64-62 0-5-7-5-9-5-7 0-7 2-9 9-7 23-26 44-44 44-9 0-12-7-12-14 0-9 2-13 5-22 7-15 25-59 25-82 0-28-21-46-58-46-35 0-60 21-74 39-2-32-32-39-46-39-40 0-51 60-51 60 0 5 7 5 9 5 5 0 7-2 9-7 5-23 14-44 30-44 14 0 15 12 15 19 0 6-3 22-5 32-3 11-7 27-9 35z">
            <text:p/>
          </draw:path>
          <draw:path draw:style-name="gr3" draw:text-style-name="P7" draw:layer="layout" svg:width="0.705cm" svg:height="1.393cm" svg:x="12.254cm" svg:y="7.598cm" svg:viewBox="0 0 706 1394" svg:d="M275 1278l-168-581-107 127 12 10 53-61 178 621c26 0 26 0 33-20l426-1342c4-13 4-16 4-16 0-9-7-16-16-16-12 0-14 11-18 19z">
            <text:p/>
          </draw:path>
          <draw:polygon draw:style-name="gr3" draw:text-style-name="P7" draw:layer="layout" svg:width="3.827cm" svg:height="0.032cm" svg:x="12.942cm" svg:y="7.598cm" svg:viewBox="0 0 3828 33" draw:points="1915,33 0,33 0,0 3828,0 3828,33">
            <text:p/>
          </draw:polygon>
          <draw:path draw:style-name="gr3" draw:text-style-name="P7" draw:layer="layout" svg:width="0.295cm" svg:height="0.356cm" svg:x="12.969cm" svg:y="8.17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308cm" svg:y="8.17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699cm" svg:y="8.17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4.224cm" svg:y="7.865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25cm" svg:height="0.24cm" svg:x="14.577cm" svg:y="7.98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olygon draw:style-name="gr3" draw:text-style-name="P7" draw:layer="layout" svg:width="0.381cm" svg:height="0.032cm" svg:x="14.555cm" svg:y="8.312cm" svg:viewBox="0 0 382 33" draw:points="192,33 0,33 0,0 382,0 382,33">
            <text:p/>
          </draw:polygon>
          <draw:path draw:style-name="gr3" draw:text-style-name="P7" draw:layer="layout" svg:width="0.24cm" svg:height="0.36cm" svg:x="14.625cm" svg:y="8.4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5.264cm" svg:y="8.31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994cm" svg:y="8.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03cm" svg:height="0.928cm" svg:x="16.448cm" svg:y="7.865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olygon draw:style-name="gr3" draw:text-style-name="P7" draw:layer="layout" svg:width="10.31cm" svg:height="0.032cm" svg:x="9.252cm" svg:y="9.083cm" svg:viewBox="0 0 10311 33" draw:points="5155,33 0,33 0,0 10311,0 10311,33">
            <text:p/>
          </draw:polygon>
          <draw:path draw:style-name="gr3" draw:text-style-name="P7" draw:layer="layout" svg:width="0.272cm" svg:height="0.177cm" svg:x="9.502cm" svg:y="9.697cm" svg:viewBox="0 0 273 178" svg:d="M40 134c-1 10-7 28-7 30 0 8 7 14 15 14 7 0 15-4 19-14 0-2 5-20 7-30 14-53 14-55 14-55 5-10 33-65 81-65 19 0 26 11 26 28 0 21-15 62-24 85-2 3-4 8-4 16 0 21 20 35 42 35 43 0 64-51 64-62 0-5-7-5-9-5-7 0-7 2-9 9-7 23-26 44-44 44-9 0-12-7-12-14 0-9 2-13 5-22 7-15 25-59 25-82 0-28-21-46-58-46-35 0-60 21-74 39-2-32-32-39-48-39-38 0-49 60-49 60 0 5 7 5 9 5 5 0 7-2 9-7 5-23 14-44 30-44 14 0 15 12 15 19 0 6-3 22-5 32-3 11-7 27-9 35z">
            <text:p/>
          </draw:path>
          <draw:path draw:style-name="gr3" draw:text-style-name="P7" draw:layer="layout" svg:width="0.705cm" svg:height="1.393cm" svg:x="9.463cm" svg:y="9.236cm" svg:viewBox="0 0 706 1394" svg:d="M275 1278l-168-581-107 127 12 10 53-61 178 621c26 0 26 0 33-20l426-1342c4-13 4-16 4-16 0-9-7-16-16-16-12 0-14 11-18 19z">
            <text:p/>
          </draw:path>
          <draw:polygon draw:style-name="gr3" draw:text-style-name="P7" draw:layer="layout" svg:width="3.827cm" svg:height="0.032cm" svg:x="10.151cm" svg:y="9.236cm" svg:viewBox="0 0 3828 33" draw:points="1915,33 0,33 0,0 3828,0 3828,33">
            <text:p/>
          </draw:polygon>
          <draw:path draw:style-name="gr3" draw:text-style-name="P7" draw:layer="layout" svg:width="0.295cm" svg:height="0.356cm" svg:x="10.178cm" svg:y="9.81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516cm" svg:y="9.81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06cm" svg:y="9.8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8cm" svg:x="11.432cm" svg:y="9.50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25cm" svg:height="0.24cm" svg:x="11.786cm" svg:y="9.62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olygon draw:style-name="gr3" draw:text-style-name="P7" draw:layer="layout" svg:width="0.381cm" svg:height="0.032cm" svg:x="11.762cm" svg:y="9.953cm" svg:viewBox="0 0 382 33" draw:points="192,33 0,33 0,0 382,0 382,33">
            <text:p/>
          </draw:polygon>
          <draw:path draw:style-name="gr3" draw:text-style-name="P7" draw:layer="layout" svg:width="0.24cm" svg:height="0.36cm" svg:x="11.832cm" svg:y="10.0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471cm" svg:y="9.95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203cm" svg:y="9.8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03cm" svg:height="0.928cm" svg:x="13.657cm" svg:y="9.504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515cm" svg:height="0.516cm" svg:x="14.192cm" svg:y="9.7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72cm" svg:height="0.177cm" svg:x="15.172cm" svg:y="9.697cm" svg:viewBox="0 0 273 178" svg:d="M40 134c-1 10-7 28-7 30 0 8 7 14 15 14 7 0 15-4 19-14 0-2 5-20 7-30 14-53 14-55 14-55 5-10 33-65 81-65 19 0 26 11 26 28 0 21-15 62-24 85-2 3-4 8-4 16 0 21 20 35 42 35 43 0 64-51 64-62 0-5-7-5-9-5-7 0-7 2-9 9-7 23-26 44-44 44-9 0-12-7-12-14 0-9 2-13 5-22 7-15 25-59 25-82 0-28-21-46-58-46-35 0-60 21-72 39-4-32-34-39-48-39-40 0-51 60-51 60 0 5 7 5 9 5 5 0 7-2 9-7 5-23 14-44 30-44 14 0 15 12 15 19 0 6-3 22-5 32-3 11-7 27-9 35z">
            <text:p/>
          </draw:path>
          <draw:path draw:style-name="gr3" draw:text-style-name="P7" draw:layer="layout" svg:width="0.705cm" svg:height="1.393cm" svg:x="15.132cm" svg:y="9.236cm" svg:viewBox="0 0 706 1394" svg:d="M275 1278l-168-581-107 127 12 10 53-61 178 621c26 0 26 0 33-20l426-1342c4-13 4-16 4-16 0-9-7-16-16-16-12 0-14 11-18 19z">
            <text:p/>
          </draw:path>
          <draw:polygon draw:style-name="gr3" draw:text-style-name="P7" draw:layer="layout" svg:width="3.741cm" svg:height="0.032cm" svg:x="15.82cm" svg:y="9.236cm" svg:viewBox="0 0 3742 33" draw:points="1871,33 0,33 0,0 3742,0 3742,33">
            <text:p/>
          </draw:polygon>
          <draw:path draw:style-name="gr3" draw:text-style-name="P7" draw:layer="layout" svg:width="0.254cm" svg:height="0.356cm" svg:x="15.846cm" svg:y="9.81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151cm" svg:y="9.6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365cm" svg:y="9.81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8cm" svg:x="17.017cm" svg:y="9.504cm" svg:viewBox="0 0 204 929" svg:d="M204 920c0-1-2-3-3-7-37-37-90-100-122-227-17-70-24-149-24-221 0-205 47-347 142-447 7-7 7-9 7-11 0-7-7-7-10-7-11 0-53 46-64 58-79 93-130 232-130 407 0 109 19 265 121 396 9 8 59 68 73 68 3 0 10 0 10-9z">
            <text:p/>
          </draw:path>
          <draw:path draw:style-name="gr3" draw:text-style-name="P7" draw:layer="layout" svg:width="0.325cm" svg:height="0.24cm" svg:x="17.37cm" svg:y="9.62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olygon draw:style-name="gr3" draw:text-style-name="P7" draw:layer="layout" svg:width="0.381cm" svg:height="0.032cm" svg:x="17.346cm" svg:y="9.953cm" svg:viewBox="0 0 382 33" draw:points="192,33 0,33 0,0 382,0 382,33">
            <text:p/>
          </draw:polygon>
          <draw:path draw:style-name="gr3" draw:text-style-name="P7" draw:layer="layout" svg:width="0.24cm" svg:height="0.36cm" svg:x="17.416cm" svg:y="10.0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8.055cm" svg:y="9.95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8.787cm" svg:y="9.8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3cm" svg:height="0.928cm" svg:x="19.241cm" svg:y="9.504cm" svg:viewBox="0 0 204 929" svg:d="M204 465c0-110-19-266-121-396-9-11-60-69-74-69-4 0-9 2-9 7 0 4 2 5 5 9 37 40 88 102 120 225 18 70 25 151 25 224 0 77-7 156-27 232-30 109-75 171-116 215-7 7-7 7-7 8 0 7 5 9 9 9 12 0 54-47 65-58 79-95 130-234 130-406z">
            <text:p/>
          </draw:path>
          <draw:path draw:style-name="gr3" draw:text-style-name="P7" draw:layer="layout" svg:width="0.369cm" svg:height="0.546cm" svg:x="19.942cm" svg:y="8.75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386cm" svg:height="0.351cm" svg:x="20.336cm" svg:y="8.94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16" draw:id="id116">
          <svg:title>TexMaths</svg:title>
          <svg:desc>22§display§= \int_{0}^{\frac{\pi}{2}}\frac{\sqrt[n]{\sin x}}{\sqrt[n]{\sin x} + \sqrt[n]{\cos x}}\ dx§svg§600§FALSE§</svg:desc>
          <draw:polygon draw:style-name="gr2" draw:text-style-name="P6" draw:layer="layout" svg:width="9.065cm" svg:height="1.969cm" svg:x="6.92cm" svg:y="12.238cm" svg:viewBox="0 0 9066 1970" draw:points="4534,1970 0,1970 0,0 9066,0 9066,1970">
            <text:p/>
          </draw:polygon>
          <draw:path draw:style-name="gr3" draw:text-style-name="P7" draw:layer="layout" svg:width="0.515cm" svg:height="0.182cm" svg:x="6.925cm" svg:y="13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4cm" svg:y="12.3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597cm" svg:y="12.1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564cm" svg:y="12.424cm" svg:viewBox="0 0 336 28" draw:points="169,28 0,28 0,0 336,0 336,28">
            <text:p/>
          </draw:polygon>
          <draw:path draw:style-name="gr3" draw:text-style-name="P7" draw:layer="layout" svg:width="0.193cm" svg:height="0.258cm" svg:x="8.634cm" svg:y="12.5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155cm" svg:y="13.7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1.161cm" svg:y="12.3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1.095cm" svg:y="12.2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1.682cm" svg:y="12.232cm" svg:viewBox="0 0 1522 33" draw:points="760,33 0,33 0,0 1522,0 1522,33">
            <text:p/>
          </draw:polygon>
          <draw:path draw:style-name="gr3" draw:text-style-name="P7" draw:layer="layout" svg:width="0.254cm" svg:height="0.356cm" svg:x="11.707cm" svg:y="12.5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013cm" svg:y="12.3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226cm" svg:y="12.5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782cm" svg:y="12.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1cm" svg:height="0.032cm" svg:x="9.252cm" svg:y="13.225cm" svg:viewBox="0 0 5612 33" draw:points="2807,33 0,33 0,0 5612,0 5612,33">
            <text:p/>
          </draw:polygon>
          <draw:path draw:style-name="gr3" draw:text-style-name="P7" draw:layer="layout" svg:width="0.272cm" svg:height="0.177cm" svg:x="9.502cm" svg:y="13.5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433cm" svg:y="13.3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0.021cm" svg:y="13.379cm" svg:viewBox="0 0 1522 33" draw:points="760,33 0,33 0,0 1522,0 1522,33">
            <text:p/>
          </draw:polygon>
          <draw:path draw:style-name="gr3" draw:text-style-name="P7" draw:layer="layout" svg:width="0.254cm" svg:height="0.356cm" svg:x="10.047cm" svg:y="13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352cm" svg:y="13.5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567cm" svg:y="13.7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123cm" svg:y="13.7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756cm" svg:y="13.6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737cm" svg:y="13.6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67cm" svg:y="13.4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258cm" svg:y="13.471cm" svg:viewBox="0 0 1609 33" draw:points="804,33 0,33 0,0 1609,0 1609,33">
            <text:p/>
          </draw:polygon>
          <draw:path draw:style-name="gr3" draw:text-style-name="P7" draw:layer="layout" svg:width="0.295cm" svg:height="0.356cm" svg:x="13.284cm" svg:y="13.7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622cm" svg:y="13.7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013cm" svg:y="13.7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444cm" svg:y="13.7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245cm" svg:y="12.8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639cm" svg:y="13.0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15" draw:id="id115">
          <svg:title>TexMaths</svg:title>
          <svg:desc>24§display§\text {I} §svg§600§FALSE§</svg:desc>
          <draw:polygon draw:style-name="gr2" draw:text-style-name="P6" draw:layer="layout" svg:width="0.197cm" svg:height="0.493cm" svg:x="6.332cm" svg:y="13.037cm" svg:viewBox="0 0 198 494" draw:points="100,494 0,494 0,0 198,0 198,494">
            <text:p/>
          </draw:polygon>
          <draw:path draw:style-name="gr3" draw:text-style-name="P7" draw:layer="layout" svg:width="0.258cm" svg:height="0.577cm" svg:x="6.313cm" svg:y="12.9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17" draw:id="id117">
          <svg:title>TexMaths</svg:title>
          <svg:desc>22§display§.\ .\ .\ \ \text {(2)}§svg§600§FALSE§</svg:desc>
          <draw:polygon draw:style-name="gr2" draw:text-style-name="P6" draw:layer="layout" svg:width="2.508cm" svg:height="0.696cm" svg:x="17.122cm" svg:y="12.939cm" svg:viewBox="0 0 2509 697" draw:points="1255,697 0,697 0,0 2509,0 2509,697">
            <text:p/>
          </draw:polygon>
          <draw:path draw:style-name="gr3" draw:text-style-name="P7" draw:layer="layout" svg:width="0.083cm" svg:height="0.083cm" svg:x="17.15cm" svg:y="13.3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2cm" svg:y="13.398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5cm" svg:y="13.398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4cm" svg:y="12.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098cm" svg:y="12.965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489cm" svg:y="12.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14" draw:id="id114">
          <svg:title>TexMaths</svg:title>
          <svg:desc>18§display§.\ .\ .\ \ \left[\ \int_{0}^{a} f(x)\ dx = \int_{0}^{a} f(a - x)\ dx \ \right]§svg§600§FALSE§</svg:desc>
          <draw:polygon draw:style-name="gr2" draw:text-style-name="P6" draw:layer="layout" svg:width="10.649cm" svg:height="1.455cm" svg:x="16.491cm" svg:y="10.945cm" svg:viewBox="0 0 10650 1456" draw:points="5325,1456 0,1456 0,0 10650,0 10650,1456">
            <text:p/>
          </draw:polygon>
          <draw:path draw:style-name="gr3" draw:text-style-name="P7" draw:layer="layout" svg:width="0.068cm" svg:height="0.068cm" svg:x="16.514cm" svg:y="11.7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9cm" svg:y="11.7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287cm" svg:y="11.762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8.094cm" svg:y="10.913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8.516cm" svg:y="10.969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9.139cm" svg:y="10.9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8.854cm" svg:y="12.1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9.558cm" svg:y="11.38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9.964cm" svg:y="11.3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0.166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546cm" svg:y="11.3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0.992cm" svg:y="11.391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1.313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421cm" svg:height="0.149cm" svg:x="21.868cm" svg:y="11.598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2.536cm" svg:y="10.969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3.161cm" svg:y="10.9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2.876cm" svg:y="12.1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3.578cm" svg:y="11.384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3.986cm" svg:y="11.3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4.193cm" svg:y="11.551cm" svg:viewBox="0 0 291 288" svg:d="M212 40c-12-23-31-40-59-40-74 0-153 94-153 186 0 60 35 102 85 102 13 0 45-3 82-48 6 26 27 48 58 48 23 0 37-14 47-35 10-23 19-62 19-63 0-6-6-6-7-6-8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86cm" svg:height="0.026cm" svg:x="24.696cm" svg:y="11.659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295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5.674cm" svg:y="11.3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6.12cm" svg:y="11.391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6.443cm" svg:y="11.5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7.006cm" svg:y="10.913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3" anim:sub-item="text" smil:attributeName="visibility" smil:to="visible"/>
                  <anim:animate smil:begin="0s" smil:dur="0.5s" smil:fill="hold" smil:decelerate="0.5" smil:targetElement="id103" anim:sub-item="text" smil:attributeName="rotate" smil:values="-90;0" smil:keyTimes="0;1"/>
                  <anim:animate smil:begin="0s" smil:dur="0.5s" smil:fill="hold" smil:decelerate="0.5" smil:targetElement="id103" anim:sub-item="text" smil:attributeName="width" smil:values="width;width*.05" smil:keyTimes="0;1"/>
                  <anim:animate smil:begin="0.5s" smil:dur="0.5s" smil:fill="hold" smil:accelerate="0.5" smil:targetElement="id103" anim:sub-item="text" smil:attributeName="width" smil:values="width*.05;width" smil:keyTimes="0;1"/>
                  <anim:animate smil:dur="1s" smil:fill="hold" smil:targetElement="id103" anim:sub-item="text" smil:attributeName="height" smil:values="height;height" smil:keyTimes="0;1"/>
                  <anim:animate smil:begin="0s" smil:dur="0.5s" smil:fill="hold" smil:decelerate="0.5" smil:targetElement="id103" anim:sub-item="text" smil:attributeName="x" smil:values="x+.4;x" smil:keyTimes="0;1"/>
                  <anim:animate smil:begin="0s" smil:dur="0.5s" smil:fill="hold" smil:decelerate="0.5" smil:targetElement="id103" anim:sub-item="text" smil:attributeName="y" smil:values="y-.2;y+.1" smil:keyTimes="0;1"/>
                  <anim:animate smil:begin="0.5s" smil:dur="0.5s" smil:fill="hold" smil:accelerate="0.5" smil:targetElement="id103" anim:sub-item="text" smil:attributeName="y" smil:values="y+.1;y" smil:keyTimes="0;1"/>
                  <anim:transitionFilter smil:begin="0s" smil:dur="1s" smil:decelerate="0.5" smil:targetElement="id10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7" smil:attributeName="visibility" smil:to="visible"/>
                  <anim:animate smil:dur="0.5s" smil:fill="hold" smil:targetElement="id107" smil:attributeName="width" smil:values="width*0.05;width" smil:keyTimes="0;1"/>
                  <anim:animate smil:dur="0.5s" smil:fill="hold" smil:targetElement="id107" smil:attributeName="height" smil:values="height;height" smil:keyTimes="0;1"/>
                  <anim:animate smil:dur="0.5s" smil:fill="hold" smil:targetElement="id107" smil:attributeName="x" smil:values="x-.2;x" smil:keyTimes="0;1"/>
                  <anim:animate smil:dur="0.5s" smil:fill="hold" smil:targetElement="id107" smil:attributeName="y" smil:values="y;y" smil:keyTimes="0;1"/>
                  <anim:transitionFilter smil:dur="0.5s" smil:targetElement="id107" smil:type="fade" smil:subtype="crossfade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1+width/2;x" smil:keyTimes="0;1"/>
                  <anim:animate smil:dur="0.5s" smil:fill="hold" smil:targetElement="id1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1+width/2;x" smil:keyTimes="0;1"/>
                  <anim:animate smil:dur="0.5s" smil:fill="hold" smil:targetElement="id11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6.2cm" svg:height="14.4cm" svg:x="1cm" svg:y="0.8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20" draw:id="id120">
          <svg:title>TexMaths</svg:title>
          <svg:desc>22§display§= \int_{0}^{\frac{\pi}{2}}\frac{\sqrt[n]{\sin x}}{\sqrt[n]{\sin x} + \sqrt[n]{\cos x}}\ dx + \int_{0}^{\frac{\pi}{2}}\frac{\sqrt[n]{\cos x}}{\sqrt[n]{\sin x} + \sqrt[n]{\cos x}}\ dx§svg§600§FALSE§</svg:desc>
          <draw:polygon draw:style-name="gr2" draw:text-style-name="P6" draw:layer="layout" svg:width="18.372cm" svg:height="1.969cm" svg:x="6.821cm" svg:y="2.138cm" svg:viewBox="0 0 18373 1970" draw:points="9186,1970 0,1970 0,0 18373,0 18373,1970">
            <text:p/>
          </draw:polygon>
          <draw:path draw:style-name="gr3" draw:text-style-name="P7" draw:layer="layout" svg:width="0.515cm" svg:height="0.182cm" svg:x="6.826cm" svg:y="3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1cm" svg:y="2.28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8cm" svg:y="2.0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5cm" svg:y="2.324cm" svg:viewBox="0 0 336 28" draw:points="169,28 0,28 0,0 336,0 336,28">
            <text:p/>
          </draw:polygon>
          <draw:path draw:style-name="gr3" draw:text-style-name="P7" draw:layer="layout" svg:width="0.193cm" svg:height="0.258cm" svg:x="8.535cm" svg:y="2.4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7cm" svg:y="3.6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11.063cm" svg:y="2.2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0.996cm" svg:y="2.1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1.584cm" svg:y="2.132cm" svg:viewBox="0 0 1522 33" draw:points="760,33 0,33 0,0 1522,0 1522,33">
            <text:p/>
          </draw:polygon>
          <draw:path draw:style-name="gr3" draw:text-style-name="P7" draw:layer="layout" svg:width="0.254cm" svg:height="0.356cm" svg:x="11.608cm" svg:y="2.4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915cm" svg:y="2.2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128cm" svg:y="2.4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684cm" svg:y="2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2cm" svg:height="0.032cm" svg:x="9.153cm" svg:y="3.125cm" svg:viewBox="0 0 5613 33" draw:points="2807,33 0,33 0,0 5613,0 5613,33">
            <text:p/>
          </draw:polygon>
          <draw:path draw:style-name="gr3" draw:text-style-name="P7" draw:layer="layout" svg:width="0.272cm" svg:height="0.177cm" svg:x="9.403cm" svg:y="3.4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334cm" svg:y="3.2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9.922cm" svg:y="3.279cm" svg:viewBox="0 0 1522 33" draw:points="760,33 0,33 0,0 1522,0 1522,33">
            <text:p/>
          </draw:polygon>
          <draw:path draw:style-name="gr3" draw:text-style-name="P7" draw:layer="layout" svg:width="0.254cm" svg:height="0.356cm" svg:x="9.949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53cm" svg:y="3.4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68cm" svg:y="3.6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024cm" svg:y="3.6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658cm" svg:y="3.5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638cm" svg:y="3.5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571cm" svg:y="3.3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159cm" svg:y="3.371cm" svg:viewBox="0 0 1609 33" draw:points="804,33 0,33 0,0 1609,0 1609,33">
            <text:p/>
          </draw:polygon>
          <draw:path draw:style-name="gr3" draw:text-style-name="P7" draw:layer="layout" svg:width="0.295cm" svg:height="0.356cm" svg:x="13.185cm" svg:y="3.6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523cm" svg:y="3.6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14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345cm" svg:y="3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146cm" svg:y="2.7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54cm" svg:y="2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174cm" svg:y="2.8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6.948cm" svg:y="2.282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7.806cm" svg:y="2.099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77cm" svg:y="2.324cm" svg:viewBox="0 0 336 28" draw:points="169,28 0,28 0,0 336,0 336,28">
            <text:p/>
          </draw:polygon>
          <draw:path draw:style-name="gr3" draw:text-style-name="P7" draw:layer="layout" svg:width="0.193cm" svg:height="0.258cm" svg:x="17.841cm" svg:y="2.402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252cm" svg:height="0.37cm" svg:x="17.362cm" svg:y="3.679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272cm" svg:height="0.177cm" svg:x="20.326cm" svg:y="2.3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6-39-40 0-51 60-51 60 0 5 7 5 9 5 5 0 7-2 9-7 5-23 14-44 30-44 14 0 15 12 15 19 0 6-3 22-5 32-3 11-7 26-9 35z">
            <text:p/>
          </draw:path>
          <draw:path draw:style-name="gr3" draw:text-style-name="P7" draw:layer="layout" svg:width="0.604cm" svg:height="0.773cm" svg:x="20.259cm" svg:y="2.2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20.847cm" svg:y="2.224cm" svg:viewBox="0 0 1609 33" draw:points="804,33 0,33 0,0 1609,0 1609,33">
            <text:p/>
          </draw:polygon>
          <draw:path draw:style-name="gr3" draw:text-style-name="P7" draw:layer="layout" svg:width="0.295cm" svg:height="0.356cm" svg:x="20.873cm" svg:y="2.46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211cm" svg:y="2.46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602cm" svg:y="2.4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2.033cm" svg:y="2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2cm" svg:height="0.032cm" svg:x="18.459cm" svg:y="3.125cm" svg:viewBox="0 0 5613 33" draw:points="2807,33 0,33 0,0 5613,0 5613,33">
            <text:p/>
          </draw:polygon>
          <draw:path draw:style-name="gr3" draw:text-style-name="P7" draw:layer="layout" svg:width="0.272cm" svg:height="0.177cm" svg:x="18.708cm" svg:y="3.4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2 39-4-32-34-39-48-39-40 0-51 60-51 60 0 5 7 5 9 5 5 0 7-2 9-7 5-23 14-44 30-44 14 0 15 12 15 19 0 6-3 22-5 32-3 11-7 26-9 35z">
            <text:p/>
          </draw:path>
          <draw:path draw:style-name="gr3" draw:text-style-name="P7" draw:layer="layout" svg:width="0.604cm" svg:height="0.773cm" svg:x="18.642cm" svg:y="3.2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19.229cm" svg:y="3.279cm" svg:viewBox="0 0 1522 33" draw:points="760,33 0,33 0,0 1522,0 1522,33">
            <text:p/>
          </draw:polygon>
          <draw:path draw:style-name="gr3" draw:text-style-name="P7" draw:layer="layout" svg:width="0.254cm" svg:height="0.356cm" svg:x="19.254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559cm" svg:y="3.4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9.773cm" svg:y="3.6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0.329cm" svg:y="3.6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20.965cm" svg:y="3.5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21.943cm" svg:y="3.5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21.877cm" svg:y="3.371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1.608cm" svg:height="0.032cm" svg:x="22.464cm" svg:y="3.371cm" svg:viewBox="0 0 1609 33" draw:points="804,33 0,33 0,0 1609,0 1609,33">
            <text:p/>
          </draw:polygon>
          <draw:path draw:style-name="gr3" draw:text-style-name="P7" draw:layer="layout" svg:width="0.295cm" svg:height="0.356cm" svg:x="22.491cm" svg:y="3.61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829cm" svg:y="3.6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23.219cm" svg:y="3.6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23.651cm" svg:y="3.6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4.452cm" svg:y="2.797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24.846cm" svg:y="2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19" draw:id="id119">
          <svg:title>TexMaths</svg:title>
          <svg:desc>24§display§\text {I + I} §svg§600§FALSE§</svg:desc>
          <draw:polygon draw:style-name="gr2" draw:text-style-name="P6" draw:layer="layout" svg:width="1.719cm" svg:height="0.561cm" svg:x="4.533cm" svg:y="2.937cm" svg:viewBox="0 0 1720 562" draw:points="860,562 0,562 0,0 1720,0 1720,562">
            <text:p/>
          </draw:polygon>
          <draw:path draw:style-name="gr3" draw:text-style-name="P7" draw:layer="layout" svg:width="0.258cm" svg:height="0.576cm" svg:x="4.514cm" svg:y="2.8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5.124cm" svg:y="2.9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6.038cm" svg:y="2.8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118" draw:id="id118">
          <svg:title>TexMaths</svg:title>
          <svg:desc>22§display§\text {Eq. (1) + Eq.(2) Gives,}§svg§600§FALSE§</svg:desc>
          <draw:polygon draw:style-name="gr2" draw:text-style-name="P6" draw:layer="layout" svg:width="7.93cm" svg:height="0.696cm" svg:x="4.424cm" svg:y="0.934cm" svg:viewBox="0 0 7931 697" draw:points="3966,697 0,697 0,0 7931,0 7931,697">
            <text:p/>
          </draw:polygon>
          <draw:path draw:style-name="gr3" draw:text-style-name="P7" draw:layer="layout" svg:width="0.48cm" svg:height="0.527cm" svg:x="4.41cm" svg:y="0.9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938cm" svg:y="1.1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5.387cm" svg:y="1.3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955cm" svg:y="0.8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248cm" svg:y="0.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61cm" svg:y="0.8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168cm" svg:y="1.0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009cm" svg:y="0.9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8.536cm" svg:y="1.1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8.985cm" svg:y="1.3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208cm" svg:y="0.8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72cm" svg:y="0.9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865cm" svg:y="0.8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10.421cm" svg:y="0.9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11.011cm" svg:y="0.9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215cm" svg:y="1.1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1.609cm" svg:y="1.1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1.956cm" svg:y="1.1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2.302cm" svg:y="1.3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122" draw:id="id122">
          <svg:title>TexMaths</svg:title>
          <svg:desc>22§display§= \int_{0}^{\frac{\pi}{2}}\frac{\sqrt[n]{\sin x}+ \sqrt[n]{\cos x}}{\sqrt[n]{\sin x} + \sqrt[n]{\cos x}}}\ dx§svg§600§FALSE§</svg:desc>
          <draw:polygon draw:style-name="gr2" draw:text-style-name="P6" draw:layer="layout" svg:width="9.065cm" svg:height="1.969cm" svg:x="6.822cm" svg:y="4.638cm" svg:viewBox="0 0 9066 1970" draw:points="4534,1970 0,1970 0,0 9066,0 9066,1970">
            <text:p/>
          </draw:polygon>
          <draw:path draw:style-name="gr3" draw:text-style-name="P7" draw:layer="layout" svg:width="0.515cm" svg:height="0.182cm" svg:x="6.827cm" svg:y="5.5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2cm" svg:y="4.7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9cm" svg:y="4.5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6cm" svg:y="4.824cm" svg:viewBox="0 0 336 28" draw:points="169,28 0,28 0,0 336,0 336,28">
            <text:p/>
          </draw:polygon>
          <draw:path draw:style-name="gr3" draw:text-style-name="P7" draw:layer="layout" svg:width="0.193cm" svg:height="0.258cm" svg:x="8.536cm" svg:y="4.9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7cm" svg:y="6.1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72cm" svg:height="0.177cm" svg:x="9.404cm" svg:y="4.77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335cm" svg:y="4.632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9.923cm" svg:y="4.632cm" svg:viewBox="0 0 1522 33" draw:points="760,33 0,33 0,0 1522,0 1522,33">
            <text:p/>
          </draw:polygon>
          <draw:path draw:style-name="gr3" draw:text-style-name="P7" draw:layer="layout" svg:width="0.254cm" svg:height="0.356cm" svg:x="9.949cm" svg:y="4.9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54cm" svg:y="4.7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69cm" svg:y="4.9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025cm" svg:y="4.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658cm" svg:y="4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639cm" svg:y="4.8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572cm" svg:y="4.72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16cm" svg:y="4.724cm" svg:viewBox="0 0 1609 33" draw:points="804,33 0,33 0,0 1609,0 1609,33">
            <text:p/>
          </draw:polygon>
          <draw:path draw:style-name="gr3" draw:text-style-name="P7" draw:layer="layout" svg:width="0.295cm" svg:height="0.356cm" svg:x="13.186cm" svg:y="4.96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524cm" svg:y="4.96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15cm" svg:y="4.9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346cm" svg:y="4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5.611cm" svg:height="0.032cm" svg:x="9.154cm" svg:y="5.625cm" svg:viewBox="0 0 5612 33" draw:points="2807,33 0,33 0,0 5612,0 5612,33">
            <text:p/>
          </draw:polygon>
          <draw:path draw:style-name="gr3" draw:text-style-name="P7" draw:layer="layout" svg:width="0.272cm" svg:height="0.177cm" svg:x="9.404cm" svg:y="5.918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9.335cm" svg:y="5.779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521cm" svg:height="0.032cm" svg:x="9.923cm" svg:y="5.779cm" svg:viewBox="0 0 1522 33" draw:points="760,33 0,33 0,0 1522,0 1522,33">
            <text:p/>
          </draw:polygon>
          <draw:path draw:style-name="gr3" draw:text-style-name="P7" draw:layer="layout" svg:width="0.254cm" svg:height="0.356cm" svg:x="9.949cm" svg:y="6.1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54cm" svg:y="5.94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69cm" svg:y="6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025cm" svg:y="6.1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658cm" svg:y="6.00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72cm" svg:height="0.177cm" svg:x="12.639cm" svg:y="6.029cm" svg:viewBox="0 0 273 178" svg:d="M40 134c-1 10-7 28-7 30 0 8 7 14 15 14 7 0 15-4 19-14 0-2 5-20 7-30 14-53 14-55 14-55 5-10 33-65 81-65 19 0 26 11 26 28 0 21-15 62-24 85-2 3-4 8-4 15 0 22 20 36 42 36 43 0 64-51 64-62 0-5-7-5-9-5-7 0-7 2-9 9-7 22-26 44-44 44-9 0-12-7-12-14 0-9 2-13 5-22 7-15 25-59 25-82 0-28-21-46-58-46-35 0-60 21-74 39-2-32-32-39-48-39-38 0-49 60-49 60 0 5 7 5 9 5 5 0 7-2 9-7 5-23 14-44 30-44 14 0 15 12 15 19 0 6-3 22-5 32-3 11-7 26-9 35z">
            <text:p/>
          </draw:path>
          <draw:path draw:style-name="gr3" draw:text-style-name="P7" draw:layer="layout" svg:width="0.604cm" svg:height="0.773cm" svg:x="12.572cm" svg:y="5.8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1.608cm" svg:height="0.032cm" svg:x="13.16cm" svg:y="5.871cm" svg:viewBox="0 0 1609 33" draw:points="804,33 0,33 0,0 1609,0 1609,33">
            <text:p/>
          </draw:polygon>
          <draw:path draw:style-name="gr3" draw:text-style-name="P7" draw:layer="layout" svg:width="0.295cm" svg:height="0.356cm" svg:x="13.186cm" svg:y="6.11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3.524cm" svg:y="6.11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915cm" svg:y="6.11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4.346cm" svg:y="6.1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5.147cm" svg:y="5.297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541cm" svg:y="5.4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21" draw:id="id121">
          <svg:title>TexMaths</svg:title>
          <svg:desc>24§display§\text { 2 I} §svg§600§FALSE§</svg:desc>
          <draw:polygon draw:style-name="gr2" draw:text-style-name="P6" draw:layer="layout" svg:width="0.9cm" svg:height="0.493cm" svg:x="5.415cm" svg:y="5.437cm" svg:viewBox="0 0 901 494" draw:points="451,494 0,494 0,0 901,0 901,494">
            <text:p/>
          </draw:polygon>
          <draw:path draw:style-name="gr3" draw:text-style-name="P7" draw:layer="layout" svg:width="0.337cm" svg:height="0.564cm" svg:x="5.415cm" svg:y="5.40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5.395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123" draw:id="id123">
          <svg:title>TexMaths</svg:title>
          <svg:desc>22§display§= \int_{0}^{\frac{\pi}{2}}\ dx§svg§600§FALSE§</svg:desc>
          <draw:polygon draw:style-name="gr2" draw:text-style-name="P6" draw:layer="layout" svg:width="3.269cm" svg:height="1.873cm" svg:x="16.323cm" svg:y="4.639cm" svg:viewBox="0 0 3270 1874" draw:points="1635,1874 0,1874 0,0 3270,0 3270,1874">
            <text:p/>
          </draw:polygon>
          <draw:path draw:style-name="gr3" draw:text-style-name="P7" draw:layer="layout" svg:width="0.515cm" svg:height="0.182cm" svg:x="16.328cm" svg:y="5.5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143cm" svg:y="4.7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8cm" svg:y="4.6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967cm" svg:y="4.825cm" svg:viewBox="0 0 336 28" draw:points="169,28 0,28 0,0 336,0 336,28">
            <text:p/>
          </draw:polygon>
          <draw:path draw:style-name="gr3" draw:text-style-name="P7" draw:layer="layout" svg:width="0.193cm" svg:height="0.258cm" svg:x="18.037cm" svg:y="4.9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7.559cm" svg:y="6.1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69cm" svg:height="0.546cm" svg:x="18.851cm" svg:y="5.298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9.245cm" svg:y="5.4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24" draw:id="id124">
          <svg:title>TexMaths</svg:title>
          <svg:desc>22§display§= [\ x \ ]_0^{\pi/2}§svg§600§FALSE§</svg:desc>
          <draw:polygon draw:style-name="gr2" draw:text-style-name="P6" draw:layer="layout" svg:width="3.096cm" svg:height="0.947cm" svg:x="20.326cm" svg:y="5.14cm" svg:viewBox="0 0 3097 948" draw:points="1548,948 0,948 0,0 3097,0 3097,948">
            <text:p/>
          </draw:polygon>
          <draw:path draw:style-name="gr3" draw:text-style-name="P7" draw:layer="layout" svg:width="0.515cm" svg:height="0.182cm" svg:x="20.331cm" svg:y="5.62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106cm" svg:height="0.773cm" svg:x="21.195cm" svg:y="5.328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21.598cm" svg:y="5.5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0 0 124-101 124-120 0-7-7-7-8-7-7 0-9 2-11 7-25 84-79 102-104 102-30 0-42-25-42-51 0-18 5-33 14-69z">
            <text:p/>
          </draw:path>
          <draw:polygon draw:style-name="gr3" draw:text-style-name="P7" draw:layer="layout" svg:width="0.106cm" svg:height="0.773cm" svg:x="22.291cm" svg:y="5.328cm" svg:viewBox="0 0 107 774" draw:points="107,0 0,0 0,32 76,32 76,744 0,744 0,774 107,774">
            <text:p/>
          </draw:polygon>
          <draw:path draw:style-name="gr3" draw:text-style-name="P7" draw:layer="layout" svg:width="0.324cm" svg:height="0.24cm" svg:x="22.515cm" svg:y="5.273cm" svg:viewBox="0 0 325 241" svg:d="M144 37h65c-8 33-19 83-19 125 0 23 2 37 5 49 9 26 16 30 25 30 12 0 25-12 25-25 0-5 0-7-4-12-11-21-19-51-19-97 0-10 0-31 7-70h67c10 0 15 0 21-4 7-7 8-14 8-17 0-16-14-16-22-16h-206c-21 0-37 5-62 28-14 12-35 42-35 46 0 7 7 7 9 7 7 0 7 0 10-5 29-39 62-39 74-39h32c-16 60-46 125-62 156-3 7-8 20-10 21 0 2-2 6-2 9 0 9 7 18 19 18 21 0 29-25 41-74z">
            <text:p/>
          </draw:path>
          <draw:path draw:style-name="gr3" draw:text-style-name="P7" draw:layer="layout" svg:width="0.233cm" svg:height="0.542cm" svg:x="22.912cm" svg:y="5.101cm" svg:viewBox="0 0 234 543" svg:d="M230 25c4-7 4-9 4-11 0-9-7-14-12-14-9 0-13 7-16 14l-202 505c-4 7-4 8-4 10 0 9 7 14 12 14 11 0 13-7 16-14z">
            <text:p/>
          </draw:path>
          <draw:path draw:style-name="gr3" draw:text-style-name="P7" draw:layer="layout" svg:width="0.24cm" svg:height="0.359cm" svg:x="23.222cm" svg:y="5.147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7" draw:layer="layout" svg:width="0.252cm" svg:height="0.37cm" svg:x="22.518cm" svg:y="5.755cm" svg:viewBox="0 0 253 371" svg:d="M253 188c0-60-7-104-33-141-16-26-49-47-93-47-127 0-127 148-127 188 0 39 0 183 127 183 126 0 126-144 126-183zM127 357c-25 0-58-16-69-60-9-32-9-77-9-116 0-40 0-81 9-111 11-44 46-54 69-54 30 0 58 17 67 49 8 28 8 69 8 116 0 39 0 79-7 114-10 50-47 62-68 62z">
            <text:p/>
          </draw:path>
        </draw:g>
        <draw:g xml:id="id125" draw:id="id125">
          <svg:title>TexMaths</svg:title>
          <svg:desc>24§display§\text { 2 I} = §svg§600§FALSE§</svg:desc>
          <draw:polygon draw:style-name="gr2" draw:text-style-name="P6" draw:layer="layout" svg:width="1.767cm" svg:height="0.493cm" svg:x="5.415cm" svg:y="7.638cm" svg:viewBox="0 0 1768 494" draw:points="884,494 0,494 0,0 1768,0 1768,494">
            <text:p/>
          </draw:polygon>
          <draw:path draw:style-name="gr3" draw:text-style-name="P7" draw:layer="layout" svg:width="0.337cm" svg:height="0.564cm" svg:x="5.415cm" svg:y="7.60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7.596cm" svg:viewBox="0 0 259 578" svg:d="M167 65c0-29 4-38 69-38h23v-27c-28 2-96 2-128 2-35 0-102 0-131-2v27h23c65 0 69 9 69 38v448c0 30-4 38-69 38h-23v27c29-2 96-2 129-2 34 0 102 0 130 2v-27h-23c-65 0-69-8-69-38z">
            <text:p/>
          </draw:path>
          <draw:path draw:style-name="gr3" draw:text-style-name="P7" draw:layer="layout" svg:width="0.562cm" svg:height="0.199cm" svg:x="6.662cm" svg:y="7.863cm" svg:viewBox="0 0 563 200" svg:d="M534 35c14 0 29 0 29-18 0-17-15-17-27-17h-507c-14 0-29 0-29 17 0 18 15 18 29 18zM536 200c12 0 27 0 27-18 0-17-15-17-29-17h-505c-14 0-29 0-29 17 0 18 15 18 29 18z">
            <text:p/>
          </draw:path>
        </draw:g>
        <draw:g xml:id="id126" draw:id="id126">
          <svg:title>TexMaths</svg:title>
          <svg:desc>22§display§\frac{\pi}{2} - 0§svg§600§FALSE§</svg:desc>
          <draw:polygon draw:style-name="gr2" draw:text-style-name="P6" draw:layer="layout" svg:width="1.785cm" svg:height="1.31cm" svg:x="7.756cm" svg:y="7.335cm" svg:viewBox="0 0 1786 1311" draw:points="892,1311 0,1311 0,0 1786,0 1786,1311">
            <text:p/>
          </draw:polygon>
          <draw:path draw:style-name="gr3" draw:text-style-name="P7" draw:layer="layout" svg:width="0.418cm" svg:height="0.342cm" svg:x="7.738cm" svg:y="7.296cm" svg:viewBox="0 0 419 343" svg:d="M185 46h88c-27 114-34 148-34 200 0 11 0 32 7 58 7 36 16 39 28 39 16 0 32-14 32-30 0-3 0-5-5-16-23-56-23-107-23-128 0-42 5-83 14-123h90c9 0 37 0 37-27 0-19-16-19-30-19h-261c-17 0-47 0-81 37-28 30-47 65-47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7.717cm" svg:y="7.943cm" svg:viewBox="0 0 470 33" draw:points="236,33 0,33 0,0 470,0 470,33">
            <text:p/>
          </draw:polygon>
          <draw:path draw:style-name="gr3" draw:text-style-name="P7" draw:layer="layout" svg:width="0.309cm" svg:height="0.516cm" svg:x="7.796cm" svg:y="8.167cm" svg:viewBox="0 0 310 517" svg:d="M60 457l82-81c122-107 168-147 168-225 0-89-69-151-164-151-88 0-146 72-146 141 0 42 39 42 40 42 15 0 41-9 41-41 0-19-14-40-41-40-7 0-7 0-10 2 17-51 60-79 105-79 71 0 104 61 104 126 0 62-38 123-81 171l-149 165c-9 9-9 11-9 30h289l21-135h-20c-3 23-9 58-16 68-7 7-58 7-73 7z">
            <text:p/>
          </draw:path>
          <draw:path draw:style-name="gr3" draw:text-style-name="P7" draw:layer="layout" svg:width="0.472cm" svg:height="0.032cm" svg:x="8.514cm" svg:y="7.943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9.253cm" svg:y="7.6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</draw:g>
        <draw:g xml:id="id127" draw:id="id127">
          <svg:title>TexMaths</svg:title>
          <svg:desc>22§display§= \frac{\pi}{2}§svg§600§FALSE§</svg:desc>
          <draw:polygon draw:style-name="gr2" draw:text-style-name="P6" draw:layer="layout" svg:width="1.302cm" svg:height="1.31cm" svg:x="10.018cm" svg:y="7.336cm" svg:viewBox="0 0 1303 1311" draw:points="652,1311 0,1311 0,0 1303,0 1303,1311">
            <text:p/>
          </draw:polygon>
          <draw:path draw:style-name="gr3" draw:text-style-name="P7" draw:layer="layout" svg:width="0.515cm" svg:height="0.182cm" svg:x="10.023cm" svg:y="7.8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10.909cm" svg:y="7.297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10.888cm" svg:y="7.944cm" svg:viewBox="0 0 470 33" draw:points="236,33 0,33 0,0 470,0 470,33">
            <text:p/>
          </draw:polygon>
          <draw:path draw:style-name="gr3" draw:text-style-name="P7" draw:layer="layout" svg:width="0.309cm" svg:height="0.516cm" svg:x="10.969cm" svg:y="8.168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</draw:g>
        <draw:g xml:id="id128" draw:id="id128">
          <svg:title>TexMaths</svg:title>
          <svg:desc>24§display§\therefore \ \ \text {I}  §svg§600§FALSE§</svg:desc>
          <draw:polygon draw:style-name="gr2" draw:text-style-name="P6" draw:layer="layout" svg:width="1.557cm" svg:height="0.556cm" svg:x="4.833cm" svg:y="9.64cm" svg:viewBox="0 0 1558 557" draw:points="778,557 0,557 0,0 1558,0 1558,557">
            <text:p/>
          </draw:polygon>
          <draw:path draw:style-name="gr3" draw:text-style-name="P7" draw:layer="layout" svg:width="0.512cm" svg:height="0.456cm" svg:x="4.816cm" svg:y="9.782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6.175cm" svg:y="9.598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129" draw:id="id129">
          <svg:title>TexMaths</svg:title>
          <svg:desc>22§display§= \frac{\pi}{4}§svg§600§FALSE§</svg:desc>
          <draw:polygon draw:style-name="gr2" draw:text-style-name="P6" draw:layer="layout" svg:width="1.302cm" svg:height="1.309cm" svg:x="6.717cm" svg:y="9.237cm" svg:viewBox="0 0 1303 1310" draw:points="652,1310 0,1310 0,0 1303,0 1303,1310">
            <text:p/>
          </draw:polygon>
          <draw:path draw:style-name="gr3" draw:text-style-name="P7" draw:layer="layout" svg:width="0.515cm" svg:height="0.182cm" svg:x="6.722cm" svg:y="9.77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7.608cm" svg:y="9.198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7.587cm" svg:y="9.845cm" svg:viewBox="0 0 470 33" draw:points="236,33 0,33 0,0 470,0 470,33">
            <text:p/>
          </draw:polygon>
          <draw:path draw:style-name="gr3" draw:text-style-name="P7" draw:layer="layout" svg:width="0.344cm" svg:height="0.523cm" svg:x="7.65cm" svg:y="10.06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30" draw:id="id130">
          <svg:title>TexMaths</svg:title>
          <svg:desc>24§display§(2)§svg§600§FALSE§</svg:desc>
          <draw:polygon draw:style-name="gr2" draw:text-style-name="P6" draw:layer="layout" svg:width="0.91cm" svg:height="0.76cm" svg:x="3.109cm" svg:y="11.435cm" svg:viewBox="0 0 911 761" draw:points="455,761 0,761 0,0 911,0 911,761">
            <text:p/>
          </draw:polygon>
          <draw:path draw:style-name="gr3" draw:text-style-name="P7" draw:layer="layout" svg:width="0.197cm" svg:height="0.844cm" svg:x="3.149cm" svg:y="11.39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3.438cm" svg:y="11.464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3.866cm" svg:y="11.39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33" draw:id="id133">
          <svg:title>TexMaths</svg:title>
          <svg:desc>22§display§= \int_{0}^{\frac{\pi}{2}}\frac{\tan^4 x}{\tan^4 x + \cot^4 x}}\ dx§svg§600§FALSE§</svg:desc>
          <draw:polygon draw:style-name="gr2" draw:text-style-name="P6" draw:layer="layout" svg:width="8.383cm" svg:height="1.873cm" svg:x="7.013cm" svg:y="10.833cm" svg:viewBox="0 0 8384 1874" draw:points="4193,1874 0,1874 0,0 8384,0 8384,1874">
            <text:p/>
          </draw:polygon>
          <draw:path draw:style-name="gr3" draw:text-style-name="P7" draw:layer="layout" svg:width="0.515cm" svg:height="0.182cm" svg:x="7.018cm" svg:y="11.7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833cm" svg:y="10.977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69cm" svg:y="10.79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657cm" svg:y="11.019cm" svg:viewBox="0 0 336 28" draw:points="169,28 0,28 0,0 336,0 336,28">
            <text:p/>
          </draw:polygon>
          <draw:path draw:style-name="gr3" draw:text-style-name="P7" draw:layer="layout" svg:width="0.193cm" svg:height="0.258cm" svg:x="8.727cm" svg:y="11.097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249cm" svg:y="12.374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4cm" svg:height="0.485cm" svg:x="10.806cm" svg:y="11.03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1.125cm" svg:y="11.1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503cm" svg:y="11.1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1.929cm" svg:y="10.857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2.408cm" svg:y="11.1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929cm" svg:height="0.032cm" svg:x="9.345cm" svg:y="11.82cm" svg:viewBox="0 0 4930 33" draw:points="2466,33 0,33 0,0 4930,0 4930,33">
            <text:p/>
          </draw:polygon>
          <draw:path draw:style-name="gr3" draw:text-style-name="P7" draw:layer="layout" svg:width="0.244cm" svg:height="0.485cm" svg:x="9.359cm" svg:y="12.10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678cm" svg:y="12.231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056cm" svg:y="12.23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482cm" svg:y="11.929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959cm" svg:y="12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595cm" svg:y="12.12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351cm" svg:y="12.23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689cm" svg:y="12.23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3.07cm" svg:y="12.10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378cm" svg:y="11.929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855cm" svg:y="12.2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656cm" svg:y="11.492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05cm" svg:y="11.6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31" draw:id="id131">
          <svg:title>TexMaths</svg:title>
          <svg:desc>24§display§\text {Let,}§svg§600§FALSE§</svg:desc>
          <draw:polygon draw:style-name="gr2" draw:text-style-name="P6" draw:layer="layout" svg:width="1.318cm" svg:height="0.655cm" svg:x="4.423cm" svg:y="11.535cm" svg:viewBox="0 0 1319 656" draw:points="659,656 0,656 0,0 1319,0 1319,656">
            <text:p/>
          </draw:polygon>
          <draw:path draw:style-name="gr3" draw:text-style-name="P7" draw:layer="layout" svg:width="0.464cm" svg:height="0.577cm" svg:x="4.408cm" svg:y="11.4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932cm" svg:y="11.6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5.299cm" svg:y="11.5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683cm" svg:y="11.9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32" draw:id="id132">
          <svg:title>TexMaths</svg:title>
          <svg:desc>24§display§\text {I} §svg§600§FALSE§</svg:desc>
          <draw:polygon draw:style-name="gr2" draw:text-style-name="P6" draw:layer="layout" svg:width="0.197cm" svg:height="0.493cm" svg:x="6.33cm" svg:y="11.536cm" svg:viewBox="0 0 198 494" draw:points="100,494 0,494 0,0 198,0 198,494">
            <text:p/>
          </draw:polygon>
          <draw:path draw:style-name="gr3" draw:text-style-name="P7" draw:layer="layout" svg:width="0.258cm" svg:height="0.577cm" svg:x="6.311cm" svg:y="11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34" draw:id="id134">
          <svg:title>TexMaths</svg:title>
          <svg:desc>22§display§.\ .\ .\ \ \text {(1)}§svg§600§FALSE§</svg:desc>
          <draw:polygon draw:style-name="gr2" draw:text-style-name="P6" draw:layer="layout" svg:width="2.508cm" svg:height="0.696cm" svg:x="17.121cm" svg:y="11.637cm" svg:viewBox="0 0 2509 697" draw:points="1255,697 0,697 0,0 2509,0 2509,697">
            <text:p/>
          </draw:polygon>
          <draw:path draw:style-name="gr3" draw:text-style-name="P7" draw:layer="layout" svg:width="0.083cm" svg:height="0.083cm" svg:x="17.149cm" svg:y="12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1cm" svg:y="12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4cm" svg:y="12.0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3cm" svg:y="11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9.127cm" svg:y="11.6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488cm" svg:y="11.5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35" draw:id="id135">
          <svg:title>TexMaths</svg:title>
          <svg:desc>22§display§= \int_{0}^{\frac{\pi}{2}}\frac{\tan^4 \left( \frac{\pi}{2} - x \right)}{\tan^4 \left( \frac{\pi}{2} - x \right) + \cot^4 \left( \frac{\pi}{2} - x \right) }}\ dx§svg§600§FALSE§</svg:desc>
          <draw:polygon draw:style-name="gr2" draw:text-style-name="P6" draw:layer="layout" svg:width="12.822cm" svg:height="2.001cm" svg:x="7.014cm" svg:y="13.135cm" svg:viewBox="0 0 12823 2002" draw:points="6411,2002 0,2002 0,0 12823,0 12823,2002">
            <text:p/>
          </draw:polygon>
          <draw:path draw:style-name="gr3" draw:text-style-name="P7" draw:layer="layout" svg:width="0.515cm" svg:height="0.182cm" svg:x="7.019cm" svg:y="14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834cm" svg:y="13.27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8.691cm" svg:y="13.09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8.658cm" svg:y="13.321cm" svg:viewBox="0 0 336 28" draw:points="169,28 0,28 0,0 336,0 336,28">
            <text:p/>
          </draw:polygon>
          <draw:path draw:style-name="gr3" draw:text-style-name="P7" draw:layer="layout" svg:width="0.193cm" svg:height="0.258cm" svg:x="8.728cm" svg:y="13.399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8.249cm" svg:y="14.677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42cm" svg:height="0.485cm" svg:x="11.917cm" svg:y="13.2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2.236cm" svg:y="13.413cm" svg:viewBox="0 0 350 357" svg:d="M225 289c4 31 25 63 62 63 16 0 63-10 63-74v-42h-19v42c0 46-20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2.614cm" svg:y="13.4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67cm" svg:height="0.365cm" svg:x="13.04cm" svg:y="13.11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9cm" svg:x="13.612cm" svg:y="13.103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3.966cm" svg:y="13.221cm" svg:viewBox="0 0 326 241" svg:d="M144 37h65c-8 33-19 83-19 125 0 23 2 37 5 49 9 27 16 30 25 30 12 0 25-12 25-24 0-6 0-7-4-13-10-21-19-51-19-97 0-10 0-31 7-70h68c9 0 14 0 20-4 7-7 9-14 9-17 0-16-15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3.943cm" svg:y="13.55cm" svg:viewBox="0 0 382 33" draw:points="192,33 0,33 0,0 382,0 382,33">
            <text:p/>
          </draw:polygon>
          <draw:path draw:style-name="gr3" draw:text-style-name="P7" draw:layer="layout" svg:width="0.24cm" svg:height="0.36cm" svg:x="14.013cm" svg:y="13.66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652cm" svg:y="13.5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384cm" svg:y="13.4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203cm" svg:height="0.929cm" svg:x="15.836cm" svg:y="13.10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olygon draw:style-name="gr3" draw:text-style-name="P7" draw:layer="layout" svg:width="9.369cm" svg:height="0.032cm" svg:x="9.346cm" svg:y="14.122cm" svg:viewBox="0 0 9370 33" draw:points="4685,33 0,33 0,0 9370,0 9370,33">
            <text:p/>
          </draw:polygon>
          <draw:path draw:style-name="gr3" draw:text-style-name="P7" draw:layer="layout" svg:width="0.244cm" svg:height="0.485cm" svg:x="9.36cm" svg:y="14.42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9.678cm" svg:y="14.557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0.057cm" svg:y="14.56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67cm" svg:height="0.365cm" svg:x="10.483cm" svg:y="14.25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203cm" svg:height="0.929cm" svg:x="11.056cm" svg:y="14.247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1.41cm" svg:y="14.367cm" svg:viewBox="0 0 326 241" svg:d="M144 37h65c-8 33-19 83-19 125 0 23 2 37 5 49 9 27 16 30 25 30 12 0 25-12 25-24 0-6 0-7-4-13-10-21-19-51-19-97 0-10 0-31 7-70h68c9 0 14 0 20-4 7-7 9-14 9-17 0-16-15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1.386cm" svg:y="14.696cm" svg:viewBox="0 0 382 33" draw:points="192,33 0,33 0,0 382,0 382,33">
            <text:p/>
          </draw:polygon>
          <draw:path draw:style-name="gr3" draw:text-style-name="P7" draw:layer="layout" svg:width="0.24cm" svg:height="0.36cm" svg:x="11.456cm" svg:y="14.81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2.095cm" svg:y="14.69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27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03cm" svg:height="0.929cm" svg:x="13.279cm" svg:y="14.247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515cm" svg:height="0.517cm" svg:x="13.816cm" svg:y="14.4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4.571cm" svg:y="14.557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911cm" svg:y="14.557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5.291cm" svg:y="14.429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267cm" svg:height="0.365cm" svg:x="15.597cm" svg:y="14.25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03cm" svg:height="0.929cm" svg:x="16.169cm" svg:y="14.247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6.523cm" svg:y="14.367cm" svg:viewBox="0 0 326 241" svg:d="M144 37h65c-8 33-19 83-19 125 0 23 2 37 5 49 9 27 16 30 25 30 12 0 25-12 25-24 0-6 0-7-4-13-10-21-19-51-19-97 0-10 0-31 7-70h67c10 0 15 0 21-4 7-7 9-14 9-17 0-16-15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6.5cm" svg:y="14.696cm" svg:viewBox="0 0 382 33" draw:points="192,33 0,33 0,0 382,0 382,33">
            <text:p/>
          </draw:polygon>
          <draw:path draw:style-name="gr3" draw:text-style-name="P7" draw:layer="layout" svg:width="0.24cm" svg:height="0.36cm" svg:x="16.57cm" svg:y="14.81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209cm" svg:y="14.69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939cm" svg:y="14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203cm" svg:height="0.929cm" svg:x="18.393cm" svg:y="14.247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369cm" svg:height="0.547cm" svg:x="19.096cm" svg:y="13.795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9.49cm" svg:y="13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2" smil:attributeName="visibility" smil:to="visible"/>
                  <anim:animate smil:dur="0.5s" smil:fill="hold" smil:targetElement="id132" smil:attributeName="width" smil:values="width*0.05;width" smil:keyTimes="0;1"/>
                  <anim:animate smil:dur="0.5s" smil:fill="hold" smil:targetElement="id132" smil:attributeName="height" smil:values="height;height" smil:keyTimes="0;1"/>
                  <anim:animate smil:dur="0.5s" smil:fill="hold" smil:targetElement="id132" smil:attributeName="x" smil:values="x-.2;x" smil:keyTimes="0;1"/>
                  <anim:animate smil:dur="0.5s" smil:fill="hold" smil:targetElement="id132" smil:attributeName="y" smil:values="y;y" smil:keyTimes="0;1"/>
                  <anim:transitionFilter smil:dur="0.5s" smil:targetElement="id13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1+width/2;x" smil:keyTimes="0;1"/>
                  <anim:animate smil:dur="0.5s" smil:fill="hold" smil:targetElement="id13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0">
        <office:forms form:automatic-focus="false" form:apply-design-mode="false"/>
        <draw:frame presentation:style-name="pr8" draw:text-style-name="P9" draw:layer="layout" svg:width="26.2cm" svg:height="14.4cm" svg:x="1cm" svg:y="0.8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41" draw:id="id141">
          <svg:title>TexMaths</svg:title>
          <svg:desc>22§display§= \int_{0}^{\frac{\pi}{2}}\frac{\tan^4 x}{\tan^4 x + \cot^4 x}}\ dx + \int_{0}^{\frac{\pi}{2}}\frac{\cot^4 x}{\tan^4 x + \cot^4 x}}\ dx§svg§600§FALSE§</svg:desc>
          <draw:polygon draw:style-name="gr2" draw:text-style-name="P6" draw:layer="layout" svg:width="17.005cm" svg:height="1.873cm" svg:x="6.822cm" svg:y="5.34cm" svg:viewBox="0 0 17006 1874" draw:points="8503,1874 0,1874 0,0 17006,0 17006,1874">
            <text:p/>
          </draw:polygon>
          <draw:path draw:style-name="gr3" draw:text-style-name="P7" draw:layer="layout" svg:width="0.515cm" svg:height="0.182cm" svg:x="6.827cm" svg:y="6.2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2cm" svg:y="5.48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9cm" svg:y="5.3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6cm" svg:y="5.526cm" svg:viewBox="0 0 336 28" draw:points="169,28 0,28 0,0 336,0 336,28">
            <text:p/>
          </draw:polygon>
          <draw:path draw:style-name="gr3" draw:text-style-name="P7" draw:layer="layout" svg:width="0.193cm" svg:height="0.258cm" svg:x="8.536cm" svg:y="5.604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8cm" svg:y="6.881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4cm" svg:height="0.485cm" svg:x="10.615cm" svg:y="5.53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0.933cm" svg:y="5.667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312cm" svg:y="5.67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1.738cm" svg:y="5.36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2.217cm" svg:y="5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929cm" svg:height="0.032cm" svg:x="9.154cm" svg:y="6.327cm" svg:viewBox="0 0 4930 33" draw:points="2466,33 0,33 0,0 4930,0 4930,33">
            <text:p/>
          </draw:polygon>
          <draw:path draw:style-name="gr3" draw:text-style-name="P7" draw:layer="layout" svg:width="0.244cm" svg:height="0.485cm" svg:x="9.168cm" svg:y="6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487cm" svg:y="6.73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865cm" svg:y="6.7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291cm" svg:y="6.436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68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3cm" svg:y="6.6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16cm" svg:y="6.73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498cm" svg:y="6.73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78cm" svg:y="6.60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186cm" svg:y="6.436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663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464cm" svg:y="5.99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858cm" svg:y="6.1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5.492cm" svg:y="6.08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6.265cm" svg:y="5.484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7.122cm" svg:y="5.301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088cm" svg:y="5.526cm" svg:viewBox="0 0 336 28" draw:points="169,28 0,28 0,0 336,0 336,28">
            <text:p/>
          </draw:polygon>
          <draw:path draw:style-name="gr3" draw:text-style-name="P7" draw:layer="layout" svg:width="0.193cm" svg:height="0.258cm" svg:x="17.159cm" svg:y="5.604cm" svg:viewBox="0 0 194 259" svg:d="M194 185h-16c-2 7-6 31-11 35-3 2-37 2-42 2h-76c25-20 55-41 78-57 35-24 67-47 67-88 0-49-46-77-102-77-53 0-92 30-92 69 0 19 18 22 23 22 10 0 23-7 23-22 0-14-11-22-23-23 10-18 33-28 60-28 38 0 70 22 70 59 0 34-23 58-53 83l-95 81c-5 4-5 4-5 7v11h181z">
            <text:p/>
          </draw:path>
          <draw:path draw:style-name="gr3" draw:text-style-name="P7" draw:layer="layout" svg:width="0.252cm" svg:height="0.37cm" svg:x="16.68cm" svg:y="6.881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295cm" svg:height="0.356cm" svg:x="19.292cm" svg:y="5.66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9.632cm" svg:y="5.667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0.012cm" svg:y="5.53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20.318cm" svg:y="5.364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20.795cm" svg:y="5.6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4.929cm" svg:height="0.032cm" svg:x="17.776cm" svg:y="6.327cm" svg:viewBox="0 0 4930 33" draw:points="2466,33 0,33 0,0 4930,0 4930,33">
            <text:p/>
          </draw:polygon>
          <draw:path draw:style-name="gr3" draw:text-style-name="P7" draw:layer="layout" svg:width="0.242cm" svg:height="0.485cm" svg:x="17.791cm" svg:y="6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8.109cm" svg:y="6.73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8.488cm" svg:y="6.7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8.913cm" svg:y="6.436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9.392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20.026cm" svg:y="6.6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20.783cm" svg:y="6.73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121cm" svg:y="6.73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21.501cm" svg:y="6.60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21.809cm" svg:y="6.43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22.286cm" svg:y="6.7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23.087cm" svg:y="5.99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3.481cm" svg:y="6.1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40" draw:id="id140">
          <svg:title>TexMaths</svg:title>
          <svg:desc>24§display§\text {I + I} §svg§600§FALSE§</svg:desc>
          <draw:polygon draw:style-name="gr2" draw:text-style-name="P6" draw:layer="layout" svg:width="1.719cm" svg:height="0.561cm" svg:x="4.533cm" svg:y="6.137cm" svg:viewBox="0 0 1720 562" draw:points="860,562 0,562 0,0 1720,0 1720,562">
            <text:p/>
          </draw:polygon>
          <draw:path draw:style-name="gr3" draw:text-style-name="P7" draw:layer="layout" svg:width="0.258cm" svg:height="0.576cm" svg:x="4.514cm" svg:y="6.0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5.124cm" svg:y="6.1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6.038cm" svg:y="6.0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139" draw:id="id139">
          <svg:title>TexMaths</svg:title>
          <svg:desc>22§display§\text {Eq. (1) + Eq.(2) Gives,}§svg§600§FALSE§</svg:desc>
          <draw:polygon draw:style-name="gr2" draw:text-style-name="P6" draw:layer="layout" svg:width="7.93cm" svg:height="0.696cm" svg:x="4.424cm" svg:y="3.734cm" svg:viewBox="0 0 7931 697" draw:points="3966,697 0,697 0,0 7931,0 7931,697">
            <text:p/>
          </draw:polygon>
          <draw:path draw:style-name="gr3" draw:text-style-name="P7" draw:layer="layout" svg:width="0.48cm" svg:height="0.527cm" svg:x="4.41cm" svg:y="3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938cm" svg:y="3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5.387cm" svg:y="4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955cm" svg:y="3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248cm" svg:y="3.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61cm" svg:y="3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168cm" svg:y="3.8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009cm" svg:y="3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8.536cm" svg:y="3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8.985cm" svg:y="4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208cm" svg:y="3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72cm" svg:y="3.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865cm" svg:y="3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10.421cm" svg:y="3.7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11.011cm" svg:y="3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215cm" svg:y="3.9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1.609cm" svg:y="3.9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1.956cm" svg:y="3.9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2.302cm" svg:y="4.1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143" draw:id="id143">
          <svg:title>TexMaths</svg:title>
          <svg:desc>22§display§= \int_{0}^{\frac{\pi}{2}}\frac{\tan^4 x + \cot^4 x}{\tan^4 x + \cot^4 x}}\ dx§svg§600§FALSE§</svg:desc>
          <draw:polygon draw:style-name="gr2" draw:text-style-name="P6" draw:layer="layout" svg:width="8.383cm" svg:height="1.873cm" svg:x="6.822cm" svg:y="8.139cm" svg:viewBox="0 0 8384 1874" draw:points="4193,1874 0,1874 0,0 8384,0 8384,1874">
            <text:p/>
          </draw:polygon>
          <draw:path draw:style-name="gr3" draw:text-style-name="P7" draw:layer="layout" svg:width="0.515cm" svg:height="0.182cm" svg:x="6.827cm" svg:y="9.0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642cm" svg:y="8.2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499cm" svg:y="8.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466cm" svg:y="8.325cm" svg:viewBox="0 0 336 28" draw:points="169,28 0,28 0,0 336,0 336,28">
            <text:p/>
          </draw:polygon>
          <draw:path draw:style-name="gr3" draw:text-style-name="P7" draw:layer="layout" svg:width="0.193cm" svg:height="0.258cm" svg:x="8.536cm" svg:y="8.4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058cm" svg:y="9.6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44cm" svg:height="0.485cm" svg:x="9.168cm" svg:y="8.33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487cm" svg:y="8.46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865cm" svg:y="8.47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291cm" svg:y="8.163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68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4cm" svg:y="8.3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16cm" svg:y="8.4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498cm" svg:y="8.46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79cm" svg:y="8.33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187cm" svg:y="8.163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664cm" svg:y="8.4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olygon draw:style-name="gr3" draw:text-style-name="P7" draw:layer="layout" svg:width="4.929cm" svg:height="0.032cm" svg:x="9.154cm" svg:y="9.126cm" svg:viewBox="0 0 4930 33" draw:points="2466,33 0,33 0,0 4930,0 4930,33">
            <text:p/>
          </draw:polygon>
          <draw:path draw:style-name="gr3" draw:text-style-name="P7" draw:layer="layout" svg:width="0.244cm" svg:height="0.485cm" svg:x="9.168cm" svg:y="9.4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487cm" svg:y="9.537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9.865cm" svg:y="9.54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0.291cm" svg:y="9.235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68cm" svg:y="9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4cm" svg:y="9.4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2.16cm" svg:y="9.53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498cm" svg:y="9.53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12.879cm" svg:y="9.407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267cm" svg:height="0.365cm" svg:x="13.187cm" svg:y="9.235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664cm" svg:y="9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465cm" svg:y="8.798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859cm" svg:y="8.9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42" draw:id="id142">
          <svg:title>TexMaths</svg:title>
          <svg:desc>24§display§\text { 2 I} §svg§600§FALSE§</svg:desc>
          <draw:polygon draw:style-name="gr2" draw:text-style-name="P6" draw:layer="layout" svg:width="0.9cm" svg:height="0.493cm" svg:x="5.415cm" svg:y="8.937cm" svg:viewBox="0 0 901 494" draw:points="451,494 0,494 0,0 901,0 901,494">
            <text:p/>
          </draw:polygon>
          <draw:path draw:style-name="gr3" draw:text-style-name="P7" draw:layer="layout" svg:width="0.337cm" svg:height="0.564cm" svg:x="5.415cm" svg:y="8.90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8.895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144" draw:id="id144">
          <svg:title>TexMaths</svg:title>
          <svg:desc>22§display§= \int_{0}^{\frac{\pi}{2}}\ dx§svg§600§FALSE§</svg:desc>
          <draw:polygon draw:style-name="gr2" draw:text-style-name="P6" draw:layer="layout" svg:width="3.269cm" svg:height="1.873cm" svg:x="15.823cm" svg:y="8.139cm" svg:viewBox="0 0 3270 1874" draw:points="1635,1874 0,1874 0,0 3270,0 3270,1874">
            <text:p/>
          </draw:polygon>
          <draw:path draw:style-name="gr3" draw:text-style-name="P7" draw:layer="layout" svg:width="0.515cm" svg:height="0.182cm" svg:x="15.828cm" svg:y="9.0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6.643cm" svg:y="8.2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7.5cm" svg:y="8.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7.467cm" svg:y="8.325cm" svg:viewBox="0 0 336 28" draw:points="169,28 0,28 0,0 336,0 336,28">
            <text:p/>
          </draw:polygon>
          <draw:path draw:style-name="gr3" draw:text-style-name="P7" draw:layer="layout" svg:width="0.193cm" svg:height="0.258cm" svg:x="17.537cm" svg:y="8.4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7.059cm" svg:y="9.6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69cm" svg:height="0.546cm" svg:x="18.351cm" svg:y="8.798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8.745cm" svg:y="8.9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45" draw:id="id145">
          <svg:title>TexMaths</svg:title>
          <svg:desc>22§display§= [\ x \ ]_0^{\pi/2}§svg§600§FALSE§</svg:desc>
          <draw:polygon draw:style-name="gr2" draw:text-style-name="P6" draw:layer="layout" svg:width="3.096cm" svg:height="0.947cm" svg:x="19.626cm" svg:y="8.64cm" svg:viewBox="0 0 3097 948" draw:points="1548,948 0,948 0,0 3097,0 3097,948">
            <text:p/>
          </draw:polygon>
          <draw:path draw:style-name="gr3" draw:text-style-name="P7" draw:layer="layout" svg:width="0.515cm" svg:height="0.182cm" svg:x="19.631cm" svg:y="9.12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106cm" svg:height="0.773cm" svg:x="20.495cm" svg:y="8.828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20.898cm" svg:y="9.0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0 0 124-101 124-120 0-7-7-7-8-7-7 0-9 2-11 7-25 84-79 102-104 102-30 0-42-25-42-51 0-18 5-33 14-69z">
            <text:p/>
          </draw:path>
          <draw:polygon draw:style-name="gr3" draw:text-style-name="P7" draw:layer="layout" svg:width="0.106cm" svg:height="0.773cm" svg:x="21.591cm" svg:y="8.828cm" svg:viewBox="0 0 107 774" draw:points="107,0 0,0 0,32 76,32 76,744 0,744 0,774 107,774">
            <text:p/>
          </draw:polygon>
          <draw:path draw:style-name="gr3" draw:text-style-name="P7" draw:layer="layout" svg:width="0.324cm" svg:height="0.24cm" svg:x="21.815cm" svg:y="8.773cm" svg:viewBox="0 0 325 241" svg:d="M144 37h65c-8 33-19 83-19 125 0 23 2 37 5 49 9 26 16 30 25 30 12 0 25-12 25-25 0-5 0-7-4-12-11-21-19-51-19-97 0-10 0-31 7-70h67c10 0 15 0 21-4 7-7 8-14 8-17 0-16-14-16-22-16h-206c-21 0-37 5-62 28-14 12-35 42-35 46 0 7 7 7 9 7 7 0 7 0 10-5 29-39 62-39 74-39h32c-16 60-46 125-62 156-3 7-8 20-10 21 0 2-2 6-2 9 0 9 7 18 19 18 21 0 29-25 41-74z">
            <text:p/>
          </draw:path>
          <draw:path draw:style-name="gr3" draw:text-style-name="P7" draw:layer="layout" svg:width="0.233cm" svg:height="0.542cm" svg:x="22.212cm" svg:y="8.601cm" svg:viewBox="0 0 234 543" svg:d="M230 25c4-7 4-9 4-11 0-9-7-14-12-14-9 0-13 7-16 14l-202 505c-4 7-4 8-4 10 0 9 7 14 12 14 11 0 13-7 16-14z">
            <text:p/>
          </draw:path>
          <draw:path draw:style-name="gr3" draw:text-style-name="P7" draw:layer="layout" svg:width="0.24cm" svg:height="0.359cm" svg:x="22.522cm" svg:y="8.647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7" draw:layer="layout" svg:width="0.252cm" svg:height="0.37cm" svg:x="21.818cm" svg:y="9.255cm" svg:viewBox="0 0 253 371" svg:d="M253 188c0-60-7-104-33-141-16-26-49-47-93-47-127 0-127 148-127 188 0 39 0 183 127 183 126 0 126-144 126-183zM127 357c-25 0-58-16-69-60-9-32-9-77-9-116 0-40 0-81 9-111 11-44 46-54 69-54 30 0 58 17 67 49 8 28 8 69 8 116 0 39 0 79-7 114-10 50-47 62-68 62z">
            <text:p/>
          </draw:path>
        </draw:g>
        <draw:g xml:id="id146" draw:id="id146">
          <svg:title>TexMaths</svg:title>
          <svg:desc>24§display§\text { 2 I} = §svg§600§FALSE§</svg:desc>
          <draw:polygon draw:style-name="gr2" draw:text-style-name="P6" draw:layer="layout" svg:width="1.767cm" svg:height="0.493cm" svg:x="5.415cm" svg:y="11.438cm" svg:viewBox="0 0 1768 494" draw:points="884,494 0,494 0,0 1768,0 1768,494">
            <text:p/>
          </draw:polygon>
          <draw:path draw:style-name="gr3" draw:text-style-name="P7" draw:layer="layout" svg:width="0.337cm" svg:height="0.564cm" svg:x="5.415cm" svg:y="11.40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6.099cm" svg:y="11.396cm" svg:viewBox="0 0 259 578" svg:d="M167 65c0-29 4-38 69-38h23v-27c-28 2-96 2-128 2-35 0-102 0-131-2v27h23c65 0 69 9 69 38v448c0 30-4 38-69 38h-23v27c29-2 96-2 129-2 34 0 102 0 130 2v-27h-23c-65 0-69-8-69-38z">
            <text:p/>
          </draw:path>
          <draw:path draw:style-name="gr3" draw:text-style-name="P7" draw:layer="layout" svg:width="0.562cm" svg:height="0.199cm" svg:x="6.662cm" svg:y="11.663cm" svg:viewBox="0 0 563 200" svg:d="M534 35c14 0 29 0 29-18 0-17-15-17-27-17h-507c-14 0-29 0-29 17 0 18 15 18 29 18zM536 200c12 0 27 0 27-18 0-17-15-17-29-17h-505c-14 0-29 0-29 17 0 18 15 18 29 18z">
            <text:p/>
          </draw:path>
        </draw:g>
        <draw:g xml:id="id147" draw:id="id147">
          <svg:title>TexMaths</svg:title>
          <svg:desc>22§display§\frac{\pi}{2} - 0§svg§600§FALSE§</svg:desc>
          <draw:polygon draw:style-name="gr2" draw:text-style-name="P6" draw:layer="layout" svg:width="1.785cm" svg:height="1.31cm" svg:x="7.756cm" svg:y="11.135cm" svg:viewBox="0 0 1786 1311" draw:points="892,1311 0,1311 0,0 1786,0 1786,1311">
            <text:p/>
          </draw:polygon>
          <draw:path draw:style-name="gr3" draw:text-style-name="P7" draw:layer="layout" svg:width="0.418cm" svg:height="0.342cm" svg:x="7.738cm" svg:y="11.096cm" svg:viewBox="0 0 419 343" svg:d="M185 46h88c-27 114-34 148-34 200 0 11 0 32 7 58 7 36 16 39 28 39 16 0 32-14 32-30 0-3 0-5-5-16-23-56-23-107-23-128 0-42 5-83 14-123h90c9 0 37 0 37-27 0-19-16-19-30-19h-261c-17 0-47 0-81 37-28 30-47 65-47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7.717cm" svg:y="11.743cm" svg:viewBox="0 0 470 33" draw:points="236,33 0,33 0,0 470,0 470,33">
            <text:p/>
          </draw:polygon>
          <draw:path draw:style-name="gr3" draw:text-style-name="P7" draw:layer="layout" svg:width="0.309cm" svg:height="0.516cm" svg:x="7.796cm" svg:y="11.967cm" svg:viewBox="0 0 310 517" svg:d="M60 457l82-81c122-107 168-147 168-225 0-89-69-151-164-151-88 0-146 72-146 141 0 42 39 42 40 42 15 0 41-9 41-41 0-19-14-40-41-40-7 0-7 0-10 2 17-51 60-79 105-79 71 0 104 61 104 126 0 62-38 123-81 171l-149 165c-9 9-9 11-9 30h289l21-135h-20c-3 23-9 58-16 68-7 7-58 7-73 7z">
            <text:p/>
          </draw:path>
          <draw:path draw:style-name="gr3" draw:text-style-name="P7" draw:layer="layout" svg:width="0.472cm" svg:height="0.032cm" svg:x="8.514cm" svg:y="11.743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9.253cm" svg:y="11.4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</draw:g>
        <draw:g xml:id="id148" draw:id="id148">
          <svg:title>TexMaths</svg:title>
          <svg:desc>22§display§= \frac{\pi}{2}§svg§600§FALSE§</svg:desc>
          <draw:polygon draw:style-name="gr2" draw:text-style-name="P6" draw:layer="layout" svg:width="1.302cm" svg:height="1.31cm" svg:x="10.018cm" svg:y="11.136cm" svg:viewBox="0 0 1303 1311" draw:points="652,1311 0,1311 0,0 1303,0 1303,1311">
            <text:p/>
          </draw:polygon>
          <draw:path draw:style-name="gr3" draw:text-style-name="P7" draw:layer="layout" svg:width="0.515cm" svg:height="0.182cm" svg:x="10.023cm" svg:y="11.6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10.909cm" svg:y="11.097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10.888cm" svg:y="11.744cm" svg:viewBox="0 0 470 33" draw:points="236,33 0,33 0,0 470,0 470,33">
            <text:p/>
          </draw:polygon>
          <draw:path draw:style-name="gr3" draw:text-style-name="P7" draw:layer="layout" svg:width="0.309cm" svg:height="0.516cm" svg:x="10.969cm" svg:y="11.968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</draw:g>
        <draw:g xml:id="id149" draw:id="id149">
          <svg:title>TexMaths</svg:title>
          <svg:desc>24§display§\therefore \ \ \text {I}  §svg§600§FALSE§</svg:desc>
          <draw:polygon draw:style-name="gr2" draw:text-style-name="P6" draw:layer="layout" svg:width="1.557cm" svg:height="0.556cm" svg:x="4.833cm" svg:y="13.64cm" svg:viewBox="0 0 1558 557" draw:points="778,557 0,557 0,0 1558,0 1558,557">
            <text:p/>
          </draw:polygon>
          <draw:path draw:style-name="gr3" draw:text-style-name="P7" draw:layer="layout" svg:width="0.512cm" svg:height="0.456cm" svg:x="4.816cm" svg:y="13.782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6.175cm" svg:y="13.598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150" draw:id="id150">
          <svg:title>TexMaths</svg:title>
          <svg:desc>22§display§= \frac{\pi}{4}§svg§600§FALSE§</svg:desc>
          <draw:polygon draw:style-name="gr2" draw:text-style-name="P6" draw:layer="layout" svg:width="1.302cm" svg:height="1.309cm" svg:x="6.717cm" svg:y="13.237cm" svg:viewBox="0 0 1303 1310" draw:points="652,1310 0,1310 0,0 1303,0 1303,1310">
            <text:p/>
          </draw:polygon>
          <draw:path draw:style-name="gr3" draw:text-style-name="P7" draw:layer="layout" svg:width="0.515cm" svg:height="0.182cm" svg:x="6.722cm" svg:y="13.77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7.608cm" svg:y="13.198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7.587cm" svg:y="13.845cm" svg:viewBox="0 0 470 33" draw:points="236,33 0,33 0,0 470,0 470,33">
            <text:p/>
          </draw:polygon>
          <draw:path draw:style-name="gr3" draw:text-style-name="P7" draw:layer="layout" svg:width="0.344cm" svg:height="0.523cm" svg:x="7.65cm" svg:y="14.06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37" draw:id="id137">
          <svg:title>TexMaths</svg:title>
          <svg:desc>22§display§= \int_{0}^{\frac{\pi}{2}}\frac{\cot^4 x }{\cot^4 x + \tan^4 x }\ dx§svg§600§FALSE§</svg:desc>
          <draw:polygon draw:style-name="gr2" draw:text-style-name="P6" draw:layer="layout" svg:width="8.383cm" svg:height="1.873cm" svg:x="6.914cm" svg:y="1.036cm" svg:viewBox="0 0 8384 1874" draw:points="4193,1874 0,1874 0,0 8384,0 8384,1874">
            <text:p/>
          </draw:polygon>
          <draw:path draw:style-name="gr3" draw:text-style-name="P7" draw:layer="layout" svg:width="0.515cm" svg:height="0.182cm" svg:x="6.919cm" svg:y="1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734cm" svg:y="1.1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591cm" svg:y="0.9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558cm" svg:y="1.222cm" svg:viewBox="0 0 336 28" draw:points="169,28 0,28 0,0 336,0 336,28">
            <text:p/>
          </draw:polygon>
          <draw:path draw:style-name="gr3" draw:text-style-name="P7" draw:layer="layout" svg:width="0.193cm" svg:height="0.258cm" svg:x="8.628cm" svg:y="1.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8.15cm" svg:y="2.5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10.762cm" svg:y="1.36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101cm" svg:y="1.3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1.482cm" svg:y="1.23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11.788cm" svg:y="1.06cm" svg:viewBox="0 0 268 366" svg:d="M268 278v-21h-62v-241c0-12 0-16-11-16-7 0-8 0-15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2.265cm" svg:y="1.3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4.929cm" svg:height="0.032cm" svg:x="9.246cm" svg:y="2.023cm" svg:viewBox="0 0 4930 33" draw:points="2466,33 0,33 0,0 4930,0 4930,33">
            <text:p/>
          </draw:polygon>
          <draw:path draw:style-name="gr3" draw:text-style-name="P7" draw:layer="layout" svg:width="0.295cm" svg:height="0.356cm" svg:x="9.273cm" svg:y="2.43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11cm" svg:y="2.43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2cm" svg:height="0.485cm" svg:x="9.991cm" svg:y="2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267cm" svg:height="0.365cm" svg:x="10.299cm" svg:y="2.132cm" svg:viewBox="0 0 268 366" svg:d="M268 278v-21h-62v-241c0-12 0-16-12-16-6 0-7 0-14 7l-180 250v21h160v44c0 18 0 25-44 25h-14v19c26 0 62-2 81-2s55 2 83 2v-19h-16c-44 0-44-7-44-25v-44zM164 58v199h-145z">
            <text:p/>
          </draw:path>
          <draw:path draw:style-name="gr3" draw:text-style-name="P7" draw:layer="layout" svg:width="0.386cm" svg:height="0.351cm" svg:x="10.776cm" svg:y="2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409cm" svg:y="2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2.154cm" svg:y="2.304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2.473cm" svg:y="2.434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2.853cm" svg:y="2.438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267cm" svg:height="0.365cm" svg:x="13.279cm" svg:y="2.132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386cm" svg:height="0.351cm" svg:x="13.756cm" svg:y="2.4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4.557cm" svg:y="1.695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951cm" svg:y="1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36" draw:id="id136">
          <svg:title>TexMaths</svg:title>
          <svg:desc>24§display§\therefore \ \ \text {I}  §svg§600§FALSE§</svg:desc>
          <draw:polygon draw:style-name="gr2" draw:text-style-name="P6" draw:layer="layout" svg:width="1.557cm" svg:height="0.556cm" svg:x="4.834cm" svg:y="1.741cm" svg:viewBox="0 0 1558 557" draw:points="778,557 0,557 0,0 1558,0 1558,557">
            <text:p/>
          </draw:polygon>
          <draw:path draw:style-name="gr3" draw:text-style-name="P7" draw:layer="layout" svg:width="0.512cm" svg:height="0.456cm" svg:x="4.817cm" svg:y="1.883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6.176cm" svg:y="1.699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138" draw:id="id138">
          <svg:title>TexMaths</svg:title>
          <svg:desc>22§display§.\ .\ .\ \ \text {(2)}§svg§600§FALSE§</svg:desc>
          <draw:polygon draw:style-name="gr2" draw:text-style-name="P6" draw:layer="layout" svg:width="2.508cm" svg:height="0.696cm" svg:x="17.122cm" svg:y="1.74cm" svg:viewBox="0 0 2509 697" draw:points="1255,697 0,697 0,0 2509,0 2509,697">
            <text:p/>
          </draw:polygon>
          <draw:path draw:style-name="gr3" draw:text-style-name="P7" draw:layer="layout" svg:width="0.083cm" svg:height="0.083cm" svg:x="17.15cm" svg:y="2.1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2cm" svg:y="2.199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5cm" svg:y="2.199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4cm" svg:y="1.70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098cm" svg:y="1.76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489cm" svg:y="1.701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1+width/2;x" smil:keyTimes="0;1"/>
                  <anim:animate smil:dur="0.5s" smil:fill="hold" smil:targetElement="id1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width*0.05;width" smil:keyTimes="0;1"/>
                  <anim:animate smil:dur="0.5s" smil:fill="hold" smil:targetElement="id139" smil:attributeName="height" smil:values="height;height" smil:keyTimes="0;1"/>
                  <anim:animate smil:dur="0.5s" smil:fill="hold" smil:targetElement="id139" smil:attributeName="x" smil:values="x-.2;x" smil:keyTimes="0;1"/>
                  <anim:animate smil:dur="0.5s" smil:fill="hold" smil:targetElement="id139" smil:attributeName="y" smil:values="y;y" smil:keyTimes="0;1"/>
                  <anim:transitionFilter smil:dur="0.5s" smil:targetElement="id1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1" draw:id="id151">
          <svg:title>TexMaths</svg:title>
          <svg:desc>24§display§(3)§svg§600§FALSE§</svg:desc>
          <draw:polygon draw:style-name="gr2" draw:text-style-name="P6" draw:layer="layout" svg:width="0.91cm" svg:height="0.76cm" svg:x="2.71cm" svg:y="1.236cm" svg:viewBox="0 0 911 761" draw:points="455,761 0,761 0,0 911,0 911,761">
            <text:p/>
          </draw:polygon>
          <draw:path draw:style-name="gr3" draw:text-style-name="P7" draw:layer="layout" svg:width="0.197cm" svg:height="0.844cm" svg:x="2.75cm" svg:y="1.194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3.031cm" svg:y="1.265cm" svg:viewBox="0 0 352 582" svg:d="M211 265c70-21 118-81 118-148 0-69-73-117-156-117-85 0-150 50-150 115 0 27 19 44 42 44 27 0 45-19 45-44 0-42-41-42-52-42 25-40 80-52 111-52 35 0 83 19 83 94 0 12-2 60-25 98-25 41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3.467cm" svg:y="1.19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2§display§= \int_{0}^{1}x^2 ( 1 - x)^\frac{1}{2} \ dx§svg§600§FALSE§</svg:desc>
          <draw:polygon draw:style-name="gr2" draw:text-style-name="P6" draw:layer="layout" svg:width="6.706cm" svg:height="1.86cm" svg:x="6.517cm" svg:y="0.633cm" svg:viewBox="0 0 6707 1861" draw:points="3354,1861 0,1861 0,0 6707,0 6707,1861">
            <text:p/>
          </draw:polygon>
          <draw:path draw:style-name="gr3" draw:text-style-name="P7" draw:layer="layout" svg:width="0.515cm" svg:height="0.182cm" svg:x="6.522cm" svg:y="1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37cm" svg:y="0.763cm" svg:viewBox="0 0 688 1720" svg:d="M37 1685c25 0 39-18 39-37 0-27-20-39-37-39-20 0-39 12-39 39 0 40 39 72 86 72 118 0 162-182 217-405 60-245 111-493 153-741 28-164 56-319 82-419 9-39 36-137 67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8.127cm" svg:y="0.59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52cm" svg:y="2.161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386cm" svg:height="0.351cm" svg:x="8.565cm" svg:y="1.4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019cm" svg:y="1.13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408cm" svg:y="1.23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9.7cm" svg:y="1.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0.255cm" svg:y="1.60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987cm" svg:y="1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11.45cm" svg:y="1.23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159cm" svg:height="0.258cm" svg:x="11.854cm" svg:y="1.031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11.8cm" svg:y="1.347cm" svg:viewBox="0 0 264 28" draw:points="132,28 0,28 0,0 264,0 264,28">
            <text:p/>
          </draw:polygon>
          <draw:path draw:style-name="gr3" draw:text-style-name="P7" draw:layer="layout" svg:width="0.193cm" svg:height="0.258cm" svg:x="11.835cm" svg:y="1.425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369cm" svg:height="0.546cm" svg:x="12.483cm" svg:y="1.279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2.877cm" svg:y="1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52" draw:id="id152">
          <svg:title>TexMaths</svg:title>
          <svg:desc>24§display§\text {Let,}§svg§600§FALSE§</svg:desc>
          <draw:polygon draw:style-name="gr2" draw:text-style-name="P6" draw:layer="layout" svg:width="1.318cm" svg:height="0.655cm" svg:x="4.023cm" svg:y="1.335cm" svg:viewBox="0 0 1319 656" draw:points="659,656 0,656 0,0 1319,0 1319,656">
            <text:p/>
          </draw:polygon>
          <draw:path draw:style-name="gr3" draw:text-style-name="P7" draw:layer="layout" svg:width="0.464cm" svg:height="0.577cm" svg:x="4.008cm" svg:y="1.2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532cm" svg:y="1.4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99cm" svg:y="1.3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83cm" svg:y="1.7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53" draw:id="id153">
          <svg:title>TexMaths</svg:title>
          <svg:desc>24§display§\text {I} §svg§600§FALSE§</svg:desc>
          <draw:polygon draw:style-name="gr2" draw:text-style-name="P6" draw:layer="layout" svg:width="0.197cm" svg:height="0.493cm" svg:x="5.93cm" svg:y="1.336cm" svg:viewBox="0 0 198 494" draw:points="100,494 0,494 0,0 198,0 198,494">
            <text:p/>
          </draw:polygon>
          <draw:path draw:style-name="gr3" draw:text-style-name="P7" draw:layer="layout" svg:width="0.258cm" svg:height="0.577cm" svg:x="5.911cm" svg:y="1.2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61" draw:id="id161">
          <svg:title>TexMaths</svg:title>
          <svg:desc>24§display§\text {I} §svg§600§FALSE§</svg:desc>
          <draw:polygon draw:style-name="gr2" draw:text-style-name="P6" draw:layer="layout" svg:width="0.197cm" svg:height="0.493cm" svg:x="5.931cm" svg:y="13.736cm" svg:viewBox="0 0 198 494" draw:points="100,494 0,494 0,0 198,0 198,494">
            <text:p/>
          </draw:polygon>
          <draw:path draw:style-name="gr3" draw:text-style-name="P7" draw:layer="layout" svg:width="0.258cm" svg:height="0.577cm" svg:x="5.912cm" svg:y="13.6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55" draw:id="id155">
          <svg:title>TexMaths</svg:title>
          <svg:desc>22§display§= \int_{0}^{1}( 1 - x )^2 x^\frac{1}{2} \ dx§svg§600§FALSE§</svg:desc>
          <draw:polygon draw:style-name="gr2" draw:text-style-name="P6" draw:layer="layout" svg:width="6.578cm" svg:height="1.86cm" svg:x="6.515cm" svg:y="2.934cm" svg:viewBox="0 0 6579 1861" draw:points="3290,1861 0,1861 0,0 6579,0 6579,1861">
            <text:p/>
          </draw:polygon>
          <draw:path draw:style-name="gr3" draw:text-style-name="P7" draw:layer="layout" svg:width="0.515cm" svg:height="0.182cm" svg:x="6.52cm" svg:y="3.8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35cm" svg:y="3.064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8.125cm" svg:y="2.89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51cm" svg:y="4.462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8.49cm" svg:y="3.5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8.782cm" svg:y="3.60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9.336cm" svg:y="3.9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067cm" svg:y="3.7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532cm" svg:y="3.53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10.822cm" svg:y="3.43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156cm" svg:y="3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59cm" svg:height="0.258cm" svg:x="11.725cm" svg:y="3.332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11.669cm" svg:y="3.648cm" svg:viewBox="0 0 264 28" draw:points="132,28 0,28 0,0 264,0 264,28">
            <text:p/>
          </draw:polygon>
          <draw:path draw:style-name="gr3" draw:text-style-name="P7" draw:layer="layout" svg:width="0.193cm" svg:height="0.258cm" svg:x="11.704cm" svg:y="3.726cm" svg:viewBox="0 0 194 259" svg:d="M194 185h-16c-2 7-6 32-11 35-3 2-37 2-42 2h-76c25-20 55-41 78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2.353cm" svg:y="3.58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2.746cm" svg:y="3.7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156" draw:id="id156">
          <svg:title>TexMaths</svg:title>
          <svg:desc>20§display§.\ .\ .\ \ \left[\ \int_{0}^{a} f(x)\ dx = \int_{0}^{a} f(a - x)\ dx \ \right]§svg§600§FALSE§</svg:desc>
          <draw:polygon draw:style-name="gr2" draw:text-style-name="P6" draw:layer="layout" svg:width="11.832cm" svg:height="1.617cm" svg:x="14.59cm" svg:y="3.146cm" svg:viewBox="0 0 11833 1618" draw:points="5917,1618 0,1618 0,0 11833,0 11833,1618">
            <text:p/>
          </draw:polygon>
          <draw:path draw:style-name="gr3" draw:text-style-name="P7" draw:layer="layout" svg:width="0.076cm" svg:height="0.076cm" svg:x="14.616cm" svg:y="4.0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5.044cm" svg:y="4.055cm" svg:viewBox="0 0 77 77" svg:d="M77 38c0-20-18-38-39-38-20 0-38 18-38 38 0 21 18 39 38 39 21 0 39-18 39-39z">
            <text:p/>
          </draw:path>
          <draw:path draw:style-name="gr3" draw:text-style-name="P7" draw:layer="layout" svg:width="0.076cm" svg:height="0.076cm" svg:x="15.475cm" svg:y="4.055cm" svg:viewBox="0 0 77 77" svg:d="M77 38c0-20-18-38-39-38-20 0-38 18-38 38 0 21 18 39 38 39 21 0 39-18 39-39z">
            <text:p/>
          </draw:path>
          <draw:polygon draw:style-name="gr3" draw:text-style-name="P7" draw:layer="layout" svg:width="0.186cm" svg:height="1.687cm" svg:x="16.371cm" svg:y="3.111cm" svg:viewBox="0 0 187 1688" draw:points="0,1688 187,1688 187,1650 38,1650 38,38 187,38 187,0 0,0">
            <text:p/>
          </draw:polygon>
          <draw:path draw:style-name="gr3" draw:text-style-name="P7" draw:layer="layout" svg:width="0.625cm" svg:height="1.562cm" svg:x="16.84cm" svg:y="3.173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52cm" svg:height="0.223cm" svg:x="17.532cm" svg:y="3.13cm" svg:viewBox="0 0 253 224" svg:d="M179 29c-11-16-27-29-51-29-64 0-128 70-128 141 0 48 32 83 75 83 26 0 50-16 71-35 9 30 38 35 51 35 17 0 29-11 38-27 11-19 18-47 18-50 0-6-7-6-8-6-7 0-8 3-11 16-7 24-15 53-36 53-14 0-17-12-17-24 0-8 5-28 8-40 3-13 8-34 11-45l10-37c3-13 9-37 9-38 0-12-9-16-17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29cm" svg:height="0.337cm" svg:x="17.216cm" svg:y="4.444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" draw:text-style-name="P7" draw:layer="layout" svg:width="0.351cm" svg:height="0.641cm" svg:x="17.998cm" svg:y="3.634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18.449cm" svg:y="3.60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51cm" svg:height="0.319cm" svg:x="18.673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164cm" svg:height="0.703cm" svg:x="19.095cm" svg:y="3.60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591cm" svg:y="3.64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9.948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165cm" svg:x="20.564cm" svg:y="3.8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21.307cm" svg:y="3.173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ath draw:style-name="gr3" draw:text-style-name="P7" draw:layer="layout" svg:width="0.252cm" svg:height="0.223cm" svg:x="22.001cm" svg:y="3.13cm" svg:viewBox="0 0 253 224" svg:d="M179 29c-11-16-27-29-51-29-64 0-128 70-128 141 0 48 32 83 75 83 26 0 50-16 71-35 9 30 38 35 51 35 17 0 29-11 38-27 11-19 18-47 18-50 0-6-7-6-8-6-7 0-8 3-11 16-7 24-15 53-36 53-14 0-17-12-17-24 0-8 5-28 8-40 3-13 8-34 11-45l10-37c3-13 9-37 9-38 0-12-9-16-17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29cm" svg:height="0.337cm" svg:x="21.684cm" svg:y="4.444cm" svg:viewBox="0 0 230 338" svg:d="M230 171c0-54-6-94-30-128-14-24-45-43-85-43-115 0-115 134-115 171 0 35 0 167 115 167s115-132 115-167zM115 325c-22 0-53-15-62-55-8-28-8-70-8-105 0-37 0-74 8-101 9-40 41-50 62-50 27 0 53 16 61 45 8 26 8 63 8 106 0 35 0 72-6 104-10 45-44 56-63 56z">
            <text:p/>
          </draw:path>
          <draw:path draw:style-name="gr3" draw:text-style-name="P7" draw:layer="layout" svg:width="0.351cm" svg:height="0.641cm" svg:x="22.465cm" svg:y="3.634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3" draw:text-style-name="P7" draw:layer="layout" svg:width="0.164cm" svg:height="0.703cm" svg:x="22.918cm" svg:y="3.60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23.148cm" svg:y="3.8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29cm" svg:height="0.029cm" svg:x="23.706cm" svg:y="3.94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24.372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4.793cm" svg:y="3.60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5.289cm" svg:y="3.64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5.647cm" svg:y="3.8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olygon draw:style-name="gr3" draw:text-style-name="P7" draw:layer="layout" svg:width="0.186cm" svg:height="1.687cm" svg:x="26.273cm" svg:y="3.111cm" svg:viewBox="0 0 187 1688" draw:points="147,1650 0,1650 0,1688 187,1688 187,0 0,0 0,38 147,38">
            <text:p/>
          </draw:polygon>
        </draw:g>
        <draw:g xml:id="id157" draw:id="id157">
          <svg:title>TexMaths</svg:title>
          <svg:desc>22§display§= \int_{0}^{1}( x^2 - 2x + 1 ) x^\frac{1}{2} \ dx§svg§600§FALSE§</svg:desc>
          <draw:polygon draw:style-name="gr2" draw:text-style-name="P6" draw:layer="layout" svg:width="8.351cm" svg:height="1.86cm" svg:x="6.519cm" svg:y="5.436cm" svg:viewBox="0 0 8352 1861" draw:points="4176,1861 0,1861 0,0 8352,0 8352,1861">
            <text:p/>
          </draw:polygon>
          <draw:path draw:style-name="gr3" draw:text-style-name="P7" draw:layer="layout" svg:width="0.515cm" svg:height="0.182cm" svg:x="6.524cm" svg:y="6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39cm" svg:y="5.566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8.129cm" svg:y="5.3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54cm" svg:y="6.9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8.494cm" svg:y="6.03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8.74cm" svg:y="6.27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192cm" svg:y="5.93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741cm" svg:y="6.4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489cm" svg:y="6.103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7" draw:layer="layout" svg:width="0.386cm" svg:height="0.351cm" svg:x="10.861cm" svg:y="6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7cm" svg:x="11.494cm" svg:y="6.16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93cm" svg:y="6.10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3cm" svg:x="12.656cm" svg:y="6.03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6cm" svg:height="0.351cm" svg:x="12.934cm" svg:y="6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59cm" svg:height="0.258cm" svg:x="13.502cm" svg:y="5.834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13.446cm" svg:y="6.15cm" svg:viewBox="0 0 264 28" draw:points="132,28 0,28 0,0 264,0 264,28">
            <text:p/>
          </draw:polygon>
          <draw:path draw:style-name="gr3" draw:text-style-name="P7" draw:layer="layout" svg:width="0.193cm" svg:height="0.258cm" svg:x="13.481cm" svg:y="6.228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369cm" svg:height="0.546cm" svg:x="14.129cm" svg:y="6.08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4.523cm" svg:y="6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</draw:g>
        <draw:g xml:id="id158" draw:id="id158">
          <svg:title>TexMaths</svg:title>
          <svg:desc>22§display§= \int_{0}^{1}( x^\frac{5}{2} - 2x^\frac{3}{2} + x^\frac{1}{2}) \ dx§svg§600§FALSE§</svg:desc>
          <draw:polygon draw:style-name="gr2" draw:text-style-name="P6" draw:layer="layout" svg:width="8.593cm" svg:height="1.86cm" svg:x="15.422cm" svg:y="5.437cm" svg:viewBox="0 0 8594 1861" draw:points="4296,1861 0,1861 0,0 8594,0 8594,1861">
            <text:p/>
          </draw:polygon>
          <draw:path draw:style-name="gr3" draw:text-style-name="P7" draw:layer="layout" svg:width="0.515cm" svg:height="0.182cm" svg:x="15.427cm" svg:y="6.3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6.242cm" svg:y="5.56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7.032cm" svg:y="5.398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6.658cm" svg:y="6.965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17.397cm" svg:y="6.03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7.643cm" svg:y="6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93cm" svg:height="0.267cm" svg:x="18.191cm" svg:y="5.835cm" svg:viewBox="0 0 194 268" svg:d="M40 44c22 5 39 5 43 5 26 0 47-7 56-12 11-5 37-21 37-30 0-7-5-7-5-7-2 0-2 0-7 2-14 5-39 10-64 10-23 0-44-3-65-10-5-2-5-2-5-2-7 0-7 5-7 11v117c0 6 0 11 9 11 3 0 3 0 7-5 16-16 37-25 63-25 21 0 35 12 41 21 8 13 10 30 10 50 0 15-2 38-17 52-18 18-39 20-48 20-26 0-55-11-67-34 18-1 23-12 23-23 0-12-11-21-23-21-7 0-21 6-21 23 0 39 37 71 88 71 58 0 106-39 106-87 0-44-37-86-92-86-25 0-44 7-62 19z">
            <text:p/>
          </draw:path>
          <draw:polygon draw:style-name="gr3" draw:text-style-name="P7" draw:layer="layout" svg:width="0.263cm" svg:height="0.027cm" svg:x="18.155cm" svg:y="6.151cm" svg:viewBox="0 0 264 28" draw:points="132,28 0,28 0,0 264,0 264,28">
            <text:p/>
          </draw:polygon>
          <draw:path draw:style-name="gr3" draw:text-style-name="P7" draw:layer="layout" svg:width="0.193cm" svg:height="0.258cm" svg:x="18.191cm" svg:y="6.229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472cm" svg:height="0.032cm" svg:x="18.785cm" svg:y="6.4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9.533cm" svg:y="6.10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386cm" svg:height="0.351cm" svg:x="19.903cm" svg:y="6.2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01cm" svg:height="0.267cm" svg:x="20.447cm" svg:y="5.835cm" svg:viewBox="0 0 202 268" svg:d="M97 130c37 0 60 23 60 62s-25 60-58 60c-6 0-51 0-73-20 18-3 22-15 22-24 0-14-11-23-23-23-13 0-25 7-25 24 0 41 46 59 99 59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7" draw:layer="layout" svg:width="0.263cm" svg:height="0.027cm" svg:x="20.415cm" svg:y="6.151cm" svg:viewBox="0 0 264 28" draw:points="132,28 0,28 0,0 264,0 264,28">
            <text:p/>
          </draw:polygon>
          <draw:path draw:style-name="gr3" draw:text-style-name="P7" draw:layer="layout" svg:width="0.193cm" svg:height="0.258cm" svg:x="20.45cm" svg:y="6.229cm" svg:viewBox="0 0 194 259" svg:d="M194 185h-16c-2 7-6 32-11 35-3 2-37 2-42 2h-77c26-20 56-41 79-57 35-24 67-47 67-88 0-49-46-77-102-77-53 0-92 30-92 69 0 19 18 23 23 23 10 0 23-8 23-23 0-14-11-21-23-23 10-18 33-28 60-28 38 0 70 22 70 59 0 34-23 59-53 83l-95 81c-5 4-5 4-5 7v11h181z">
            <text:p/>
          </draw:path>
          <draw:path draw:style-name="gr3" draw:text-style-name="P7" draw:layer="layout" svg:width="0.515cm" svg:height="0.517cm" svg:x="21.026cm" svg:y="6.1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21.778cm" svg:y="6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59cm" svg:height="0.258cm" svg:x="22.346cm" svg:y="5.835cm" svg:viewBox="0 0 160 259" svg:d="M100 12c0-12-1-12-14-12-28 25-72 25-79 25h-7v17h7c9 0 33-2 56-10v193c0 13 0 18-40 18h-19v16c21-2 56-2 77-2 23 0 58 0 79 2v-16h-19c-41 0-41-5-41-18z">
            <text:p/>
          </draw:path>
          <draw:polygon draw:style-name="gr3" draw:text-style-name="P7" draw:layer="layout" svg:width="0.263cm" svg:height="0.027cm" svg:x="22.29cm" svg:y="6.151cm" svg:viewBox="0 0 264 28" draw:points="132,28 0,28 0,0 264,0 264,28">
            <text:p/>
          </draw:polygon>
          <draw:path draw:style-name="gr3" draw:text-style-name="P7" draw:layer="layout" svg:width="0.193cm" svg:height="0.258cm" svg:x="22.325cm" svg:y="6.229cm" svg:viewBox="0 0 194 259" svg:d="M194 185h-16c-2 7-6 32-11 35-3 2-37 2-42 2h-76c25-20 55-41 78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18cm" svg:height="0.773cm" svg:x="22.73cm" svg:y="6.03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274cm" svg:y="6.083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3.668cm" svg:y="6.2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159" draw:id="id159">
          <svg:title>TexMaths</svg:title>
          <svg:desc>22§display§= \left[ \frac{x^\frac{7}{2}}{7/2} - 2 \frac{x^\frac{5}{2}}{5/2} + \frac{x^\frac{3}{2}}{3/2} \right]_0^1§svg§600§FALSE§</svg:desc>
          <draw:polygon draw:style-name="gr2" draw:text-style-name="P6" draw:layer="layout" svg:width="8.234cm" svg:height="2.462cm" svg:x="6.623cm" svg:y="7.738cm" svg:viewBox="0 0 8235 2463" draw:points="4117,2463 0,2463 0,0 8235,0 8235,2463">
            <text:p/>
          </draw:polygon>
          <draw:path draw:style-name="gr3" draw:text-style-name="P7" draw:layer="layout" svg:width="0.515cm" svg:height="0.182cm" svg:x="6.628cm" svg:y="8.93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3cm" svg:height="2.321cm" svg:x="7.614cm" svg:y="7.868cm" svg:viewBox="0 0 231 2322" draw:points="0,2322 231,2322 231,2273 48,2273 48,48 231,48 231,0 0,0">
            <text:p/>
          </draw:polygon>
          <draw:path draw:style-name="gr3" draw:text-style-name="P7" draw:layer="layout" svg:width="0.386cm" svg:height="0.351cm" svg:x="8.082cm" svg:y="8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208cm" svg:height="0.27cm" svg:x="8.631cm" svg:y="7.947cm" svg:viewBox="0 0 209 271" svg:d="M206 30c3-4 3-5 3-7v-11h-93c-10 0-68-1-76-1-8-4-8-7-8-11h-18l-14 88h16c2-7 5-32 12-35 2-2 39-4 44-4h93c-15 20-37 41-52 60-46 60-51 115-51 139 0 21 12 23 19 23 21 0 21-19 21-24v-8c0-68 14-112 39-137z">
            <text:p/>
          </draw:path>
          <draw:polygon draw:style-name="gr3" draw:text-style-name="P7" draw:layer="layout" svg:width="0.263cm" svg:height="0.027cm" svg:x="8.594cm" svg:y="8.268cm" svg:viewBox="0 0 264 28" draw:points="132,28 0,28 0,0 264,0 264,28">
            <text:p/>
          </draw:polygon>
          <draw:path draw:style-name="gr3" draw:text-style-name="P7" draw:layer="layout" svg:width="0.193cm" svg:height="0.258cm" svg:x="8.629cm" svg:y="8.345cm" svg:viewBox="0 0 194 259" svg:d="M194 185h-16c-2 7-6 32-11 35-3 2-37 2-42 2h-77c26-20 56-41 79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7" draw:layer="layout" svg:width="1.161cm" svg:height="0.032cm" svg:x="7.945cm" svg:y="9.013cm" svg:viewBox="0 0 1162 33" draw:points="581,33 0,33 0,0 1162,0 1162,33">
            <text:p/>
          </draw:polygon>
          <draw:path draw:style-name="gr3" draw:text-style-name="P7" draw:layer="layout" svg:width="0.332cm" svg:height="0.541cm" svg:x="7.987cm" svg:y="9.229cm" svg:viewBox="0 0 333 542" svg:d="M326 53c7-11 7-13 7-28h-189c-95 0-96-11-98-25h-20l-26 160h19c2-12 9-61 20-70 5-5 67-5 75-5h162c-8 12-70 96-88 123-68 104-95 211-95 290 0 9 0 44 35 44 37 0 37-35 37-44v-38c0-43 2-87 7-127 4-18 15-85 50-134z">
            <text:p/>
          </draw:path>
          <draw:path draw:style-name="gr3" draw:text-style-name="P7" draw:layer="layout" svg:width="0.302cm" svg:height="0.774cm" svg:x="8.374cm" svg:y="9.171cm" svg:viewBox="0 0 303 775" svg:d="M299 30c4-11 4-14 4-14 0-9-7-16-16-16-5 0-11 2-12 7l-271 740c-4 8-4 12-4 14 0 7 7 14 16 14 10 0 12-6 17-18z">
            <text:p/>
          </draw:path>
          <draw:path draw:style-name="gr3" draw:text-style-name="P7" draw:layer="layout" svg:width="0.309cm" svg:height="0.517cm" svg:x="8.756cm" svg:y="9.2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472cm" svg:height="0.032cm" svg:x="9.434cm" svg:y="9.0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10.18cm" svg:y="8.70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0.759cm" svg:y="8.3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193cm" svg:height="0.267cm" svg:x="11.306cm" svg:y="7.951cm" svg:viewBox="0 0 194 268" svg:d="M40 44c22 5 39 5 43 5 28 0 47-7 56-12 11-5 37-21 37-30 0-7-5-7-5-7-2 0-2 0-7 2-14 5-39 10-64 10-23 0-44-3-65-10-3-2-5-2-5-2-5 0-5 5-5 11v118c0 5 0 10 7 10 3 0 3 0 7-5 16-16 37-25 63-25 23 0 35 12 41 21 8 13 10 30 10 50 0 15-2 38-17 52-18 18-39 20-48 20-25 0-55-11-67-34 18-1 23-12 23-23 0-12-9-21-23-21-7 0-21 6-21 23 0 39 37 71 88 71 58 0 106-39 106-87 0-44-37-86-92-86-25 0-44 7-62 19z">
            <text:p/>
          </draw:path>
          <draw:polygon draw:style-name="gr3" draw:text-style-name="P7" draw:layer="layout" svg:width="0.263cm" svg:height="0.027cm" svg:x="11.271cm" svg:y="8.268cm" svg:viewBox="0 0 264 28" draw:points="132,28 0,28 0,0 264,0 264,28">
            <text:p/>
          </draw:polygon>
          <draw:path draw:style-name="gr3" draw:text-style-name="P7" draw:layer="layout" svg:width="0.193cm" svg:height="0.258cm" svg:x="11.306cm" svg:y="8.345cm" svg:viewBox="0 0 194 259" svg:d="M194 185h-16c-2 7-6 32-11 35-3 2-37 2-42 2h-76c25-20 55-41 78-56 35-25 67-48 67-89 0-49-46-77-102-77-53 0-92 30-92 69 0 19 18 23 23 23 10 0 23-7 23-23 0-14-11-21-23-23 12-18 33-28 60-28 38 0 70 22 70 59 0 34-23 59-53 83l-95 81c-5 4-5 4-5 7v11h181z">
            <text:p/>
          </draw:path>
          <draw:polygon draw:style-name="gr3" draw:text-style-name="P7" draw:layer="layout" svg:width="1.161cm" svg:height="0.032cm" svg:x="10.622cm" svg:y="9.013cm" svg:viewBox="0 0 1162 33" draw:points="581,33 0,33 0,0 1162,0 1162,33">
            <text:p/>
          </draw:polygon>
          <draw:path draw:style-name="gr3" draw:text-style-name="P7" draw:layer="layout" svg:width="0.309cm" svg:height="0.533cm" svg:x="10.661cm" svg:y="9.236cm" svg:viewBox="0 0 310 534" svg:d="M310 361c0-92-64-171-148-171-37 0-70 12-99 41v-152c16 6 43 11 67 11 95 0 150-71 150-81 0-5-2-9-7-9-2 0-4 0-7 2-16 7-53 23-106 23-32 0-67-6-104-21-5-4-7-4-8-4-8 0-8 7-8 19v229c0 14 0 21 11 21 5 0 7-1 11-7 7-12 37-54 98-54 41 0 62 35 67 49 12 30 14 60 14 99 0 26 0 74-19 105-18 30-48 51-83 51-56 0-100-40-114-86 1 0 5 0 14 0 24 0 38-19 38-37 0-19-14-39-38-39-13 0-39 6-39 43 0 65 55 141 141 141 90 0 169-74 169-173z">
            <text:p/>
          </draw:path>
          <draw:path draw:style-name="gr3" draw:text-style-name="P7" draw:layer="layout" svg:width="0.302cm" svg:height="0.774cm" svg:x="11.051cm" svg:y="9.171cm" svg:viewBox="0 0 303 775" svg:d="M299 30c4-11 4-14 4-14 0-9-7-16-16-16-5 0-11 2-12 7l-271 740c-4 8-4 12-4 14 0 7 7 14 16 14 10 0 12-6 17-18z">
            <text:p/>
          </draw:path>
          <draw:path draw:style-name="gr3" draw:text-style-name="P7" draw:layer="layout" svg:width="0.309cm" svg:height="0.517cm" svg:x="11.433cm" svg:y="9.2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517cm" svg:x="12.09cm" svg:y="8.7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3.049cm" svg:y="8.3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01cm" svg:height="0.267cm" svg:x="13.593cm" svg:y="7.951cm" svg:viewBox="0 0 202 268" svg:d="M97 130c37 0 60 23 60 62s-25 60-58 60c-6 0-51 0-71-20 16-3 20-15 20-24 0-14-11-23-23-23-13 0-25 7-25 25 0 40 46 58 99 58 65 0 103-39 103-76 0-32-28-60-72-71 46-14 58-44 58-65 0-33-38-56-88-56-47 0-86 21-86 55 0 19 14 22 21 22 13 0 23-7 23-21 0-8-5-19-19-23 17-17 53-19 60-19 28 0 49 16 49 42 0 21-14 58-56 60-11 0-13 0-23 2-4 0-7 0-7 5 0 7 3 7 10 7z">
            <text:p/>
          </draw:path>
          <draw:polygon draw:style-name="gr3" draw:text-style-name="P7" draw:layer="layout" svg:width="0.263cm" svg:height="0.027cm" svg:x="13.561cm" svg:y="8.268cm" svg:viewBox="0 0 264 28" draw:points="132,28 0,28 0,0 264,0 264,28">
            <text:p/>
          </draw:polygon>
          <draw:path draw:style-name="gr3" draw:text-style-name="P7" draw:layer="layout" svg:width="0.193cm" svg:height="0.258cm" svg:x="13.596cm" svg:y="8.345cm" svg:viewBox="0 0 194 259" svg:d="M194 185h-16c-2 7-6 32-11 35-3 2-37 2-42 2h-76c25-20 55-41 78-56 35-25 67-48 67-89 0-49-46-77-102-77-53 0-92 30-92 69 0 19 18 23 23 23 10 0 23-7 23-23 0-14-11-21-23-23 10-18 33-28 60-28 38 0 70 22 70 59 0 34-23 59-53 83l-95 81c-5 4-5 4-5 7v11h181z">
            <text:p/>
          </draw:path>
          <draw:polygon draw:style-name="gr3" draw:text-style-name="P7" draw:layer="layout" svg:width="1.161cm" svg:height="0.032cm" svg:x="12.912cm" svg:y="9.013cm" svg:viewBox="0 0 1162 33" draw:points="581,33 0,33 0,0 1162,0 1162,33">
            <text:p/>
          </draw:polygon>
          <draw:path draw:style-name="gr3" draw:text-style-name="P7" draw:layer="layout" svg:width="0.321cm" svg:height="0.533cm" svg:x="12.945cm" svg:y="9.236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  <draw:path draw:style-name="gr3" draw:text-style-name="P7" draw:layer="layout" svg:width="0.302cm" svg:height="0.774cm" svg:x="13.341cm" svg:y="9.171cm" svg:viewBox="0 0 303 775" svg:d="M299 30c4-11 4-14 4-14 0-9-7-16-16-16-5 0-11 2-12 7l-271 740c-4 8-4 12-4 14 0 7 7 14 16 14 10 0 12-6 17-18z">
            <text:p/>
          </draw:path>
          <draw:path draw:style-name="gr3" draw:text-style-name="P7" draw:layer="layout" svg:width="0.309cm" svg:height="0.517cm" svg:x="13.723cm" svg:y="9.23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23cm" svg:height="2.321cm" svg:x="14.174cm" svg:y="7.868cm" svg:viewBox="0 0 231 2322" draw:points="183,2273 0,2273 0,2322 231,2322 231,0 0,0 0,48 183,48">
            <text:p/>
          </draw:polygon>
          <draw:path draw:style-name="gr3" draw:text-style-name="P7" draw:layer="layout" svg:width="0.198cm" svg:height="0.36cm" svg:x="14.675cm" svg:y="7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4.644cm" svg:y="9.8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</draw:g>
        <draw:g xml:id="id160" draw:id="id160">
          <svg:title>TexMaths</svg:title>
          <svg:desc>22§display§= \left[ \frac{2(1)}{7} - \frac{4(1)}{5} + \frac{2(1)}{3} \right] - \left[ \frac{2(0)}{7} - \frac{4(0)}{5} + \frac{2(0)}{3} \right] §svg§600§FALSE§</svg:desc>
          <draw:polygon draw:style-name="gr2" draw:text-style-name="P6" draw:layer="layout" svg:width="16.263cm" svg:height="1.779cm" svg:x="6.626cm" svg:y="10.742cm" svg:viewBox="0 0 16264 1780" draw:points="8133,1780 0,1780 0,0 16264,0 16264,1780">
            <text:p/>
          </draw:polygon>
          <draw:path draw:style-name="gr3" draw:text-style-name="P7" draw:layer="layout" svg:width="0.515cm" svg:height="0.182cm" svg:x="6.631cm" svg:y="11.541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205cm" svg:height="1.856cm" svg:x="7.597cm" svg:y="10.703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7.942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8.367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8.66cm" svg:y="10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023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7.904cm" svg:y="11.615cm" svg:viewBox="0 0 1376 33" draw:points="688,33 0,33 0,0 1376,0 1376,33">
            <text:p/>
          </draw:polygon>
          <draw:path draw:style-name="gr3" draw:text-style-name="P7" draw:layer="layout" svg:width="0.332cm" svg:height="0.541cm" svg:x="8.442cm" svg:y="11.83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9.607cm" svg:y="11.61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0.431cm" svg:y="10.7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0.873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1.165cm" svg:y="10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1.527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0.41cm" svg:y="11.615cm" svg:viewBox="0 0 1376 33" draw:points="688,33 0,33 0,0 1376,0 1376,33">
            <text:p/>
          </draw:polygon>
          <draw:path draw:style-name="gr3" draw:text-style-name="P7" draw:layer="layout" svg:width="0.309cm" svg:height="0.532cm" svg:x="10.941cm" svg:y="11.8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5 140 141 140 90 0 169-74 169-172z">
            <text:p/>
          </draw:path>
          <draw:path draw:style-name="gr3" draw:text-style-name="P7" draw:layer="layout" svg:width="0.515cm" svg:height="0.516cm" svg:x="12.092cm" svg:y="11.3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2.953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3.377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3.671cm" svg:y="10.7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032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2.914cm" svg:y="11.615cm" svg:viewBox="0 0 1376 33" draw:points="688,33 0,33 0,0 1376,0 1376,33">
            <text:p/>
          </draw:polygon>
          <draw:path draw:style-name="gr3" draw:text-style-name="P7" draw:layer="layout" svg:width="0.321cm" svg:height="0.532cm" svg:x="13.44cm" svg:y="11.8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14.393cm" svg:y="10.703cm" svg:viewBox="0 0 206 1857" draw:points="162,1815 0,1815 0,1857 206,1857 206,0 0,0 0,42 162,42">
            <text:p/>
          </draw:polygon>
          <draw:path draw:style-name="gr3" draw:text-style-name="P7" draw:layer="layout" svg:width="0.472cm" svg:height="0.032cm" svg:x="15.026cm" svg:y="11.615cm" svg:viewBox="0 0 473 33" svg:d="M447 33c12 0 26 0 26-17 0-16-14-16-26-16h-421c-12 0-26 0-26 16 0 17 14 17 26 17z">
            <text:p/>
          </draw:path>
          <draw:polygon draw:style-name="gr3" draw:text-style-name="P7" draw:layer="layout" svg:width="0.205cm" svg:height="1.856cm" svg:x="15.929cm" svg:y="10.703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6.274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16.698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16.953cm" svg:y="10.78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7.355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6.235cm" svg:y="11.615cm" svg:viewBox="0 0 1376 33" draw:points="688,33 0,33 0,0 1376,0 1376,33">
            <text:p/>
          </draw:polygon>
          <draw:path draw:style-name="gr3" draw:text-style-name="P7" draw:layer="layout" svg:width="0.332cm" svg:height="0.541cm" svg:x="16.774cm" svg:y="11.831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472cm" svg:height="0.032cm" svg:x="17.939cm" svg:y="11.615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18.762cm" svg:y="10.77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19.204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19.458cm" svg:y="10.78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  <draw:path draw:style-name="gr3" draw:text-style-name="P7" draw:layer="layout" svg:width="0.18cm" svg:height="0.773cm" svg:x="19.859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18.741cm" svg:y="11.615cm" svg:viewBox="0 0 1376 33" draw:points="688,33 0,33 0,0 1376,0 1376,33">
            <text:p/>
          </draw:polygon>
          <draw:path draw:style-name="gr3" draw:text-style-name="P7" draw:layer="layout" svg:width="0.309cm" svg:height="0.532cm" svg:x="19.273cm" svg:y="11.84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6cm" svg:x="20.424cm" svg:y="11.3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21.284cm" svg:y="10.7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21.709cm" svg:y="10.7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6cm" svg:height="0.532cm" svg:x="21.964cm" svg:y="10.786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5 14 91 89 7 44 7 102 7 152 0 58 0 111-9 160-10 74-54 98-89 98z">
            <text:p/>
          </draw:path>
          <draw:path draw:style-name="gr3" draw:text-style-name="P7" draw:layer="layout" svg:width="0.18cm" svg:height="0.773cm" svg:x="22.363cm" svg:y="10.7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1.375cm" svg:height="0.032cm" svg:x="21.246cm" svg:y="11.615cm" svg:viewBox="0 0 1376 33" draw:points="688,33 0,33 0,0 1376,0 1376,33">
            <text:p/>
          </draw:polygon>
          <draw:path draw:style-name="gr3" draw:text-style-name="P7" draw:layer="layout" svg:width="0.321cm" svg:height="0.532cm" svg:x="21.772cm" svg:y="11.84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olygon draw:style-name="gr3" draw:text-style-name="P7" draw:layer="layout" svg:width="0.205cm" svg:height="1.856cm" svg:x="22.724cm" svg:y="10.703cm" svg:viewBox="0 0 206 1857" draw:points="162,1815 0,1815 0,1857 206,1857 206,0 0,0 0,42 162,42">
            <text:p/>
          </draw:polygon>
        </draw:g>
        <draw:g xml:id="id162" draw:id="id162">
          <svg:title>TexMaths</svg:title>
          <svg:desc>22§display§=  \frac{2}{7} - \frac{4}{5} + \frac{2}{3}§svg§600§FALSE§</svg:desc>
          <draw:polygon draw:style-name="gr2" draw:text-style-name="P6" draw:layer="layout" svg:width="4.253cm" svg:height="1.519cm" svg:x="6.626cm" svg:y="13.144cm" svg:viewBox="0 0 4254 1520" draw:points="2128,1520 0,1520 0,0 4254,0 4254,1520">
            <text:p/>
          </draw:polygon>
          <draw:path draw:style-name="gr3" draw:text-style-name="P7" draw:layer="layout" svg:width="0.515cm" svg:height="0.182cm" svg:x="6.631cm" svg:y="13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7.534cm" svg:y="13.11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7" draw:layer="layout" svg:width="0.388cm" svg:height="0.032cm" svg:x="7.495cm" svg:y="13.943cm" svg:viewBox="0 0 389 33" draw:points="194,33 0,33 0,0 389,0 389,33">
            <text:p/>
          </draw:polygon>
          <draw:path draw:style-name="gr3" draw:text-style-name="P7" draw:layer="layout" svg:width="0.332cm" svg:height="0.541cm" svg:x="7.539cm" svg:y="14.16cm" svg:viewBox="0 0 333 542" svg:d="M326 53c7-11 7-13 7-28h-189c-95 0-96-11-98-25h-20l-26 160h19c2-12 9-61 20-70 5-5 67-5 75-5h162c-9 12-70 96-88 123-68 104-95 211-95 290 0 9 0 44 35 44 37 0 37-35 37-44v-38c0-43 2-87 7-127 4-18 15-85 50-134z">
            <text:p/>
          </draw:path>
          <draw:path draw:style-name="gr3" draw:text-style-name="P7" draw:layer="layout" svg:width="0.472cm" svg:height="0.032cm" svg:x="8.212cm" svg:y="13.94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4cm" svg:x="9.035cm" svg:y="13.105cm" svg:viewBox="0 0 345 525" svg:d="M206 398v67c0 28 0 37-58 37h-16v23c32-2 72-2 104-2 33 0 74 0 105 2v-23h-15c-59 0-60-9-60-37v-67h79v-25h-79v-354c0-14 0-19-13-19-7 0-8 0-14 9l-239 364v25zM211 373h-190l190-288z">
            <text:p/>
          </draw:path>
          <draw:polygon draw:style-name="gr3" draw:text-style-name="P7" draw:layer="layout" svg:width="0.388cm" svg:height="0.032cm" svg:x="9.014cm" svg:y="13.943cm" svg:viewBox="0 0 389 33" draw:points="194,33 0,33 0,0 389,0 389,33">
            <text:p/>
          </draw:polygon>
          <draw:path draw:style-name="gr3" draw:text-style-name="P7" draw:layer="layout" svg:width="0.309cm" svg:height="0.533cm" svg:x="9.051cm" svg:y="14.167cm" svg:viewBox="0 0 310 534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1 141 141 90 0 169-74 169-173z">
            <text:p/>
          </draw:path>
          <draw:path draw:style-name="gr3" draw:text-style-name="P7" draw:layer="layout" svg:width="0.515cm" svg:height="0.517cm" svg:x="9.707cm" svg:y="13.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0.57cm" svg:y="13.11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7" draw:layer="layout" svg:width="0.388cm" svg:height="0.032cm" svg:x="10.531cm" svg:y="13.943cm" svg:viewBox="0 0 389 33" draw:points="194,33 0,33 0,0 389,0 389,33">
            <text:p/>
          </draw:polygon>
          <draw:path draw:style-name="gr3" draw:text-style-name="P7" draw:layer="layout" svg:width="0.321cm" svg:height="0.533cm" svg:x="10.563cm" svg:y="14.167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2 157 122 95 0 165-71 165-150 0-64-49-123-128-141z">
            <text:p/>
          </draw:path>
        </draw:g>
        <draw:g xml:id="id163" draw:id="id163">
          <svg:title>TexMaths</svg:title>
          <svg:desc>22§display§=  \frac{30 - 84 + 70 }{105}§svg§600§FALSE§</svg:desc>
          <draw:polygon draw:style-name="gr2" draw:text-style-name="P6" draw:layer="layout" svg:width="5.042cm" svg:height="1.518cm" svg:x="11.426cm" svg:y="13.147cm" svg:viewBox="0 0 5043 1519" draw:points="2523,1519 0,1519 0,0 5043,0 5043,1519">
            <text:p/>
          </draw:polygon>
          <draw:path draw:style-name="gr3" draw:text-style-name="P7" draw:layer="layout" svg:width="0.515cm" svg:height="0.182cm" svg:x="11.431cm" svg:y="13.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1cm" svg:height="0.532cm" svg:x="12.329cm" svg:y="13.117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326cm" svg:height="0.532cm" svg:x="12.713cm" svg:y="13.11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5 14 91 89 7 44 7 102 7 152 0 58 0 111-9 160-10 74-54 99-89 99z">
            <text:p/>
          </draw:path>
          <draw:path draw:style-name="gr3" draw:text-style-name="P7" draw:layer="layout" svg:width="0.473cm" svg:height="0.032cm" svg:x="13.306cm" svg:y="13.423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14.047cm" svg:y="13.117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344cm" svg:height="0.524cm" svg:x="14.424cm" svg:y="13.10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515cm" svg:height="0.517cm" svg:x="15.003cm" svg:y="13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32cm" svg:height="0.541cm" svg:x="15.777cm" svg:y="13.108cm" svg:viewBox="0 0 333 542" svg:d="M326 53c7-11 7-13 7-28h-189c-95 0-96-11-98-25h-20l-26 160h19c2-12 9-61 20-70 5-5 67-5 75-5h162c-8 12-70 96-88 123-68 104-95 211-95 290 0 9 0 44 36 44s36-35 36-44v-39c0-42 2-86 9-126 2-18 13-85 48-134z">
            <text:p/>
          </draw:path>
          <draw:path draw:style-name="gr3" draw:text-style-name="P7" draw:layer="layout" svg:width="0.326cm" svg:height="0.532cm" svg:x="16.151cm" svg:y="13.11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olygon draw:style-name="gr3" draw:text-style-name="P7" draw:layer="layout" svg:width="4.211cm" svg:height="0.032cm" svg:x="12.296cm" svg:y="13.946cm" svg:viewBox="0 0 4212 33" draw:points="2105,33 0,33 0,0 4212,0 4212,33">
            <text:p/>
          </draw:polygon>
          <draw:path draw:style-name="gr3" draw:text-style-name="P7" draw:layer="layout" svg:width="0.256cm" svg:height="0.517cm" svg:x="13.89cm" svg:y="14.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4.239cm" svg:y="14.17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  <draw:path draw:style-name="gr3" draw:text-style-name="P7" draw:layer="layout" svg:width="0.309cm" svg:height="0.532cm" svg:x="14.633cm" svg:y="14.17cm" svg:viewBox="0 0 310 533" svg:d="M310 361c0-92-64-171-148-171-37 0-70 12-99 41v-152c16 6 43 11 67 11 95 0 150-71 150-81 0-5-2-9-7-9-2 0-4 0-7 2-16 7-53 23-106 23-31 0-67-6-104-21-5-4-7-4-8-4-8 0-8 7-8 19v229c0 14 0 21 11 21 5 0 7-1 9-7 9-12 39-54 100-54 41 0 62 35 67 49 12 30 14 60 14 99 0 26 0 74-19 105-18 30-48 51-83 51-56 0-100-40-114-86 1 0 5 0 14 0 24 0 38-19 38-37 0-19-14-39-38-39-13 0-39 6-39 43 0 65 55 140 141 140 90 0 169-74 169-172z">
            <text:p/>
          </draw:path>
        </draw:g>
        <draw:g xml:id="id164" draw:id="id164">
          <svg:title>TexMaths</svg:title>
          <svg:desc>22§display§=  \frac{16}{105}§svg§600§FALSE§</svg:desc>
          <draw:polygon draw:style-name="gr2" draw:text-style-name="P6" draw:layer="layout" svg:width="1.991cm" svg:height="1.51cm" svg:x="16.927cm" svg:y="13.148cm" svg:viewBox="0 0 1992 1511" draw:points="996,1511 0,1511 0,0 1992,0 1992,1511">
            <text:p/>
          </draw:polygon>
          <draw:path draw:style-name="gr3" draw:text-style-name="P7" draw:layer="layout" svg:width="0.515cm" svg:height="0.182cm" svg:x="16.932cm" svg:y="13.8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18.059cm" svg:y="13.10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8.409cm" svg:y="13.109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olygon draw:style-name="gr3" draw:text-style-name="P7" draw:layer="layout" svg:width="1.161cm" svg:height="0.032cm" svg:x="17.796cm" svg:y="13.938cm" svg:viewBox="0 0 1162 33" draw:points="581,33 0,33 0,0 1162,0 1162,33">
            <text:p/>
          </draw:polygon>
          <draw:path draw:style-name="gr3" draw:text-style-name="P7" draw:layer="layout" svg:width="0.256cm" svg:height="0.517cm" svg:x="17.867cm" svg:y="14.1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6cm" svg:height="0.532cm" svg:x="18.214cm" svg:y="14.164cm" svg:viewBox="0 0 327 533" svg:d="M327 269c0-63-3-125-31-183-36-74-99-86-132-86-46 0-104 19-136 92-24 54-28 114-28 177 0 58 4 127 35 187 34 62 90 77 129 77 42 0 100-15 135-89 25-53 28-115 28-175zM164 518c-30 0-78-20-90-95-9-46-9-118-9-164 0-49 0-101 5-143 16-91 74-98 94-98 24 0 75 14 91 89 7 44 7 103 7 152 0 58 0 111-9 160-10 74-54 99-89 99z">
            <text:p/>
          </draw:path>
          <draw:path draw:style-name="gr3" draw:text-style-name="P7" draw:layer="layout" svg:width="0.309cm" svg:height="0.532cm" svg:x="18.61cm" svg:y="14.164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1+width/2;x" smil:keyTimes="0;1"/>
                  <anim:animate smil:dur="0.5s" smil:fill="hold" smil:targetElement="id15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65" draw:id="id165">
          <svg:title>TexMaths</svg:title>
          <svg:desc>24§display§(4)§svg§600§FALSE§</svg:desc>
          <draw:polygon draw:style-name="gr2" draw:text-style-name="P6" draw:layer="layout" svg:width="0.91cm" svg:height="0.76cm" svg:x="2.711cm" svg:y="1.337cm" svg:viewBox="0 0 911 761" draw:points="455,761 0,761 0,0 911,0 911,761">
            <text:p/>
          </draw:polygon>
          <draw:path draw:style-name="gr3" draw:text-style-name="P7" draw:layer="layout" svg:width="0.197cm" svg:height="0.844cm" svg:x="2.751cm" svg:y="1.295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3.02cm" svg:y="1.356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3.468cm" svg:y="1.29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2§display§= \int_{0}^{ \frac{\pi}{2} } \log ( \tan x ) \ dx§svg§600§FALSE§</svg:desc>
          <draw:polygon draw:style-name="gr2" draw:text-style-name="P6" draw:layer="layout" svg:width="6.556cm" svg:height="1.873cm" svg:x="6.517cm" svg:y="0.734cm" svg:viewBox="0 0 6557 1874" draw:points="3279,1874 0,1874 0,0 6557,0 6557,1874">
            <text:p/>
          </draw:polygon>
          <draw:path draw:style-name="gr3" draw:text-style-name="P7" draw:layer="layout" svg:width="0.515cm" svg:height="0.182cm" svg:x="6.522cm" svg:y="1.6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7cm" svg:y="0.87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4cm" svg:y="0.6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1cm" svg:y="0.92cm" svg:viewBox="0 0 336 28" draw:points="169,28 0,28 0,0 336,0 336,28">
            <text:p/>
          </draw:polygon>
          <draw:path draw:style-name="gr3" draw:text-style-name="P7" draw:layer="layout" svg:width="0.193cm" svg:height="0.258cm" svg:x="8.231cm" svg:y="0.998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2cm" svg:y="2.27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2cm" svg:y="1.39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1cm" svg:y="1.58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9.379cm" svg:y="1.58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9.831cm" svg:y="1.351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07cm" svg:y="1.455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389cm" svg:y="1.583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767cm" svg:y="1.58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323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1.786cm" svg:y="1.35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332cm" svg:y="1.393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726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</draw:g>
        <draw:g xml:id="id166" draw:id="id166">
          <svg:title>TexMaths</svg:title>
          <svg:desc>24§display§\text {Let,}§svg§600§FALSE§</svg:desc>
          <draw:polygon draw:style-name="gr2" draw:text-style-name="P6" draw:layer="layout" svg:width="1.318cm" svg:height="0.655cm" svg:x="4.0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4.0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5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67" draw:id="id167">
          <svg:title>TexMaths</svg:title>
          <svg:desc>24§display§\text {I} §svg§600§FALSE§</svg:desc>
          <draw:polygon draw:style-name="gr2" draw:text-style-name="P6" draw:layer="layout" svg:width="0.197cm" svg:height="0.493cm" svg:x="5.93cm" svg:y="1.436cm" svg:viewBox="0 0 198 494" draw:points="100,494 0,494 0,0 198,0 198,494">
            <text:p/>
          </draw:polygon>
          <draw:path draw:style-name="gr3" draw:text-style-name="P7" draw:layer="layout" svg:width="0.258cm" svg:height="0.577cm" svg:x="5.9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1" draw:id="id181">
          <svg:title>TexMaths</svg:title>
          <svg:desc>24§display§\text {2 I} §svg§600§FALSE§</svg:desc>
          <draw:polygon draw:style-name="gr2" draw:text-style-name="P6" draw:layer="layout" svg:width="0.9cm" svg:height="0.493cm" svg:x="5.212cm" svg:y="14.036cm" svg:viewBox="0 0 901 494" draw:points="451,494 0,494 0,0 901,0 901,494">
            <text:p/>
          </draw:polygon>
          <draw:path draw:style-name="gr3" draw:text-style-name="P7" draw:layer="layout" svg:width="0.337cm" svg:height="0.564cm" svg:x="5.212cm" svg:y="14.00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5.896cm" svg:y="13.994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170" draw:id="id170">
          <svg:title>TexMaths</svg:title>
          <svg:desc>22§display§= \int_{0}^{ \frac{\pi}{2} } \log \left[\ \tan \left( \frac{\pi}{2} - x \right)\ \right] dx§svg§600§FALSE§</svg:desc>
          <draw:polygon draw:style-name="gr2" draw:text-style-name="P6" draw:layer="layout" svg:width="9.724cm" svg:height="1.873cm" svg:x="6.517cm" svg:y="3.036cm" svg:viewBox="0 0 9725 1874" draw:points="4864,1874 0,1874 0,0 9725,0 9725,1874">
            <text:p/>
          </draw:polygon>
          <draw:path draw:style-name="gr3" draw:text-style-name="P7" draw:layer="layout" svg:width="0.515cm" svg:height="0.182cm" svg:x="6.522cm" svg:y="3.9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7cm" svg:y="3.18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4cm" svg:y="2.9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1cm" svg:y="3.222cm" svg:viewBox="0 0 336 28" draw:points="169,28 0,28 0,0 336,0 336,28">
            <text:p/>
          </draw:polygon>
          <draw:path draw:style-name="gr3" draw:text-style-name="P7" draw:layer="layout" svg:width="0.193cm" svg:height="0.258cm" svg:x="8.231cm" svg:y="3.3cm" svg:viewBox="0 0 194 259" svg:d="M194 185h-16c-2 7-5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3cm" svg:y="4.5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2cm" svg:y="3.69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2cm" svg:y="3.885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379cm" svg:y="3.8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olygon draw:style-name="gr3" draw:text-style-name="P7" draw:layer="layout" svg:width="0.177cm" svg:height="1.391cm" svg:x="10.059cm" svg:y="3.344cm" svg:viewBox="0 0 178 1392" draw:points="0,1392 178,1392 178,1356 37,1356 37,37 178,37 178,0 0,0">
            <text:p/>
          </draw:polygon>
          <draw:path draw:style-name="gr3" draw:text-style-name="P7" draw:layer="layout" svg:width="0.242cm" svg:height="0.485cm" svg:x="10.522cm" svg:y="3.757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10.84cm" svg:y="3.885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1.219cm" svg:y="3.89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1.893cm" svg:y="3.344cm" svg:viewBox="0 0 296 1392" svg:d="M261 1385c1 0 8 7 8 7h18c2 0 9 0 9-7 0-4-2-6-4-8-28-28-70-70-118-154-84-150-114-342-114-526 0-343 97-546 234-683 2-2 2-5 2-7 0-7-6-7-14-7-11 0-13 0-20 7-74 63-156 171-211 334-33 102-51 225-51 354 0 185 33 392 155 572 21 30 51 61 51 61 7 11 18 23 25 28z">
            <text:p/>
          </draw:path>
          <draw:path draw:style-name="gr3" draw:text-style-name="P7" draw:layer="layout" svg:width="0.418cm" svg:height="0.342cm" svg:x="12.328cm" svg:y="3.37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2.308cm" svg:y="4.023cm" svg:viewBox="0 0 470 33" draw:points="236,33 0,33 0,0 470,0 470,33">
            <text:p/>
          </draw:polygon>
          <draw:path draw:style-name="gr3" draw:text-style-name="P7" draw:layer="layout" svg:width="0.309cm" svg:height="0.516cm" svg:x="12.387cm" svg:y="4.24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473cm" svg:height="0.032cm" svg:x="13.106cm" svg:y="4.023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3.836cm" svg:y="3.8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95cm" svg:height="1.391cm" svg:x="14.283cm" svg:y="3.344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olygon draw:style-name="gr3" draw:text-style-name="P7" draw:layer="layout" svg:width="0.177cm" svg:height="1.391cm" svg:x="14.989cm" svg:y="3.344cm" svg:viewBox="0 0 178 1392" draw:points="141,1356 0,1356 0,1392 178,1392 178,0 0,0 0,37 141,37">
            <text:p/>
          </draw:polygon>
          <draw:path draw:style-name="gr3" draw:text-style-name="P7" draw:layer="layout" svg:width="0.369cm" svg:height="0.546cm" svg:x="15.501cm" svg:y="3.695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894cm" svg:y="3.8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1" draw:id="id171">
          <svg:title>TexMaths</svg:title>
          <svg:desc>18§display§.\ .\ .\ \ \left[\ \int_{0}^{a} f(x)\ dx = \int_{0}^{a} f(a - x)\ dx \ \right]§svg§600§FALSE§</svg:desc>
          <draw:polygon draw:style-name="gr2" draw:text-style-name="P6" draw:layer="layout" svg:width="10.649cm" svg:height="1.455cm" svg:x="16.791cm" svg:y="3.244cm" svg:viewBox="0 0 10650 1456" draw:points="5325,1456 0,1456 0,0 10650,0 10650,1456">
            <text:p/>
          </draw:polygon>
          <draw:path draw:style-name="gr3" draw:text-style-name="P7" draw:layer="layout" svg:width="0.068cm" svg:height="0.068cm" svg:x="16.814cm" svg:y="4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2cm" svg:y="4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587cm" svg:y="4.061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8.394cm" svg:y="3.212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8.816cm" svg:y="3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9.439cm" svg:y="3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9.154cm" svg:y="4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9.858cm" svg:y="3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0.264cm" svg:y="3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0.466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846cm" svg:y="3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1.292cm" svg:y="3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1.613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421cm" svg:height="0.149cm" svg:x="22.168cm" svg:y="3.89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2.836cm" svg:y="3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3.461cm" svg:y="3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3.176cm" svg:y="4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3.878cm" svg:y="3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4.286cm" svg:y="3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4.493cm" svg:y="3.85cm" svg:viewBox="0 0 291 288" svg:d="M212 40c-12-23-31-40-59-40-74 0-153 94-153 186 0 60 35 102 85 102 13 0 45-3 82-48 6 26 27 48 58 48 23 0 37-14 47-35 10-23 19-62 19-63 0-6-6-6-7-6-8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86cm" svg:height="0.026cm" svg:x="24.996cm" svg:y="3.95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595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5.974cm" svg:y="3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6.42cm" svg:y="3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6.743cm" svg:y="3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7.306cm" svg:y="3.212cm" svg:viewBox="0 0 168 1519" draw:points="132,1484 0,1484 0,1519 168,1519 168,0 0,0 0,35 132,35">
            <text:p/>
          </draw:polygon>
        </draw:g>
        <draw:g xml:id="id173" draw:id="id173">
          <svg:title>TexMaths</svg:title>
          <svg:desc>22§display§= \int_{0}^{ \frac{\pi}{2} } \log ( \cot x ) \ dx§svg§600§FALSE§</svg:desc>
          <draw:polygon draw:style-name="gr2" draw:text-style-name="P6" draw:layer="layout" svg:width="6.47cm" svg:height="1.873cm" svg:x="6.519cm" svg:y="5.437cm" svg:viewBox="0 0 6471 1874" draw:points="3235,1874 0,1874 0,0 6471,0 6471,1874">
            <text:p/>
          </draw:polygon>
          <draw:path draw:style-name="gr3" draw:text-style-name="P7" draw:layer="layout" svg:width="0.515cm" svg:height="0.182cm" svg:x="6.524cm" svg:y="6.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9cm" svg:y="5.5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6cm" svg:y="5.3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3cm" svg:y="5.623cm" svg:viewBox="0 0 336 28" draw:points="169,28 0,28 0,0 336,0 336,28">
            <text:p/>
          </draw:polygon>
          <draw:path draw:style-name="gr3" draw:text-style-name="P7" draw:layer="layout" svg:width="0.193cm" svg:height="0.258cm" svg:x="8.233cm" svg:y="5.70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4cm" svg:y="6.9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4cm" svg:y="6.09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3cm" svg:y="6.28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381cm" svg:y="6.28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9.833cm" svg:y="6.05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10.083cm" svg:y="6.28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23cm" svg:y="6.28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0.803cm" svg:y="6.158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1.239cm" svg:y="6.2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04cm" svg:y="6.05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248cm" svg:y="6.09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2.642cm" svg:y="6.2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 xml:id="id169" draw:id="id169">
          <svg:title>TexMaths</svg:title>
          <svg:desc>22§display§.\ .\ .\ \ \text {(1)}§svg§600§FALSE§</svg:desc>
          <draw:polygon draw:style-name="gr2" draw:text-style-name="P6" draw:layer="layout" svg:width="2.508cm" svg:height="0.696cm" svg:x="15.121cm" svg:y="1.437cm" svg:viewBox="0 0 2509 697" draw:points="1255,697 0,697 0,0 2509,0 2509,697">
            <text:p/>
          </draw:polygon>
          <draw:path draw:style-name="gr3" draw:text-style-name="P7" draw:layer="layout" svg:width="0.083cm" svg:height="0.083cm" svg:x="15.149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21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094cm" svg:y="1.8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33cm" svg:y="1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127cm" svg:y="1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488cm" svg:y="1.3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74" draw:id="id174">
          <svg:title>TexMaths</svg:title>
          <svg:desc>22§display§.\ .\ .\ \ \text {(2)}§svg§600§FALSE§</svg:desc>
          <draw:polygon draw:style-name="gr2" draw:text-style-name="P6" draw:layer="layout" svg:width="2.508cm" svg:height="0.696cm" svg:x="15.122cm" svg:y="6.037cm" svg:viewBox="0 0 2509 697" draw:points="1255,697 0,697 0,0 2509,0 2509,697">
            <text:p/>
          </draw:polygon>
          <draw:path draw:style-name="gr3" draw:text-style-name="P7" draw:layer="layout" svg:width="0.083cm" svg:height="0.083cm" svg:x="15.15cm" svg:y="6.4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22cm" svg:y="6.4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095cm" svg:y="6.4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34cm" svg:y="5.9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7.098cm" svg:y="6.0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7.489cm" svg:y="5.9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172" draw:id="id172">
          <svg:title>TexMaths</svg:title>
          <svg:desc>24§display§\text {I} §svg§600§FALSE§</svg:desc>
          <draw:polygon draw:style-name="gr2" draw:text-style-name="P6" draw:layer="layout" svg:width="0.197cm" svg:height="0.493cm" svg:x="5.931cm" svg:y="6.236cm" svg:viewBox="0 0 198 494" draw:points="100,494 0,494 0,0 198,0 198,494">
            <text:p/>
          </draw:polygon>
          <draw:path draw:style-name="gr3" draw:text-style-name="P7" draw:layer="layout" svg:width="0.258cm" svg:height="0.577cm" svg:x="5.912cm" svg:y="6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76" draw:id="id176">
          <svg:title>TexMaths</svg:title>
          <svg:desc>24§display§\text {I + I} §svg§600§FALSE§</svg:desc>
          <draw:polygon draw:style-name="gr2" draw:text-style-name="P6" draw:layer="layout" svg:width="1.719cm" svg:height="0.561cm" svg:x="4.333cm" svg:y="9.637cm" svg:viewBox="0 0 1720 562" draw:points="860,562 0,562 0,0 1720,0 1720,562">
            <text:p/>
          </draw:polygon>
          <draw:path draw:style-name="gr3" draw:text-style-name="P7" draw:layer="layout" svg:width="0.258cm" svg:height="0.576cm" svg:x="4.314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4.924cm" svg:y="9.6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5.838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175" draw:id="id175">
          <svg:title>TexMaths</svg:title>
          <svg:desc>22§display§\text {Eq. (1) + Eq.(2) Gives,}§svg§600§FALSE§</svg:desc>
          <draw:polygon draw:style-name="gr2" draw:text-style-name="P6" draw:layer="layout" svg:width="7.93cm" svg:height="0.696cm" svg:x="4.424cm" svg:y="7.734cm" svg:viewBox="0 0 7931 697" draw:points="3966,697 0,697 0,0 7931,0 7931,697">
            <text:p/>
          </draw:polygon>
          <draw:path draw:style-name="gr3" draw:text-style-name="P7" draw:layer="layout" svg:width="0.48cm" svg:height="0.527cm" svg:x="4.41cm" svg:y="7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4.938cm" svg:y="7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5.387cm" svg:y="8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955cm" svg:y="7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248cm" svg:y="7.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61cm" svg:y="7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7.168cm" svg:y="7.8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8.009cm" svg:y="7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8.536cm" svg:y="7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8.985cm" svg:y="8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9.208cm" svg:y="7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9.472cm" svg:y="7.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9.865cm" svg:y="7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10.421cm" svg:y="7.7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11.011cm" svg:y="7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1.215cm" svg:y="7.9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1.609cm" svg:y="7.9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1.956cm" svg:y="7.9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2.302cm" svg:y="8.1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177" draw:id="id177">
          <svg:title>TexMaths</svg:title>
          <svg:desc>22§display§= \int_{0}^{ \frac{\pi}{2} } \log ( \tan x ) \ dx + \int_{0}^{ \frac{\pi}{2} } \log ( \cot x ) \ dx§svg§600§FALSE§</svg:desc>
          <draw:polygon draw:style-name="gr2" draw:text-style-name="P6" draw:layer="layout" svg:width="13.267cm" svg:height="1.873cm" svg:x="6.518cm" svg:y="8.836cm" svg:viewBox="0 0 13268 1874" draw:points="6634,1874 0,1874 0,0 13268,0 13268,1874">
            <text:p/>
          </draw:polygon>
          <draw:path draw:style-name="gr3" draw:text-style-name="P7" draw:layer="layout" svg:width="0.515cm" svg:height="0.182cm" svg:x="6.523cm" svg:y="9.7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8cm" svg:y="8.9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5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2cm" svg:y="9.022cm" svg:viewBox="0 0 336 28" draw:points="169,28 0,28 0,0 336,0 336,28">
            <text:p/>
          </draw:polygon>
          <draw:path draw:style-name="gr3" draw:text-style-name="P7" draw:layer="layout" svg:width="0.193cm" svg:height="0.258cm" svg:x="8.232cm" svg:y="9.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4cm" svg:y="10.3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3cm" svg:y="9.49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3cm" svg:y="9.6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38cm" svg:y="9.6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9.832cm" svg:y="9.45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072cm" svg:y="9.5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39cm" svg:y="9.685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769cm" svg:y="9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325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88cm" svg:y="9.4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333cm" svg:y="9.49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2.728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3.363cm" svg:y="9.5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4.136cm" svg:y="8.9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4.993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4.958cm" svg:y="9.022cm" svg:viewBox="0 0 336 28" draw:points="169,28 0,28 0,0 336,0 336,28">
            <text:p/>
          </draw:polygon>
          <draw:path draw:style-name="gr3" draw:text-style-name="P7" draw:layer="layout" svg:width="0.193cm" svg:height="0.258cm" svg:x="15.03cm" svg:y="9.1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4.549cm" svg:y="10.377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173cm" svg:height="0.537cm" svg:x="15.579cm" svg:y="9.495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5.79cm" svg:y="9.6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177cm" svg:y="9.68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16.63cm" svg:y="9.45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16.88cm" svg:y="9.68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219cm" svg:y="9.685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7.598cm" svg:y="9.5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8.036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8.499cm" svg:y="9.4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9.045cm" svg:y="9.495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9.439cm" svg:y="9.6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9" draw:id="id179">
          <svg:title>TexMaths</svg:title>
          <svg:desc>22§display§= \int_{0}^{ \frac{\pi}{2} } \left[ \log ( \tan x ) + \log ( \cot x ) \right] \ dx§svg§600§FALSE§</svg:desc>
          <draw:polygon draw:style-name="gr2" draw:text-style-name="P6" draw:layer="layout" svg:width="11.263cm" svg:height="1.873cm" svg:x="6.519cm" svg:y="11.038cm" svg:viewBox="0 0 11264 1874" draw:points="5633,1874 0,1874 0,0 11264,0 11264,1874">
            <text:p/>
          </draw:polygon>
          <draw:path draw:style-name="gr3" draw:text-style-name="P7" draw:layer="layout" svg:width="0.515cm" svg:height="0.182cm" svg:x="6.524cm" svg:y="11.9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9cm" svg:y="11.182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6cm" svg:y="10.9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3cm" svg:y="11.224cm" svg:viewBox="0 0 336 28" draw:points="169,28 0,28 0,0 336,0 336,28">
            <text:p/>
          </draw:polygon>
          <draw:path draw:style-name="gr3" draw:text-style-name="P7" draw:layer="layout" svg:width="0.193cm" svg:height="0.258cm" svg:x="8.233cm" svg:y="11.3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5cm" svg:y="12.5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7" draw:layer="layout" svg:width="0.106cm" svg:height="0.773cm" svg:x="8.85cm" svg:y="11.655cm" svg:viewBox="0 0 107 774" draw:points="107,774 107,744 32,744 32,32 107,32 107,0 0,0 0,774">
            <text:p/>
          </draw:polygon>
          <draw:path draw:style-name="gr3" draw:text-style-name="P7" draw:layer="layout" svg:width="0.173cm" svg:height="0.537cm" svg:x="8.999cm" svg:y="11.6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9.209cm" svg:y="11.8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355cm" svg:height="0.511cm" svg:x="9.596cm" svg:y="11.8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18cm" svg:height="0.773cm" svg:x="10.048cm" svg:y="11.6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288cm" svg:y="11.7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606cm" svg:y="11.887cm" svg:viewBox="0 0 350 357" svg:d="M225 289c4 31 25 63 62 63 16 0 63-11 63-74v-42h-19v42c0 46-19 51-28 51-25 0-28-35-28-39v-156c0-32 0-62-29-92s-68-42-107-42c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985cm" svg:y="11.89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541cm" svg:y="11.8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2.004cm" svg:y="11.6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2.476cm" svg:y="11.7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73cm" svg:height="0.537cm" svg:x="13.232cm" svg:y="11.6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3.444cm" svg:y="11.8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829cm" svg:y="11.8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7 0 155 0 155 66 0 41-57 80-133 80z">
            <text:p/>
          </draw:path>
          <draw:path draw:style-name="gr3" draw:text-style-name="P7" draw:layer="layout" svg:width="0.18cm" svg:height="0.773cm" svg:x="14.281cm" svg:y="11.65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14.531cm" svg:y="11.887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4.871cm" svg:y="11.8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42cm" svg:height="0.485cm" svg:x="15.251cm" svg:y="11.7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86cm" svg:height="0.351cm" svg:x="15.688cm" svg:y="11.8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6.153cm" svg:y="11.65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6.425cm" svg:y="11.655cm" svg:viewBox="0 0 107 774" draw:points="107,0 0,0 0,32 76,32 76,744 0,744 0,774 107,774">
            <text:p/>
          </draw:polygon>
          <draw:path draw:style-name="gr3" draw:text-style-name="P7" draw:layer="layout" svg:width="0.369cm" svg:height="0.546cm" svg:x="17.041cm" svg:y="11.697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7.436cm" svg:y="11.8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82" draw:id="id182">
          <svg:title>TexMaths</svg:title>
          <svg:desc>22§display§= \int_{0}^{ \frac{\pi}{2} } \log 1 \ dx = 0 \ \Rightarrow \ I = 0§svg§600§FALSE§</svg:desc>
          <draw:polygon draw:style-name="gr2" draw:text-style-name="P6" draw:layer="layout" svg:width="9.741cm" svg:height="1.873cm" svg:x="6.521cm" svg:y="13.241cm" svg:viewBox="0 0 9742 1874" draw:points="4870,1874 0,1874 0,0 9742,0 9742,1874">
            <text:p/>
          </draw:polygon>
          <draw:path draw:style-name="gr3" draw:text-style-name="P7" draw:layer="layout" svg:width="0.515cm" svg:height="0.182cm" svg:x="6.526cm" svg:y="14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1cm" svg:y="13.385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8cm" svg:y="13.2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5cm" svg:y="13.427cm" svg:viewBox="0 0 336 28" draw:points="169,28 0,28 0,0 336,0 336,28">
            <text:p/>
          </draw:polygon>
          <draw:path draw:style-name="gr3" draw:text-style-name="P7" draw:layer="layout" svg:width="0.193cm" svg:height="0.258cm" svg:x="8.235cm" svg:y="13.505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7cm" svg:y="14.782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8.786cm" svg:y="13.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996cm" svg:y="14.0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383cm" svg:y="14.0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256cm" svg:height="0.516cm" svg:x="9.957cm" svg:y="13.9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69cm" svg:height="0.546cm" svg:x="10.562cm" svg:y="13.9cm" svg:viewBox="0 0 370 547" svg:d="M370 9c0-2 0-9-11-9-10 0-84 7-99 9-5 0-10 3-10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0.957cm" svg:y="14.0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1.634cm" svg:y="14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2.439cm" svg:y="13.92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687cm" svg:height="0.426cm" svg:x="13.31cm" svg:y="14.031cm" svg:viewBox="0 0 688 427" svg:d="M521 153c32 28 70 49 97 60-28 12-65 33-97 60h-493c-14 0-28 0-28 16 0 15 14 15 26 15h460c-37 36-78 104-78 115 0 8 9 8 14 8 7 0 13 0 15-7 17-29 38-70 89-116 53-47 106-67 145-79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7" draw:layer="layout" svg:width="0.358cm" svg:height="0.529cm" svg:x="14.538cm" svg:y="13.909cm" svg:viewBox="0 0 359 530" svg:d="M264 60c7-28 9-35 70-35 20 0 25 0 25-16 0-9-7-9-10-9-23 0-81 2-103 2-24 0-81-2-103-2-6 0-16 0-16 16 0 9 7 9 21 9 33 0 54 0 54 14 0 3 0 5-1 12l-106 419c-7 28-9 35-70 35-18 0-25 0-25 16 0 9 9 9 12 9 21 0 80-2 101-2 24 0 81 2 105 2 6 0 14 0 14-15 0-10-5-10-23-10-14 0-17 0-33 0-16-2-19-5-19-14 0-7 1-12 3-18z">
            <text:p/>
          </draw:path>
          <draw:path draw:style-name="gr3" draw:text-style-name="P7" draw:layer="layout" svg:width="0.515cm" svg:height="0.182cm" svg:x="15.172cm" svg:y="14.1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5.975cm" svg:y="13.923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 xml:id="id180" draw:id="id180">
          <svg:title>TexMaths</svg:title>
          <svg:desc>22§display§= \int_{0}^{ \frac{\pi}{2} } \log ( \tan x . \cot x ) \ dx§svg§600§FALSE§</svg:desc>
          <draw:polygon draw:style-name="gr2" draw:text-style-name="P6" draw:layer="layout" svg:width="8.5cm" svg:height="1.873cm" svg:x="18.32cm" svg:y="11.039cm" svg:viewBox="0 0 8501 1874" draw:points="4252,1874 0,1874 0,0 8501,0 8501,1874">
            <text:p/>
          </draw:polygon>
          <draw:path draw:style-name="gr3" draw:text-style-name="P7" draw:layer="layout" svg:width="0.515cm" svg:height="0.182cm" svg:x="18.325cm" svg:y="11.9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9.14cm" svg:y="11.183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9.997cm" svg:y="1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20-29-20-63-20-70 0-14 2-30 6-42z">
            <text:p/>
          </draw:path>
          <draw:polygon draw:style-name="gr3" draw:text-style-name="P7" draw:layer="layout" svg:width="0.335cm" svg:height="0.027cm" svg:x="19.964cm" svg:y="11.225cm" svg:viewBox="0 0 336 28" draw:points="169,28 0,28 0,0 336,0 336,28">
            <text:p/>
          </draw:polygon>
          <draw:path draw:style-name="gr3" draw:text-style-name="P7" draw:layer="layout" svg:width="0.193cm" svg:height="0.258cm" svg:x="20.034cm" svg:y="11.3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9.555cm" svg:y="12.5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20.585cm" svg:y="11.6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20.794cm" svg:y="11.8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21.181cm" svg:y="11.885cm" svg:viewBox="0 0 355 512" svg:d="M151 218c-68 0-68-77-68-95 0-21 1-46 12-65 7-11 25-32 56-32 67 0 67 78 67 95 0 21 0 46-12 65-7 11-25 32-55 32zM60 248c0-3 0-21 14-37 30 23 61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21.634cm" svg:y="11.6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21.873cm" svg:y="11.7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22.191cm" svg:y="11.888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22.57cm" svg:y="11.89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3.126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083cm" svg:height="0.083cm" svg:x="23.612cm" svg:y="12.154cm" svg:viewBox="0 0 84 84" svg:d="M84 42c0-23-19-42-42-42s-42 19-42 42 19 42 42 42 42-19 42-42z">
            <text:p/>
          </draw:path>
          <draw:path draw:style-name="gr3" draw:text-style-name="P7" draw:layer="layout" svg:width="0.295cm" svg:height="0.356cm" svg:x="23.916cm" svg:y="11.888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4.254cm" svg:y="11.8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5cm" svg:x="24.634cm" svg:y="11.76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7" draw:layer="layout" svg:width="0.386cm" svg:height="0.351cm" svg:x="25.07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5.535cm" svg:y="11.656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7" draw:layer="layout" svg:width="0.369cm" svg:height="0.546cm" svg:x="26.08cm" svg:y="11.698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26.473cm" svg:y="11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</draw:g>
        <draw:g xml:id="id178" draw:id="id178">
          <svg:title>TexMaths</svg:title>
          <svg:desc>24§display§\text {2 I}§svg§600§FALSE§</svg:desc>
          <draw:polygon draw:style-name="gr2" draw:text-style-name="P6" draw:layer="layout" svg:width="0.9cm" svg:height="0.493cm" svg:x="5.216cm" svg:y="11.739cm" svg:viewBox="0 0 901 494" draw:points="451,494 0,494 0,0 901,0 901,494">
            <text:p/>
          </draw:polygon>
          <draw:path draw:style-name="gr3" draw:text-style-name="P7" draw:layer="layout" svg:width="0.337cm" svg:height="0.564cm" svg:x="5.216cm" svg:y="11.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5.9cm" svg:y="11.697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5" smil:attributeName="visibility" smil:to="visible"/>
                  <anim:animate smil:dur="0.5s" smil:fill="hold" smil:targetElement="id165" smil:attributeName="width" smil:values="width*0.05;width" smil:keyTimes="0;1"/>
                  <anim:animate smil:dur="0.5s" smil:fill="hold" smil:targetElement="id165" smil:attributeName="height" smil:values="height;height" smil:keyTimes="0;1"/>
                  <anim:animate smil:dur="0.5s" smil:fill="hold" smil:targetElement="id165" smil:attributeName="x" smil:values="x-.2;x" smil:keyTimes="0;1"/>
                  <anim:animate smil:dur="0.5s" smil:fill="hold" smil:targetElement="id165" smil:attributeName="y" smil:values="y;y" smil:keyTimes="0;1"/>
                  <anim:transitionFilter smil:dur="0.5s" smil:targetElement="id16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7" smil:attributeName="visibility" smil:to="visible"/>
                  <anim:animate smil:dur="0.5s" smil:fill="hold" smil:targetElement="id167" smil:attributeName="width" smil:values="width*0.05;width" smil:keyTimes="0;1"/>
                  <anim:animate smil:dur="0.5s" smil:fill="hold" smil:targetElement="id167" smil:attributeName="height" smil:values="height;height" smil:keyTimes="0;1"/>
                  <anim:animate smil:dur="0.5s" smil:fill="hold" smil:targetElement="id167" smil:attributeName="x" smil:values="x-.2;x" smil:keyTimes="0;1"/>
                  <anim:animate smil:dur="0.5s" smil:fill="hold" smil:targetElement="id167" smil:attributeName="y" smil:values="y;y" smil:keyTimes="0;1"/>
                  <anim:transitionFilter smil:dur="0.5s" smil:targetElement="id16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1+width/2;x" smil:keyTimes="0;1"/>
                  <anim:animate smil:dur="0.5s" smil:fill="hold" smil:targetElement="id16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1+width/2;x" smil:keyTimes="0;1"/>
                  <anim:animate smil:dur="0.5s" smil:fill="hold" smil:targetElement="id17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1+width/2;x" smil:keyTimes="0;1"/>
                  <anim:animate smil:dur="0.5s" smil:fill="hold" smil:targetElement="id17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5" smil:attributeName="visibility" smil:to="visible"/>
                  <anim:animate smil:dur="0.5s" smil:fill="hold" smil:targetElement="id175" smil:attributeName="width" smil:values="width*0.05;width" smil:keyTimes="0;1"/>
                  <anim:animate smil:dur="0.5s" smil:fill="hold" smil:targetElement="id175" smil:attributeName="height" smil:values="height;height" smil:keyTimes="0;1"/>
                  <anim:animate smil:dur="0.5s" smil:fill="hold" smil:targetElement="id175" smil:attributeName="x" smil:values="x-.2;x" smil:keyTimes="0;1"/>
                  <anim:animate smil:dur="0.5s" smil:fill="hold" smil:targetElement="id175" smil:attributeName="y" smil:values="y;y" smil:keyTimes="0;1"/>
                  <anim:transitionFilter smil:dur="0.5s" smil:targetElement="id1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83" draw:id="id183">
          <svg:title>TexMaths</svg:title>
          <svg:desc>24§display§(5)§svg§600§FALSE§</svg:desc>
          <draw:polygon draw:style-name="gr2" draw:text-style-name="P6" draw:layer="layout" svg:width="0.91cm" svg:height="0.76cm" svg:x="2.712cm" svg:y="1.338cm" svg:viewBox="0 0 911 761" draw:points="455,761 0,761 0,0 911,0 911,761">
            <text:p/>
          </draw:polygon>
          <draw:path draw:style-name="gr3" draw:text-style-name="P7" draw:layer="layout" svg:width="0.197cm" svg:height="0.844cm" svg:x="2.752cm" svg:y="1.29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81cm" svg:x="3.041cm" svg:y="1.367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3.469cm" svg:y="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6" draw:id="id186">
          <svg:title>TexMaths</svg:title>
          <svg:desc>22§display§= \int_{0}^{a} \frac{1}{x + \sqrt{a^2 - x^2} } \ dx§svg§600§FALSE§</svg:desc>
          <draw:polygon draw:style-name="gr2" draw:text-style-name="P6" draw:layer="layout" svg:width="7.789cm" svg:height="1.741cm" svg:x="6.517cm" svg:y="0.734cm" svg:viewBox="0 0 7790 1742" draw:points="3895,1742 0,1742 0,0 7790,0 7790,1742">
            <text:p/>
          </draw:polygon>
          <draw:path draw:style-name="gr3" draw:text-style-name="P7" draw:layer="layout" svg:width="0.515cm" svg:height="0.182cm" svg:x="6.522cm" svg:y="1.51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37cm" svg:y="0.742cm" svg:viewBox="0 0 688 1719" svg:d="M37 1684c25 0 39-18 39-37 0-27-20-39-37-39-20 0-39 12-39 39 0 40 39 72 86 72 118 0 162-181 217-405 60-244 111-492 153-741 28-163 56-318 83-418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77cm" svg:height="0.245cm" svg:x="8.101cm" svg:y="0.695cm" svg:viewBox="0 0 278 246" svg:d="M197 32c-12-18-30-32-56-32-71 0-141 77-141 155 0 53 35 91 83 91 28 0 54-17 77-38 11 33 42 38 56 38 20 0 32-12 43-30 12-21 19-51 19-54 0-7-7-7-9-7-7 0-9 3-12 17-7 27-18 58-41 58-14 0-17-12-17-26 0-9 5-30 9-44 3-14 8-37 12-49l11-41c3-14 8-40 8-42 0-12-8-17-17-17s-21 7-25 21zM162 172c-4 16-16 27-28 37-6 4-27 21-50 21-21 0-40-14-40-52 0-28 16-90 28-111 25-44 53-51 69-51 39 0 47 40 47 47 0 2 0 6-1 7z">
            <text:p/>
          </draw:path>
          <draw:path draw:style-name="gr3" draw:text-style-name="P7" draw:layer="layout" svg:width="0.252cm" svg:height="0.37cm" svg:x="7.752cm" svg:y="2.13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6cm" svg:height="0.516cm" svg:x="10.799cm" svg:y="0.75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4.522cm" svg:height="0.032cm" svg:x="8.664cm" svg:y="1.585cm" svg:viewBox="0 0 4523 33" draw:points="2262,33 0,33 0,0 4523,0 4523,33">
            <text:p/>
          </draw:polygon>
          <draw:path draw:style-name="gr3" draw:text-style-name="P7" draw:layer="layout" svg:width="0.386cm" svg:height="0.351cm" svg:x="8.685cm" svg:y="2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321cm" svg:y="1.96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04cm" svg:height="0.773cm" svg:x="10.107cm" svg:y="1.7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2.489cm" svg:height="0.032cm" svg:x="10.695cm" svg:y="1.74cm" svg:viewBox="0 0 2490 33" draw:points="1246,33 0,33 0,0 2490,0 2490,33">
            <text:p/>
          </draw:polygon>
          <draw:path draw:style-name="gr3" draw:text-style-name="P7" draw:layer="layout" svg:width="0.355cm" svg:height="0.351cm" svg:x="10.725cm" svg:y="2.074cm" svg:viewBox="0 0 356 352" svg:d="M259 49c-14-28-37-49-72-49-90 0-187 114-187 227 0 74 42 125 104 125 16 0 54-4 100-58 7 31 34 58 71 58 28 0 45-18 58-42 12-29 23-76 23-78 0-7-8-7-9-7-9 0-9 2-11 14-14 50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24cm" svg:height="0.36cm" svg:x="11.137cm" svg:y="1.83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86cm" svg:y="2.20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418cm" svg:y="2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87cm" svg:y="1.83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3.566cm" svg:y="1.25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3.96cm" svg:y="1.4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184" draw:id="id184">
          <svg:title>TexMaths</svg:title>
          <svg:desc>24§display§\text {Let,}§svg§600§FALSE§</svg:desc>
          <draw:polygon draw:style-name="gr2" draw:text-style-name="P6" draw:layer="layout" svg:width="1.318cm" svg:height="0.655cm" svg:x="4.0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4.0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4.5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8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5.2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5" draw:id="id185">
          <svg:title>TexMaths</svg:title>
          <svg:desc>24§display§\text {I} §svg§600§FALSE§</svg:desc>
          <draw:polygon draw:style-name="gr2" draw:text-style-name="P6" draw:layer="layout" svg:width="0.197cm" svg:height="0.493cm" svg:x="5.93cm" svg:y="1.436cm" svg:viewBox="0 0 198 494" draw:points="100,494 0,494 0,0 198,0 198,494">
            <text:p/>
          </draw:polygon>
          <draw:path draw:style-name="gr3" draw:text-style-name="P7" draw:layer="layout" svg:width="0.258cm" svg:height="0.577cm" svg:x="5.9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7" draw:id="id187">
          <svg:title>TexMaths</svg:title>
          <svg:desc>22§display§\text {Put, } x = a \sin \theta, \ \  \text {Diff } w.\ r.\ t.\ x. \ \ \ dx = a \cos \theta \ d\theta§svg§600§FALSE§</svg:desc>
          <draw:polygon draw:style-name="gr2" draw:text-style-name="P6" draw:layer="layout" svg:width="16.501cm" svg:height="0.617cm" svg:x="3.952cm" svg:y="3.163cm" svg:viewBox="0 0 16502 618" draw:points="8251,618 0,618 0,0 16502,0 16502,618">
            <text:p/>
          </draw:polygon>
          <draw:path draw:style-name="gr3" draw:text-style-name="P7" draw:layer="layout" svg:width="0.457cm" svg:height="0.529cm" svg:x="3.94cm" svg:y="3.142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464cm" svg:y="3.328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883cm" svg:y="3.194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5.237cm" svg:y="3.587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5.665cm" svg:y="3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6.342cm" svg:y="3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5cm" svg:height="0.351cm" svg:x="7.147cm" svg:y="3.328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54cm" svg:height="0.356cm" svg:x="7.678cm" svg:y="3.3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7.983cm" svg:y="3.1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97cm" svg:y="3.328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8.764cm" svg:y="3.124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091cm" svg:height="0.231cm" svg:x="9.183cm" svg:y="3.587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10.001cm" svg:y="3.142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10.591cm" svg:y="3.1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0.8cm" svg:y="3.124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1.512cm" svg:y="3.328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8-23-58-67 0-21 7-45 9-56z">
            <text:p/>
          </draw:path>
          <draw:path draw:style-name="gr3" draw:text-style-name="P7" draw:layer="layout" svg:width="0.083cm" svg:height="0.083cm" svg:x="12.129cm" svg:y="3.587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2.559cm" svg:y="3.328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2.93cm" svg:y="3.587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3.354cm" svg:y="3.186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3.682cm" svg:y="3.587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4.109cm" svg:y="3.3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4.595cm" svg:y="3.587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5.549cm" svg:y="3.13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5.941cm" svg:y="3.3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6.619cm" svg:y="3.3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5cm" svg:height="0.351cm" svg:x="17.423cm" svg:y="3.328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95cm" svg:height="0.356cm" svg:x="17.957cm" svg:y="3.323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296cm" svg:y="3.32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685cm" svg:y="3.3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9.127cm" svg:y="3.124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369cm" svg:height="0.546cm" svg:x="19.768cm" svg:y="3.13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19cm" svg:height="0.555cm" svg:x="20.171cm" svg:y="3.124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</draw:g>
        <draw:g xml:id="id188" draw:id="id188">
          <svg:title>TexMaths</svg:title>
          <svg:desc>22§display§\text {When, } x = 0, \ \  \theta = 0 \text { and } \text {When, } x = a, \ \ \theta = \frac{\pi}{2}§svg§600§FALSE§</svg:desc>
          <draw:polygon draw:style-name="gr2" draw:text-style-name="P6" draw:layer="layout" svg:width="15.862cm" svg:height="1.31cm" svg:x="3.967cm" svg:y="4.161cm" svg:viewBox="0 0 15863 1311" draw:points="7932,1311 0,1311 0,0 15863,0 15863,1311">
            <text:p/>
          </draw:polygon>
          <draw:path draw:style-name="gr3" draw:text-style-name="P7" draw:layer="layout" svg:width="0.766cm" svg:height="0.546cm" svg:x="3.942cm" svg:y="4.449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4.748cm" svg:y="4.4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174cm" svg:y="4.6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21cm" svg:y="4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5.992cm" svg:y="4.8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6.4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7.098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9cm" svg:y="4.4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091cm" svg:height="0.231cm" svg:x="8.324cm" svg:y="4.8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9.148cm" svg:y="4.433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9.759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0.561cm" svg:y="4.463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349cm" svg:height="0.356cm" svg:x="11.209cm" svg:y="4.632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1.587cm" svg:y="4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2.019cm" svg:y="4.442cm" svg:viewBox="0 0 384 547" svg:d="M269 496v51l115-9v-24c-55 0-62-6-62-43v-471l-111 9v24c53 0 60 6 60 43v167c-23-27-56-48-99-48-91 0-172 76-172 176 0 99 76 176 165 176 50 0 85-26 104-51zM269 289v158c0 14 0 16-9 28-22 37-58 55-91 55-35 0-63-20-83-50-19-31-21-75-21-107 0-30 2-76 23-111 18-25 46-49 88-49 28 0 60 10 84 46 9 14 9 15 9 30z">
            <text:p/>
          </draw:path>
          <draw:path draw:style-name="gr3" draw:text-style-name="P7" draw:layer="layout" svg:width="0.766cm" svg:height="0.546cm" svg:x="12.694cm" svg:y="4.449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13.499cm" svg:y="4.442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3.926cm" svg:y="4.6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273cm" svg:y="4.63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14.743cm" svg:y="4.8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15.172cm" svg:y="4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5.85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5cm" svg:height="0.351cm" svg:x="16.653cm" svg:y="4.636cm" svg:viewBox="0 0 356 352" svg:d="M259 49c-14-28-37-49-72-49-90 0-187 114-187 227 0 74 42 125 104 125 16 0 54-4 100-58 7 31 34 58 71 58 28 0 45-18 58-42 12-29 23-76 23-78 0-7-8-7-9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091cm" svg:height="0.231cm" svg:x="17.098cm" svg:y="4.8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17.923cm" svg:y="4.433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8.532cm" svg:y="4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9.419cm" svg:y="4.122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9.398cm" svg:y="4.769cm" svg:viewBox="0 0 470 33" draw:points="236,33 0,33 0,0 470,0 470,33">
            <text:p/>
          </draw:polygon>
          <draw:path draw:style-name="gr3" draw:text-style-name="P7" draw:layer="layout" svg:width="0.309cm" svg:height="0.516cm" svg:x="19.477cm" svg:y="4.9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190" draw:id="id190">
          <svg:title>TexMaths</svg:title>
          <svg:desc>22§display§= \int_{0}^{\frac{\pi}{2}} \frac{1}{a\sin \theta + \sqrt{a^2 - a^2\sin^2 \theta} } \ a\cos \theta \ d \theta§svg§600§FALSE§</svg:desc>
          <draw:polygon draw:style-name="gr2" draw:text-style-name="P6" draw:layer="layout" svg:width="13.855cm" svg:height="2.032cm" svg:x="6.52cm" svg:y="5.535cm" svg:viewBox="0 0 13856 2033" draw:points="6927,2033 0,2033 0,0 13856,0 13856,2033">
            <text:p/>
          </draw:polygon>
          <draw:path draw:style-name="gr3" draw:text-style-name="P7" draw:layer="layout" svg:width="0.515cm" svg:height="0.182cm" svg:x="6.525cm" svg:y="6.4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cm" svg:y="5.67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2-113 202-28 0-45-19-47-19z">
            <text:p/>
          </draw:path>
          <draw:path draw:style-name="gr3" draw:text-style-name="P7" draw:layer="layout" svg:width="0.261cm" svg:height="0.171cm" svg:x="8.197cm" svg:y="5.496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8.164cm" svg:y="5.721cm" svg:viewBox="0 0 336 28" draw:points="169,28 0,28 0,0 336,0 336,28">
            <text:p/>
          </draw:polygon>
          <draw:path draw:style-name="gr3" draw:text-style-name="P7" draw:layer="layout" svg:width="0.193cm" svg:height="0.258cm" svg:x="8.234cm" svg:y="5.799cm" svg:viewBox="0 0 194 259" svg:d="M194 185h-16c-2 7-6 31-11 35-3 2-37 2-42 2h-77c26-20 56-41 79-57 35-24 67-47 67-88 0-49-46-77-102-77-53 0-92 30-92 69 0 19 18 23 23 23 10 0 23-8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7.756cm" svg:y="7.076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6cm" svg:height="0.516cm" svg:x="12.784cm" svg:y="5.69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8.114cm" svg:height="0.032cm" svg:x="8.852cm" svg:y="6.522cm" svg:viewBox="0 0 8115 33" draw:points="4057,33 0,33 0,0 8115,0 8115,33">
            <text:p/>
          </draw:polygon>
          <draw:path draw:style-name="gr3" draw:text-style-name="P7" draw:layer="layout" svg:width="0.355cm" svg:height="0.351cm" svg:x="8.882cm" svg:y="7.14cm" svg:viewBox="0 0 356 352" svg:d="M259 49c-14-28-37-49-72-49-90 0-187 114-187 227 0 74 42 125 104 125 16 0 54-4 100-58 7 32 34 58 71 58 28 0 45-18 58-42 12-28 23-76 23-78 0-7-8-7-9-7-9 0-9 2-11 14-14 50-28 95-60 95-21 0-23-19-23-35 0-17 2-23 11-58 7-32 9-40 16-69l28-109c5-23 5-23 5-26 0-14-9-21-21-21-19 0-32 17-33 33zM208 252c-4 14-4 14-16 28-34 42-65 54-86 54-41 0-51-42-51-72 0-39 24-135 44-170 22-46 58-74 89-74 51 0 62 63 62 68 0 4-2 9-4 13z">
            <text:p/>
          </draw:path>
          <draw:path draw:style-name="gr3" draw:text-style-name="P7" draw:layer="layout" svg:width="0.254cm" svg:height="0.356cm" svg:x="9.415cm" svg:y="7.1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72cm" svg:y="6.9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34cm" svg:y="7.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0.499cm" svg:y="6.936cm" svg:viewBox="0 0 320 556" svg:d="M320 158c0-51-12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515cm" svg:height="0.516cm" svg:x="11.068cm" svg:y="7.03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1.883cm" svg:y="6.67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395cm" svg:height="0.032cm" svg:x="12.571cm" svg:y="6.677cm" svg:viewBox="0 0 4396 33" draw:points="2198,33 0,33 0,0 4396,0 4396,33">
            <text:p/>
          </draw:polygon>
          <draw:path draw:style-name="gr3" draw:text-style-name="P7" draw:layer="layout" svg:width="0.355cm" svg:height="0.351cm" svg:x="12.601cm" svg:y="7.14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13.013cm" svg:y="6.89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562cm" svg:y="7.2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301cm" svg:y="7.14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4cm" svg:height="0.36cm" svg:x="14.713cm" svg:y="6.89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54cm" svg:height="0.356cm" svg:x="15.181cm" svg:y="7.13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485cm" svg:y="6.9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7cm" svg:y="7.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6.138cm" svg:y="6.796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6.613cm" svg:y="6.936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355cm" svg:height="0.351cm" svg:x="17.346cm" svg:y="6.3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7" draw:layer="layout" svg:width="0.295cm" svg:height="0.356cm" svg:x="17.879cm" svg:y="6.38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219cm" svg:y="6.3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609cm" svg:y="6.3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9.049cm" svg:y="6.186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  <draw:path draw:style-name="gr3" draw:text-style-name="P7" draw:layer="layout" svg:width="0.369cm" svg:height="0.546cm" svg:x="19.69cm" svg:y="6.19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19cm" svg:height="0.555cm" svg:x="20.095cm" svg:y="6.186cm" svg:viewBox="0 0 320 556" svg:d="M320 158c0-51-14-158-93-158-107 0-227 218-227 396 0 74 23 160 93 160 109 0 227-223 227-398zM83 266c12-50 28-113 60-167 21-39 49-81 84-81 39 0 42 49 42 93 0 39-5 77-24 155zM238 290c-9 36-25 102-55 157-26 53-56 91-90 91-26 0-42-22-42-95 0-31 5-77 25-153z">
            <text:p/>
          </draw:path>
        </draw:g>
        <draw:g xml:id="id189" draw:id="id189">
          <svg:title>TexMaths</svg:title>
          <svg:desc>24§display§\text {I} §svg§600§FALSE§</svg:desc>
          <draw:polygon draw:style-name="gr2" draw:text-style-name="P6" draw:layer="layout" svg:width="0.197cm" svg:height="0.493cm" svg:x="5.931cm" svg:y="6.337cm" svg:viewBox="0 0 198 494" draw:points="100,494 0,494 0,0 198,0 198,494">
            <text:p/>
          </draw:polygon>
          <draw:path draw:style-name="gr3" draw:text-style-name="P7" draw:layer="layout" svg:width="0.258cm" svg:height="0.577cm" svg:x="5.912cm" svg:y="6.2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1" draw:id="id191">
          <svg:title>TexMaths</svg:title>
          <svg:desc>22§display§= \int_{0}^{\frac{\pi}{2}} \frac{a\cos \theta}{a\sin \theta + \sqrt{a^2 \cos^2 \theta }} \ d \theta§svg§600§FALSE§</svg:desc>
          <draw:polygon draw:style-name="gr2" draw:text-style-name="P6" draw:layer="layout" svg:width="9.77cm" svg:height="1.879cm" svg:x="6.522cm" svg:y="7.935cm" svg:viewBox="0 0 9771 1880" draw:points="4885,1880 0,1880 0,0 9771,0 9771,1880">
            <text:p/>
          </draw:polygon>
          <draw:path draw:style-name="gr3" draw:text-style-name="P7" draw:layer="layout" svg:width="0.515cm" svg:height="0.182cm" svg:x="6.527cm" svg:y="8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342cm" svg:y="8.079cm" svg:viewBox="0 0 688 1720" svg:d="M37 1685c25 0 39-18 39-37 0-27-20-39-37-39-20 0-39 12-39 39 0 40 39 72 86 72 118 0 162-181 217-405 60-245 111-493 153-741 28-164 56-319 83-419 8-39 35-137 67-137 22 0 42 14 45 17-26 2-38 18-38 37 0 27 19 39 37 39 19 0 38-12 38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8.199cm" svg:y="7.896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8.166cm" svg:y="8.121cm" svg:viewBox="0 0 336 28" draw:points="169,28 0,28 0,0 336,0 336,28">
            <text:p/>
          </draw:polygon>
          <draw:path draw:style-name="gr3" draw:text-style-name="P7" draw:layer="layout" svg:width="0.193cm" svg:height="0.258cm" svg:x="8.236cm" svg:y="8.199cm" svg:viewBox="0 0 194 259" svg:d="M194 185h-16c-2 7-5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7.758cm" svg:y="9.477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355cm" svg:height="0.351cm" svg:x="11.026cm" svg:y="8.267cm" svg:viewBox="0 0 356 352" svg:d="M259 49c-14-28-37-49-72-49-90 0-187 114-187 227 0 74 42 125 104 125 16 0 54-3 100-58 7 32 34 58 71 58 28 0 45-17 58-42 12-28 23-76 23-78 0-7-7-7-9-7-9 0-9 2-11 14-14 50-28 96-60 96-21 0-23-20-23-36 0-17 2-23 11-58 7-31 9-40 16-68l28-110c5-23 5-23 5-26 0-14-8-21-21-21-19 0-31 17-33 33zM208 252c-4 14-4 14-16 28-34 42-65 55-86 55-41 0-51-43-51-73 0-38 24-135 44-170 22-46 58-74 89-74 51 0 62 63 62 68 0 4-2 9-4 13z">
            <text:p/>
          </draw:path>
          <draw:path draw:style-name="gr3" draw:text-style-name="P7" draw:layer="layout" svg:width="0.295cm" svg:height="0.356cm" svg:x="11.56cm" svg:y="8.262cm" svg:viewBox="0 0 296 357" svg:d="M65 180c0-127 63-161 104-161 7 0 56 0 84 29-31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9cm" svg:y="8.262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2.29cm" svg:y="8.262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19cm" svg:height="0.555cm" svg:x="12.73cm" svg:y="8.063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olygon draw:style-name="gr3" draw:text-style-name="P7" draw:layer="layout" svg:width="6.371cm" svg:height="0.032cm" svg:x="8.854cm" svg:y="8.922cm" svg:viewBox="0 0 6372 33" draw:points="3186,33 0,33 0,0 6372,0 6372,33">
            <text:p/>
          </draw:polygon>
          <draw:path draw:style-name="gr3" draw:text-style-name="P7" draw:layer="layout" svg:width="0.355cm" svg:height="0.351cm" svg:x="8.884cm" svg:y="9.444cm" svg:viewBox="0 0 356 352" svg:d="M259 49c-14-28-37-49-72-49-90 0-187 114-187 227 0 74 42 125 104 125 16 0 54-3 100-58 7 32 34 58 71 58 28 0 45-17 58-42 12-28 23-76 23-78 0-7-7-7-9-7-9 0-9 2-11 14-14 50-28 96-60 96-21 0-23-20-23-36 0-17 2-23 11-58 7-31 9-40 16-68l28-110c5-23 5-23 5-26 0-14-8-21-21-21-19 0-31 17-33 33zM208 252c-4 14-4 14-16 28-34 42-65 55-86 55-41 0-51-43-51-73 0-38 24-135 44-170 22-46 58-74 89-74 51 0 62 63 62 68 0 4-2 9-4 13z">
            <text:p/>
          </draw:path>
          <draw:path draw:style-name="gr3" draw:text-style-name="P7" draw:layer="layout" svg:width="0.254cm" svg:height="0.356cm" svg:x="9.418cm" svg:y="9.4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722cm" svg:y="9.267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937cm" svg:y="9.44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10.502cm" svg:y="9.241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515cm" svg:height="0.517cm" svg:x="11.07cm" svg:y="9.3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05cm" svg:height="0.774cm" svg:x="11.855cm" svg:y="9.077cm" svg:viewBox="0 0 606 775" svg:d="M245 694l-136-301c-5-13-10-13-12-13 0 0-5 0-13 6l-73 56c-11 7-11 10-11 12 0 4 2 9 7 9s19-11 26-18c6-3 18-12 27-17l151 334c6 13 11 13 18 13 10 0 12-4 19-14l352-729c6-13 6-14 6-16 0-9-8-16-16-16-7 0-13 4-18 16z">
            <text:p/>
          </draw:path>
          <draw:polygon draw:style-name="gr3" draw:text-style-name="P7" draw:layer="layout" svg:width="2.78cm" svg:height="0.032cm" svg:x="12.443cm" svg:y="9.077cm" svg:viewBox="0 0 2781 33" draw:points="1391,33 0,33 0,0 2781,0 2781,33">
            <text:p/>
          </draw:polygon>
          <draw:path draw:style-name="gr3" draw:text-style-name="P7" draw:layer="layout" svg:width="0.355cm" svg:height="0.351cm" svg:x="12.475cm" svg:y="9.444cm" svg:viewBox="0 0 356 352" svg:d="M259 49c-14-28-37-49-72-49-90 0-187 114-187 227 0 74 42 125 104 125 16 0 54-3 100-58 7 32 34 58 71 58 28 0 45-17 58-42 12-28 23-76 23-78 0-7-7-7-9-7-7 0-9 2-11 14-14 50-28 96-60 96-21 0-23-20-23-36 0-17 2-23 11-58 9-31 9-40 16-68l28-110c5-23 5-23 5-26 0-14-8-21-21-21-19 0-31 17-33 33zM208 252c-4 14-4 14-14 28-36 42-67 55-88 55-39 0-51-43-51-73 0-38 24-135 44-170 22-46 58-74 89-74 51 0 62 63 62 68 0 4-2 9-4 13z">
            <text:p/>
          </draw:path>
          <draw:path draw:style-name="gr3" draw:text-style-name="P7" draw:layer="layout" svg:width="0.24cm" svg:height="0.36cm" svg:x="12.887cm" svg:y="9.2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295cm" svg:height="0.356cm" svg:x="13.355cm" svg:y="9.44cm" svg:viewBox="0 0 296 357" svg:d="M65 180c0-127 63-161 104-161 7 0 56 0 84 29-33 3-36 26-36 37 0 19 14 35 35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693cm" svg:y="9.44cm" svg:viewBox="0 0 345 357" svg:d="M345 181c0-98-79-181-172-181-97 0-173 85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14.084cm" svg:y="9.44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4.397cm" svg:y="9.2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19cm" svg:height="0.555cm" svg:x="14.873cm" svg:y="9.241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369cm" svg:height="0.547cm" svg:x="15.607cm" svg:y="8.595cm" svg:viewBox="0 0 370 548" svg:d="M370 9c0-2 0-9-11-9-10 0-84 7-98 9-6 0-11 3-11 14 0 10 7 10 19 10 37 0 39 6 39 13l-2 16-47 183c-14-28-37-50-72-50-90 0-187 115-187 228 0 73 42 125 104 125 16 0 54-4 100-59 7 32 34 59 71 59 28 0 45-18 58-44 12-27 23-74 23-76 0-9-7-9-9-9-9 0-9 4-11 14-14 51-28 97-60 97-21 0-23-19-23-35 0-20 2-25 6-37zM208 445c-4 15-4 16-16 30-34 43-65 55-86 55-39 0-51-42-51-72 0-39 26-136 44-171 22-46 58-74 89-74 51 0 62 63 62 69 0 3-2 8-4 12z">
            <text:p/>
          </draw:path>
          <draw:path draw:style-name="gr3" draw:text-style-name="P7" draw:layer="layout" svg:width="0.319cm" svg:height="0.555cm" svg:x="16.01cm" svg:y="8.586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</draw:g>
        <draw:g xml:id="id192" draw:id="id192">
          <svg:title>TexMaths</svg:title>
          <svg:desc>22§display§= \int_{0}^{\frac{\pi}{2}} \frac{a\cos \theta}{a\sin \theta + a\cos \theta }\ d \theta§svg§600§FALSE§</svg:desc>
          <draw:polygon draw:style-name="gr2" draw:text-style-name="P6" draw:layer="layout" svg:width="8.43cm" svg:height="1.873cm" svg:x="16.722cm" svg:y="7.936cm" svg:viewBox="0 0 8431 1874" draw:points="4216,1874 0,1874 0,0 8431,0 8431,1874">
            <text:p/>
          </draw:polygon>
          <draw:path draw:style-name="gr3" draw:text-style-name="P7" draw:layer="layout" svg:width="0.515cm" svg:height="0.182cm" svg:x="16.727cm" svg:y="8.8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7.542cm" svg:y="8.08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8.399cm" svg:y="7.8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8.366cm" svg:y="8.122cm" svg:viewBox="0 0 336 28" draw:points="169,28 0,28 0,0 336,0 336,28">
            <text:p/>
          </draw:polygon>
          <draw:path draw:style-name="gr3" draw:text-style-name="P7" draw:layer="layout" svg:width="0.193cm" svg:height="0.258cm" svg:x="18.436cm" svg:y="8.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7.958cm" svg:y="9.477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55cm" svg:height="0.351cm" svg:x="20.557cm" svg:y="8.268cm" svg:viewBox="0 0 356 352" svg:d="M259 49c-14-28-37-49-72-49-90 0-187 114-187 227 0 74 42 125 104 125 16 0 54-4 100-58 7 31 34 58 71 58 28 0 45-18 58-42 12-29 23-76 23-78 0-7-7-7-9-7-7 0-9 2-11 14-14 50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95cm" svg:height="0.356cm" svg:x="21.091cm" svg:y="8.263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1.43cm" svg:y="8.26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1.819cm" svg:y="8.263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22.261cm" svg:y="8.064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5.033cm" svg:height="0.032cm" svg:x="19.054cm" svg:y="8.923cm" svg:viewBox="0 0 5034 33" draw:points="2517,33 0,33 0,0 5034,0 5034,33">
            <text:p/>
          </draw:polygon>
          <draw:path draw:style-name="gr3" draw:text-style-name="P7" draw:layer="layout" svg:width="0.355cm" svg:height="0.351cm" svg:x="19.084cm" svg:y="9.32cm" svg:viewBox="0 0 356 352" svg:d="M259 49c-14-28-37-49-72-49-90 0-187 114-187 227 0 74 42 125 104 125 16 0 54-4 100-58 7 31 34 58 71 58 28 0 45-18 58-42 12-29 23-76 23-78 0-7-7-7-9-7-9 0-9 2-11 14-14 50-28 95-60 95-21 0-23-19-23-35 0-18 2-23 11-58 7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54cm" svg:height="0.356cm" svg:x="19.618cm" svg:y="9.31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9.922cm" svg:y="9.1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0.137cm" svg:y="9.32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20.702cm" svg:y="9.118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21.27cm" svg:y="9.2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55cm" svg:height="0.351cm" svg:x="22.031cm" svg:y="9.32cm" svg:viewBox="0 0 356 352" svg:d="M259 49c-14-28-37-49-72-49-90 0-187 114-187 227 0 74 42 125 104 125 16 0 54-4 100-58 7 31 34 58 71 58 28 0 45-18 58-42 12-29 23-76 23-78 0-7-7-7-9-7-9 0-9 2-11 14-14 50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295cm" svg:height="0.356cm" svg:x="22.564cm" svg:y="9.317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22.902cm" svg:y="9.31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23.293cm" svg:y="9.317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23.735cm" svg:y="9.118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24.467cm" svg:y="8.595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19cm" svg:height="0.555cm" svg:x="24.872cm" svg:y="8.58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93" draw:id="id193">
          <svg:title>TexMaths</svg:title>
          <svg:desc>22§display§= \int_{0}^{\frac{\pi}{2}} \frac{a\cos \theta}{a ( \sin \theta + \cos \theta )}\ d \theta§svg§600§FALSE§</svg:desc>
          <draw:polygon draw:style-name="gr2" draw:text-style-name="P6" draw:layer="layout" svg:width="8.364cm" svg:height="1.882cm" svg:x="6.522cm" svg:y="10.537cm" svg:viewBox="0 0 8365 1883" draw:points="4184,1883 0,1883 0,0 8365,0 8365,1883">
            <text:p/>
          </draw:polygon>
          <draw:path draw:style-name="gr3" draw:text-style-name="P7" draw:layer="layout" svg:width="0.515cm" svg:height="0.182cm" svg:x="6.527cm" svg:y="11.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2cm" svg:y="10.6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9cm" svg:y="10.4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8.166cm" svg:y="10.723cm" svg:viewBox="0 0 336 28" draw:points="169,28 0,28 0,0 336,0 336,28">
            <text:p/>
          </draw:polygon>
          <draw:path draw:style-name="gr3" draw:text-style-name="P7" draw:layer="layout" svg:width="0.193cm" svg:height="0.258cm" svg:x="8.236cm" svg:y="10.801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252cm" svg:height="0.37cm" svg:x="7.758cm" svg:y="12.07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55cm" svg:height="0.351cm" svg:x="10.325cm" svg:y="10.869cm" svg:viewBox="0 0 356 352" svg:d="M259 49c-14-28-37-49-72-49-90 0-187 114-187 227 0 74 42 125 104 125 16 0 54-4 100-58 7 31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7" draw:layer="layout" svg:width="0.295cm" svg:height="0.356cm" svg:x="10.857cm" svg:y="10.864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197cm" svg:y="10.86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587cm" svg:y="10.8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2.027cm" svg:y="10.665cm" svg:viewBox="0 0 320 556" svg:d="M320 158c0-51-14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  <draw:polygon draw:style-name="gr3" draw:text-style-name="P7" draw:layer="layout" svg:width="4.967cm" svg:height="0.032cm" svg:x="8.854cm" svg:y="11.524cm" svg:viewBox="0 0 4968 33" draw:points="2483,33 0,33 0,0 4968,0 4968,33">
            <text:p/>
          </draw:polygon>
          <draw:path draw:style-name="gr3" draw:text-style-name="P7" draw:layer="layout" svg:width="0.355cm" svg:height="0.351cm" svg:x="8.884cm" svg:y="11.921cm" svg:viewBox="0 0 356 352" svg:d="M259 49c-14-28-37-49-72-49-90 0-187 114-187 227 0 74 42 125 104 125 16 0 54-4 100-58 7 31 34 58 71 58 28 0 45-18 58-42 12-28 23-76 23-78 0-7-8-7-9-7-9 0-9 2-11 14-14 50-28 95-60 95-21 0-23-19-23-35 0-17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18cm" svg:height="0.773cm" svg:x="9.34cm" svg:y="11.6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588cm" svg:y="11.9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894cm" svg:y="11.7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107cm" svg:y="11.92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0.674cm" svg:y="11.719cm" svg:viewBox="0 0 320 556" svg:d="M320 158c0-51-12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  <draw:path draw:style-name="gr3" draw:text-style-name="P7" draw:layer="layout" svg:width="0.515cm" svg:height="0.516cm" svg:x="11.241cm" svg:y="11.81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997cm" svg:y="11.918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335cm" svg:y="11.91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726cm" svg:y="11.9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3.168cm" svg:y="11.719cm" svg:viewBox="0 0 320 556" svg:d="M320 158c0-51-14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  <draw:path draw:style-name="gr3" draw:text-style-name="P7" draw:layer="layout" svg:width="0.18cm" svg:height="0.773cm" svg:x="13.564cm" svg:y="11.6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4.201cm" svg:y="11.19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19cm" svg:height="0.555cm" svg:x="14.606cm" svg:y="11.188cm" svg:viewBox="0 0 320 556" svg:d="M320 158c0-51-14-158-93-158-107 0-227 218-227 396 0 74 23 160 93 160 109 0 227-223 227-398zM83 266c12-50 28-113 60-167 21-39 49-81 84-81 39 0 42 49 42 93 0 39-5 77-24 155zM238 290c-9 35-25 102-55 157-26 53-56 91-90 91-26 0-42-22-42-95 0-31 5-77 25-153z">
            <text:p/>
          </draw:path>
        </draw:g>
        <draw:g xml:id="id195" draw:id="id195">
          <svg:title>TexMaths</svg:title>
          <svg:desc>22§display§= \int_{0}^{\frac{\pi}{2}} \frac{\cos \theta}{ \sin \theta + \cos \theta }\ d \theta§svg§600§FALSE§</svg:desc>
          <draw:polygon draw:style-name="gr2" draw:text-style-name="P6" draw:layer="layout" svg:width="7.354cm" svg:height="1.873cm" svg:x="6.522cm" svg:y="12.939cm" svg:viewBox="0 0 7355 1874" draw:points="3679,1874 0,1874 0,0 7355,0 7355,1874">
            <text:p/>
          </draw:polygon>
          <draw:path draw:style-name="gr3" draw:text-style-name="P7" draw:layer="layout" svg:width="0.515cm" svg:height="0.182cm" svg:x="6.527cm" svg:y="13.8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7.342cm" svg:y="13.08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199cm" svg:y="12.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8.166cm" svg:y="13.125cm" svg:viewBox="0 0 336 28" draw:points="169,28 0,28 0,0 336,0 336,28">
            <text:p/>
          </draw:polygon>
          <draw:path draw:style-name="gr3" draw:text-style-name="P7" draw:layer="layout" svg:width="0.193cm" svg:height="0.258cm" svg:x="8.236cm" svg:y="13.2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7.758cm" svg:y="14.4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10.084cm" svg:y="13.26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22cm" svg:y="13.2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813cm" svg:y="13.2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1.255cm" svg:y="13.0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8.854cm" svg:y="13.926cm" svg:viewBox="0 0 3958 33" draw:points="1978,33 0,33 0,0 3958,0 3958,33">
            <text:p/>
          </draw:polygon>
          <draw:path draw:style-name="gr3" draw:text-style-name="P7" draw:layer="layout" svg:width="0.254cm" svg:height="0.356cm" svg:x="8.879cm" svg:y="14.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185cm" svg:y="14.1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398cm" svg:y="14.32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9.965cm" svg:y="14.12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10.531cm" svg:y="14.2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288cm" svg:y="14.32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1.626cm" svg:y="14.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017cm" svg:y="14.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2.459cm" svg:y="14.12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3.191cm" svg:y="13.59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3.596cm" svg:y="13.5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94" draw:id="id194">
          <svg:title>TexMaths</svg:title>
          <svg:desc>24§display§\text {I} §svg§600§FALSE§</svg:desc>
          <draw:polygon draw:style-name="gr2" draw:text-style-name="P6" draw:layer="layout" svg:width="0.197cm" svg:height="0.493cm" svg:x="5.932cm" svg:y="13.738cm" svg:viewBox="0 0 198 494" draw:points="100,494 0,494 0,0 198,0 198,494">
            <text:p/>
          </draw:polygon>
          <draw:path draw:style-name="gr3" draw:text-style-name="P7" draw:layer="layout" svg:width="0.258cm" svg:height="0.577cm" svg:x="5.913cm" svg:y="13.6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6" draw:id="id196">
          <svg:title>TexMaths</svg:title>
          <svg:desc>22§display§.\ .\ .\ \ \text {(1)}§svg§600§FALSE§</svg:desc>
          <draw:polygon draw:style-name="gr2" draw:text-style-name="P6" draw:layer="layout" svg:width="2.508cm" svg:height="0.696cm" svg:x="15.121cm" svg:y="13.637cm" svg:viewBox="0 0 2509 697" draw:points="1255,697 0,697 0,0 2509,0 2509,697">
            <text:p/>
          </draw:polygon>
          <draw:path draw:style-name="gr3" draw:text-style-name="P7" draw:layer="layout" svg:width="0.083cm" svg:height="0.083cm" svg:x="15.149cm" svg:y="1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621cm" svg:y="14.0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094cm" svg:y="14.0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6.833cm" svg:y="13.5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7.127cm" svg:y="13.6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7.488cm" svg:y="13.5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4" smil:attributeName="visibility" smil:to="visible"/>
                  <anim:animate smil:dur="0.5s" smil:fill="hold" smil:targetElement="id184" smil:attributeName="width" smil:values="width*0.05;width" smil:keyTimes="0;1"/>
                  <anim:animate smil:dur="0.5s" smil:fill="hold" smil:targetElement="id184" smil:attributeName="height" smil:values="height;height" smil:keyTimes="0;1"/>
                  <anim:animate smil:dur="0.5s" smil:fill="hold" smil:targetElement="id184" smil:attributeName="x" smil:values="x-.2;x" smil:keyTimes="0;1"/>
                  <anim:animate smil:dur="0.5s" smil:fill="hold" smil:targetElement="id184" smil:attributeName="y" smil:values="y;y" smil:keyTimes="0;1"/>
                  <anim:transitionFilter smil:dur="0.5s" smil:targetElement="id184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5" smil:attributeName="visibility" smil:to="visible"/>
                  <anim:animate smil:dur="0.5s" smil:fill="hold" smil:targetElement="id185" smil:attributeName="width" smil:values="width*0.05;width" smil:keyTimes="0;1"/>
                  <anim:animate smil:dur="0.5s" smil:fill="hold" smil:targetElement="id185" smil:attributeName="height" smil:values="height;height" smil:keyTimes="0;1"/>
                  <anim:animate smil:dur="0.5s" smil:fill="hold" smil:targetElement="id185" smil:attributeName="x" smil:values="x-.2;x" smil:keyTimes="0;1"/>
                  <anim:animate smil:dur="0.5s" smil:fill="hold" smil:targetElement="id185" smil:attributeName="y" smil:values="y;y" smil:keyTimes="0;1"/>
                  <anim:transitionFilter smil:dur="0.5s" smil:targetElement="id185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04" draw:id="id204">
          <svg:title>TexMaths</svg:title>
          <svg:desc>24§display§\text {I + I} §svg§600§FALSE§</svg:desc>
          <draw:polygon draw:style-name="gr2" draw:text-style-name="P6" draw:layer="layout" svg:width="1.719cm" svg:height="0.561cm" svg:x="2.133cm" svg:y="7.637cm" svg:viewBox="0 0 1720 562" draw:points="860,562 0,562 0,0 1720,0 1720,562">
            <text:p/>
          </draw:polygon>
          <draw:path draw:style-name="gr3" draw:text-style-name="P7" draw:layer="layout" svg:width="0.258cm" svg:height="0.576cm" svg:x="2.114cm" svg:y="7.5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2.724cm" svg:y="7.6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3.638cm" svg:y="7.5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203" draw:id="id203">
          <svg:title>TexMaths</svg:title>
          <svg:desc>22§display§\text {Eq. (1) + Eq.(2) Gives,}§svg§600§FALSE§</svg:desc>
          <draw:polygon draw:style-name="gr2" draw:text-style-name="P6" draw:layer="layout" svg:width="7.93cm" svg:height="0.696cm" svg:x="2.224cm" svg:y="5.734cm" svg:viewBox="0 0 7931 697" draw:points="3966,697 0,697 0,0 7931,0 7931,697">
            <text:p/>
          </draw:polygon>
          <draw:path draw:style-name="gr3" draw:text-style-name="P7" draw:layer="layout" svg:width="0.48cm" svg:height="0.527cm" svg:x="2.21cm" svg:y="5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2.738cm" svg:y="5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3.187cm" svg:y="6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3.755cm" svg:y="5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4.048cm" svg:y="5.7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4.41cm" svg:y="5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4.968cm" svg:y="5.8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5.809cm" svg:y="5.7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6.336cm" svg:y="5.9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6.785cm" svg:y="6.1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7.008cm" svg:y="5.6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272cm" svg:y="5.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7.665cm" svg:y="5.6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8.221cm" svg:y="5.7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8.811cm" svg:y="5.7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9.015cm" svg:y="5.9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9.409cm" svg:y="5.9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9.756cm" svg:y="5.9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0.102cm" svg:y="6.1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205" draw:id="id205">
          <svg:title>TexMaths</svg:title>
          <svg:desc>22§display§= \int_{0}^{\frac{\pi}{2}} \frac{\cos \theta}{ \sin \theta + \cos \theta }\ d \theta + \int_{0}^{\frac{\pi}{2}} \frac{\sin \theta}{ \sin \theta + \cos \theta }\ d \theta \ d\theta§svg§600§FALSE§</svg:desc>
          <draw:polygon draw:style-name="gr2" draw:text-style-name="P6" draw:layer="layout" svg:width="15.991cm" svg:height="1.873cm" svg:x="4.321cm" svg:y="6.837cm" svg:viewBox="0 0 15992 1874" draw:points="7997,1874 0,1874 0,0 15992,0 15992,1874">
            <text:p/>
          </draw:polygon>
          <draw:path draw:style-name="gr3" draw:text-style-name="P7" draw:layer="layout" svg:width="0.515cm" svg:height="0.182cm" svg:x="4.326cm" svg:y="7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141cm" svg:y="6.9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5.998cm" svg:y="6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5.965cm" svg:y="7.023cm" svg:viewBox="0 0 336 28" draw:points="169,28 0,28 0,0 336,0 336,28">
            <text:p/>
          </draw:polygon>
          <draw:path draw:style-name="gr3" draw:text-style-name="P7" draw:layer="layout" svg:width="0.193cm" svg:height="0.258cm" svg:x="6.035cm" svg:y="7.101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5.556cm" svg:y="8.3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7.883cm" svg:y="7.16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221cm" svg:y="7.16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612cm" svg:y="7.1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9.053cm" svg:y="6.965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6.653cm" svg:y="7.824cm" svg:viewBox="0 0 3958 33" draw:points="1978,33 0,33 0,0 3958,0 3958,33">
            <text:p/>
          </draw:polygon>
          <draw:path draw:style-name="gr3" draw:text-style-name="P7" draw:layer="layout" svg:width="0.254cm" svg:height="0.356cm" svg:x="6.678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84cm" svg:y="8.0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97cm" svg:y="8.22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7.763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33cm" svg:y="8.11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087cm" svg:y="8.21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425cm" svg:y="8.21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815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0.257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0.989cm" svg:y="7.49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1.394cm" svg:y="7.48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11.961cm" svg:y="7.5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2.735cm" svg:y="6.9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3.592cm" svg:y="6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3.557cm" svg:y="7.023cm" svg:viewBox="0 0 336 28" draw:points="169,28 0,28 0,0 336,0 336,28">
            <text:p/>
          </draw:polygon>
          <draw:path draw:style-name="gr3" draw:text-style-name="P7" draw:layer="layout" svg:width="0.193cm" svg:height="0.258cm" svg:x="13.627cm" svg:y="7.101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3.149cm" svg:y="8.378cm" svg:viewBox="0 0 253 371" svg:d="M253 188c0-60-7-104-33-141-16-26-49-47-93-47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254cm" svg:height="0.356cm" svg:x="15.518cm" svg:y="7.16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822cm" svg:y="6.99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037cm" svg:y="7.169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6.603cm" svg:y="6.965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14.245cm" svg:y="7.824cm" svg:viewBox="0 0 3958 33" draw:points="1978,33 0,33 0,0 3958,0 3958,33">
            <text:p/>
          </draw:polygon>
          <draw:path draw:style-name="gr3" draw:text-style-name="P7" draw:layer="layout" svg:width="0.254cm" svg:height="0.356cm" svg:x="14.272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576cm" svg:y="8.04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4.789cm" svg:y="8.22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5.356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15.922cm" svg:y="8.11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6.679cm" svg:y="8.21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019cm" svg:y="8.21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7.408cm" svg:y="8.21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7.849cm" svg:y="8.01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8.583cm" svg:y="7.49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8.986cm" svg:y="7.48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9.627cm" svg:y="7.49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20.032cm" svg:y="7.48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98" draw:id="id198">
          <svg:title>TexMaths</svg:title>
          <svg:desc>22§display§= \int_{0}^{\frac{\pi}{2}} \frac{\cos \left( \frac{\pi}{2} - \theta \right)}{ \sin \left( \frac{\pi}{2} - \theta \right) + \cos \left( \frac{\pi}{2} - \theta \right) }\ d \theta§svg§600§FALSE§</svg:desc>
          <draw:polygon draw:style-name="gr2" draw:text-style-name="P6" draw:layer="layout" svg:width="11.794cm" svg:height="2.001cm" svg:x="4.323cm" svg:y="0.741cm" svg:viewBox="0 0 11795 2002" draw:points="5898,2002 0,2002 0,0 11795,0 11795,2002">
            <text:p/>
          </draw:polygon>
          <draw:path draw:style-name="gr3" draw:text-style-name="P7" draw:layer="layout" svg:width="0.515cm" svg:height="0.182cm" svg:x="4.328cm" svg:y="1.6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5.143cm" svg:y="0.88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261cm" svg:height="0.172cm" svg:x="6cm" svg:y="0.702cm" svg:viewBox="0 0 262 173" svg:d="M239 30c7 0 11 0 18-4 2-3 5-8 5-14 0-12-12-12-17-12h-168c-8 0-26 0-49 19-10 9-28 30-28 34 0 7 5 7 7 7 7 0 7-2 9-5 14-16 32-25 56-25h28c-14 49-35 90-47 114-7 9-7 11-7 14 0 9 7 15 16 15 15 0 21-18 30-50 8-30 15-58 24-93h51c-2 5-12 47-12 79 0 27 10 64 26 64 11 0 21-9 21-20 0-3-1-5-3-10-19-30-19-64-19-71 0-14 1-30 5-42z">
            <text:p/>
          </draw:path>
          <draw:polygon draw:style-name="gr3" draw:text-style-name="P7" draw:layer="layout" svg:width="0.335cm" svg:height="0.027cm" svg:x="5.967cm" svg:y="0.927cm" svg:viewBox="0 0 336 28" draw:points="169,28 0,28 0,0 336,0 336,28">
            <text:p/>
          </draw:polygon>
          <draw:path draw:style-name="gr3" draw:text-style-name="P7" draw:layer="layout" svg:width="0.193cm" svg:height="0.258cm" svg:x="6.037cm" svg:y="1.005cm" svg:viewBox="0 0 194 259" svg:d="M194 185h-16c-2 7-6 32-11 35-3 2-37 2-42 2h-77c26-20 56-41 79-57 35-24 67-47 67-88 0-49-46-77-102-77-53 0-92 30-92 69 0 19 18 23 23 23 10 0 23-7 23-23 0-14-11-21-23-23 12-18 33-28 60-28 38 0 70 22 70 59 0 34-23 59-53 83l-95 81c-5 4-5 4-5 7v11h181z">
            <text:p/>
          </draw:path>
          <draw:path draw:style-name="gr3" draw:text-style-name="P7" draw:layer="layout" svg:width="0.252cm" svg:height="0.37cm" svg:x="5.558cm" svg:y="2.283cm" svg:viewBox="0 0 253 371" svg:d="M253 188c0-59-7-103-33-140-16-27-49-48-93-48-127 0-127 148-127 188 0 39 0 183 127 183 126 0 126-144 126-183zM127 357c-25 0-58-15-69-59-9-32-9-78-9-117 0-40 0-81 9-111 11-44 46-54 69-54 30 0 58 17 67 49 8 28 10 69 10 116 0 39 0 80-9 115-10 49-47 61-68 61z">
            <text:p/>
          </draw:path>
          <draw:path draw:style-name="gr3" draw:text-style-name="P7" draw:layer="layout" svg:width="0.295cm" svg:height="0.356cm" svg:x="8.996cm" svg:y="1.01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334cm" svg:y="1.01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724cm" svg:y="1.01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10.251cm" svg:y="0.709cm" svg:viewBox="0 0 204 930" svg:d="M204 921c0-2-2-4-3-7-36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0.604cm" svg:y="0.827cm" svg:viewBox="0 0 326 241" svg:d="M144 37h65c-8 33-19 83-19 125 0 23 2 37 5 49 9 27 16 30 25 30 12 0 25-12 25-24 0-6 0-7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0.58cm" svg:y="1.156cm" svg:viewBox="0 0 382 33" draw:points="192,33 0,33 0,0 382,0 382,33">
            <text:p/>
          </draw:polygon>
          <draw:path draw:style-name="gr3" draw:text-style-name="P7" draw:layer="layout" svg:width="0.24cm" svg:height="0.36cm" svg:x="10.65cm" svg:y="1.27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89cm" svg:y="1.156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2.032cm" svg:y="0.82cm" svg:viewBox="0 0 320 556" svg:d="M320 158c0-51-12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03cm" svg:height="0.929cm" svg:x="12.417cm" svg:y="0.709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olygon draw:style-name="gr3" draw:text-style-name="P7" draw:layer="layout" svg:width="8.398cm" svg:height="0.032cm" svg:x="6.655cm" svg:y="1.728cm" svg:viewBox="0 0 8399 33" draw:points="4199,33 0,33 0,0 8399,0 8399,33">
            <text:p/>
          </draw:polygon>
          <draw:path draw:style-name="gr3" draw:text-style-name="P7" draw:layer="layout" svg:width="0.254cm" svg:height="0.356cm" svg:x="6.68cm" svg:y="2.16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6.986cm" svg:y="1.993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7.199cm" svg:y="2.169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03cm" svg:height="0.929cm" svg:x="7.85cm" svg:y="1.853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8.204cm" svg:y="1.973cm" svg:viewBox="0 0 326 241" svg:d="M144 37h65c-8 33-19 83-19 125 0 23 2 37 5 49 9 27 16 30 25 30 12 0 25-12 25-24 0-6 0-7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8.181cm" svg:y="2.302cm" svg:viewBox="0 0 382 33" draw:points="192,33 0,33 0,0 382,0 382,33">
            <text:p/>
          </draw:polygon>
          <draw:path draw:style-name="gr3" draw:text-style-name="P7" draw:layer="layout" svg:width="0.24cm" svg:height="0.36cm" svg:x="8.251cm" svg:y="2.4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89cm" svg:y="2.302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9.631cm" svg:y="1.96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03cm" svg:height="0.929cm" svg:x="10.016cm" svg:y="1.85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515cm" svg:height="0.517cm" svg:x="10.553cm" svg:y="2.0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1.308cm" svg:y="2.16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1.648cm" svg:y="2.163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2.039cm" svg:y="2.16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03cm" svg:height="0.929cm" svg:x="12.565cm" svg:y="1.853cm" svg:viewBox="0 0 204 930" svg:d="M204 921c0-2-2-4-3-7-37-37-90-101-122-227-17-71-24-150-24-222 0-204 47-347 142-447 7-7 7-9 7-11 0-7-7-7-10-7-11 0-53 46-64 58-79 93-130 234-130 407 0 109 19 266 121 396 9 9 59 69 73 69 3 0 10 0 10-9z">
            <text:p/>
          </draw:path>
          <draw:path draw:style-name="gr3" draw:text-style-name="P7" draw:layer="layout" svg:width="0.325cm" svg:height="0.24cm" svg:x="12.919cm" svg:y="1.973cm" svg:viewBox="0 0 326 241" svg:d="M144 37h65c-8 33-19 83-19 125 0 23 2 37 5 49 9 27 16 30 25 30 12 0 25-12 25-24 0-6 0-7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381cm" svg:height="0.032cm" svg:x="12.894cm" svg:y="2.302cm" svg:viewBox="0 0 382 33" draw:points="192,33 0,33 0,0 382,0 382,33">
            <text:p/>
          </draw:polygon>
          <draw:path draw:style-name="gr3" draw:text-style-name="P7" draw:layer="layout" svg:width="0.24cm" svg:height="0.36cm" svg:x="12.964cm" svg:y="2.4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3.603cm" svg:y="2.302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4.346cm" svg:y="1.964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  <draw:path draw:style-name="gr3" draw:text-style-name="P7" draw:layer="layout" svg:width="0.203cm" svg:height="0.929cm" svg:x="14.731cm" svg:y="1.853cm" svg:viewBox="0 0 204 930" svg:d="M204 465c0-109-19-266-121-396-9-11-60-69-74-69-4 0-9 2-9 7 0 4 2 5 5 9 37 40 88 102 120 225 18 71 25 152 25 224 0 77-7 156-27 232-30 109-75 171-116 215-7 7-7 7-7 9 0 7 5 9 9 9 12 0 54-48 65-59 79-95 130-234 130-406z">
            <text:p/>
          </draw:path>
          <draw:path draw:style-name="gr3" draw:text-style-name="P7" draw:layer="layout" svg:width="0.369cm" svg:height="0.547cm" svg:x="15.434cm" svg:y="1.401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5-4 16-16 30-34 43-65 55-86 55-39 0-51-42-51-72 0-39 26-136 44-171 22-46 58-74 89-74 51 0 62 63 62 69 0 3-2 8-4 12z">
            <text:p/>
          </draw:path>
          <draw:path draw:style-name="gr3" draw:text-style-name="P7" draw:layer="layout" svg:width="0.319cm" svg:height="0.555cm" svg:x="15.837cm" svg:y="1.392cm" svg:viewBox="0 0 320 556" svg:d="M320 158c0-51-14-158-93-158-107 0-227 218-227 396 0 74 23 160 93 160 109 0 227-223 227-398zM83 266c12-49 28-113 60-167 21-39 49-81 84-81 39 0 42 49 42 93 0 39-5 77-24 155zM238 290c-9 36-25 103-55 157-26 53-56 92-90 92-26 0-42-23-42-95 0-32 5-78 25-154z">
            <text:p/>
          </draw:path>
        </draw:g>
        <draw:g xml:id="id197" draw:id="id197">
          <svg:title>TexMaths</svg:title>
          <svg:desc>24§display§\text {I} §svg§600§FALSE§</svg:desc>
          <draw:polygon draw:style-name="gr2" draw:text-style-name="P6" draw:layer="layout" svg:width="0.197cm" svg:height="0.493cm" svg:x="3.733cm" svg:y="1.539cm" svg:viewBox="0 0 198 494" draw:points="100,494 0,494 0,0 198,0 198,494">
            <text:p/>
          </draw:polygon>
          <draw:path draw:style-name="gr3" draw:text-style-name="P7" draw:layer="layout" svg:width="0.258cm" svg:height="0.577cm" svg:x="3.714cm" svg:y="1.4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1" draw:id="id201">
          <svg:title>TexMaths</svg:title>
          <svg:desc>22§display§= \int_{0}^{\frac{\pi}{2}} \frac{\sin \theta }{ \cos \theta + \sin \theta }\ d \theta§svg§600§FALSE§</svg:desc>
          <draw:polygon draw:style-name="gr2" draw:text-style-name="P6" draw:layer="layout" svg:width="7.354cm" svg:height="1.873cm" svg:x="4.324cm" svg:y="3.242cm" svg:viewBox="0 0 7355 1874" draw:points="3679,1874 0,1874 0,0 7355,0 7355,1874">
            <text:p/>
          </draw:polygon>
          <draw:path draw:style-name="gr3" draw:text-style-name="P7" draw:layer="layout" svg:width="0.515cm" svg:height="0.182cm" svg:x="4.329cm" svg:y="4.1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144cm" svg:y="3.386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001cm" svg:y="3.2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5.968cm" svg:y="3.428cm" svg:viewBox="0 0 336 28" draw:points="169,28 0,28 0,0 336,0 336,28">
            <text:p/>
          </draw:polygon>
          <draw:path draw:style-name="gr3" draw:text-style-name="P7" draw:layer="layout" svg:width="0.193cm" svg:height="0.258cm" svg:x="6.038cm" svg:y="3.506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5.56cm" svg:y="4.783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54cm" svg:height="0.356cm" svg:x="7.929cm" svg:y="3.56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233cm" svg:y="3.39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48cm" svg:y="3.57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9.013cm" svg:y="3.3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6.656cm" svg:y="4.229cm" svg:viewBox="0 0 3958 33" draw:points="1978,33 0,33 0,0 3958,0 3958,33">
            <text:p/>
          </draw:polygon>
          <draw:path draw:style-name="gr3" draw:text-style-name="P7" draw:layer="layout" svg:width="0.295cm" svg:height="0.356cm" svg:x="6.682cm" svg:y="4.6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02cm" svg:y="4.62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411cm" svg:y="4.6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7.853cm" svg:y="4.424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42cm" svg:y="4.51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9.175cm" svg:y="4.6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479cm" svg:y="4.4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694cm" svg:y="4.62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0.261cm" svg:y="4.424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0.993cm" svg:y="3.901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1.398cm" svg:y="3.893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200" draw:id="id200">
          <svg:title>TexMaths</svg:title>
          <svg:desc>24§display§\text {I} §svg§600§FALSE§</svg:desc>
          <draw:polygon draw:style-name="gr2" draw:text-style-name="P6" draw:layer="layout" svg:width="0.197cm" svg:height="0.493cm" svg:x="3.734cm" svg:y="4.039cm" svg:viewBox="0 0 198 494" draw:points="100,494 0,494 0,0 198,0 198,494">
            <text:p/>
          </draw:polygon>
          <draw:path draw:style-name="gr3" draw:text-style-name="P7" draw:layer="layout" svg:width="0.258cm" svg:height="0.577cm" svg:x="3.715cm" svg:y="3.997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.\ .\ .\ \ \text {(2)}§svg§600§FALSE§</svg:desc>
          <draw:polygon draw:style-name="gr2" draw:text-style-name="P6" draw:layer="layout" svg:width="2.508cm" svg:height="0.696cm" svg:x="12.922cm" svg:y="4.038cm" svg:viewBox="0 0 2509 697" draw:points="1255,697 0,697 0,0 2509,0 2509,697">
            <text:p/>
          </draw:polygon>
          <draw:path draw:style-name="gr3" draw:text-style-name="P7" draw:layer="layout" svg:width="0.083cm" svg:height="0.083cm" svg:x="12.95cm" svg:y="4.4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3.422cm" svg:y="4.4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3.895cm" svg:y="4.4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4.634cm" svg:y="3.9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4.898cm" svg:y="4.06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5.289cm" svg:y="3.99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07" draw:id="id207">
          <svg:title>TexMaths</svg:title>
          <svg:desc>22§display§= \int_{0}^{\frac{\pi}{2}} \frac{\cos \theta + \sin \theta}{ \sin \theta + \cos \theta }\ d \theta §svg§600§FALSE§</svg:desc>
          <draw:polygon draw:style-name="gr2" draw:text-style-name="P6" draw:layer="layout" svg:width="7.354cm" svg:height="1.873cm" svg:x="4.322cm" svg:y="9.338cm" svg:viewBox="0 0 7355 1874" draw:points="3679,1874 0,1874 0,0 7355,0 7355,1874">
            <text:p/>
          </draw:polygon>
          <draw:path draw:style-name="gr3" draw:text-style-name="P7" draw:layer="layout" svg:width="0.515cm" svg:height="0.182cm" svg:x="4.327cm" svg:y="10.2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142cm" svg:y="9.4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5.999cm" svg:y="9.2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5.966cm" svg:y="9.524cm" svg:viewBox="0 0 336 28" draw:points="169,28 0,28 0,0 336,0 336,28">
            <text:p/>
          </draw:polygon>
          <draw:path draw:style-name="gr3" draw:text-style-name="P7" draw:layer="layout" svg:width="0.193cm" svg:height="0.258cm" svg:x="6.036cm" svg:y="9.602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5.558cm" svg:y="10.8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295cm" svg:height="0.356cm" svg:x="6.68cm" svg:y="9.665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018cm" svg:y="9.66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409cm" svg:y="9.6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7.851cm" svg:y="9.466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418cm" svg:y="9.5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9.173cm" svg:y="9.6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477cm" svg:y="9.4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692cm" svg:y="9.6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10.259cm" svg:y="9.466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olygon draw:style-name="gr3" draw:text-style-name="P7" draw:layer="layout" svg:width="3.957cm" svg:height="0.032cm" svg:x="6.654cm" svg:y="10.325cm" svg:viewBox="0 0 3958 33" draw:points="1978,33 0,33 0,0 3958,0 3958,33">
            <text:p/>
          </draw:polygon>
          <draw:path draw:style-name="gr3" draw:text-style-name="P7" draw:layer="layout" svg:width="0.254cm" svg:height="0.356cm" svg:x="6.679cm" svg:y="10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6.985cm" svg:y="10.5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198cm" svg:y="10.7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7.765cm" svg:y="10.52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331cm" svg:y="10.6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088cm" svg:y="10.71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426cm" svg:y="10.7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817cm" svg:y="10.7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0.259cm" svg:y="10.52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369cm" svg:height="0.546cm" svg:x="10.991cm" svg:y="9.997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19cm" svg:height="0.555cm" svg:x="11.396cm" svg:y="9.989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206" draw:id="id206">
          <svg:title>TexMaths</svg:title>
          <svg:desc>24§display§\text { 2 I} §svg§600§FALSE§</svg:desc>
          <draw:polygon draw:style-name="gr2" draw:text-style-name="P6" draw:layer="layout" svg:width="0.9cm" svg:height="0.493cm" svg:x="2.916cm" svg:y="10.138cm" svg:viewBox="0 0 901 494" draw:points="451,494 0,494 0,0 901,0 901,494">
            <text:p/>
          </draw:polygon>
          <draw:path draw:style-name="gr3" draw:text-style-name="P7" draw:layer="layout" svg:width="0.337cm" svg:height="0.564cm" svg:x="2.916cm" svg:y="10.10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3.6cm" svg:y="10.096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08" draw:id="id208">
          <svg:title>TexMaths</svg:title>
          <svg:desc>22§display§= \int_{0}^{\frac{\pi}{2}}\ dx§svg§600§FALSE§</svg:desc>
          <draw:polygon draw:style-name="gr2" draw:text-style-name="P6" draw:layer="layout" svg:width="3.269cm" svg:height="1.873cm" svg:x="12.424cm" svg:y="9.339cm" svg:viewBox="0 0 3270 1874" draw:points="1635,1874 0,1874 0,0 3270,0 3270,1874">
            <text:p/>
          </draw:polygon>
          <draw:path draw:style-name="gr3" draw:text-style-name="P7" draw:layer="layout" svg:width="0.515cm" svg:height="0.182cm" svg:x="12.429cm" svg:y="10.2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3.244cm" svg:y="9.483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4.101cm" svg:y="9.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14.068cm" svg:y="9.525cm" svg:viewBox="0 0 336 28" draw:points="169,28 0,28 0,0 336,0 336,28">
            <text:p/>
          </draw:polygon>
          <draw:path draw:style-name="gr3" draw:text-style-name="P7" draw:layer="layout" svg:width="0.193cm" svg:height="0.258cm" svg:x="14.138cm" svg:y="9.603cm" svg:viewBox="0 0 194 259" svg:d="M194 185h-16c-2 7-6 31-11 35-3 2-37 2-42 2h-77c26-20 56-41 79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252cm" svg:height="0.37cm" svg:x="13.66cm" svg:y="10.8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69cm" svg:height="0.546cm" svg:x="14.952cm" svg:y="9.998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346cm" svg:y="10.19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09" draw:id="id209">
          <svg:title>TexMaths</svg:title>
          <svg:desc>22§display§= [\ x \ ]_0^{\pi/2}§svg§600§FALSE§</svg:desc>
          <draw:polygon draw:style-name="gr2" draw:text-style-name="P6" draw:layer="layout" svg:width="3.096cm" svg:height="0.947cm" svg:x="16.227cm" svg:y="9.84cm" svg:viewBox="0 0 3097 948" draw:points="1548,948 0,948 0,0 3097,0 3097,948">
            <text:p/>
          </draw:polygon>
          <draw:path draw:style-name="gr3" draw:text-style-name="P7" draw:layer="layout" svg:width="0.515cm" svg:height="0.182cm" svg:x="16.232cm" svg:y="10.325cm" svg:viewBox="0 0 516 183" svg:d="M489 32c12 0 27 0 27-16s-15-16-25-16h-465c-12 0-26 0-26 16s14 16 26 16zM491 183c10 0 25 0 25-16s-15-16-27-16h-463c-12 0-26 0-26 16s14 16 26 16z">
            <text:p/>
          </draw:path>
          <draw:polygon draw:style-name="gr3" draw:text-style-name="P7" draw:layer="layout" svg:width="0.106cm" svg:height="0.773cm" svg:x="17.096cm" svg:y="10.028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17.499cm" svg:y="10.26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0 0 124-101 124-120 0-7-7-7-8-7-7 0-9 2-11 7-25 84-79 102-104 102-30 0-42-25-42-51 0-18 5-33 14-69z">
            <text:p/>
          </draw:path>
          <draw:polygon draw:style-name="gr3" draw:text-style-name="P7" draw:layer="layout" svg:width="0.106cm" svg:height="0.773cm" svg:x="18.192cm" svg:y="10.028cm" svg:viewBox="0 0 107 774" draw:points="107,0 0,0 0,32 76,32 76,744 0,744 0,774 107,774">
            <text:p/>
          </draw:polygon>
          <draw:path draw:style-name="gr3" draw:text-style-name="P7" draw:layer="layout" svg:width="0.324cm" svg:height="0.24cm" svg:x="18.416cm" svg:y="9.973cm" svg:viewBox="0 0 325 241" svg:d="M144 37h65c-8 33-19 83-19 125 0 23 2 37 5 49 9 26 16 30 25 30 12 0 25-12 25-25 0-5 0-7-4-12-11-21-19-51-19-97 0-10 0-31 7-70h67c10 0 15 0 21-4 7-7 8-14 8-17 0-16-14-16-22-16h-206c-21 0-37 5-62 28-14 12-35 42-35 46 0 7 7 7 9 7 7 0 7 0 10-5 29-39 62-39 74-39h32c-16 60-46 125-62 156-3 7-8 20-10 21 0 2-2 6-2 9 0 9 7 18 19 18 21 0 29-25 41-74z">
            <text:p/>
          </draw:path>
          <draw:path draw:style-name="gr3" draw:text-style-name="P7" draw:layer="layout" svg:width="0.233cm" svg:height="0.542cm" svg:x="18.813cm" svg:y="9.801cm" svg:viewBox="0 0 234 543" svg:d="M230 25c4-7 4-9 4-11 0-9-7-14-12-14-9 0-13 7-16 14l-202 505c-4 7-4 8-4 10 0 9 7 14 12 14 11 0 13-7 16-14z">
            <text:p/>
          </draw:path>
          <draw:path draw:style-name="gr3" draw:text-style-name="P7" draw:layer="layout" svg:width="0.24cm" svg:height="0.359cm" svg:x="19.123cm" svg:y="9.847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7" draw:layer="layout" svg:width="0.252cm" svg:height="0.37cm" svg:x="18.419cm" svg:y="10.455cm" svg:viewBox="0 0 253 371" svg:d="M253 188c0-60-7-104-33-141-16-26-49-47-93-47-127 0-127 148-127 188 0 39 0 183 127 183 126 0 126-144 126-183zM127 357c-25 0-58-16-69-60-9-32-9-77-9-116 0-40 0-81 9-111 11-44 46-54 69-54 30 0 58 17 67 49 8 28 8 69 8 116 0 39 0 79-7 114-10 50-47 62-68 62z">
            <text:p/>
          </draw:path>
        </draw:g>
        <draw:g xml:id="id210" draw:id="id210">
          <svg:title>TexMaths</svg:title>
          <svg:desc>24§display§\text { 2 I} = §svg§600§FALSE§</svg:desc>
          <draw:polygon draw:style-name="gr2" draw:text-style-name="P6" draw:layer="layout" svg:width="1.767cm" svg:height="0.493cm" svg:x="3.116cm" svg:y="12.138cm" svg:viewBox="0 0 1768 494" draw:points="884,494 0,494 0,0 1768,0 1768,494">
            <text:p/>
          </draw:polygon>
          <draw:path draw:style-name="gr3" draw:text-style-name="P7" draw:layer="layout" svg:width="0.337cm" svg:height="0.564cm" svg:x="3.116cm" svg:y="12.109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3.8cm" svg:y="12.096cm" svg:viewBox="0 0 259 578" svg:d="M167 65c0-29 4-38 69-38h23v-27c-28 2-96 2-128 2-35 0-102 0-131-2v27h23c65 0 69 9 69 38v448c0 30-4 38-69 38h-23v27c29-2 96-2 129-2 34 0 102 0 130 2v-27h-23c-65 0-69-8-69-38z">
            <text:p/>
          </draw:path>
          <draw:path draw:style-name="gr3" draw:text-style-name="P7" draw:layer="layout" svg:width="0.562cm" svg:height="0.199cm" svg:x="4.363cm" svg:y="12.363cm" svg:viewBox="0 0 563 200" svg:d="M534 35c14 0 29 0 29-18 0-17-15-17-27-17h-507c-14 0-29 0-29 17 0 18 15 18 29 18zM536 200c12 0 27 0 27-18 0-17-15-17-29-17h-505c-14 0-29 0-29 17 0 18 15 18 29 18z">
            <text:p/>
          </draw:path>
        </draw:g>
        <draw:g xml:id="id211" draw:id="id211">
          <svg:title>TexMaths</svg:title>
          <svg:desc>22§display§\frac{\pi}{2} - 0§svg§600§FALSE§</svg:desc>
          <draw:polygon draw:style-name="gr2" draw:text-style-name="P6" draw:layer="layout" svg:width="1.785cm" svg:height="1.31cm" svg:x="5.457cm" svg:y="11.835cm" svg:viewBox="0 0 1786 1311" draw:points="892,1311 0,1311 0,0 1786,0 1786,1311">
            <text:p/>
          </draw:polygon>
          <draw:path draw:style-name="gr3" draw:text-style-name="P7" draw:layer="layout" svg:width="0.418cm" svg:height="0.342cm" svg:x="5.439cm" svg:y="11.796cm" svg:viewBox="0 0 419 343" svg:d="M185 46h88c-27 114-34 148-34 200 0 11 0 32 7 58 7 36 16 39 28 39 16 0 32-14 32-30 0-3 0-5-5-16-23-56-23-107-23-128 0-42 5-83 14-123h90c9 0 37 0 37-27 0-19-16-19-30-19h-261c-17 0-47 0-81 37-28 30-47 65-47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5.418cm" svg:y="12.443cm" svg:viewBox="0 0 470 33" draw:points="236,33 0,33 0,0 470,0 470,33">
            <text:p/>
          </draw:polygon>
          <draw:path draw:style-name="gr3" draw:text-style-name="P7" draw:layer="layout" svg:width="0.309cm" svg:height="0.516cm" svg:x="5.497cm" svg:y="12.667cm" svg:viewBox="0 0 310 517" svg:d="M60 457l82-81c122-107 168-147 168-225 0-89-69-151-164-151-88 0-146 72-146 141 0 42 39 42 40 42 15 0 41-9 41-41 0-19-14-40-41-40-7 0-7 0-10 2 17-51 60-79 105-79 71 0 104 61 104 126 0 62-38 123-81 171l-149 165c-9 9-9 11-9 30h289l21-135h-20c-3 23-9 58-16 68-7 7-58 7-73 7z">
            <text:p/>
          </draw:path>
          <draw:path draw:style-name="gr3" draw:text-style-name="P7" draw:layer="layout" svg:width="0.472cm" svg:height="0.032cm" svg:x="6.215cm" svg:y="12.443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6.954cm" svg:y="12.13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5 14 91 89 7 44 7 102 7 152 0 58 0 110-9 160-10 74-54 98-89 98z">
            <text:p/>
          </draw:path>
        </draw:g>
        <draw:g xml:id="id212" draw:id="id212">
          <svg:title>TexMaths</svg:title>
          <svg:desc>22§display§= \frac{\pi}{2}§svg§600§FALSE§</svg:desc>
          <draw:polygon draw:style-name="gr2" draw:text-style-name="P6" draw:layer="layout" svg:width="1.302cm" svg:height="1.31cm" svg:x="7.719cm" svg:y="11.836cm" svg:viewBox="0 0 1303 1311" draw:points="652,1311 0,1311 0,0 1303,0 1303,1311">
            <text:p/>
          </draw:polygon>
          <draw:path draw:style-name="gr3" draw:text-style-name="P7" draw:layer="layout" svg:width="0.515cm" svg:height="0.182cm" svg:x="7.724cm" svg:y="12.369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8.61cm" svg:y="11.797cm" svg:viewBox="0 0 419 343" svg:d="M185 46h88c-26 114-34 148-34 200 0 11 0 32 8 58 7 36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8.589cm" svg:y="12.444cm" svg:viewBox="0 0 470 33" draw:points="236,33 0,33 0,0 470,0 470,33">
            <text:p/>
          </draw:polygon>
          <draw:path draw:style-name="gr3" draw:text-style-name="P7" draw:layer="layout" svg:width="0.309cm" svg:height="0.516cm" svg:x="8.67cm" svg:y="12.668cm" svg:viewBox="0 0 310 517" svg:d="M60 457l83-81c121-107 167-147 167-225 0-89-69-151-164-151-88 0-146 72-146 141 0 42 39 42 40 42 15 0 41-9 41-41 0-19-14-40-41-40-7 0-7 0-10 2 18-51 60-79 106-79 70 0 103 61 103 126 0 62-38 123-81 171l-149 165c-9 9-9 11-9 30h289l21-135h-19c-4 23-9 58-16 68-7 7-58 7-74 7z">
            <text:p/>
          </draw:path>
        </draw:g>
        <draw:g xml:id="id213" draw:id="id213">
          <svg:title>TexMaths</svg:title>
          <svg:desc>24§display§\therefore \ \ \text {I}  §svg§600§FALSE§</svg:desc>
          <draw:polygon draw:style-name="gr2" draw:text-style-name="P6" draw:layer="layout" svg:width="1.557cm" svg:height="0.556cm" svg:x="2.534cm" svg:y="14.14cm" svg:viewBox="0 0 1558 557" draw:points="778,557 0,557 0,0 1558,0 1558,557">
            <text:p/>
          </draw:polygon>
          <draw:path draw:style-name="gr3" draw:text-style-name="P7" draw:layer="layout" svg:width="0.512cm" svg:height="0.456cm" svg:x="2.517cm" svg:y="14.282cm" svg:viewBox="0 0 513 457" svg:d="M302 44c0-23-21-44-45-44s-46 21-46 44c0 25 22 46 46 46s45-19 45-46zM513 411c0-23-19-44-44-44s-46 21-46 44c0 25 21 46 46 46s44-21 44-46zM90 411c0-23-21-44-46-44-23 0-44 21-44 44 0 25 21 46 44 46 25 0 46-21 46-46z">
            <text:p/>
          </draw:path>
          <draw:path draw:style-name="gr3" draw:text-style-name="P7" draw:layer="layout" svg:width="0.258cm" svg:height="0.577cm" svg:x="3.876cm" svg:y="14.098cm" svg:viewBox="0 0 259 578" svg:d="M167 65c0-29 4-38 69-38h23v-27c-28 2-96 2-128 2-35 0-102 0-131-2v27h23c65 0 69 9 69 38v447c0 31-4 39-69 39h-23v27c29-2 96-2 129-2 34 0 102 0 130 2v-27h-23c-65 0-69-8-69-39z">
            <text:p/>
          </draw:path>
        </draw:g>
        <draw:g xml:id="id214" draw:id="id214">
          <svg:title>TexMaths</svg:title>
          <svg:desc>22§display§= \frac{\pi}{4}§svg§600§FALSE§</svg:desc>
          <draw:polygon draw:style-name="gr2" draw:text-style-name="P6" draw:layer="layout" svg:width="1.302cm" svg:height="1.309cm" svg:x="4.418cm" svg:y="13.737cm" svg:viewBox="0 0 1303 1310" draw:points="652,1310 0,1310 0,0 1303,0 1303,1310">
            <text:p/>
          </draw:polygon>
          <draw:path draw:style-name="gr3" draw:text-style-name="P7" draw:layer="layout" svg:width="0.515cm" svg:height="0.182cm" svg:x="4.423cm" svg:y="14.27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418cm" svg:height="0.342cm" svg:x="5.309cm" svg:y="13.698cm" svg:viewBox="0 0 419 343" svg:d="M185 46h88c-26 114-34 147-34 200 0 11 0 32 8 58 7 35 15 39 28 39 16 0 31-14 31-30 0-3 0-5-5-16-23-56-23-107-23-128 0-42 5-83 14-123h90c9 0 37 0 37-27 0-19-16-19-30-19h-260c-18 0-48 0-81 37-29 30-48 65-48 69 0 1 0 8 9 8 7 0 9-3 12-8 39-60 85-60 99-60h46c-27 93-67 186-101 258-5 11-5 13-5 18 0 16 12 21 21 21 25 0 30-21 39-51 12-35 12-37 21-76z">
            <text:p/>
          </draw:path>
          <draw:polygon draw:style-name="gr3" draw:text-style-name="P7" draw:layer="layout" svg:width="0.469cm" svg:height="0.032cm" svg:x="5.288cm" svg:y="14.345cm" svg:viewBox="0 0 470 33" draw:points="236,33 0,33 0,0 470,0 470,33">
            <text:p/>
          </draw:polygon>
          <draw:path draw:style-name="gr3" draw:text-style-name="P7" draw:layer="layout" svg:width="0.344cm" svg:height="0.523cm" svg:x="5.351cm" svg:y="14.56cm" svg:viewBox="0 0 345 524" svg:d="M206 398v66c0 28 0 37-58 37h-16v23c32-2 72-2 104-2 33 0 74 0 106 2v-23h-16c-58 0-60-9-60-37v-66h79v-25h-79v-354c0-14 0-19-12-19-7 0-9 0-15 9l-239 364v25zM211 373h-190l190-289z">
            <text:p/>
          </draw:path>
        </draw:g>
        <draw:g xml:id="id199" draw:id="id199">
          <svg:title>TexMaths</svg:title>
          <svg:desc>18§display§.\ .\ .\ \ \left[\ \int_{0}^{a} f(x)\ dx = \int_{0}^{a} f(a - x)\ dx \ \right]§svg§600§FALSE§</svg:desc>
          <draw:polygon draw:style-name="gr2" draw:text-style-name="P6" draw:layer="layout" svg:width="10.649cm" svg:height="1.455cm" svg:x="16.592cm" svg:y="1.244cm" svg:viewBox="0 0 10650 1456" draw:points="5325,1456 0,1456 0,0 10650,0 10650,1456">
            <text:p/>
          </draw:polygon>
          <draw:path draw:style-name="gr3" draw:text-style-name="P7" draw:layer="layout" svg:width="0.068cm" svg:height="0.068cm" svg:x="16.615cm" svg:y="2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001cm" svg:y="2.06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7.388cm" svg:y="2.061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8.195cm" svg:y="1.212cm" svg:viewBox="0 0 168 1519" draw:points="0,1519 168,1519 168,1484 35,1484 35,35 168,35 168,0 0,0">
            <text:p/>
          </draw:polygon>
          <draw:path draw:style-name="gr3" draw:text-style-name="P7" draw:layer="layout" svg:width="0.562cm" svg:height="1.406cm" svg:x="18.617cm" svg:y="1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9.24cm" svg:y="1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8.955cm" svg:y="2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9.659cm" svg:y="1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0.065cm" svg:y="1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20.267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3cm" svg:x="20.647cm" svg:y="1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1.093cm" svg:y="1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1.414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421cm" svg:height="0.149cm" svg:x="21.969cm" svg:y="1.89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2.637cm" svg:y="1.268cm" svg:viewBox="0 0 563 1407" svg:d="M30 1378c20 0 32-14 32-30 0-22-16-32-30-32-16 0-32 10-32 32 0 33 32 59 71 59 96 0 132-149 177-331 49-201 90-404 125-607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3.262cm" svg:y="1.229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2.977cm" svg:y="2.411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3.679cm" svg:y="1.68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4.087cm" svg:y="1.655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4.294cm" svg:y="1.85cm" svg:viewBox="0 0 291 288" svg:d="M212 40c-12-23-31-40-59-40-74 0-153 94-153 186 0 60 35 102 85 102 13 0 45-3 82-48 6 26 27 48 58 48 23 0 37-14 47-35 10-23 19-62 19-63 0-6-6-6-7-6-8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86cm" svg:height="0.026cm" svg:x="24.797cm" svg:y="1.95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396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3cm" svg:x="25.775cm" svg:y="1.655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6.221cm" svg:y="1.69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6.544cm" svg:y="1.8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7.107cm" svg:y="1.212cm" svg:viewBox="0 0 168 1519" draw:points="132,1484 0,1484 0,1519 168,1519 168,0 0,0 0,35 132,3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1+width/2;x" smil:keyTimes="0;1"/>
                  <anim:animate smil:dur="0.5s" smil:fill="hold" smil:targetElement="id1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1+width/2;x" smil:keyTimes="0;1"/>
                  <anim:animate smil:dur="0.5s" smil:fill="hold" smil:targetElement="id2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15" draw:id="id215">
          <svg:title>TexMaths</svg:title>
          <svg:desc>24§display§(6)§svg§600§FALSE§</svg:desc>
          <draw:polygon draw:style-name="gr2" draw:text-style-name="P6" draw:layer="layout" svg:width="0.91cm" svg:height="0.76cm" svg:x="1.512cm" svg:y="1.338cm" svg:viewBox="0 0 911 761" draw:points="455,761 0,761 0,0 911,0 911,761">
            <text:p/>
          </draw:polygon>
          <draw:path draw:style-name="gr3" draw:text-style-name="P7" draw:layer="layout" svg:width="0.197cm" svg:height="0.844cm" svg:x="1.552cm" svg:y="1.29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33cm" svg:y="1.367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269cm" svg:y="1.29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18" draw:id="id218">
          <svg:title>TexMaths</svg:title>
          <svg:desc>22§display§= \int_{\frac{\pi}{6}}^\frac{\pi}{3} \cos^2 x \ dx§svg§600§FALSE§</svg:desc>
          <draw:polygon draw:style-name="gr2" draw:text-style-name="P6" draw:layer="layout" svg:width="5.221cm" svg:height="2.058cm" svg:x="5.317cm" svg:y="0.734cm" svg:viewBox="0 0 5222 2059" draw:points="2612,2059 0,2059 0,0 5222,0 5222,2059">
            <text:p/>
          </draw:polygon>
          <draw:path draw:style-name="gr3" draw:text-style-name="P7" draw:layer="layout" svg:width="0.515cm" svg:height="0.182cm" svg:x="5.322cm" svg:y="1.6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7cm" svg:y="0.87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4cm" svg:y="0.69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1cm" svg:y="0.92cm" svg:viewBox="0 0 336 28" draw:points="169,28 0,28 0,0 336,0 336,28">
            <text:p/>
          </draw:polygon>
          <draw:path draw:style-name="gr3" draw:text-style-name="P7" draw:layer="layout" svg:width="0.201cm" svg:height="0.266cm" svg:x="7.028cm" svg:y="0.998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1cm" svg:y="2.26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18cm" svg:y="2.486cm" svg:viewBox="0 0 336 28" draw:points="169,28 0,28 0,0 336,0 336,28">
            <text:p/>
          </draw:polygon>
          <draw:path draw:style-name="gr3" draw:text-style-name="P7" draw:layer="layout" svg:width="0.201cm" svg:height="0.266cm" svg:x="6.684cm" svg:y="2.564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2cm" svg:y="1.584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2cm" svg:y="1.584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2cm" svg:y="1.5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6cm" svg:y="1.2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088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369cm" svg:height="0.546cm" svg:x="9.798cm" svg:y="1.39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0.192cm" svg:y="1.5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216" draw:id="id216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17" draw:id="id217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0" draw:id="id220">
          <svg:title>TexMaths</svg:title>
          <svg:desc>22§display§= \int_{\frac{\pi}{6}}^\frac{\pi}{3} \cos^2 \left( \frac{\pi}{6} + \frac{\pi}{3}  - x \right) \ dx§svg§600§FALSE§</svg:desc>
          <draw:polygon draw:style-name="gr2" draw:text-style-name="P6" draw:layer="layout" svg:width="9.472cm" svg:height="2.058cm" svg:x="5.318cm" svg:y="3.037cm" svg:viewBox="0 0 9473 2059" draw:points="4736,2059 0,2059 0,0 9473,0 9473,2059">
            <text:p/>
          </draw:polygon>
          <draw:path draw:style-name="gr3" draw:text-style-name="P7" draw:layer="layout" svg:width="0.515cm" svg:height="0.182cm" svg:x="5.323cm" svg:y="3.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8cm" svg:y="3.1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5cm" svg:y="2.9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2cm" svg:y="3.223cm" svg:viewBox="0 0 336 28" draw:points="169,28 0,28 0,0 336,0 336,28">
            <text:p/>
          </draw:polygon>
          <draw:path draw:style-name="gr3" draw:text-style-name="P7" draw:layer="layout" svg:width="0.201cm" svg:height="0.266cm" svg:x="7.029cm" svg:y="3.30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2cm" svg:y="4.56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19cm" svg:y="4.789cm" svg:viewBox="0 0 336 28" draw:points="169,28 0,28 0,0 336,0 336,28">
            <text:p/>
          </draw:polygon>
          <draw:path draw:style-name="gr3" draw:text-style-name="P7" draw:layer="layout" svg:width="0.201cm" svg:height="0.266cm" svg:x="6.686cm" svg:y="4.867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3cm" svg:y="3.88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3cm" svg:y="3.88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4cm" svg:y="3.8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7cm" svg:y="3.5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9.208cm" svg:y="3.345cm" svg:viewBox="0 0 296 1392" svg:d="M260 1385c2 0 9 7 9 7h18c2 0 9 0 9-7 0-4-2-6-4-7-28-28-70-71-118-155-84-150-114-342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18cm" svg:height="0.342cm" svg:x="9.644cm" svg:y="3.37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9.623cm" svg:y="4.024cm" svg:viewBox="0 0 470 33" draw:points="236,33 0,33 0,0 470,0 470,33">
            <text:p/>
          </draw:polygon>
          <draw:path draw:style-name="gr3" draw:text-style-name="P7" draw:layer="layout" svg:width="0.321cm" svg:height="0.532cm" svg:x="9.695cm" svg:y="4.249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7-59 51-77 51z">
            <text:p/>
          </draw:path>
          <draw:path draw:style-name="gr3" draw:text-style-name="P7" draw:layer="layout" svg:width="0.515cm" svg:height="0.516cm" svg:x="10.399cm" svg:y="3.7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18cm" svg:height="0.342cm" svg:x="11.242cm" svg:y="3.37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1.221cm" svg:y="4.024cm" svg:viewBox="0 0 470 33" draw:points="236,33 0,33 0,0 470,0 470,33">
            <text:p/>
          </draw:polygon>
          <draw:path draw:style-name="gr3" draw:text-style-name="P7" draw:layer="layout" svg:width="0.321cm" svg:height="0.532cm" svg:x="11.295cm" svg:y="4.249cm" svg:viewBox="0 0 322 533" svg:d="M194 243c63-20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2.018cm" svg:y="4.0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751cm" svg:y="3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1.391cm" svg:x="13.198cm" svg:y="3.345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7" draw:layer="layout" svg:width="0.369cm" svg:height="0.546cm" svg:x="14.05cm" svg:y="3.69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4.444cm" svg:y="3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21" draw:id="id221">
          <svg:title>TexMaths</svg:title>
          <svg:desc>18§display§.\ .\ .\ \ \left[\ \int_{a}^{b} f(x)\ dx = \int_{a}^{b} f(a + b  - x)\ dx \ \right]§svg§600§FALSE§</svg:desc>
          <draw:polygon draw:style-name="gr2" draw:text-style-name="P6" draw:layer="layout" svg:width="11.644cm" svg:height="1.833cm" svg:x="15.592cm" svg:y="3.144cm" svg:viewBox="0 0 11645 1834" draw:points="5823,1834 0,1834 0,0 11645,0 11645,1834">
            <text:p/>
          </draw:polygon>
          <draw:path draw:style-name="gr3" draw:text-style-name="P7" draw:layer="layout" svg:width="0.068cm" svg:height="0.068cm" svg:x="15.615cm" svg:y="4.15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001cm" svg:y="4.151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388cm" svg:y="4.151cm" svg:viewBox="0 0 69 69" svg:d="M69 35c0-19-16-35-34-35-19 0-35 16-35 35 0 18 16 34 35 34 18 0 34-16 34-34z">
            <text:p/>
          </draw:path>
          <draw:polygon draw:style-name="gr3" draw:text-style-name="P7" draw:layer="layout" svg:width="0.188cm" svg:height="1.898cm" svg:x="17.211cm" svg:y="3.112cm" svg:viewBox="0 0 189 1899" draw:points="0,1899 189,1899 189,1859 39,1859 39,39 189,39 189,0 0,0">
            <text:p/>
          </draw:polygon>
          <draw:path draw:style-name="gr3" draw:text-style-name="P7" draw:layer="layout" svg:width="0.562cm" svg:height="1.406cm" svg:x="17.651cm" svg:y="3.358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18cm" svg:height="0.313cm" svg:x="18.278cm" svg:y="3.207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17.995cm" svg:y="4.599cm" svg:viewBox="0 0 228 202" svg:d="M161 26c-10-14-24-26-46-26-57 0-115 63-115 127 0 43 29 75 68 75 23 0 44-15 63-32 9 27 33 32 46 32 16 0 26-11 35-25 10-17 16-42 16-45 0-5-6-5-8-5-5 0-7 3-10 14-6 22-13 48-31 48-13 0-16-10-16-22 0-7 4-24 7-36s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316cm" svg:height="0.576cm" svg:x="18.642cm" svg:y="3.77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47cm" svg:height="0.632cm" svg:x="19.049cm" svg:y="3.744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9.251cm" svg:y="3.9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147cm" svg:height="0.632cm" svg:x="19.63cm" svg:y="3.744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0.076cm" svg:y="3.78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0.399cm" svg:y="3.9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0.953cm" svg:y="3.987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1.621cm" svg:y="3.358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18cm" svg:height="0.313cm" svg:x="22.248cm" svg:y="3.207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21.964cm" svg:y="4.599cm" svg:viewBox="0 0 228 202" svg:d="M161 26c-10-14-24-26-46-26-57 0-115 63-115 127 0 43 29 75 68 75 23 0 44-15 63-32 9 27 33 32 46 32 16 0 26-11 35-25 10-17 16-42 16-45 0-5-6-5-8-5-5 0-7 3-10 14-6 22-13 48-31 48-13 0-16-10-16-22 0-7 4-24 7-36s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316cm" svg:height="0.576cm" svg:x="22.611cm" svg:y="3.773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47cm" svg:height="0.632cm" svg:x="23.018cm" svg:y="3.744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29cm" svg:height="0.287cm" svg:x="23.227cm" svg:y="3.94cm" svg:viewBox="0 0 291 288" svg:d="M212 40c-12-23-31-40-59-40-74 0-153 94-153 186 0 60 35 102 85 102 13 0 45-3 82-48 6 26 27 48 58 48 23 0 37-14 47-35 10-23 19-62 19-63 0-6-6-6-7-6-6 0-8 2-9 12-11 40-23 78-49 78-17 0-19-16-19-29 0-15 2-19 9-48 7-26 7-33 13-56l23-89c4-19 4-19 4-22 0-11-7-17-17-17-16 0-26 14-27 27zM170 206c-3 11-3 11-12 23-28 34-54 45-72 45-31 0-41-35-41-59 0-32 21-111 36-140 18-38 47-61 73-61 42 0 50 52 50 57 0 2-1 7-2 10z">
            <text:p/>
          </draw:path>
          <draw:path draw:style-name="gr3" draw:text-style-name="P7" draw:layer="layout" svg:width="0.421cm" svg:height="0.422cm" svg:x="23.712cm" svg:y="3.851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339cm" svg:y="3.78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386cm" svg:height="0.026cm" svg:x="24.773cm" svg:y="4.04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373cm" svg:y="3.94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25.751cm" svg:y="3.744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6.198cm" svg:y="3.78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6.52cm" svg:y="3.9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olygon draw:style-name="gr3" draw:text-style-name="P7" draw:layer="layout" svg:width="0.188cm" svg:height="1.898cm" svg:x="27.08cm" svg:y="3.112cm" svg:viewBox="0 0 189 1899" draw:points="150,1859 0,1859 0,1899 189,1899 189,0 0,0 0,39 150,39">
            <text:p/>
          </draw:polygon>
        </draw:g>
        <draw:g xml:id="id223" draw:id="id223">
          <svg:title>TexMaths</svg:title>
          <svg:desc>22§display§= \int_{\frac{\pi}{6}}^\frac{\pi}{3} \cos^2 \left( \frac{\pi}{2} - x \right) \ dx§svg§600§FALSE§</svg:desc>
          <draw:polygon draw:style-name="gr2" draw:text-style-name="P6" draw:layer="layout" svg:width="7.873cm" svg:height="2.058cm" svg:x="5.32cm" svg:y="5.438cm" svg:viewBox="0 0 7874 2059" draw:points="3937,2059 0,2059 0,0 7874,0 7874,2059">
            <text:p/>
          </draw:polygon>
          <draw:path draw:style-name="gr3" draw:text-style-name="P7" draw:layer="layout" svg:width="0.515cm" svg:height="0.182cm" svg:x="5.325cm" svg:y="6.3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cm" svg:y="5.5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7cm" svg:y="5.3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4cm" svg:y="5.624cm" svg:viewBox="0 0 336 28" draw:points="169,28 0,28 0,0 336,0 336,28">
            <text:p/>
          </draw:polygon>
          <draw:path draw:style-name="gr3" draw:text-style-name="P7" draw:layer="layout" svg:width="0.201cm" svg:height="0.266cm" svg:x="7.031cm" svg:y="5.702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4cm" svg:y="6.96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21cm" svg:y="7.19cm" svg:viewBox="0 0 336 28" draw:points="169,28 0,28 0,0 336,0 336,28">
            <text:p/>
          </draw:polygon>
          <draw:path draw:style-name="gr3" draw:text-style-name="P7" draw:layer="layout" svg:width="0.201cm" svg:height="0.266cm" svg:x="6.688cm" svg:y="7.268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5cm" svg:y="6.288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5cm" svg:y="6.28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6cm" svg:y="6.28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9cm" svg:y="5.9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5cm" svg:height="1.391cm" svg:x="9.21cm" svg:y="5.746cm" svg:viewBox="0 0 296 1392" svg:d="M260 1385c2 0 9 7 9 7h18c2 0 9 0 9-7 0-4-2-6-4-7-28-28-70-71-118-155-84-150-114-342-114-526 0-343 97-546 234-683 2-2 2-5 2-7 0-7-6-7-14-7-11 0-13 0-20 7-74 63-156 171-211 334-33 102-51 226-51 354 0 185 33 392 155 572 21 30 51 61 51 61 7 11 18 23 25 29z">
            <text:p/>
          </draw:path>
          <draw:path draw:style-name="gr3" draw:text-style-name="P7" draw:layer="layout" svg:width="0.418cm" svg:height="0.342cm" svg:x="9.646cm" svg:y="5.77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9.625cm" svg:y="6.425cm" svg:viewBox="0 0 470 33" draw:points="236,33 0,33 0,0 470,0 470,33">
            <text:p/>
          </draw:polygon>
          <draw:path draw:style-name="gr3" draw:text-style-name="P7" draw:layer="layout" svg:width="0.309cm" svg:height="0.516cm" svg:x="9.704cm" svg:y="6.65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0.422cm" svg:y="6.4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153cm" svg:y="6.2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1.391cm" svg:x="11.601cm" svg:y="5.746cm" svg:viewBox="0 0 296 1392" svg:d="M296 695c0-222-53-457-206-632-11-12-39-42-58-58-6-5-7-5-18-5-7 0-14 0-14 7 0 4 4 7 5 9 27 26 69 68 116 155 85 147 115 339 115 524 0 336-93 542-232 683-2 1-4 5-4 7 0 7 7 7 14 7 11 0 12 0 19-6 74-63 157-170 212-334 33-105 51-232 51-357z">
            <text:p/>
          </draw:path>
          <draw:path draw:style-name="gr3" draw:text-style-name="P7" draw:layer="layout" svg:width="0.369cm" svg:height="0.546cm" svg:x="12.452cm" svg:y="6.09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2.846cm" svg:y="6.2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19" draw:id="id219">
          <svg:title>TexMaths</svg:title>
          <svg:desc>22§display§.\ .\ .\ \ \text {(1)}§svg§600§FALSE§</svg:desc>
          <draw:polygon draw:style-name="gr2" draw:text-style-name="P6" draw:layer="layout" svg:width="2.508cm" svg:height="0.696cm" svg:x="13.921cm" svg:y="1.337cm" svg:viewBox="0 0 2509 697" draw:points="1255,697 0,697 0,0 2509,0 2509,697">
            <text:p/>
          </draw:polygon>
          <draw:path draw:style-name="gr3" draw:text-style-name="P7" draw:layer="layout" svg:width="0.083cm" svg:height="0.083cm" svg:x="13.949cm" svg:y="1.7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421cm" svg:y="1.7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894cm" svg:y="1.7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5.633cm" svg:y="1.2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5.927cm" svg:y="1.3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6.288cm" svg:y="1.2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5" draw:id="id225">
          <svg:title>TexMaths</svg:title>
          <svg:desc>22§display§.\ .\ .\ \ \text {(2)}§svg§600§FALSE§</svg:desc>
          <draw:polygon draw:style-name="gr2" draw:text-style-name="P6" draw:layer="layout" svg:width="2.508cm" svg:height="0.696cm" svg:x="20.922cm" svg:y="6.137cm" svg:viewBox="0 0 2509 697" draw:points="1255,697 0,697 0,0 2509,0 2509,697">
            <text:p/>
          </draw:polygon>
          <draw:path draw:style-name="gr3" draw:text-style-name="P7" draw:layer="layout" svg:width="0.083cm" svg:height="0.083cm" svg:x="20.95cm" svg:y="6.5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422cm" svg:y="6.5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895cm" svg:y="6.5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2.634cm" svg:y="6.0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2.898cm" svg:y="6.1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3.289cm" svg:y="6.0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22" draw:id="id222">
          <svg:title>TexMaths</svg:title>
          <svg:desc>24§display§\text {I} §svg§600§FALSE§</svg:desc>
          <draw:polygon draw:style-name="gr2" draw:text-style-name="P6" draw:layer="layout" svg:width="0.197cm" svg:height="0.493cm" svg:x="4.731cm" svg:y="6.236cm" svg:viewBox="0 0 198 494" draw:points="100,494 0,494 0,0 198,0 198,494">
            <text:p/>
          </draw:polygon>
          <draw:path draw:style-name="gr3" draw:text-style-name="P7" draw:layer="layout" svg:width="0.258cm" svg:height="0.577cm" svg:x="4.712cm" svg:y="6.1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27" draw:id="id227">
          <svg:title>TexMaths</svg:title>
          <svg:desc>24§display§\text {I + I} §svg§600§FALSE§</svg:desc>
          <draw:polygon draw:style-name="gr2" draw:text-style-name="P6" draw:layer="layout" svg:width="1.719cm" svg:height="0.561cm" svg:x="3.133cm" svg:y="9.637cm" svg:viewBox="0 0 1720 562" draw:points="860,562 0,562 0,0 1720,0 1720,562">
            <text:p/>
          </draw:polygon>
          <draw:path draw:style-name="gr3" draw:text-style-name="P7" draw:layer="layout" svg:width="0.258cm" svg:height="0.576cm" svg:x="3.114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3.724cm" svg:y="9.6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4.638cm" svg:y="9.5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226" draw:id="id226">
          <svg:title>TexMaths</svg:title>
          <svg:desc>22§display§\text {Eq. (1) + Eq.(2) Gives,}§svg§600§FALSE§</svg:desc>
          <draw:polygon draw:style-name="gr2" draw:text-style-name="P6" draw:layer="layout" svg:width="7.93cm" svg:height="0.696cm" svg:x="3.224cm" svg:y="7.834cm" svg:viewBox="0 0 7931 697" draw:points="3966,697 0,697 0,0 7931,0 7931,697">
            <text:p/>
          </draw:polygon>
          <draw:path draw:style-name="gr3" draw:text-style-name="P7" draw:layer="layout" svg:width="0.48cm" svg:height="0.527cm" svg:x="3.21cm" svg:y="7.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3.738cm" svg:y="8.0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4.187cm" svg:y="8.2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4.755cm" svg:y="7.7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048cm" svg:y="7.8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5.41cm" svg:y="7.7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5.968cm" svg:y="7.9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6.809cm" svg:y="7.8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7.336cm" svg:y="8.0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7.785cm" svg:y="8.2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8.008cm" svg:y="7.7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272cm" svg:y="7.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8.665cm" svg:y="7.7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9.221cm" svg:y="7.8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9.811cm" svg:y="7.8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015cm" svg:y="8.0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0.409cm" svg:y="8.0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0.756cm" svg:y="8.0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1.102cm" svg:y="8.2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228" draw:id="id228">
          <svg:title>TexMaths</svg:title>
          <svg:desc>22§display§= \int_{\frac{\pi}{6}}^\frac{\pi}{3} \cos^2 x \ dx + \int_{\frac{\pi}{6}}^\frac{\pi}{3} \sin^2 x \ dx§svg§600§FALSE§</svg:desc>
          <draw:polygon draw:style-name="gr2" draw:text-style-name="P6" draw:layer="layout" svg:width="10.597cm" svg:height="2.058cm" svg:x="5.319cm" svg:y="8.836cm" svg:viewBox="0 0 10598 2059" draw:points="5299,2059 0,2059 0,0 10598,0 10598,2059">
            <text:p/>
          </draw:polygon>
          <draw:path draw:style-name="gr3" draw:text-style-name="P7" draw:layer="layout" svg:width="0.515cm" svg:height="0.182cm" svg:x="5.324cm" svg:y="9.7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9cm" svg:y="8.9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6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3cm" svg:y="9.022cm" svg:viewBox="0 0 336 28" draw:points="169,28 0,28 0,0 336,0 336,28">
            <text:p/>
          </draw:polygon>
          <draw:path draw:style-name="gr3" draw:text-style-name="P7" draw:layer="layout" svg:width="0.201cm" svg:height="0.266cm" svg:x="7.03cm" svg:y="9.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3cm" svg:y="10.3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2cm" svg:y="10.588cm" svg:viewBox="0 0 336 28" draw:points="169,28 0,28 0,0 336,0 336,28">
            <text:p/>
          </draw:polygon>
          <draw:path draw:style-name="gr3" draw:text-style-name="P7" draw:layer="layout" svg:width="0.201cm" svg:height="0.266cm" svg:x="6.686cm" svg:y="10.6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95cm" svg:height="0.356cm" svg:x="7.584cm" svg:y="9.6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924cm" svg:y="9.6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314cm" svg:y="9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628cm" svg:y="9.35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091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9.8cm" svg:y="9.4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0.194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0.828cm" svg:y="9.5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1.6cm" svg:y="8.98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2.457cm" svg:y="8.7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0-19-30-19-64-19-71 0-14 3-30 5-42z">
            <text:p/>
          </draw:path>
          <draw:polygon draw:style-name="gr3" draw:text-style-name="P7" draw:layer="layout" svg:width="0.335cm" svg:height="0.027cm" svg:x="12.424cm" svg:y="9.022cm" svg:viewBox="0 0 336 28" draw:points="169,28 0,28 0,0 336,0 336,28">
            <text:p/>
          </draw:polygon>
          <draw:path draw:style-name="gr3" draw:text-style-name="P7" draw:layer="layout" svg:width="0.201cm" svg:height="0.266cm" svg:x="12.491cm" svg:y="9.1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2.114cm" svg:y="10.363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2.081cm" svg:y="10.588cm" svg:viewBox="0 0 336 28" draw:points="169,28 0,28 0,0 336,0 336,28">
            <text:p/>
          </draw:polygon>
          <draw:path draw:style-name="gr3" draw:text-style-name="P7" draw:layer="layout" svg:width="0.201cm" svg:height="0.266cm" svg:x="12.148cm" svg:y="10.6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54cm" svg:height="0.356cm" svg:x="13.045cm" svg:y="9.6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35cm" svg:y="9.5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564cm" svg:y="9.6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4.002cm" svg:y="9.3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467cm" svg:y="9.6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5.175cm" svg:y="9.4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5.569cm" svg:y="9.6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24" draw:id="id224">
          <svg:title>TexMaths</svg:title>
          <svg:desc>22§display§= \int_{\frac{\pi}{6}}^\frac{\pi}{3} \sin^2 x \ dx§svg§600§FALSE§</svg:desc>
          <draw:polygon draw:style-name="gr2" draw:text-style-name="P6" draw:layer="layout" svg:width="5.136cm" svg:height="2.058cm" svg:x="13.822cm" svg:y="5.438cm" svg:viewBox="0 0 5137 2059" draw:points="2568,2059 0,2059 0,0 5137,0 5137,2059">
            <text:p/>
          </draw:polygon>
          <draw:path draw:style-name="gr3" draw:text-style-name="P7" draw:layer="layout" svg:width="0.515cm" svg:height="0.182cm" svg:x="13.827cm" svg:y="6.3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4.642cm" svg:y="5.582cm" svg:viewBox="0 0 688 1719" svg:d="M37 1684c25 0 39-18 39-37 0-27-20-39-37-39-20 0-39 12-39 39 0 40 39 72 86 72 118 0 162-181 217-405 60-244 111-492 153-740 28-164 56-319 83-419 8-39 35-137 67-137 22 0 42 14 45 17-26 2-38 18-38 37 0 27 19 39 37 39 19 0 38-12 38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5.5cm" svg:y="5.3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466cm" svg:y="5.624cm" svg:viewBox="0 0 336 28" draw:points="169,28 0,28 0,0 336,0 336,28">
            <text:p/>
          </draw:polygon>
          <draw:path draw:style-name="gr3" draw:text-style-name="P7" draw:layer="layout" svg:width="0.201cm" svg:height="0.266cm" svg:x="15.533cm" svg:y="5.702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5.156cm" svg:y="6.965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123cm" svg:y="7.19cm" svg:viewBox="0 0 336 28" draw:points="169,28 0,28 0,0 336,0 336,28">
            <text:p/>
          </draw:polygon>
          <draw:path draw:style-name="gr3" draw:text-style-name="P7" draw:layer="layout" svg:width="0.201cm" svg:height="0.266cm" svg:x="15.19cm" svg:y="7.268cm" svg:viewBox="0 0 202 267" svg:d="M40 132c2-18 2-49 16-74 11-21 37-44 73-44 8 0 26 2 36 11-5 1-15 7-15 21 0 12 8 21 21 21 5 0 19-4 19-23 0-21-14-44-61-44-67 0-129 55-129 135 0 94 46 132 102 132 39 0 58-14 71-24 24-21 29-44 29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254cm" svg:height="0.356cm" svg:x="16.087cm" svg:y="6.288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392cm" svg:y="6.11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05cm" svg:y="6.29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7.045cm" svg:y="5.9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51cm" svg:y="6.2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8.217cm" svg:y="6.09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386cm" svg:height="0.351cm" svg:x="18.612cm" svg:y="6.29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29" draw:id="id229">
          <svg:title>TexMaths</svg:title>
          <svg:desc>24§display§\text {2 I}§svg§600§FALSE§</svg:desc>
          <draw:polygon draw:style-name="gr2" draw:text-style-name="P6" draw:layer="layout" svg:width="0.9cm" svg:height="0.493cm" svg:x="3.917cm" svg:y="12.0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2.0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1.9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30" draw:id="id230">
          <svg:title>TexMaths</svg:title>
          <svg:desc>22§display§= \int_{\frac{\pi}{6}}^\frac{\pi}{3} ( \cos^2 x + \sin^2 x ) \ dx§svg§600§FALSE§</svg:desc>
          <draw:polygon draw:style-name="gr2" draw:text-style-name="P6" draw:layer="layout" svg:width="8.506cm" svg:height="2.058cm" svg:x="5.321cm" svg:y="11.236cm" svg:viewBox="0 0 8507 2059" draw:points="4254,2059 0,2059 0,0 8507,0 8507,2059">
            <text:p/>
          </draw:polygon>
          <draw:path draw:style-name="gr3" draw:text-style-name="P7" draw:layer="layout" svg:width="0.515cm" svg:height="0.182cm" svg:x="5.326cm" svg:y="12.1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1cm" svg:y="11.38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6.998cm" svg:y="11.19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965cm" svg:y="11.422cm" svg:viewBox="0 0 336 28" draw:points="169,28 0,28 0,0 336,0 336,28">
            <text:p/>
          </draw:polygon>
          <draw:path draw:style-name="gr3" draw:text-style-name="P7" draw:layer="layout" svg:width="0.201cm" svg:height="0.266cm" svg:x="7.032cm" svg:y="11.5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6.655cm" svg:y="12.76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6.622cm" svg:y="12.988cm" svg:viewBox="0 0 336 28" draw:points="169,28 0,28 0,0 336,0 336,28">
            <text:p/>
          </draw:polygon>
          <draw:path draw:style-name="gr3" draw:text-style-name="P7" draw:layer="layout" svg:width="0.201cm" svg:height="0.266cm" svg:x="6.689cm" svg:y="13.066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18cm" svg:height="0.773cm" svg:x="7.507cm" svg:y="11.85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5cm" svg:height="0.356cm" svg:x="7.759cm" svg:y="12.086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097cm" svg:y="12.08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487cm" svg:y="12.0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801cm" svg:y="11.75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265cm" svg:y="12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9.901cm" svg:y="11.9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656cm" svg:y="12.08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6cm" svg:y="11.9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175cm" svg:y="12.09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4cm" svg:height="0.36cm" svg:x="11.613cm" svg:y="11.74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2.078cm" svg:y="12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2.541cm" svg:y="11.85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3.087cm" svg:y="11.89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3.481cm" svg:y="12.0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</draw:g>
        <draw:g xml:id="id231" draw:id="id231">
          <svg:title>TexMaths</svg:title>
          <svg:desc>22§display§= \int_{\frac{\pi}{6}}^{\frac{\pi}{3}}\ dx§svg§600§FALSE§</svg:desc>
          <draw:polygon draw:style-name="gr2" draw:text-style-name="P6" draw:layer="layout" svg:width="3.269cm" svg:height="2.058cm" svg:x="14.223cm" svg:y="11.24cm" svg:viewBox="0 0 3270 2059" draw:points="1635,2059 0,2059 0,0 3270,0 3270,2059">
            <text:p/>
          </draw:polygon>
          <draw:path draw:style-name="gr3" draw:text-style-name="P7" draw:layer="layout" svg:width="0.515cm" svg:height="0.182cm" svg:x="14.228cm" svg:y="12.1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15.043cm" svg:y="11.384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9-69 356-14 56-49 202-113 202-28 0-45-19-47-19z">
            <text:p/>
          </draw:path>
          <draw:path draw:style-name="gr3" draw:text-style-name="P7" draw:layer="layout" svg:width="0.261cm" svg:height="0.171cm" svg:x="15.9cm" svg:y="11.2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867cm" svg:y="11.426cm" svg:viewBox="0 0 336 28" draw:points="169,28 0,28 0,0 336,0 336,28">
            <text:p/>
          </draw:polygon>
          <draw:path draw:style-name="gr3" draw:text-style-name="P7" draw:layer="layout" svg:width="0.201cm" svg:height="0.266cm" svg:x="15.934cm" svg:y="11.504cm" svg:viewBox="0 0 202 267" svg:d="M97 130c37 0 60 23 60 62 0 38-25 60-58 60-6 0-51 0-71-20 16-3 20-16 20-24 0-14-11-23-23-23-13 0-25 7-25 24 0 41 46 58 99 58 65 0 103-38 103-75 0-32-28-60-72-71 46-14 58-44 58-65 0-33-38-56-88-56-47 0-86 21-86 55 0 19 14 22 21 22 13 0 23-7 23-21 0-8-5-19-19-23 17-17 53-19 60-19 28 0 49 16 49 42 0 21-14 58-56 60-11 0-13 0-23 2-4 0-7 0-7 5 0 7 3 7 10 7z">
            <text:p/>
          </draw:path>
          <draw:path draw:style-name="gr3" draw:text-style-name="P7" draw:layer="layout" svg:width="0.261cm" svg:height="0.171cm" svg:x="15.557cm" svg:y="12.767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15.524cm" svg:y="12.992cm" svg:viewBox="0 0 336 28" draw:points="169,28 0,28 0,0 336,0 336,28">
            <text:p/>
          </draw:polygon>
          <draw:path draw:style-name="gr3" draw:text-style-name="P7" draw:layer="layout" svg:width="0.201cm" svg:height="0.266cm" svg:x="15.591cm" svg:y="13.07cm" svg:viewBox="0 0 202 267" svg:d="M40 132c2-18 2-49 16-74 11-21 37-44 72-44 9 0 27 2 37 11-5 1-15 7-15 21 0 12 8 21 21 21 5 0 19-4 19-23 0-21-14-44-62-44-66 0-128 55-128 135 0 94 46 132 102 132 39 0 58-14 70-24 25-21 30-44 30-64 0-24-7-42-28-61-16-14-35-25-68-25-23 0-48 11-66 39zM102 252c-60 0-60-65-60-81 0-30 21-65 64-65 19 0 31 5 44 21 12 14 12 30 12 52 0 23 0 37-12 53-13 13-25 20-48 20z">
            <text:p/>
          </draw:path>
          <draw:path draw:style-name="gr3" draw:text-style-name="P7" draw:layer="layout" svg:width="0.369cm" svg:height="0.546cm" svg:x="16.751cm" svg:y="11.9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7.145cm" svg:y="12.0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32" draw:id="id232">
          <svg:title>TexMaths</svg:title>
          <svg:desc>22§display§= [\ x \ ]_{\pi/6}^{\pi/3}§svg§600§FALSE§</svg:desc>
          <draw:polygon draw:style-name="gr2" draw:text-style-name="P6" draw:layer="layout" svg:width="3.102cm" svg:height="1.13cm" svg:x="18.026cm" svg:y="11.741cm" svg:viewBox="0 0 3103 1131" draw:points="1553,1131 0,1131 0,0 3103,0 3103,1131">
            <text:p/>
          </draw:polygon>
          <draw:path draw:style-name="gr3" draw:text-style-name="P7" draw:layer="layout" svg:width="0.515cm" svg:height="0.182cm" svg:x="18.031cm" svg:y="12.227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4cm" svg:x="18.896cm" svg:y="11.929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9.299cm" svg:y="12.169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olygon draw:style-name="gr3" draw:text-style-name="P7" draw:layer="layout" svg:width="0.106cm" svg:height="0.774cm" svg:x="19.992cm" svg:y="11.929cm" svg:viewBox="0 0 107 775" draw:points="107,0 0,0 0,32 76,32 76,745 0,745 0,775 107,775">
            <text:p/>
          </draw:polygon>
          <draw:path draw:style-name="gr3" draw:text-style-name="P7" draw:layer="layout" svg:width="0.325cm" svg:height="0.24cm" svg:x="20.216cm" svg:y="11.875cm" svg:viewBox="0 0 326 241" svg:d="M144 37h65c-8 33-19 83-19 125 0 23 2 37 5 49 9 27 16 30 25 30 12 0 25-12 25-24 0-6 0-7-4-13-10-21-19-51-19-97 0-10 0-31 7-70h67c10 0 16 0 21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20.614cm" svg:y="11.702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20.918cm" svg:y="11.748cm" svg:viewBox="0 0 250 372" svg:d="M120 180c42 0 72 30 72 88 0 67-39 86-71 86-21 0-70-5-93-37 27-2 32-19 32-30 0-18-12-30-30-30-14 0-30 9-30 30 0 53 56 85 123 85 76 0 127-50 127-104 0-43-33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7" draw:layer="layout" svg:width="0.325cm" svg:height="0.24cm" svg:x="20.216cm" svg:y="12.54cm" svg:viewBox="0 0 326 241" svg:d="M144 37h65c-8 33-19 83-19 125 0 23 2 37 5 49 9 27 16 30 25 30 12 0 25-12 25-24 0-6 0-7-4-13-10-21-19-51-19-97 0-10 0-31 7-70h67c10 0 16 0 21-4 7-7 9-14 9-17 0-16-14-16-23-16h-206c-21 0-37 5-62 28-14 13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33cm" svg:height="0.543cm" svg:x="20.614cm" svg:y="12.368cm" svg:viewBox="0 0 234 544" svg:d="M231 25c3-7 3-9 3-11 0-9-7-14-12-14-9 0-13 7-16 14l-202 506c-4 7-4 8-4 10 0 9 7 14 12 14 11 0 13-7 16-14z">
            <text:p/>
          </draw:path>
          <draw:path draw:style-name="gr3" draw:text-style-name="P7" draw:layer="layout" svg:width="0.249cm" svg:height="0.371cm" svg:x="20.918cm" svg:y="12.414cm" svg:viewBox="0 0 250 372" svg:d="M53 183c0-44 3-84 24-118 18-30 48-49 83-49 16 0 37 3 49 19-14 0-26 11-26 27 0 12 11 24 26 24 16 0 27-10 27-26 0-32-23-60-78-60-77 0-158 72-158 188 0 141 67 184 127 184 67 0 123-50 123-122 0-69-55-120-118-120-44 0-67 29-79 53zM127 354c-28 0-50-14-60-39-9-16-12-44-12-75 0-53 31-94 73-94 27 0 43 9 57 28 12 22 14 44 14 76s0 55-16 76c-12 19-30 28-56 28z">
            <text:p/>
          </draw:path>
        </draw:g>
        <draw:g xml:id="id233" draw:id="id233">
          <svg:title>TexMaths</svg:title>
          <svg:desc>24§display§\text {2 I}§svg§600§FALSE§</svg:desc>
          <draw:polygon draw:style-name="gr2" draw:text-style-name="P6" draw:layer="layout" svg:width="0.9cm" svg:height="0.493cm" svg:x="3.917cm" svg:y="14.1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4.1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4.0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34" draw:id="id234">
          <svg:title>TexMaths</svg:title>
          <svg:desc>22§display§= \frac{\pi}{3} - \frac{\pi}{6} = \frac{\pi}{6}§svg§600§FALSE§</svg:desc>
          <draw:polygon draw:style-name="gr2" draw:text-style-name="P6" draw:layer="layout" svg:width="4.586cm" svg:height="1.326cm" svg:x="5.322cm" svg:y="13.736cm" svg:viewBox="0 0 4587 1327" draw:points="2294,1327 0,1327 0,0 4587,0 4587,1327">
            <text:p/>
          </draw:polygon>
          <draw:path draw:style-name="gr3" draw:text-style-name="P7" draw:layer="layout" svg:width="0.515cm" svg:height="0.182cm" svg:x="5.327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213cm" svg:y="13.6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6.192cm" svg:y="14.344cm" svg:viewBox="0 0 470 33" draw:points="236,33 0,33 0,0 470,0 470,33">
            <text:p/>
          </draw:polygon>
          <draw:path draw:style-name="gr3" draw:text-style-name="P7" draw:layer="layout" svg:width="0.321cm" svg:height="0.532cm" svg:x="6.265cm" svg:y="14.568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6.989cm" svg:y="14.344cm" svg:viewBox="0 0 473 33" svg:d="M447 33c12 0 26 0 26-17 0-16-14-16-26-16h-421c-12 0-26 0-26 16 0 17 14 17 26 17z">
            <text:p/>
          </draw:path>
          <draw:path draw:style-name="gr3" draw:text-style-name="P7" draw:layer="layout" svg:width="0.418cm" svg:height="0.342cm" svg:x="7.813cm" svg:y="13.6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7.792cm" svg:y="14.344cm" svg:viewBox="0 0 470 33" draw:points="236,33 0,33 0,0 470,0 470,33">
            <text:p/>
          </draw:polygon>
          <draw:path draw:style-name="gr3" draw:text-style-name="P7" draw:layer="layout" svg:width="0.321cm" svg:height="0.532cm" svg:x="7.865cm" svg:y="14.568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  <draw:path draw:style-name="gr3" draw:text-style-name="P7" draw:layer="layout" svg:width="0.515cm" svg:height="0.182cm" svg:x="8.612cm" svg:y="14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9.497cm" svg:y="13.6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9.476cm" svg:y="14.344cm" svg:viewBox="0 0 470 33" draw:points="236,33 0,33 0,0 470,0 470,33">
            <text:p/>
          </draw:polygon>
          <draw:path draw:style-name="gr3" draw:text-style-name="P7" draw:layer="layout" svg:width="0.321cm" svg:height="0.532cm" svg:x="9.55cm" svg:y="14.568cm" svg:viewBox="0 0 322 533" svg:d="M70 262v-19c0-195 97-224 136-224 19 0 51 6 69 32-13 0-43 0-43 33 0 25 18 37 36 37 12 0 35-7 35-37 0-47-34-84-99-84-98 0-204 100-204 271 0 208 90 262 162 262 86 0 160-72 160-174 0-99-69-174-155-174-53 0-81 40-97 77zM162 512c-49 0-72-48-76-58-14-37-14-99-14-113 0-59 25-139 95-139 13 0 48 0 72 50 14 28 14 68 14 105s0 76-14 104c-22 47-59 51-77 51z">
            <text:p/>
          </draw:path>
        </draw:g>
        <draw:g xml:id="id235" draw:id="id235">
          <svg:title>TexMaths</svg:title>
          <svg:desc>22§display§\Rightarrow \ \ I = \frac{\pi}{12}§svg§600§FALSE§</svg:desc>
          <draw:polygon draw:style-name="gr2" draw:text-style-name="P6" draw:layer="layout" svg:width="3.724cm" svg:height="1.31cm" svg:x="10.822cm" svg:y="13.736cm" svg:viewBox="0 0 3725 1311" draw:points="1862,1311 0,1311 0,0 3725,0 3725,1311">
            <text:p/>
          </draw:polygon>
          <draw:path draw:style-name="gr3" draw:text-style-name="P7" draw:layer="layout" svg:width="0.687cm" svg:height="0.426cm" svg:x="10.826cm" svg:y="14.147cm" svg:viewBox="0 0 688 427" svg:d="M521 153c32 28 72 49 97 60-29 12-65 33-97 60h-493c-14 0-28 0-28 16 0 15 14 15 26 15h460c-37 36-78 104-78 115 0 8 9 8 14 8 7 0 13 0 14-7 18-29 39-70 90-116 53-47 106-67 144-79 14-5 14-5 16-7 2 0 2-3 2-5s0-2 0-4l-4-1c-1-2-1-2-15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29cm" svg:x="12.312cm" svg:y="14.024cm" svg:viewBox="0 0 359 530" svg:d="M264 60c7-28 9-35 70-35 20 0 25 0 25-16 0-9-7-9-11-9-22 0-81 2-102 2-24 0-81-2-103-2-6 0-16 0-16 16 0 9 7 9 21 9 33 0 54 0 54 14 0 3 0 5-1 12l-106 419c-7 28-9 35-70 35-18 0-25 0-25 16 0 9 9 9 12 9 21 0 79-2 101-2 24 0 81 2 105 2 5 0 14 0 14-15 0-10-5-10-23-10-14 0-17 0-33 0-16-2-19-5-19-14 0-7 1-13 3-18z">
            <text:p/>
          </draw:path>
          <draw:path draw:style-name="gr3" draw:text-style-name="P7" draw:layer="layout" svg:width="0.515cm" svg:height="0.182cm" svg:x="12.944cm" svg:y="14.26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418cm" svg:height="0.342cm" svg:x="13.984cm" svg:y="13.697cm" svg:viewBox="0 0 419 343" svg:d="M185 46h88c-27 114-34 148-34 200 0 11 0 32 7 58 7 36 16 39 28 39 16 0 32-14 32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773cm" svg:height="0.032cm" svg:x="13.81cm" svg:y="14.344cm" svg:viewBox="0 0 774 33" draw:points="387,33 0,33 0,0 774,0 774,33">
            <text:p/>
          </draw:polygon>
          <draw:path draw:style-name="gr3" draw:text-style-name="P7" draw:layer="layout" svg:width="0.256cm" svg:height="0.516cm" svg:x="13.878cm" svg:y="14.56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4.236cm" svg:y="14.568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6 68-7 7-58 7-73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5" smil:attributeName="visibility" smil:to="visible"/>
                  <anim:animate smil:dur="0.5s" smil:fill="hold" smil:targetElement="id215" smil:attributeName="width" smil:values="width*0.05;width" smil:keyTimes="0;1"/>
                  <anim:animate smil:dur="0.5s" smil:fill="hold" smil:targetElement="id215" smil:attributeName="height" smil:values="height;height" smil:keyTimes="0;1"/>
                  <anim:animate smil:dur="0.5s" smil:fill="hold" smil:targetElement="id215" smil:attributeName="x" smil:values="x-.2;x" smil:keyTimes="0;1"/>
                  <anim:animate smil:dur="0.5s" smil:fill="hold" smil:targetElement="id215" smil:attributeName="y" smil:values="y;y" smil:keyTimes="0;1"/>
                  <anim:transitionFilter smil:dur="0.5s" smil:targetElement="id21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16" smil:attributeName="visibility" smil:to="visible"/>
                  <anim:animate smil:dur="0.5s" smil:fill="hold" smil:targetElement="id216" smil:attributeName="width" smil:values="width*0.05;width" smil:keyTimes="0;1"/>
                  <anim:animate smil:dur="0.5s" smil:fill="hold" smil:targetElement="id216" smil:attributeName="height" smil:values="height;height" smil:keyTimes="0;1"/>
                  <anim:animate smil:dur="0.5s" smil:fill="hold" smil:targetElement="id216" smil:attributeName="x" smil:values="x-.2;x" smil:keyTimes="0;1"/>
                  <anim:animate smil:dur="0.5s" smil:fill="hold" smil:targetElement="id216" smil:attributeName="y" smil:values="y;y" smil:keyTimes="0;1"/>
                  <anim:transitionFilter smil:dur="0.5s" smil:targetElement="id216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1+width/2;x" smil:keyTimes="0;1"/>
                  <anim:animate smil:dur="0.5s" smil:fill="hold" smil:targetElement="id21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1+width/2;x" smil:keyTimes="0;1"/>
                  <anim:animate smil:dur="0.5s" smil:fill="hold" smil:targetElement="id22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1+width/2;x" smil:keyTimes="0;1"/>
                  <anim:animate smil:dur="0.5s" smil:fill="hold" smil:targetElement="id22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26" smil:attributeName="visibility" smil:to="visible"/>
                  <anim:animate smil:dur="0.5s" smil:fill="hold" smil:targetElement="id226" smil:attributeName="width" smil:values="width*0.05;width" smil:keyTimes="0;1"/>
                  <anim:animate smil:dur="0.5s" smil:fill="hold" smil:targetElement="id226" smil:attributeName="height" smil:values="height;height" smil:keyTimes="0;1"/>
                  <anim:animate smil:dur="0.5s" smil:fill="hold" smil:targetElement="id226" smil:attributeName="x" smil:values="x-.2;x" smil:keyTimes="0;1"/>
                  <anim:animate smil:dur="0.5s" smil:fill="hold" smil:targetElement="id226" smil:attributeName="y" smil:values="y;y" smil:keyTimes="0;1"/>
                  <anim:transitionFilter smil:dur="0.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8" smil:attributeName="visibility" smil:to="visible"/>
                  <anim:animate smil:dur="0.5s" smil:fill="hold" smil:targetElement="id228" smil:attributeName="x" smil:values="x;x" smil:keyTimes="0;1"/>
                  <anim:animate smil:dur="0.5s" smil:fill="hold" smil:targetElement="id2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36" draw:id="id236">
          <svg:title>TexMaths</svg:title>
          <svg:desc>24§display§(7)§svg§600§FALSE§</svg:desc>
          <draw:polygon draw:style-name="gr2" draw:text-style-name="P6" draw:layer="layout" svg:width="0.91cm" svg:height="0.76cm" svg:x="1.513cm" svg:y="1.339cm" svg:viewBox="0 0 911 761" draw:points="455,761 0,761 0,0 911,0 911,761">
            <text:p/>
          </draw:polygon>
          <draw:path draw:style-name="gr3" draw:text-style-name="P7" draw:layer="layout" svg:width="0.197cm" svg:height="0.844cm" svg:x="1.553cm" svg:y="1.29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62cm" svg:height="0.59cm" svg:x="1.845cm" svg:y="1.36cm" svg:viewBox="0 0 363 591" svg:d="M355 58c8-12 8-14 8-31h-205c-104 0-106-12-108-27h-21l-29 175h21c2-14 10-67 21-77 6-6 73-6 83-6h177c-10 14-77 106-96 135-75 113-104 230-104 316 0 10 0 48 38 48 41 0 41-38 41-48v-42c0-46 2-94 7-138 4-19 16-92 54-146z">
            <text:p/>
          </draw:path>
          <draw:path draw:style-name="gr3" draw:text-style-name="P7" draw:layer="layout" svg:width="0.197cm" svg:height="0.844cm" svg:x="2.27cm" svg:y="1.29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39" draw:id="id239">
          <svg:title>TexMaths</svg:title>
          <svg:desc>22§display§= \int_{3}^{7} \frac{(10 - x)^{11}}{x^{11} + (10 - x)^{11} }\ dx§svg§600§FALSE§</svg:desc>
          <draw:polygon draw:style-name="gr2" draw:text-style-name="P6" draw:layer="layout" svg:width="8.701cm" svg:height="1.873cm" svg:x="5.319cm" svg:y="0.736cm" svg:viewBox="0 0 8702 1874" draw:points="4351,1874 0,1874 0,0 8702,0 8702,1874">
            <text:p/>
          </draw:polygon>
          <draw:path draw:style-name="gr3" draw:text-style-name="P7" draw:layer="layout" svg:width="0.515cm" svg:height="0.182cm" svg:x="5.324cm" svg:y="1.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39cm" svg:y="0.871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08cm" svg:y="0.697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5cm" svg:y="2.268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18cm" svg:height="0.773cm" svg:x="8.537cm" svg:y="0.82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829cm" svg:y="0.8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177cm" svg:y="0.885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9.769cm" svg:y="1.1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01cm" svg:y="1.0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964cm" svg:y="0.82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1.281cm" svg:y="0.7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589cm" svg:y="0.7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1cm" svg:height="0.032cm" svg:x="7.438cm" svg:y="1.716cm" svg:viewBox="0 0 5462 33" draw:points="2730,33 0,33 0,0 5462,0 5462,33">
            <text:p/>
          </draw:polygon>
          <draw:path draw:style-name="gr3" draw:text-style-name="P7" draw:layer="layout" svg:width="0.386cm" svg:height="0.351cm" svg:x="7.461cm" svg:y="2.1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7.94cm" svg:y="1.8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8.248cm" svg:y="1.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8.751cm" svg:y="2.0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557cm" svg:y="1.87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85cm" svg:y="1.93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198cm" svg:y="1.939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0.791cm" svg:y="2.24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522cm" svg:y="2.1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987cm" svg:y="1.87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302cm" svg:y="1.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cm" svg:y="1.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78cm" svg:y="1.387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3cm" svg:y="1.5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37" draw:id="id237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38" draw:id="id238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3" draw:id="id243">
          <svg:title>TexMaths</svg:title>
          <svg:desc>22§display§= \int_{3}^{7} \frac{x^{11}}{ ( 10 - x )^{11} + x^{11} }\ dx§svg§600§FALSE§</svg:desc>
          <draw:polygon draw:style-name="gr2" draw:text-style-name="P6" draw:layer="layout" svg:width="8.701cm" svg:height="1.873cm" svg:x="5.322cm" svg:y="5.538cm" svg:viewBox="0 0 8702 1874" draw:points="4351,1874 0,1874 0,0 8702,0 8702,1874">
            <text:p/>
          </draw:polygon>
          <draw:path draw:style-name="gr3" draw:text-style-name="P7" draw:layer="layout" svg:width="0.515cm" svg:height="0.182cm" svg:x="5.327cm" svg:y="6.4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5.673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11cm" svg:y="5.499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8cm" svg:y="7.07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386cm" svg:height="0.351cm" svg:x="9.645cm" svg:y="5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98cm" svg:height="0.36cm" svg:x="10.124cm" svg:y="5.5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432cm" svg:y="5.56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1cm" svg:height="0.032cm" svg:x="7.441cm" svg:y="6.518cm" svg:viewBox="0 0 5462 33" draw:points="2730,33 0,33 0,0 5462,0 5462,33">
            <text:p/>
          </draw:polygon>
          <draw:path draw:style-name="gr3" draw:text-style-name="P7" draw:layer="layout" svg:width="0.18cm" svg:height="0.773cm" svg:x="7.519cm" svg:y="6.67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811cm" svg:y="6.7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159cm" svg:y="6.741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8.751cm" svg:y="7.0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483cm" svg:y="6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946cm" svg:y="6.67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0.263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571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074cm" svg:y="6.8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1.826cm" svg:y="6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98cm" svg:height="0.36cm" svg:x="12.305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3cm" svg:y="6.6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81cm" svg:y="6.189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6cm" svg:y="6.3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40" draw:id="id240">
          <svg:title>TexMaths</svg:title>
          <svg:desc>22§display§.\ .\ .\ \ \text {(1)}§svg§600§FALSE§</svg:desc>
          <draw:polygon draw:style-name="gr2" draw:text-style-name="P6" draw:layer="layout" svg:width="2.508cm" svg:height="0.696cm" svg:x="16.921cm" svg:y="1.437cm" svg:viewBox="0 0 2509 697" draw:points="1255,697 0,697 0,0 2509,0 2509,697">
            <text:p/>
          </draw:polygon>
          <draw:path draw:style-name="gr3" draw:text-style-name="P7" draw:layer="layout" svg:width="0.083cm" svg:height="0.083cm" svg:x="16.949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421cm" svg:y="1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894cm" svg:y="1.8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633cm" svg:y="1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927cm" svg:y="1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9.288cm" svg:y="1.3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44" draw:id="id244">
          <svg:title>TexMaths</svg:title>
          <svg:desc>22§display§.\ .\ .\ \ \text {(2)}§svg§600§FALSE§</svg:desc>
          <draw:polygon draw:style-name="gr2" draw:text-style-name="P6" draw:layer="layout" svg:width="2.508cm" svg:height="0.696cm" svg:x="17.122cm" svg:y="6.237cm" svg:viewBox="0 0 2509 697" draw:points="1255,697 0,697 0,0 2509,0 2509,697">
            <text:p/>
          </draw:polygon>
          <draw:path draw:style-name="gr3" draw:text-style-name="P7" draw:layer="layout" svg:width="0.083cm" svg:height="0.083cm" svg:x="17.15cm" svg:y="6.6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7.622cm" svg:y="6.6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8.095cm" svg:y="6.6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8.834cm" svg:y="6.1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9.098cm" svg:y="6.263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19.489cm" svg:y="6.1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42" draw:id="id242">
          <svg:title>TexMaths</svg:title>
          <svg:desc>24§display§\text {I} §svg§600§FALSE§</svg:desc>
          <draw:polygon draw:style-name="gr2" draw:text-style-name="P6" draw:layer="layout" svg:width="0.197cm" svg:height="0.493cm" svg:x="4.731cm" svg:y="6.336cm" svg:viewBox="0 0 198 494" draw:points="100,494 0,494 0,0 198,0 198,494">
            <text:p/>
          </draw:polygon>
          <draw:path draw:style-name="gr3" draw:text-style-name="P7" draw:layer="layout" svg:width="0.258cm" svg:height="0.577cm" svg:x="4.712cm" svg:y="6.2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46" draw:id="id246">
          <svg:title>TexMaths</svg:title>
          <svg:desc>24§display§\text {I + I} §svg§600§FALSE§</svg:desc>
          <draw:polygon draw:style-name="gr2" draw:text-style-name="P6" draw:layer="layout" svg:width="1.719cm" svg:height="0.561cm" svg:x="3.133cm" svg:y="9.937cm" svg:viewBox="0 0 1720 562" draw:points="860,562 0,562 0,0 1720,0 1720,562">
            <text:p/>
          </draw:polygon>
          <draw:path draw:style-name="gr3" draw:text-style-name="P7" draw:layer="layout" svg:width="0.258cm" svg:height="0.576cm" svg:x="3.114cm" svg:y="9.895cm" svg:viewBox="0 0 259 577" svg:d="M167 65c0-29 4-38 69-38h23v-27c-29 2-96 2-128 2-35 0-102 0-131-2v27h23c65 0 69 9 69 38v447c0 31-4 38-69 38h-23v27c29-2 96-2 129-2 34 0 101 0 130 2v-27h-23c-65 0-69-7-69-38z">
            <text:p/>
          </draw:path>
          <draw:path draw:style-name="gr3" draw:text-style-name="P7" draw:layer="layout" svg:width="0.561cm" svg:height="0.563cm" svg:x="3.724cm" svg:y="9.979cm" svg:viewBox="0 0 562 564" svg:d="M299 299h236c12 0 27 0 27-17s-15-17-27-17h-236v-236c0-14 0-29-17-29s-17 15-17 29v236h-236c-14 0-29 0-29 17s15 17 29 17h236v236c0 11 0 29 17 29s17-18 17-29z">
            <text:p/>
          </draw:path>
          <draw:path draw:style-name="gr3" draw:text-style-name="P7" draw:layer="layout" svg:width="0.258cm" svg:height="0.576cm" svg:x="4.638cm" svg:y="9.895cm" svg:viewBox="0 0 259 577" svg:d="M167 65c0-29 4-38 69-38h23v-27c-29 2-96 2-128 2-35 0-102 0-131-2v27h23c65 0 69 9 69 38v447c0 31-4 38-69 38h-23v27c29-2 96-2 129-2 34 0 101 0 130 2v-27h-23c-65 0-69-7-69-38z">
            <text:p/>
          </draw:path>
        </draw:g>
        <draw:g xml:id="id245" draw:id="id245">
          <svg:title>TexMaths</svg:title>
          <svg:desc>22§display§\text {Eq. (1) + Eq.(2) Gives,}§svg§600§FALSE§</svg:desc>
          <draw:polygon draw:style-name="gr2" draw:text-style-name="P6" draw:layer="layout" svg:width="7.93cm" svg:height="0.696cm" svg:x="3.224cm" svg:y="8.034cm" svg:viewBox="0 0 7931 697" draw:points="3966,697 0,697 0,0 7931,0 7931,697">
            <text:p/>
          </draw:polygon>
          <draw:path draw:style-name="gr3" draw:text-style-name="P7" draw:layer="layout" svg:width="0.48cm" svg:height="0.527cm" svg:x="3.21cm" svg:y="8.0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3.738cm" svg:y="8.2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7" draw:layer="layout" svg:width="0.083cm" svg:height="0.083cm" svg:x="4.187cm" svg:y="8.4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4.755cm" svg:y="7.9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048cm" svg:y="8.0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5.41cm" svg:y="7.9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5.968cm" svg:y="8.1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48cm" svg:height="0.527cm" svg:x="6.809cm" svg:y="8.05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7" draw:layer="layout" svg:width="0.383cm" svg:height="0.492cm" svg:x="7.336cm" svg:y="8.232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7.785cm" svg:y="8.493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8.008cm" svg:y="7.99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272cm" svg:y="8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8.665cm" svg:y="7.99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25cm" svg:height="0.562cm" svg:x="9.221cm" svg:y="8.03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7" draw:layer="layout" svg:width="0.166cm" svg:height="0.518cm" svg:x="9.811cm" svg:y="8.05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79cm" svg:height="0.342cm" svg:x="10.015cm" svg:y="8.241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7" draw:layer="layout" svg:width="0.3cm" svg:height="0.356cm" svg:x="10.409cm" svg:y="8.22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10.756cm" svg:y="8.22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091cm" svg:height="0.231cm" svg:x="11.102cm" svg:y="8.493cm" svg:viewBox="0 0 92 232" svg:d="M92 81c0-49-18-81-50-81-28 0-42 21-42 40 0 22 14 43 42 43 13 0 21-6 30-11l2-2c0 0 2 0 2 11 0 51-23 98-58 135-4 4-6 6-6 7 0 7 4 9 9 9 9 0 71-61 71-151z">
            <text:p/>
          </draw:path>
        </draw:g>
        <draw:g xml:id="id247" draw:id="id247">
          <svg:title>TexMaths</svg:title>
          <svg:desc>22§display§= \int_{3}^{7} \frac{(10 - x)^{11}}{x^{11} + (10 - x)^{11} }\ dx + \int_{3}^{7} \frac{x^{11}}{x^{11} + (10 - x)^{11} }\ dx§svg§600§FALSE§</svg:desc>
          <draw:polygon draw:style-name="gr2" draw:text-style-name="P6" draw:layer="layout" svg:width="17.641cm" svg:height="1.873cm" svg:x="5.32cm" svg:y="9.138cm" svg:viewBox="0 0 17642 1874" draw:points="8821,1874 0,1874 0,0 17642,0 17642,1874">
            <text:p/>
          </draw:polygon>
          <draw:path draw:style-name="gr3" draw:text-style-name="P7" draw:layer="layout" svg:width="0.515cm" svg:height="0.182cm" svg:x="5.325cm" svg:y="10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cm" svg:y="9.27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09cm" svg:y="9.099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6cm" svg:y="10.6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18cm" svg:height="0.773cm" svg:x="8.537cm" svg:y="9.22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829cm" svg:y="9.28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178cm" svg:y="9.28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9.769cm" svg:y="9.59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01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964cm" svg:y="9.22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1.281cm" svg:y="9.16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1.589cm" svg:y="9.16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cm" svg:height="0.032cm" svg:x="7.439cm" svg:y="10.118cm" svg:viewBox="0 0 5461 33" draw:points="2730,33 0,33 0,0 5461,0 5461,33">
            <text:p/>
          </draw:polygon>
          <draw:path draw:style-name="gr3" draw:text-style-name="P7" draw:layer="layout" svg:width="0.386cm" svg:height="0.351cm" svg:x="7.462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7.941cm" svg:y="10.27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8.249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8.752cm" svg:y="10.4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558cm" svg:y="10.27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85cm" svg:y="10.3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199cm" svg:y="10.34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0.792cm" svg:y="10.6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522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987cm" svg:y="10.27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302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79cm" svg:y="9.78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3cm" svg:y="9.9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4.308cm" svg:y="9.8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687cm" svg:height="1.718cm" svg:x="15.081cm" svg:y="9.27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15.848cm" svg:y="9.099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15.496cm" svg:y="10.6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7" draw:layer="layout" svg:width="0.386cm" svg:height="0.351cm" svg:x="18.583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19.06cm" svg:y="9.162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9.37cm" svg:y="9.16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cm" svg:height="0.032cm" svg:x="16.38cm" svg:y="10.118cm" svg:viewBox="0 0 5461 33" draw:points="2730,33 0,33 0,0 5461,0 5461,33">
            <text:p/>
          </draw:polygon>
          <draw:path draw:style-name="gr3" draw:text-style-name="P7" draw:layer="layout" svg:width="0.386cm" svg:height="0.351cm" svg:x="16.403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98cm" svg:height="0.36cm" svg:x="16.88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189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7.691cm" svg:y="10.40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8.499cm" svg:y="10.27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791cm" svg:y="10.3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9.14cm" svg:y="10.34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19.731cm" svg:y="10.64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463cm" svg:y="10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926cm" svg:y="10.27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21.243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21.551cm" svg:y="10.27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22.22cm" svg:y="9.789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22.614cm" svg:y="9.9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48" draw:id="id248">
          <svg:title>TexMaths</svg:title>
          <svg:desc>24§display§\text {2 I}§svg§600§FALSE§</svg:desc>
          <draw:polygon draw:style-name="gr2" draw:text-style-name="P6" draw:layer="layout" svg:width="0.9cm" svg:height="0.493cm" svg:x="3.917cm" svg:y="12.4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2.4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2.3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49" draw:id="id249">
          <svg:title>TexMaths</svg:title>
          <svg:desc>22§display§= \int_{3}^{7} \frac{(10 - x)^{11} + x^{11} }{x^{11} + (10 - x)^{11} }\ dx §svg§600§FALSE§</svg:desc>
          <draw:polygon draw:style-name="gr2" draw:text-style-name="P6" draw:layer="layout" svg:width="8.701cm" svg:height="1.873cm" svg:x="5.322cm" svg:y="11.637cm" svg:viewBox="0 0 8702 1874" draw:points="4351,1874 0,1874 0,0 8702,0 8702,1874">
            <text:p/>
          </draw:polygon>
          <draw:path draw:style-name="gr3" draw:text-style-name="P7" draw:layer="layout" svg:width="0.515cm" svg:height="0.182cm" svg:x="5.327cm" svg:y="12.5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11.772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11cm" svg:y="11.598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8cm" svg:y="13.169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3" draw:text-style-name="P7" draw:layer="layout" svg:width="0.18cm" svg:height="0.773cm" svg:x="7.519cm" svg:y="11.72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811cm" svg:y="11.7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159cm" svg:y="11.786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8.751cm" svg:y="12.0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483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946cm" svg:y="11.72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0.263cm" svg:y="11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571cm" svg:y="11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074cm" svg:y="11.85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86cm" svg:height="0.351cm" svg:x="11.826cm" svg:y="11.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98cm" svg:height="0.36cm" svg:x="12.305cm" svg:y="11.66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3cm" svg:y="11.661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5.461cm" svg:height="0.032cm" svg:x="7.441cm" svg:y="12.617cm" svg:viewBox="0 0 5462 33" draw:points="2730,33 0,33 0,0 5462,0 5462,33">
            <text:p/>
          </draw:polygon>
          <draw:path draw:style-name="gr3" draw:text-style-name="P7" draw:layer="layout" svg:width="0.386cm" svg:height="0.351cm" svg:x="7.464cm" svg:y="13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98cm" svg:height="0.36cm" svg:x="7.943cm" svg:y="12.771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8.251cm" svg:y="12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8.754cm" svg:y="12.90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56cm" svg:y="12.77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9.853cm" svg:y="12.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201cm" svg:y="12.84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0.794cm" svg:y="13.1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525cm" svg:y="13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99cm" svg:y="12.77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305cm" svg:y="12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2.613cm" svg:y="12.77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3.281cm" svg:y="12.288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3.676cm" svg:y="12.4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50" draw:id="id250">
          <svg:title>TexMaths</svg:title>
          <svg:desc>22§display§= \int_3^7 \ dx§svg§600§FALSE§</svg:desc>
          <draw:polygon draw:style-name="gr2" draw:text-style-name="P6" draw:layer="layout" svg:width="3.055cm" svg:height="1.866cm" svg:x="15.024cm" svg:y="11.641cm" svg:viewBox="0 0 3056 1867" draw:points="1527,1867 0,1867 0,0 3056,0 3056,1867">
            <text:p/>
          </draw:polygon>
          <draw:path draw:style-name="gr3" draw:text-style-name="P7" draw:layer="layout" svg:width="0.515cm" svg:height="0.182cm" svg:x="15.029cm" svg:y="12.545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687cm" svg:height="1.718cm" svg:x="15.844cm" svg:y="11.776cm" svg:viewBox="0 0 688 1719" svg:d="M37 1684c25 0 39-17 39-37 0-26-20-38-37-38-20 0-39 12-39 38 0 41 39 72 86 72 118 0 162-181 217-404 59-245 110-493 153-741 28-164 56-319 82-419 9-39 36-137 67-137 23 0 43 14 46 17-26 2-39 18-39 37 0 27 20 39 37 39 20 0 39-12 39-39 0-42-42-72-84-72-60 0-103 84-147 243-1 7-107 396-191 903-21 118-44 248-69 355-14 57-49 203-113 203-28 0-45-20-47-20z">
            <text:p/>
          </draw:path>
          <draw:path draw:style-name="gr3" draw:text-style-name="P7" draw:layer="layout" svg:width="0.258cm" svg:height="0.377cm" svg:x="16.613cm" svg:y="11.602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ath draw:style-name="gr3" draw:text-style-name="P7" draw:layer="layout" svg:width="0.249cm" svg:height="0.37cm" svg:x="16.259cm" svg:y="13.17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8-12 28-28s-12-26-28-28c19-25 56-30 75-30 25 0 60 12 60 60 0 23-9 47-23 63-17 21-31 23-59 25-15 0-15 0-18 1 0 0-5 0-5 7 0 8 5 8 14 8z">
            <text:p/>
          </draw:path>
          <draw:path draw:style-name="gr3" draw:text-style-name="P7" draw:layer="layout" svg:width="0.368cm" svg:height="0.546cm" svg:x="17.338cm" svg:y="12.292cm" svg:viewBox="0 0 369 547" svg:d="M369 9c0-2 0-9-10-9-11 0-85 7-99 9-5 0-10 3-10 14 0 10 7 10 19 10 37 0 39 6 39 13l-2 16-47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732cm" svg:y="12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79 0 123-100 123-120 0-7-7-7-8-7-7 0-9 2-11 7-25 85-79 102-104 102-30 0-42-24-42-51 0-17 5-33 14-68z">
            <text:p/>
          </draw:path>
        </draw:g>
        <draw:g xml:id="id251" draw:id="id251">
          <svg:title>TexMaths</svg:title>
          <svg:desc>22§display§= [\ x \ ]_3^7§svg§600§FALSE§</svg:desc>
          <draw:polygon draw:style-name="gr2" draw:text-style-name="P6" draw:layer="layout" svg:width="2.42cm" svg:height="0.811cm" svg:x="19.026cm" svg:y="12.342cm" svg:viewBox="0 0 2421 812" draw:points="1211,812 0,812 0,0 2421,0 2421,812">
            <text:p/>
          </draw:polygon>
          <draw:path draw:style-name="gr3" draw:text-style-name="P7" draw:layer="layout" svg:width="0.515cm" svg:height="0.182cm" svg:x="19.031cm" svg:y="12.704cm" svg:viewBox="0 0 516 183" svg:d="M489 32c13 0 27 0 27-16s-14-16-25-16h-465c-12 0-26 0-26 16s14 16 26 16zM491 183c11 0 25 0 25-16s-14-16-27-16h-463c-12 0-26 0-26 16s14 16 26 16z">
            <text:p/>
          </draw:path>
          <draw:polygon draw:style-name="gr3" draw:text-style-name="P7" draw:layer="layout" svg:width="0.106cm" svg:height="0.774cm" svg:x="19.895cm" svg:y="12.409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20.298cm" svg:y="12.64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olygon draw:style-name="gr3" draw:text-style-name="P7" draw:layer="layout" svg:width="0.106cm" svg:height="0.774cm" svg:x="20.992cm" svg:y="12.409cm" svg:viewBox="0 0 107 775" draw:points="107,0 0,0 0,32 76,32 76,745 0,745 0,775 107,775">
            <text:p/>
          </draw:polygon>
          <draw:path draw:style-name="gr3" draw:text-style-name="P7" draw:layer="layout" svg:width="0.258cm" svg:height="0.377cm" svg:x="21.227cm" svg:y="12.303cm" svg:viewBox="0 0 259 378" svg:d="M253 39c6-6 6-7 6-21h-143c-21 0-28 0-47-2-29-4-30-7-32-16h-18l-19 116h19c0-9 6-44 14-49 6-4 50-4 57-4h119c-17 23-45 57-56 73-72 93-79 179-79 211 0 7 0 31 26 31 27 0 27-24 27-31v-21c0-106 21-155 45-183z">
            <text:p/>
          </draw:path>
          <draw:path draw:style-name="gr3" draw:text-style-name="P7" draw:layer="layout" svg:width="0.249cm" svg:height="0.37cm" svg:x="21.219cm" svg:y="12.821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</draw:g>
        <draw:g xml:id="id252" draw:id="id252">
          <svg:title>TexMaths</svg:title>
          <svg:desc>24§display§\text {2 I}§svg§600§FALSE§</svg:desc>
          <draw:polygon draw:style-name="gr2" draw:text-style-name="P6" draw:layer="layout" svg:width="0.9cm" svg:height="0.493cm" svg:x="3.917cm" svg:y="14.3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4.3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4.2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53" draw:id="id253">
          <svg:title>TexMaths</svg:title>
          <svg:desc>22§display§= 7 - 3= 4§svg§600§FALSE§</svg:desc>
          <draw:polygon draw:style-name="gr2" draw:text-style-name="P6" draw:layer="layout" svg:width="3.854cm" svg:height="0.463cm" svg:x="5.322cm" svg:y="14.337cm" svg:viewBox="0 0 3855 464" draw:points="1928,464 0,464 0,0 3855,0 3855,464">
            <text:p/>
          </draw:polygon>
          <draw:path draw:style-name="gr3" draw:text-style-name="P7" draw:layer="layout" svg:width="0.515cm" svg:height="0.182cm" svg:x="5.327cm" svg:y="14.5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32cm" svg:height="0.54cm" svg:x="6.142cm" svg:y="14.298cm" svg:viewBox="0 0 333 541" svg:d="M326 53c7-11 7-13 7-28h-189c-95 0-96-11-98-25h-20l-26 160h19c2-12 9-62 20-70 5-6 67-6 75-6h162c-8 13-70 97-88 123-68 104-95 211-95 290 0 9 0 44 36 44s36-35 36-44v-39c0-42 2-86 8-126 3-18 14-84 49-134z">
            <text:p/>
          </draw:path>
          <draw:path draw:style-name="gr3" draw:text-style-name="P7" draw:layer="layout" svg:width="0.473cm" svg:height="0.032cm" svg:x="6.722cm" svg:y="14.61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1cm" svg:x="7.464cm" svg:y="14.307cm" svg:viewBox="0 0 322 532" svg:d="M194 242c63-19 107-73 107-135 0-63-69-107-143-107-79 0-137 46-137 105 0 25 18 41 39 41 24 0 40-18 40-41 0-38-37-38-47-38 23-37 74-48 102-48 32 0 76 18 76 86 0 11-2 55-23 90-23 37-50 39-69 40-5 0-25 2-30 2-7 0-12 2-12 9 0 9 5 9 19 9h34c63 0 93 52 93 128 0 105-55 128-88 128-34 0-92-14-120-60 28 6 51-12 51-42 0-28-19-44-42-44-19 0-44 13-44 46 0 70 72 121 157 121 95 0 165-70 165-149 0-63-49-123-128-141z">
            <text:p/>
          </draw:path>
          <draw:path draw:style-name="gr3" draw:text-style-name="P7" draw:layer="layout" svg:width="0.515cm" svg:height="0.182cm" svg:x="8.077cm" svg:y="14.53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44cm" svg:height="0.522cm" svg:x="8.871cm" svg:y="14.298cm" svg:viewBox="0 0 345 523" svg:d="M206 397v67c0 28 0 37-58 37h-16v22c32-1 72-1 104-1 33 0 74 0 106 1v-22h-16c-58 0-60-9-60-37v-67h79v-25h-79v-353c0-14 0-19-13-19-7 0-8 0-14 9l-239 363v25zM211 372h-190l190-288z">
            <text:p/>
          </draw:path>
        </draw:g>
        <draw:g xml:id="id254" draw:id="id254">
          <svg:title>TexMaths</svg:title>
          <svg:desc>22§display§\Rightarrow \ \ I = 2§svg§600§FALSE§</svg:desc>
          <draw:polygon draw:style-name="gr2" draw:text-style-name="P6" draw:layer="layout" svg:width="3.205cm" svg:height="0.471cm" svg:x="10.023cm" svg:y="14.336cm" svg:viewBox="0 0 3206 472" draw:points="1603,472 0,472 0,0 3206,0 3206,472">
            <text:p/>
          </draw:polygon>
          <draw:path draw:style-name="gr3" draw:text-style-name="P7" draw:layer="layout" svg:width="0.687cm" svg:height="0.427cm" svg:x="10.027cm" svg:y="14.419cm" svg:viewBox="0 0 688 428" svg:d="M521 153c32 29 72 50 97 60-28 13-65 34-97 60h-493c-14 0-28 0-28 16s14 16 26 16h460c-37 35-78 104-78 115 0 8 9 8 14 8 7 0 13 0 14-7 18-30 39-70 90-116 53-48 106-67 144-79 15-6 15-6 16-7 2 0 2-4 2-6 0-1 0-1 0-3l-3-2c-2-2-2-2-16-7-106-30-183-102-227-185-7-16-9-16-20-16-5 0-14 0-14 9 0 10 39 77 78 114h-460c-12 0-26 0-26 16 0 14 14 14 28 14z">
            <text:p/>
          </draw:path>
          <draw:path draw:style-name="gr3" draw:text-style-name="P7" draw:layer="layout" svg:width="0.358cm" svg:height="0.53cm" svg:x="11.514cm" svg:y="14.297cm" svg:viewBox="0 0 359 531" svg:d="M264 60c7-28 9-35 70-35 20 0 25 0 25-16 0-9-7-9-11-9-22 0-81 2-102 2-24 0-81-2-103-2-6 0-16 0-16 16 0 9 7 9 21 9 33 0 54 0 54 14 0 3 0 5-1 12l-106 420c-7 28-9 35-70 35-18 0-25 0-25 16 0 9 9 9 12 9 21 0 80-2 101-2 24 0 81 2 105 2 5 0 14 0 14-14 0-11-5-11-23-11-14 0-17 0-33 0-16-2-19-5-19-14 0-7 1-13 3-18z">
            <text:p/>
          </draw:path>
          <draw:path draw:style-name="gr3" draw:text-style-name="P7" draw:layer="layout" svg:width="0.515cm" svg:height="0.182cm" svg:x="12.145cm" svg:y="14.5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09cm" svg:height="0.517cm" svg:x="12.958cm" svg:y="14.309cm" svg:viewBox="0 0 310 518" svg:d="M60 458l83-81c121-107 167-148 167-225 0-90-69-152-164-152-88 0-146 72-146 141 0 42 39 42 40 42 15 0 41-8 41-40 0-20-14-41-41-41-7 0-7 0-10 2 18-51 60-79 106-79 70 0 103 61 103 127 0 61-38 123-81 171l-149 165c-9 9-9 11-9 30h289l21-135h-20c-3 22-8 58-15 68-8 7-59 7-74 7z">
            <text:p/>
          </draw:path>
        </draw:g>
        <draw:g xml:id="id241" draw:id="id241">
          <svg:title>TexMaths</svg:title>
          <svg:desc>22§display§= \int_{3}^{7} \frac{[\ 10 - ( 10 - x )\ ]^{11}}{ ( 10 - x )^{11} + [\ 10 - ( 10 - x )\ ]^{11} }\ dx§svg§600§FALSE§</svg:desc>
          <draw:polygon draw:style-name="gr2" draw:text-style-name="P6" draw:layer="layout" svg:width="13.684cm" svg:height="1.873cm" svg:x="5.322cm" svg:y="3.04cm" svg:viewBox="0 0 13685 1874" draw:points="6844,1874 0,1874 0,0 13685,0 13685,1874">
            <text:p/>
          </draw:polygon>
          <draw:path draw:style-name="gr3" draw:text-style-name="P7" draw:layer="layout" svg:width="0.515cm" svg:height="0.182cm" svg:x="5.327cm" svg:y="3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3.175cm" svg:viewBox="0 0 688 1719" svg:d="M37 1684c25 0 39-18 39-37 0-27-20-39-37-39-20 0-39 12-39 39 0 40 39 72 86 72 118 0 162-181 217-405 60-244 111-492 153-740 28-164 56-319 83-419 8-39 35-137 66-137 23 0 43 14 46 17-26 2-38 18-38 37 0 27 19 39 37 39 19 0 38-12 38-39 0-42-42-72-84-72-60 0-102 84-146 243-2 7-108 396-192 902-21 118-44 248-69 356-14 56-49 202-113 202-28 0-45-19-47-19z">
            <text:p/>
          </draw:path>
          <draw:path draw:style-name="gr3" draw:text-style-name="P7" draw:layer="layout" svg:width="0.258cm" svg:height="0.377cm" svg:x="6.911cm" svg:y="3.001cm" svg:viewBox="0 0 259 378" svg:d="M253 39c6-6 6-7 6-21h-143c-21 0-28 0-47-2-29-4-30-7-32-16h-18l-19 116h19c0-9 6-44 14-49 6-4 50-4 57-4h119c-17 23-45 57-56 72-72 94-79 180-79 212 0 7 0 31 26 31 27 0 27-24 27-31v-22c0-105 21-154 45-183z">
            <text:p/>
          </draw:path>
          <draw:path draw:style-name="gr3" draw:text-style-name="P7" draw:layer="layout" svg:width="0.249cm" svg:height="0.37cm" svg:x="6.558cm" svg:y="4.572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olygon draw:style-name="gr3" draw:text-style-name="P7" draw:layer="layout" svg:width="0.106cm" svg:height="0.773cm" svg:x="9.714cm" svg:y="3.126cm" svg:viewBox="0 0 107 774" draw:points="107,774 107,744 32,744 32,32 107,32 107,0 0,0 0,774">
            <text:p/>
          </draw:polygon>
          <draw:path draw:style-name="gr3" draw:text-style-name="P7" draw:layer="layout" svg:width="0.256cm" svg:height="0.516cm" svg:x="10.164cm" svg:y="3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0.511cm" svg:y="3.189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1.104cm" svg:y="3.49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1.889cm" svg:y="3.1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2.183cm" svg:y="3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532cm" svg:y="3.189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13.123cm" svg:y="3.49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55cm" svg:y="3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4.318cm" svg:y="3.1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4.85cm" svg:y="3.126cm" svg:viewBox="0 0 107 774" draw:points="107,0 0,0 0,32 76,32 76,744 0,744 0,774 107,774">
            <text:p/>
          </draw:polygon>
          <draw:path draw:style-name="gr3" draw:text-style-name="P7" draw:layer="layout" svg:width="0.198cm" svg:height="0.36cm" svg:x="15.107cm" svg:y="3.0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5.415cm" svg:y="3.06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10.444cm" svg:height="0.032cm" svg:x="7.441cm" svg:y="4.02cm" svg:viewBox="0 0 10445 33" draw:points="5222,33 0,33 0,0 10445,0 10445,33">
            <text:p/>
          </draw:polygon>
          <draw:path draw:style-name="gr3" draw:text-style-name="P7" draw:layer="layout" svg:width="0.18cm" svg:height="0.773cm" svg:x="7.519cm" svg:y="4.1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7.811cm" svg:y="4.2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8.159cm" svg:y="4.243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8.751cm" svg:y="4.5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483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9.946cm" svg:y="4.1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0.263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0.571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515cm" svg:height="0.516cm" svg:x="11.074cm" svg:y="4.306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1.894cm" svg:y="4.178cm" svg:viewBox="0 0 107 774" draw:points="107,774 107,744 32,744 32,32 107,32 107,0 0,0 0,774">
            <text:p/>
          </draw:polygon>
          <draw:path draw:style-name="gr3" draw:text-style-name="P7" draw:layer="layout" svg:width="0.256cm" svg:height="0.516cm" svg:x="12.345cm" svg:y="4.2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694cm" svg:y="4.243cm" svg:viewBox="0 0 327 533" svg:d="M327 269c0-63-3-125-31-183-35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472cm" svg:height="0.032cm" svg:x="13.285cm" svg:y="4.54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4.072cm" svg:y="4.1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4.364cm" svg:y="4.24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4.712cm" svg:y="4.243cm" svg:viewBox="0 0 327 533" svg:d="M327 269c0-63-3-125-31-183-35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472cm" svg:height="0.032cm" svg:x="15.304cm" svg:y="4.54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036cm" svg:y="4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6.499cm" svg:y="4.1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7.031cm" svg:y="4.178cm" svg:viewBox="0 0 107 774" draw:points="107,0 0,0 0,32 76,32 76,744 0,744 0,774 107,774">
            <text:p/>
          </draw:polygon>
          <draw:path draw:style-name="gr3" draw:text-style-name="P7" draw:layer="layout" svg:width="0.198cm" svg:height="0.36cm" svg:x="17.288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7.596cm" svg:y="4.1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9cm" svg:height="0.546cm" svg:x="18.266cm" svg:y="3.691cm" svg:viewBox="0 0 370 547" svg:d="M370 9c0-2 0-9-11-9-10 0-84 7-98 9-6 0-11 3-11 14 0 10 7 10 19 10 37 0 39 6 39 13l-2 16-47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8.659cm" svg:y="3.8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7" smil:attributeName="visibility" smil:to="visible"/>
                  <anim:animate smil:dur="0.5s" smil:fill="hold" smil:targetElement="id237" smil:attributeName="width" smil:values="width*0.05;width" smil:keyTimes="0;1"/>
                  <anim:animate smil:dur="0.5s" smil:fill="hold" smil:targetElement="id237" smil:attributeName="height" smil:values="height;height" smil:keyTimes="0;1"/>
                  <anim:animate smil:dur="0.5s" smil:fill="hold" smil:targetElement="id237" smil:attributeName="x" smil:values="x-.2;x" smil:keyTimes="0;1"/>
                  <anim:animate smil:dur="0.5s" smil:fill="hold" smil:targetElement="id237" smil:attributeName="y" smil:values="y;y" smil:keyTimes="0;1"/>
                  <anim:transitionFilter smil:dur="0.5s" smil:targetElement="id237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8" smil:attributeName="visibility" smil:to="visible"/>
                  <anim:animate smil:dur="0.5s" smil:fill="hold" smil:targetElement="id238" smil:attributeName="width" smil:values="width*0.05;width" smil:keyTimes="0;1"/>
                  <anim:animate smil:dur="0.5s" smil:fill="hold" smil:targetElement="id238" smil:attributeName="height" smil:values="height;height" smil:keyTimes="0;1"/>
                  <anim:animate smil:dur="0.5s" smil:fill="hold" smil:targetElement="id238" smil:attributeName="x" smil:values="x-.2;x" smil:keyTimes="0;1"/>
                  <anim:animate smil:dur="0.5s" smil:fill="hold" smil:targetElement="id238" smil:attributeName="y" smil:values="y;y" smil:keyTimes="0;1"/>
                  <anim:transitionFilter smil:dur="0.5s" smil:targetElement="id23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9" smil:attributeName="visibility" smil:to="visible"/>
                  <anim:animate smil:dur="0.5s" smil:fill="hold" smil:targetElement="id239" smil:attributeName="x" smil:values="x;x" smil:keyTimes="0;1"/>
                  <anim:animate smil:dur="0.5s" smil:fill="hold" smil:targetElement="id23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1+width/2;x" smil:keyTimes="0;1"/>
                  <anim:animate smil:dur="0.5s" smil:fill="hold" smil:targetElement="id24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1+width/2;x" smil:keyTimes="0;1"/>
                  <anim:animate smil:dur="0.5s" smil:fill="hold" smil:targetElement="id2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55" draw:id="id255">
          <svg:title>TexMaths</svg:title>
          <svg:desc>24§display§(8)§svg§600§FALSE§</svg:desc>
          <draw:polygon draw:style-name="gr2" draw:text-style-name="P6" draw:layer="layout" svg:width="0.91cm" svg:height="0.76cm" svg:x="1.514cm" svg:y="1.34cm" svg:viewBox="0 0 911 761" draw:points="455,761 0,761 0,0 911,0 911,761">
            <text:p/>
          </draw:polygon>
          <draw:path draw:style-name="gr3" draw:text-style-name="P7" draw:layer="layout" svg:width="0.197cm" svg:height="0.844cm" svg:x="1.554cm" svg:y="1.298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835cm" svg:y="1.369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2.271cm" svg:y="1.29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58" draw:id="id258">
          <svg:title>TexMaths</svg:title>
          <svg:desc>22§display§= \int_{0}^{1}\frac{ \log ( 1 + x )}{1 + x^2 }\ dx§svg§600§FALSE§</svg:desc>
          <draw:polygon draw:style-name="gr2" draw:text-style-name="P6" draw:layer="layout" svg:width="6.616cm" svg:height="1.86cm" svg:x="5.32cm" svg:y="0.736cm" svg:viewBox="0 0 6617 1861" draw:points="3309,1861 0,1861 0,0 6617,0 6617,1861">
            <text:p/>
          </draw:polygon>
          <draw:path draw:style-name="gr3" draw:text-style-name="P7" draw:layer="layout" svg:width="0.515cm" svg:height="0.182cm" svg:x="5.325cm" svg:y="1.6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cm" svg:y="0.866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6.931cm" svg:y="0.69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6.556cm" svg:y="2.264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73cm" svg:height="0.538cm" svg:x="7.466cm" svg:y="0.85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675cm" svg:y="1.04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062cm" svg:y="1.04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ath draw:style-name="gr3" draw:text-style-name="P7" draw:layer="layout" svg:width="0.18cm" svg:height="0.773cm" svg:x="8.515cm" svg:y="0.81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8.807cm" svg:y="0.8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34cm" svg:y="0.94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094cm" svg:y="1.0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557cm" svg:y="0.81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3.375cm" svg:height="0.032cm" svg:x="7.439cm" svg:y="1.709cm" svg:viewBox="0 0 3376 33" draw:points="1688,33 0,33 0,0 3376,0 3376,33">
            <text:p/>
          </draw:polygon>
          <draw:path draw:style-name="gr3" draw:text-style-name="P7" draw:layer="layout" svg:width="0.256cm" svg:height="0.517cm" svg:x="8.135cm" svg:y="1.933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668cm" svg:y="1.99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9.419cm" svg:y="2.1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874cm" svg:y="1.86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195cm" svg:y="1.382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59cm" svg:y="1.5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 xml:id="id256" draw:id="id256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57" draw:id="id257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59" draw:id="id259">
          <svg:title>TexMaths</svg:title>
          <svg:desc>22§display§\text {Put, } x = \tan \theta \ \ \therefore \ \ \theta = \tan^{-1} x , \ \ \text {Diff } w.\ r.\ t.\ x. \ \ d \theta = \frac{1}{1 + x^2}dx§svg§600§FALSE§</svg:desc>
          <draw:polygon draw:style-name="gr2" draw:text-style-name="P6" draw:layer="layout" svg:width="21.741cm" svg:height="1.557cm" svg:x="3.054cm" svg:y="2.764cm" svg:viewBox="0 0 21742 1558" draw:points="10871,1558 0,1558 0,0 21742,0 21742,1558">
            <text:p/>
          </draw:polygon>
          <draw:path draw:style-name="gr3" draw:text-style-name="P7" draw:layer="layout" svg:width="0.457cm" svg:height="0.529cm" svg:x="3.042cm" svg:y="3.235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566cm" svg:y="3.422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985cm" svg:y="3.2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339cm" svg:y="3.681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86cm" svg:height="0.351cm" svg:x="4.767cm" svg:y="3.4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5.444cm" svg:y="3.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6.233cm" svg:y="3.2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6.551cm" svg:y="3.41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6.93cm" svg:y="3.4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19cm" svg:height="0.555cm" svg:x="7.495cm" svg:y="3.218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469cm" svg:height="0.418cm" svg:x="8.602cm" svg:y="3.404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319cm" svg:height="0.555cm" svg:x="9.856cm" svg:y="3.218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182cm" svg:x="10.465cm" svg:y="3.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11.254cm" svg:y="3.2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572cm" svg:y="3.41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951cm" svg:y="3.4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2.414cm" svg:y="3.29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898cm" svg:y="3.08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13.337cm" svg:y="3.4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91cm" svg:height="0.231cm" svg:x="13.823cm" svg:y="3.681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642cm" svg:y="3.235cm" svg:viewBox="0 0 521 530" svg:d="M0 0v25h19c60 0 60 8 60 35v410c0 28 0 35-60 35h-19v25h283c131 0 238-115 238-261 0-148-104-269-238-269zM185 505c-37 0-39-5-39-30v-420c0-25 2-30 39-30h77c48 0 102 15 141 72 33 46 40 112 40 172 0 87-14 132-42 171-16 21-60 65-139 65z">
            <text:p/>
          </draw:path>
          <draw:path draw:style-name="gr3" draw:text-style-name="P7" draw:layer="layout" svg:width="0.166cm" svg:height="0.518cm" svg:x="15.231cm" svg:y="3.24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442cm" svg:y="3.218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152cm" svg:y="3.422cm" svg:viewBox="0 0 514 352" svg:d="M336 79c4-16 12-46 12-49 0-14-12-21-22-21-11 0-23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6.771cm" svg:y="3.681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199cm" svg:y="3.42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57cm" svg:y="3.681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7.994cm" svg:y="3.27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322cm" svg:y="3.681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751cm" svg:y="3.4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9.237cm" svg:y="3.681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9.93cm" svg:y="3.2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19cm" svg:height="0.555cm" svg:x="20.335cm" svg:y="3.218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7" draw:layer="layout" svg:width="0.515cm" svg:height="0.182cm" svg:x="20.946cm" svg:y="3.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22.746cm" svg:y="2.725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21cm" svg:height="0.032cm" svg:x="21.81cm" svg:y="3.554cm" svg:viewBox="0 0 2122 33" draw:points="1061,33 0,33 0,0 2122,0 2122,33">
            <text:p/>
          </draw:polygon>
          <draw:path draw:style-name="gr3" draw:text-style-name="P7" draw:layer="layout" svg:width="0.256cm" svg:height="0.516cm" svg:x="21.88cm" svg:y="3.77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2.412cm" svg:y="3.84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23.165cm" svg:y="3.9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3.619cm" svg:y="3.7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055cm" svg:y="3.2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4.448cm" svg:y="3.4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0" draw:id="id260">
          <svg:title>TexMaths</svg:title>
          <svg:desc>22§display§\text {When, } x = 0, \ \  \theta = 0 \text { and } \text {When, } x = 1, \ \ \theta = \frac{\pi}{4}§svg§600§FALSE§</svg:desc>
          <draw:polygon draw:style-name="gr2" draw:text-style-name="P6" draw:layer="layout" svg:width="15.842cm" svg:height="1.309cm" svg:x="3.068cm" svg:y="4.461cm" svg:viewBox="0 0 15843 1310" draw:points="7920,1310 0,1310 0,0 15843,0 15843,1310">
            <text:p/>
          </draw:polygon>
          <draw:path draw:style-name="gr3" draw:text-style-name="P7" draw:layer="layout" svg:width="0.766cm" svg:height="0.546cm" svg:x="3.043cm" svg:y="4.749cm" svg:viewBox="0 0 767 547" svg:d="M690 76c14-44 47-51 77-51v-25c-22 2-45 2-70 2-21 0-72-2-92-2v25c52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3.849cm" svg:y="4.74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4.275cm" svg:y="4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4.622cm" svg:y="4.9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091cm" svg:height="0.231cm" svg:x="5.094cm" svg:y="5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5.521cm" svg:y="4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199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001cm" svg:y="4.763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7" draw:layer="layout" svg:width="0.091cm" svg:height="0.231cm" svg:x="7.426cm" svg:y="5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8.249cm" svg:y="4.733cm" svg:viewBox="0 0 320 556" svg:d="M320 158c0-51-14-158-93-158-107 0-227 218-227 396 0 74 23 160 93 160 109 0 227-224 227-398zM83 266c12-50 28-113 60-168 21-38 49-80 84-80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8.86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9.663cm" svg:y="4.763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  <draw:path draw:style-name="gr3" draw:text-style-name="P7" draw:layer="layout" svg:width="0.349cm" svg:height="0.356cm" svg:x="10.31cm" svg:y="4.93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0.689cm" svg:y="4.9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3cm" svg:height="0.546cm" svg:x="11.12cm" svg:y="4.74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766cm" svg:height="0.546cm" svg:x="11.796cm" svg:y="4.749cm" svg:viewBox="0 0 767 547" svg:d="M690 76c14-44 47-51 77-51v-25c-22 2-47 2-70 2-21 0-72-2-92-2v25c52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12.6cm" svg:y="4.74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3.028cm" svg:y="4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3.375cm" svg:y="4.936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091cm" svg:height="0.231cm" svg:x="13.845cm" svg:y="5.19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14.274cm" svg:y="4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4.952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5.793cm" svg:y="4.763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091cm" svg:height="0.231cm" svg:x="16.177cm" svg:y="5.19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319cm" svg:height="0.555cm" svg:x="17.002cm" svg:y="4.733cm" svg:viewBox="0 0 320 556" svg:d="M320 158c0-51-14-158-93-158-107 0-227 218-227 396 0 74 23 160 93 160 109 0 227-224 227-398zM83 266c12-50 28-113 60-168 21-38 49-80 84-80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7.613cm" svg:y="4.9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8.498cm" svg:y="4.422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8.479cm" svg:y="5.069cm" svg:viewBox="0 0 470 33" draw:points="236,33 0,33 0,0 470,0 470,33">
            <text:p/>
          </draw:polygon>
          <draw:path draw:style-name="gr3" draw:text-style-name="P7" draw:layer="layout" svg:width="0.344cm" svg:height="0.523cm" svg:x="18.541cm" svg:y="5.284cm" svg:viewBox="0 0 345 524" svg:d="M206 398v66c0 28 0 37-58 37h-16v23c32-2 72-2 104-2 33 0 74 0 105 2v-23h-15c-58 0-60-9-60-37v-66h79v-25h-79v-354c0-14 0-19-13-19-7 0-8 0-14 9l-239 364v25zM211 373h-190l190-289z">
            <text:p/>
          </draw:path>
        </draw:g>
        <draw:g xml:id="id262" draw:id="id262">
          <svg:title>TexMaths</svg:title>
          <svg:desc>22§display§= \int_{0}^{\frac{\pi}{4}} \log ( 1 + \tan x )\ dx§svg§600§FALSE§</svg:desc>
          <draw:polygon draw:style-name="gr2" draw:text-style-name="P6" draw:layer="layout" svg:width="7.888cm" svg:height="1.873cm" svg:x="4.421cm" svg:y="5.837cm" svg:viewBox="0 0 7889 1874" draw:points="3944,1874 0,1874 0,0 7889,0 7889,1874">
            <text:p/>
          </draw:polygon>
          <draw:path draw:style-name="gr3" draw:text-style-name="P7" draw:layer="layout" svg:width="0.515cm" svg:height="0.182cm" svg:x="4.426cm" svg:y="6.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1cm" svg:y="5.981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098cm" svg:y="5.7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6.065cm" svg:y="6.023cm" svg:viewBox="0 0 336 28" draw:points="169,28 0,28 0,0 336,0 336,28">
            <text:p/>
          </draw:polygon>
          <draw:path draw:style-name="gr3" draw:text-style-name="P7" draw:layer="layout" svg:width="0.215cm" svg:height="0.263cm" svg:x="6.125cm" svg:y="6.097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7" draw:layer="layout" svg:width="0.252cm" svg:height="0.37cm" svg:x="5.657cm" svg:y="7.37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6.686cm" svg:y="6.49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896cm" svg:y="6.68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283cm" svg:y="6.68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7.735cm" svg:y="6.45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8.029cm" svg:y="6.51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561cm" svg:y="6.5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4cm" svg:height="0.485cm" svg:x="9.305cm" svg:y="6.558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9.624cm" svg:y="6.6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004cm" svg:y="6.6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56cm" svg:y="6.6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023cm" svg:y="6.45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1.569cm" svg:y="6.49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1.963cm" svg:y="6.69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261" draw:id="id261">
          <svg:title>TexMaths</svg:title>
          <svg:desc>24§display§\text {I} §svg§600§FALSE§</svg:desc>
          <draw:polygon draw:style-name="gr2" draw:text-style-name="P6" draw:layer="layout" svg:width="0.197cm" svg:height="0.493cm" svg:x="3.83cm" svg:y="6.636cm" svg:viewBox="0 0 198 494" draw:points="100,494 0,494 0,0 198,0 198,494">
            <text:p/>
          </draw:polygon>
          <draw:path draw:style-name="gr3" draw:text-style-name="P7" draw:layer="layout" svg:width="0.258cm" svg:height="0.577cm" svg:x="3.811cm" svg:y="6.5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63" draw:id="id263">
          <svg:title>TexMaths</svg:title>
          <svg:desc>22§display§.\ .\ .\ \ \text {(1)}§svg§600§FALSE§</svg:desc>
          <draw:polygon draw:style-name="gr2" draw:text-style-name="P6" draw:layer="layout" svg:width="2.508cm" svg:height="0.696cm" svg:x="16.021cm" svg:y="6.537cm" svg:viewBox="0 0 2509 697" draw:points="1255,697 0,697 0,0 2509,0 2509,697">
            <text:p/>
          </draw:polygon>
          <draw:path draw:style-name="gr3" draw:text-style-name="P7" draw:layer="layout" svg:width="0.083cm" svg:height="0.083cm" svg:x="16.049cm" svg:y="6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521cm" svg:y="6.9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6.994cm" svg:y="6.9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17.733cm" svg:y="6.4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027cm" svg:y="6.5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388cm" svg:y="6.498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draw:g xml:id="id264" draw:id="id264">
          <svg:title>TexMaths</svg:title>
          <svg:desc>22§display§= \int_{0}^{\frac{\pi}{4}} \log \left[ 1 + \tan \left( \frac{\pi}{4} - x \right) \right]\ dx§svg§600§FALSE§</svg:desc>
          <draw:polygon draw:style-name="gr2" draw:text-style-name="P6" draw:layer="layout" svg:width="10.796cm" svg:height="1.873cm" svg:x="4.423cm" svg:y="8.138cm" svg:viewBox="0 0 10797 1874" draw:points="5399,1874 0,1874 0,0 10797,0 10797,1874">
            <text:p/>
          </draw:polygon>
          <draw:path draw:style-name="gr3" draw:text-style-name="P7" draw:layer="layout" svg:width="0.515cm" svg:height="0.182cm" svg:x="4.428cm" svg:y="9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3cm" svg:y="8.2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1cm" svg:y="8.0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6.067cm" svg:y="8.324cm" svg:viewBox="0 0 336 28" draw:points="169,28 0,28 0,0 336,0 336,28">
            <text:p/>
          </draw:polygon>
          <draw:path draw:style-name="gr3" draw:text-style-name="P7" draw:layer="layout" svg:width="0.215cm" svg:height="0.263cm" svg:x="6.127cm" svg:y="8.398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7" draw:layer="layout" svg:width="0.252cm" svg:height="0.37cm" svg:x="5.658cm" svg:y="9.679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7cm" svg:x="6.688cm" svg:y="8.7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897cm" svg:y="8.9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7.284cm" svg:y="8.984cm" svg:viewBox="0 0 355 512" svg:d="M151 218c-68 0-68-77-68-95 0-21 1-46 12-65 7-11 25-32 56-32 67 0 67 78 67 95 0 21 0 46-12 65-7 11-25 32-55 32zM60 248c0-3 0-21 14-37 30 23 62 25 77 25 72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77cm" svg:height="1.391cm" svg:x="7.964cm" svg:y="8.446cm" svg:viewBox="0 0 178 1392" draw:points="0,1392 178,1392 178,1356 37,1356 37,37 178,37 178,0 0,0">
            <text:p/>
          </draw:polygon>
          <draw:path draw:style-name="gr3" draw:text-style-name="P7" draw:layer="layout" svg:width="0.256cm" svg:height="0.516cm" svg:x="8.222cm" svg:y="8.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756cm" svg:y="8.88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9.5cm" svg:y="8.859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7" draw:layer="layout" svg:width="0.349cm" svg:height="0.356cm" svg:x="9.819cm" svg:y="8.987cm" svg:viewBox="0 0 350 357" svg:d="M225 289c4 31 25 63 62 63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197cm" svg:y="8.99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295cm" svg:height="1.391cm" svg:x="10.871cm" svg:y="8.446cm" svg:viewBox="0 0 296 1392" svg:d="M260 1385c2 0 9 7 9 7h18c2 0 9 0 9-7 0-4-2-6-4-8-28-28-70-70-118-154-84-150-114-342-114-526 0-343 97-546 234-683 2-2 2-5 2-7 0-7-6-7-14-7-11 0-13 0-20 7-74 63-156 171-211 334-33 102-51 225-51 354 0 185 33 392 155 572 21 30 51 61 51 61 7 11 17 23 25 28z">
            <text:p/>
          </draw:path>
          <draw:path draw:style-name="gr3" draw:text-style-name="P7" draw:layer="layout" svg:width="0.418cm" svg:height="0.342cm" svg:x="11.307cm" svg:y="8.47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1.286cm" svg:y="9.125cm" svg:viewBox="0 0 470 33" draw:points="236,33 0,33 0,0 470,0 470,33">
            <text:p/>
          </draw:polygon>
          <draw:path draw:style-name="gr3" draw:text-style-name="P7" draw:layer="layout" svg:width="0.344cm" svg:height="0.523cm" svg:x="11.348cm" svg:y="9.341cm" svg:viewBox="0 0 345 524" svg:d="M206 398v66c0 29 0 37-58 37h-16v23c32-2 72-2 104-2 33 0 74 0 105 2v-23h-15c-59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2.084cm" svg:y="9.12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14cm" svg:y="8.9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95cm" svg:height="1.391cm" svg:x="13.263cm" svg:y="8.446cm" svg:viewBox="0 0 296 1392" svg:d="M296 695c0-222-53-458-206-632-11-12-39-42-58-58-6-5-7-5-18-5-7 0-14 0-14 7 0 4 4 7 5 9 27 26 69 68 116 155 85 147 115 339 115 524 0 336-93 542-232 682-2 2-4 6-4 8 0 7 7 7 14 7 11 0 12 0 19-6 74-63 157-170 212-334 33-106 51-232 51-357z">
            <text:p/>
          </draw:path>
          <draw:polygon draw:style-name="gr3" draw:text-style-name="P7" draw:layer="layout" svg:width="0.177cm" svg:height="1.391cm" svg:x="13.71cm" svg:y="8.446cm" svg:viewBox="0 0 178 1392" draw:points="141,1356 0,1356 0,1392 178,1392 178,0 0,0 0,37 141,37">
            <text:p/>
          </draw:polygon>
          <draw:path draw:style-name="gr3" draw:text-style-name="P7" draw:layer="layout" svg:width="0.369cm" svg:height="0.546cm" svg:x="14.479cm" svg:y="8.797cm" svg:viewBox="0 0 370 547" svg:d="M370 9c0-2 0-9-11-9s-84 7-99 9c-5 0-10 3-10 14 0 10 7 10 19 10 37 0 39 6 39 13l-4 16-45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4.873cm" svg:y="8.9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66" draw:id="id266">
          <svg:title>TexMaths</svg:title>
          <svg:desc>22§display§= \int_{0}^{\frac{\pi}{4}} \log \left[ 1 + \frac{1 - \tan x}{1 + \tan x} \right]\ dx§svg§600§FALSE§</svg:desc>
          <draw:polygon draw:style-name="gr2" draw:text-style-name="P6" draw:layer="layout" svg:width="9.878cm" svg:height="1.893cm" svg:x="4.424cm" svg:y="10.44cm" svg:viewBox="0 0 9879 1894" draw:points="4939,1894 0,1894 0,0 9879,0 9879,1894">
            <text:p/>
          </draw:polygon>
          <draw:path draw:style-name="gr3" draw:text-style-name="P7" draw:layer="layout" svg:width="0.515cm" svg:height="0.182cm" svg:x="4.429cm" svg:y="11.3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4cm" svg:y="10.584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61cm" svg:height="0.171cm" svg:x="6.101cm" svg:y="10.401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6.068cm" svg:y="10.626cm" svg:viewBox="0 0 336 28" draw:points="169,28 0,28 0,0 336,0 336,28">
            <text:p/>
          </draw:polygon>
          <draw:path draw:style-name="gr3" draw:text-style-name="P7" draw:layer="layout" svg:width="0.215cm" svg:height="0.263cm" svg:x="6.128cm" svg:y="10.7cm" svg:viewBox="0 0 216 264" svg:d="M216 201v-18h-49v-171c0-10 0-12-10-12-7 0-9 0-13 5l-144 178v18h130v30c0 12 0 15-35 15h-12v18c17-2 44-2 65-2 23 0 47 0 67 2v-18h-14c-34 0-34-3-34-15v-30zM132 42v141h-114z">
            <text:p/>
          </draw:path>
          <draw:path draw:style-name="gr3" draw:text-style-name="P7" draw:layer="layout" svg:width="0.252cm" svg:height="0.37cm" svg:x="5.66cm" svg:y="11.981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8cm" svg:x="6.689cm" svg:y="11.1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899cm" svg:y="11.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286cm" svg:y="11.28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05cm" svg:height="1.856cm" svg:x="7.985cm" svg:y="10.515cm" svg:viewBox="0 0 206 1857" draw:points="0,1857 206,1857 206,1814 42,1814 42,42 206,42 206,0 0,0">
            <text:p/>
          </draw:polygon>
          <draw:path draw:style-name="gr3" draw:text-style-name="P7" draw:layer="layout" svg:width="0.256cm" svg:height="0.516cm" svg:x="8.268cm" svg:y="11.1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801cm" svg:y="11.18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9.692cm" svg:y="10.59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0.246cm" svg:y="10.904cm" svg:viewBox="0 0 473 33" svg:d="M447 33c12 0 26 0 26-17 0-16-14-16-26-16h-421c-12 0-26 0-26 16 0 17 14 17 26 17z">
            <text:p/>
          </draw:path>
          <draw:path draw:style-name="gr3" draw:text-style-name="P7" draw:layer="layout" svg:width="0.242cm" svg:height="0.485cm" svg:x="10.97cm" svg:y="10.639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88cm" svg:y="10.767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667cm" svg:y="10.77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223cm" svg:y="10.7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021cm" svg:height="0.032cm" svg:x="9.623cm" svg:y="11.427cm" svg:viewBox="0 0 3022 33" draw:points="1510,33 0,33 0,0 3022,0 3022,33">
            <text:p/>
          </draw:polygon>
          <draw:path draw:style-name="gr3" draw:text-style-name="P7" draw:layer="layout" svg:width="0.256cm" svg:height="0.516cm" svg:x="9.692cm" svg:y="11.65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225cm" svg:y="11.71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97cm" svg:y="11.69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288cm" svg:y="11.82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9-70-67 0-42 33-108 160-111z">
            <text:p/>
          </draw:path>
          <draw:path draw:style-name="gr3" draw:text-style-name="P7" draw:layer="layout" svg:width="0.39cm" svg:height="0.342cm" svg:x="11.667cm" svg:y="11.82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223cm" svg:y="11.8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2.746cm" svg:y="10.515cm" svg:viewBox="0 0 206 1857" draw:points="162,1814 0,1814 0,1857 206,1857 206,0 0,0 0,42 162,42">
            <text:p/>
          </draw:polygon>
          <draw:path draw:style-name="gr3" draw:text-style-name="P7" draw:layer="layout" svg:width="0.369cm" svg:height="0.546cm" svg:x="13.561cm" svg:y="11.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955cm" svg:y="11.29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267" draw:id="id267">
          <svg:title>TexMaths</svg:title>
          <svg:desc>22§display§= \int_{0}^{\frac{\pi}{4}} \log \left[ \frac{ 1 + \tan x + 1 - \tan x}{1 + \tan x} \right]\ dx§svg§600§FALSE§</svg:desc>
          <draw:polygon draw:style-name="gr2" draw:text-style-name="P6" draw:layer="layout" svg:width="12.511cm" svg:height="1.893cm" svg:x="4.425cm" svg:y="12.742cm" svg:viewBox="0 0 12512 1894" draw:points="6255,1894 0,1894 0,0 12512,0 12512,1894">
            <text:p/>
          </draw:polygon>
          <draw:path draw:style-name="gr3" draw:text-style-name="P7" draw:layer="layout" svg:width="0.515cm" svg:height="0.182cm" svg:x="4.43cm" svg:y="13.6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5.245cm" svg:y="12.886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61cm" svg:height="0.171cm" svg:x="6.102cm" svg:y="12.703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6.069cm" svg:y="12.928cm" svg:viewBox="0 0 336 28" draw:points="169,28 0,28 0,0 336,0 336,28">
            <text:p/>
          </draw:polygon>
          <draw:path draw:style-name="gr3" draw:text-style-name="P7" draw:layer="layout" svg:width="0.215cm" svg:height="0.263cm" svg:x="6.129cm" svg:y="13.002cm" svg:viewBox="0 0 216 264" svg:d="M216 201v-18h-49v-171c0-10 0-12-10-12-7 0-9 0-13 5l-144 178v18h130v30c0 12 0 15-35 15h-12v18c17-2 44-2 65-2 23 0 47 0 67 2v-18h-14c-34 0-34-3-34-15v-30zM132 42v141h-114z">
            <text:p/>
          </draw:path>
          <draw:path draw:style-name="gr3" draw:text-style-name="P7" draw:layer="layout" svg:width="0.252cm" svg:height="0.37cm" svg:x="5.661cm" svg:y="14.283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8cm" svg:x="6.69cm" svg:y="13.40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9cm" svg:y="13.59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287cm" svg:y="13.588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05cm" svg:height="1.856cm" svg:x="7.986cm" svg:y="12.817cm" svg:viewBox="0 0 206 1857" draw:points="0,1857 206,1857 206,1814 42,1814 42,42 206,42 206,0 0,0">
            <text:p/>
          </draw:polygon>
          <draw:path draw:style-name="gr3" draw:text-style-name="P7" draw:layer="layout" svg:width="0.256cm" svg:height="0.516cm" svg:x="8.362cm" svg:y="12.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894cm" svg:y="12.9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9.638cm" svg:y="12.941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957cm" svg:y="13.06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0.337cm" svg:y="13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893cm" svg:y="13.0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527cm" svg:y="12.96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326cm" svg:y="12.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2.88cm" svg:y="13.206cm" svg:viewBox="0 0 473 33" svg:d="M447 33c12 0 26 0 26-17 0-16-14-16-26-16h-421c-12 0-26 0-26 16 0 17 14 17 26 17z">
            <text:p/>
          </draw:path>
          <draw:path draw:style-name="gr3" draw:text-style-name="P7" draw:layer="layout" svg:width="0.244cm" svg:height="0.485cm" svg:x="13.604cm" svg:y="12.941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13.922cm" svg:y="13.06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4.301cm" svg:y="13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4.857cm" svg:y="13.0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7" draw:layer="layout" svg:width="6.985cm" svg:height="0.032cm" svg:x="8.292cm" svg:y="13.729cm" svg:viewBox="0 0 6986 33" draw:points="3492,33 0,33 0,0 6986,0 6986,33">
            <text:p/>
          </draw:polygon>
          <draw:path draw:style-name="gr3" draw:text-style-name="P7" draw:layer="layout" svg:width="0.256cm" svg:height="0.516cm" svg:x="10.344cm" svg:y="13.9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0.877cm" svg:y="14.0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1.622cm" svg:y="13.993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1.94cm" svg:y="14.123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2.319cm" svg:y="14.1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875cm" svg:y="14.1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205cm" svg:height="1.856cm" svg:x="15.38cm" svg:y="12.817cm" svg:viewBox="0 0 206 1857" draw:points="162,1814 0,1814 0,1857 206,1857 206,0 0,0 0,42 162,42">
            <text:p/>
          </draw:polygon>
          <draw:path draw:style-name="gr3" draw:text-style-name="P7" draw:layer="layout" svg:width="0.369cm" svg:height="0.546cm" svg:x="16.195cm" svg:y="13.40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6.589cm" svg:y="13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65" draw:id="id265">
          <svg:title>TexMaths</svg:title>
          <svg:desc>18§display§.\ .\ \ \left[\ \int_{a}^{b} f(x)\ dx = \int_{a}^{b} f(a + b  - x)\ dx \ \right]§svg§600§FALSE§</svg:desc>
          <draw:polygon draw:style-name="gr2" draw:text-style-name="P6" draw:layer="layout" svg:width="11.258cm" svg:height="1.833cm" svg:x="15.994cm" svg:y="8.145cm" svg:viewBox="0 0 11259 1834" draw:points="5629,1834 0,1834 0,0 11259,0 11259,1834">
            <text:p/>
          </draw:polygon>
          <draw:path draw:style-name="gr3" draw:text-style-name="P7" draw:layer="layout" svg:width="0.068cm" svg:height="0.068cm" svg:x="16.017cm" svg:y="9.15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6.403cm" svg:y="9.152cm" svg:viewBox="0 0 69 69" svg:d="M69 35c0-19-16-35-34-35-19 0-35 16-35 35 0 18 16 34 35 34 18 0 34-16 34-34z">
            <text:p/>
          </draw:path>
          <draw:polygon draw:style-name="gr3" draw:text-style-name="P7" draw:layer="layout" svg:width="0.188cm" svg:height="1.898cm" svg:x="17.225cm" svg:y="8.113cm" svg:viewBox="0 0 189 1899" draw:points="0,1899 189,1899 189,1859 39,1859 39,39 189,39 189,0 0,0">
            <text:p/>
          </draw:polygon>
          <draw:path draw:style-name="gr3" draw:text-style-name="P7" draw:layer="layout" svg:width="0.562cm" svg:height="1.406cm" svg:x="17.667cm" svg:y="8.359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5 69-120 199-1 5-87 324-157 738-17 97-36 203-56 291-11 46-40 166-92 166-23 0-37-16-39-16z">
            <text:p/>
          </draw:path>
          <draw:path draw:style-name="gr3" draw:text-style-name="P7" draw:layer="layout" svg:width="0.18cm" svg:height="0.313cm" svg:x="18.294cm" svg:y="8.208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18.01cm" svg:y="9.6cm" svg:viewBox="0 0 228 202" svg:d="M161 26c-10-14-24-26-46-26-57 0-115 63-115 127 0 43 29 75 68 75 23 0 44-15 63-32 9 27 33 32 46 32 16 0 26-11 35-25 10-17 16-42 16-45 0-5-6-5-8-5-5 0-7 3-10 14-6 22-14 48-33 48-11 0-14-10-14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316cm" svg:height="0.576cm" svg:x="18.658cm" svg:y="8.774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9.064cm" svg:y="8.745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9.266cm" svg:y="8.941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19.646cm" svg:y="8.745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0.091cm" svg:y="8.781cm" svg:viewBox="0 0 302 448" svg:d="M302 7c0-1 0-7-8-7-9 0-69 6-81 7-4 0-9 3-9 12 0 8 6 8 16 8 31 0 32 5 32 10l-1 13-39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0.413cm" svg:y="8.9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149cm" svg:x="20.968cm" svg:y="8.988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1.636cm" svg:y="8.359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5 69-120 199-1 5-87 324-157 738-17 97-36 203-56 291-11 46-40 166-92 166-23 0-37-16-39-16z">
            <text:p/>
          </draw:path>
          <draw:path draw:style-name="gr3" draw:text-style-name="P7" draw:layer="layout" svg:width="0.18cm" svg:height="0.313cm" svg:x="22.262cm" svg:y="8.208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7cm" svg:height="0.201cm" svg:x="21.979cm" svg:y="9.6cm" svg:viewBox="0 0 228 202" svg:d="M161 26c-10-14-24-26-46-26-57 0-115 63-115 127 0 43 29 75 68 75 23 0 44-15 63-32 9 27 33 32 46 32 16 0 26-11 35-25 10-17 16-42 16-45 0-5-6-5-8-5-5 0-7 3-10 14-6 22-14 48-33 48-11 0-14-10-14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316cm" svg:height="0.576cm" svg:x="22.627cm" svg:y="8.774cm" svg:viewBox="0 0 317 577" svg:d="M200 193h55c11 0 19 0 19-12 0-7-8-7-18-7h-53l14-73c2-13 11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23.033cm" svg:y="8.745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29cm" svg:height="0.287cm" svg:x="23.241cm" svg:y="8.941cm" svg:viewBox="0 0 291 288" svg:d="M212 40c-12-23-31-40-59-40-74 0-153 94-153 186 0 60 35 102 85 102 13 0 45-3 82-48 6 26 27 48 58 48 23 0 37-14 47-35 10-23 19-62 19-63 0-6-6-6-7-6-6 0-8 2-9 12-11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3.727cm" svg:y="8.852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355cm" svg:y="8.781cm" svg:viewBox="0 0 235 448" svg:d="M122 7c0-1 0-7-8-7-15 0-61 6-78 6-4 1-12 1-12 13 0 8 6 8 15 8 32 0 32 5 32 10s-5 26-9 39l-52 208c-7 31-10 41-10 64 0 59 33 100 81 100 75 0 154-95 154-186 0-59-35-102-85-102-29 0-56 19-75 39zM62 246c4-13 4-14 10-21 32-42 59-51 76-51 23 0 41 19 41 59 0 38-22 111-33 136-21 41-51 64-75 64-22 0-44-17-44-63 0-13 0-24 12-65z">
            <text:p/>
          </draw:path>
          <draw:path draw:style-name="gr3" draw:text-style-name="P7" draw:layer="layout" svg:width="0.386cm" svg:height="0.026cm" svg:x="24.789cm" svg:y="9.049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387cm" svg:y="8.9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147cm" svg:height="0.632cm" svg:x="25.766cm" svg:y="8.745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6.212cm" svg:y="8.781cm" svg:viewBox="0 0 302 448" svg:d="M302 7c0-1 0-7-8-7-9 0-69 6-81 7-4 0-9 3-9 12 0 8 6 8 16 8 31 0 32 5 32 10l-3 13-37 150c-12-23-31-40-59-40-74 0-153 93-153 186 0 60 35 102 85 102 13 0 45-3 82-48 6 26 27 48 58 48 23 0 37-15 47-36 10-22 19-61 19-62 0-7-6-7-7-7-8 0-8 3-9 11-11 42-23 79-49 79-17 0-19-15-19-28 0-16 2-21 5-31zM170 364c-3 12-3 13-13 25-27 34-53 44-71 44-31 0-41-34-41-59 0-31 20-111 36-139 18-38 47-61 73-61 42 0 50 52 50 56 0 3-1 8-2 10z">
            <text:p/>
          </draw:path>
          <draw:path draw:style-name="gr3" draw:text-style-name="P7" draw:layer="layout" svg:width="0.316cm" svg:height="0.287cm" svg:x="26.535cm" svg:y="8.9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olygon draw:style-name="gr3" draw:text-style-name="P7" draw:layer="layout" svg:width="0.188cm" svg:height="1.898cm" svg:x="27.096cm" svg:y="8.113cm" svg:viewBox="0 0 189 1899" draw:points="150,1859 0,1859 0,1899 189,1899 189,0 0,0 0,39 150,39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5" smil:attributeName="visibility" smil:to="visible"/>
                  <anim:animate smil:dur="0.5s" smil:fill="hold" smil:targetElement="id255" smil:attributeName="width" smil:values="width*0.05;width" smil:keyTimes="0;1"/>
                  <anim:animate smil:dur="0.5s" smil:fill="hold" smil:targetElement="id255" smil:attributeName="height" smil:values="height;height" smil:keyTimes="0;1"/>
                  <anim:animate smil:dur="0.5s" smil:fill="hold" smil:targetElement="id255" smil:attributeName="x" smil:values="x-.2;x" smil:keyTimes="0;1"/>
                  <anim:animate smil:dur="0.5s" smil:fill="hold" smil:targetElement="id255" smil:attributeName="y" smil:values="y;y" smil:keyTimes="0;1"/>
                  <anim:transitionFilter smil:dur="0.5s" smil:targetElement="id25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7" smil:attributeName="visibility" smil:to="visible"/>
                  <anim:animate smil:dur="0.5s" smil:fill="hold" smil:targetElement="id257" smil:attributeName="width" smil:values="width*0.05;width" smil:keyTimes="0;1"/>
                  <anim:animate smil:dur="0.5s" smil:fill="hold" smil:targetElement="id257" smil:attributeName="height" smil:values="height;height" smil:keyTimes="0;1"/>
                  <anim:animate smil:dur="0.5s" smil:fill="hold" smil:targetElement="id257" smil:attributeName="x" smil:values="x-.2;x" smil:keyTimes="0;1"/>
                  <anim:animate smil:dur="0.5s" smil:fill="hold" smil:targetElement="id257" smil:attributeName="y" smil:values="y;y" smil:keyTimes="0;1"/>
                  <anim:transitionFilter smil:dur="0.5s" smil:targetElement="id25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0" smil:attributeName="visibility" smil:to="visible"/>
                  <anim:animate smil:dur="0.5s" smil:fill="hold" smil:targetElement="id260" smil:attributeName="width" smil:values="width*0.05;width" smil:keyTimes="0;1"/>
                  <anim:animate smil:dur="0.5s" smil:fill="hold" smil:targetElement="id260" smil:attributeName="height" smil:values="height;height" smil:keyTimes="0;1"/>
                  <anim:animate smil:dur="0.5s" smil:fill="hold" smil:targetElement="id260" smil:attributeName="x" smil:values="x-.2;x" smil:keyTimes="0;1"/>
                  <anim:animate smil:dur="0.5s" smil:fill="hold" smil:targetElement="id260" smil:attributeName="y" smil:values="y;y" smil:keyTimes="0;1"/>
                  <anim:transitionFilter smil:dur="0.5s" smil:targetElement="id2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1+width/2;x" smil:keyTimes="0;1"/>
                  <anim:animate smil:dur="0.5s" smil:fill="hold" smil:targetElement="id26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65" smil:attributeName="visibility" smil:to="visible"/>
                  <anim:animate smil:dur="0.5s" smil:fill="hold" smil:targetElement="id265" smil:attributeName="x" smil:values="1+width/2;x" smil:keyTimes="0;1"/>
                  <anim:animate smil:dur="0.5s" smil:fill="hold" smil:targetElement="id26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7" smil:attributeName="visibility" smil:to="visible"/>
                  <anim:animate smil:dur="0.5s" smil:fill="hold" smil:targetElement="id267" smil:attributeName="x" smil:values="x;x" smil:keyTimes="0;1"/>
                  <anim:animate smil:dur="0.5s" smil:fill="hold" smil:targetElement="id26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69" draw:id="id269">
          <svg:title>TexMaths</svg:title>
          <svg:desc>22§display§= \int_{0}^{\frac{\pi}{4}} \log \left[ \frac{ 2 }{1 + \tan x} \right]\ dx§svg§600§FALSE§</svg:desc>
          <draw:polygon draw:style-name="gr2" draw:text-style-name="P6" draw:layer="layout" svg:width="8.546cm" svg:height="1.893cm" svg:x="5.321cm" svg:y="0.737cm" svg:viewBox="0 0 8547 1894" draw:points="4273,1894 0,1894 0,0 8547,0 8547,1894">
            <text:p/>
          </draw:polygon>
          <draw:path draw:style-name="gr3" draw:text-style-name="P7" draw:layer="layout" svg:width="0.515cm" svg:height="0.182cm" svg:x="5.326cm" svg:y="1.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1cm" svg:y="0.881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261cm" svg:height="0.171cm" svg:x="6.998cm" svg:y="0.698cm" svg:viewBox="0 0 262 172" svg:d="M239 30c7 0 11 0 18-4 2-3 5-8 5-14 0-12-12-12-17-12h-168c-8 0-26 0-49 19-10 9-28 30-28 34 0 7 5 7 7 7 7 0 7-2 9-5 14-16 32-25 56-25h28c-14 49-35 90-47 114-7 9-7 11-7 14 0 9 7 14 16 14 15 0 21-17 30-49 8-30 15-58 24-93h51c-2 5-12 47-12 79 0 27 10 63 26 63 11 0 21-8 21-19 0-3-1-5-3-10-19-30-19-64-19-71 0-14 1-30 5-42z">
            <text:p/>
          </draw:path>
          <draw:polygon draw:style-name="gr3" draw:text-style-name="P7" draw:layer="layout" svg:width="0.335cm" svg:height="0.027cm" svg:x="6.965cm" svg:y="0.923cm" svg:viewBox="0 0 336 28" draw:points="169,28 0,28 0,0 336,0 336,28">
            <text:p/>
          </draw:polygon>
          <draw:path draw:style-name="gr3" draw:text-style-name="P7" draw:layer="layout" svg:width="0.215cm" svg:height="0.263cm" svg:x="7.025cm" svg:y="0.997cm" svg:viewBox="0 0 216 264" svg:d="M216 201v-18h-49v-171c0-10 0-12-10-12-7 0-9 0-13 5l-144 178v18h130v30c0 12 0 15-35 15h-12v18c17-2 44-2 65-2 23 0 47 0 67 2v-18h-14c-34 0-34-3-34-15v-30zM132 42v141h-114z">
            <text:p/>
          </draw:path>
          <draw:path draw:style-name="gr3" draw:text-style-name="P7" draw:layer="layout" svg:width="0.252cm" svg:height="0.37cm" svg:x="6.557cm" svg:y="2.278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73cm" svg:height="0.538cm" svg:x="7.586cm" svg:y="1.3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796cm" svg:y="1.5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183cm" svg:y="1.5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205cm" svg:height="1.856cm" svg:x="8.881cm" svg:y="0.812cm" svg:viewBox="0 0 206 1857" draw:points="0,1857 206,1857 206,1814 42,1814 42,42 206,42 206,0 0,0">
            <text:p/>
          </draw:polygon>
          <draw:path draw:style-name="gr3" draw:text-style-name="P7" draw:layer="layout" svg:width="0.309cm" svg:height="0.516cm" svg:x="10.543cm" svg:y="0.89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3.021cm" svg:height="0.032cm" svg:x="9.188cm" svg:y="1.724cm" svg:viewBox="0 0 3022 33" draw:points="1510,33 0,33 0,0 3022,0 3022,33">
            <text:p/>
          </draw:polygon>
          <draw:path draw:style-name="gr3" draw:text-style-name="P7" draw:layer="layout" svg:width="0.256cm" svg:height="0.516cm" svg:x="9.258cm" svg:y="1.94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79cm" svg:y="2.01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10.534cm" svg:y="1.988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853cm" svg:y="2.11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9-70-67 0-42 33-108 160-111z">
            <text:p/>
          </draw:path>
          <draw:path draw:style-name="gr3" draw:text-style-name="P7" draw:layer="layout" svg:width="0.39cm" svg:height="0.342cm" svg:x="11.233cm" svg:y="2.12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89cm" svg:y="2.1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0.205cm" svg:height="1.856cm" svg:x="12.312cm" svg:y="0.812cm" svg:viewBox="0 0 206 1857" draw:points="162,1814 0,1814 0,1857 206,1857 206,0 0,0 0,42 162,42">
            <text:p/>
          </draw:polygon>
          <draw:path draw:style-name="gr3" draw:text-style-name="P7" draw:layer="layout" svg:width="0.369cm" svg:height="0.546cm" svg:x="13.127cm" svg:y="1.39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3.521cm" svg:y="1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268" draw:id="id268">
          <svg:title>TexMaths</svg:title>
          <svg:desc>24§display§\text {I} §svg§600§FALSE§</svg:desc>
          <draw:polygon draw:style-name="gr2" draw:text-style-name="P6" draw:layer="layout" svg:width="0.197cm" svg:height="0.493cm" svg:x="4.73cm" svg:y="1.5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4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6" draw:id="id276">
          <svg:title>TexMaths</svg:title>
          <svg:desc>24§display§\text {2 I}§svg§600§FALSE§</svg:desc>
          <draw:polygon draw:style-name="gr2" draw:text-style-name="P6" draw:layer="layout" svg:width="0.9cm" svg:height="0.493cm" svg:x="3.917cm" svg:y="10.24cm" svg:viewBox="0 0 901 494" draw:points="451,494 0,494 0,0 901,0 901,494">
            <text:p/>
          </draw:polygon>
          <draw:path draw:style-name="gr3" draw:text-style-name="P7" draw:layer="layout" svg:width="0.337cm" svg:height="0.564cm" svg:x="3.917cm" svg:y="10.2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1cm" svg:y="10.1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277" draw:id="id277">
          <svg:title>TexMaths</svg:title>
          <svg:desc>22§display§= \log 2 \left[ \frac{\pi}{4} - 0 \right] §svg§600§FALSE§</svg:desc>
          <draw:polygon draw:style-name="gr2" draw:text-style-name="P6" draw:layer="layout" svg:width="4.923cm" svg:height="1.343cm" svg:x="5.323cm" svg:y="9.839cm" svg:viewBox="0 0 4924 1344" draw:points="2462,1344 0,1344 0,0 4924,0 4924,1344">
            <text:p/>
          </draw:polygon>
          <draw:path draw:style-name="gr3" draw:text-style-name="P7" draw:layer="layout" svg:width="0.515cm" svg:height="0.182cm" svg:x="5.328cm" svg:y="10.4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6.126cm" svg:y="10.152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6.337cm" svg:y="10.34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1cm" svg:x="6.724cm" svg:y="10.339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09cm" svg:height="0.517cm" svg:x="7.266cm" svg:y="10.17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77cm" svg:height="1.392cm" svg:x="7.919cm" svg:y="9.8cm" svg:viewBox="0 0 178 1393" draw:points="0,1393 178,1393 178,1358 37,1358 37,37 178,37 178,0 0,0">
            <text:p/>
          </draw:polygon>
          <draw:path draw:style-name="gr3" draw:text-style-name="P7" draw:layer="layout" svg:width="0.418cm" svg:height="0.342cm" svg:x="8.222cm" svg:y="9.833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8.2cm" svg:y="10.481cm" svg:viewBox="0 0 470 33" draw:points="236,33 0,33 0,0 470,0 470,33">
            <text:p/>
          </draw:polygon>
          <draw:path draw:style-name="gr3" draw:text-style-name="P7" draw:layer="layout" svg:width="0.344cm" svg:height="0.524cm" svg:x="8.264cm" svg:y="10.696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472cm" svg:height="0.032cm" svg:x="8.998cm" svg:y="10.481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3cm" svg:x="9.737cm" svg:y="10.175cm" svg:viewBox="0 0 327 534" svg:d="M327 269c0-63-3-125-31-183-36-74-99-86-132-86-46 0-104 19-136 92-24 54-28 114-28 177 0 59 4 127 35 187 34 62 90 78 129 78 42 0 100-16 135-90 25-53 28-115 28-175zM164 518c-30 0-78-20-90-95-9-46-9-118-9-164 0-49 0-101 5-143 16-91 74-98 94-98 24 0 75 14 91 89 7 44 7 103 7 152 0 58 0 111-9 160-10 74-54 99-89 99z">
            <text:p/>
          </draw:path>
          <draw:polygon draw:style-name="gr3" draw:text-style-name="P7" draw:layer="layout" svg:width="0.177cm" svg:height="1.392cm" svg:x="10.108cm" svg:y="9.8cm" svg:viewBox="0 0 178 1393" draw:points="141,1358 0,1358 0,1393 178,1393 178,0 0,0 0,37 141,37">
            <text:p/>
          </draw:polygon>
        </draw:g>
        <draw:g xml:id="id280" draw:id="id280">
          <svg:title>TexMaths</svg:title>
          <svg:desc>22§display§\therefore \ \ \text {I} = \frac{\pi}{8} \log 2§svg§600§FALSE§</svg:desc>
          <draw:polygon draw:style-name="gr2" draw:text-style-name="P6" draw:layer="layout" svg:width="4.736cm" svg:height="1.326cm" svg:x="3.739cm" svg:y="13.636cm" svg:viewBox="0 0 4737 1327" draw:points="2369,1327 0,1327 0,0 4737,0 4737,1327">
            <text:p/>
          </draw:polygon>
          <draw:path draw:style-name="gr3" draw:text-style-name="P7" draw:layer="layout" svg:width="0.469cm" svg:height="0.418cm" svg:x="3.723cm" svg:y="14.09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37cm" svg:height="0.529cm" svg:x="4.967cm" svg:y="13.92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515cm" svg:height="0.182cm" svg:x="5.483cm" svg:y="14.1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37cm" svg:y="13.59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6.349cm" svg:y="14.244cm" svg:viewBox="0 0 470 33" draw:points="236,33 0,33 0,0 470,0 470,33">
            <text:p/>
          </draw:polygon>
          <draw:path draw:style-name="gr3" draw:text-style-name="P7" draw:layer="layout" svg:width="0.321cm" svg:height="0.532cm" svg:x="6.423cm" svg:y="14.468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6-28-23-77-54zM130 269l95 60c21 14 58 37 58 84 0 59-58 99-121 99-67 0-123-48-123-113 0-45 24-95 91-130z">
            <text:p/>
          </draw:path>
          <draw:path draw:style-name="gr3" draw:text-style-name="P7" draw:layer="layout" svg:width="0.173cm" svg:height="0.537cm" svg:x="7.065cm" svg:y="13.91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274cm" svg:y="14.10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7.661cm" svg:y="14.104cm" svg:viewBox="0 0 355 512" svg:d="M151 218c-68 0-68-77-68-95 0-21 1-46 12-65 7-10 25-32 56-32 67 0 67 78 67 95 0 22 0 46-12 65-7 11-25 32-55 32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4-72 48-72 79 0 55 77 99 172 99 92 0 173-40 173-100 0-28-12-67-51-90-42-21-86-21-134-21-19 0-53 0-58 0-25-4-42-28-42-53zM172 493c-79 0-132-39-132-80 0-36 30-65 64-66h46c66 0 154 0 154 66 0 41-56 80-132 80z">
            <text:p/>
          </draw:path>
          <draw:path draw:style-name="gr3" draw:text-style-name="P7" draw:layer="layout" svg:width="0.309cm" svg:height="0.516cm" svg:x="8.205cm" svg:y="13.938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</draw:g>
        <draw:g xml:id="id270" draw:id="id270">
          <svg:title>TexMaths</svg:title>
          <svg:desc>22§display§= \int_{0}^{\frac{\pi}{4}} \left[ \log 2 -  \log ( 1 + \tan x )  \right]\ dx§svg§600§FALSE§</svg:desc>
          <draw:polygon draw:style-name="gr2" draw:text-style-name="P6" draw:layer="layout" svg:width="10.905cm" svg:height="1.873cm" svg:x="5.322cm" svg:y="3.039cm" svg:viewBox="0 0 10906 1874" draw:points="5452,1874 0,1874 0,0 10906,0 10906,1874">
            <text:p/>
          </draw:polygon>
          <draw:path draw:style-name="gr3" draw:text-style-name="P7" draw:layer="layout" svg:width="0.515cm" svg:height="0.182cm" svg:x="5.327cm" svg:y="3.9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2cm" svg:y="3.183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999cm" svg:y="3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1-19-29-19-63-19-70 0-14 1-30 5-42z">
            <text:p/>
          </draw:path>
          <draw:polygon draw:style-name="gr3" draw:text-style-name="P7" draw:layer="layout" svg:width="0.335cm" svg:height="0.027cm" svg:x="6.966cm" svg:y="3.225cm" svg:viewBox="0 0 336 28" draw:points="169,28 0,28 0,0 336,0 336,28">
            <text:p/>
          </draw:polygon>
          <draw:path draw:style-name="gr3" draw:text-style-name="P7" draw:layer="layout" svg:width="0.215cm" svg:height="0.263cm" svg:x="7.026cm" svg:y="3.299cm" svg:viewBox="0 0 216 264" svg:d="M216 201v-18h-49v-171c0-10 0-12-10-12-7 0-9 0-13 5l-144 178v18h130v29c0 13 0 16-35 16h-12v18c17-2 44-2 65-2 23 0 47 0 67 2v-18h-14c-34 0-34-3-34-16v-29zM132 42v141h-114z">
            <text:p/>
          </draw:path>
          <draw:path draw:style-name="gr3" draw:text-style-name="P7" draw:layer="layout" svg:width="0.252cm" svg:height="0.37cm" svg:x="6.557cm" svg:y="4.58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olygon draw:style-name="gr3" draw:text-style-name="P7" draw:layer="layout" svg:width="0.106cm" svg:height="0.773cm" svg:x="7.652cm" svg:y="3.656cm" svg:viewBox="0 0 107 774" draw:points="107,774 107,744 32,744 32,32 107,32 107,0 0,0 0,774">
            <text:p/>
          </draw:polygon>
          <draw:path draw:style-name="gr3" draw:text-style-name="P7" draw:layer="layout" svg:width="0.173cm" svg:height="0.537cm" svg:x="7.802cm" svg:y="3.6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11cm" svg:y="3.888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398cm" svg:y="3.8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09cm" svg:height="0.516cm" svg:x="8.942cm" svg:y="3.72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9.526cm" svg:y="4.026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7cm" svg:x="10.26cm" svg:y="3.6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472cm" svg:y="3.8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0.857cm" svg:y="3.885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11.309cm" svg:y="3.65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1.603cm" svg:y="3.72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136cm" svg:y="3.7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2.881cm" svg:y="3.7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3.199cm" svg:y="3.88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3.578cm" svg:y="3.89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4.134cm" svg:y="3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4.597cm" svg:y="3.65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4.871cm" svg:y="3.656cm" svg:viewBox="0 0 107 774" draw:points="107,0 0,0 0,32 76,32 76,744 0,744 0,774 107,774">
            <text:p/>
          </draw:polygon>
          <draw:path draw:style-name="gr3" draw:text-style-name="P7" draw:layer="layout" svg:width="0.369cm" svg:height="0.546cm" svg:x="15.486cm" svg:y="3.698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7" draw:layer="layout" svg:width="0.386cm" svg:height="0.351cm" svg:x="15.88cm" svg:y="3.8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72" draw:id="id272">
          <svg:title>TexMaths</svg:title>
          <svg:desc>22§display§= \log 2 \int_{0}^{\frac{\pi}{4}}\ dx  -  \int_{0}^{\frac{\pi}{4}} \log ( 1 + \tan x ) \ dx§svg§600§FALSE§</svg:desc>
          <draw:polygon draw:style-name="gr2" draw:text-style-name="P6" draw:layer="layout" svg:width="13.04cm" svg:height="1.873cm" svg:x="5.324cm" svg:y="5.341cm" svg:viewBox="0 0 13041 1874" draw:points="6521,1874 0,1874 0,0 13041,0 13041,1874">
            <text:p/>
          </draw:polygon>
          <draw:path draw:style-name="gr3" draw:text-style-name="P7" draw:layer="layout" svg:width="0.515cm" svg:height="0.182cm" svg:x="5.329cm" svg:y="6.25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6.127cm" svg:y="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338cm" svg:y="6.1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6.725cm" svg:y="6.1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09cm" svg:height="0.516cm" svg:x="7.267cm" svg:y="6.02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7.788cm" svg:y="5.485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8.645cm" svg:y="5.3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1-19-29-19-63-19-70 0-14 3-30 5-42z">
            <text:p/>
          </draw:path>
          <draw:polygon draw:style-name="gr3" draw:text-style-name="P7" draw:layer="layout" svg:width="0.335cm" svg:height="0.027cm" svg:x="8.61cm" svg:y="5.527cm" svg:viewBox="0 0 336 28" draw:points="169,28 0,28 0,0 336,0 336,28">
            <text:p/>
          </draw:polygon>
          <draw:path draw:style-name="gr3" draw:text-style-name="P7" draw:layer="layout" svg:width="0.215cm" svg:height="0.263cm" svg:x="8.672cm" svg:y="5.601cm" svg:viewBox="0 0 216 264" svg:d="M216 201v-18h-49v-171c0-10 0-12-10-12-7 0-9 0-13 5l-144 178v18h130v29c0 13 0 16-33 16h-14v18c17-2 44-2 65-2 23 0 47 0 67 2v-18h-14c-34 0-34-3-34-16v-29zM134 42v141h-116z">
            <text:p/>
          </draw:path>
          <draw:path draw:style-name="gr3" draw:text-style-name="P7" draw:layer="layout" svg:width="0.252cm" svg:height="0.37cm" svg:x="8.202cm" svg:y="6.882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369cm" svg:height="0.546cm" svg:x="9.495cm" svg:y="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9.89cm" svg:y="6.1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544cm" svg:y="6.328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8cm" svg:x="11.296cm" svg:y="5.485cm" svg:viewBox="0 0 688 1719" svg:d="M37 1684c25 0 39-18 39-37 0-27-20-39-37-39-20 0-39 12-39 39 0 40 39 72 86 72 118 0 162-181 217-405 60-244 111-492 153-740 28-164 56-319 83-419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12.153cm" svg:y="5.302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8 63 9 0 19-8 19-19 0-3-1-5-3-11-19-29-19-63-19-70 0-14 3-30 5-42z">
            <text:p/>
          </draw:path>
          <draw:polygon draw:style-name="gr3" draw:text-style-name="P7" draw:layer="layout" svg:width="0.335cm" svg:height="0.027cm" svg:x="12.12cm" svg:y="5.527cm" svg:viewBox="0 0 336 28" draw:points="169,28 0,28 0,0 336,0 336,28">
            <text:p/>
          </draw:polygon>
          <draw:path draw:style-name="gr3" draw:text-style-name="P7" draw:layer="layout" svg:width="0.215cm" svg:height="0.263cm" svg:x="12.18cm" svg:y="5.601cm" svg:viewBox="0 0 216 264" svg:d="M216 201v-18h-49v-171c0-10 0-12-10-12-7 0-9 0-13 5l-144 178v18h130v29c0 13 0 16-33 16h-14v18c17-2 44-2 65-2 23 0 47 0 67 2v-18h-14c-34 0-34-3-34-16v-29zM134 42v141h-116z">
            <text:p/>
          </draw:path>
          <draw:path draw:style-name="gr3" draw:text-style-name="P7" draw:layer="layout" svg:width="0.252cm" svg:height="0.37cm" svg:x="11.711cm" svg:y="6.882cm" svg:viewBox="0 0 253 371" svg:d="M253 188c0-60-7-104-33-141-16-26-49-47-93-47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173cm" svg:height="0.537cm" svg:x="12.741cm" svg:y="6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952cm" svg:y="6.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3.338cm" svg:y="6.187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18cm" svg:height="0.773cm" svg:x="13.79cm" svg:y="5.95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4.084cm" svg:y="6.02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616cm" svg:y="6.0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42cm" svg:height="0.485cm" svg:x="15.362cm" svg:y="6.062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5.679cm" svg:y="6.19cm" svg:viewBox="0 0 350 357" svg:d="M227 289c2 31 23 63 60 63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6.059cm" svg:y="6.196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6.615cm" svg:y="6.1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7.078cm" svg:y="5.95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7.624cm" svg:y="6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8.018cm" svg:y="6.1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271" draw:id="id271">
          <svg:title>TexMaths</svg:title>
          <svg:desc>24§display§\text {I} §svg§600§FALSE§</svg:desc>
          <draw:polygon draw:style-name="gr2" draw:text-style-name="P6" draw:layer="layout" svg:width="0.197cm" svg:height="0.493cm" svg:x="4.731cm" svg:y="6.137cm" svg:viewBox="0 0 198 494" draw:points="100,494 0,494 0,0 198,0 198,494">
            <text:p/>
          </draw:polygon>
          <draw:path draw:style-name="gr3" draw:text-style-name="P7" draw:layer="layout" svg:width="0.258cm" svg:height="0.577cm" svg:x="4.712cm" svg:y="6.0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4" draw:id="id274">
          <svg:title>TexMaths</svg:title>
          <svg:desc>22§display§= \log 2 \left[ \ x \ \right]_{0}^{\pi/4} - \text {I}§svg§600§FALSE§</svg:desc>
          <draw:polygon draw:style-name="gr2" draw:text-style-name="P6" draw:layer="layout" svg:width="6.017cm" svg:height="0.96cm" svg:x="5.326cm" svg:y="8.143cm" svg:viewBox="0 0 6018 961" draw:points="3010,961 0,961 0,0 6018,0 6018,961">
            <text:p/>
          </draw:polygon>
          <draw:path draw:style-name="gr3" draw:text-style-name="P7" draw:layer="layout" svg:width="0.515cm" svg:height="0.182cm" svg:x="5.331cm" svg:y="8.6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7cm" svg:x="6.129cm" svg:y="8.363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6.34cm" svg:y="8.553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6.727cm" svg:y="8.549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3 99 91 0 172-41 172-100 0-28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309cm" svg:height="0.516cm" svg:x="7.269cm" svg:y="8.384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8 7-74 7z">
            <text:p/>
          </draw:path>
          <draw:polygon draw:style-name="gr3" draw:text-style-name="P7" draw:layer="layout" svg:width="0.106cm" svg:height="0.773cm" svg:x="7.838cm" svg:y="8.319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8.243cm" svg:y="8.5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0.106cm" svg:height="0.773cm" svg:x="8.936cm" svg:y="8.319cm" svg:viewBox="0 0 107 774" draw:points="107,0 0,0 0,32 76,32 76,744 0,744 0,774 107,774">
            <text:p/>
          </draw:polygon>
          <draw:path draw:style-name="gr3" draw:text-style-name="P7" draw:layer="layout" svg:width="0.325cm" svg:height="0.24cm" svg:x="9.158cm" svg:y="8.276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7" draw:layer="layout" svg:width="0.233cm" svg:height="0.543cm" svg:x="9.558cm" svg:y="8.104cm" svg:viewBox="0 0 234 544" svg:d="M231 25c3-7 3-9 3-11 0-9-7-14-12-14-11 0-13 7-16 14l-202 505c-4 7-4 9-4 11 0 8 7 14 12 14 11 0 13-7 16-14z">
            <text:p/>
          </draw:path>
          <draw:path draw:style-name="gr3" draw:text-style-name="P7" draw:layer="layout" svg:width="0.267cm" svg:height="0.365cm" svg:x="9.853cm" svg:y="8.144cm" svg:viewBox="0 0 268 366" svg:d="M268 278v-21h-62v-241c0-12 0-16-11-16-7 0-8 0-15 7l-180 250v21h160v44c0 18 0 25-44 25h-14v19c26 0 62-2 81-2 21 0 55 2 83 2v-19h-16c-44 0-44-7-44-25v-44zM164 58v199h-145z">
            <text:p/>
          </draw:path>
          <draw:path draw:style-name="gr3" draw:text-style-name="P7" draw:layer="layout" svg:width="0.252cm" svg:height="0.37cm" svg:x="9.162cm" svg:y="8.771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473cm" svg:height="0.032cm" svg:x="10.415cm" svg:y="8.69cm" svg:viewBox="0 0 474 33" svg:d="M447 33c12 0 27 0 27-17 0-16-15-16-27-16h-421c-12 0-26 0-26 16 0 17 14 17 26 17z">
            <text:p/>
          </draw:path>
          <draw:path draw:style-name="gr3" draw:text-style-name="P7" draw:layer="layout" svg:width="0.237cm" svg:height="0.529cm" svg:x="11.145cm" svg:y="8.37cm" svg:viewBox="0 0 238 530" svg:d="M153 60c0-27 4-35 65-35h20v-25c-27 2-88 2-118 2-32 0-92 0-120-2v25h21c60 0 63 8 63 35v410c0 28-3 35-63 35h-21v25c28-2 88-2 118-2 32 0 93 0 120 2v-25h-20c-61 0-65-7-65-35z">
            <text:p/>
          </draw:path>
        </draw:g>
        <draw:g xml:id="id273" draw:id="id273">
          <svg:title>TexMaths</svg:title>
          <svg:desc>24§display§\text {I} §svg§600§FALSE§</svg:desc>
          <draw:polygon draw:style-name="gr2" draw:text-style-name="P6" draw:layer="layout" svg:width="0.197cm" svg:height="0.493cm" svg:x="4.732cm" svg:y="8.438cm" svg:viewBox="0 0 198 494" draw:points="100,494 0,494 0,0 198,0 198,494">
            <text:p/>
          </draw:polygon>
          <draw:path draw:style-name="gr3" draw:text-style-name="P7" draw:layer="layout" svg:width="0.258cm" svg:height="0.577cm" svg:x="4.713cm" svg:y="8.3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75" draw:id="id275">
          <svg:title>TexMaths</svg:title>
          <svg:desc>22§display§.\ .\ .\ \ \text {[ From (1) ]}§svg§600§FALSE§</svg:desc>
          <draw:polygon draw:style-name="gr2" draw:text-style-name="P6" draw:layer="layout" svg:width="5.471cm" svg:height="0.696cm" svg:x="14.122cm" svg:y="8.437cm" svg:viewBox="0 0 5472 697" draw:points="2737,697 0,697 0,0 5472,0 5472,697">
            <text:p/>
          </draw:polygon>
          <draw:path draw:style-name="gr3" draw:text-style-name="P7" draw:layer="layout" svg:width="0.083cm" svg:height="0.083cm" svg:x="14.15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622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95cm" svg:y="8.896cm" svg:viewBox="0 0 84 84" svg:d="M84 42c0-23-19-42-42-42s-42 19-42 42 19 42 42 42 42-19 42-42z">
            <text:p/>
          </draw:path>
          <draw:polygon draw:style-name="gr3" draw:text-style-name="P7" draw:layer="layout" svg:width="0.106cm" svg:height="0.773cm" svg:x="15.85cm" svg:y="8.398cm" svg:viewBox="0 0 107 774" draw:points="107,774 107,744 32,744 32,32 107,32 107,0 0,0 0,774">
            <text:p/>
          </draw:polygon>
          <draw:path draw:style-name="gr3" draw:text-style-name="P7" draw:layer="layout" svg:width="0.448cm" svg:height="0.527cm" svg:x="16.257cm" svg:y="8.453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261cm" svg:height="0.342cm" svg:x="16.694cm" svg:y="8.63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6.996cm" svg:y="8.6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7.385cm" svg:y="8.63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18.339cm" svg:y="8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18.633cm" svg:y="8.4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994cm" svg:y="8.3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526cm" svg:y="8.398cm" svg:viewBox="0 0 107 774" draw:points="107,0 0,0 0,32 76,32 76,744 0,744 0,774 107,774">
            <text:p/>
          </draw:polygon>
        </draw:g>
        <draw:g xml:id="id279" draw:id="id279">
          <svg:title>TexMaths</svg:title>
          <svg:desc>22§display§= \frac{\pi}{4} \log 2§svg§600§FALSE§</svg:desc>
          <draw:polygon draw:style-name="gr2" draw:text-style-name="P6" draw:layer="layout" svg:width="2.996cm" svg:height="1.309cm" svg:x="5.422cm" svg:y="11.739cm" svg:viewBox="0 0 2997 1310" draw:points="1500,1310 0,1310 0,0 2997,0 2997,1310">
            <text:p/>
          </draw:polygon>
          <draw:path draw:style-name="gr3" draw:text-style-name="P7" draw:layer="layout" svg:width="0.515cm" svg:height="0.182cm" svg:x="5.427cm" svg:y="12.2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313cm" svg:y="11.7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6.291cm" svg:y="12.347cm" svg:viewBox="0 0 470 33" draw:points="236,33 0,33 0,0 470,0 470,33">
            <text:p/>
          </draw:polygon>
          <draw:path draw:style-name="gr3" draw:text-style-name="P7" draw:layer="layout" svg:width="0.344cm" svg:height="0.523cm" svg:x="6.355cm" svg:y="12.562cm" svg:viewBox="0 0 345 524" svg:d="M206 398v66c0 28 0 37-58 37h-16v23c32-2 72-2 104-2 33 0 74 0 105 2v-23h-15c-58 0-60-9-60-37v-66h79v-25h-79v-354c0-14 0-19-13-19-7 0-8 0-14 9l-239 364v25zM211 373h-190l190-289z">
            <text:p/>
          </draw:path>
          <draw:path draw:style-name="gr3" draw:text-style-name="P7" draw:layer="layout" svg:width="0.173cm" svg:height="0.537cm" svg:x="7.008cm" svg:y="12.02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7.219cm" svg:y="12.2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7.606cm" svg:y="12.207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6h46c66 0 154-1 154 66 0 41-56 79-132 79z">
            <text:p/>
          </draw:path>
          <draw:path draw:style-name="gr3" draw:text-style-name="P7" draw:layer="layout" svg:width="0.309cm" svg:height="0.516cm" svg:x="8.148cm" svg:y="12.04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278" draw:id="id278">
          <svg:title>TexMaths</svg:title>
          <svg:desc>24§display§\text {2 I}§svg§600§FALSE§</svg:desc>
          <draw:polygon draw:style-name="gr2" draw:text-style-name="P6" draw:layer="layout" svg:width="0.9cm" svg:height="0.493cm" svg:x="3.918cm" svg:y="12.141cm" svg:viewBox="0 0 901 494" draw:points="451,494 0,494 0,0 901,0 901,494">
            <text:p/>
          </draw:polygon>
          <draw:path draw:style-name="gr3" draw:text-style-name="P7" draw:layer="layout" svg:width="0.337cm" svg:height="0.564cm" svg:x="3.918cm" svg:y="12.11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4.602cm" svg:y="12.099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0" smil:attributeName="visibility" smil:to="visible"/>
                  <anim:animate smil:dur="0.5s" smil:fill="hold" smil:targetElement="id270" smil:attributeName="x" smil:values="x;x" smil:keyTimes="0;1"/>
                  <anim:animate smil:dur="0.5s" smil:fill="hold" smil:targetElement="id2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3" smil:attributeName="visibility" smil:to="visible"/>
                  <anim:animate smil:dur="0.5s" smil:fill="hold" smil:targetElement="id273" smil:attributeName="x" smil:values="x;x" smil:keyTimes="0;1"/>
                  <anim:animate smil:dur="0.5s" smil:fill="hold" smil:targetElement="id2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1+width/2;x" smil:keyTimes="0;1"/>
                  <anim:animate smil:dur="0.5s" smil:fill="hold" smil:targetElement="id275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281" draw:id="id281">
          <svg:title>TexMaths</svg:title>
          <svg:desc>24§display§(9)§svg§600§FALSE§</svg:desc>
          <draw:polygon draw:style-name="gr2" draw:text-style-name="P6" draw:layer="layout" svg:width="0.91cm" svg:height="0.76cm" svg:x="1.515cm" svg:y="1.341cm" svg:viewBox="0 0 911 761" draw:points="455,761 0,761 0,0 911,0 911,761">
            <text:p/>
          </draw:polygon>
          <draw:path draw:style-name="gr3" draw:text-style-name="P7" draw:layer="layout" svg:width="0.197cm" svg:height="0.844cm" svg:x="1.555cm" svg:y="1.299cm" svg:viewBox="0 0 198 845" svg:d="M198 837c0-2 0-4-15-19-106-106-133-265-133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351cm" svg:height="0.581cm" svg:x="1.836cm" svg:y="1.37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.272cm" svg:y="1.299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 xml:id="id284" draw:id="id284">
          <svg:title>TexMaths</svg:title>
          <svg:desc>22§display§= \int_{-5}^{5}\frac{x^3}{ 4 - x^2 }\ dx§svg§600§FALSE§</svg:desc>
          <draw:polygon draw:style-name="gr2" draw:text-style-name="P6" draw:layer="layout" svg:width="5.501cm" svg:height="1.86cm" svg:x="5.32cm" svg:y="0.737cm" svg:viewBox="0 0 5502 1861" draw:points="2751,1861 0,1861 0,0 5502,0 5502,1861">
            <text:p/>
          </draw:polygon>
          <draw:path draw:style-name="gr3" draw:text-style-name="P7" draw:layer="layout" svg:width="0.515cm" svg:height="0.182cm" svg:x="5.325cm" svg:y="1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cm" svg:y="0.867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6.904cm" svg:y="0.698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6.585cm" svg:y="2.474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7.045cm" svg:y="2.265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86cm" svg:height="0.351cm" svg:x="8.266cm" svg:y="1.0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9cm" svg:height="0.37cm" svg:x="8.715cm" svg:y="0.756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2.121cm" svg:height="0.032cm" svg:x="7.578cm" svg:y="1.71cm" svg:viewBox="0 0 2122 33" draw:points="1061,33 0,33 0,0 2122,0 2122,33">
            <text:p/>
          </draw:polygon>
          <draw:path draw:style-name="gr3" draw:text-style-name="P7" draw:layer="layout" svg:width="0.344cm" svg:height="0.524cm" svg:x="7.601cm" svg:y="1.92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201cm" svg:y="2.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933cm" svg:y="2.1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385cm" svg:y="1.8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081cm" svg:y="1.383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475cm" svg:y="1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 xml:id="id282" draw:id="id282">
          <svg:title>TexMaths</svg:title>
          <svg:desc>24§display§\text {Let,}§svg§600§FALSE§</svg:desc>
          <draw:polygon draw:style-name="gr2" draw:text-style-name="P6" draw:layer="layout" svg:width="1.318cm" svg:height="0.655cm" svg:x="2.8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2.8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83" draw:id="id283">
          <svg:title>TexMaths</svg:title>
          <svg:desc>24§display§\text {I} §svg§600§FALSE§</svg:desc>
          <draw:polygon draw:style-name="gr2" draw:text-style-name="P6" draw:layer="layout" svg:width="0.197cm" svg:height="0.493cm" svg:x="4.7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7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85" draw:id="id285">
          <svg:title>TexMaths</svg:title>
          <svg:desc>24§display§\text {Let}§svg§600§FALSE§</svg:desc>
          <draw:polygon draw:style-name="gr2" draw:text-style-name="P6" draw:layer="layout" svg:width="1.098cm" svg:height="0.502cm" svg:x="2.825cm" svg:y="3.836cm" svg:viewBox="0 0 1099 503" draw:points="549,503 0,503 0,0 1099,0 1099,503">
            <text:p/>
          </draw:polygon>
          <draw:path draw:style-name="gr3" draw:text-style-name="P7" draw:layer="layout" svg:width="0.463cm" svg:height="0.577cm" svg:x="2.81cm" svg:y="3.794cm" svg:viewBox="0 0 464 578" svg:d="M464 359h-21c-9 87-21 192-171 192h-69c-38 0-40-5-40-32v-452c0-29 0-40 81-40h27v-27c-31 2-108 2-142 2-33 0-100 0-129-2v27h21c65 0 65 10 65 38v448c0 31 0 38-65 38h-21v27h441z">
            <text:p/>
          </draw:path>
          <draw:path draw:style-name="gr3" draw:text-style-name="P7" draw:layer="layout" svg:width="0.327cm" svg:height="0.389cm" svg:x="3.334cm" svg:y="3.992cm" svg:viewBox="0 0 328 390" svg:d="M71 167c6-127 77-148 106-148 86 0 95 114 95 148zM71 184h236c19 0 21 0 21-17 0-84-46-167-151-167-98 0-177 86-177 194 0 113 88 196 186 196 104 0 142-94 142-111 0-8-8-10-11-10-8 0-10 6-10 12-31 88-107 88-115 88-42 0-77-27-96-58-25-40-25-96-25-127z">
            <text:p/>
          </draw:path>
          <draw:path draw:style-name="gr3" draw:text-style-name="P7" draw:layer="layout" svg:width="0.266cm" svg:height="0.529cm" svg:x="3.7cm" svg:y="3.852cm" svg:viewBox="0 0 267 530" svg:d="M130 183h121v-27h-121v-156h-21c0 69-26 159-109 163v20h73v232c0 106 79 115 109 115 60 0 85-59 85-115v-48h-23v48c0 62-25 94-56 94-58 0-58-77-58-92z">
            <text:p/>
          </draw:path>
        </draw:g>
        <draw:g xml:id="id286" draw:id="id286">
          <svg:title>TexMaths</svg:title>
          <svg:desc>22§display§f(x) = \int_{-5}^{5}\frac{x^3}{ 4 - x^2 }§svg§600§FALSE§</svg:desc>
          <draw:polygon draw:style-name="gr2" draw:text-style-name="P6" draw:layer="layout" svg:width="6.062cm" svg:height="1.86cm" svg:x="4.521cm" svg:y="3.139cm" svg:viewBox="0 0 6063 1861" draw:points="3031,1861 0,1861 0,0 6063,0 6063,1861">
            <text:p/>
          </draw:polygon>
          <draw:path draw:style-name="gr3" draw:text-style-name="P7" draw:layer="layout" svg:width="0.386cm" svg:height="0.705cm" svg:x="4.523cm" svg:y="3.776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7" draw:layer="layout" svg:width="0.18cm" svg:height="0.773cm" svg:x="5.021cm" svg:y="3.741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5.267cm" svg:y="3.97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5.73cm" svg:y="3.741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6.246cm" svg:y="4.0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7.063cm" svg:y="3.269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7.827cm" svg:y="3.1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67cm" svg:height="0.027cm" svg:x="7.506cm" svg:y="4.876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7.966cm" svg:y="4.667cm" svg:viewBox="0 0 241 371" svg:d="M51 58c26 7 44 7 53 7 70 0 114-49 114-58 0-5-5-7-7-7s-2 0-5 2c-12 5-41 16-81 16-16 0-44-2-81-14-5-4-5-4-7-4-7 0-7 5-7 14v160c0 11 0 16 9 16 5 0 5 0 12-7 23-30 56-33 76-33 31 0 47 24 49 30 11 17 12 38 12 70 0 16 0 47-15 72-15 19-37 32-64 32-35 0-72-20-86-55 21 2 32-12 32-26 0-23-20-28-27-28-2 0-28 0-28 30 0 49 44 96 111 96 69 0 130-51 130-119 0-62-47-118-114-118-25 0-53 5-76 26z">
            <text:p/>
          </draw:path>
          <draw:path draw:style-name="gr3" draw:text-style-name="P7" draw:layer="layout" svg:width="0.386cm" svg:height="0.351cm" svg:x="9.189cm" svg:y="3.456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9cm" svg:height="0.37cm" svg:x="9.638cm" svg:y="3.158cm" svg:viewBox="0 0 250 371" svg:d="M120 180c42 0 72 29 72 88 0 66-39 86-71 86-21 0-70-5-93-37 27-2 32-20 32-30 0-18-12-30-30-30-14 0-30 9-30 30 0 53 56 84 123 84 76 0 127-49 127-103 0-43-33-85-93-99 56-19 77-62 77-93 0-44-49-76-111-76-60 0-105 30-105 72 0 20 10 30 28 30 16 0 26-12 26-28s-10-26-26-28c19-25 56-30 75-30 25 0 60 12 60 60 0 23-8 47-23 63-17 21-31 23-59 25-15 0-15 0-18 1 0 0-5 0-5 8 0 7 5 7 14 7z">
            <text:p/>
          </draw:path>
          <draw:polygon draw:style-name="gr3" draw:text-style-name="P7" draw:layer="layout" svg:width="2.122cm" svg:height="0.032cm" svg:x="8.501cm" svg:y="4.112cm" svg:viewBox="0 0 2123 33" draw:points="1061,33 0,33 0,0 2123,0 2123,33">
            <text:p/>
          </draw:polygon>
          <draw:path draw:style-name="gr3" draw:text-style-name="P7" draw:layer="layout" svg:width="0.344cm" svg:height="0.524cm" svg:x="8.522cm" svg:y="4.327cm" svg:viewBox="0 0 345 525" svg:d="M206 398v67c0 28 0 37-58 37h-16v23c32-2 72-2 104-2 33 0 74 0 106 2v-23h-16c-58 0-60-9-60-37v-67h79v-25h-79v-354c0-14 0-19-13-19-7 0-8 0-14 9l-239 364v25zM211 373h-190l190-289z">
            <text:p/>
          </draw:path>
          <draw:path draw:style-name="gr3" draw:text-style-name="P7" draw:layer="layout" svg:width="0.473cm" svg:height="0.032cm" svg:x="9.122cm" svg:y="4.642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9.855cm" svg:y="4.5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0.309cm" svg:y="4.2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287" draw:id="id287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2.825cm" svg:y="5.535cm" svg:viewBox="0 0 5682 620" draw:points="2841,620 0,620 0,0 5682,0 5682,620">
            <text:p/>
          </draw:polygon>
          <draw:path draw:style-name="gr3" draw:text-style-name="P7" draw:layer="layout" svg:width="0.539cm" svg:height="0.546cm" svg:x="2.813cm" svg:y="5.50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378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3.721cm" svg:y="5.6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154cm" svg:y="5.4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376cm" svg:y="5.686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4.756cm" svg:y="5.686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096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5.698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397cm" svg:y="5.496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6.798cm" svg:y="5.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428cm" svg:y="5.82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59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288" draw:id="id288">
          <svg:title>TexMaths</svg:title>
          <svg:desc>22§display§f(-x) = \frac{( - x )^3}{ 4 - ( - x )^2 }§svg§600§FALSE§</svg:desc>
          <draw:polygon draw:style-name="gr2" draw:text-style-name="P6" draw:layer="layout" svg:width="6.476cm" svg:height="1.81cm" svg:x="4.523cm" svg:y="6.641cm" svg:viewBox="0 0 6477 1811" draw:points="3239,1811 0,1811 0,0 6477,0 6477,1811">
            <text:p/>
          </draw:polygon>
          <draw:path draw:style-name="gr3" draw:text-style-name="P7" draw:layer="layout" svg:width="0.386cm" svg:height="0.705cm" svg:x="4.525cm" svg:y="7.22cm" svg:viewBox="0 0 387 706" svg:d="M245 236h67c14 0 22 0 22-14 0-9-8-9-21-9h-65l16-90c4-16 14-70 19-79 7-16 22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5.023cm" svg:y="7.1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5.312cm" svg:y="7.55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871cm" svg:y="7.4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6.334cm" svg:y="7.1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6.848cm" svg:y="7.4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457cm" svg:y="6.66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8.746cm" svg:y="7.03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305cm" svg:y="6.8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68cm" svg:y="6.6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9cm" svg:height="0.37cm" svg:x="10.055cm" svg:y="6.602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3.324cm" svg:height="0.032cm" svg:x="7.714cm" svg:y="7.556cm" svg:viewBox="0 0 3325 33" draw:points="1663,33 0,33 0,0 3325,0 3325,33">
            <text:p/>
          </draw:polygon>
          <draw:path draw:style-name="gr3" draw:text-style-name="P7" draw:layer="layout" svg:width="0.344cm" svg:height="0.523cm" svg:x="7.737cm" svg:y="7.772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8.337cm" svg:y="8.087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122cm" svg:y="7.71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411cm" svg:y="8.0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971cm" svg:y="7.9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435cm" svg:y="7.71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726cm" svg:y="7.7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289" draw:id="id289">
          <svg:title>TexMaths</svg:title>
          <svg:desc>22§display§ = \frac{- x^3}{ 4 - x^2 }§svg§600§FALSE§</svg:desc>
          <draw:polygon draw:style-name="gr2" draw:text-style-name="P6" draw:layer="layout" svg:width="2.952cm" svg:height="1.625cm" svg:x="11.624cm" svg:y="6.644cm" svg:viewBox="0 0 2953 1626" draw:points="1477,1626 0,1626 0,0 2953,0 2953,1626">
            <text:p/>
          </draw:polygon>
          <draw:path draw:style-name="gr3" draw:text-style-name="P7" draw:layer="layout" svg:width="0.515cm" svg:height="0.182cm" svg:x="11.629cm" svg:y="7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2.923cm" svg:y="7.03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483cm" svg:y="6.9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9cm" svg:height="0.37cm" svg:x="13.931cm" svg:y="6.605cm" svg:viewBox="0 0 250 371" svg:d="M120 179c42 0 72 30 72 88 0 67-39 87-71 87-21 0-70-6-93-37 27-2 32-20 32-30 0-18-12-30-30-30-14 0-30 9-30 30 0 53 56 84 123 84 76 0 127-49 127-104 0-42-34-84-93-98 56-19 77-62 77-93 0-44-49-76-111-76-60 0-105 30-105 72 0 19 10 30 28 30 16 0 26-12 26-28s-10-26-26-28c19-25 56-30 75-30 25 0 60 12 60 60 0 23-9 47-23 63-17 21-31 23-59 25-15 0-15 0-18 1 0 0-5 0-5 7s5 7 14 7z">
            <text:p/>
          </draw:path>
          <draw:polygon draw:style-name="gr3" draw:text-style-name="P7" draw:layer="layout" svg:width="2.122cm" svg:height="0.032cm" svg:x="12.493cm" svg:y="7.559cm" svg:viewBox="0 0 2123 33" draw:points="1061,33 0,33 0,0 2123,0 2123,33">
            <text:p/>
          </draw:polygon>
          <draw:path draw:style-name="gr3" draw:text-style-name="P7" draw:layer="layout" svg:width="0.344cm" svg:height="0.523cm" svg:x="12.516cm" svg:y="7.775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3.116cm" svg:y="8.0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49cm" svg:y="7.9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4.303cm" svg:y="7.715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290" draw:id="id290">
          <svg:title>TexMaths</svg:title>
          <svg:desc>22§display§ = - \frac{x^3}{ 4 - x^2 }§svg§600§FALSE§</svg:desc>
          <draw:polygon draw:style-name="gr2" draw:text-style-name="P6" draw:layer="layout" svg:width="3.555cm" svg:height="1.625cm" svg:x="15.025cm" svg:y="6.646cm" svg:viewBox="0 0 3556 1626" draw:points="1778,1626 0,1626 0,0 3556,0 3556,1626">
            <text:p/>
          </draw:polygon>
          <draw:path draw:style-name="gr3" draw:text-style-name="P7" draw:layer="layout" svg:width="0.515cm" svg:height="0.182cm" svg:x="15.03cm" svg:y="7.4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3cm" svg:height="0.032cm" svg:x="15.867cm" svg:y="7.561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7.185cm" svg:y="6.90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29 0-42-24-42-51 0-17 5-33 14-68z">
            <text:p/>
          </draw:path>
          <draw:path draw:style-name="gr3" draw:text-style-name="P7" draw:layer="layout" svg:width="0.249cm" svg:height="0.37cm" svg:x="17.634cm" svg:y="6.607cm" svg:viewBox="0 0 250 371" svg:d="M120 179c42 0 72 30 72 88 0 67-39 87-71 87-21 0-70-6-93-37 27-2 32-20 32-30 0-18-12-30-30-30-14 0-30 9-30 30 0 53 56 84 123 84 76 0 127-49 127-104 0-42-33-84-93-98 56-19 77-62 77-93 0-44-49-76-111-76-60 0-105 30-105 72 0 19 10 30 28 30 16 0 28-12 28-28s-12-26-28-28c19-25 56-30 75-30 25 0 60 12 60 60 0 23-7 47-23 63-17 21-31 23-59 25-14 0-14 0-18 1 0 0-5 0-5 7s5 7 14 7z">
            <text:p/>
          </draw:path>
          <draw:polygon draw:style-name="gr3" draw:text-style-name="P7" draw:layer="layout" svg:width="2.122cm" svg:height="0.032cm" svg:x="16.497cm" svg:y="7.561cm" svg:viewBox="0 0 2123 33" draw:points="1062,33 0,33 0,0 2123,0 2123,33">
            <text:p/>
          </draw:polygon>
          <draw:path draw:style-name="gr3" draw:text-style-name="P7" draw:layer="layout" svg:width="0.344cm" svg:height="0.523cm" svg:x="16.518cm" svg:y="7.777cm" svg:viewBox="0 0 345 524" svg:d="M206 398v66c0 29 0 37-58 37h-16v23c32-1 72-1 104-1 33 0 74 0 106 1v-23h-16c-58 0-60-8-60-37v-66h79v-25h-79v-354c0-14 0-19-12-19-8 0-9 0-15 9l-239 364v25zM211 373h-190l190-289z">
            <text:p/>
          </draw:path>
          <draw:path draw:style-name="gr3" draw:text-style-name="P7" draw:layer="layout" svg:width="0.473cm" svg:height="0.032cm" svg:x="17.12cm" svg:y="8.092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7.851cm" svg:y="7.95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29 0-42-24-42-51 0-17 5-33 14-68z">
            <text:p/>
          </draw:path>
          <draw:path draw:style-name="gr3" draw:text-style-name="P7" draw:layer="layout" svg:width="0.24cm" svg:height="0.36cm" svg:x="18.305cm" svg:y="7.71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291" draw:id="id291">
          <svg:title>TexMaths</svg:title>
          <svg:desc>22§display§ = - f(x)§svg§600§FALSE§</svg:desc>
          <draw:polygon draw:style-name="gr2" draw:text-style-name="P6" draw:layer="layout" svg:width="2.769cm" svg:height="0.696cm" svg:x="19.226cm" svg:y="7.247cm" svg:viewBox="0 0 2770 697" draw:points="1385,697 0,697 0,0 2770,0 2770,697">
            <text:p/>
          </draw:polygon>
          <draw:path draw:style-name="gr3" draw:text-style-name="P7" draw:layer="layout" svg:width="0.515cm" svg:height="0.182cm" svg:x="19.231cm" svg:y="7.5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0.067cm" svg:y="7.57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704cm" svg:x="20.646cm" svg:y="7.243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21.143cm" svg:y="7.2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1.389cm" svg:y="7.4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1.854cm" svg:y="7.2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292" draw:id="id292">
          <svg:title>TexMaths</svg:title>
          <svg:desc>22§display§\therefore \ \ f(x) \text { is odd}§svg§600§FALSE§</svg:desc>
          <draw:polygon draw:style-name="gr2" draw:text-style-name="P6" draw:layer="layout" svg:width="4.956cm" svg:height="0.696cm" svg:x="2.83cm" svg:y="8.836cm" svg:viewBox="0 0 4957 697" draw:points="2479,697 0,697 0,0 4957,0 4957,697">
            <text:p/>
          </draw:polygon>
          <draw:path draw:style-name="gr3" draw:text-style-name="P7" draw:layer="layout" svg:width="0.469cm" svg:height="0.418cm" svg:x="2.814cm" svg:y="9.01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86cm" svg:height="0.704cm" svg:x="4.078cm" svg:y="8.832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4.576cm" svg:y="8.7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4.823cm" svg:y="9.03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5.286cm" svg:y="8.7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5.826cm" svg:y="8.8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41cm" svg:y="9.031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6.599cm" svg:y="9.031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383cm" svg:height="0.546cm" svg:x="7.013cm" svg:y="8.841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383cm" svg:height="0.546cm" svg:x="7.442cm" svg:y="8.841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</draw:g>
        <draw:g xml:id="id293" draw:id="id293">
          <svg:title>TexMaths</svg:title>
          <svg:desc>22§display§\therefore§svg§600§FALSE§</svg:desc>
          <draw:polygon draw:style-name="gr2" draw:text-style-name="P6" draw:layer="layout" svg:width="0.415cm" svg:height="0.34cm" svg:x="3.331cm" svg:y="10.737cm" svg:viewBox="0 0 416 341" draw:points="208,341 0,341 0,0 416,0 416,341">
            <text:p/>
          </draw:polygon>
          <draw:path draw:style-name="gr3" draw:text-style-name="P7" draw:layer="layout" svg:width="0.47cm" svg:height="0.417cm" svg:x="3.315cm" svg:y="10.6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295" draw:id="id295">
          <svg:title>TexMaths</svg:title>
          <svg:desc>22§display§= \int_{-5}^{5}\frac{x^3}{ 4 - x^2 }\ dx = 0§svg§600§FALSE§</svg:desc>
          <draw:polygon draw:style-name="gr2" draw:text-style-name="P6" draw:layer="layout" svg:width="6.923cm" svg:height="1.86cm" svg:x="5.321cm" svg:y="9.938cm" svg:viewBox="0 0 6924 1861" draw:points="3462,1861 0,1861 0,0 6924,0 6924,1861">
            <text:p/>
          </draw:polygon>
          <draw:path draw:style-name="gr3" draw:text-style-name="P7" draw:layer="layout" svg:width="0.515cm" svg:height="0.182cm" svg:x="5.326cm" svg:y="10.8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141cm" svg:y="10.06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24cm" svg:height="0.37cm" svg:x="6.905cm" svg:y="9.899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67cm" svg:height="0.027cm" svg:x="6.587cm" svg:y="11.675cm" svg:viewBox="0 0 368 28" svg:d="M347 28c7 0 21 0 21-14s-12-14-21-14h-326c-9 0-21 0-21 14s12 14 21 14z">
            <text:p/>
          </draw:path>
          <draw:path draw:style-name="gr3" draw:text-style-name="P7" draw:layer="layout" svg:width="0.24cm" svg:height="0.37cm" svg:x="7.046cm" svg:y="11.466cm" svg:viewBox="0 0 241 371" svg:d="M51 58c26 7 44 7 53 7 70 0 114-49 114-58 0-5-5-7-7-7s-2 0-5 2c-12 5-41 16-81 16-16 0-44-2-81-14-5-4-5-4-7-4-7 0-7 5-7 14v160c0 11 0 16 9 16 5 0 5 0 12-7 23-30 56-33 76-33 31 0 47 24 49 30 11 17 12 38 12 70 0 16 0 47-16 72-14 19-36 32-63 32-35 0-72-20-86-55 21 2 32-12 32-26 0-23-20-28-29-28 0 0-26 0-26 30 0 49 44 96 111 96 69 0 130-51 130-119 0-62-47-118-114-118-25 0-53 5-76 26z">
            <text:p/>
          </draw:path>
          <draw:path draw:style-name="gr3" draw:text-style-name="P7" draw:layer="layout" svg:width="0.386cm" svg:height="0.351cm" svg:x="8.267cm" svg:y="10.2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9cm" svg:height="0.37cm" svg:x="8.716cm" svg:y="9.957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8 0 7 5 7 14 7z">
            <text:p/>
          </draw:path>
          <draw:polygon draw:style-name="gr3" draw:text-style-name="P7" draw:layer="layout" svg:width="2.122cm" svg:height="0.032cm" svg:x="7.579cm" svg:y="10.911cm" svg:viewBox="0 0 2123 33" draw:points="1061,33 0,33 0,0 2123,0 2123,33">
            <text:p/>
          </draw:polygon>
          <draw:path draw:style-name="gr3" draw:text-style-name="P7" draw:layer="layout" svg:width="0.344cm" svg:height="0.524cm" svg:x="7.602cm" svg:y="11.12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8.202cm" svg:y="11.44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935cm" svg:y="11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387cm" svg:y="11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082cm" svg:y="10.584cm" svg:viewBox="0 0 370 547" svg:d="M370 9c0-2 0-9-11-9-10 0-84 7-99 9-5 0-10 3-10 14 0 10 7 10 19 10 37 0 39 6 39 13l-4 16-45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0.476cm" svg:y="10.7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1.154cm" svg:y="10.8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1.957cm" svg:y="10.605cm" svg:viewBox="0 0 327 533" svg:d="M327 269c0-63-3-125-31-183-36-74-99-86-132-86-46 0-104 19-136 92-24 54-28 114-28 177 0 58 4 127 35 187 34 62 90 77 129 77 42 0 100-15 135-89 25-53 28-115 28-175zM164 518c-30 0-78-20-92-96-7-45-7-117-7-163 0-50 0-101 5-143 16-91 74-98 94-98 24 0 75 14 91 89 7 44 7 102 7 152 0 58 0 111-9 160-10 74-54 99-89 99z">
            <text:p/>
          </draw:path>
        </draw:g>
        <draw:g xml:id="id294" draw:id="id294">
          <svg:title>TexMaths</svg:title>
          <svg:desc>24§display§\text {I} §svg§600§FALSE§</svg:desc>
          <draw:polygon draw:style-name="gr2" draw:text-style-name="P6" draw:layer="layout" svg:width="0.197cm" svg:height="0.493cm" svg:x="4.731cm" svg:y="10.637cm" svg:viewBox="0 0 198 494" draw:points="100,494 0,494 0,0 198,0 198,494">
            <text:p/>
          </draw:polygon>
          <draw:path draw:style-name="gr3" draw:text-style-name="P7" draw:layer="layout" svg:width="0.258cm" svg:height="0.577cm" svg:x="4.712cm" svg:y="10.5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96" draw:id="id296">
          <svg:title>TexMaths</svg:title>
          <svg:desc>24§display§(10)§svg§600§FALSE§</svg:desc>
          <draw:polygon draw:style-name="gr2" draw:text-style-name="P6" draw:layer="layout" svg:width="1.332cm" svg:height="0.76cm" svg:x="1.517cm" svg:y="13.143cm" svg:viewBox="0 0 1333 761" draw:points="666,761 0,761 0,0 1333,0 1333,761">
            <text:p/>
          </draw:polygon>
          <draw:path draw:style-name="gr3" draw:text-style-name="P7" draw:layer="layout" svg:width="0.197cm" svg:height="0.844cm" svg:x="1.557cm" svg:y="13.101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878cm" svg:y="13.1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2.258cm" svg:y="13.172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694cm" svg:y="13.1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99" draw:id="id299">
          <svg:title>TexMaths</svg:title>
          <svg:desc>22§display§= \int_{-1}^{1} \frac{x^2}{ 1 + x^2 }\ dx§svg§600§FALSE§</svg:desc>
          <draw:polygon draw:style-name="gr2" draw:text-style-name="P6" draw:layer="layout" svg:width="5.501cm" svg:height="1.849cm" svg:x="5.821cm" svg:y="12.539cm" svg:viewBox="0 0 5502 1850" draw:points="2751,1850 0,1850 0,0 5502,0 5502,1850">
            <text:p/>
          </draw:polygon>
          <draw:path draw:style-name="gr3" draw:text-style-name="P7" draw:layer="layout" svg:width="0.515cm" svg:height="0.182cm" svg:x="5.826cm" svg:y="13.4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641cm" svg:y="12.669cm" svg:viewBox="0 0 688 1719" svg:d="M37 1684c25 0 39-17 39-37 0-26-20-39-37-39-20 0-39 13-39 39 0 41 39 72 86 72 118 0 162-181 217-404 60-245 111-493 153-741 28-164 56-319 83-419 8-39 35-137 66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7.431cm" svg:y="12.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7.086cm" svg:y="14.2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7cm" svg:y="14.0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8.767cm" svg:y="12.8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9.221cm" svg:y="12.55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1cm" svg:height="0.032cm" svg:x="8.079cm" svg:y="13.512cm" svg:viewBox="0 0 2122 33" draw:points="1061,33 0,33 0,0 2122,0 2122,33">
            <text:p/>
          </draw:polygon>
          <draw:path draw:style-name="gr3" draw:text-style-name="P7" draw:layer="layout" svg:width="0.256cm" svg:height="0.516cm" svg:x="8.149cm" svg:y="13.7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681cm" svg:y="13.8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434cm" svg:y="13.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9.886cm" svg:y="13.66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582cm" svg:y="13.18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0.976cm" svg:y="13.3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</draw:g>
        <draw:g xml:id="id297" draw:id="id297">
          <svg:title>TexMaths</svg:title>
          <svg:desc>24§display§\text {Let,}§svg§600§FALSE§</svg:desc>
          <draw:polygon draw:style-name="gr2" draw:text-style-name="P6" draw:layer="layout" svg:width="1.318cm" svg:height="0.655cm" svg:x="3.324cm" svg:y="13.236cm" svg:viewBox="0 0 1319 656" draw:points="659,656 0,656 0,0 1319,0 1319,656">
            <text:p/>
          </draw:polygon>
          <draw:path draw:style-name="gr3" draw:text-style-name="P7" draw:layer="layout" svg:width="0.464cm" svg:height="0.577cm" svg:x="3.309cm" svg:y="13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833cm" svg:y="13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2cm" svg:y="13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84cm" svg:y="13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298" draw:id="id298">
          <svg:title>TexMaths</svg:title>
          <svg:desc>24§display§\text {I} §svg§600§FALSE§</svg:desc>
          <draw:polygon draw:style-name="gr2" draw:text-style-name="P6" draw:layer="layout" svg:width="0.197cm" svg:height="0.493cm" svg:x="5.231cm" svg:y="13.237cm" svg:viewBox="0 0 198 494" draw:points="100,494 0,494 0,0 198,0 198,494">
            <text:p/>
          </draw:polygon>
          <draw:path draw:style-name="gr3" draw:text-style-name="P7" draw:layer="layout" svg:width="0.258cm" svg:height="0.577cm" svg:x="5.212cm" svg:y="13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2" smil:attributeName="visibility" smil:to="visible"/>
                  <anim:animate smil:dur="0.5s" smil:fill="hold" smil:targetElement="id282" smil:attributeName="width" smil:values="width*0.05;width" smil:keyTimes="0;1"/>
                  <anim:animate smil:dur="0.5s" smil:fill="hold" smil:targetElement="id282" smil:attributeName="height" smil:values="height;height" smil:keyTimes="0;1"/>
                  <anim:animate smil:dur="0.5s" smil:fill="hold" smil:targetElement="id282" smil:attributeName="x" smil:values="x-.2;x" smil:keyTimes="0;1"/>
                  <anim:animate smil:dur="0.5s" smil:fill="hold" smil:targetElement="id282" smil:attributeName="y" smil:values="y;y" smil:keyTimes="0;1"/>
                  <anim:transitionFilter smil:dur="0.5s" smil:targetElement="id28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2" smil:attributeName="visibility" smil:to="visible"/>
                  <anim:animate smil:dur="0.5s" smil:fill="hold" smil:targetElement="id292" smil:attributeName="width" smil:values="width*0.05;width" smil:keyTimes="0;1"/>
                  <anim:animate smil:dur="0.5s" smil:fill="hold" smil:targetElement="id292" smil:attributeName="height" smil:values="height;height" smil:keyTimes="0;1"/>
                  <anim:animate smil:dur="0.5s" smil:fill="hold" smil:targetElement="id292" smil:attributeName="x" smil:values="x-.2;x" smil:keyTimes="0;1"/>
                  <anim:animate smil:dur="0.5s" smil:fill="hold" smil:targetElement="id292" smil:attributeName="y" smil:values="y;y" smil:keyTimes="0;1"/>
                  <anim:transitionFilter smil:dur="0.5s" smil:targetElement="id29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4" smil:attributeName="visibility" smil:to="visible"/>
                  <anim:animate smil:dur="0.5s" smil:fill="hold" smil:targetElement="id294" smil:attributeName="x" smil:values="x;x" smil:keyTimes="0;1"/>
                  <anim:animate smil:dur="0.5s" smil:fill="hold" smil:targetElement="id2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6" smil:attributeName="visibility" smil:to="visible"/>
                  <anim:animate smil:dur="0.5s" smil:fill="hold" smil:targetElement="id296" smil:attributeName="width" smil:values="width*0.05;width" smil:keyTimes="0;1"/>
                  <anim:animate smil:dur="0.5s" smil:fill="hold" smil:targetElement="id296" smil:attributeName="height" smil:values="height;height" smil:keyTimes="0;1"/>
                  <anim:animate smil:dur="0.5s" smil:fill="hold" smil:targetElement="id296" smil:attributeName="x" smil:values="x-.2;x" smil:keyTimes="0;1"/>
                  <anim:animate smil:dur="0.5s" smil:fill="hold" smil:targetElement="id296" smil:attributeName="y" smil:values="y;y" smil:keyTimes="0;1"/>
                  <anim:transitionFilter smil:dur="0.5s" smil:targetElement="id296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7" smil:attributeName="visibility" smil:to="visible"/>
                  <anim:animate smil:dur="0.5s" smil:fill="hold" smil:targetElement="id297" smil:attributeName="width" smil:values="width*0.05;width" smil:keyTimes="0;1"/>
                  <anim:animate smil:dur="0.5s" smil:fill="hold" smil:targetElement="id297" smil:attributeName="height" smil:values="height;height" smil:keyTimes="0;1"/>
                  <anim:animate smil:dur="0.5s" smil:fill="hold" smil:targetElement="id297" smil:attributeName="x" smil:values="x-.2;x" smil:keyTimes="0;1"/>
                  <anim:animate smil:dur="0.5s" smil:fill="hold" smil:targetElement="id297" smil:attributeName="y" smil:values="y;y" smil:keyTimes="0;1"/>
                  <anim:transitionFilter smil:dur="0.5s" smil:targetElement="id29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8" smil:attributeName="visibility" smil:to="visible"/>
                  <anim:animate smil:dur="0.5s" smil:fill="hold" smil:targetElement="id298" smil:attributeName="width" smil:values="width*0.05;width" smil:keyTimes="0;1"/>
                  <anim:animate smil:dur="0.5s" smil:fill="hold" smil:targetElement="id298" smil:attributeName="height" smil:values="height;height" smil:keyTimes="0;1"/>
                  <anim:animate smil:dur="0.5s" smil:fill="hold" smil:targetElement="id298" smil:attributeName="x" smil:values="x-.2;x" smil:keyTimes="0;1"/>
                  <anim:animate smil:dur="0.5s" smil:fill="hold" smil:targetElement="id298" smil:attributeName="y" smil:values="y;y" smil:keyTimes="0;1"/>
                  <anim:transitionFilter smil:dur="0.5s" smil:targetElement="id29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00" draw:id="id300">
          <svg:title>TexMaths</svg:title>
          <svg:desc>24§display§\text {Let}§svg§600§FALSE§</svg:desc>
          <draw:polygon draw:style-name="gr2" draw:text-style-name="P6" draw:layer="layout" svg:width="1.098cm" svg:height="0.502cm" svg:x="2.825cm" svg:y="1.436cm" svg:viewBox="0 0 1099 503" draw:points="549,503 0,503 0,0 1099,0 1099,503">
            <text:p/>
          </draw:polygon>
          <draw:path draw:style-name="gr3" draw:text-style-name="P7" draw:layer="layout" svg:width="0.463cm" svg:height="0.577cm" svg:x="2.81cm" svg:y="1.394cm" svg:viewBox="0 0 464 578" svg:d="M464 359h-21c-9 87-21 192-171 192h-69c-38 0-40-5-40-32v-452c0-29 0-40 81-40h27v-27c-31 2-108 2-142 2-33 0-100 0-129-2v27h21c65 0 65 10 65 38v448c0 31 0 38-65 38h-21v27h441z">
            <text:p/>
          </draw:path>
          <draw:path draw:style-name="gr3" draw:text-style-name="P7" draw:layer="layout" svg:width="0.327cm" svg:height="0.389cm" svg:x="3.334cm" svg:y="1.592cm" svg:viewBox="0 0 328 390" svg:d="M71 167c6-127 77-148 106-148 86 0 95 114 95 148zM71 184h236c19 0 21 0 21-17 0-84-46-167-151-167-98 0-177 86-177 194 0 113 88 196 186 196 104 0 142-94 142-111 0-8-8-10-11-10-8 0-10 6-10 12-31 88-107 88-115 88-42 0-77-27-96-58-25-40-25-96-25-127z">
            <text:p/>
          </draw:path>
          <draw:path draw:style-name="gr3" draw:text-style-name="P7" draw:layer="layout" svg:width="0.266cm" svg:height="0.529cm" svg:x="3.7cm" svg:y="1.452cm" svg:viewBox="0 0 267 530" svg:d="M130 183h121v-27h-121v-156h-21c0 69-26 159-109 163v20h73v232c0 106 79 115 109 115 60 0 85-59 85-115v-48h-23v48c0 62-25 94-56 94-58 0-58-77-58-92z">
            <text:p/>
          </draw:path>
        </draw:g>
        <draw:g xml:id="id301" draw:id="id301">
          <svg:title>TexMaths</svg:title>
          <svg:desc>22§display§f(x) = \frac{x^2}{ 1 + x^2 }§svg§600§FALSE§</svg:desc>
          <draw:polygon draw:style-name="gr2" draw:text-style-name="P6" draw:layer="layout" svg:width="4.671cm" svg:height="1.682cm" svg:x="4.422cm" svg:y="0.839cm" svg:viewBox="0 0 4672 1683" draw:points="2337,1683 0,1683 0,0 4672,0 4672,1683">
            <text:p/>
          </draw:polygon>
          <draw:path draw:style-name="gr3" draw:text-style-name="P7" draw:layer="layout" svg:width="0.386cm" svg:height="0.705cm" svg:x="4.424cm" svg:y="1.418cm" svg:viewBox="0 0 387 706" svg:d="M245 236h66c15 0 23 0 23-14 0-9-8-9-21-9h-65l16-90c3-16 14-70 19-79 7-16 21-26 37-26 4 0 23 0 37 14-33 1-40 30-40 40 0 20 14 28 28 28 19 0 42-17 42-47 0-35-35-53-67-53-26 0-75 14-98 92-6 15-7 22-27 121h-52c-16 0-23 0-23 14 0 9 5 9 21 9h51l-58 306c-14 76-28 146-67 146-4 0-23 0-39-14 37-2 44-30 44-42 0-18-14-27-30-27-19 0-42 18-42 46 0 35 33 55 67 55 42 0 72-46 86-76 26-49 44-142 44-148z">
            <text:p/>
          </draw:path>
          <draw:path draw:style-name="gr3" draw:text-style-name="P7" draw:layer="layout" svg:width="0.18cm" svg:height="0.773cm" svg:x="4.922cm" svg:y="1.38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5.168cm" svg:y="1.62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18cm" svg:height="0.773cm" svg:x="5.631cm" svg:y="1.383cm" svg:viewBox="0 0 181 774" svg:d="M181 387c0-60-9-153-51-241-47-95-114-146-123-146-3 0-7 4-7 7 0 4 0 5 14 19 77 76 121 199 121 361 0 132-28 269-124 366-11 11-11 13-11 14 0 6 4 7 7 7 9 0 79-52 125-151 40-84 49-171 49-236z">
            <text:p/>
          </draw:path>
          <draw:path draw:style-name="gr3" draw:text-style-name="P7" draw:layer="layout" svg:width="0.515cm" svg:height="0.182cm" svg:x="6.146cm" svg:y="1.6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86cm" svg:height="0.351cm" svg:x="7.7cm" svg:y="1.097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24cm" svg:height="0.36cm" svg:x="8.152cm" svg:y="0.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1cm" svg:height="0.032cm" svg:x="7.012cm" svg:y="1.754cm" svg:viewBox="0 0 2122 33" draw:points="1061,33 0,33 0,0 2122,0 2122,33">
            <text:p/>
          </draw:polygon>
          <draw:path draw:style-name="gr3" draw:text-style-name="P7" draw:layer="layout" svg:width="0.256cm" svg:height="0.516cm" svg:x="7.081cm" svg:y="1.97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614cm" svg:y="2.043cm" svg:viewBox="0 0 516 517" svg:d="M274 275h217c10 0 25 0 25-16s-15-16-25-16h-217v-217c0-12 0-26-15-26-16 0-16 14-16 26v217h-217c-12 0-26 0-26 16s14 16 26 16h217v216c0 11 0 26 16 26 15 0 15-15 15-26z">
            <text:p/>
          </draw:path>
          <draw:path draw:style-name="gr3" draw:text-style-name="P7" draw:layer="layout" svg:width="0.386cm" svg:height="0.351cm" svg:x="8.365cm" svg:y="2.152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0 0 124-100 124-120 0-7-7-7-8-7-7 0-9 2-11 7-26 85-79 102-104 102-30 0-42-24-42-51 0-17 5-33 14-68z">
            <text:p/>
          </draw:path>
          <draw:path draw:style-name="gr3" draw:text-style-name="P7" draw:layer="layout" svg:width="0.24cm" svg:height="0.36cm" svg:x="8.819cm" svg:y="1.9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2" draw:id="id302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2.825cm" svg:y="3.135cm" svg:viewBox="0 0 5682 620" draw:points="2841,620 0,620 0,0 5682,0 5682,620">
            <text:p/>
          </draw:polygon>
          <draw:path draw:style-name="gr3" draw:text-style-name="P7" draw:layer="layout" svg:width="0.539cm" svg:height="0.546cm" svg:x="2.813cm" svg:y="3.10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378cm" svg:y="3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3.721cm" svg:y="3.2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154cm" svg:y="3.0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376cm" svg:y="3.286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4.756cm" svg:y="3.286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096cm" svg:y="3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5.698cm" svg:y="3.2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397cm" svg:y="3.096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6.798cm" svg:y="3.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428cm" svg:y="3.42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59cm" svg:y="3.2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03" draw:id="id303">
          <svg:title>TexMaths</svg:title>
          <svg:desc>22§display§f(-x) = \frac{( - x )^2}{ 1 + ( - x )^2 }§svg§600§FALSE§</svg:desc>
          <draw:polygon draw:style-name="gr2" draw:text-style-name="P6" draw:layer="layout" svg:width="6.476cm" svg:height="1.81cm" svg:x="4.123cm" svg:y="4.041cm" svg:viewBox="0 0 6477 1811" draw:points="3239,1811 0,1811 0,0 6477,0 6477,1811">
            <text:p/>
          </draw:polygon>
          <draw:path draw:style-name="gr3" draw:text-style-name="P7" draw:layer="layout" svg:width="0.386cm" svg:height="0.705cm" svg:x="4.125cm" svg:y="4.62cm" svg:viewBox="0 0 387 706" svg:d="M245 236h67c14 0 22 0 22-14 0-9-8-9-21-9h-65l16-90c4-16 14-70 19-79 7-16 22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4.623cm" svg:y="4.58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4.912cm" svg:y="4.95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471cm" svg:y="4.8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5.934cm" svg:y="4.58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6.448cm" svg:y="4.8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8.057cm" svg:y="4.062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8.346cm" svg:y="4.43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905cm" svg:y="4.2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368cm" svg:y="4.06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9.659cm" svg:y="4.00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324cm" svg:height="0.032cm" svg:x="7.314cm" svg:y="4.956cm" svg:viewBox="0 0 3325 33" draw:points="1663,33 0,33 0,0 3325,0 3325,33">
            <text:p/>
          </draw:polygon>
          <draw:path draw:style-name="gr3" draw:text-style-name="P7" draw:layer="layout" svg:width="0.256cm" svg:height="0.516cm" svg:x="7.383cm" svg:y="5.18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916cm" svg:y="5.24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8.722cm" svg:y="5.116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011cm" svg:y="5.4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571cm" svg:y="5.3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0.035cm" svg:y="5.11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326cm" svg:y="5.11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304" draw:id="id304">
          <svg:title>TexMaths</svg:title>
          <svg:desc>22§display§ = \frac{x^2}{ 1 + x^2 }§svg§600§FALSE§</svg:desc>
          <draw:polygon draw:style-name="gr2" draw:text-style-name="P6" draw:layer="layout" svg:width="2.952cm" svg:height="1.682cm" svg:x="11.224cm" svg:y="4.044cm" svg:viewBox="0 0 2953 1683" draw:points="1477,1683 0,1683 0,0 2953,0 2953,1683">
            <text:p/>
          </draw:polygon>
          <draw:path draw:style-name="gr3" draw:text-style-name="P7" draw:layer="layout" svg:width="0.515cm" svg:height="0.182cm" svg:x="11.229cm" svg:y="4.8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12.782cm" svg:y="4.3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236cm" svg:y="4.0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2cm" svg:height="0.032cm" svg:x="12.093cm" svg:y="4.959cm" svg:viewBox="0 0 2123 33" draw:points="1061,33 0,33 0,0 2123,0 2123,33">
            <text:p/>
          </draw:polygon>
          <draw:path draw:style-name="gr3" draw:text-style-name="P7" draw:layer="layout" svg:width="0.256cm" svg:height="0.516cm" svg:x="12.164cm" svg:y="5.184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695cm" svg:y="5.24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3.449cm" svg:y="5.3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903cm" svg:y="5.11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305" draw:id="id305">
          <svg:title>TexMaths</svg:title>
          <svg:desc>22§display§ = f(x)§svg§600§FALSE§</svg:desc>
          <draw:polygon draw:style-name="gr2" draw:text-style-name="P6" draw:layer="layout" svg:width="2.167cm" svg:height="0.696cm" svg:x="14.827cm" svg:y="4.648cm" svg:viewBox="0 0 2168 697" draw:points="1084,697 0,697 0,0 2168,0 2168,697">
            <text:p/>
          </draw:polygon>
          <draw:path draw:style-name="gr3" draw:text-style-name="P7" draw:layer="layout" svg:width="0.515cm" svg:height="0.182cm" svg:x="14.832cm" svg:y="4.9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704cm" svg:x="15.645cm" svg:y="4.644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16.143cm" svg:y="4.6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9cm" svg:y="4.8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853cm" svg:y="4.6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06" draw:id="id306">
          <svg:title>TexMaths</svg:title>
          <svg:desc>22§display§\therefore \ \ f(x) \text { is even}§svg§600§FALSE§</svg:desc>
          <draw:polygon draw:style-name="gr2" draw:text-style-name="P6" draw:layer="layout" svg:width="5.195cm" svg:height="0.696cm" svg:x="2.83cm" svg:y="6.236cm" svg:viewBox="0 0 5196 697" draw:points="2599,697 0,697 0,0 5196,0 5196,697">
            <text:p/>
          </draw:polygon>
          <draw:path draw:style-name="gr3" draw:text-style-name="P7" draw:layer="layout" svg:width="0.469cm" svg:height="0.418cm" svg:x="2.814cm" svg:y="6.419cm" svg:viewBox="0 0 470 419" svg:d="M276 40c0-21-19-40-40-40-23 0-42 19-42 40 0 23 19 43 42 43 21 0 40-18 40-43zM470 376c0-21-18-40-41-40s-42 19-42 40c0 23 19 43 42 43s41-20 41-43zM83 376c0-21-20-40-43-40-21 0-40 19-40 40 0 23 19 43 40 43 23 0 43-20 43-43z">
            <text:p/>
          </draw:path>
          <draw:path draw:style-name="gr3" draw:text-style-name="P7" draw:layer="layout" svg:width="0.386cm" svg:height="0.704cm" svg:x="4.077cm" svg:y="6.232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4.575cm" svg:y="6.19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4.822cm" svg:y="6.4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5.285cm" svg:y="6.197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7" draw:layer="layout" svg:width="0.166cm" svg:height="0.518cm" svg:x="5.825cm" svg:y="6.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4cm" svg:y="6.431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7" draw:layer="layout" svg:width="0.3cm" svg:height="0.356cm" svg:x="6.597cm" svg:y="6.431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79cm" svg:height="0.342cm" svg:x="6.935cm" svg:y="6.443cm" svg:viewBox="0 0 380 343" svg:d="M308 76c7-18 21-51 72-51v-25c-17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7" draw:layer="layout" svg:width="0.3cm" svg:height="0.356cm" svg:x="7.328cm" svg:y="6.431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7.674cm" svg:y="6.43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</draw:g>
        <draw:g xml:id="id307" draw:id="id307">
          <svg:title>TexMaths</svg:title>
          <svg:desc>22§display§\therefore§svg§600§FALSE§</svg:desc>
          <draw:polygon draw:style-name="gr2" draw:text-style-name="P6" draw:layer="layout" svg:width="0.415cm" svg:height="0.34cm" svg:x="2.631cm" svg:y="8.137cm" svg:viewBox="0 0 416 341" draw:points="208,341 0,341 0,0 416,0 416,341">
            <text:p/>
          </draw:polygon>
          <draw:path draw:style-name="gr3" draw:text-style-name="P7" draw:layer="layout" svg:width="0.47cm" svg:height="0.417cm" svg:x="2.615cm" svg:y="8.0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09" draw:id="id309">
          <svg:title>TexMaths</svg:title>
          <svg:desc>22§display§= 2 \int_{0}^{1} \frac{x^2}{ 1 + x^2 }\ dx§svg§600§FALSE§</svg:desc>
          <draw:polygon draw:style-name="gr2" draw:text-style-name="P6" draw:layer="layout" svg:width="5.878cm" svg:height="1.86cm" svg:x="4.421cm" svg:y="7.338cm" svg:viewBox="0 0 5879 1861" draw:points="2940,1861 0,1861 0,0 5879,0 5879,1861">
            <text:p/>
          </draw:polygon>
          <draw:path draw:style-name="gr3" draw:text-style-name="P7" draw:layer="layout" svg:width="0.515cm" svg:height="0.182cm" svg:x="4.426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238cm" svg:y="8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7" draw:layer="layout" svg:width="0.687cm" svg:height="1.719cm" svg:x="5.757cm" svg:y="7.468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6.546cm" svg:y="7.2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6.172cm" svg:y="8.86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386cm" svg:height="0.351cm" svg:x="7.744cm" svg:y="7.65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199cm" svg:y="7.3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2cm" svg:height="0.032cm" svg:x="7.056cm" svg:y="8.311cm" svg:viewBox="0 0 2123 33" draw:points="1061,33 0,33 0,0 2123,0 2123,33">
            <text:p/>
          </draw:polygon>
          <draw:path draw:style-name="gr3" draw:text-style-name="P7" draw:layer="layout" svg:width="0.256cm" svg:height="0.517cm" svg:x="7.125cm" svg:y="8.5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7.658cm" svg:y="8.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8.41cm" svg:y="8.7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8.864cm" svg:y="8.4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9.557cm" svg:y="7.98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952cm" svg:y="8.17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</draw:g>
        <draw:g xml:id="id308" draw:id="id308">
          <svg:title>TexMaths</svg:title>
          <svg:desc>24§display§\text {I} §svg§600§FALSE§</svg:desc>
          <draw:polygon draw:style-name="gr2" draw:text-style-name="P6" draw:layer="layout" svg:width="0.197cm" svg:height="0.493cm" svg:x="3.731cm" svg:y="8.037cm" svg:viewBox="0 0 198 494" draw:points="100,494 0,494 0,0 198,0 198,494">
            <text:p/>
          </draw:polygon>
          <draw:path draw:style-name="gr3" draw:text-style-name="P7" draw:layer="layout" svg:width="0.258cm" svg:height="0.577cm" svg:x="3.712cm" svg:y="7.9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0" draw:id="id310">
          <svg:title>TexMaths</svg:title>
          <svg:desc>22§display§= 2 \int_{0}^{1} \frac{ ( 1 + x^2 ) - 1 }{ 1 + x^2 }\ dx§svg§600§FALSE§</svg:desc>
          <draw:polygon draw:style-name="gr2" draw:text-style-name="P6" draw:layer="layout" svg:width="7.811cm" svg:height="1.86cm" svg:x="10.921cm" svg:y="7.338cm" svg:viewBox="0 0 7812 1861" draw:points="3906,1861 0,1861 0,0 7812,0 7812,1861">
            <text:p/>
          </draw:polygon>
          <draw:path draw:style-name="gr3" draw:text-style-name="P7" draw:layer="layout" svg:width="0.515cm" svg:height="0.182cm" svg:x="10.926cm" svg:y="8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1.738cm" svg:y="8.00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687cm" svg:height="1.719cm" svg:x="12.257cm" svg:y="7.468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198cm" svg:height="0.36cm" svg:x="13.045cm" svg:y="7.2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2.672cm" svg:y="8.86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ath draw:style-name="gr3" draw:text-style-name="P7" draw:layer="layout" svg:width="0.18cm" svg:height="0.773cm" svg:x="13.632cm" svg:y="7.4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7cm" svg:x="13.926cm" svg:y="7.48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4.459cm" svg:y="7.5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21cm" svg:y="7.6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665cm" svg:y="7.3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6.022cm" svg:y="7.41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6.515cm" svg:y="7.78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7.291cm" svg:y="7.4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4.054cm" svg:height="0.032cm" svg:x="13.556cm" svg:y="8.311cm" svg:viewBox="0 0 4055 33" draw:points="2028,33 0,33 0,0 4055,0 4055,33">
            <text:p/>
          </draw:polygon>
          <draw:path draw:style-name="gr3" draw:text-style-name="P7" draw:layer="layout" svg:width="0.256cm" svg:height="0.517cm" svg:x="14.591cm" svg:y="8.5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124cm" svg:y="8.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5.876cm" svg:y="8.7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6.33cm" svg:y="8.4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991cm" svg:y="7.98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8.386cm" svg:y="8.1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311" draw:id="id311">
          <svg:title>TexMaths</svg:title>
          <svg:desc>22§display§= 2 \int_{0}^{1} \left[ 1 - \frac{ 1 }{ 1 + x^2 } \right]\ dx§svg§600§FALSE§</svg:desc>
          <draw:polygon draw:style-name="gr2" draw:text-style-name="P6" draw:layer="layout" svg:width="8.155cm" svg:height="1.878cm" svg:x="4.422cm" svg:y="9.738cm" svg:viewBox="0 0 8156 1879" draw:points="4078,1879 0,1879 0,0 8156,0 8156,1879">
            <text:p/>
          </draw:polygon>
          <draw:path draw:style-name="gr3" draw:text-style-name="P7" draw:layer="layout" svg:width="0.515cm" svg:height="0.182cm" svg:x="4.427cm" svg:y="10.6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5.239cm" svg:y="10.4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687cm" svg:height="1.719cm" svg:x="5.758cm" svg:y="9.868cm" svg:viewBox="0 0 688 1720" svg:d="M37 1685c25 0 39-18 39-37 0-26-20-39-37-39-20 0-39 13-39 39 0 41 39 72 86 72 118 0 162-181 217-405 60-244 111-493 153-741 28-164 56-319 83-419 8-39 35-137 66-137 23 0 43 14 46 17-26 2-38 18-38 37 0 27 19 39 36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198cm" svg:height="0.36cm" svg:x="6.546cm" svg:y="9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6.173cm" svg:y="11.266cm" svg:viewBox="0 0 253 372" svg:d="M253 188c0-59-7-103-33-140-16-27-49-48-93-48-127 0-127 148-127 188 0 39 0 184 127 184 126 0 126-145 126-184zM127 357c-25 0-58-15-69-59-9-32-9-78-9-117 0-40 0-81 9-111 11-44 46-54 69-54 30 0 58 17 67 49 8 28 10 69 10 116 0 39 0 80-9 115-10 49-47 61-68 61z">
            <text:p/>
          </draw:path>
          <draw:polygon draw:style-name="gr3" draw:text-style-name="P7" draw:layer="layout" svg:width="0.205cm" svg:height="1.857cm" svg:x="7.157cm" svg:y="9.799cm" svg:viewBox="0 0 206 1858" draw:points="0,1858 206,1858 206,1815 42,1815 42,42 206,42 206,0 0,0">
            <text:p/>
          </draw:polygon>
          <draw:path draw:style-name="gr3" draw:text-style-name="P7" draw:layer="layout" svg:width="0.256cm" svg:height="0.517cm" svg:x="7.441cm" svg:y="10.4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7.995cm" svg:y="10.7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9.732cm" svg:y="9.8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122cm" svg:height="0.032cm" svg:x="8.796cm" svg:y="10.711cm" svg:viewBox="0 0 2123 33" draw:points="1061,33 0,33 0,0 2123,0 2123,33">
            <text:p/>
          </draw:polygon>
          <draw:path draw:style-name="gr3" draw:text-style-name="P7" draw:layer="layout" svg:width="0.256cm" svg:height="0.517cm" svg:x="8.866cm" svg:y="10.9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398cm" svg:y="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0.151cm" svg:y="11.1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24cm" svg:height="0.36cm" svg:x="10.605cm" svg:y="10.8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205cm" svg:height="1.857cm" svg:x="11.021cm" svg:y="9.799cm" svg:viewBox="0 0 206 1858" draw:points="162,1815 0,1815 0,1858 206,1858 206,0 0,0 0,42 162,42">
            <text:p/>
          </draw:polygon>
          <draw:path draw:style-name="gr3" draw:text-style-name="P7" draw:layer="layout" svg:width="0.369cm" svg:height="0.547cm" svg:x="11.836cm" svg:y="10.384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20 2-25 6-37zM208 445c-4 15-4 16-16 30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12.23cm" svg:y="10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</draw:g>
        <draw:g xml:id="id312" draw:id="id312">
          <svg:title>TexMaths</svg:title>
          <svg:desc>22§display§= 2 \left[ \int_{0}^{1} \ dx - \int_{0}^{1} \frac{ 1 }{ 1 + x^2 } \ dx \right]§svg§600§FALSE§</svg:desc>
          <draw:polygon draw:style-name="gr2" draw:text-style-name="P6" draw:layer="layout" svg:width="9.829cm" svg:height="1.878cm" svg:x="13.024cm" svg:y="9.738cm" svg:viewBox="0 0 9830 1879" draw:points="4915,1879 0,1879 0,0 9830,0 9830,1879">
            <text:p/>
          </draw:polygon>
          <draw:path draw:style-name="gr3" draw:text-style-name="P7" draw:layer="layout" svg:width="0.515cm" svg:height="0.182cm" svg:x="13.029cm" svg:y="10.6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3.841cm" svg:y="10.40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olygon draw:style-name="gr3" draw:text-style-name="P7" draw:layer="layout" svg:width="0.205cm" svg:height="1.857cm" svg:x="14.509cm" svg:y="9.799cm" svg:viewBox="0 0 206 1858" draw:points="0,1858 206,1858 206,1815 42,1815 42,42 206,42 206,0 0,0">
            <text:p/>
          </draw:polygon>
          <draw:path draw:style-name="gr3" draw:text-style-name="P7" draw:layer="layout" svg:width="0.687cm" svg:height="1.719cm" svg:x="14.768cm" svg:y="9.86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198cm" svg:height="0.36cm" svg:x="15.556cm" svg:y="9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5.183cm" svg:y="11.2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369cm" svg:height="0.547cm" svg:x="16.262cm" svg:y="10.384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16.656cm" svg:y="10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472cm" svg:height="0.032cm" svg:x="17.311cm" svg:y="10.711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8.064cm" svg:y="9.868cm" svg:viewBox="0 0 688 1720" svg:d="M37 1685c25 0 39-18 39-37 0-26-20-39-37-39-20 0-39 13-39 39 0 41 39 72 86 72 118 0 162-181 217-405 60-244 111-493 153-741 28-164 56-319 83-419 8-39 35-137 66-137 23 0 43 14 46 17-26 2-39 18-39 37 0 27 20 39 37 39 20 0 39-12 39-39 0-42-42-72-84-72-60 0-102 85-146 243-2 7-108 396-192 903-21 118-44 249-69 356-14 56-49 202-113 202-28 0-45-19-47-19z">
            <text:p/>
          </draw:path>
          <draw:path draw:style-name="gr3" draw:text-style-name="P7" draw:layer="layout" svg:width="0.198cm" svg:height="0.36cm" svg:x="18.852cm" svg:y="9.699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252cm" svg:height="0.371cm" svg:x="18.478cm" svg:y="11.266cm" svg:viewBox="0 0 253 372" svg:d="M253 188c0-59-7-103-33-140-16-27-49-48-93-48-127 0-127 148-127 188 0 39 0 184 127 184 126 0 126-145 126-184zM127 357c-25 0-58-15-69-59-9-32-9-78-9-117 0-40 0-81 9-111 11-44 46-54 69-54 30 0 58 17 67 49 8 28 8 69 8 116 0 39 0 80-7 115-10 49-47 61-68 61z">
            <text:p/>
          </draw:path>
          <draw:path draw:style-name="gr3" draw:text-style-name="P7" draw:layer="layout" svg:width="0.256cm" svg:height="0.517cm" svg:x="20.297cm" svg:y="9.882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2.121cm" svg:height="0.032cm" svg:x="19.363cm" svg:y="10.711cm" svg:viewBox="0 0 2122 33" draw:points="1061,33 0,33 0,0 2122,0 2122,33">
            <text:p/>
          </draw:polygon>
          <draw:path draw:style-name="gr3" draw:text-style-name="P7" draw:layer="layout" svg:width="0.256cm" svg:height="0.517cm" svg:x="19.431cm" svg:y="10.93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9.963cm" svg:y="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20.716cm" svg:y="11.1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21.17cm" svg:y="10.86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1.864cm" svg:y="10.384cm" svg:viewBox="0 0 370 548" svg:d="M370 9c0-2 0-9-11-9s-84 7-99 9c-5 0-10 3-10 14 0 10 7 10 19 10 37 0 39 6 39 13l-2 16-47 183c-14-28-37-50-72-50-90 0-187 115-187 228 0 74 42 125 104 125 16 0 54-4 100-58 7 31 34 58 71 58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22.258cm" svg:y="10.57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7" draw:layer="layout" svg:width="0.205cm" svg:height="1.857cm" svg:x="22.687cm" svg:y="9.799cm" svg:viewBox="0 0 206 1858" draw:points="162,1815 0,1815 0,1858 206,1858 206,0 0,0 0,42 162,42">
            <text:p/>
          </draw:polygon>
        </draw:g>
        <draw:g xml:id="id313" draw:id="id313">
          <svg:title>TexMaths</svg:title>
          <svg:desc>22§display§= 2 \left[ (\ x \ )_0^1 - ( \ \tan^{-1} x )_0^1  \right]§svg§600§FALSE§</svg:desc>
          <draw:polygon draw:style-name="gr2" draw:text-style-name="P6" draw:layer="layout" svg:width="8.316cm" svg:height="0.872cm" svg:x="4.526cm" svg:y="12.244cm" svg:viewBox="0 0 8317 873" draw:points="4159,873 0,873 0,0 8317,0 8317,873">
            <text:p/>
          </draw:polygon>
          <draw:path draw:style-name="gr3" draw:text-style-name="P7" draw:layer="layout" svg:width="0.515cm" svg:height="0.182cm" svg:x="4.531cm" svg:y="12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5.343cm" svg:y="12.36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0.149cm" svg:height="0.928cm" svg:x="5.974cm" svg:y="12.226cm" svg:viewBox="0 0 150 929" draw:points="0,929 150,929 150,897 32,897 32,32 150,32 150,0 0,0">
            <text:p/>
          </draw:polygon>
          <draw:path draw:style-name="gr3" draw:text-style-name="P7" draw:layer="layout" svg:width="0.18cm" svg:height="0.773cm" svg:x="6.217cm" svg:y="12.3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6.722cm" svg:y="12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7.444cm" svg:y="12.3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7.759cm" svg:y="12.2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7.727cm" svg:y="12.71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472cm" svg:height="0.032cm" svg:x="8.283cm" svg:y="12.67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068cm" svg:y="12.3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9.565cm" svg:y="12.40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9.883cm" svg:y="12.538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0.262cm" svg:y="12.5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0.724cm" svg:y="12.41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1.208cm" svg:y="12.2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6cm" svg:height="0.351cm" svg:x="11.648cm" svg:y="12.54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3cm" svg:x="12.111cm" svg:y="12.3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98cm" svg:height="0.36cm" svg:x="12.428cm" svg:y="12.2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2cm" svg:height="0.37cm" svg:x="12.396cm" svg:y="12.715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olygon draw:style-name="gr3" draw:text-style-name="P7" draw:layer="layout" svg:width="0.149cm" svg:height="0.928cm" svg:x="12.732cm" svg:y="12.226cm" svg:viewBox="0 0 150 929" draw:points="150,929 150,0 0,0 0,32 120,32 120,897 0,897 0,929">
            <text:p/>
          </draw:polygon>
        </draw:g>
        <draw:g xml:id="id314" draw:id="id314">
          <svg:title>TexMaths</svg:title>
          <svg:desc>22§display§\therefore§svg§600§FALSE§</svg:desc>
          <draw:polygon draw:style-name="gr2" draw:text-style-name="P6" draw:layer="layout" svg:width="0.415cm" svg:height="0.34cm" svg:x="2.631cm" svg:y="14.037cm" svg:viewBox="0 0 416 341" draw:points="208,341 0,341 0,0 416,0 416,341">
            <text:p/>
          </draw:polygon>
          <draw:path draw:style-name="gr3" draw:text-style-name="P7" draw:layer="layout" svg:width="0.47cm" svg:height="0.417cm" svg:x="2.615cm" svg:y="13.9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15" draw:id="id315">
          <svg:title>TexMaths</svg:title>
          <svg:desc>24§display§\text {I} §svg§600§FALSE§</svg:desc>
          <draw:polygon draw:style-name="gr2" draw:text-style-name="P6" draw:layer="layout" svg:width="0.197cm" svg:height="0.493cm" svg:x="3.731cm" svg:y="13.937cm" svg:viewBox="0 0 198 494" draw:points="100,494 0,494 0,0 198,0 198,494">
            <text:p/>
          </draw:polygon>
          <draw:path draw:style-name="gr3" draw:text-style-name="P7" draw:layer="layout" svg:width="0.258cm" svg:height="0.577cm" svg:x="3.712cm" svg:y="13.8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16" draw:id="id316">
          <svg:title>TexMaths</svg:title>
          <svg:desc>22§display§= 2 \left[ (\ 1 - 0 \ ) - ( \ \tan^{-1} 1 - \tan^{-1} 0 )  \right]§svg§600§FALSE§</svg:desc>
          <draw:polygon draw:style-name="gr2" draw:text-style-name="P6" draw:layer="layout" svg:width="12.251cm" svg:height="0.872cm" svg:x="4.528cm" svg:y="13.744cm" svg:viewBox="0 0 12252 873" draw:points="6126,873 0,873 0,0 12252,0 12252,873">
            <text:p/>
          </draw:polygon>
          <draw:path draw:style-name="gr3" draw:text-style-name="P7" draw:layer="layout" svg:width="0.515cm" svg:height="0.182cm" svg:x="4.533cm" svg:y="14.0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5.345cm" svg:y="13.86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olygon draw:style-name="gr3" draw:text-style-name="P7" draw:layer="layout" svg:width="0.149cm" svg:height="0.928cm" svg:x="5.976cm" svg:y="13.726cm" svg:viewBox="0 0 150 929" draw:points="0,929 150,929 150,897 32,897 32,32 150,32 150,0 0,0">
            <text:p/>
          </draw:polygon>
          <draw:path draw:style-name="gr3" draw:text-style-name="P7" draw:layer="layout" svg:width="0.18cm" svg:height="0.773cm" svg:x="6.219cm" svg:y="13.8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6.77cm" svg:y="13.8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7.324cm" svg:y="14.175cm" svg:viewBox="0 0 473 33" svg:d="M447 33c12 0 26 0 26-17 0-16-14-16-26-16h-421c-12 0-26 0-26 16 0 17 14 17 26 17z">
            <text:p/>
          </draw:path>
          <draw:path draw:style-name="gr3" draw:text-style-name="P7" draw:layer="layout" svg:width="0.326cm" svg:height="0.532cm" svg:x="8.064cm" svg:y="13.8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8.722cm" svg:y="13.8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472cm" svg:height="0.032cm" svg:x="9.214cm" svg:y="14.17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9.999cm" svg:y="13.8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42cm" svg:height="0.485cm" svg:x="10.496cm" svg:y="13.9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0.814cm" svg:y="14.038cm" svg:viewBox="0 0 350 357" svg:d="M227 289c2 31 23 63 60 63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8zM220 162v77c0 74-55 101-90 101-38 0-70-29-70-67 0-43 33-108 160-111z">
            <text:p/>
          </draw:path>
          <draw:path draw:style-name="gr3" draw:text-style-name="P7" draw:layer="layout" svg:width="0.39cm" svg:height="0.342cm" svg:x="11.193cm" svg:y="14.04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1.657cm" svg:y="13.91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2.139cm" svg:y="13.7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12.625cm" svg:y="13.8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3.179cm" svg:y="14.175cm" svg:viewBox="0 0 473 33" svg:d="M447 33c12 0 26 0 26-17 0-16-14-16-26-16h-421c-12 0-26 0-26 16 0 17 14 17 26 17z">
            <text:p/>
          </draw:path>
          <draw:path draw:style-name="gr3" draw:text-style-name="P7" draw:layer="layout" svg:width="0.242cm" svg:height="0.485cm" svg:x="13.903cm" svg:y="13.90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14.221cm" svg:y="14.038cm" svg:viewBox="0 0 350 357" svg:d="M225 289c4 31 25 63 62 63 16 0 63-11 63-74v-42h-19v42c0 46-20 51-28 51-25 0-28-35-28-39v-156c0-32 0-62-29-92-30-30-68-42-105-42-65 0-118 37-118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14.6cm" svg:y="14.04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15.064cm" svg:y="13.91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5.548cm" svg:y="13.70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26cm" svg:height="0.532cm" svg:x="15.993cm" svg:y="13.8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7" draw:layer="layout" svg:width="0.18cm" svg:height="0.773cm" svg:x="16.395cm" svg:y="13.8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49cm" svg:height="0.928cm" svg:x="16.667cm" svg:y="13.726cm" svg:viewBox="0 0 150 929" draw:points="150,929 150,0 0,0 0,32 120,32 120,897 0,897 0,929">
            <text:p/>
          </draw:polygon>
        </draw:g>
        <draw:g xml:id="id317" draw:id="id317">
          <svg:title>TexMaths</svg:title>
          <svg:desc>22§display§= 2\left[ 1 - \frac{\pi}{4} \right]§svg§600§FALSE§</svg:desc>
          <draw:polygon draw:style-name="gr2" draw:text-style-name="P6" draw:layer="layout" svg:width="3.795cm" svg:height="1.343cm" svg:x="17.231cm" svg:y="13.545cm" svg:viewBox="0 0 3796 1344" draw:points="1897,1344 0,1344 0,0 3796,0 3796,1344">
            <text:p/>
          </draw:polygon>
          <draw:path draw:style-name="gr3" draw:text-style-name="P7" draw:layer="layout" svg:width="0.515cm" svg:height="0.182cm" svg:x="17.236cm" svg:y="14.1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18.048cm" svg:y="13.8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7" draw:layer="layout" svg:width="0.177cm" svg:height="1.392cm" svg:x="18.699cm" svg:y="13.506cm" svg:viewBox="0 0 178 1393" draw:points="0,1393 178,1393 178,1358 37,1358 37,37 178,37 178,0 0,0">
            <text:p/>
          </draw:polygon>
          <draw:path draw:style-name="gr3" draw:text-style-name="P7" draw:layer="layout" svg:width="0.256cm" svg:height="0.517cm" svg:x="18.958cm" svg:y="13.8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472cm" svg:height="0.032cm" svg:x="19.512cm" svg:y="14.187cm" svg:viewBox="0 0 473 33" svg:d="M447 33c12 0 26 0 26-17 0-16-14-16-26-16h-421c-12 0-26 0-26 16 0 17 14 17 26 17z">
            <text:p/>
          </draw:path>
          <draw:path draw:style-name="gr3" draw:text-style-name="P7" draw:layer="layout" svg:width="0.418cm" svg:height="0.342cm" svg:x="20.334cm" svg:y="13.539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20.313cm" svg:y="14.187cm" svg:viewBox="0 0 470 33" draw:points="236,33 0,33 0,0 470,0 470,33">
            <text:p/>
          </draw:polygon>
          <draw:path draw:style-name="gr3" draw:text-style-name="P7" draw:layer="layout" svg:width="0.344cm" svg:height="0.524cm" svg:x="20.376cm" svg:y="14.402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77cm" svg:height="1.392cm" svg:x="20.888cm" svg:y="13.506cm" svg:viewBox="0 0 178 1393" draw:points="141,1358 0,1358 0,1393 178,1393 178,0 0,0 0,37 141,37">
            <text:p/>
          </draw:polygon>
        </draw:g>
        <draw:g xml:id="id318" draw:id="id318">
          <svg:title>TexMaths</svg:title>
          <svg:desc>22§display§= 2 - \frac{\pi}{2}§svg§600§FALSE§</svg:desc>
          <draw:polygon draw:style-name="gr2" draw:text-style-name="P6" draw:layer="layout" svg:width="2.631cm" svg:height="1.31cm" svg:x="21.63cm" svg:y="13.544cm" svg:viewBox="0 0 2632 1311" draw:points="1316,1311 0,1311 0,0 2632,0 2632,1311">
            <text:p/>
          </draw:polygon>
          <draw:path draw:style-name="gr3" draw:text-style-name="P7" draw:layer="layout" svg:width="0.515cm" svg:height="0.182cm" svg:x="21.635cm" svg:y="14.07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309cm" svg:height="0.516cm" svg:x="22.446cm" svg:y="13.84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6 68-7 7-58 7-73 7z">
            <text:p/>
          </draw:path>
          <draw:path draw:style-name="gr3" draw:text-style-name="P7" draw:layer="layout" svg:width="0.472cm" svg:height="0.032cm" svg:x="23.029cm" svg:y="14.152cm" svg:viewBox="0 0 473 33" svg:d="M447 33c12 0 26 0 26-17 0-16-14-16-26-16h-421c-12 0-26 0-26 16 0 17 14 17 26 17z">
            <text:p/>
          </draw:path>
          <draw:path draw:style-name="gr3" draw:text-style-name="P7" draw:layer="layout" svg:width="0.418cm" svg:height="0.342cm" svg:x="23.852cm" svg:y="13.505cm" svg:viewBox="0 0 419 343" svg:d="M185 46h88c-27 114-34 148-34 200 0 11 0 32 7 58 7 36 16 39 28 39 16 0 32-14 32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3.831cm" svg:y="14.152cm" svg:viewBox="0 0 470 33" draw:points="236,33 0,33 0,0 470,0 470,33">
            <text:p/>
          </draw:polygon>
          <draw:path draw:style-name="gr3" draw:text-style-name="P7" draw:layer="layout" svg:width="0.309cm" svg:height="0.516cm" svg:x="23.91cm" svg:y="14.376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6 68-7 7-58 7-73 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0" smil:attributeName="visibility" smil:to="visible"/>
                  <anim:animate smil:dur="0.5s" smil:fill="hold" smil:targetElement="id300" smil:attributeName="width" smil:values="width*0.05;width" smil:keyTimes="0;1"/>
                  <anim:animate smil:dur="0.5s" smil:fill="hold" smil:targetElement="id300" smil:attributeName="height" smil:values="height;height" smil:keyTimes="0;1"/>
                  <anim:animate smil:dur="0.5s" smil:fill="hold" smil:targetElement="id300" smil:attributeName="x" smil:values="x-.2;x" smil:keyTimes="0;1"/>
                  <anim:animate smil:dur="0.5s" smil:fill="hold" smil:targetElement="id300" smil:attributeName="y" smil:values="y;y" smil:keyTimes="0;1"/>
                  <anim:transitionFilter smil:dur="0.5s" smil:targetElement="id3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2" smil:attributeName="visibility" smil:to="visible"/>
                  <anim:animate smil:dur="0.5s" smil:fill="hold" smil:targetElement="id302" smil:attributeName="width" smil:values="width*0.05;width" smil:keyTimes="0;1"/>
                  <anim:animate smil:dur="0.5s" smil:fill="hold" smil:targetElement="id302" smil:attributeName="height" smil:values="height;height" smil:keyTimes="0;1"/>
                  <anim:animate smil:dur="0.5s" smil:fill="hold" smil:targetElement="id302" smil:attributeName="x" smil:values="x-.2;x" smil:keyTimes="0;1"/>
                  <anim:animate smil:dur="0.5s" smil:fill="hold" smil:targetElement="id302" smil:attributeName="y" smil:values="y;y" smil:keyTimes="0;1"/>
                  <anim:transitionFilter smil:dur="0.5s" smil:targetElement="id30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6" smil:attributeName="visibility" smil:to="visible"/>
                  <anim:animate smil:dur="0.5s" smil:fill="hold" smil:targetElement="id306" smil:attributeName="width" smil:values="width*0.05;width" smil:keyTimes="0;1"/>
                  <anim:animate smil:dur="0.5s" smil:fill="hold" smil:targetElement="id306" smil:attributeName="height" smil:values="height;height" smil:keyTimes="0;1"/>
                  <anim:animate smil:dur="0.5s" smil:fill="hold" smil:targetElement="id306" smil:attributeName="x" smil:values="x-.2;x" smil:keyTimes="0;1"/>
                  <anim:animate smil:dur="0.5s" smil:fill="hold" smil:targetElement="id306" smil:attributeName="y" smil:values="y;y" smil:keyTimes="0;1"/>
                  <anim:transitionFilter smil:dur="0.5s" smil:targetElement="id30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x;x" smil:keyTimes="0;1"/>
                  <anim:animate smil:dur="0.5s" smil:fill="hold" smil:targetElement="id3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19" draw:id="id319">
          <svg:title>TexMaths</svg:title>
          <svg:desc>24§display§(11)§svg§600§FALSE§</svg:desc>
          <draw:polygon draw:style-name="gr2" draw:text-style-name="P6" draw:layer="layout" svg:width="1.332cm" svg:height="0.76cm" svg:x="1.516cm" svg:y="1.342cm" svg:viewBox="0 0 1333 761" draw:points="666,761 0,761 0,0 1333,0 1333,761">
            <text:p/>
          </draw:polygon>
          <draw:path draw:style-name="gr3" draw:text-style-name="P7" draw:layer="layout" svg:width="0.197cm" svg:height="0.844cm" svg:x="1.556cm" svg:y="1.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877cm" svg:y="1.37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3cm" svg:y="1.37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693cm" svg:y="1.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22" draw:id="id322">
          <svg:title>TexMaths</svg:title>
          <svg:desc>22§display§= \int_{-\frac{\pi}{2}}^{\frac{\pi}{2}} \log \left( \frac{2 - \sin x}{2 + \sin x} \right) \ dx§svg§600§FALSE§</svg:desc>
          <draw:polygon draw:style-name="gr2" draw:text-style-name="P6" draw:layer="layout" svg:width="8.84cm" svg:height="2.049cm" svg:x="5.421cm" svg:y="0.738cm" svg:viewBox="0 0 8841 2050" draw:points="4421,2050 0,2050 0,0 8841,0 8841,2050">
            <text:p/>
          </draw:polygon>
          <draw:path draw:style-name="gr3" draw:text-style-name="P7" draw:layer="layout" svg:width="0.515cm" svg:height="0.182cm" svg:x="5.426cm" svg:y="1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241cm" svg:y="0.882cm" svg:viewBox="0 0 688 1719" svg:d="M37 1684c25 0 39-18 39-37 0-27-20-39-37-39-20 0-39 12-39 39 0 40 39 72 86 72 118 0 162-181 217-405 60-244 111-492 153-740 28-164 56-319 83-419 8-39 35-137 66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7.098cm" svg:y="0.699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7.065cm" svg:y="0.924cm" svg:viewBox="0 0 336 28" draw:points="169,28 0,28 0,0 336,0 336,28">
            <text:p/>
          </draw:polygon>
          <draw:path draw:style-name="gr3" draw:text-style-name="P7" draw:layer="layout" svg:width="0.193cm" svg:height="0.258cm" svg:x="7.135cm" svg:y="1.002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367cm" svg:height="0.027cm" svg:x="6.686cm" svg:y="2.49cm" svg:viewBox="0 0 368 28" svg:d="M347 28c7 0 21 0 21-14s-12-14-21-14h-326c-9 0-21 0-21 14s12 14 21 14z">
            <text:p/>
          </draw:path>
          <draw:path draw:style-name="gr3" draw:text-style-name="P7" draw:layer="layout" svg:width="0.261cm" svg:height="0.171cm" svg:x="7.239cm" svg:y="2.265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0-19-30-19-64-19-71 0-14 1-30 5-42z">
            <text:p/>
          </draw:path>
          <draw:polygon draw:style-name="gr3" draw:text-style-name="P7" draw:layer="layout" svg:width="0.335cm" svg:height="0.027cm" svg:x="7.204cm" svg:y="2.49cm" svg:viewBox="0 0 336 28" draw:points="169,28 0,28 0,0 336,0 336,28">
            <text:p/>
          </draw:polygon>
          <draw:path draw:style-name="gr3" draw:text-style-name="P7" draw:layer="layout" svg:width="0.193cm" svg:height="0.258cm" svg:x="7.276cm" svg:y="2.567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7" draw:layer="layout" svg:width="0.173cm" svg:height="0.537cm" svg:x="7.825cm" svg:y="1.39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8.036cm" svg:y="1.5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422cm" svg:y="1.584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9.087cm" svg:y="0.813cm" svg:viewBox="0 0 382 1856" svg:d="M382 1849c0-3-2-5-4-7-28-30-81-81-132-165-125-199-181-451-181-748 0-209 28-477 155-707 62-111 125-174 160-208 2-2 2-3 2-7 0-7-5-7-16-7-10 0-12 0-25 12-260 236-341 590-341 915 0 305 70 611 268 843 15 17 44 49 77 77 9 9 11 9 21 9 11 0 16 0 16-7z">
            <text:p/>
          </draw:path>
          <draw:path draw:style-name="gr3" draw:text-style-name="P7" draw:layer="layout" svg:width="0.309cm" svg:height="0.516cm" svg:x="9.627cm" svg:y="0.89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472cm" svg:height="0.032cm" svg:x="10.212cm" svg:y="1.20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946cm" svg:y="1.06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252cm" svg:y="0.89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465cm" svg:y="1.0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021cm" svg:y="1.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852cm" svg:height="0.032cm" svg:x="9.589cm" svg:y="1.725cm" svg:viewBox="0 0 2853 33" draw:points="1427,33 0,33 0,0 2853,0 2853,33">
            <text:p/>
          </draw:polygon>
          <draw:path draw:style-name="gr3" draw:text-style-name="P7" draw:layer="layout" svg:width="0.309cm" svg:height="0.516cm" svg:x="9.627cm" svg:y="1.9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0.191cm" svg:y="2.0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946cm" svg:y="2.11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252cm" svg:y="1.9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465cm" svg:y="2.1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2.021cm" svg:y="2.1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5cm" svg:x="12.561cm" svg:y="0.813cm" svg:viewBox="0 0 382 1856" svg:d="M382 929c0-304-70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369cm" svg:height="0.546cm" svg:x="13.521cm" svg:y="1.39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13.915cm" svg:y="1.59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 xml:id="id320" draw:id="id320">
          <svg:title>TexMaths</svg:title>
          <svg:desc>24§display§\text {Let,}§svg§600§FALSE§</svg:desc>
          <draw:polygon draw:style-name="gr2" draw:text-style-name="P6" draw:layer="layout" svg:width="1.318cm" svg:height="0.655cm" svg:x="3.1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3.1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21" draw:id="id321">
          <svg:title>TexMaths</svg:title>
          <svg:desc>24§display§\text {I} §svg§600§FALSE§</svg:desc>
          <draw:polygon draw:style-name="gr2" draw:text-style-name="P6" draw:layer="layout" svg:width="0.197cm" svg:height="0.493cm" svg:x="4.8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8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3" draw:id="id323">
          <svg:title>TexMaths</svg:title>
          <svg:desc>24§display§\text {Let}§svg§600§FALSE§</svg:desc>
          <draw:polygon draw:style-name="gr2" draw:text-style-name="P6" draw:layer="layout" svg:width="1.098cm" svg:height="0.502cm" svg:x="3.125cm" svg:y="3.836cm" svg:viewBox="0 0 1099 503" draw:points="549,503 0,503 0,0 1099,0 1099,503">
            <text:p/>
          </draw:polygon>
          <draw:path draw:style-name="gr3" draw:text-style-name="P7" draw:layer="layout" svg:width="0.463cm" svg:height="0.577cm" svg:x="3.11cm" svg:y="3.794cm" svg:viewBox="0 0 464 578" svg:d="M464 359h-21c-9 87-21 192-171 192h-69c-38 0-40-5-40-32v-452c0-29 0-40 81-40h27v-27c-31 2-108 2-142 2-33 0-100 0-129-2v27h21c65 0 65 10 65 38v448c0 31 0 38-65 38h-21v27h441z">
            <text:p/>
          </draw:path>
          <draw:path draw:style-name="gr3" draw:text-style-name="P7" draw:layer="layout" svg:width="0.327cm" svg:height="0.389cm" svg:x="3.634cm" svg:y="3.992cm" svg:viewBox="0 0 328 390" svg:d="M71 167c6-127 77-148 106-148 86 0 95 114 95 148zM71 184h236c19 0 21 0 21-17 0-84-46-167-151-167-98 0-177 86-177 194 0 113 88 196 186 196 104 0 142-94 142-111 0-8-8-10-11-10-8 0-10 6-10 12-31 88-107 88-115 88-42 0-77-27-96-58-25-40-25-96-25-127z">
            <text:p/>
          </draw:path>
          <draw:path draw:style-name="gr3" draw:text-style-name="P7" draw:layer="layout" svg:width="0.266cm" svg:height="0.529cm" svg:x="4cm" svg:y="3.852cm" svg:viewBox="0 0 267 530" svg:d="M130 183h121v-27h-121v-156h-21c0 69-26 159-109 163v20h73v232c0 106 79 115 109 115 60 0 85-59 85-115v-48h-23v48c0 62-25 94-56 94-58 0-58-77-58-92z">
            <text:p/>
          </draw:path>
        </draw:g>
        <draw:g xml:id="id324" draw:id="id324">
          <svg:title>TexMaths</svg:title>
          <svg:desc>22§display§f(x) = \log \left( \frac{2 - \sin x}{2 + \sin x} \right)§svg§600§FALSE§</svg:desc>
          <draw:polygon draw:style-name="gr2" draw:text-style-name="P6" draw:layer="layout" svg:width="7.601cm" svg:height="1.779cm" svg:x="5.022cm" svg:y="3.24cm" svg:viewBox="0 0 7602 1780" draw:points="3802,1780 0,1780 0,0 7602,0 7602,1780">
            <text:p/>
          </draw:polygon>
          <draw:path draw:style-name="gr3" draw:text-style-name="P7" draw:layer="layout" svg:width="0.386cm" svg:height="0.705cm" svg:x="5.024cm" svg:y="3.777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7" draw:layer="layout" svg:width="0.18cm" svg:height="0.773cm" svg:x="5.522cm" svg:y="3.74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5.768cm" svg:y="3.9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6.231cm" svg:y="3.74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6.747cm" svg:y="4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544cm" svg:y="3.7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756cm" svg:y="3.97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8.143cm" svg:y="3.9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ath draw:style-name="gr3" draw:text-style-name="P7" draw:layer="layout" svg:width="0.381cm" svg:height="1.856cm" svg:x="8.808cm" svg:y="3.201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9.349cm" svg:y="3.28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472cm" svg:height="0.032cm" svg:x="9.931cm" svg:y="3.59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667cm" svg:y="3.453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71cm" svg:y="3.2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186cm" svg:y="3.45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42cm" svg:y="3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2.852cm" svg:height="0.032cm" svg:x="9.31cm" svg:y="4.113cm" svg:viewBox="0 0 2853 33" draw:points="1428,33 0,33 0,0 2853,0 2853,33">
            <text:p/>
          </draw:polygon>
          <draw:path draw:style-name="gr3" draw:text-style-name="P7" draw:layer="layout" svg:width="0.309cm" svg:height="0.516cm" svg:x="9.349cm" svg:y="4.33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515cm" svg:height="0.516cm" svg:x="9.912cm" svg:y="4.4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667cm" svg:y="4.507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971cm" svg:y="4.33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186cm" svg:y="4.51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1.742cm" svg:y="4.5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81cm" svg:height="1.856cm" svg:x="12.281cm" svg:y="3.201cm" svg:viewBox="0 0 382 1857" svg:d="M382 929c0-304-70-610-268-843-15-17-44-49-75-77-11-9-13-9-23-9-9 0-16 0-16 7 0 4 4 7 5 9 27 28 79 79 131 164 125 198 181 450 181 748 0 209-27 477-155 707-62 111-127 174-158 208-2 2-4 3-4 7 0 7 7 7 16 7 10 0 12 0 24-12 261-236 342-590 342-916z">
            <text:p/>
          </draw:path>
        </draw:g>
        <draw:g xml:id="id325" draw:id="id325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3.125cm" svg:y="5.535cm" svg:viewBox="0 0 5682 620" draw:points="2841,620 0,620 0,0 5682,0 5682,620">
            <text:p/>
          </draw:polygon>
          <draw:path draw:style-name="gr3" draw:text-style-name="P7" draw:layer="layout" svg:width="0.539cm" svg:height="0.546cm" svg:x="3.113cm" svg:y="5.50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678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021cm" svg:y="5.691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454cm" svg:y="5.49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676cm" svg:y="5.686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5.056cm" svg:y="5.686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396cm" svg:y="5.6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5.998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697cm" svg:y="5.496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7.098cm" svg:y="5.7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728cm" svg:y="5.82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459cm" svg:y="5.6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26" draw:id="id326">
          <svg:title>TexMaths</svg:title>
          <svg:desc>22§display§f(-x) = \log \left( \frac{2 - \sin (-x)}{2 + \sin (-x)} \right)§svg§600§FALSE§</svg:desc>
          <draw:polygon draw:style-name="gr2" draw:text-style-name="P6" draw:layer="layout" svg:width="9.275cm" svg:height="1.779cm" svg:x="4.524cm" svg:y="6.642cm" svg:viewBox="0 0 9276 1780" draw:points="4639,1780 0,1780 0,0 9276,0 9276,1780">
            <text:p/>
          </draw:polygon>
          <draw:path draw:style-name="gr3" draw:text-style-name="P7" draw:layer="layout" svg:width="0.386cm" svg:height="0.705cm" svg:x="4.526cm" svg:y="7.179cm" svg:viewBox="0 0 387 706" svg:d="M245 236h66c15 0 23 0 23-14 0-9-8-9-21-9h-65l16-90c4-16 14-70 19-79 7-16 21-26 37-26 4 0 23 0 37 14-33 1-40 30-40 40 0 20 14 28 28 28 19 0 42-17 42-47 0-35-35-53-67-53-26 0-75 14-98 92-6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7" draw:layer="layout" svg:width="0.18cm" svg:height="0.773cm" svg:x="5.024cm" svg:y="7.1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5.312cm" svg:y="7.51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872cm" svg:y="7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6.335cm" svg:y="7.14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182cm" svg:x="6.849cm" svg:y="7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7.648cm" svg:y="7.1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7.859cm" svg:y="7.37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4cm" svg:height="0.511cm" svg:x="8.246cm" svg:y="7.374cm" svg:viewBox="0 0 355 512" svg:d="M151 218c-68 0-68-77-68-95 0-21 1-46 12-65 7-10 25-32 56-32 67 0 67 78 67 95 0 22 0 46-12 66-7 10-25 31-55 31zM60 248c0-3 0-21 14-37 30 23 62 25 77 25 73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8.911cm" svg:y="6.603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7" draw:layer="layout" svg:width="0.309cm" svg:height="0.516cm" svg:x="9.45cm" svg:y="6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034cm" svg:y="6.99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77cm" svg:y="6.85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074cm" svg:y="6.6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87cm" svg:y="6.8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3cm" svg:x="11.769cm" svg:y="6.6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2.058cm" svg:y="6.9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18cm" svg:y="6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3.08cm" svg:y="6.62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3.925cm" svg:height="0.032cm" svg:x="9.411cm" svg:y="7.515cm" svg:viewBox="0 0 3926 33" draw:points="1964,33 0,33 0,0 3926,0 3926,33">
            <text:p/>
          </draw:polygon>
          <draw:path draw:style-name="gr3" draw:text-style-name="P7" draw:layer="layout" svg:width="0.309cm" svg:height="0.516cm" svg:x="9.45cm" svg:y="7.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013cm" svg:y="7.8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0.77cm" svg:y="7.90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074cm" svg:y="7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1.287cm" svg:y="7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18cm" svg:height="0.773cm" svg:x="11.769cm" svg:y="7.67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2.058cm" svg:y="8.04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18cm" svg:y="7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3.08cm" svg:y="7.675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81cm" svg:height="1.856cm" svg:x="13.457cm" svg:y="6.603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330" draw:id="id330">
          <svg:title>TexMaths</svg:title>
          <svg:desc>22§display§ = - f(x)§svg§600§FALSE§</svg:desc>
          <draw:polygon draw:style-name="gr2" draw:text-style-name="P6" draw:layer="layout" svg:width="2.769cm" svg:height="0.696cm" svg:x="14.226cm" svg:y="9.547cm" svg:viewBox="0 0 2770 697" draw:points="1385,697 0,697 0,0 2770,0 2770,697">
            <text:p/>
          </draw:polygon>
          <draw:path draw:style-name="gr3" draw:text-style-name="P7" draw:layer="layout" svg:width="0.515cm" svg:height="0.182cm" svg:x="14.231cm" svg:y="9.8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5.067cm" svg:y="9.87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704cm" svg:x="15.646cm" svg:y="9.543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16.143cm" svg:y="9.50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6.389cm" svg:y="9.7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854cm" svg:y="9.50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31" draw:id="id331">
          <svg:title>TexMaths</svg:title>
          <svg:desc>22§display§\therefore \ \ f(x) \text { is odd}§svg§600§FALSE§</svg:desc>
          <draw:polygon draw:style-name="gr2" draw:text-style-name="P6" draw:layer="layout" svg:width="4.956cm" svg:height="0.696cm" svg:x="2.83cm" svg:y="11.236cm" svg:viewBox="0 0 4957 697" draw:points="2479,697 0,697 0,0 4957,0 4957,697">
            <text:p/>
          </draw:polygon>
          <draw:path draw:style-name="gr3" draw:text-style-name="P7" draw:layer="layout" svg:width="0.469cm" svg:height="0.418cm" svg:x="2.814cm" svg:y="11.419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86cm" svg:height="0.704cm" svg:x="4.078cm" svg:y="11.232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4.576cm" svg:y="11.1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4.823cm" svg:y="11.434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5.286cm" svg:y="11.1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5.826cm" svg:y="11.2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41cm" svg:y="11.431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6.599cm" svg:y="11.431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383cm" svg:height="0.546cm" svg:x="7.013cm" svg:y="11.241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383cm" svg:height="0.546cm" svg:x="7.442cm" svg:y="11.241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</draw:g>
        <draw:g xml:id="id332" draw:id="id332">
          <svg:title>TexMaths</svg:title>
          <svg:desc>22§display§\therefore§svg§600§FALSE§</svg:desc>
          <draw:polygon draw:style-name="gr2" draw:text-style-name="P6" draw:layer="layout" svg:width="0.415cm" svg:height="0.34cm" svg:x="3.331cm" svg:y="13.337cm" svg:viewBox="0 0 416 341" draw:points="208,341 0,341 0,0 416,0 416,341">
            <text:p/>
          </draw:polygon>
          <draw:path draw:style-name="gr3" draw:text-style-name="P7" draw:layer="layout" svg:width="0.47cm" svg:height="0.417cm" svg:x="3.315cm" svg:y="13.2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34" draw:id="id334">
          <svg:title>TexMaths</svg:title>
          <svg:desc>22§display§= \int_{-\frac{\pi}{2}}^{\frac{\pi}{2}} \log \left( \frac{2 - \sin x}{2 + \sin x} \right) \ dx = 0§svg§600§FALSE§</svg:desc>
          <draw:polygon draw:style-name="gr2" draw:text-style-name="P6" draw:layer="layout" svg:width="10.26cm" svg:height="2.049cm" svg:x="5.321cm" svg:y="12.439cm" svg:viewBox="0 0 10261 2050" draw:points="5130,2050 0,2050 0,0 10261,0 10261,2050">
            <text:p/>
          </draw:polygon>
          <draw:path draw:style-name="gr3" draw:text-style-name="P7" draw:layer="layout" svg:width="0.515cm" svg:height="0.182cm" svg:x="5.326cm" svg:y="13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8cm" svg:x="6.141cm" svg:y="12.583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261cm" svg:height="0.171cm" svg:x="6.998cm" svg:y="12.4cm" svg:viewBox="0 0 262 172" svg:d="M239 30c7 0 11 0 18-4 2-3 5-8 5-14 0-12-12-12-17-12h-168c-8 0-26 0-49 19-10 9-28 30-28 34 0 7 5 7 7 7 7 0 7-2 9-5 14-16 32-25 56-25h28c-14 49-35 90-47 114-7 9-7 11-7 14 0 9 7 14 16 14 15 0 21-17 30-49 8-30 15-58 24-93h51c-2 5-12 47-12 79 0 26 10 63 26 63 11 0 21-8 21-19 0-3-1-5-3-10-20-30-20-64-20-71 0-14 2-30 6-42z">
            <text:p/>
          </draw:path>
          <draw:polygon draw:style-name="gr3" draw:text-style-name="P7" draw:layer="layout" svg:width="0.335cm" svg:height="0.027cm" svg:x="6.965cm" svg:y="12.625cm" svg:viewBox="0 0 336 28" draw:points="169,28 0,28 0,0 336,0 336,28">
            <text:p/>
          </draw:polygon>
          <draw:path draw:style-name="gr3" draw:text-style-name="P7" draw:layer="layout" svg:width="0.193cm" svg:height="0.258cm" svg:x="7.035cm" svg:y="12.703cm" svg:viewBox="0 0 194 259" svg:d="M194 185h-16c-2 7-6 31-11 35-3 2-37 2-42 2h-77c26-20 56-41 79-57 35-24 67-47 67-88 0-49-46-77-102-77-53 0-92 30-92 69 0 19 18 22 23 22 10 0 23-7 23-22 0-14-11-21-23-23 12-18 33-28 60-28 38 0 70 22 70 59 0 34-23 58-53 83l-95 81c-5 4-5 4-5 7v11h181z">
            <text:p/>
          </draw:path>
          <draw:path draw:style-name="gr3" draw:text-style-name="P7" draw:layer="layout" svg:width="0.367cm" svg:height="0.027cm" svg:x="6.586cm" svg:y="14.191cm" svg:viewBox="0 0 368 28" svg:d="M347 28c7 0 21 0 21-14s-13-14-21-14h-326c-9 0-21 0-21 14s12 14 21 14z">
            <text:p/>
          </draw:path>
          <draw:path draw:style-name="gr3" draw:text-style-name="P7" draw:layer="layout" svg:width="0.261cm" svg:height="0.171cm" svg:x="7.139cm" svg:y="13.966cm" svg:viewBox="0 0 262 172" svg:d="M239 30c7 0 11 0 16-4 4-3 7-8 7-14 0-12-12-12-17-12h-168c-8 0-26 0-49 19-10 9-28 30-28 34 0 7 5 7 7 7 7 0 7-2 9-5 14-16 32-25 56-25h28c-14 49-35 90-47 114-7 9-7 11-7 14 0 9 7 14 16 14 15 0 21-17 30-49 8-30 15-58 24-93h51c-2 5-12 47-12 79 0 26 10 63 26 63 11 0 21-8 21-19 0-3-1-5-3-10-20-30-20-64-20-71 0-14 2-30 6-42z">
            <text:p/>
          </draw:path>
          <draw:polygon draw:style-name="gr3" draw:text-style-name="P7" draw:layer="layout" svg:width="0.335cm" svg:height="0.027cm" svg:x="7.104cm" svg:y="14.191cm" svg:viewBox="0 0 336 28" draw:points="169,28 0,28 0,0 336,0 336,28">
            <text:p/>
          </draw:polygon>
          <draw:path draw:style-name="gr3" draw:text-style-name="P7" draw:layer="layout" svg:width="0.193cm" svg:height="0.258cm" svg:x="7.176cm" svg:y="14.268cm" svg:viewBox="0 0 194 259" svg:d="M194 185h-16c-2 7-6 31-11 35-3 2-37 2-42 2h-76c25-20 55-41 78-57 35-24 67-47 67-88 0-49-46-77-102-77-53 0-92 30-92 69 0 19 18 22 23 22 10 0 23-7 23-22 0-14-11-21-23-23 10-18 33-28 60-28 38 0 70 22 70 59 0 34-23 58-53 83l-95 81c-5 4-5 4-5 7v11h181z">
            <text:p/>
          </draw:path>
          <draw:path draw:style-name="gr3" draw:text-style-name="P7" draw:layer="layout" svg:width="0.173cm" svg:height="0.537cm" svg:x="7.725cm" svg:y="13.09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7.936cm" svg:y="13.28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8.321cm" svg:y="13.285cm" svg:viewBox="0 0 355 512" svg:d="M151 218c-68 0-68-77-68-95 0-21 1-46 12-65 7-10 25-32 56-32 67 0 67 78 67 95 0 22 0 46-12 65-7 11-25 32-55 32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ath draw:style-name="gr3" draw:text-style-name="P7" draw:layer="layout" svg:width="0.381cm" svg:height="1.855cm" svg:x="8.987cm" svg:y="12.514cm" svg:viewBox="0 0 382 1856" svg:d="M382 1849c0-3-2-5-4-7-28-30-81-81-132-165-125-199-181-451-181-748 0-209 28-477 155-707 62-111 125-174 160-208 2-2 2-3 2-7 0-7-5-7-16-7s-12 0-25 12c-260 236-341 590-341 915 0 305 70 611 267 843 16 17 44 49 78 77 9 9 10 9 21 9s16 0 16-7z">
            <text:p/>
          </draw:path>
          <draw:path draw:style-name="gr3" draw:text-style-name="P7" draw:layer="layout" svg:width="0.309cm" svg:height="0.516cm" svg:x="9.527cm" svg:y="12.59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472cm" svg:height="0.032cm" svg:x="10.111cm" svg:y="12.903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0.845cm" svg:y="12.7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51cm" svg:y="12.59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364cm" svg:y="12.77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92cm" svg:y="12.7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2.852cm" svg:height="0.032cm" svg:x="9.488cm" svg:y="13.426cm" svg:viewBox="0 0 2853 33" draw:points="1427,33 0,33 0,0 2853,0 2853,33">
            <text:p/>
          </draw:polygon>
          <draw:path draw:style-name="gr3" draw:text-style-name="P7" draw:layer="layout" svg:width="0.309cm" svg:height="0.516cm" svg:x="9.527cm" svg:y="13.651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515cm" svg:height="0.516cm" svg:x="10.09cm" svg:y="13.7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4cm" svg:height="0.356cm" svg:x="10.845cm" svg:y="13.8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151cm" svg:y="13.64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1.364cm" svg:y="13.823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1.92cm" svg:y="13.8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81cm" svg:height="1.855cm" svg:x="12.46cm" svg:y="12.514cm" svg:viewBox="0 0 382 1856" svg:d="M382 929c0-304-71-611-268-843-15-17-44-49-75-77-11-9-13-9-23-9-9 0-16 0-16 7 0 4 4 7 5 9 27 28 79 79 131 163 124 199 181 451 181 748 0 210-27 477-155 707-62 111-127 175-158 208-2 2-4 4-4 7 0 7 7 7 16 7 10 0 12 0 24-12 261-236 342-590 342-915z">
            <text:p/>
          </draw:path>
          <draw:path draw:style-name="gr3" draw:text-style-name="P7" draw:layer="layout" svg:width="0.369cm" svg:height="0.546cm" svg:x="13.42cm" svg:y="13.098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7" draw:layer="layout" svg:width="0.386cm" svg:height="0.351cm" svg:x="13.814cm" svg:y="13.2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515cm" svg:height="0.182cm" svg:x="14.491cm" svg:y="13.3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5.294cm" svg:y="13.121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 xml:id="id333" draw:id="id333">
          <svg:title>TexMaths</svg:title>
          <svg:desc>24§display§\text {I} §svg§600§FALSE§</svg:desc>
          <draw:polygon draw:style-name="gr2" draw:text-style-name="P6" draw:layer="layout" svg:width="0.197cm" svg:height="0.493cm" svg:x="4.731cm" svg:y="13.237cm" svg:viewBox="0 0 198 494" draw:points="100,494 0,494 0,0 198,0 198,494">
            <text:p/>
          </draw:polygon>
          <draw:path draw:style-name="gr3" draw:text-style-name="P7" draw:layer="layout" svg:width="0.258cm" svg:height="0.577cm" svg:x="4.712cm" svg:y="13.1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27" draw:id="id327">
          <svg:title>TexMaths</svg:title>
          <svg:desc>22§display§= \log \left( \frac{2 + \sin x}{2 - \sin x} \right)§svg§600§FALSE§</svg:desc>
          <draw:polygon draw:style-name="gr2" draw:text-style-name="P6" draw:layer="layout" svg:width="5.88cm" svg:height="1.779cm" svg:x="14.225cm" svg:y="6.642cm" svg:viewBox="0 0 5881 1780" draw:points="2941,1780 0,1780 0,0 5881,0 5881,1780">
            <text:p/>
          </draw:polygon>
          <draw:path draw:style-name="gr3" draw:text-style-name="P7" draw:layer="layout" svg:width="0.515cm" svg:height="0.182cm" svg:x="14.23cm" svg:y="7.4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73cm" svg:height="0.538cm" svg:x="15.027cm" svg:y="7.18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239cm" svg:y="7.37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15.626cm" svg:y="7.374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16.291cm" svg:y="6.603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7" draw:layer="layout" svg:width="0.309cm" svg:height="0.516cm" svg:x="16.831cm" svg:y="6.6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515cm" svg:height="0.516cm" svg:x="17.393cm" svg:y="6.7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8.149cm" svg:y="6.855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454cm" svg:y="6.6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669cm" svg:y="6.86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223cm" svg:y="6.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7" draw:layer="layout" svg:width="2.852cm" svg:height="0.032cm" svg:x="16.793cm" svg:y="7.515cm" svg:viewBox="0 0 2853 33" draw:points="1427,33 0,33 0,0 2853,0 2853,33">
            <text:p/>
          </draw:polygon>
          <draw:path draw:style-name="gr3" draw:text-style-name="P7" draw:layer="layout" svg:width="0.309cm" svg:height="0.516cm" svg:x="16.831cm" svg:y="7.7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7" draw:layer="layout" svg:width="0.472cm" svg:height="0.032cm" svg:x="17.414cm" svg:y="8.046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8.149cm" svg:y="7.909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454cm" svg:y="7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669cm" svg:y="7.91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223cm" svg:y="7.9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81cm" svg:height="1.856cm" svg:x="19.763cm" svg:y="6.603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</draw:g>
        <draw:g xml:id="id328" draw:id="id328">
          <svg:title>TexMaths</svg:title>
          <svg:desc>22§display§= - \log \left( \frac{2 - \sin x}{2 + \sin x} \right)§svg§600§FALSE§</svg:desc>
          <draw:polygon draw:style-name="gr2" draw:text-style-name="P6" draw:layer="layout" svg:width="6.611cm" svg:height="1.779cm" svg:x="6.926cm" svg:y="8.943cm" svg:viewBox="0 0 6612 1780" draw:points="3305,1780 0,1780 0,0 6612,0 6612,1780">
            <text:p/>
          </draw:polygon>
          <draw:path draw:style-name="gr3" draw:text-style-name="P7" draw:layer="layout" svg:width="0.515cm" svg:height="0.182cm" svg:x="6.931cm" svg:y="9.7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7.767cm" svg:y="9.816cm" svg:viewBox="0 0 473 33" svg:d="M447 33c12 0 26 0 26-17 0-16-14-16-26-16h-421c-12 0-26 0-26 16 0 17 14 17 26 17z">
            <text:p/>
          </draw:path>
          <draw:path draw:style-name="gr3" draw:text-style-name="P7" draw:layer="layout" svg:width="0.173cm" svg:height="0.538cm" svg:x="8.459cm" svg:y="9.4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67cm" svg:y="9.678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057cm" svg:y="9.675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1cm" svg:height="1.856cm" svg:x="9.723cm" svg:y="8.904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09cm" svg:height="0.516cm" svg:x="10.261cm" svg:y="8.98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72cm" svg:height="0.032cm" svg:x="10.845cm" svg:y="9.293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1.581cm" svg:y="9.156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886cm" svg:y="8.9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099cm" svg:y="9.1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655cm" svg:y="9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2.852cm" svg:height="0.032cm" svg:x="10.222cm" svg:y="9.816cm" svg:viewBox="0 0 2853 33" draw:points="1427,33 0,33 0,0 2853,0 2853,33">
            <text:p/>
          </draw:polygon>
          <draw:path draw:style-name="gr3" draw:text-style-name="P7" draw:layer="layout" svg:width="0.309cm" svg:height="0.516cm" svg:x="10.261cm" svg:y="10.0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0.824cm" svg:y="10.10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4cm" svg:height="0.356cm" svg:x="11.581cm" svg:y="10.2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1.886cm" svg:y="10.03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099cm" svg:y="10.21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2.655cm" svg:y="10.21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3.195cm" svg:y="8.904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</draw:g>
        <draw:g xml:id="id329" draw:id="id329">
          <svg:title>TexMaths</svg:title>
          <svg:desc>18§display§.\ .\ .\ \ \left[ \ \log \left( \frac{m}{n} \right) = - \log \left( \frac{n}{m} \right) \ \right]§svg§600§FALSE§</svg:desc>
          <draw:polygon draw:style-name="gr2" draw:text-style-name="P6" draw:layer="layout" svg:width="8.501cm" svg:height="1.106cm" svg:x="18.329cm" svg:y="9.337cm" svg:viewBox="0 0 8502 1107" draw:points="4251,1107 0,1107 0,0 8502,0 8502,1107">
            <text:p/>
          </draw:polygon>
          <draw:path draw:style-name="gr3" draw:text-style-name="P7" draw:layer="layout" svg:width="0.068cm" svg:height="0.068cm" svg:x="18.352cm" svg:y="9.966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8.738cm" svg:y="9.966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9.125cm" svg:y="9.966cm" svg:viewBox="0 0 69 69" svg:d="M69 35c0-19-16-35-34-35-19 0-35 16-35 35 0 18 16 34 35 34 18 0 34-16 34-34z">
            <text:p/>
          </draw:path>
          <draw:polygon draw:style-name="gr3" draw:text-style-name="P7" draw:layer="layout" svg:width="0.144cm" svg:height="1.139cm" svg:x="19.916cm" svg:y="9.305cm" svg:viewBox="0 0 145 1140" draw:points="0,1140 145,1140 145,1111 30,1111 30,30 145,30 145,0 0,0">
            <text:p/>
          </draw:polygon>
          <draw:path draw:style-name="gr3" draw:text-style-name="P7" draw:layer="layout" svg:width="0.142cm" svg:height="0.44cm" svg:x="20.305cm" svg:y="9.593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20.476cm" svg:y="9.749cm" svg:viewBox="0 0 282 293" svg:d="M282 148c0-80-65-148-141-148-79 0-141 69-141 148 0 83 66 145 141 145 76 0 141-64 141-145zM141 277c-27 0-55-15-72-44-16-27-16-66-16-89 0-24 0-59 15-88 17-29 47-42 73-42 27 0 55 13 72 41 16 27 16 65 16 89 0 23 0 58-14 85-13 29-42 48-74 48z">
            <text:p/>
          </draw:path>
          <draw:path draw:style-name="gr3" draw:text-style-name="P7" draw:layer="layout" svg:width="0.29cm" svg:height="0.418cm" svg:x="20.793cm" svg:y="9.74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1cm" svg:height="1.139cm" svg:x="21.32cm" svg:y="9.305cm" svg:viewBox="0 0 242 1140" svg:d="M213 1134c2 0 7 6 7 6h15c1 0 7 0 7-6 0-3-2-4-3-6-23-23-58-57-96-127-70-122-94-279-94-430 0-281 79-447 191-559 2-2 2-5 2-6 0-6-4-6-12-6s-10 0-15 6c-61 52-129 140-173 274-28 83-42 184-42 289 0 151 27 321 127 468 17 25 41 51 41 51 6 9 15 19 21 23z">
            <text:p/>
          </draw:path>
          <draw:path draw:style-name="gr3" draw:text-style-name="P7" draw:layer="layout" svg:width="0.519cm" svg:height="0.287cm" svg:x="21.679cm" svg:y="9.325cm" svg:viewBox="0 0 520 288" svg:d="M37 244c-1 10-5 24-5 27 0 11 8 17 18 17 8 0 19-6 23-17 2-2 9-32 12-48l14-57c5-13 8-28 12-42 1-12 7-30 7-32 10-20 43-78 104-78 29 0 34 23 34 45 0 16-4 33-10 52l-17 73-13 49c-3 13-7 35-7 38 0 11 8 17 17 17 20 0 25-16 29-36 9-36 33-128 39-154 1-7 34-84 103-84 28 0 35 22 35 45 0 36-26 108-39 143-6 14-8 21-8 34 0 31 21 52 51 52 61 0 84-92 84-98s-6-6-7-6c-8 0-8 2-10 12-10 33-31 78-65 78-12 0-16-6-16-20 0-16 6-32 11-47 13-33 39-103 39-139 0-41-24-68-72-68-47 0-80 27-103 62-2-9-3-30-21-46-15-13-36-16-51-16-58 0-90 40-100 55-3-36-30-55-59-55s-40 24-46 36c-11 23-20 61-20 62 0 6 6 6 7 6 7 0 7 0 12-15 10-44 23-75 46-75 10 0 20 5 20 29 0 13-3 20-10 54z">
            <text:p/>
          </draw:path>
          <draw:polygon draw:style-name="gr3" draw:text-style-name="P7" draw:layer="layout" svg:width="0.556cm" svg:height="0.026cm" svg:x="21.66cm" svg:y="9.863cm" svg:viewBox="0 0 557 27" draw:points="278,27 0,27 0,0 557,0 557,27">
            <text:p/>
          </draw:polygon>
          <draw:path draw:style-name="gr3" draw:text-style-name="P7" draw:layer="layout" svg:width="0.343cm" svg:height="0.287cm" svg:x="21.767cm" svg:y="10.187cm" svg:viewBox="0 0 344 288" svg:d="M37 244c-1 10-5 24-5 27 0 11 8 17 18 17 8 0 19-6 23-17 2-2 9-32 13-48l13-57c5-13 9-28 12-42 3-12 7-30 7-32 10-20 43-78 104-78 29 0 34 23 34 45 0 39-30 121-40 147-6 16-7 23-7 30 0 31 23 52 52 52 60 0 83-92 83-98s-6-6-7-6c-7 0-7 2-10 12-13 43-33 78-65 78-10 0-14-6-14-20 0-16 5-32 11-47 12-33 38-103 38-139 0-42-28-68-72-68-58 0-90 40-100 55-3-35-29-55-59-55-29 0-40 24-47 36-10 22-19 59-19 62 0 6 6 6 7 6 7 0 7 0 12-15 10-44 23-75 46-75 13 0 20 8 20 29 0 13-3 20-10 54z">
            <text:p/>
          </draw:path>
          <draw:path draw:style-name="gr3" draw:text-style-name="P7" draw:layer="layout" svg:width="0.241cm" svg:height="1.139cm" svg:x="22.314cm" svg:y="9.305cm" svg:viewBox="0 0 242 1140" svg:d="M242 569c0-181-43-374-169-517-8-10-31-35-47-48-4-4-6-4-14-4-6 0-12 0-12 6 0 3 3 6 4 7 22 22 56 56 95 127 69 121 94 278 94 429 0 275-76 444-190 559-2 2-3 5-3 6 0 6 6 6 12 6 8 0 10 0 15-5 61-51 129-139 173-273 28-87 42-191 42-293z">
            <text:p/>
          </draw:path>
          <draw:path draw:style-name="gr3" draw:text-style-name="P7" draw:layer="layout" svg:width="0.421cm" svg:height="0.149cm" svg:x="22.88cm" svg:y="9.80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3.565cm" svg:y="9.863cm" svg:viewBox="0 0 387 27" svg:d="M366 27c10 0 21 0 21-14 0-13-11-13-21-13h-344c-10 0-22 0-22 13 0 14 12 14 22 14z">
            <text:p/>
          </draw:path>
          <draw:path draw:style-name="gr3" draw:text-style-name="P7" draw:layer="layout" svg:width="0.142cm" svg:height="0.44cm" svg:x="24.131cm" svg:y="9.593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24.304cm" svg:y="9.749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24.619cm" svg:y="9.74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241cm" svg:height="1.139cm" svg:x="25.146cm" svg:y="9.305cm" svg:viewBox="0 0 242 1140" svg:d="M213 1134c2 0 7 6 7 6h15c1 0 7 0 7-6 0-3-2-4-3-6-23-23-58-57-96-127-70-122-94-279-94-430 0-281 79-447 191-559 2-2 2-5 2-6 0-6-4-6-12-6s-10 0-15 6c-61 52-129 140-173 274-28 83-42 184-42 289 0 151 27 321 127 468 17 25 41 51 41 51 6 9 15 19 21 23z">
            <text:p/>
          </draw:path>
          <draw:path draw:style-name="gr3" draw:text-style-name="P7" draw:layer="layout" svg:width="0.343cm" svg:height="0.287cm" svg:x="25.593cm" svg:y="9.325cm" svg:viewBox="0 0 344 288" svg:d="M37 244c-1 10-5 24-5 27 0 11 8 17 18 17 8 0 19-6 23-17 2-2 9-32 13-48l13-57c5-13 9-28 12-42 3-12 7-30 7-32 10-20 45-78 104-78 29 0 34 23 34 45 0 39-30 121-40 147-6 16-7 23-7 30 0 31 23 52 52 52 60 0 83-92 83-98s-6-6-7-6c-7 0-7 2-10 12-13 43-33 78-65 78-10 0-14-6-14-20 0-16 5-32 11-47 12-33 38-103 38-139 0-42-26-68-72-68-58 0-90 40-100 55-3-35-29-55-59-55-29 0-40 24-47 36-10 22-19 59-19 62 0 6 6 6 7 6 7 0 7 0 12-15 10-44 23-75 46-75 13 0 20 8 20 29 0 13-3 20-10 54z">
            <text:p/>
          </draw:path>
          <draw:polygon draw:style-name="gr3" draw:text-style-name="P7" draw:layer="layout" svg:width="0.556cm" svg:height="0.026cm" svg:x="25.486cm" svg:y="9.863cm" svg:viewBox="0 0 557 27" draw:points="278,27 0,27 0,0 557,0 557,27">
            <text:p/>
          </draw:polygon>
          <draw:path draw:style-name="gr3" draw:text-style-name="P7" draw:layer="layout" svg:width="0.519cm" svg:height="0.287cm" svg:x="25.505cm" svg:y="10.187cm" svg:viewBox="0 0 520 288" svg:d="M37 244c-1 10-5 24-5 27 0 11 8 17 18 17 8 0 19-6 23-17 2-2 9-32 12-48l14-57c5-13 8-28 12-42 1-12 7-30 7-32 10-20 43-78 104-78 29 0 34 23 34 45 0 16-4 33-10 52l-17 73-13 49c-3 13-9 35-9 38 0 11 10 17 19 17 20 0 25-16 29-36 9-36 33-128 37-154 3-7 36-84 105-84 28 0 35 22 35 45 0 36-26 108-39 143-6 14-8 21-8 34 0 31 21 52 51 52 59 0 84-92 84-98s-6-6-7-6c-8 0-8 2-10 12-10 33-31 78-65 78-12 0-16-6-16-20 0-16 6-32 11-47 13-33 39-103 39-139 0-41-24-68-72-68-49 0-80 27-103 62-2-9-3-30-21-46-15-13-36-16-53-16-56 0-88 40-98 55-3-36-30-55-59-55s-40 24-46 36c-11 23-20 61-20 62 0 6 6 6 7 6 7 0 7 0 12-15 10-44 23-75 46-75 10 0 20 5 20 29 0 13-3 20-10 54z">
            <text:p/>
          </draw:path>
          <draw:path draw:style-name="gr3" draw:text-style-name="P7" draw:layer="layout" svg:width="0.241cm" svg:height="1.139cm" svg:x="26.14cm" svg:y="9.305cm" svg:viewBox="0 0 242 1140" svg:d="M242 569c0-181-43-374-169-517-8-10-31-35-47-48-4-4-6-4-14-4-6 0-12 0-12 6 0 3 3 6 4 7 22 22 56 56 95 127 69 121 94 278 94 429 0 275-76 444-190 559-2 2-3 5-3 6 0 6 6 6 12 6 8 0 10 0 15-5 61-51 129-139 173-273 28-87 42-191 42-293z">
            <text:p/>
          </draw:path>
          <draw:polygon draw:style-name="gr3" draw:text-style-name="P7" draw:layer="layout" svg:width="0.144cm" svg:height="1.139cm" svg:x="26.718cm" svg:y="9.305cm" svg:viewBox="0 0 145 1140" draw:points="115,1111 0,1111 0,1140 145,1140 145,0 0,0 0,30 115,30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19" smil:attributeName="visibility" smil:to="visible"/>
                  <anim:animate smil:dur="0.5s" smil:fill="hold" smil:targetElement="id319" smil:attributeName="width" smil:values="width*0.05;width" smil:keyTimes="0;1"/>
                  <anim:animate smil:dur="0.5s" smil:fill="hold" smil:targetElement="id319" smil:attributeName="height" smil:values="height;height" smil:keyTimes="0;1"/>
                  <anim:animate smil:dur="0.5s" smil:fill="hold" smil:targetElement="id319" smil:attributeName="x" smil:values="x-.2;x" smil:keyTimes="0;1"/>
                  <anim:animate smil:dur="0.5s" smil:fill="hold" smil:targetElement="id319" smil:attributeName="y" smil:values="y;y" smil:keyTimes="0;1"/>
                  <anim:transitionFilter smil:dur="0.5s" smil:targetElement="id3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0" smil:attributeName="visibility" smil:to="visible"/>
                  <anim:animate smil:dur="0.5s" smil:fill="hold" smil:targetElement="id320" smil:attributeName="width" smil:values="width*0.05;width" smil:keyTimes="0;1"/>
                  <anim:animate smil:dur="0.5s" smil:fill="hold" smil:targetElement="id320" smil:attributeName="height" smil:values="height;height" smil:keyTimes="0;1"/>
                  <anim:animate smil:dur="0.5s" smil:fill="hold" smil:targetElement="id320" smil:attributeName="x" smil:values="x-.2;x" smil:keyTimes="0;1"/>
                  <anim:animate smil:dur="0.5s" smil:fill="hold" smil:targetElement="id320" smil:attributeName="y" smil:values="y;y" smil:keyTimes="0;1"/>
                  <anim:transitionFilter smil:dur="0.5s" smil:targetElement="id320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1" smil:attributeName="visibility" smil:to="visible"/>
                  <anim:animate smil:dur="0.5s" smil:fill="hold" smil:targetElement="id321" smil:attributeName="width" smil:values="width*0.05;width" smil:keyTimes="0;1"/>
                  <anim:animate smil:dur="0.5s" smil:fill="hold" smil:targetElement="id321" smil:attributeName="height" smil:values="height;height" smil:keyTimes="0;1"/>
                  <anim:animate smil:dur="0.5s" smil:fill="hold" smil:targetElement="id321" smil:attributeName="x" smil:values="x-.2;x" smil:keyTimes="0;1"/>
                  <anim:animate smil:dur="0.5s" smil:fill="hold" smil:targetElement="id321" smil:attributeName="y" smil:values="y;y" smil:keyTimes="0;1"/>
                  <anim:transitionFilter smil:dur="0.5s" smil:targetElement="id321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3" smil:attributeName="visibility" smil:to="visible"/>
                  <anim:animate smil:dur="0.5s" smil:fill="hold" smil:targetElement="id323" smil:attributeName="width" smil:values="width*0.05;width" smil:keyTimes="0;1"/>
                  <anim:animate smil:dur="0.5s" smil:fill="hold" smil:targetElement="id323" smil:attributeName="height" smil:values="height;height" smil:keyTimes="0;1"/>
                  <anim:animate smil:dur="0.5s" smil:fill="hold" smil:targetElement="id323" smil:attributeName="x" smil:values="x-.2;x" smil:keyTimes="0;1"/>
                  <anim:animate smil:dur="0.5s" smil:fill="hold" smil:targetElement="id323" smil:attributeName="y" smil:values="y;y" smil:keyTimes="0;1"/>
                  <anim:transitionFilter smil:dur="0.5s" smil:targetElement="id32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5" smil:attributeName="visibility" smil:to="visible"/>
                  <anim:animate smil:dur="0.5s" smil:fill="hold" smil:targetElement="id325" smil:attributeName="width" smil:values="width*0.05;width" smil:keyTimes="0;1"/>
                  <anim:animate smil:dur="0.5s" smil:fill="hold" smil:targetElement="id325" smil:attributeName="height" smil:values="height;height" smil:keyTimes="0;1"/>
                  <anim:animate smil:dur="0.5s" smil:fill="hold" smil:targetElement="id325" smil:attributeName="x" smil:values="x-.2;x" smil:keyTimes="0;1"/>
                  <anim:animate smil:dur="0.5s" smil:fill="hold" smil:targetElement="id325" smil:attributeName="y" smil:values="y;y" smil:keyTimes="0;1"/>
                  <anim:transitionFilter smil:dur="0.5s" smil:targetElement="id3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6" smil:attributeName="visibility" smil:to="visible"/>
                  <anim:animate smil:dur="0.5s" smil:fill="hold" smil:targetElement="id326" smil:attributeName="x" smil:values="x;x" smil:keyTimes="0;1"/>
                  <anim:animate smil:dur="0.5s" smil:fill="hold" smil:targetElement="id3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7" smil:attributeName="visibility" smil:to="visible"/>
                  <anim:animate smil:dur="0.5s" smil:fill="hold" smil:targetElement="id327" smil:attributeName="x" smil:values="x;x" smil:keyTimes="0;1"/>
                  <anim:animate smil:dur="0.5s" smil:fill="hold" smil:targetElement="id3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8" smil:attributeName="visibility" smil:to="visible"/>
                  <anim:animate smil:dur="0.5s" smil:fill="hold" smil:targetElement="id328" smil:attributeName="x" smil:values="x;x" smil:keyTimes="0;1"/>
                  <anim:animate smil:dur="0.5s" smil:fill="hold" smil:targetElement="id32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1+width/2;x" smil:keyTimes="0;1"/>
                  <anim:animate smil:dur="0.5s" smil:fill="hold" smil:targetElement="id32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31" smil:attributeName="visibility" smil:to="visible"/>
                  <anim:animate smil:dur="0.5s" smil:fill="hold" smil:targetElement="id331" smil:attributeName="width" smil:values="width*0.05;width" smil:keyTimes="0;1"/>
                  <anim:animate smil:dur="0.5s" smil:fill="hold" smil:targetElement="id331" smil:attributeName="height" smil:values="height;height" smil:keyTimes="0;1"/>
                  <anim:animate smil:dur="0.5s" smil:fill="hold" smil:targetElement="id331" smil:attributeName="x" smil:values="x-.2;x" smil:keyTimes="0;1"/>
                  <anim:animate smil:dur="0.5s" smil:fill="hold" smil:targetElement="id331" smil:attributeName="y" smil:values="y;y" smil:keyTimes="0;1"/>
                  <anim:transitionFilter smil:dur="0.5s" smil:targetElement="id3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35" draw:id="id335">
          <svg:title>TexMaths</svg:title>
          <svg:desc>24§display§(12)§svg§600§FALSE§</svg:desc>
          <draw:polygon draw:style-name="gr2" draw:text-style-name="P6" draw:layer="layout" svg:width="1.332cm" svg:height="0.76cm" svg:x="1.517cm" svg:y="1.343cm" svg:viewBox="0 0 1333 761" draw:points="666,761 0,761 0,0 1333,0 1333,761">
            <text:p/>
          </draw:polygon>
          <draw:path draw:style-name="gr3" draw:text-style-name="P7" draw:layer="layout" svg:width="0.197cm" svg:height="0.844cm" svg:x="1.557cm" svg:y="1.301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878cm" svg:y="1.372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2.266cm" svg:y="1.372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694cm" svg:y="1.30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338" draw:id="id338">
          <svg:title>TexMaths</svg:title>
          <svg:desc>22§display§= \int_{- \pi}^{\pi} \frac{ x ( 1 + \sin x )}{1 + \cos^2 x}\ dx§svg§600§FALSE§</svg:desc>
          <draw:polygon draw:style-name="gr2" draw:text-style-name="P6" draw:layer="layout" svg:width="7.348cm" svg:height="1.737cm" svg:x="5.421cm" svg:y="0.838cm" svg:viewBox="0 0 7349 1738" draw:points="3675,1738 0,1738 0,0 7349,0 7349,1738">
            <text:p/>
          </draw:polygon>
          <draw:path draw:style-name="gr3" draw:text-style-name="P7" draw:layer="layout" svg:width="0.515cm" svg:height="0.182cm" svg:x="5.426cm" svg:y="1.6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41cm" svg:y="0.8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6.996cm" svg:y="0.808cm" svg:viewBox="0 0 326 241" svg:d="M144 37h65c-8 33-19 83-19 125 0 23 2 37 5 49 9 27 16 30 25 30 12 0 25-12 25-24 0-6 0-8-4-13-10-21-19-51-19-97 0-10 0-31 7-70h68c9 0 14 0 20-4 7-7 9-14 9-17 0-16-15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6.686cm" svg:y="2.457cm" svg:viewBox="0 0 368 28" svg:d="M347 28c7 0 21 0 21-14s-13-14-21-14h-326c-9 0-21 0-21 14s12 14 21 14z">
            <text:p/>
          </draw:path>
          <draw:path draw:style-name="gr3" draw:text-style-name="P7" draw:layer="layout" svg:width="0.325cm" svg:height="0.24cm" svg:x="7.135cm" svg:y="2.373cm" svg:viewBox="0 0 326 241" svg:d="M144 37h65c-8 33-19 83-19 125 0 23 2 37 5 49 9 27 16 30 25 30 12 0 25-12 25-24 0-6 0-8-4-13-10-21-19-51-19-97 0-10 0-31 7-70h67c10 0 15 0 21-4 7-7 9-14 9-17 0-16-15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7.776cm" svg:y="1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4cm" svg:x="8.27cm" svg:y="0.7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256cm" svg:height="0.517cm" svg:x="8.564cm" svg:y="0.86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9.097cm" svg:y="0.92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4cm" svg:height="0.356cm" svg:x="9.852cm" svg:y="1.03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0.157cm" svg:y="0.8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0.372cm" svg:y="1.037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928cm" svg:y="1.0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4cm" svg:x="11.391cm" svg:y="0.7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olygon draw:style-name="gr3" draw:text-style-name="P7" draw:layer="layout" svg:width="3.895cm" svg:height="0.032cm" svg:x="7.753cm" svg:y="1.693cm" svg:viewBox="0 0 3896 33" draw:points="1948,33 0,33 0,0 3896,0 3896,33">
            <text:p/>
          </draw:polygon>
          <draw:path draw:style-name="gr3" draw:text-style-name="P7" draw:layer="layout" svg:width="0.256cm" svg:height="0.517cm" svg:x="8.126cm" svg:y="1.917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659cm" svg:y="1.9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416cm" svg:y="2.08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754cm" svg:y="2.086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45cm" svg:y="2.0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458cm" svg:y="1.8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922cm" svg:y="2.0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2.029cm" svg:y="1.36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2.422cm" svg:y="1.5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 xml:id="id336" draw:id="id336">
          <svg:title>TexMaths</svg:title>
          <svg:desc>24§display§\text {Let,}§svg§600§FALSE§</svg:desc>
          <draw:polygon draw:style-name="gr2" draw:text-style-name="P6" draw:layer="layout" svg:width="1.318cm" svg:height="0.655cm" svg:x="3.123cm" svg:y="1.435cm" svg:viewBox="0 0 1319 656" draw:points="659,656 0,656 0,0 1319,0 1319,656">
            <text:p/>
          </draw:polygon>
          <draw:path draw:style-name="gr3" draw:text-style-name="P7" draw:layer="layout" svg:width="0.464cm" svg:height="0.577cm" svg:x="3.108cm" svg:y="1.393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632cm" svg:y="1.59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999cm" svg:y="1.45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383cm" svg:y="1.879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37" draw:id="id337">
          <svg:title>TexMaths</svg:title>
          <svg:desc>24§display§\text {I} §svg§600§FALSE§</svg:desc>
          <draw:polygon draw:style-name="gr2" draw:text-style-name="P6" draw:layer="layout" svg:width="0.197cm" svg:height="0.493cm" svg:x="4.83cm" svg:y="1.436cm" svg:viewBox="0 0 198 494" draw:points="100,494 0,494 0,0 198,0 198,494">
            <text:p/>
          </draw:polygon>
          <draw:path draw:style-name="gr3" draw:text-style-name="P7" draw:layer="layout" svg:width="0.258cm" svg:height="0.577cm" svg:x="4.811cm" svg:y="1.39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1" draw:id="id341">
          <svg:title>TexMaths</svg:title>
          <svg:desc>22§display§= \int_{- \pi}^{\pi} \left[ \frac{ x }{1 + \cos^2 x} + \frac{ x \sin x }{1 + \cos^2 x} \right] \ dx§svg§600§FALSE§</svg:desc>
          <draw:polygon draw:style-name="gr2" draw:text-style-name="P6" draw:layer="layout" svg:width="12.1cm" svg:height="1.779cm" svg:x="5.421cm" svg:y="3.242cm" svg:viewBox="0 0 12101 1780" draw:points="6050,1780 0,1780 0,0 12101,0 12101,1780">
            <text:p/>
          </draw:polygon>
          <draw:path draw:style-name="gr3" draw:text-style-name="P7" draw:layer="layout" svg:width="0.515cm" svg:height="0.182cm" svg:x="5.426cm" svg:y="4.0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41cm" svg:y="3.272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2 84-146 243-2 7-108 396-192 903-21 118-44 248-69 355-14 57-49 203-113 203-28 0-45-19-47-19z">
            <text:p/>
          </draw:path>
          <draw:path draw:style-name="gr3" draw:text-style-name="P7" draw:layer="layout" svg:width="0.325cm" svg:height="0.24cm" svg:x="6.996cm" svg:y="3.229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6.687cm" svg:y="4.88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7.135cm" svg:y="4.796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olygon draw:style-name="gr3" draw:text-style-name="P7" draw:layer="layout" svg:width="0.205cm" svg:height="1.856cm" svg:x="7.854cm" svg:y="3.203cm" svg:viewBox="0 0 206 1857" draw:points="0,1857 206,1857 206,1815 42,1815 42,42 206,42 206,0 0,0">
            <text:p/>
          </draw:polygon>
          <draw:path draw:style-name="gr3" draw:text-style-name="P7" draw:layer="layout" svg:width="0.386cm" svg:height="0.351cm" svg:x="9.605cm" svg:y="3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8.162cm" svg:y="4.115cm" svg:viewBox="0 0 3286 33" draw:points="1644,33 0,33 0,0 3286,0 3286,33">
            <text:p/>
          </draw:polygon>
          <draw:path draw:style-name="gr3" draw:text-style-name="P7" draw:layer="layout" svg:width="0.256cm" svg:height="0.516cm" svg:x="8.23cm" svg:y="4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764cm" svg:y="4.4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9.519cm" svg:y="4.509cm" svg:viewBox="0 0 296 357" svg:d="M65 180c0-127 63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858cm" svg:y="4.5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249cm" svg:y="4.509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563cm" svg:y="4.2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025cm" svg:y="4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754cm" svg:y="3.8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3.196cm" svg:y="3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54cm" svg:height="0.356cm" svg:x="13.77cm" svg:y="3.455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4.074cm" svg:y="3.2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4.289cm" svg:y="3.46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4.845cm" svg:y="3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2.576cm" svg:y="4.115cm" svg:viewBox="0 0 3286 33" draw:points="1644,33 0,33 0,0 3286,0 3286,33">
            <text:p/>
          </draw:polygon>
          <draw:path draw:style-name="gr3" draw:text-style-name="P7" draw:layer="layout" svg:width="0.256cm" svg:height="0.516cm" svg:x="12.645cm" svg:y="4.3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3.178cm" svg:y="4.40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3.935cm" svg:y="4.509cm" svg:viewBox="0 0 296 357" svg:d="M65 180c0-127 63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4.273cm" svg:y="4.5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4.664cm" svg:y="4.509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4.977cm" svg:y="4.2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5.442cm" svg:y="4.5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5.965cm" svg:y="3.203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6.779cm" svg:y="3.78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7.174cm" svg:y="3.9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39" draw:id="id339">
          <svg:title>TexMaths</svg:title>
          <svg:desc>22§display§= \int_{- \pi}^{\pi} \frac{ x + x \sin x }{1 + \cos^2 x}\ dx§svg§600§FALSE§</svg:desc>
          <draw:polygon draw:style-name="gr2" draw:text-style-name="P6" draw:layer="layout" svg:width="6.932cm" svg:height="1.728cm" svg:x="13.422cm" svg:y="0.84cm" svg:viewBox="0 0 6933 1729" draw:points="3468,1729 0,1729 0,0 6933,0 6933,1729">
            <text:p/>
          </draw:polygon>
          <draw:path draw:style-name="gr3" draw:text-style-name="P7" draw:layer="layout" svg:width="0.515cm" svg:height="0.182cm" svg:x="13.427cm" svg:y="1.6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14.242cm" svg:y="0.84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14.997cm" svg:y="0.801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14.688cm" svg:y="2.452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15.136cm" svg:y="2.368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15.777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7cm" svg:x="16.411cm" svg:y="0.92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86cm" svg:height="0.351cm" svg:x="17.164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254cm" svg:height="0.356cm" svg:x="17.738cm" svg:y="1.02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042cm" svg:y="0.85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255cm" svg:y="1.032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8.812cm" svg:y="1.0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olygon draw:style-name="gr3" draw:text-style-name="P7" draw:layer="layout" svg:width="3.479cm" svg:height="0.032cm" svg:x="15.754cm" svg:y="1.687cm" svg:viewBox="0 0 3480 33" draw:points="1741,33 0,33 0,0 3480,0 3480,33">
            <text:p/>
          </draw:polygon>
          <draw:path draw:style-name="gr3" draw:text-style-name="P7" draw:layer="layout" svg:width="0.256cm" svg:height="0.517cm" svg:x="15.92cm" svg:y="1.91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6.453cm" svg:y="1.9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7.208cm" svg:y="2.07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7.548cm" svg:y="2.07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939cm" svg:y="2.07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252cm" svg:y="1.8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717cm" svg:y="2.0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9.614cm" svg:y="1.359cm" svg:viewBox="0 0 370 548" svg:d="M370 9c0-2 0-9-11-9-10 0-84 7-98 9-6 0-11 3-11 14 0 10 7 10 19 10 37 0 39 6 39 13l-3 16-46 183c-14-28-37-50-72-50-90 0-187 115-187 228 0 73 42 125 104 125 16 0 54-4 100-59 7 32 34 59 71 59 28 0 45-18 58-45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0.007cm" svg:y="1.5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 xml:id="id340" draw:id="id340">
          <svg:title>TexMaths</svg:title>
          <svg:desc>24§display§\text {I} §svg§600§FALSE§</svg:desc>
          <draw:polygon draw:style-name="gr2" draw:text-style-name="P6" draw:layer="layout" svg:width="0.197cm" svg:height="0.493cm" svg:x="4.831cm" svg:y="3.937cm" svg:viewBox="0 0 198 494" draw:points="100,494 0,494 0,0 198,0 198,494">
            <text:p/>
          </draw:polygon>
          <draw:path draw:style-name="gr3" draw:text-style-name="P7" draw:layer="layout" svg:width="0.258cm" svg:height="0.577cm" svg:x="4.812cm" svg:y="3.89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5" draw:id="id345">
          <svg:title>TexMaths</svg:title>
          <svg:desc>24§display§\text {Let,}§svg§600§FALSE§</svg:desc>
          <draw:polygon draw:style-name="gr2" draw:text-style-name="P6" draw:layer="layout" svg:width="1.318cm" svg:height="0.655cm" svg:x="3.324cm" svg:y="8.936cm" svg:viewBox="0 0 1319 656" draw:points="659,656 0,656 0,0 1319,0 1319,656">
            <text:p/>
          </draw:polygon>
          <draw:path draw:style-name="gr3" draw:text-style-name="P7" draw:layer="layout" svg:width="0.464cm" svg:height="0.577cm" svg:x="3.309cm" svg:y="8.8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833cm" svg:y="9.0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2cm" svg:y="8.9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84cm" svg:y="9.3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46" draw:id="id346">
          <svg:title>TexMaths</svg:title>
          <svg:desc>22§display§f(x) = \frac{ x }{1 + \cos^2 x}§svg§600§FALSE§</svg:desc>
          <draw:polygon draw:style-name="gr2" draw:text-style-name="P6" draw:layer="layout" svg:width="5.836cm" svg:height="1.383cm" svg:x="5.322cm" svg:y="8.64cm" svg:viewBox="0 0 5837 1384" draw:points="2918,1384 0,1384 0,0 5837,0 5837,1384">
            <text:p/>
          </draw:polygon>
          <draw:path draw:style-name="gr3" draw:text-style-name="P7" draw:layer="layout" svg:width="0.386cm" svg:height="0.705cm" svg:x="5.324cm" svg:y="8.921cm" svg:viewBox="0 0 387 706" svg:d="M245 236h66c15 0 23 0 23-14 0-9-8-9-21-9h-65l16-90c3-16 14-70 19-79 7-16 21-26 37-26 4 0 23 0 37 14-33 1-40 30-40 40 0 20 14 28 28 28 19 0 42-17 42-47 0-35-35-53-67-53-26 0-75 14-98 92-6 15-7 22-27 121h-52c-16 0-23 0-23 14 0 9 5 9 21 9h51l-58 306c-14 76-28 146-67 146-4 0-23 0-39-14 37-1 44-30 44-42 0-18-14-26-30-26-19 0-42 17-42 45 0 36 33 55 67 55 42 0 72-46 86-76 27-49 44-142 44-148z">
            <text:p/>
          </draw:path>
          <draw:path draw:style-name="gr3" draw:text-style-name="P7" draw:layer="layout" svg:width="0.18cm" svg:height="0.774cm" svg:x="5.822cm" svg:y="8.88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86cm" svg:height="0.351cm" svg:x="6.068cm" svg:y="9.12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4 85-79 103-104 103-30 0-42-25-42-52 0-17 5-33 14-68z">
            <text:p/>
          </draw:path>
          <draw:path draw:style-name="gr3" draw:text-style-name="P7" draw:layer="layout" svg:width="0.18cm" svg:height="0.774cm" svg:x="6.531cm" svg:y="8.886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3" draw:text-style-name="P7" draw:layer="layout" svg:width="0.515cm" svg:height="0.182cm" svg:x="7.047cm" svg:y="9.1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355cm" svg:y="8.60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olygon draw:style-name="gr3" draw:text-style-name="P7" draw:layer="layout" svg:width="3.285cm" svg:height="0.032cm" svg:x="7.912cm" svg:y="9.258cm" svg:viewBox="0 0 3286 33" draw:points="1644,33 0,33 0,0 3286,0 3286,33">
            <text:p/>
          </draw:polygon>
          <draw:path draw:style-name="gr3" draw:text-style-name="P7" draw:layer="layout" svg:width="0.256cm" svg:height="0.517cm" svg:x="7.981cm" svg:y="9.4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514cm" svg:y="9.5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269cm" svg:y="9.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609cm" svg:y="9.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cm" svg:y="9.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313cm" svg:y="9.41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776cm" svg:y="9.6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</draw:g>
        <draw:g xml:id="id347" draw:id="id347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3.325cm" svg:y="10.436cm" svg:viewBox="0 0 5682 620" draw:points="2841,620 0,620 0,0 5682,0 5682,620">
            <text:p/>
          </draw:polygon>
          <draw:path draw:style-name="gr3" draw:text-style-name="P7" draw:layer="layout" svg:width="0.539cm" svg:height="0.546cm" svg:x="3.313cm" svg:y="10.40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878cm" svg:y="10.5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221cm" svg:y="10.59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654cm" svg:y="10.3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876cm" svg:y="10.587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5.256cm" svg:y="10.587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596cm" svg:y="10.5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6.198cm" svg:y="10.5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897cm" svg:y="10.397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7.298cm" svg:y="10.60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928cm" svg:y="10.7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659cm" svg:y="10.5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48" draw:id="id348">
          <svg:title>TexMaths</svg:title>
          <svg:desc>22§display§f(-x) = \frac{ - x  }{ 4 - \cos^2 ( - x ) }§svg§600§FALSE§</svg:desc>
          <draw:polygon draw:style-name="gr2" draw:text-style-name="P6" draw:layer="layout" svg:width="7.512cm" svg:height="1.51cm" svg:x="4.623cm" svg:y="11.542cm" svg:viewBox="0 0 7513 1511" draw:points="3756,1511 0,1511 0,0 7513,0 7513,1511">
            <text:p/>
          </draw:polygon>
          <draw:path draw:style-name="gr3" draw:text-style-name="P7" draw:layer="layout" svg:width="0.386cm" svg:height="0.704cm" svg:x="4.625cm" svg:y="11.823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3 0-17-14-26-30-26-19 0-42 18-42 46 0 35 33 54 67 54 42 0 72-46 86-75 27-50 44-143 44-148z">
            <text:p/>
          </draw:path>
          <draw:path draw:style-name="gr3" draw:text-style-name="P7" draw:layer="layout" svg:width="0.18cm" svg:height="0.773cm" svg:x="5.123cm" svg:y="11.788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472cm" svg:height="0.032cm" svg:x="5.411cm" svg:y="12.15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5.971cm" svg:y="12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5-79 102-104 102-30 0-42-24-42-51 0-17 5-33 14-68z">
            <text:p/>
          </draw:path>
          <draw:path draw:style-name="gr3" draw:text-style-name="P7" draw:layer="layout" svg:width="0.18cm" svg:height="0.773cm" svg:x="6.434cm" svg:y="11.78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6.948cm" svg:y="12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9.537cm" svg:y="11.63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096cm" svg:y="11.5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4-42-51 0-17 5-33 14-68z">
            <text:p/>
          </draw:path>
          <draw:polygon draw:style-name="gr3" draw:text-style-name="P7" draw:layer="layout" svg:width="4.358cm" svg:height="0.032cm" svg:x="7.814cm" svg:y="12.159cm" svg:viewBox="0 0 4359 33" draw:points="2181,33 0,33 0,0 4359,0 4359,33">
            <text:p/>
          </draw:polygon>
          <draw:path draw:style-name="gr3" draw:text-style-name="P7" draw:layer="layout" svg:width="0.344cm" svg:height="0.523cm" svg:x="7.837cm" svg:y="12.373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2cm" svg:height="0.032cm" svg:x="8.437cm" svg:y="12.688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9.172cm" svg:y="12.551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9.51cm" svg:y="12.551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9.901cm" svg:y="12.551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10.216cm" svg:y="12.31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18cm" svg:height="0.773cm" svg:x="10.605cm" svg:y="12.317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472cm" svg:height="0.032cm" svg:x="10.894cm" svg:y="12.68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453cm" svg:y="12.5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4-42-51 0-17 5-33 14-68z">
            <text:p/>
          </draw:path>
          <draw:path draw:style-name="gr3" draw:text-style-name="P7" draw:layer="layout" svg:width="0.18cm" svg:height="0.773cm" svg:x="11.916cm" svg:y="12.31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49" draw:id="id349">
          <svg:title>TexMaths</svg:title>
          <svg:desc>22§display§ = - \frac{ x }{ 1 + \cos^2 x }§svg§600§FALSE§</svg:desc>
          <draw:polygon draw:style-name="gr2" draw:text-style-name="P6" draw:layer="layout" svg:width="4.716cm" svg:height="1.383cm" svg:x="12.624cm" svg:y="11.546cm" svg:viewBox="0 0 4717 1384" draw:points="2360,1384 0,1384 0,0 4717,0 4717,1384">
            <text:p/>
          </draw:polygon>
          <draw:path draw:style-name="gr3" draw:text-style-name="P7" draw:layer="layout" svg:width="0.515cm" svg:height="0.182cm" svg:x="12.629cm" svg:y="12.08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7" draw:layer="layout" svg:width="0.472cm" svg:height="0.032cm" svg:x="13.465cm" svg:y="12.16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538cm" svg:y="11.507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2 51 53 0 81-54 83-60 9 30 37 60 83 60 80 0 124-100 124-120 0-7-7-7-8-7-7 0-9 2-11 7-25 85-79 103-104 103-30 0-42-25-42-52 0-17 5-33 14-68z">
            <text:p/>
          </draw:path>
          <draw:polygon draw:style-name="gr3" draw:text-style-name="P7" draw:layer="layout" svg:width="3.284cm" svg:height="0.032cm" svg:x="14.095cm" svg:y="12.164cm" svg:viewBox="0 0 3285 33" draw:points="1643,33 0,33 0,0 3285,0 3285,33">
            <text:p/>
          </draw:polygon>
          <draw:path draw:style-name="gr3" draw:text-style-name="P7" draw:layer="layout" svg:width="0.256cm" svg:height="0.517cm" svg:x="14.164cm" svg:y="12.387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4.697cm" svg:y="12.452cm" svg:viewBox="0 0 516 518" svg:d="M274 275h217c10 0 25 0 25-16s-15-16-25-16h-217v-217c0-12 0-26-15-26-16 0-16 14-16 26v217h-217c-12 0-26 0-26 16s14 16 26 16h217v216c0 11 0 27 16 27 15 0 15-16 15-27z">
            <text:p/>
          </draw:path>
          <draw:path draw:style-name="gr3" draw:text-style-name="P7" draw:layer="layout" svg:width="0.295cm" svg:height="0.356cm" svg:x="15.453cm" svg:y="12.556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5.791cm" svg:y="12.556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182cm" svg:y="12.556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24cm" svg:height="0.36cm" svg:x="16.495cm" svg:y="12.3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6.959cm" svg:y="12.56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1-74 81-5 0-23 0-39-9 20-6 37-21 37-43 0-21-17-28-30-28-23 0-42 21-42 46 0 35 39 51 74 51 51 0 79-54 81-60 9 30 37 60 84 60 79 0 123-100 123-120 0-7-7-7-8-7-7 0-9 2-11 7-25 85-79 103-104 103-30 0-42-25-42-52 0-17 5-33 14-68z">
            <text:p/>
          </draw:path>
        </draw:g>
        <draw:g xml:id="id350" draw:id="id350">
          <svg:title>TexMaths</svg:title>
          <svg:desc>22§display§ = - f(x)§svg§600§FALSE§</svg:desc>
          <draw:polygon draw:style-name="gr2" draw:text-style-name="P6" draw:layer="layout" svg:width="2.769cm" svg:height="0.696cm" svg:x="17.926cm" svg:y="11.848cm" svg:viewBox="0 0 2770 697" draw:points="1385,697 0,697 0,0 2770,0 2770,697">
            <text:p/>
          </draw:polygon>
          <draw:path draw:style-name="gr3" draw:text-style-name="P7" draw:layer="layout" svg:width="0.515cm" svg:height="0.182cm" svg:x="17.931cm" svg:y="12.1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8.767cm" svg:y="12.1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704cm" svg:x="19.346cm" svg:y="11.844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19.843cm" svg:y="11.80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089cm" svg:y="12.0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20.554cm" svg:y="11.80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351" draw:id="id351">
          <svg:title>TexMaths</svg:title>
          <svg:desc>22§display§\therefore \ \ f(x) \text { is odd}§svg§600§FALSE§</svg:desc>
          <draw:polygon draw:style-name="gr2" draw:text-style-name="P6" draw:layer="layout" svg:width="4.956cm" svg:height="0.696cm" svg:x="3.53cm" svg:y="13.537cm" svg:viewBox="0 0 4957 697" draw:points="2479,697 0,697 0,0 4957,0 4957,697">
            <text:p/>
          </draw:polygon>
          <draw:path draw:style-name="gr3" draw:text-style-name="P7" draw:layer="layout" svg:width="0.469cm" svg:height="0.418cm" svg:x="3.514cm" svg:y="13.72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86cm" svg:height="0.704cm" svg:x="4.778cm" svg:y="13.533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50 44-143 44-148z">
            <text:p/>
          </draw:path>
          <draw:path draw:style-name="gr3" draw:text-style-name="P7" draw:layer="layout" svg:width="0.18cm" svg:height="0.773cm" svg:x="5.276cm" svg:y="13.498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5.523cm" svg:y="13.73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5.986cm" svg:y="13.49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6.526cm" svg:y="13.5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741cm" svg:y="13.732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44cm" svg:height="0.356cm" svg:x="7.299cm" svg:y="13.732cm" svg:viewBox="0 0 345 357" svg:d="M345 181c0-98-79-181-172-181-97 0-173 84-173 181 0 100 81 176 173 176 93 0 172-77 172-176zM173 338c-34 0-67-18-88-53-20-33-20-81-20-109 0-30 0-72 18-107 21-36 58-51 90-51 33 0 66 15 86 49 21 33 21 79 21 109 0 28 0 70-18 104-16 35-51 58-89 58z">
            <text:p/>
          </draw:path>
          <draw:path draw:style-name="gr3" draw:text-style-name="P7" draw:layer="layout" svg:width="0.383cm" svg:height="0.546cm" svg:x="7.713cm" svg:y="13.542cm" svg:viewBox="0 0 384 547" svg:d="M269 496v51l115-9v-24c-55 0-62-6-62-43v-471l-111 9v24c53 0 60 6 60 43v167c-23-27-56-48-98-48-92 0-173 76-173 176 0 99 76 176 165 176 50 0 85-26 104-51zM269 288v159c0 14 0 16-8 28-23 37-59 54-92 54-35 0-63-19-83-49-19-31-21-75-21-107 0-30 0-76 23-111 18-25 46-49 88-49 28 0 60 10 85 46 8 14 8 15 8 29z">
            <text:p/>
          </draw:path>
          <draw:path draw:style-name="gr3" draw:text-style-name="P7" draw:layer="layout" svg:width="0.383cm" svg:height="0.546cm" svg:x="8.142cm" svg:y="13.542cm" svg:viewBox="0 0 384 547" svg:d="M269 496v51l115-9v-24c-55 0-62-6-62-43v-471l-111 9v24c55 0 60 6 60 43v167c-23-27-56-48-98-48-92 0-173 76-173 176 0 99 76 176 165 176 50 0 85-26 104-51zM269 288v159c0 14 0 16-8 28-23 37-59 54-92 54-35 0-63-19-83-49-19-31-21-75-21-107 0-30 2-76 23-111 18-25 46-49 88-49 28 0 60 10 85 46 8 14 8 15 8 29z">
            <text:p/>
          </draw:path>
        </draw:g>
        <draw:g xml:id="id343" draw:id="id343">
          <svg:title>TexMaths</svg:title>
          <svg:desc>22§display§= \int_{- \pi}^{\pi} \frac{ x }{1 + \cos^2 x}\ dx + \int_{- \pi}^{\pi} \frac{ x \sin x }{1 + \cos^2 x}\ dx§svg§600§FALSE§</svg:desc>
          <draw:polygon draw:style-name="gr2" draw:text-style-name="P6" draw:layer="layout" svg:width="13.718cm" svg:height="1.728cm" svg:x="5.422cm" svg:y="5.943cm" svg:viewBox="0 0 13719 1729" draw:points="6859,1729 0,1729 0,0 13719,0 13719,1729">
            <text:p/>
          </draw:polygon>
          <draw:path draw:style-name="gr3" draw:text-style-name="P7" draw:layer="layout" svg:width="0.515cm" svg:height="0.182cm" svg:x="5.427cm" svg:y="6.7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6.242cm" svg:y="5.94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6.997cm" svg:y="5.904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6.688cm" svg:y="7.555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7.136cm" svg:y="7.471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9.197cm" svg:y="6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3.285cm" svg:height="0.032cm" svg:x="7.754cm" svg:y="6.79cm" svg:viewBox="0 0 3286 33" draw:points="1644,33 0,33 0,0 3286,0 3286,33">
            <text:p/>
          </draw:polygon>
          <draw:path draw:style-name="gr3" draw:text-style-name="P7" draw:layer="layout" svg:width="0.256cm" svg:height="0.517cm" svg:x="7.823cm" svg:y="7.0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356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111cm" svg:y="7.182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451cm" svg:y="7.18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9.842cm" svg:y="7.18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155cm" svg:y="6.9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2cm" svg:y="7.1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11.421cm" svg:y="6.462cm" svg:viewBox="0 0 370 548" svg:d="M370 9c0-2 0-9-11-9-10 0-84 7-98 9-6 0-11 3-11 14 0 10 7 10 19 10 37 0 39 6 39 13l-2 16-47 183c-14-28-37-50-72-50-90 0-187 115-187 228 0 73 42 125 104 125 16 0 54-4 100-59 7 32 34 59 71 59 28 0 45-18 58-45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815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7cm" svg:x="12.448cm" svg:y="6.54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687cm" svg:height="1.719cm" svg:x="13.221cm" svg:y="5.946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7" draw:layer="layout" svg:width="0.325cm" svg:height="0.24cm" svg:x="13.976cm" svg:y="5.904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13.666cm" svg:y="7.555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14.115cm" svg:y="7.471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15.353cm" svg:y="6.1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254cm" svg:height="0.356cm" svg:x="15.927cm" svg:y="6.12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231cm" svg:y="5.959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446cm" svg:y="6.135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002cm" svg:y="6.135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14.733cm" svg:y="6.79cm" svg:viewBox="0 0 3286 33" draw:points="1644,33 0,33 0,0 3286,0 3286,33">
            <text:p/>
          </draw:polygon>
          <draw:path draw:style-name="gr3" draw:text-style-name="P7" draw:layer="layout" svg:width="0.256cm" svg:height="0.517cm" svg:x="14.802cm" svg:y="7.015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5.335cm" svg:y="7.07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6.09cm" svg:y="7.182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6.43cm" svg:y="7.182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6.821cm" svg:y="7.18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7.134cm" svg:y="6.94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599cm" svg:y="7.1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7cm" svg:x="18.399cm" svg:y="6.462cm" svg:viewBox="0 0 370 548" svg:d="M370 9c0-2 0-9-11-9-10 0-84 7-98 9-6 0-11 3-11 14 0 10 7 10 19 10 37 0 39 6 39 13l-2 16-47 183c-14-28-37-50-72-50-90 0-187 115-187 228 0 73 42 125 104 125 16 0 54-4 100-59 7 32 34 59 71 59 28 0 45-18 58-45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18.794cm" svg:y="6.6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 xml:id="id342" draw:id="id342">
          <svg:title>TexMaths</svg:title>
          <svg:desc>24§display§\text {I} §svg§600§FALSE§</svg:desc>
          <draw:polygon draw:style-name="gr2" draw:text-style-name="P6" draw:layer="layout" svg:width="0.197cm" svg:height="0.493cm" svg:x="4.832cm" svg:y="6.638cm" svg:viewBox="0 0 198 494" draw:points="100,494 0,494 0,0 198,0 198,494">
            <text:p/>
          </draw:polygon>
          <draw:path draw:style-name="gr3" draw:text-style-name="P7" draw:layer="layout" svg:width="0.258cm" svg:height="0.577cm" svg:x="4.813cm" svg:y="6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44" draw:id="id344">
          <svg:title>TexMaths</svg:title>
          <svg:desc>22§display§.\ .\ .\ \ \text {(1)}§svg§600§FALSE§</svg:desc>
          <draw:polygon draw:style-name="gr2" draw:text-style-name="P6" draw:layer="layout" svg:width="2.508cm" svg:height="0.696cm" svg:x="21.522cm" svg:y="6.438cm" svg:viewBox="0 0 2509 697" draw:points="1255,697 0,697 0,0 2509,0 2509,697">
            <text:p/>
          </draw:polygon>
          <draw:path draw:style-name="gr3" draw:text-style-name="P7" draw:layer="layout" svg:width="0.083cm" svg:height="0.083cm" svg:x="21.55cm" svg:y="6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022cm" svg:y="6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495cm" svg:y="6.8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234cm" svg:y="6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23.528cm" svg:y="6.46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889cm" svg:y="6.39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35" smil:attributeName="visibility" smil:to="visible"/>
                  <anim:animate smil:dur="0.5s" smil:fill="hold" smil:targetElement="id335" smil:attributeName="width" smil:values="width*0.05;width" smil:keyTimes="0;1"/>
                  <anim:animate smil:dur="0.5s" smil:fill="hold" smil:targetElement="id335" smil:attributeName="height" smil:values="height;height" smil:keyTimes="0;1"/>
                  <anim:animate smil:dur="0.5s" smil:fill="hold" smil:targetElement="id335" smil:attributeName="x" smil:values="x-.2;x" smil:keyTimes="0;1"/>
                  <anim:animate smil:dur="0.5s" smil:fill="hold" smil:targetElement="id335" smil:attributeName="y" smil:values="y;y" smil:keyTimes="0;1"/>
                  <anim:transitionFilter smil:dur="0.5s" smil:targetElement="id33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6" smil:attributeName="visibility" smil:to="visible"/>
                  <anim:animate smil:dur="0.5s" smil:fill="hold" smil:targetElement="id336" smil:attributeName="width" smil:values="width*0.05;width" smil:keyTimes="0;1"/>
                  <anim:animate smil:dur="0.5s" smil:fill="hold" smil:targetElement="id336" smil:attributeName="height" smil:values="height;height" smil:keyTimes="0;1"/>
                  <anim:animate smil:dur="0.5s" smil:fill="hold" smil:targetElement="id336" smil:attributeName="x" smil:values="x-.2;x" smil:keyTimes="0;1"/>
                  <anim:animate smil:dur="0.5s" smil:fill="hold" smil:targetElement="id336" smil:attributeName="y" smil:values="y;y" smil:keyTimes="0;1"/>
                  <anim:transitionFilter smil:dur="0.5s" smil:targetElement="id33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337" smil:attributeName="visibility" smil:to="visible"/>
                  <anim:animate smil:dur="0.25s" smil:fill="hold" smil:targetElement="id337" smil:attributeName="width" smil:values="width*0.05;width" smil:keyTimes="0;1"/>
                  <anim:animate smil:dur="0.25s" smil:fill="hold" smil:targetElement="id337" smil:attributeName="height" smil:values="height;height" smil:keyTimes="0;1"/>
                  <anim:animate smil:dur="0.25s" smil:fill="hold" smil:targetElement="id337" smil:attributeName="x" smil:values="x-.2;x" smil:keyTimes="0;1"/>
                  <anim:animate smil:dur="0.25s" smil:fill="hold" smil:targetElement="id337" smil:attributeName="y" smil:values="y;y" smil:keyTimes="0;1"/>
                  <anim:transitionFilter smil:dur="0.25s" smil:targetElement="id33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0" smil:attributeName="visibility" smil:to="visible"/>
                  <anim:animate smil:dur="0.5s" smil:fill="hold" smil:targetElement="id340" smil:attributeName="x" smil:values="x;x" smil:keyTimes="0;1"/>
                  <anim:animate smil:dur="0.5s" smil:fill="hold" smil:targetElement="id3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1" smil:attributeName="visibility" smil:to="visible"/>
                  <anim:animate smil:dur="0.5s" smil:fill="hold" smil:targetElement="id341" smil:attributeName="x" smil:values="x;x" smil:keyTimes="0;1"/>
                  <anim:animate smil:dur="0.5s" smil:fill="hold" smil:targetElement="id3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2" smil:attributeName="visibility" smil:to="visible"/>
                  <anim:animate smil:dur="0.5s" smil:fill="hold" smil:targetElement="id342" smil:attributeName="x" smil:values="x;x" smil:keyTimes="0;1"/>
                  <anim:animate smil:dur="0.5s" smil:fill="hold" smil:targetElement="id3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1+width/2;x" smil:keyTimes="0;1"/>
                  <anim:animate smil:dur="0.5s" smil:fill="hold" smil:targetElement="id344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5" smil:attributeName="visibility" smil:to="visible"/>
                  <anim:animate smil:dur="0.5s" smil:fill="hold" smil:targetElement="id345" smil:attributeName="width" smil:values="width*0.05;width" smil:keyTimes="0;1"/>
                  <anim:animate smil:dur="0.5s" smil:fill="hold" smil:targetElement="id345" smil:attributeName="height" smil:values="height;height" smil:keyTimes="0;1"/>
                  <anim:animate smil:dur="0.5s" smil:fill="hold" smil:targetElement="id345" smil:attributeName="x" smil:values="x-.2;x" smil:keyTimes="0;1"/>
                  <anim:animate smil:dur="0.5s" smil:fill="hold" smil:targetElement="id345" smil:attributeName="y" smil:values="y;y" smil:keyTimes="0;1"/>
                  <anim:transitionFilter smil:dur="0.5s" smil:targetElement="id3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7" smil:attributeName="visibility" smil:to="visible"/>
                  <anim:animate smil:dur="0.5s" smil:fill="hold" smil:targetElement="id347" smil:attributeName="width" smil:values="width*0.05;width" smil:keyTimes="0;1"/>
                  <anim:animate smil:dur="0.5s" smil:fill="hold" smil:targetElement="id347" smil:attributeName="height" smil:values="height;height" smil:keyTimes="0;1"/>
                  <anim:animate smil:dur="0.5s" smil:fill="hold" smil:targetElement="id347" smil:attributeName="x" smil:values="x-.2;x" smil:keyTimes="0;1"/>
                  <anim:animate smil:dur="0.5s" smil:fill="hold" smil:targetElement="id347" smil:attributeName="y" smil:values="y;y" smil:keyTimes="0;1"/>
                  <anim:transitionFilter smil:dur="0.5s" smil:targetElement="id3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1" smil:attributeName="visibility" smil:to="visible"/>
                  <anim:animate smil:dur="0.5s" smil:fill="hold" smil:targetElement="id351" smil:attributeName="width" smil:values="width*0.05;width" smil:keyTimes="0;1"/>
                  <anim:animate smil:dur="0.5s" smil:fill="hold" smil:targetElement="id351" smil:attributeName="height" smil:values="height;height" smil:keyTimes="0;1"/>
                  <anim:animate smil:dur="0.5s" smil:fill="hold" smil:targetElement="id351" smil:attributeName="x" smil:values="x-.2;x" smil:keyTimes="0;1"/>
                  <anim:animate smil:dur="0.5s" smil:fill="hold" smil:targetElement="id351" smil:attributeName="y" smil:values="y;y" smil:keyTimes="0;1"/>
                  <anim:transitionFilter smil:dur="0.5s" smil:targetElement="id35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55" draw:id="id355">
          <svg:title>TexMaths</svg:title>
          <svg:desc>22§display§g(-x) = \frac{ ( - x ) \sin ( - x )  }{ 1 +  \cos^2 ( - x ) }§svg§600§FALSE§</svg:desc>
          <draw:polygon draw:style-name="gr2" draw:text-style-name="P6" draw:layer="layout" svg:width="7.456cm" svg:height="1.75cm" svg:x="3.049cm" svg:y="3.742cm" svg:viewBox="0 0 7457 1751" draw:points="3728,1751 0,1751 0,0 7457,0 7457,1751">
            <text:p/>
          </draw:polygon>
          <draw:path draw:style-name="gr3" draw:text-style-name="P7" draw:layer="layout" svg:width="0.356cm" svg:height="0.5cm" svg:x="3.023cm" svg:y="4.465cm" svg:viewBox="0 0 357 501" svg:d="M354 51c2-5 3-9 3-14 0-14-10-21-23-21-8 0-28 5-31 33-14-30-43-49-72-49-90 0-185 109-185 220 0 77 47 123 102 123 46 0 83-37 91-46v2c-15 69-26 100-26 102-2 7-28 85-111 85-16 0-40-2-62-9 23-7 32-27 32-41 0-12-9-26-30-26-17 0-42 14-42 44 0 32 28 47 104 47 97 0 153-59 164-107zM253 243c-5 21-22 40-40 54-16 14-41 28-62 28-38 0-51-40-51-70 0-39 23-130 44-169 21-38 55-68 87-68 51 0 61 61 61 66 0 4 0 7-2 11z">
            <text:p/>
          </draw:path>
          <draw:path draw:style-name="gr3" draw:text-style-name="P7" draw:layer="layout" svg:width="0.18cm" svg:height="0.773cm" svg:x="3.484cm" svg:y="4.2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3.773cm" svg:y="4.59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4.332cm" svg:y="4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4.795cm" svg:y="4.2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182cm" svg:x="5.309cm" svg:y="4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252cm" svg:y="3.7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6.541cm" svg:y="4.0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7.101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564cm" svg:y="3.7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7.974cm" svg:y="3.93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28cm" svg:y="3.7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493cm" svg:y="3.941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8.975cm" svg:y="3.7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264cm" svg:y="4.07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823cm" svg:y="3.9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286cm" svg:y="3.7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4.369cm" svg:height="0.032cm" svg:x="6.175cm" svg:y="4.597cm" svg:viewBox="0 0 4370 33" draw:points="2184,33 0,33 0,0 4370,0 4370,33">
            <text:p/>
          </draw:polygon>
          <draw:path draw:style-name="gr3" draw:text-style-name="P7" draw:layer="layout" svg:width="0.256cm" svg:height="0.516cm" svg:x="6.249cm" svg:y="4.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6.782cm" svg:y="4.88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7.537cm" svg:y="4.989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877cm" svg:y="4.98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268cm" svg:y="4.98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8.581cm" svg:y="4.75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8.97cm" svg:y="4.75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72cm" svg:height="0.032cm" svg:x="9.258cm" svg:y="5.12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9.818cm" svg:y="4.99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0.281cm" svg:y="4.75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356" draw:id="id356">
          <svg:title>TexMaths</svg:title>
          <svg:desc>22§display§ =  \frac{ x \sin x }{ 1 + \cos^2 x }§svg§600§FALSE§</svg:desc>
          <draw:polygon draw:style-name="gr2" draw:text-style-name="P6" draw:layer="layout" svg:width="4.118cm" svg:height="1.559cm" svg:x="11.024cm" svg:y="3.947cm" svg:viewBox="0 0 4119 1560" draw:points="2060,1560 0,1560 0,0 4119,0 4119,1560">
            <text:p/>
          </draw:polygon>
          <draw:path draw:style-name="gr3" draw:text-style-name="P7" draw:layer="layout" svg:width="0.515cm" svg:height="0.182cm" svg:x="11.029cm" svg:y="4.6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12.513cm" svg:y="4.084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3.087cm" svg:y="4.079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393cm" svg:y="3.90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606cm" svg:y="4.08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4.163cm" svg:y="4.084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1.894cm" svg:y="4.739cm" svg:viewBox="0 0 3286 33" draw:points="1644,33 0,33 0,0 3286,0 3286,33">
            <text:p/>
          </draw:polygon>
          <draw:path draw:style-name="gr3" draw:text-style-name="P7" draw:layer="layout" svg:width="0.256cm" svg:height="0.517cm" svg:x="11.964cm" svg:y="4.9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2.496cm" svg:y="5.0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13.253cm" svg:y="5.133cm" svg:viewBox="0 0 296 357" svg:d="M65 180c0-127 63-161 104-161 7 0 56 0 84 29-31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3.592cm" svg:y="5.133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13.981cm" svg:y="5.133cm" svg:viewBox="0 0 255 357" svg:d="M136 197c17 4 81 16 81 72 0 39-27 71-89 71-65 0-93-44-107-111-2-9-3-12-10-12-11 0-11 5-11 19v102c0 14 0 19 9 19 3 0 5-1 19-16 2-1 2-3 16-17 33 32 69 33 84 33 90 0 127-52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4.296cm" svg:y="4.89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759cm" svg:y="5.13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357" draw:id="id357">
          <svg:title>TexMaths</svg:title>
          <svg:desc>22§display§ =  g(x)§svg§600§FALSE§</svg:desc>
          <draw:polygon draw:style-name="gr2" draw:text-style-name="P6" draw:layer="layout" svg:width="2.103cm" svg:height="0.696cm" svg:x="15.727cm" svg:y="4.348cm" svg:viewBox="0 0 2104 697" draw:points="1051,697 0,697 0,0 2104,0 2104,697">
            <text:p/>
          </draw:polygon>
          <draw:path draw:style-name="gr3" draw:text-style-name="P7" draw:layer="layout" svg:width="0.515cm" svg:height="0.182cm" svg:x="15.732cm" svg:y="4.605cm" svg:viewBox="0 0 516 183" svg:d="M490 32c12 0 26 0 26-16s-14-16-25-16h-465c-12 0-26 0-26 16s14 16 26 16zM491 183c11 0 25 0 25-16s-14-16-26-16h-464c-12 0-26 0-26 16s14 16 26 16z">
            <text:p/>
          </draw:path>
          <draw:path draw:style-name="gr3" draw:text-style-name="P7" draw:layer="layout" svg:width="0.356cm" svg:height="0.5cm" svg:x="16.516cm" svg:y="4.546cm" svg:viewBox="0 0 357 501" svg:d="M354 51c2-5 3-9 3-14 0-14-10-21-22-21-9 0-29 5-32 33-14-30-42-49-72-49-90 0-185 109-185 220 0 77 47 123 102 123 46 0 83-37 91-46v2c-15 69-26 100-26 102-2 7-28 85-111 85-16 0-40-2-61-9 22-7 31-27 31-41 0-12-9-26-30-26-17 0-42 14-42 44 0 32 28 47 104 47 97 0 153-59 164-107zM254 243c-6 21-23 40-41 54-16 14-40 28-62 28-38 0-51-40-51-70 0-39 23-130 44-169 22-39 55-68 87-68 51 0 61 61 61 66 0 4 0 7-1 11z">
            <text:p/>
          </draw:path>
          <draw:path draw:style-name="gr3" draw:text-style-name="P7" draw:layer="layout" svg:width="0.18cm" svg:height="0.773cm" svg:x="16.979cm" svg:y="4.309cm" svg:viewBox="0 0 181 774" svg:d="M181 767c0-2 0-4-14-18-97-96-121-242-121-362 0-134 30-269 125-366 10-9 10-10 10-14 0-5-3-7-8-7-7 0-78 53-124 151-40 85-49 171-49 236 0 62 9 155 51 243 48 95 115 144 122 144 5 0 8-2 8-7z">
            <text:p/>
          </draw:path>
          <draw:path draw:style-name="gr3" draw:text-style-name="P7" draw:layer="layout" svg:width="0.386cm" svg:height="0.351cm" svg:x="17.226cm" svg:y="4.54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50-41 81-74 81-5 0-23 0-39-9 20-5 37-21 37-42s-17-28-30-28c-23 0-42 21-42 46 0 35 39 51 72 51 53 0 81-55 83-60 9 30 37 60 83 60 81 0 125-100 125-120 0-7-7-7-9-7-7 0-9 2-11 7-24 85-79 102-104 102-29 0-42-24-42-51 0-17 6-33 14-68z">
            <text:p/>
          </draw:path>
          <draw:path draw:style-name="gr3" draw:text-style-name="P7" draw:layer="layout" svg:width="0.18cm" svg:height="0.773cm" svg:x="17.689cm" svg:y="4.309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 xml:id="id358" draw:id="id358">
          <svg:title>TexMaths</svg:title>
          <svg:desc>22§display§\therefore \ \ g(x) \text { is even}§svg§600§FALSE§</svg:desc>
          <draw:polygon draw:style-name="gr2" draw:text-style-name="P6" draw:layer="layout" svg:width="5.132cm" svg:height="0.696cm" svg:x="2.931cm" svg:y="5.837cm" svg:viewBox="0 0 5133 697" draw:points="2567,697 0,697 0,0 5133,0 5133,697">
            <text:p/>
          </draw:polygon>
          <draw:path draw:style-name="gr3" draw:text-style-name="P7" draw:layer="layout" svg:width="0.469cm" svg:height="0.418cm" svg:x="2.915cm" svg:y="6.02cm" svg:viewBox="0 0 470 419" svg:d="M276 40c0-21-19-40-40-40-23 0-42 19-42 40 0 23 19 43 42 43 21 0 40-18 40-43zM470 376c0-21-18-40-40-40-23 0-43 19-43 40 0 23 20 43 43 43 22 0 40-20 40-43zM83 376c0-21-20-40-43-40-21 0-40 19-40 40 0 23 19 43 40 43 23 0 43-20 43-43z">
            <text:p/>
          </draw:path>
          <draw:path draw:style-name="gr3" draw:text-style-name="P7" draw:layer="layout" svg:width="0.356cm" svg:height="0.5cm" svg:x="4.149cm" svg:y="6.035cm" svg:viewBox="0 0 357 501" svg:d="M354 51c2-5 3-9 3-14 0-14-10-21-23-21-8 0-28 5-31 33-14-30-42-49-72-49-90 0-185 109-185 220 0 77 47 123 102 123 46 0 83-37 91-46v2c-15 69-26 100-26 102-2 7-28 85-111 85-16 0-40-2-62-9 23-7 32-27 32-41 0-12-9-26-30-26-17 0-42 14-42 44 0 32 28 47 104 47 97 0 153-59 164-107zM254 243c-6 21-23 40-41 54-16 14-40 28-62 28-38 0-51-40-51-70 0-39 23-130 44-169s55-68 87-68c51 0 61 61 61 66 0 4 0 7-2 11z">
            <text:p/>
          </draw:path>
          <draw:path draw:style-name="gr3" draw:text-style-name="P7" draw:layer="layout" svg:width="0.18cm" svg:height="0.773cm" svg:x="4.612cm" svg:y="5.798cm" svg:viewBox="0 0 181 774" svg:d="M181 767c0-2 0-4-14-18-97-96-121-242-121-362 0-134 30-269 125-366 10-9 10-10 10-14 0-5-3-7-7-7-9 0-79 53-125 151-40 85-49 171-49 236 0 62 9 155 51 243 48 95 114 144 123 144 4 0 7-2 7-7z">
            <text:p/>
          </draw:path>
          <draw:path draw:style-name="gr3" draw:text-style-name="P7" draw:layer="layout" svg:width="0.386cm" svg:height="0.351cm" svg:x="4.859cm" svg:y="6.03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5.322cm" svg:y="5.798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166cm" svg:height="0.518cm" svg:x="5.862cm" svg:y="5.86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254cm" svg:height="0.356cm" svg:x="6.077cm" svg:y="6.032cm" svg:viewBox="0 0 255 357" svg:d="M136 197c17 4 81 16 81 72 0 39-27 71-88 71-66 0-94-44-108-111-2-9-3-13-10-13-11 0-11 6-11 20v102c0 14 0 19 9 19 3 0 5-2 19-16 2-1 2-3 16-17 33 31 69 33 85 33 89 0 126-53 126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6.635cm" svg:y="6.032cm" svg:viewBox="0 0 301 357" svg:d="M65 153c5-116 71-135 97-135 79 0 88 103 88 135zM65 169h217c17 0 19 0 19-16 0-77-42-153-139-153-90 0-162 79-162 178 0 103 81 179 171 179 95 0 130-86 130-102 0-7-7-9-11-9-7 0-8 6-8 11-28 81-99 81-106 81-39 0-70-25-88-53-23-37-23-88-23-116z">
            <text:p/>
          </draw:path>
          <draw:path draw:style-name="gr3" draw:text-style-name="P7" draw:layer="layout" svg:width="0.379cm" svg:height="0.342cm" svg:x="6.973cm" svg:y="6.044cm" svg:viewBox="0 0 380 343" svg:d="M308 76c7-18 21-51 72-51v-25c-17 2-40 2-58 2-19 0-54-2-68-2v25c29 0 38 17 38 33 0 7-2 9-5 18l-79 198-88-216c-4-11-4-12-4-14 0-19 30-19 44-19v-25c-23 0-67 2-84 2-21 0-53 0-76-2v25c49 0 53 3 62 28l112 276c6 11 6 14 16 14 11 0 14-7 16-14z">
            <text:p/>
          </draw:path>
          <draw:path draw:style-name="gr3" draw:text-style-name="P7" draw:layer="layout" svg:width="0.3cm" svg:height="0.356cm" svg:x="7.365cm" svg:y="6.032cm" svg:viewBox="0 0 301 357" svg:d="M65 153c5-116 71-135 97-135 79 0 88 103 88 135zM65 169h217c17 0 19 0 19-16 0-77-42-153-139-153-90 0-162 79-162 178 0 103 81 179 171 179 95 0 130-86 130-102 0-7-7-9-11-9-7 0-8 6-8 11-28 81-99 81-106 81-39 0-70-25-88-53-23-37-23-88-23-116z">
            <text:p/>
          </draw:path>
          <draw:path draw:style-name="gr3" draw:text-style-name="P7" draw:layer="layout" svg:width="0.39cm" svg:height="0.342cm" svg:x="7.712cm" svg:y="6.035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</draw:g>
        <draw:g xml:id="id352" draw:id="id352">
          <svg:title>TexMaths</svg:title>
          <svg:desc>24§display§\text {Let,}§svg§600§FALSE§</svg:desc>
          <draw:polygon draw:style-name="gr2" draw:text-style-name="P6" draw:layer="layout" svg:width="1.318cm" svg:height="0.655cm" svg:x="3.224cm" svg:y="1.236cm" svg:viewBox="0 0 1319 656" draw:points="659,656 0,656 0,0 1319,0 1319,656">
            <text:p/>
          </draw:polygon>
          <draw:path draw:style-name="gr3" draw:text-style-name="P7" draw:layer="layout" svg:width="0.464cm" svg:height="0.577cm" svg:x="3.209cm" svg:y="1.194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33cm" svg:y="1.392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cm" svg:y="1.25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484cm" svg:y="1.68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353" draw:id="id353">
          <svg:title>TexMaths</svg:title>
          <svg:desc>22§display§g(x) = \frac{ x \sin x }{1 + \cos^2 x}§svg§600§FALSE§</svg:desc>
          <draw:polygon draw:style-name="gr2" draw:text-style-name="P6" draw:layer="layout" svg:width="5.773cm" svg:height="1.559cm" svg:x="5.249cm" svg:y="0.741cm" svg:viewBox="0 0 5774 1560" draw:points="2887,1560 0,1560 0,0 5774,0 5774,1560">
            <text:p/>
          </draw:polygon>
          <draw:path draw:style-name="gr3" draw:text-style-name="P7" draw:layer="layout" svg:width="0.356cm" svg:height="0.501cm" svg:x="5.223cm" svg:y="1.401cm" svg:viewBox="0 0 357 502" svg:d="M354 51c2-5 3-9 3-14 0-14-10-21-23-21-8 0-28 5-31 33-14-30-42-49-72-49-90 0-185 109-185 220 0 77 47 123 102 123 46 0 83-37 91-46v2c-15 69-26 101-26 102-2 7-28 85-111 85-16 0-40-2-62-9 23-7 32-26 32-40 0-13-9-27-30-27-17 0-42 14-42 44 0 32 28 48 104 48 97 0 153-60 164-108zM253 243c-5 21-22 40-40 54-16 15-40 29-62 29-38 0-51-41-51-71 0-38 23-130 44-169 21-38 55-68 87-68 51 0 61 61 61 66 0 4 0 8-2 11z">
            <text:p/>
          </draw:path>
          <draw:path draw:style-name="gr3" draw:text-style-name="P7" draw:layer="layout" svg:width="0.18cm" svg:height="0.773cm" svg:x="5.684cm" svg:y="1.163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7" draw:layer="layout" svg:width="0.386cm" svg:height="0.351cm" svg:x="5.931cm" svg:y="1.40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6.394cm" svg:y="1.163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7" draw:layer="layout" svg:width="0.515cm" svg:height="0.182cm" svg:x="6.909cm" svg:y="1.4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8.393cm" svg:y="0.87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54cm" svg:height="0.356cm" svg:x="8.967cm" svg:y="0.873cm" svg:viewBox="0 0 255 357" svg:d="M136 197c17 4 81 16 81 72 0 39-27 71-88 71-66 0-94-44-108-111-2-9-3-12-10-12-11 0-11 5-11 19v102c0 14 0 19 9 19 3 0 5-1 19-16 2-1 2-3 16-17 33 32 69 33 85 33 89 0 126-52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274cm" svg:y="0.7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487cm" svg:y="0.878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043cm" svg:y="0.878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6cm" svg:height="0.032cm" svg:x="7.775cm" svg:y="1.533cm" svg:viewBox="0 0 3287 33" draw:points="1644,33 0,33 0,0 3287,0 3287,33">
            <text:p/>
          </draw:polygon>
          <draw:path draw:style-name="gr3" draw:text-style-name="P7" draw:layer="layout" svg:width="0.256cm" svg:height="0.517cm" svg:x="7.844cm" svg:y="1.7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8.376cm" svg:y="1.8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9.133cm" svg:y="1.927cm" svg:viewBox="0 0 296 357" svg:d="M65 180c0-127 64-161 104-161 7 0 56 0 84 29-33 3-36 26-36 36 0 20 14 36 35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9.472cm" svg:y="1.927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254cm" svg:height="0.356cm" svg:x="9.863cm" svg:y="1.927cm" svg:viewBox="0 0 255 357" svg:d="M136 197c17 4 81 16 81 72 0 39-27 71-88 71-66 0-94-44-108-111-2-9-3-12-10-12-11 0-11 5-11 19v102c0 14 0 19 9 19 3 0 5-1 19-16 2-1 2-3 16-17 33 32 69 33 85 33 89 0 126-52 126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177cm" svg:y="1.68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64cm" svg:y="1.93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</draw:g>
        <draw:g xml:id="id354" draw:id="id354">
          <svg:title>TexMaths</svg:title>
          <svg:desc>22§display§\text {Replace } x \text { by} -x§svg§600§FALSE§</svg:desc>
          <draw:polygon draw:style-name="gr2" draw:text-style-name="P6" draw:layer="layout" svg:width="5.681cm" svg:height="0.619cm" svg:x="3.225cm" svg:y="2.736cm" svg:viewBox="0 0 5682 620" draw:points="2841,620 0,620 0,0 5682,0 5682,620">
            <text:p/>
          </draw:polygon>
          <draw:path draw:style-name="gr3" draw:text-style-name="P7" draw:layer="layout" svg:width="0.539cm" svg:height="0.546cm" svg:x="3.213cm" svg:y="2.706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7" draw:layer="layout" svg:width="0.3cm" svg:height="0.356cm" svg:x="3.778cm" svg:y="2.8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3cm" svg:height="0.492cm" svg:x="4.121cm" svg:y="2.892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3" draw:text-style-name="P7" draw:layer="layout" svg:width="0.173cm" svg:height="0.538cm" svg:x="4.554cm" svg:y="2.6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9cm" svg:height="0.356cm" svg:x="4.776cm" svg:y="2.887cm" svg:viewBox="0 0 350 357" svg:d="M227 289c2 31 23 63 60 63 16 0 63-11 63-74v-42h-19v42c0 46-19 51-28 51-25 0-28-35-28-39v-156c0-32 0-62-29-92s-68-42-107-42c-63 0-116 37-116 88 0 23 16 37 35 37 21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7" draw:layer="layout" svg:width="0.295cm" svg:height="0.356cm" svg:x="5.156cm" svg:y="2.887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cm" svg:height="0.356cm" svg:x="5.496cm" svg:y="2.88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86cm" svg:height="0.351cm" svg:x="6.098cm" svg:y="2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383cm" svg:height="0.546cm" svg:x="6.797cm" svg:y="2.697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3 0-62-20-81-48-11-16-11-17-11-31z">
            <text:p/>
          </draw:path>
          <draw:path draw:style-name="gr3" draw:text-style-name="P7" draw:layer="layout" svg:width="0.379cm" svg:height="0.492cm" svg:x="7.198cm" svg:y="2.901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3" draw:text-style-name="P7" draw:layer="layout" svg:width="0.472cm" svg:height="0.032cm" svg:x="7.828cm" svg:y="3.02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559cm" svg:y="2.89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60" draw:id="id360">
          <svg:title>TexMaths</svg:title>
          <svg:desc>22§display§\int_{- \pi}^{\pi} \frac{ x }{1 + \cos^2 x} \ dx = 0§svg§600§FALSE§</svg:desc>
          <draw:polygon draw:style-name="gr2" draw:text-style-name="P6" draw:layer="layout" svg:width="7.343cm" svg:height="1.728cm" svg:x="4.322cm" svg:y="7.244cm" svg:viewBox="0 0 7344 1729" draw:points="3671,1729 0,1729 0,0 7344,0 7344,1729">
            <text:p/>
          </draw:polygon>
          <draw:path draw:style-name="gr3" draw:text-style-name="P7" draw:layer="layout" svg:width="0.687cm" svg:height="1.719cm" svg:x="4.327cm" svg:y="7.24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325cm" svg:height="0.24cm" svg:x="5.081cm" svg:y="7.205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67cm" svg:height="0.027cm" svg:x="4.771cm" svg:y="8.856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5.22cm" svg:y="8.772cm" svg:viewBox="0 0 326 241" svg:d="M144 37h65c-8 33-19 83-19 125 0 23 2 37 5 49 9 27 16 30 25 30 12 0 25-12 25-24 0-6 0-8-4-13-10-21-19-51-19-97 0-10 0-31 7-70h68c9 0 15 0 20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386cm" svg:height="0.351cm" svg:x="7.28cm" svg:y="7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olygon draw:style-name="gr3" draw:text-style-name="P7" draw:layer="layout" svg:width="3.285cm" svg:height="0.032cm" svg:x="5.837cm" svg:y="8.091cm" svg:viewBox="0 0 3286 33" draw:points="1644,33 0,33 0,0 3286,0 3286,33">
            <text:p/>
          </draw:polygon>
          <draw:path draw:style-name="gr3" draw:text-style-name="P7" draw:layer="layout" svg:width="0.256cm" svg:height="0.517cm" svg:x="5.906cm" svg:y="8.316cm" svg:viewBox="0 0 257 518" svg:d="M160 19c0-17 0-19-17-19-50 49-118 49-143 49v25c16 0 62 0 102-21v403c0 28-2 37-72 37h-25v25c27-4 95-4 125-4 32 0 101 0 127 4v-25h-25c-70 0-72-9-72-37z">
            <text:p/>
          </draw:path>
          <draw:path draw:style-name="gr3" draw:text-style-name="P7" draw:layer="layout" svg:width="0.515cm" svg:height="0.517cm" svg:x="6.439cm" svg:y="8.37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95cm" svg:height="0.356cm" svg:x="7.196cm" svg:y="8.48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7.534cm" svg:y="8.483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925cm" svg:y="8.48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8.238cm" svg:y="8.24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703cm" svg:y="8.4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7cm" svg:x="9.503cm" svg:y="7.763cm" svg:viewBox="0 0 370 548" svg:d="M370 9c0-2 0-9-11-9s-84 7-99 9c-5 0-10 3-10 14 0 10 7 10 19 10 37 0 39 6 39 13l-2 16-47 183c-14-28-37-50-72-50-90 0-187 115-187 228 0 73 42 125 104 125 16 0 54-4 100-59 7 32 34 59 71 59 28 0 45-18 58-45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9.898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0.575cm" svg:y="8.0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11.378cm" svg:y="7.78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 xml:id="id361" draw:id="id361">
          <svg:title>TexMaths</svg:title>
          <svg:desc>22§display§\text { and }§svg§600§FALSE§</svg:desc>
          <draw:polygon draw:style-name="gr2" draw:text-style-name="P6" draw:layer="layout" svg:width="1.146cm" svg:height="0.469cm" svg:x="12.122cm" svg:y="7.737cm" svg:viewBox="0 0 1147 470" draw:points="574,470 0,470 0,0 1147,0 1147,470">
            <text:p/>
          </draw:polygon>
          <draw:path draw:style-name="gr3" draw:text-style-name="P7" draw:layer="layout" svg:width="0.349cm" svg:height="0.357cm" svg:x="12.115cm" svg:y="7.888cm" svg:viewBox="0 0 350 358" svg:d="M225 289c4 32 25 63 62 63 16 0 63-10 63-74v-42h-19v42c0 46-19 52-28 52-25 0-28-36-28-39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2.495cm" svg:y="7.894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3cm" svg:height="0.547cm" svg:x="12.926cm" svg:y="7.698cm" svg:viewBox="0 0 384 548" svg:d="M269 497v51l115-9v-24c-55 0-62-6-62-43v-472l-111 9v24c53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</draw:g>
        <draw:g xml:id="id362" draw:id="id362">
          <svg:title>TexMaths</svg:title>
          <svg:desc>22§display§\int_{- \pi}^{\pi} \frac{ x \sin x }{1 + \cos^2 x} \ dx = 2 \int_{0}^{\pi} \frac{ x \sin x }{1 + \cos^2 x} \ dx§svg§600§FALSE§</svg:desc>
          <draw:polygon draw:style-name="gr2" draw:text-style-name="P6" draw:layer="layout" svg:width="13.362cm" svg:height="1.733cm" svg:x="13.524cm" svg:y="7.245cm" svg:viewBox="0 0 13363 1734" draw:points="6681,1734 0,1734 0,0 13363,0 13363,1734">
            <text:p/>
          </draw:polygon>
          <draw:path draw:style-name="gr3" draw:text-style-name="P7" draw:layer="layout" svg:width="0.687cm" svg:height="1.718cm" svg:x="13.529cm" svg:y="7.24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14.283cm" svg:y="7.206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367cm" svg:height="0.027cm" svg:x="13.973cm" svg:y="8.857cm" svg:viewBox="0 0 368 28" svg:d="M347 28c7 0 21 0 21-14s-12-14-21-14h-326c-9 0-21 0-21 14s12 14 21 14z">
            <text:p/>
          </draw:path>
          <draw:path draw:style-name="gr3" draw:text-style-name="P7" draw:layer="layout" svg:width="0.325cm" svg:height="0.24cm" svg:x="14.422cm" svg:y="8.772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386cm" svg:height="0.351cm" svg:x="15.659cm" svg:y="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6.233cm" svg:y="7.43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537cm" svg:y="7.2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752cm" svg:y="7.4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308cm" svg:y="7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5.039cm" svg:y="8.091cm" svg:viewBox="0 0 3286 33" draw:points="1644,33 0,33 0,0 3286,0 3286,33">
            <text:p/>
          </draw:polygon>
          <draw:path draw:style-name="gr3" draw:text-style-name="P7" draw:layer="layout" svg:width="0.256cm" svg:height="0.516cm" svg:x="15.108cm" svg:y="8.317cm" svg:viewBox="0 0 257 517" svg:d="M160 19c0-17 0-19-17-19-50 49-118 49-143 49v25c16 0 62 0 102-21v403c0 28-2 37-72 37h-25v24c27-3 95-3 125-3 32 0 101 0 127 3v-24h-25c-70 0-72-9-72-37z">
            <text:p/>
          </draw:path>
          <draw:path draw:style-name="gr3" draw:text-style-name="P7" draw:layer="layout" svg:width="0.515cm" svg:height="0.516cm" svg:x="15.641cm" svg:y="8.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6.398cm" svg:y="8.484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6.736cm" svg:y="8.48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127cm" svg:y="8.4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7.44cm" svg:y="8.2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905cm" svg:y="8.4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8.705cm" svg:y="7.76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1cm" svg:y="7.9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9.777cm" svg:y="8.0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20.588cm" svg:y="7.78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7" draw:layer="layout" svg:width="0.687cm" svg:height="1.718cm" svg:x="21.108cm" svg:y="7.248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21.863cm" svg:y="7.206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21.523cm" svg:y="8.646cm" svg:viewBox="0 0 253 371" svg:d="M253 188c0-60-7-104-33-140-16-27-49-48-93-48-127 0-127 148-127 188 0 39 0 183 127 183 126 0 126-144 126-183zM127 357c-25 0-58-16-69-60-9-31-9-77-9-116 0-40 0-81 9-111 11-44 46-54 69-54 30 0 58 17 67 49 8 28 8 69 8 116 0 39 0 79-7 115-10 49-47 61-68 61z">
            <text:p/>
          </draw:path>
          <draw:path draw:style-name="gr3" draw:text-style-name="P7" draw:layer="layout" svg:width="0.386cm" svg:height="0.351cm" svg:x="23.098cm" svg:y="7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54cm" svg:height="0.356cm" svg:x="23.672cm" svg:y="7.43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3.978cm" svg:y="7.26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4.191cm" svg:y="7.43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4.747cm" svg:y="7.4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22.48cm" svg:y="8.091cm" svg:viewBox="0 0 3286 33" draw:points="1644,33 0,33 0,0 3286,0 3286,33">
            <text:p/>
          </draw:polygon>
          <draw:path draw:style-name="gr3" draw:text-style-name="P7" draw:layer="layout" svg:width="0.256cm" svg:height="0.516cm" svg:x="22.549cm" svg:y="8.31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23.081cm" svg:y="8.3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23.837cm" svg:y="8.484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24.177cm" svg:y="8.48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24.568cm" svg:y="8.48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24.881cm" svg:y="8.2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5.344cm" svg:y="8.4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26.145cm" svg:y="7.76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6.539cm" svg:y="7.9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63" draw:id="id363">
          <svg:title>TexMaths</svg:title>
          <svg:desc>22§display§\therefore \ \ \text {Eq.(1) becomes}§svg§600§FALSE§</svg:desc>
          <draw:polygon draw:style-name="gr2" draw:text-style-name="P6" draw:layer="layout" svg:width="6.354cm" svg:height="0.696cm" svg:x="2.933cm" svg:y="9.737cm" svg:viewBox="0 0 6355 697" draw:points="3178,697 0,697 0,0 6355,0 6355,697">
            <text:p/>
          </draw:polygon>
          <draw:path draw:style-name="gr3" draw:text-style-name="P7" draw:layer="layout" svg:width="0.469cm" svg:height="0.418cm" svg:x="2.917cm" svg:y="9.92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7" draw:layer="layout" svg:width="0.479cm" svg:height="0.527cm" svg:x="4.165cm" svg:y="9.753cm" svg:viewBox="0 0 480 528" svg:d="M79 466c0 28 0 37-60 37h-19v25h447l33-201h-19c-19 120-37 176-171 176h-103c-36 0-37-5-37-32v-205h68c76 0 85 24 85 89h19v-204h-19c0 65-9 90-85 90h-68v-186c0-25 1-30 37-30h100c120 0 141 42 153 149h19l-23-174h-436v25h19c60 0 60 8 60 35z">
            <text:p/>
          </draw:path>
          <draw:path draw:style-name="gr3" draw:text-style-name="P7" draw:layer="layout" svg:width="0.383cm" svg:height="0.492cm" svg:x="4.693cm" svg:y="9.935cm" svg:viewBox="0 0 384 493" svg:d="M269 296v138c0 36-9 36-61 36v23c26 0 67-2 88-2s59 2 88 2v-23c-53 0-62 0-62-36v-434h-18l-28 70c-10-21-42-70-104-70-91 0-172 76-172 176 0 97 76 176 165 176 55 0 87-34 104-56zM271 128v109c0 25-14 46-32 66-8 10-33 31-70 31-56 0-104-68-104-158 0-92 55-157 111-157 63 0 95 67 95 109z">
            <text:p/>
          </draw:path>
          <draw:path draw:style-name="gr3" draw:text-style-name="P7" draw:layer="layout" svg:width="0.083cm" svg:height="0.083cm" svg:x="5.14cm" svg:y="10.196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5.365cm" svg:y="9.6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6cm" svg:height="0.516cm" svg:x="5.659cm" svg:y="9.76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02cm" svg:y="9.6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83cm" svg:height="0.546cm" svg:x="6.556cm" svg:y="9.742cm" svg:viewBox="0 0 384 547" svg:d="M113 246v-246l-113 9v24c55 0 60 6 60 43v462h19c2-1 7-12 28-47 13 17 44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7" draw:layer="layout" svg:width="0.3cm" svg:height="0.356cm" svg:x="7.007cm" svg:y="9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7.355cm" svg:y="9.93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695cm" svg:y="9.93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604cm" svg:height="0.342cm" svg:x="8.084cm" svg:y="9.935cm" svg:viewBox="0 0 605 343" svg:d="M60 76v209c0 33-7 33-60 33v25c26 0 67-2 88-2 19 0 60 2 86 2v-25c-51 0-60 0-60-33v-144c0-81 55-123 104-123s58 42 58 86v181c0 33-9 33-60 33v25c27 0 66-2 87-2s61 2 88 2v-25c-53 0-62 0-62-33v-144c0-81 56-123 106-123 49 0 56 42 56 86v181c0 33-7 33-60 33v25c27 0 67-2 88-2 20 0 60 2 86 2v-25c-40 0-59 0-59-22v-148c0-67 0-92-25-120-11-12-37-28-81-28-65 0-100 46-113 76-10-67-68-76-104-76-56 0-93 33-114 81v-81l-109 9v24c55 0 60 6 60 43z">
            <text:p/>
          </draw:path>
          <draw:path draw:style-name="gr3" draw:text-style-name="P7" draw:layer="layout" svg:width="0.3cm" svg:height="0.356cm" svg:x="8.724cm" svg:y="9.93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54cm" svg:height="0.356cm" svg:x="9.073cm" svg:y="9.93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</draw:g>
        <draw:g xml:id="id359" draw:id="id359">
          <svg:title>TexMaths</svg:title>
          <svg:desc>22§display§\therefore§svg§600§FALSE§</svg:desc>
          <draw:polygon draw:style-name="gr2" draw:text-style-name="P6" draw:layer="layout" svg:width="0.415cm" svg:height="0.34cm" svg:x="2.935cm" svg:y="7.937cm" svg:viewBox="0 0 416 341" draw:points="208,341 0,341 0,0 416,0 416,341">
            <text:p/>
          </draw:polygon>
          <draw:path draw:style-name="gr3" draw:text-style-name="P7" draw:layer="layout" svg:width="0.47cm" svg:height="0.417cm" svg:x="2.919cm" svg:y="7.898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 xml:id="id365" draw:id="id365">
          <svg:title>TexMaths</svg:title>
          <svg:desc>22§display§= 0 + 2 \int_{0}^{\pi} \frac{ x \sin x }{1 + \cos^2 x}\ dx§svg§600§FALSE§</svg:desc>
          <draw:polygon draw:style-name="gr2" draw:text-style-name="P6" draw:layer="layout" svg:width="8.447cm" svg:height="1.733cm" svg:x="3.622cm" svg:y="11.044cm" svg:viewBox="0 0 8448 1734" draw:points="4225,1734 0,1734 0,0 8448,0 8448,1734">
            <text:p/>
          </draw:polygon>
          <draw:path draw:style-name="gr3" draw:text-style-name="P7" draw:layer="layout" svg:width="0.515cm" svg:height="0.182cm" svg:x="3.627cm" svg:y="11.8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4.43cm" svg:y="11.584cm" svg:viewBox="0 0 327 533" svg:d="M327 269c0-63-3-125-31-183-35-74-99-86-132-86-46 0-104 19-136 92-24 54-28 114-28 177 0 58 4 127 35 187 34 61 90 77 129 77 42 0 100-16 135-89 25-53 28-115 28-175zM164 517c-30 0-78-19-90-95-9-45-9-118-9-163 0-50 0-101 5-143 16-91 74-98 94-98 24 0 75 14 91 89 7 44 7 102 7 152 0 58 0 111-9 160-10 74-54 98-89 98z">
            <text:p/>
          </draw:path>
          <draw:path draw:style-name="gr3" draw:text-style-name="P7" draw:layer="layout" svg:width="0.515cm" svg:height="0.516cm" svg:x="5.002cm" svg:y="11.6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5.77cm" svg:y="11.58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7" draw:layer="layout" svg:width="0.687cm" svg:height="1.718cm" svg:x="6.291cm" svg:y="11.047cm" svg:viewBox="0 0 688 1719" svg:d="M37 1684c25 0 39-17 39-37 0-26-20-38-37-38-20 0-39 12-39 38 0 41 39 72 86 72 118 0 162-181 217-404 60-245 111-493 153-741 28-164 56-319 83-419 8-39 35-137 67-137 22 0 42 14 45 17-26 2-38 18-38 37 0 27 19 39 37 39 19 0 38-12 38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7.044cm" svg:y="11.005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6.704cm" svg:y="12.445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3" draw:text-style-name="P7" draw:layer="layout" svg:width="0.386cm" svg:height="0.351cm" svg:x="8.281cm" svg:y="11.23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8.855cm" svg:y="11.23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9.16cm" svg:y="11.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9.375cm" svg:y="11.236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931cm" svg:y="11.23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3.285cm" svg:height="0.032cm" svg:x="7.662cm" svg:y="11.89cm" svg:viewBox="0 0 3286 33" draw:points="1644,33 0,33 0,0 3286,0 3286,33">
            <text:p/>
          </draw:polygon>
          <draw:path draw:style-name="gr3" draw:text-style-name="P7" draw:layer="layout" svg:width="0.256cm" svg:height="0.516cm" svg:x="7.73cm" svg:y="12.11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264cm" svg:y="12.17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9.019cm" svg:y="12.283cm" svg:viewBox="0 0 296 357" svg:d="M65 180c0-127 63-161 104-161 7 0 56 0 84 29-31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9.359cm" svg:y="12.283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254cm" svg:height="0.356cm" svg:x="9.749cm" svg:y="12.283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0.063cm" svg:y="12.0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0.528cm" svg:y="12.28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1.328cm" svg:y="11.563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1.723cm" svg:y="11.758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364" draw:id="id364">
          <svg:title>TexMaths</svg:title>
          <svg:desc>24§display§\text {I} §svg§600§FALSE§</svg:desc>
          <draw:polygon draw:style-name="gr2" draw:text-style-name="P6" draw:layer="layout" svg:width="0.197cm" svg:height="0.493cm" svg:x="3.032cm" svg:y="11.638cm" svg:viewBox="0 0 198 494" draw:points="100,494 0,494 0,0 198,0 198,494">
            <text:p/>
          </draw:polygon>
          <draw:path draw:style-name="gr3" draw:text-style-name="P7" draw:layer="layout" svg:width="0.258cm" svg:height="0.577cm" svg:x="3.013cm" svg:y="11.5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68" draw:id="id368">
          <svg:title>TexMaths</svg:title>
          <svg:desc>22§display§= 2 \int_{0}^{\pi} \frac{ ( \pi - x ) \sin ( \pi - x ) }{1 + \cos^2 ( \pi - x ) }\ dx§svg§600§FALSE§</svg:desc>
          <draw:polygon draw:style-name="gr2" draw:text-style-name="P6" draw:layer="layout" svg:width="9.82cm" svg:height="1.75cm" svg:x="3.623cm" svg:y="13.345cm" svg:viewBox="0 0 9821 1751" draw:points="4912,1751 0,1751 0,0 9821,0 9821,1751">
            <text:p/>
          </draw:polygon>
          <draw:path draw:style-name="gr3" draw:text-style-name="P7" draw:layer="layout" svg:width="0.515cm" svg:height="0.182cm" svg:x="3.628cm" svg:y="14.1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cm" svg:y="13.894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687cm" svg:height="1.718cm" svg:x="4.959cm" svg:y="13.357cm" svg:viewBox="0 0 688 1719" svg:d="M37 1684c25 0 39-18 39-37 0-27-20-39-37-39-20 0-39 12-39 39 0 40 39 72 86 72 118 0 162-181 217-405 60-244 111-492 153-740 28-164 56-319 82-419 9-39 36-137 67-137 23 0 43 14 46 17-26 2-39 18-39 37 0 27 20 39 37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25cm" svg:height="0.24cm" svg:x="5.714cm" svg:y="13.315cm" svg:viewBox="0 0 326 241" svg:d="M144 37h65c-8 33-19 83-19 125 0 23 2 37 5 49 9 27 16 30 25 30 12 0 25-12 25-25 0-5 0-7-4-12-10-21-19-51-19-97 0-10 0-31 7-70h67c10 0 15 0 21-4 7-7 9-14 9-17 0-16-15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7" draw:layer="layout" svg:width="0.252cm" svg:height="0.37cm" svg:x="5.374cm" svg:y="14.754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8cm" svg:height="0.773cm" svg:x="6.407cm" svg:y="13.30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6.652cm" svg:y="13.552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7.334cm" svg:y="13.67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066cm" svg:y="13.5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8.529cm" svg:y="13.30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54cm" svg:height="0.356cm" svg:x="8.941cm" svg:y="13.5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45cm" svg:y="13.3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6cm" svg:y="13.54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9.941cm" svg:y="13.30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10.187cm" svg:y="13.552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10.87cm" svg:y="13.67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602cm" svg:y="13.5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2.065cm" svg:y="13.30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5.991cm" svg:height="0.032cm" svg:x="6.33cm" svg:y="14.2cm" svg:viewBox="0 0 5992 33" draw:points="2997,33 0,33 0,0 5992,0 5992,33">
            <text:p/>
          </draw:polygon>
          <draw:path draw:style-name="gr3" draw:text-style-name="P7" draw:layer="layout" svg:width="0.256cm" svg:height="0.516cm" svg:x="6.81cm" svg:y="14.42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43cm" svg:y="14.48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8.098cm" svg:y="14.592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438cm" svg:y="14.59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8.828cm" svg:y="14.59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9.142cm" svg:y="14.35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9.531cm" svg:y="14.3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9.775cm" svg:y="14.606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10.46cm" svg:y="14.72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19cm" svg:y="14.5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1.655cm" svg:y="14.3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12.702cm" svg:y="13.8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3.096cm" svg:y="14.0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</draw:g>
        <draw:g xml:id="id369" draw:id="id369">
          <svg:title>TexMaths</svg:title>
          <svg:desc>18§display§.\ .\ .\ \ \left[\ \because \ \ \int_{0}^{a} f(x)\ dx = \int_{0}^{a} f(a - x)\ dx \ \right]§svg§600§FALSE§</svg:desc>
          <draw:polygon draw:style-name="gr2" draw:text-style-name="P6" draw:layer="layout" svg:width="11.67cm" svg:height="1.455cm" svg:x="14.593cm" svg:y="13.445cm" svg:viewBox="0 0 11671 1456" draw:points="5835,1456 0,1456 0,0 11671,0 11671,1456">
            <text:p/>
          </draw:polygon>
          <draw:path draw:style-name="gr3" draw:text-style-name="P7" draw:layer="layout" svg:width="0.068cm" svg:height="0.068cm" svg:x="14.616cm" svg:y="14.2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002cm" svg:y="14.262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389cm" svg:y="14.262cm" svg:viewBox="0 0 69 69" svg:d="M69 35c0-19-16-35-34-35-19 0-35 16-35 35 0 18 16 34 35 34 18 0 34-16 34-34z">
            <text:p/>
          </draw:path>
          <draw:polygon draw:style-name="gr3" draw:text-style-name="P7" draw:layer="layout" svg:width="0.167cm" svg:height="1.518cm" svg:x="16.196cm" svg:y="13.413cm" svg:viewBox="0 0 168 1519" draw:points="0,1519 168,1519 168,1484 35,1484 35,35 168,35 168,0 0,0">
            <text:p/>
          </draw:polygon>
          <draw:path draw:style-name="gr3" draw:text-style-name="P7" draw:layer="layout" svg:width="0.384cm" svg:height="0.342cm" svg:x="16.602cm" svg:y="14.036cm" svg:viewBox="0 0 385 343" svg:d="M68 33c0-17-16-33-35-33-17 0-33 16-33 33 0 19 16 35 33 35 19 0 35-15 35-35zM226 308c0-17-16-33-33-33-19 0-35 16-35 33 0 19 16 35 35 35 17 0 33-16 33-35zM385 33c0-17-15-33-34-33-18 0-33 16-33 33 0 19 15 35 33 35s34-15 34-35z">
            <text:p/>
          </draw:path>
          <draw:path draw:style-name="gr3" draw:text-style-name="P7" draw:layer="layout" svg:width="0.562cm" svg:height="1.406cm" svg:x="17.637cm" svg:y="13.469cm" svg:viewBox="0 0 563 1407" svg:d="M30 1378c20 0 32-14 32-30 0-22-16-32-30-32-16 0-32 10-32 32 0 33 32 59 71 59 96 0 132-149 177-331 49-201 90-404 125-607 23-134 46-260 68-342 7-32 28-113 54-113 19 0 35 12 38 15-22 1-32 14-32 30 0 22 16 32 30 32 16 0 32-10 32-32 0-35-34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18.261cm" svg:y="13.4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17.976cm" svg:y="14.6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18.68cm" svg:y="13.884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19.086cm" svg:y="13.8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316cm" svg:height="0.287cm" svg:x="19.288cm" svg:y="14.0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147cm" svg:height="0.633cm" svg:x="19.668cm" svg:y="13.8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0.113cm" svg:y="13.891cm" svg:viewBox="0 0 302 448" svg:d="M302 7c0-1 0-7-8-7-9 0-69 6-81 7-4 0-9 3-9 12 0 8 6 8 16 8 31 0 32 5 32 10l-3 13-37 150c-12-23-31-40-59-40-74 0-153 93-153 186 0 60 35 102 85 102 13 0 45-3 82-48 6 26 27 48 58 48 23 0 37-15 47-36 10-22 19-61 19-62 0-7-6-7-7-7-7 0-7 3-9 11-11 42-23 79-49 79-17 0-19-15-19-28 0-16 2-21 5-31zM170 364c-3 12-3 13-13 25-27 34-53 44-71 44-31 0-41-34-41-59 0-31 20-111 36-139 18-38 47-61 73-61 40 0 50 52 50 56 0 3-1 8-2 10z">
            <text:p/>
          </draw:path>
          <draw:path draw:style-name="gr3" draw:text-style-name="P7" draw:layer="layout" svg:width="0.316cm" svg:height="0.287cm" svg:x="20.436cm" svg:y="14.051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149cm" svg:x="20.99cm" svg:y="14.098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562cm" svg:height="1.406cm" svg:x="21.658cm" svg:y="13.469cm" svg:viewBox="0 0 563 1407" svg:d="M30 1378c20 0 32-14 32-30 0-22-16-32-30-32-16 0-32 10-32 32 0 33 32 59 71 59 96 0 132-149 177-331 49-201 90-404 125-607 23-134 46-260 68-342 7-32 28-113 54-113 19 0 35 12 38 15-22 1-32 14-32 30 0 22 16 32 30 32 16 0 32-10 32-32 0-35-34-59-69-59-49 0-84 69-120 199-1 5-87 324-157 738-17 97-36 203-56 291-11 46-40 166-92 166-23 0-37-16-39-16z">
            <text:p/>
          </draw:path>
          <draw:path draw:style-name="gr3" draw:text-style-name="P7" draw:layer="layout" svg:width="0.227cm" svg:height="0.201cm" svg:x="22.282cm" svg:y="13.43cm" svg:viewBox="0 0 228 202" svg:d="M161 26c-10-14-24-26-46-26-57 0-115 63-115 127 0 43 29 75 68 75 23 0 44-15 63-32 9 27 35 32 46 32 16 0 26-11 35-25 10-17 16-42 16-45 0-5-6-5-8-5-5 0-7 3-10 14-6 22-13 48-31 48-13 0-16-10-16-22 0-7 4-24 7-36 3-11 7-30 10-40l9-33c3-12 8-34 8-35 0-10-8-14-16-14-7 0-17 5-20 17zM132 141c-2 13-12 22-23 30-4 3-21 18-40 18-17 0-33-12-33-44 0-23 13-73 23-90 20-36 43-42 56-42 32 0 39 33 39 39 0 1 0 4-1 6z">
            <text:p/>
          </draw:path>
          <draw:path draw:style-name="gr3" draw:text-style-name="P7" draw:layer="layout" svg:width="0.206cm" svg:height="0.303cm" svg:x="21.997cm" svg:y="14.612cm" svg:viewBox="0 0 207 304" svg:d="M207 154c0-49-5-85-27-115-13-22-40-39-76-39-104 0-104 121-104 154 0 32 0 150 104 150 103 0 103-118 103-150zM104 292c-20 0-48-13-56-49-8-26-8-63-8-95 0-33 0-66 8-90 8-36 37-45 56-45 24 0 47 14 54 40 8 23 8 56 8 95 0 32 0 65-6 94-9 40-39 50-56 50z">
            <text:p/>
          </draw:path>
          <draw:path draw:style-name="gr3" draw:text-style-name="P7" draw:layer="layout" svg:width="0.316cm" svg:height="0.576cm" svg:x="22.701cm" svg:y="13.884cm" svg:viewBox="0 0 317 577" svg:d="M200 193h55c11 0 19 0 19-12 0-7-8-7-18-7h-53l13-73c3-13 12-58 16-65 6-13 17-22 30-22 3 0 19 0 30 12-27 1-33 24-33 33 0 16 12 23 23 23 16 0 35-14 35-39 0-29-29-43-55-43-21 0-62 12-81 75-4 13-5 19-21 99h-43c-13 0-19 0-19 12 0 7 4 7 17 7h42l-48 250c-11 62-23 120-54 120-3 0-19 0-32-12 30-1 36-24 36-34 0-15-11-22-24-22-16 0-35 15-35 38 0 29 27 44 55 44 34 0 59-37 70-62 20-40 36-116 36-120z">
            <text:p/>
          </draw:path>
          <draw:path draw:style-name="gr3" draw:text-style-name="P7" draw:layer="layout" svg:width="0.147cm" svg:height="0.633cm" svg:x="23.107cm" svg:y="13.856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9cm" svg:height="0.287cm" svg:x="23.316cm" svg:y="14.051cm" svg:viewBox="0 0 291 288" svg:d="M212 40c-12-23-31-40-59-40-74 0-153 94-153 186 0 60 35 102 85 102 13 0 45-3 82-48 6 26 27 48 58 48 23 0 37-14 47-35 10-23 19-62 19-63 0-6-6-6-7-6-7 0-7 2-9 12-11 40-23 78-49 78-17 0-19-16-19-29 0-15 2-19 9-48 7-26 7-33 13-56l23-89c4-19 4-19 4-22 0-11-7-17-17-17-16 0-26 14-27 27zM170 206c-3 11-3 11-13 23-27 34-53 45-71 45-33 0-41-35-41-59 0-32 20-111 36-140 18-38 47-61 73-61 42 0 50 52 50 57 0 2-1 7-2 10z">
            <text:p/>
          </draw:path>
          <draw:path draw:style-name="gr3" draw:text-style-name="P7" draw:layer="layout" svg:width="0.386cm" svg:height="0.026cm" svg:x="23.819cm" svg:y="14.159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4.418cm" svg:y="14.051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3cm" svg:x="24.796cm" svg:y="13.856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01cm" svg:height="0.447cm" svg:x="25.243cm" svg:y="13.891cm" svg:viewBox="0 0 302 448" svg:d="M302 7c0-1 0-7-8-7-9 0-69 6-81 7-4 0-9 3-9 12 0 8 6 8 16 8 31 0 32 5 32 10l-1 13-39 150c-12-23-31-40-59-40-74 0-153 93-153 186 0 60 35 102 85 102 13 0 45-3 82-48 6 26 27 48 58 48 23 0 37-15 47-36 10-22 19-61 19-62 0-7-6-7-7-7-7 0-7 3-9 11-11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5.565cm" svg:y="14.051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67cm" svg:height="1.518cm" svg:x="26.129cm" svg:y="13.413cm" svg:viewBox="0 0 168 1519" draw:points="132,1484 0,1484 0,1519 168,1519 168,0 0,0 0,35 132,35">
            <text:p/>
          </draw:polygon>
        </draw:g>
        <draw:g xml:id="id366" draw:id="id366">
          <svg:title>TexMaths</svg:title>
          <svg:desc>22§display§= 2 \int_{0}^{\pi} \frac{ x \sin x }{1 + \cos^2 x}\ dx§svg§600§FALSE§</svg:desc>
          <draw:polygon draw:style-name="gr2" draw:text-style-name="P6" draw:layer="layout" svg:width="7.114cm" svg:height="1.733cm" svg:x="12.623cm" svg:y="11.046cm" svg:viewBox="0 0 7115 1734" draw:points="3557,1734 0,1734 0,0 7115,0 7115,1734">
            <text:p/>
          </draw:polygon>
          <draw:path draw:style-name="gr3" draw:text-style-name="P7" draw:layer="layout" svg:width="0.515cm" svg:height="0.182cm" svg:x="12.628cm" svg:y="11.8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3.44cm" svg:y="11.58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8cm" svg:x="13.959cm" svg:y="11.049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14.714cm" svg:y="11.007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14.374cm" svg:y="12.447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386cm" svg:height="0.351cm" svg:x="15.949cm" svg:y="11.2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6.523cm" svg:y="11.23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829cm" svg:y="11.06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7.042cm" svg:y="11.23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59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5.33cm" svg:y="11.892cm" svg:viewBox="0 0 3286 33" draw:points="1644,33 0,33 0,0 3286,0 3286,33">
            <text:p/>
          </draw:polygon>
          <draw:path draw:style-name="gr3" draw:text-style-name="P7" draw:layer="layout" svg:width="0.256cm" svg:height="0.516cm" svg:x="15.398cm" svg:y="12.1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932cm" svg:y="12.1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6.688cm" svg:y="12.285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7.028cm" svg:y="12.28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417cm" svg:y="12.28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7.732cm" svg:y="12.04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8.195cm" svg:y="12.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8.996cm" svg:y="11.56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9.39cm" svg:y="11.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367" draw:id="id367">
          <svg:title>TexMaths</svg:title>
          <svg:desc>22§display§.\ .\ .\ \ \text {(2)}§svg§600§FALSE§</svg:desc>
          <draw:polygon draw:style-name="gr2" draw:text-style-name="P6" draw:layer="layout" svg:width="2.508cm" svg:height="0.696cm" svg:x="21.323cm" svg:y="11.438cm" svg:viewBox="0 0 2509 697" draw:points="1255,697 0,697 0,0 2509,0 2509,697">
            <text:p/>
          </draw:polygon>
          <draw:path draw:style-name="gr3" draw:text-style-name="P7" draw:layer="layout" svg:width="0.083cm" svg:height="0.083cm" svg:x="21.351cm" svg:y="11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1.823cm" svg:y="11.897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22.296cm" svg:y="11.897cm" svg:viewBox="0 0 84 84" svg:d="M84 42c0-23-19-42-42-42s-42 19-42 42 19 42 42 42 42-19 42-42z">
            <text:p/>
          </draw:path>
          <draw:path draw:style-name="gr3" draw:text-style-name="P7" draw:layer="layout" svg:width="0.18cm" svg:height="0.773cm" svg:x="23.035cm" svg:y="11.39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23.299cm" svg:y="11.464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7 68-6 7-57 7-72 7z">
            <text:p/>
          </draw:path>
          <draw:path draw:style-name="gr3" draw:text-style-name="P7" draw:layer="layout" svg:width="0.18cm" svg:height="0.773cm" svg:x="23.69cm" svg:y="11.399cm" svg:viewBox="0 0 181 774" svg:d="M181 387c0-60-9-153-51-241-47-95-114-146-123-146-3 0-7 4-7 7 0 4 0 5 14 19 78 76 121 199 121 361 0 132-28 269-124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2" smil:attributeName="visibility" smil:to="visible"/>
                  <anim:animate smil:dur="0.5s" smil:fill="hold" smil:targetElement="id352" smil:attributeName="width" smil:values="width*0.05;width" smil:keyTimes="0;1"/>
                  <anim:animate smil:dur="0.5s" smil:fill="hold" smil:targetElement="id352" smil:attributeName="height" smil:values="height;height" smil:keyTimes="0;1"/>
                  <anim:animate smil:dur="0.5s" smil:fill="hold" smil:targetElement="id352" smil:attributeName="x" smil:values="x-.2;x" smil:keyTimes="0;1"/>
                  <anim:animate smil:dur="0.5s" smil:fill="hold" smil:targetElement="id352" smil:attributeName="y" smil:values="y;y" smil:keyTimes="0;1"/>
                  <anim:transitionFilter smil:dur="0.5s" smil:targetElement="id352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4" smil:attributeName="visibility" smil:to="visible"/>
                  <anim:animate smil:dur="0.5s" smil:fill="hold" smil:targetElement="id354" smil:attributeName="width" smil:values="width*0.05;width" smil:keyTimes="0;1"/>
                  <anim:animate smil:dur="0.5s" smil:fill="hold" smil:targetElement="id354" smil:attributeName="height" smil:values="height;height" smil:keyTimes="0;1"/>
                  <anim:animate smil:dur="0.5s" smil:fill="hold" smil:targetElement="id354" smil:attributeName="x" smil:values="x-.2;x" smil:keyTimes="0;1"/>
                  <anim:animate smil:dur="0.5s" smil:fill="hold" smil:targetElement="id354" smil:attributeName="y" smil:values="y;y" smil:keyTimes="0;1"/>
                  <anim:transitionFilter smil:dur="0.5s" smil:targetElement="id3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6" smil:attributeName="visibility" smil:to="visible"/>
                  <anim:animate smil:dur="0.5s" smil:fill="hold" smil:targetElement="id356" smil:attributeName="x" smil:values="x;x" smil:keyTimes="0;1"/>
                  <anim:animate smil:dur="0.5s" smil:fill="hold" smil:targetElement="id3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7" smil:attributeName="visibility" smil:to="visible"/>
                  <anim:animate smil:dur="0.5s" smil:fill="hold" smil:targetElement="id357" smil:attributeName="x" smil:values="x;x" smil:keyTimes="0;1"/>
                  <anim:animate smil:dur="0.5s" smil:fill="hold" smil:targetElement="id3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61" smil:attributeName="visibility" smil:to="visible"/>
                  <anim:animate smil:dur="0.5s" smil:fill="hold" smil:targetElement="id361" smil:attributeName="width" smil:values="width*0.05;width" smil:keyTimes="0;1"/>
                  <anim:animate smil:dur="0.5s" smil:fill="hold" smil:targetElement="id361" smil:attributeName="height" smil:values="height;height" smil:keyTimes="0;1"/>
                  <anim:animate smil:dur="0.5s" smil:fill="hold" smil:targetElement="id361" smil:attributeName="x" smil:values="x-.2;x" smil:keyTimes="0;1"/>
                  <anim:animate smil:dur="0.5s" smil:fill="hold" smil:targetElement="id361" smil:attributeName="y" smil:values="y;y" smil:keyTimes="0;1"/>
                  <anim:transitionFilter smil:dur="0.5s" smil:targetElement="id3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63" smil:attributeName="visibility" smil:to="visible"/>
                  <anim:animate smil:dur="0.5s" smil:fill="hold" smil:targetElement="id363" smil:attributeName="width" smil:values="width*0.05;width" smil:keyTimes="0;1"/>
                  <anim:animate smil:dur="0.5s" smil:fill="hold" smil:targetElement="id363" smil:attributeName="height" smil:values="height;height" smil:keyTimes="0;1"/>
                  <anim:animate smil:dur="0.5s" smil:fill="hold" smil:targetElement="id363" smil:attributeName="x" smil:values="x-.2;x" smil:keyTimes="0;1"/>
                  <anim:animate smil:dur="0.5s" smil:fill="hold" smil:targetElement="id363" smil:attributeName="y" smil:values="y;y" smil:keyTimes="0;1"/>
                  <anim:transitionFilter smil:dur="0.5s" smil:targetElement="id3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1+width/2;x" smil:keyTimes="0;1"/>
                  <anim:animate smil:dur="0.5s" smil:fill="hold" smil:targetElement="id36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1+width/2;x" smil:keyTimes="0;1"/>
                  <anim:animate smil:dur="0.5s" smil:fill="hold" smil:targetElement="id369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370" draw:id="id370">
          <svg:title>TexMaths</svg:title>
          <svg:desc>24§display§\text {I} §svg§600§FALSE§</svg:desc>
          <draw:polygon draw:style-name="gr2" draw:text-style-name="P6" draw:layer="layout" svg:width="0.197cm" svg:height="0.493cm" svg:x="3.032cm" svg:y="1.238cm" svg:viewBox="0 0 198 494" draw:points="100,494 0,494 0,0 198,0 198,494">
            <text:p/>
          </draw:polygon>
          <draw:path draw:style-name="gr3" draw:text-style-name="P7" draw:layer="layout" svg:width="0.258cm" svg:height="0.577cm" svg:x="3.013cm" svg:y="1.1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1" draw:id="id371">
          <svg:title>TexMaths</svg:title>
          <svg:desc>22§display§= 2 \int_{0}^{\pi} \frac{ ( \pi - x ) \sin x }{1 + \cos^2 x }\ dx§svg§600§FALSE§</svg:desc>
          <draw:polygon draw:style-name="gr2" draw:text-style-name="P6" draw:layer="layout" svg:width="7.936cm" svg:height="1.741cm" svg:x="3.623cm" svg:y="0.646cm" svg:viewBox="0 0 7937 1742" draw:points="3969,1742 0,1742 0,0 7937,0 7937,1742">
            <text:p/>
          </draw:polygon>
          <draw:path draw:style-name="gr3" draw:text-style-name="P7" draw:layer="layout" svg:width="0.515cm" svg:height="0.182cm" svg:x="3.628cm" svg:y="1.4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cm" svg:y="1.1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687cm" svg:height="1.718cm" svg:x="4.959cm" svg:y="0.658cm" svg:viewBox="0 0 688 1719" svg:d="M37 1684c25 0 39-18 39-37 0-27-20-39-37-39-20 0-39 12-39 39 0 40 39 72 86 72 118 0 162-181 217-405 60-244 111-492 153-741 28-163 56-318 83-418 8-39 35-137 66-137 23 0 43 14 46 17-26 2-38 18-38 37 0 27 19 39 36 39 20 0 39-12 39-39 0-42-42-72-84-72-60 0-102 84-146 243-2 7-108 396-192 902-21 118-44 248-69 356-14 56-49 202-113 202-28 0-45-19-47-19z">
            <text:p/>
          </draw:path>
          <draw:path draw:style-name="gr3" draw:text-style-name="P7" draw:layer="layout" svg:width="0.325cm" svg:height="0.24cm" svg:x="5.714cm" svg:y="0.616cm" svg:viewBox="0 0 326 241" svg:d="M144 37h65c-8 33-19 83-19 125 0 23 2 37 5 49 9 26 16 30 25 30 12 0 25-12 25-25 0-5 0-7-4-12-10-21-19-51-19-97 0-10 0-31 7-70h67c10 0 16 0 21-4 7-7 9-14 9-17 0-16-14-16-23-16h-206c-21 0-37 5-62 28-14 12-35 42-35 46 0 7 7 7 9 7 7 0 7 0 10-5 29-39 62-39 74-39h32c-16 60-46 125-62 157-3 7-8 19-10 21 0 1-2 5-2 8 0 9 7 18 19 18 22 0 29-25 41-74z">
            <text:p/>
          </draw:path>
          <draw:path draw:style-name="gr3" draw:text-style-name="P7" draw:layer="layout" svg:width="0.252cm" svg:height="0.37cm" svg:x="5.374cm" svg:y="2.055cm" svg:viewBox="0 0 253 371" svg:d="M253 188c0-60-7-104-33-141-16-26-49-47-93-47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18cm" svg:height="0.773cm" svg:x="6.408cm" svg:y="0.607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418cm" svg:height="0.342cm" svg:x="6.652cm" svg:y="0.853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472cm" svg:height="0.032cm" svg:x="7.335cm" svg:y="0.97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067cm" svg:y="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8.53cm" svg:y="0.60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54cm" svg:height="0.356cm" svg:x="8.942cm" svg:y="0.84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47cm" svg:y="0.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61cm" svg:y="0.844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018cm" svg:y="0.8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4.107cm" svg:height="0.032cm" svg:x="6.33cm" svg:y="1.501cm" svg:viewBox="0 0 4108 33" draw:points="2054,33 0,33 0,0 4108,0 4108,33">
            <text:p/>
          </draw:polygon>
          <draw:path draw:style-name="gr3" draw:text-style-name="P7" draw:layer="layout" svg:width="0.256cm" svg:height="0.516cm" svg:x="6.811cm" svg:y="1.7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44cm" svg:y="1.78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8.099cm" svg:y="1.8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8.439cm" svg:y="1.893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7" draw:layer="layout" svg:width="0.254cm" svg:height="0.356cm" svg:x="8.83cm" svg:y="1.8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4cm" svg:height="0.36cm" svg:x="9.143cm" svg:y="1.65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06cm" svg:y="1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369cm" svg:height="0.546cm" svg:x="10.818cm" svg:y="1.173cm" svg:viewBox="0 0 370 547" svg:d="M370 9c0-2 0-9-11-9-10 0-84 7-98 9-6 0-11 3-11 14 0 10 7 10 19 10 37 0 39 6 39 13l-3 16-46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1.213cm" svg:y="1.3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373" draw:id="id373">
          <svg:title>TexMaths</svg:title>
          <svg:desc>22§display§= 2 \int_{0}^{\pi} \left[ \frac{ \pi \sin x }{1 + \cos^2 x } - \frac{ x \sin x }{1 + \cos^2 x } \right] \ dx§svg§600§FALSE§</svg:desc>
          <draw:polygon draw:style-name="gr2" draw:text-style-name="P6" draw:layer="layout" svg:width="12.475cm" svg:height="1.779cm" svg:x="3.624cm" svg:y="3.049cm" svg:viewBox="0 0 12476 1780" draw:points="6238,1780 0,1780 0,0 12476,0 12476,1780">
            <text:p/>
          </draw:polygon>
          <draw:path draw:style-name="gr3" draw:text-style-name="P7" draw:layer="layout" svg:width="0.515cm" svg:height="0.182cm" svg:x="3.629cm" svg:y="3.8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1cm" svg:y="3.61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9cm" svg:x="4.96cm" svg:y="3.079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25cm" svg:height="0.24cm" svg:x="5.715cm" svg:y="3.036cm" svg:viewBox="0 0 326 241" svg:d="M144 37h65c-8 33-19 83-19 125 0 23 2 37 5 49 9 27 16 30 25 30 12 0 25-12 25-24 0-6 0-8-4-13-10-21-19-51-19-97 0-10 0-31 7-70h67c10 0 16 0 21-4 7-7 9-14 9-17 0-16-14-16-23-16h-206c-21 0-37 5-62 28-14 12-35 42-35 46 0 7 7 7 9 7 7 0 7 0 10-5 29-39 62-39 74-39h32c-16 60-46 125-62 157-3 7-8 19-10 21 0 2-2 5-2 9 0 8 7 17 19 17 22 0 29-24 41-74z">
            <text:p/>
          </draw:path>
          <draw:path draw:style-name="gr3" draw:text-style-name="P7" draw:layer="layout" svg:width="0.252cm" svg:height="0.37cm" svg:x="5.375cm" svg:y="4.476cm" svg:viewBox="0 0 253 371" svg:d="M253 188c0-60-7-104-33-140-16-27-49-48-93-48-127 0-127 148-127 188 0 39 0 183 127 183 126 0 126-144 126-183zM127 357c-25 0-58-16-69-60-9-31-9-77-9-116 0-40 0-81 9-111 11-44 46-54 69-54 30 0 58 17 67 49 8 28 10 69 10 116 0 39 0 80-9 115-10 49-47 61-68 61z">
            <text:p/>
          </draw:path>
          <draw:polygon draw:style-name="gr3" draw:text-style-name="P7" draw:layer="layout" svg:width="0.205cm" svg:height="1.856cm" svg:x="6.431cm" svg:y="3.01cm" svg:viewBox="0 0 206 1857" draw:points="0,1857 206,1857 206,1815 42,1815 42,42 206,42 206,0 0,0">
            <text:p/>
          </draw:polygon>
          <draw:path draw:style-name="gr3" draw:text-style-name="P7" draw:layer="layout" svg:width="0.418cm" svg:height="0.342cm" svg:x="7.345cm" svg:y="3.274cm" svg:viewBox="0 0 419 343" svg:d="M185 46h88c-27 114-34 148-34 200 0 11 0 32 7 59 7 35 16 38 29 38 15 0 31-14 31-30 0-3 0-5-5-16-23-56-23-107-23-128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7" draw:layer="layout" svg:width="0.254cm" svg:height="0.356cm" svg:x="7.947cm" svg:y="3.2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251cm" svg:y="3.0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466cm" svg:y="3.2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9.022cm" svg:y="3.2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6.739cm" svg:y="3.922cm" svg:viewBox="0 0 3286 33" draw:points="1644,33 0,33 0,0 3286,0 3286,33">
            <text:p/>
          </draw:polygon>
          <draw:path draw:style-name="gr3" draw:text-style-name="P7" draw:layer="layout" svg:width="0.256cm" svg:height="0.516cm" svg:x="6.808cm" svg:y="4.1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341cm" svg:y="4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098cm" svg:y="4.316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8.436cm" svg:y="4.31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27cm" svg:y="4.316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14cm" svg:y="4.0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05cm" svg:y="4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353cm" svg:y="3.92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775cm" svg:y="3.26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54cm" svg:height="0.356cm" svg:x="12.349cm" svg:y="3.2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2.653cm" svg:y="3.09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2.868cm" svg:y="3.26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3.424cm" svg:y="3.26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3.285cm" svg:height="0.032cm" svg:x="11.155cm" svg:y="3.922cm" svg:viewBox="0 0 3286 33" draw:points="1644,33 0,33 0,0 3286,0 3286,33">
            <text:p/>
          </draw:polygon>
          <draw:path draw:style-name="gr3" draw:text-style-name="P7" draw:layer="layout" svg:width="0.256cm" svg:height="0.516cm" svg:x="11.224cm" svg:y="4.1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1.757cm" svg:y="4.2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2.512cm" svg:y="4.316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7" draw:layer="layout" svg:width="0.344cm" svg:height="0.356cm" svg:x="12.852cm" svg:y="4.31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3.243cm" svg:y="4.316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3.556cm" svg:y="4.07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4.021cm" svg:y="4.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7" draw:layer="layout" svg:width="0.205cm" svg:height="1.856cm" svg:x="14.544cm" svg:y="3.01cm" svg:viewBox="0 0 206 1857" draw:points="162,1815 0,1815 0,1857 206,1857 206,0 0,0 0,42 162,42">
            <text:p/>
          </draw:polygon>
          <draw:path draw:style-name="gr3" draw:text-style-name="P7" draw:layer="layout" svg:width="0.369cm" svg:height="0.546cm" svg:x="15.359cm" svg:y="3.59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5.753cm" svg:y="3.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 xml:id="id372" draw:id="id372">
          <svg:title>TexMaths</svg:title>
          <svg:desc>22§display§= 2 \int_{0}^{\pi} \frac{ \pi \sin x - x \sin x \sin x }{1 + \cos^2 x }\ dx§svg§600§FALSE§</svg:desc>
          <draw:polygon draw:style-name="gr2" draw:text-style-name="P6" draw:layer="layout" svg:width="10.632cm" svg:height="1.733cm" svg:x="12.023cm" svg:y="0.648cm" svg:viewBox="0 0 10633 1734" draw:points="5317,1734 0,1734 0,0 10633,0 10633,1734">
            <text:p/>
          </draw:polygon>
          <draw:path draw:style-name="gr3" draw:text-style-name="P7" draw:layer="layout" svg:width="0.515cm" svg:height="0.182cm" svg:x="12.028cm" svg:y="1.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12.84cm" svg:y="1.1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8cm" svg:x="13.359cm" svg:y="0.65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14.114cm" svg:y="0.609cm" svg:viewBox="0 0 326 241" svg:d="M144 37h65c-8 33-19 83-19 125 0 23 2 37 5 49 9 27 16 30 25 30 12 0 25-12 25-25 0-5 0-7-4-12-10-21-19-51-19-97 0-10 0-31 7-70h67c10 0 16 0 21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13.774cm" svg:y="2.049cm" svg:viewBox="0 0 253 371" svg:d="M253 188c0-60-7-104-33-140-16-27-49-48-93-48-127 0-127 148-127 188 0 39 0 183 127 183 126 0 126-144 126-183zM127 357c-25 0-58-16-69-60-9-31-9-77-9-116 0-40 0-81 9-111 11-44 46-54 69-54 30 0 58 17 67 49 8 28 10 69 10 116 0 39 0 79-9 115-10 49-47 61-68 61z">
            <text:p/>
          </draw:path>
          <draw:path draw:style-name="gr3" draw:text-style-name="P7" draw:layer="layout" svg:width="0.418cm" svg:height="0.342cm" svg:x="14.751cm" svg:y="0.84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254cm" svg:height="0.356cm" svg:x="15.353cm" svg:y="0.8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659cm" svg:y="0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872cm" svg:y="0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428cm" svg:y="0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472cm" svg:height="0.032cm" svg:x="17.084cm" svg:y="0.97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815cm" svg:y="0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254cm" svg:height="0.356cm" svg:x="18.389cm" svg:y="0.8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8.693cm" svg:y="0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8.908cm" svg:y="0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9.464cm" svg:y="0.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254cm" svg:height="0.356cm" svg:x="20.038cm" svg:y="0.83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0.342cm" svg:y="0.6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20.557cm" svg:y="0.8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21.113cm" svg:y="0.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6.803cm" svg:height="0.032cm" svg:x="14.73cm" svg:y="1.494cm" svg:viewBox="0 0 6804 33" draw:points="3402,33 0,33 0,0 6804,0 6804,33">
            <text:p/>
          </draw:polygon>
          <draw:path draw:style-name="gr3" draw:text-style-name="P7" draw:layer="layout" svg:width="0.256cm" svg:height="0.516cm" svg:x="16.558cm" svg:y="1.7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7.091cm" svg:y="1.7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7.846cm" svg:y="1.887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8.186cm" svg:y="1.8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8.577cm" svg:y="1.88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8.89cm" svg:y="1.6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9.355cm" svg:y="1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21.914cm" svg:y="1.16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22.308cm" svg:y="1.3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</draw:g>
        <draw:g xml:id="id374" draw:id="id374">
          <svg:title>TexMaths</svg:title>
          <svg:desc>22§display§= 2\pi  \int_{0}^{\pi} \frac{ \sin x }{1 + \cos^2 x }\ dx - 2 \int_{0}^{\pi} \frac{ x \sin x }{1 + \cos^2 x } \ dx§svg§600§FALSE§</svg:desc>
          <draw:polygon draw:style-name="gr2" draw:text-style-name="P6" draw:layer="layout" svg:width="14.938cm" svg:height="1.733cm" svg:x="3.625cm" svg:y="5.452cm" svg:viewBox="0 0 14939 1734" draw:points="7470,1734 0,1734 0,0 14939,0 14939,1734">
            <text:p/>
          </draw:polygon>
          <draw:path draw:style-name="gr3" draw:text-style-name="P7" draw:layer="layout" svg:width="0.515cm" svg:height="0.182cm" svg:x="3.63cm" svg:y="6.2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2cm" svg:y="5.9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18cm" svg:height="0.342cm" svg:x="4.81cm" svg:y="6.175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5.429cm" svg:y="5.455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6.184cm" svg:y="5.41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5.844cm" svg:y="6.853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254cm" svg:height="0.356cm" svg:x="7.708cm" svg:y="5.6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15cm" svg:y="5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228cm" svg:y="5.6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784cm" svg:y="5.64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6.8cm" svg:y="6.298cm" svg:viewBox="0 0 3286 33" draw:points="1644,33 0,33 0,0 3286,0 3286,33">
            <text:p/>
          </draw:polygon>
          <draw:path draw:style-name="gr3" draw:text-style-name="P7" draw:layer="layout" svg:width="0.256cm" svg:height="0.516cm" svg:x="6.871cm" svg:y="6.5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402cm" svg:y="6.5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159cm" svg:y="6.69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499cm" svg:y="6.69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89cm" svg:y="6.69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203cm" svg:y="6.4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65cm" svg:y="6.69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0.466cm" svg:y="5.9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861cm" svg:y="6.1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517cm" svg:y="6.29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2.265cm" svg:y="5.9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687cm" svg:height="1.718cm" svg:x="12.784cm" svg:y="5.455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4 84-146 243-2 7-108 396-192 903-21 118-44 248-69 355-14 57-49 203-113 203-28 0-45-20-47-20z">
            <text:p/>
          </draw:path>
          <draw:path draw:style-name="gr3" draw:text-style-name="P7" draw:layer="layout" svg:width="0.325cm" svg:height="0.24cm" svg:x="13.539cm" svg:y="5.413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13.2cm" svg:y="6.853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386cm" svg:height="0.351cm" svg:x="14.775cm" svg:y="5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54cm" svg:height="0.356cm" svg:x="15.349cm" svg:y="5.6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653cm" svg:y="5.46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868cm" svg:y="5.64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6.424cm" svg:y="5.6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7" draw:layer="layout" svg:width="3.285cm" svg:height="0.032cm" svg:x="14.155cm" svg:y="6.298cm" svg:viewBox="0 0 3286 33" draw:points="1644,33 0,33 0,0 3286,0 3286,33">
            <text:p/>
          </draw:polygon>
          <draw:path draw:style-name="gr3" draw:text-style-name="P7" draw:layer="layout" svg:width="0.256cm" svg:height="0.516cm" svg:x="14.224cm" svg:y="6.52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757cm" svg:y="6.58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15.514cm" svg:y="6.69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15.852cm" svg:y="6.6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243cm" svg:y="6.69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16.556cm" svg:y="6.45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021cm" svg:y="6.6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822cm" svg:y="5.971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216cm" svg:y="6.1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375" draw:id="id375">
          <svg:title>TexMaths</svg:title>
          <svg:desc>24§display§\text {I} §svg§600§FALSE§</svg:desc>
          <draw:polygon draw:style-name="gr2" draw:text-style-name="P6" draw:layer="layout" svg:width="0.197cm" svg:height="0.493cm" svg:x="3.033cm" svg:y="8.438cm" svg:viewBox="0 0 198 494" draw:points="100,494 0,494 0,0 198,0 198,494">
            <text:p/>
          </draw:polygon>
          <draw:path draw:style-name="gr3" draw:text-style-name="P7" draw:layer="layout" svg:width="0.258cm" svg:height="0.577cm" svg:x="3.014cm" svg:y="8.39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76" draw:id="id376">
          <svg:title>TexMaths</svg:title>
          <svg:desc>22§display§= 2\pi  \int_{0}^{\pi} \frac{ \sin x }{1 + \cos^2 x }\ dx - \text {I}§svg§600§FALSE§</svg:desc>
          <draw:polygon draw:style-name="gr2" draw:text-style-name="P6" draw:layer="layout" svg:width="8.819cm" svg:height="1.733cm" svg:x="3.626cm" svg:y="7.854cm" svg:viewBox="0 0 8820 1734" draw:points="4410,1734 0,1734 0,0 8820,0 8820,1734">
            <text:p/>
          </draw:polygon>
          <draw:path draw:style-name="gr3" draw:text-style-name="P7" draw:layer="layout" svg:width="0.515cm" svg:height="0.182cm" svg:x="3.631cm" svg:y="8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3cm" svg:y="8.39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7" draw:layer="layout" svg:width="0.418cm" svg:height="0.342cm" svg:x="4.81cm" svg:y="8.57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5.43cm" svg:y="7.857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6.185cm" svg:y="7.815cm" svg:viewBox="0 0 326 241" svg:d="M144 37h65c-8 33-19 83-19 125 0 23 2 37 5 49 9 27 16 30 25 30 12 0 25-12 25-25 0-5 0-7-4-12-10-21-19-51-19-97 0-10 0-31 7-70h68c9 0 14 0 20-4 7-7 9-14 9-17 0-16-15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5.845cm" svg:y="9.255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254cm" svg:height="0.356cm" svg:x="7.709cm" svg:y="8.0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15cm" svg:y="7.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228cm" svg:y="8.046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784cm" svg:y="8.0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olygon draw:style-name="gr3" draw:text-style-name="P7" draw:layer="layout" svg:width="3.285cm" svg:height="0.032cm" svg:x="6.801cm" svg:y="8.7cm" svg:viewBox="0 0 3286 33" draw:points="1644,33 0,33 0,0 3286,0 3286,33">
            <text:p/>
          </draw:polygon>
          <draw:path draw:style-name="gr3" draw:text-style-name="P7" draw:layer="layout" svg:width="0.256cm" svg:height="0.516cm" svg:x="6.871cm" svg:y="8.92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403cm" svg:y="8.98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159cm" svg:y="9.09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499cm" svg:y="9.09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9cm" svg:y="9.09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203cm" svg:y="8.8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66cm" svg:y="9.09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369cm" svg:height="0.546cm" svg:x="10.466cm" svg:y="8.373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861cm" svg:y="8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472cm" svg:height="0.032cm" svg:x="11.517cm" svg:y="8.7cm" svg:viewBox="0 0 473 33" svg:d="M447 33c12 0 26 0 26-17 0-16-14-16-26-16h-421c-12 0-26 0-26 16 0 17 14 17 26 17z">
            <text:p/>
          </draw:path>
          <draw:path draw:style-name="gr3" draw:text-style-name="P7" draw:layer="layout" svg:width="0.237cm" svg:height="0.529cm" svg:x="12.247cm" svg:y="8.382cm" svg:viewBox="0 0 238 530" svg:d="M153 60c0-27 2-35 63-35h22v-25c-27 2-88 2-118 2-32 0-92 0-120-2v25h21c60 0 63 8 63 35v410c0 28-3 35-63 35h-21v25c28-2 88-2 118-2 32 0 93 0 120 2v-25h-22c-61 0-63-7-63-35z">
            <text:p/>
          </draw:path>
        </draw:g>
        <draw:g xml:id="id377" draw:id="id377">
          <svg:title>TexMaths</svg:title>
          <svg:desc>22§display§.\ .\ .\ \ \text {[ From (2) ]}§svg§600§FALSE§</svg:desc>
          <draw:polygon draw:style-name="gr2" draw:text-style-name="P6" draw:layer="layout" svg:width="5.471cm" svg:height="0.696cm" svg:x="14.124cm" svg:y="8.437cm" svg:viewBox="0 0 5472 697" draw:points="2737,697 0,697 0,0 5472,0 5472,697">
            <text:p/>
          </draw:polygon>
          <draw:path draw:style-name="gr3" draw:text-style-name="P7" draw:layer="layout" svg:width="0.083cm" svg:height="0.083cm" svg:x="14.152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4.624cm" svg:y="8.896cm" svg:viewBox="0 0 84 84" svg:d="M84 42c0-23-19-42-42-42s-42 19-42 42 19 42 42 42 42-19 42-42z">
            <text:p/>
          </draw:path>
          <draw:path draw:style-name="gr3" draw:text-style-name="P7" draw:layer="layout" svg:width="0.083cm" svg:height="0.083cm" svg:x="15.097cm" svg:y="8.896cm" svg:viewBox="0 0 84 84" svg:d="M84 42c0-23-19-42-42-42s-42 19-42 42 19 42 42 42 42-19 42-42z">
            <text:p/>
          </draw:path>
          <draw:polygon draw:style-name="gr3" draw:text-style-name="P7" draw:layer="layout" svg:width="0.106cm" svg:height="0.773cm" svg:x="15.852cm" svg:y="8.398cm" svg:viewBox="0 0 107 774" draw:points="107,774 107,744 32,744 32,32 107,32 107,0 0,0 0,774">
            <text:p/>
          </draw:polygon>
          <draw:path draw:style-name="gr3" draw:text-style-name="P7" draw:layer="layout" svg:width="0.448cm" svg:height="0.527cm" svg:x="16.259cm" svg:y="8.453cm" svg:viewBox="0 0 449 528" svg:d="M426 0h-426v25h19c60 0 60 8 60 35v406c0 28 0 37-60 37h-19v25c26-4 88-4 118-4 32 0 102 0 130 4v-25h-24c-74 0-74-10-74-37v-192h66c74 0 81 27 81 92h20v-206h-20c0 65-7 92-81 92h-66v-197c0-25 1-30 37-30h93c116 0 135 42 148 149h21z">
            <text:p/>
          </draw:path>
          <draw:path draw:style-name="gr3" draw:text-style-name="P7" draw:layer="layout" svg:width="0.261cm" svg:height="0.342cm" svg:x="16.696cm" svg:y="8.635cm" svg:viewBox="0 0 262 343" svg:d="M107 86v-86l-107 9v24c55 0 62 6 62 43v209c0 33-9 33-62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7" draw:layer="layout" svg:width="0.344cm" svg:height="0.356cm" svg:x="16.998cm" svg:y="8.63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604cm" svg:height="0.342cm" svg:x="17.387cm" svg:y="8.635cm" svg:viewBox="0 0 605 343" svg:d="M60 76v209c0 33-9 33-60 33v25c26 0 67-2 88-2 19 0 60 2 86 2v-25c-51 0-60 0-60-33v-144c0-81 55-123 104-123 50 0 58 42 58 86v181c0 33-8 33-61 33v25c28 0 67-2 88-2s61 2 88 2v-25c-53 0-62 0-62-33v-144c0-81 56-123 106-123 47 0 56 42 56 86v181c0 33-9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7" draw:layer="layout" svg:width="0.18cm" svg:height="0.773cm" svg:x="18.341cm" svg:y="8.39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8.605cm" svg:y="8.46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8.996cm" svg:y="8.39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7" draw:layer="layout" svg:width="0.106cm" svg:height="0.773cm" svg:x="19.528cm" svg:y="8.398cm" svg:viewBox="0 0 107 774" draw:points="107,0 0,0 0,32 76,32 76,744 0,744 0,774 107,774">
            <text:p/>
          </draw:polygon>
        </draw:g>
        <draw:g xml:id="id378" draw:id="id378">
          <svg:title>TexMaths</svg:title>
          <svg:desc>24§display§\text {2 I} §svg§600§FALSE§</svg:desc>
          <draw:polygon draw:style-name="gr2" draw:text-style-name="P6" draw:layer="layout" svg:width="0.9cm" svg:height="0.493cm" svg:x="2.316cm" svg:y="10.74cm" svg:viewBox="0 0 901 494" draw:points="451,494 0,494 0,0 901,0 901,494">
            <text:p/>
          </draw:polygon>
          <draw:path draw:style-name="gr3" draw:text-style-name="P7" draw:layer="layout" svg:width="0.337cm" svg:height="0.564cm" svg:x="2.316cm" svg:y="10.7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3cm" svg:y="10.6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379" draw:id="id379">
          <svg:title>TexMaths</svg:title>
          <svg:desc>22§display§= 2\pi  \int_{0}^{\pi} \frac{ \sin x }{1 + \cos^2 x }\ dx §svg§600§FALSE§</svg:desc>
          <draw:polygon draw:style-name="gr2" draw:text-style-name="P6" draw:layer="layout" svg:width="7.583cm" svg:height="1.733cm" svg:x="3.628cm" svg:y="10.156cm" svg:viewBox="0 0 7584 1734" draw:points="3791,1734 0,1734 0,0 7584,0 7584,1734">
            <text:p/>
          </draw:polygon>
          <draw:path draw:style-name="gr3" draw:text-style-name="P7" draw:layer="layout" svg:width="0.515cm" svg:height="0.182cm" svg:x="3.633cm" svg:y="10.9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4.445cm" svg:y="10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18cm" svg:height="0.342cm" svg:x="4.813cm" svg:y="10.87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5.432cm" svg:y="10.159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ath draw:style-name="gr3" draw:text-style-name="P7" draw:layer="layout" svg:width="0.325cm" svg:height="0.24cm" svg:x="6.187cm" svg:y="10.117cm" svg:viewBox="0 0 326 241" svg:d="M144 37h65c-8 33-19 83-19 125 0 23 2 37 5 49 9 27 16 30 25 30 12 0 25-12 25-25 0-5 0-7-4-12-10-21-19-51-19-97 0-10 0-31 7-70h68c9 0 15 0 20-4 7-7 9-14 9-17 0-16-14-16-23-16h-206c-21 0-37 5-62 28-14 12-35 42-35 46 0 7 7 7 9 7 7 0 7 0 10-5 29-39 62-39 74-39h32c-16 60-46 125-62 157-3 7-8 19-10 21 0 1-2 5-2 9 0 8 7 17 19 17 22 0 29-25 41-74z">
            <text:p/>
          </draw:path>
          <draw:path draw:style-name="gr3" draw:text-style-name="P7" draw:layer="layout" svg:width="0.252cm" svg:height="0.37cm" svg:x="5.847cm" svg:y="11.557cm" svg:viewBox="0 0 253 371" svg:d="M253 188c0-60-7-104-33-140-16-27-49-48-93-48-127 0-127 148-127 188 0 39 0 183 127 183 126 0 126-144 126-183zM127 357c-25 0-58-16-69-60-9-31-9-77-9-116 0-40 0-81 9-111 11-44 46-54 69-54 30 0 58 17 67 49 8 28 8 69 8 116 0 39 0 79-5 115-12 49-49 61-70 61z">
            <text:p/>
          </draw:path>
          <draw:path draw:style-name="gr3" draw:text-style-name="P7" draw:layer="layout" svg:width="0.254cm" svg:height="0.356cm" svg:x="7.711cm" svg:y="10.3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8.018cm" svg:y="10.17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8.231cm" svg:y="10.34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8.787cm" svg:y="10.3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7" draw:layer="layout" svg:width="3.285cm" svg:height="0.032cm" svg:x="6.803cm" svg:y="11.002cm" svg:viewBox="0 0 3286 33" draw:points="1644,33 0,33 0,0 3286,0 3286,33">
            <text:p/>
          </draw:polygon>
          <draw:path draw:style-name="gr3" draw:text-style-name="P7" draw:layer="layout" svg:width="0.256cm" svg:height="0.516cm" svg:x="6.874cm" svg:y="11.22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7.405cm" svg:y="11.2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95cm" svg:height="0.356cm" svg:x="8.162cm" svg:y="11.39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344cm" svg:height="0.356cm" svg:x="8.502cm" svg:y="11.39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892cm" svg:y="11.39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24cm" svg:height="0.36cm" svg:x="9.206cm" svg:y="11.1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669cm" svg:y="11.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0.47cm" svg:y="10.675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10.864cm" svg:y="10.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 xml:id="id380" draw:id="id380">
          <svg:title>TexMaths</svg:title>
          <svg:desc>22§display§\text {Put, } \cos x = t, \ \  \text {Diff } w.\ r.\ t.\ x. \ - \sin x dx = dt \ \therefore \ \sin x dx = - dt§svg§600§FALSE§</svg:desc>
          <draw:polygon draw:style-name="gr2" draw:text-style-name="P6" draw:layer="layout" svg:width="21.721cm" svg:height="0.617cm" svg:x="3.954cm" svg:y="12.565cm" svg:viewBox="0 0 21722 618" draw:points="10861,618 0,618 0,0 21722,0 21722,618">
            <text:p/>
          </draw:polygon>
          <draw:path draw:style-name="gr3" draw:text-style-name="P7" draw:layer="layout" svg:width="0.457cm" svg:height="0.529cm" svg:x="3.942cm" svg:y="12.544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4.466cm" svg:y="12.73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885cm" svg:y="12.596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5.239cm" svg:y="12.989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95cm" svg:height="0.356cm" svg:x="5.801cm" svg:y="12.725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138cm" svg:y="12.72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6.529cm" svg:y="12.7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6.96cm" svg:y="12.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7.638cm" svg:y="12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8.428cm" svg:y="12.588cm" svg:viewBox="0 0 239 494" svg:d="M143 176h73c15 0 23 0 23-16 0-9-8-9-23-9h-66c26-111 31-125 31-130 0-14-10-21-23-21-1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8.756cm" svg:y="12.989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9.576cm" svg:y="12.544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10.165cm" svg:y="12.5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10.375cm" svg:y="12.526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1.086cm" svg:y="12.73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1.704cm" svg:y="12.989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2.133cm" svg:y="12.7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2.504cm" svg:y="12.989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2.927cm" svg:y="12.588cm" svg:viewBox="0 0 239 494" svg:d="M143 176h73c15 0 23 0 23-16 0-9-8-9-23-9h-68c28-111 33-125 33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3.256cm" svg:y="12.989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684cm" svg:y="12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4.169cm" svg:y="12.989cm" svg:viewBox="0 0 84 84" svg:d="M84 42c0-23-19-42-42-42s-42 19-42 42 19 42 42 42 42-19 42-42z">
            <text:p/>
          </draw:path>
          <draw:path draw:style-name="gr3" draw:text-style-name="P7" draw:layer="layout" svg:width="0.472cm" svg:height="0.032cm" svg:x="14.812cm" svg:y="12.862cm" svg:viewBox="0 0 473 33" svg:d="M447 33c12 0 26 0 26-17 0-16-14-16-26-16h-421c-12 0-26 0-26 16 0 17 14 17 26 17z">
            <text:p/>
          </draw:path>
          <draw:path draw:style-name="gr3" draw:text-style-name="P7" draw:layer="layout" svg:width="0.254cm" svg:height="0.356cm" svg:x="15.546cm" svg:y="12.7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852cm" svg:y="12.5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065cm" svg:y="12.7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6.621cm" svg:y="12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7.072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7" draw:layer="layout" svg:width="0.386cm" svg:height="0.351cm" svg:x="17.466cm" svg:y="12.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8.143cm" svg:y="12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8.948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238cm" svg:height="0.493cm" svg:x="19.337cm" svg:y="12.58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469cm" svg:height="0.418cm" svg:x="20.094cm" svg:y="12.713cm" svg:viewBox="0 0 470 419" svg:d="M276 40c0-21-19-40-40-40-23 0-42 19-42 40 0 23 19 43 42 43 21 0 40-18 40-43zM470 377c0-22-18-41-41-41-22 0-40 19-40 41s18 42 40 42c23 0 41-20 41-42zM83 377c0-22-20-41-43-41-21 0-40 19-40 41s19 42 40 42c23 0 43-20 43-42z">
            <text:p/>
          </draw:path>
          <draw:path draw:style-name="gr3" draw:text-style-name="P7" draw:layer="layout" svg:width="0.254cm" svg:height="0.356cm" svg:x="21.084cm" svg:y="12.72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21.389cm" svg:y="12.5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21.604cm" svg:y="12.7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22.16cm" svg:y="12.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2.61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23.003cm" svg:y="12.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3.68cm" svg:y="12.7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24.518cm" svg:y="12.862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6cm" svg:x="25.087cm" svg:y="12.5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9 0 3-2 8-4 12z">
            <text:p/>
          </draw:path>
          <draw:path draw:style-name="gr3" draw:text-style-name="P7" draw:layer="layout" svg:width="0.238cm" svg:height="0.493cm" svg:x="25.476cm" svg:y="12.58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</draw:g>
        <draw:g xml:id="id381" draw:id="id381">
          <svg:title>TexMaths</svg:title>
          <svg:desc>22§display§\text {When, } x = 0, \ \  t = 1 \text { and } \text {When, } x = \pi, \ \ t = - 1§svg§600§FALSE§</svg:desc>
          <draw:polygon draw:style-name="gr2" draw:text-style-name="P6" draw:layer="layout" svg:width="16.075cm" svg:height="0.609cm" svg:x="3.969cm" svg:y="13.961cm" svg:viewBox="0 0 16076 610" draw:points="8038,610 0,610 0,0 16076,0 16076,610">
            <text:p/>
          </draw:polygon>
          <draw:path draw:style-name="gr3" draw:text-style-name="P7" draw:layer="layout" svg:width="0.766cm" svg:height="0.546cm" svg:x="3.944cm" svg:y="13.931cm" svg:viewBox="0 0 767 547" svg:d="M690 76c14-44 47-51 77-51v-25c-23 2-45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4.75cm" svg:y="13.92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5.176cm" svg:y="14.1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5.523cm" svg:y="14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5.994cm" svg:y="14.37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6.422cm" svg:y="14.1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7.1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6cm" svg:height="0.532cm" svg:x="7.902cm" svg:y="13.943cm" svg:viewBox="0 0 327 533" svg:d="M327 269c0-63-3-125-31-183-36-74-99-86-132-86-46 0-104 19-136 91-24 55-28 115-28 178 0 58 4 127 35 187 34 61 90 77 129 77 42 0 100-16 135-90 25-53 28-114 28-174zM164 517c-30 0-78-19-90-95-9-46-9-118-9-163 0-50 0-101 5-143 16-91 74-98 94-98 24 0 77 14 91 89 7 44 7 102 7 152 0 58 0 110-9 160-10 74-54 98-89 98z">
            <text:p/>
          </draw:path>
          <draw:path draw:style-name="gr3" draw:text-style-name="P7" draw:layer="layout" svg:width="0.091cm" svg:height="0.231cm" svg:x="8.326cm" svg:y="14.37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238cm" svg:height="0.493cm" svg:x="9.136cm" svg:y="13.975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515cm" svg:height="0.182cm" svg:x="9.655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10.498cm" svg:y="13.94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49cm" svg:height="0.356cm" svg:x="11.105cm" svg:y="14.112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1.484cm" svg:y="14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3cm" svg:height="0.546cm" svg:x="11.915cm" svg:y="13.922cm" svg:viewBox="0 0 384 547" svg:d="M269 496v51l115-9v-24c-55 0-62-6-62-43v-471l-111 9v24c53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7" draw:layer="layout" svg:width="0.766cm" svg:height="0.546cm" svg:x="12.591cm" svg:y="13.931cm" svg:viewBox="0 0 767 547" svg:d="M690 76c14-44 47-51 77-51v-25c-23 2-47 2-70 2-21 0-72-2-92-2v25c51 0 67 26 67 40 0 5-1 11-3 16l-116 357-124-380c-1-2-3-7-3-11 0-22 46-22 65-22v-25c-28 2-81 2-109 2-30 0-63-2-95-2v25c44 0 60 0 70 28l16 53-107 332-125-380c0-3-2-9-2-11 0-22 46-22 65-22v-25c-28 2-81 2-109 2-30 0-63-2-95-2v25c58 0 62 3 70 31l155 475c2 7 6 16 16 16 11 0 12-5 14-16l129-394 128 394c2 7 5 16 14 16 13 0 13-5 16-16z">
            <text:p/>
          </draw:path>
          <draw:path draw:style-name="gr3" draw:text-style-name="P7" draw:layer="layout" svg:width="0.39cm" svg:height="0.537cm" svg:x="13.395cm" svg:y="13.922cm" svg:viewBox="0 0 391 538" svg:d="M60 478c0 36-7 36-60 36v24c26-2 67-2 88-2 19 0 60 0 86 2v-24c-51 0-60 0-60-36v-142c0-81 55-123 104-123 50 0 58 42 58 86v179c0 36-8 36-60 36v24c27-2 67-2 88-2 20 0 60 0 87 2v-24c-41 0-60 0-60-23v-148c0-67 0-91-25-120-10-12-37-28-81-28-67 0-100 48-112 76v-271l-113 9v24c55 0 60 6 60 43z">
            <text:p/>
          </draw:path>
          <draw:path draw:style-name="gr3" draw:text-style-name="P7" draw:layer="layout" svg:width="0.3cm" svg:height="0.356cm" svg:x="13.823cm" svg:y="14.112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39cm" svg:height="0.342cm" svg:x="14.17cm" svg:y="14.11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091cm" svg:height="0.231cm" svg:x="14.641cm" svg:y="14.376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386cm" svg:height="0.351cm" svg:x="15.069cm" svg:y="14.1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5.747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6.54cm" svg:y="14.126cm" svg:viewBox="0 0 419 343" svg:d="M185 46h88c-27 114-34 147-34 200 0 11 0 32 7 58 7 35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091cm" svg:height="0.231cm" svg:x="17.054cm" svg:y="14.376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7" draw:layer="layout" svg:width="0.238cm" svg:height="0.493cm" svg:x="17.864cm" svg:y="13.975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515cm" svg:height="0.182cm" svg:x="18.385cm" svg:y="14.17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9.221cm" svg:y="14.24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828cm" svg:y="13.943cm" svg:viewBox="0 0 257 517" svg:d="M160 19c0-17 0-19-19-19-48 49-116 49-141 49v25c16 0 62 0 102-21v403c0 28-2 37-72 37h-25v24c27-3 95-3 125-3 32 0 99 0 127 3v-24h-25c-70 0-72-9-72-3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0" smil:attributeName="visibility" smil:to="visible"/>
                  <anim:animate smil:dur="0.5s" smil:fill="hold" smil:targetElement="id370" smil:attributeName="x" smil:values="x;x" smil:keyTimes="0;1"/>
                  <anim:animate smil:dur="0.5s" smil:fill="hold" smil:targetElement="id3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1" smil:attributeName="visibility" smil:to="visible"/>
                  <anim:animate smil:dur="0.5s" smil:fill="hold" smil:targetElement="id371" smil:attributeName="x" smil:values="x;x" smil:keyTimes="0;1"/>
                  <anim:animate smil:dur="0.5s" smil:fill="hold" smil:targetElement="id3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2" smil:attributeName="visibility" smil:to="visible"/>
                  <anim:animate smil:dur="0.5s" smil:fill="hold" smil:targetElement="id372" smil:attributeName="x" smil:values="x;x" smil:keyTimes="0;1"/>
                  <anim:animate smil:dur="0.5s" smil:fill="hold" smil:targetElement="id3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1+width/2;x" smil:keyTimes="0;1"/>
                  <anim:animate smil:dur="0.5s" smil:fill="hold" smil:targetElement="id37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0">
        <office:forms form:automatic-focus="false" form:apply-design-mode="false"/>
        <draw:frame presentation:style-name="pr9" draw:text-style-name="P9" draw:layer="layout" svg:width="26.2cm" svg:height="14.6cm" svg:x="1cm" svg:y="0.6cm" presentation:class="subtitle" presentation:user-transformed="true">
          <draw:text-box>
            <text:p text:style-name="P4"><text:span text:style-name="T5"/></text:p>
            <text:p text:style-name="P4"><text:span text:style-name="T6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xml:id="id396" text:id="id396"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#####</text:span><text:span text:style-name="T7"><text:tab/></text:span><text:span text:style-name="T7"><text:tab/></text:span><text:span text:style-name="T7">DONE</text:span><text:span text:style-name="T7"><text:tab/></text:span><text:span text:style-name="T7"><text:tab/></text:span><text:span text:style-name="T7">#####</text:span><text:span text:style-name="T7"><text:tab/></text:span><text:span text:style-name="T7"> <text:s text:c="2"/></text:span><text:span text:style-name="T7"><text:tab/></text:span><text:span text:style-name="T7"><text:tab/></text:span></text:p>
          </draw:text-box>
        </draw:frame>
        <draw:g xml:id="id382" draw:id="id382">
          <svg:title>TexMaths</svg:title>
          <svg:desc>24§display§\text {2 I} §svg§600§FALSE§</svg:desc>
          <draw:polygon draw:style-name="gr2" draw:text-style-name="P6" draw:layer="layout" svg:width="0.9cm" svg:height="0.493cm" svg:x="4.316cm" svg:y="1.44cm" svg:viewBox="0 0 901 494" draw:points="451,494 0,494 0,0 901,0 901,494">
            <text:p/>
          </draw:polygon>
          <draw:path draw:style-name="gr3" draw:text-style-name="P7" draw:layer="layout" svg:width="0.337cm" svg:height="0.564cm" svg:x="4.316cm" svg:y="1.41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258cm" svg:height="0.577cm" svg:x="5cm" svg:y="1.398cm" svg:viewBox="0 0 259 578" svg:d="M167 65c0-29 4-38 69-38h23v-27c-29 2-96 2-128 2-35 0-102 0-131-2v27h23c65 0 69 9 69 38v448c0 30-4 38-69 38h-23v27c29-2 96-2 129-2 34 0 101 0 130 2v-27h-23c-65 0-69-8-69-38z">
            <text:p/>
          </draw:path>
        </draw:g>
        <draw:g xml:id="id383" draw:id="id383">
          <svg:title>TexMaths</svg:title>
          <svg:desc>22§display§= 2\pi  \int_{1}^{-1} \frac{1}{1 + t^2}\ ( - dt ) §svg§600§FALSE§</svg:desc>
          <draw:polygon draw:style-name="gr2" draw:text-style-name="P6" draw:layer="layout" svg:width="7.664cm" svg:height="1.849cm" svg:x="5.629cm" svg:y="0.758cm" svg:viewBox="0 0 7665 1850" draw:points="3832,1850 0,1850 0,0 7665,0 7665,1850">
            <text:p/>
          </draw:polygon>
          <draw:path draw:style-name="gr3" draw:text-style-name="P7" draw:layer="layout" svg:width="0.515cm" svg:height="0.182cm" svg:x="5.634cm" svg:y="1.6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46cm" svg:y="1.425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418cm" svg:height="0.342cm" svg:x="6.814cm" svg:y="1.60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7.433cm" svg:y="0.888cm" svg:viewBox="0 0 688 1719" svg:d="M37 1684c25 0 39-17 39-37 0-26-20-39-37-39-20 0-39 13-39 39 0 41 39 72 86 72 118 0 162-181 217-404 60-245 111-493 153-741 28-164 56-319 83-419 8-39 35-137 66-137 23 0 43 14 46 17-26 2-38 18-38 37 0 27 19 39 36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367cm" svg:height="0.027cm" svg:x="8.222cm" svg:y="0.9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8.706cm" svg:y="0.71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7.878cm" svg:y="2.28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10.07cm" svg:y="0.90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9.216cm" svg:y="1.731cm" svg:viewBox="0 0 1959 33" draw:points="980,33 0,33 0,0 1959,0 1959,33">
            <text:p/>
          </draw:polygon>
          <draw:path draw:style-name="gr3" draw:text-style-name="P7" draw:layer="layout" svg:width="0.256cm" svg:height="0.516cm" svg:x="9.285cm" svg:y="1.95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818cm" svg:y="2.0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0.564cm" svg:y="1.98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0.86cm" svg:y="1.88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1.601cm" svg:y="1.3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1.89cm" svg:y="1.731cm" svg:viewBox="0 0 473 33" svg:d="M447 33c12 0 26 0 26-17 0-16-14-16-26-16h-421c-12 0-26 0-26 16 0 17 14 17 26 17z">
            <text:p/>
          </draw:path>
          <draw:path draw:style-name="gr3" draw:text-style-name="P7" draw:layer="layout" svg:width="0.369cm" svg:height="0.546cm" svg:x="12.456cm" svg:y="1.404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4cm" svg:x="12.847cm" svg:y="1.456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18cm" svg:height="0.773cm" svg:x="13.152cm" svg:y="1.3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</draw:g>
        <draw:g xml:id="id384" draw:id="id384">
          <svg:title>TexMaths</svg:title>
          <svg:desc>22§display§= - 2\pi  \int_{1}^{-1} \frac{1}{1 + t^2}\ dt §svg§600§FALSE§</svg:desc>
          <draw:polygon draw:style-name="gr2" draw:text-style-name="P6" draw:layer="layout" svg:width="7.116cm" svg:height="1.849cm" svg:x="13.83cm" svg:y="0.76cm" svg:viewBox="0 0 7117 1850" draw:points="3559,1850 0,1850 0,0 7117,0 7117,1850">
            <text:p/>
          </draw:polygon>
          <draw:path draw:style-name="gr3" draw:text-style-name="P7" draw:layer="layout" svg:width="0.515cm" svg:height="0.182cm" svg:x="13.835cm" svg:y="1.6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72cm" svg:height="0.032cm" svg:x="14.671cm" svg:y="1.73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247cm" svg:y="1.42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8 7-74 7z">
            <text:p/>
          </draw:path>
          <draw:path draw:style-name="gr3" draw:text-style-name="P7" draw:layer="layout" svg:width="0.418cm" svg:height="0.342cm" svg:x="15.617cm" svg:y="1.608cm" svg:viewBox="0 0 419 343" svg:d="M185 46h88c-27 114-34 148-34 200 0 11 0 32 7 58 7 36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16.236cm" svg:y="0.89cm" svg:viewBox="0 0 688 1719" svg:d="M37 1684c25 0 39-17 39-37 0-26-20-39-37-39-20 0-39 13-39 39 0 41 39 72 86 72 118 0 162-181 217-404 60-245 111-493 153-741 28-164 56-319 83-419 8-39 35-137 67-137 22 0 42 14 45 17-26 2-38 18-38 37 0 27 19 39 37 39 19 0 38-12 38-39 0-42-42-72-84-72-60 0-102 84-146 243-2 7-108 396-192 903-21 118-44 248-69 355-14 56-49 203-113 203-28 0-45-20-47-20z">
            <text:p/>
          </draw:path>
          <draw:path draw:style-name="gr3" draw:text-style-name="P7" draw:layer="layout" svg:width="0.367cm" svg:height="0.027cm" svg:x="17.025cm" svg:y="0.93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509cm" svg:y="0.72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98cm" svg:height="0.36cm" svg:x="16.682cm" svg:y="2.28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18.873cm" svg:y="0.904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18.018cm" svg:y="1.733cm" svg:viewBox="0 0 1959 33" draw:points="980,33 0,33 0,0 1959,0 1959,33">
            <text:p/>
          </draw:polygon>
          <draw:path draw:style-name="gr3" draw:text-style-name="P7" draw:layer="layout" svg:width="0.256cm" svg:height="0.516cm" svg:x="18.088cm" svg:y="1.95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8.62cm" svg:y="2.02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19.368cm" svg:y="1.988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  <draw:path draw:style-name="gr3" draw:text-style-name="P7" draw:layer="layout" svg:width="0.24cm" svg:height="0.36cm" svg:x="19.663cm" svg:y="1.8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0.359cm" svg:y="1.40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4cm" svg:x="20.748cm" svg:y="1.458cm" svg:viewBox="0 0 239 495" svg:d="M143 176h74c14 0 22 0 22-16 0-9-8-9-22-9h-67c26-111 31-125 31-130 0-14-10-21-23-21-3 0-24 0-31 28l-30 123h-74c-16 0-23 0-23 14 0 11 7 11 21 11h69c-57 220-58 232-58 246 0 43 30 73 70 73 81 0 125-115 125-120 0-7-7-7-10-7-6 0-8 2-11 10-33 81-76 99-102 99-16 0-23-11-23-35 0-20 0-25 3-37z">
            <text:p/>
          </draw:path>
        </draw:g>
        <draw:g xml:id="id385" draw:id="id385">
          <svg:title>TexMaths</svg:title>
          <svg:desc>24§display§\text {I} §svg§600§FALSE§</svg:desc>
          <draw:polygon draw:style-name="gr2" draw:text-style-name="P6" draw:layer="layout" svg:width="0.197cm" svg:height="0.493cm" svg:x="4.937cm" svg:y="3.842cm" svg:viewBox="0 0 198 494" draw:points="100,494 0,494 0,0 198,0 198,494">
            <text:p/>
          </draw:polygon>
          <draw:path draw:style-name="gr3" draw:text-style-name="P7" draw:layer="layout" svg:width="0.258cm" svg:height="0.577cm" svg:x="4.918cm" svg:y="3.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86" draw:id="id386">
          <svg:title>TexMaths</svg:title>
          <svg:desc>22§display§= \pi  \int_{-1}^{1} \frac{1}{1 + t^2}\ dt §svg§600§FALSE§</svg:desc>
          <draw:polygon draw:style-name="gr2" draw:text-style-name="P6" draw:layer="layout" svg:width="5.783cm" svg:height="1.849cm" svg:x="5.632cm" svg:y="3.061cm" svg:viewBox="0 0 5784 1850" draw:points="2891,1850 0,1850 0,0 5784,0 5784,1850">
            <text:p/>
          </draw:polygon>
          <draw:path draw:style-name="gr3" draw:text-style-name="P7" draw:layer="layout" svg:width="0.515cm" svg:height="0.182cm" svg:x="5.637cm" svg:y="3.9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431cm" svg:y="3.90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687cm" svg:height="1.718cm" svg:x="7.05cm" svg:y="3.191cm" svg:viewBox="0 0 688 1719" svg:d="M37 1684c25 0 39-17 39-37 0-26-20-39-37-39-20 0-39 13-39 39 0 41 39 72 86 72 118 0 162-181 217-404 60-245 111-493 153-741 28-164 56-319 82-419 9-39 36-137 67-137 23 0 43 14 46 17-26 2-39 18-39 37 0 27 20 39 37 39 20 0 39-12 39-39 0-42-42-72-84-72-60 0-102 84-146 243-2 7-108 396-192 903-21 118-44 248-69 355-14 56-49 203-113 203-28 0-45-20-47-20z">
            <text:p/>
          </draw:path>
          <draw:path draw:style-name="gr3" draw:text-style-name="P7" draw:layer="layout" svg:width="0.198cm" svg:height="0.36cm" svg:x="7.839cm" svg:y="3.022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7.494cm" svg:y="4.798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978cm" svg:y="4.58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56cm" svg:height="0.516cm" svg:x="9.342cm" svg:y="3.20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1.958cm" svg:height="0.032cm" svg:x="8.488cm" svg:y="4.034cm" svg:viewBox="0 0 1959 33" draw:points="980,33 0,33 0,0 1959,0 1959,33">
            <text:p/>
          </draw:polygon>
          <draw:path draw:style-name="gr3" draw:text-style-name="P7" draw:layer="layout" svg:width="0.256cm" svg:height="0.516cm" svg:x="8.557cm" svg:y="4.25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09cm" svg:y="4.3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38cm" svg:height="0.494cm" svg:x="9.838cm" svg:y="4.28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10.132cm" svg:y="4.19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0.827cm" svg:y="3.707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4cm" svg:x="11.216cm" svg:y="3.759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387" draw:id="id387">
          <svg:title>TexMaths</svg:title>
          <svg:desc>18§display§.\ .\ .\ \ \left[\ \because \ \ \int_{a}^{b} f(x)\ dx = - \int_{b}^{a} f(x)\ dx  \ \right]§svg§600§FALSE§</svg:desc>
          <draw:polygon draw:style-name="gr2" draw:text-style-name="P6" draw:layer="layout" svg:width="11.159cm" svg:height="1.833cm" svg:x="14.594cm" svg:y="3.448cm" svg:viewBox="0 0 11160 1834" draw:points="5581,1834 0,1834 0,0 11160,0 11160,1834">
            <text:p/>
          </draw:polygon>
          <draw:path draw:style-name="gr3" draw:text-style-name="P7" draw:layer="layout" svg:width="0.068cm" svg:height="0.068cm" svg:x="14.617cm" svg:y="4.455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003cm" svg:y="4.455cm" svg:viewBox="0 0 69 69" svg:d="M69 35c0-19-16-35-34-35-19 0-35 16-35 35 0 18 16 34 35 34 18 0 34-16 34-34z">
            <text:p/>
          </draw:path>
          <draw:path draw:style-name="gr3" draw:text-style-name="P7" draw:layer="layout" svg:width="0.068cm" svg:height="0.068cm" svg:x="15.39cm" svg:y="4.455cm" svg:viewBox="0 0 69 69" svg:d="M69 35c0-19-16-35-34-35-19 0-35 16-35 35 0 18 16 34 35 34 18 0 34-16 34-34z">
            <text:p/>
          </draw:path>
          <draw:polygon draw:style-name="gr3" draw:text-style-name="P7" draw:layer="layout" svg:width="0.188cm" svg:height="1.898cm" svg:x="16.212cm" svg:y="3.416cm" svg:viewBox="0 0 189 1899" draw:points="0,1899 189,1899 189,1859 39,1859 39,39 189,39 189,0 0,0">
            <text:p/>
          </draw:polygon>
          <draw:path draw:style-name="gr3" draw:text-style-name="P7" draw:layer="layout" svg:width="0.383cm" svg:height="0.342cm" svg:x="16.637cm" svg:y="4.229cm" svg:viewBox="0 0 384 343" svg:d="M68 33c0-17-16-33-35-33-17 0-33 16-33 33 0 19 16 35 33 35 19 0 35-15 35-35zM226 308c0-17-16-33-33-33-19 0-35 16-35 33 0 19 16 35 35 35 17 0 33-16 33-35zM384 33c0-17-14-33-33-33-18 0-34 16-34 33 0 19 16 35 34 35s33-15 33-35z">
            <text:p/>
          </draw:path>
          <draw:path draw:style-name="gr3" draw:text-style-name="P7" draw:layer="layout" svg:width="0.562cm" svg:height="1.406cm" svg:x="17.672cm" svg:y="3.662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18cm" svg:height="0.313cm" svg:x="18.299cm" svg:y="3.511cm" svg:viewBox="0 0 181 314" svg:d="M88 13c1 0 3-6 3-7 0-2-3-6-7-6-11 0-47 3-58 4-4 0-10 2-10 10s6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226cm" svg:height="0.201cm" svg:x="18.015cm" svg:y="4.903cm" svg:viewBox="0 0 227 202" svg:d="M161 26c-10-14-24-26-46-26-57 0-115 63-115 127 0 43 29 75 68 75 23 0 44-15 63-32 9 27 33 32 46 32 16 0 26-11 35-25 10-17 15-42 15-45 0-5-5-5-7-5-5 0-7 3-10 14-6 22-14 48-31 48-13 0-16-10-16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316cm" svg:height="0.576cm" svg:x="18.663cm" svg:y="4.077cm" svg:viewBox="0 0 317 577" svg:d="M200 193h55c11 0 19 0 19-12 0-7-8-7-18-7h-53l14-73c2-13 10-58 15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2-40 36-116 36-121z">
            <text:p/>
          </draw:path>
          <draw:path draw:style-name="gr3" draw:text-style-name="P7" draw:layer="layout" svg:width="0.147cm" svg:height="0.632cm" svg:x="19.069cm" svg:y="4.04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19.272cm" svg:y="4.244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19.651cm" svg:y="4.048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0.097cm" svg:y="4.084cm" svg:viewBox="0 0 302 448" svg:d="M302 7c0-1 0-7-8-7-9 0-69 6-81 7-4 0-9 3-9 12 0 8 6 8 16 8 31 0 32 5 32 10l-1 13-39 150c-12-23-31-40-59-40-74 0-153 93-153 186 0 60 35 102 85 102 13 0 45-3 82-48 6 26 27 48 58 48 23 0 37-15 47-36 10-22 19-61 19-62 0-7-6-7-7-7-8 0-8 3-9 11-12 42-23 79-49 79-17 0-19-15-19-28 0-16 2-21 5-31zM170 364c-3 12-3 13-13 25-27 34-53 44-71 44-31 0-41-34-41-59 0-31 21-111 36-139 18-38 47-61 73-61 42 0 50 52 50 56 0 3-1 8-2 10z">
            <text:p/>
          </draw:path>
          <draw:path draw:style-name="gr3" draw:text-style-name="P7" draw:layer="layout" svg:width="0.316cm" svg:height="0.287cm" svg:x="20.42cm" svg:y="4.24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3" draw:text-style-name="P7" draw:layer="layout" svg:width="0.421cm" svg:height="0.149cm" svg:x="20.974cm" svg:y="4.29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386cm" svg:height="0.026cm" svg:x="21.658cm" svg:y="4.352cm" svg:viewBox="0 0 387 27" svg:d="M366 27c10 0 21 0 21-14 0-13-11-13-21-13h-344c-10 0-22 0-22 13 0 14 12 14 22 14z">
            <text:p/>
          </draw:path>
          <draw:path draw:style-name="gr3" draw:text-style-name="P7" draw:layer="layout" svg:width="0.562cm" svg:height="1.406cm" svg:x="22.238cm" svg:y="3.662cm" svg:viewBox="0 0 563 1407" svg:d="M30 1378c20 0 32-15 32-30 0-22-16-32-30-32-16 0-32 10-32 32 0 33 32 59 71 59 96 0 132-149 177-332 49-200 90-403 125-606 23-134 46-260 68-342 7-32 28-113 54-113 19 0 35 12 38 15-22 1-32 14-32 30 0 22 16 32 30 32 16 0 32-10 32-32 0-35-35-59-69-59-49 0-84 69-120 199-1 5-87 324-157 738-17 97-36 203-56 291-11 46-40 166-92 166-23 0-37-16-39-16z">
            <text:p/>
          </draw:path>
          <draw:path draw:style-name="gr3" draw:text-style-name="P7" draw:layer="layout" svg:width="0.226cm" svg:height="0.201cm" svg:x="22.863cm" svg:y="3.623cm" svg:viewBox="0 0 227 202" svg:d="M161 26c-10-14-24-26-46-26-57 0-115 63-115 127 0 43 29 75 68 75 23 0 44-15 63-32 9 27 33 32 46 32 16 0 26-11 35-25 10-17 15-42 15-45 0-5-5-5-7-5-5 0-7 3-10 14-6 22-14 48-31 48-13 0-16-10-16-22 0-7 4-24 7-36s7-30 10-40l9-33c3-12 7-34 7-35 0-10-7-14-15-14-7 0-17 5-20 17zM132 141c-2 13-12 22-23 30-4 3-21 18-40 18-17 0-33-12-33-44 0-23 13-73 23-90 20-36 43-42 56-42 30 0 39 33 39 39 0 1 0 4-1 6z">
            <text:p/>
          </draw:path>
          <draw:path draw:style-name="gr3" draw:text-style-name="P7" draw:layer="layout" svg:width="0.18cm" svg:height="0.313cm" svg:x="22.584cm" svg:y="4.792cm" svg:viewBox="0 0 181 314" svg:d="M88 13c1 0 3-6 3-7 0-2-3-6-7-6-11 0-47 3-58 4-3 0-10 2-10 10s7 8 11 8c22 0 22 2 22 5s-4 22-7 32l-10 40c-5 16-29 113-29 118-3 12-3 18-3 23 0 45 29 74 66 74 55 0 115-62 115-127 0-52-37-75-67-75-23 0-43 13-56 25zM66 301c-21 0-34-19-34-46 0-16 4-32 16-82 2-7 2-9 11-19 17-19 37-29 53-29 18 0 33 13 33 43 0 18-10 64-23 90-11 21-33 43-56 43z">
            <text:p/>
          </draw:path>
          <draw:path draw:style-name="gr3" draw:text-style-name="P7" draw:layer="layout" svg:width="0.316cm" svg:height="0.576cm" svg:x="23.281cm" svg:y="4.077cm" svg:viewBox="0 0 317 577" svg:d="M200 193h55c11 0 19 0 19-12 0-7-8-7-18-7h-53l13-73c3-13 11-58 16-65 6-13 17-22 30-22 3 0 19 0 30 12-27 1-33 24-33 33 0 16 12 23 23 23 16 0 35-14 35-39 0-29-29-43-55-43-22 0-62 12-81 75-4 13-5 19-21 99h-43c-13 0-19 0-19 12 0 7 4 7 17 7h42l-48 250c-11 62-23 120-56 120-1 0-17 0-30-12 30-1 36-24 36-34 0-15-11-22-24-22-16 0-35 15-35 38 0 28 27 44 53 44 36 0 61-37 72-62 20-40 36-116 36-121z">
            <text:p/>
          </draw:path>
          <draw:path draw:style-name="gr3" draw:text-style-name="P7" draw:layer="layout" svg:width="0.147cm" svg:height="0.632cm" svg:x="23.688cm" svg:y="4.04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3" draw:text-style-name="P7" draw:layer="layout" svg:width="0.316cm" svg:height="0.287cm" svg:x="23.89cm" svg:y="4.244cm" svg:viewBox="0 0 317 288" svg:d="M194 89c3-17 18-75 62-75 3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147cm" svg:height="0.632cm" svg:x="24.268cm" svg:y="4.048cm" svg:viewBox="0 0 148 633" svg:d="M148 317c0-49-7-126-41-198-39-77-94-119-101-119-3 0-6 3-6 6s0 4 12 16c63 62 99 162 99 295 0 108-23 220-102 299-9 9-9 10-9 12 0 4 3 5 6 5 7 0 65-43 102-123 33-69 40-140 40-193z">
            <text:p/>
          </draw:path>
          <draw:path draw:style-name="gr3" draw:text-style-name="P7" draw:layer="layout" svg:width="0.301cm" svg:height="0.447cm" svg:x="24.715cm" svg:y="4.084cm" svg:viewBox="0 0 302 448" svg:d="M302 7c0-1 0-7-8-7-9 0-69 6-81 7-4 0-9 3-9 12 0 8 6 8 16 8 31 0 32 5 32 10l-3 13-37 150c-12-23-31-40-59-40-74 0-153 93-153 186 0 60 35 102 85 102 13 0 45-3 82-48 6 26 27 48 58 48 23 0 37-15 47-36 10-22 19-61 19-62 0-7-6-7-7-7-8 0-8 3-9 11-12 42-23 79-49 79-17 0-19-15-19-28 0-16 2-21 5-31zM170 364c-3 12-3 13-13 25-27 34-53 44-71 44-33 0-41-34-41-59 0-31 20-111 36-139 18-38 47-61 73-61 40 0 50 52 50 56 0 3-1 8-2 10z">
            <text:p/>
          </draw:path>
          <draw:path draw:style-name="gr3" draw:text-style-name="P7" draw:layer="layout" svg:width="0.316cm" svg:height="0.287cm" svg:x="25.037cm" svg:y="4.244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olygon draw:style-name="gr3" draw:text-style-name="P7" draw:layer="layout" svg:width="0.188cm" svg:height="1.898cm" svg:x="25.597cm" svg:y="3.416cm" svg:viewBox="0 0 189 1899" draw:points="150,1859 0,1859 0,1899 189,1899 189,0 0,0 0,39 150,39">
            <text:p/>
          </draw:polygon>
        </draw:g>
        <draw:g xml:id="id388" draw:id="id388">
          <svg:title>TexMaths</svg:title>
          <svg:desc>22§display§= \pi [ \ \tan^{-1} t \ ]_{-1}^1§svg§600§FALSE§</svg:desc>
          <draw:polygon draw:style-name="gr2" draw:text-style-name="P6" draw:layer="layout" svg:width="5.247cm" svg:height="0.795cm" svg:x="5.634cm" svg:y="5.562cm" svg:viewBox="0 0 5248 796" draw:points="2624,796 0,796 0,0 5248,0 5248,796">
            <text:p/>
          </draw:polygon>
          <draw:path draw:style-name="gr3" draw:text-style-name="P7" draw:layer="layout" svg:width="0.515cm" svg:height="0.182cm" svg:x="5.639cm" svg:y="5.91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433cm" svg:y="5.868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106cm" svg:height="0.773cm" svg:x="6.972cm" svg:y="5.622cm" svg:viewBox="0 0 107 774" draw:points="107,774 107,745 32,745 32,32 107,32 107,0 0,0 0,774">
            <text:p/>
          </draw:polygon>
          <draw:path draw:style-name="gr3" draw:text-style-name="P7" draw:layer="layout" svg:width="0.244cm" svg:height="0.485cm" svg:x="7.368cm" svg:y="5.725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686cm" svg:y="5.85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065cm" svg:y="5.859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527cm" svg:y="5.73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011cm" svg:y="5.52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238cm" svg:height="0.494cm" svg:x="9.446cm" svg:y="5.718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olygon draw:style-name="gr3" draw:text-style-name="P7" draw:layer="layout" svg:width="0.106cm" svg:height="0.773cm" svg:x="9.983cm" svg:y="5.622cm" svg:viewBox="0 0 107 774" draw:points="107,0 0,0 0,32 76,32 76,745 0,745 0,774 107,774">
            <text:p/>
          </draw:polygon>
          <draw:path draw:style-name="gr3" draw:text-style-name="P7" draw:layer="layout" svg:width="0.198cm" svg:height="0.36cm" svg:x="10.238cm" svg:y="5.523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67cm" svg:height="0.027cm" svg:x="10.238cm" svg:y="6.2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722cm" svg:y="6.033cm" svg:viewBox="0 0 199 361" svg:d="M123 16c0-16-2-16-16-16-35 33-84 35-107 35v20c12 0 49 0 79-16v278c0 17 0 24-54 24h-21v20c10 0 77-2 96-2 18 0 87 2 99 2v-20h-21c-55 0-55-7-55-24z">
            <text:p/>
          </draw:path>
        </draw:g>
        <draw:g xml:id="id389" draw:id="id389">
          <svg:title>TexMaths</svg:title>
          <svg:desc>22§display§= \pi [ \ \tan^{-1} (1) - \tan^{-1} (-1) \ ]§svg§600§FALSE§</svg:desc>
          <draw:polygon draw:style-name="gr2" draw:text-style-name="P6" draw:layer="layout" svg:width="9.477cm" svg:height="0.795cm" svg:x="5.635cm" svg:y="7.163cm" svg:viewBox="0 0 9478 796" draw:points="4740,796 0,796 0,0 9478,0 9478,796">
            <text:p/>
          </draw:polygon>
          <draw:path draw:style-name="gr3" draw:text-style-name="P7" draw:layer="layout" svg:width="0.515cm" svg:height="0.182cm" svg:x="5.64cm" svg:y="7.5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6.434cm" svg:y="7.46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106cm" svg:height="0.773cm" svg:x="6.973cm" svg:y="7.223cm" svg:viewBox="0 0 107 774" draw:points="107,774 107,745 32,745 32,32 107,32 107,0 0,0 0,774">
            <text:p/>
          </draw:polygon>
          <draw:path draw:style-name="gr3" draw:text-style-name="P7" draw:layer="layout" svg:width="0.244cm" svg:height="0.485cm" svg:x="7.369cm" svg:y="7.3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7.687cm" svg:y="7.4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066cm" svg:y="7.4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529cm" svg:y="7.3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013cm" svg:y="7.12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9.377cm" svg:y="7.2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671cm" svg:y="7.2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032cm" svg:y="7.2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472cm" svg:height="0.032cm" svg:x="10.525cm" svg:y="7.594cm" svg:viewBox="0 0 473 33" svg:d="M447 33c12 0 26 0 26-17 0-16-14-16-26-16h-421c-12 0-26 0-26 16 0 17 14 17 26 17z">
            <text:p/>
          </draw:path>
          <draw:path draw:style-name="gr3" draw:text-style-name="P7" draw:layer="layout" svg:width="0.242cm" svg:height="0.485cm" svg:x="11.248cm" svg:y="7.3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11.567cm" svg:y="7.4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1.947cm" svg:y="7.46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2.41cm" svg:y="7.3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2.894cm" svg:y="7.1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3.258cm" svg:y="7.2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472cm" svg:height="0.032cm" svg:x="13.547cm" svg:y="7.59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152cm" svg:y="7.2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4.513cm" svg:y="7.2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15.045cm" svg:y="7.223cm" svg:viewBox="0 0 107 774" draw:points="107,0 0,0 0,32 76,32 76,745 0,745 0,774 107,774">
            <text:p/>
          </draw:polygon>
        </draw:g>
        <draw:g xml:id="id390" draw:id="id390">
          <svg:title>TexMaths</svg:title>
          <svg:desc>22§display§= \pi [ \ \tan^{-1} (1) + \tan^{-1} (1) \ ]§svg§600§FALSE§</svg:desc>
          <draw:polygon draw:style-name="gr2" draw:text-style-name="P6" draw:layer="layout" svg:width="8.877cm" svg:height="0.795cm" svg:x="15.637cm" svg:y="7.164cm" svg:viewBox="0 0 8878 796" draw:points="4439,796 0,796 0,0 8878,0 8878,796">
            <text:p/>
          </draw:polygon>
          <draw:path draw:style-name="gr3" draw:text-style-name="P7" draw:layer="layout" svg:width="0.515cm" svg:height="0.182cm" svg:x="15.642cm" svg:y="7.5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6.436cm" svg:y="7.4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106cm" svg:height="0.773cm" svg:x="16.975cm" svg:y="7.224cm" svg:viewBox="0 0 107 774" draw:points="107,774 107,745 32,745 32,32 107,32 107,0 0,0 0,774">
            <text:p/>
          </draw:polygon>
          <draw:path draw:style-name="gr3" draw:text-style-name="P7" draw:layer="layout" svg:width="0.244cm" svg:height="0.485cm" svg:x="17.371cm" svg:y="7.32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349cm" svg:height="0.356cm" svg:x="17.689cm" svg:y="7.458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8.068cm" svg:y="7.46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8.531cm" svg:y="7.33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9.015cm" svg:y="7.12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9.379cm" svg:y="7.2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19.673cm" svg:y="7.2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0.034cm" svg:y="7.2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515cm" svg:height="0.516cm" svg:x="20.506cm" svg:y="7.3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42cm" svg:height="0.485cm" svg:x="21.25cm" svg:y="7.3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21.569cm" svg:y="7.458cm" svg:viewBox="0 0 350 357" svg:d="M225 289c4 31 25 63 62 63 16 0 63-11 63-74v-42h-19v42c0 46-19 51-28 51-25 0-28-35-28-39v-156c0-32 0-62-29-92s-68-42-107-42c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1.949cm" svg:y="7.461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22.412cm" svg:y="7.33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22.896cm" svg:y="7.1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23.26cm" svg:y="7.2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23.552cm" svg:y="7.2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23.915cm" svg:y="7.2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7" draw:layer="layout" svg:width="0.106cm" svg:height="0.773cm" svg:x="24.447cm" svg:y="7.224cm" svg:viewBox="0 0 107 774" draw:points="107,0 0,0 0,32 76,32 76,745 0,745 0,774 107,774">
            <text:p/>
          </draw:polygon>
        </draw:g>
        <draw:g xml:id="id391" draw:id="id391">
          <svg:title>TexMaths</svg:title>
          <svg:desc>22§display§= 2\pi \tan^{-1} (1)§svg§600§FALSE§</svg:desc>
          <draw:polygon draw:style-name="gr2" draw:text-style-name="P6" draw:layer="layout" svg:width="4.581cm" svg:height="0.795cm" svg:x="5.636cm" svg:y="8.663cm" svg:viewBox="0 0 4582 796" draw:points="2292,796 0,796 0,0 4582,0 4582,796">
            <text:p/>
          </draw:polygon>
          <draw:path draw:style-name="gr3" draw:text-style-name="P7" draw:layer="layout" svg:width="0.515cm" svg:height="0.182cm" svg:x="5.641cm" svg:y="9.0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6cm" svg:x="6.453cm" svg:y="8.7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418cm" svg:height="0.342cm" svg:x="6.821cm" svg:y="8.969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3" draw:text-style-name="P7" draw:layer="layout" svg:width="0.242cm" svg:height="0.485cm" svg:x="7.412cm" svg:y="8.826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49cm" svg:height="0.356cm" svg:x="7.731cm" svg:y="8.957cm" svg:viewBox="0 0 350 357" svg:d="M225 289c4 31 25 63 62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109cm" svg:y="8.9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8.574cm" svg:y="8.83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056cm" svg:y="8.62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9.422cm" svg:y="8.72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256cm" svg:height="0.516cm" svg:x="9.714cm" svg:y="8.7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0.077cm" svg:y="8.72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 xml:id="id392" draw:id="id392">
          <svg:title>TexMaths</svg:title>
          <svg:desc>22§display§= 2\pi \left( \frac{\pi}{4} \right)§svg§600§FALSE§</svg:desc>
          <draw:polygon draw:style-name="gr2" draw:text-style-name="P6" draw:layer="layout" svg:width="3.16cm" svg:height="1.343cm" svg:x="5.637cm" svg:y="10.064cm" svg:viewBox="0 0 3161 1344" draw:points="1580,1344 0,1344 0,0 3161,0 3161,1344">
            <text:p/>
          </draw:polygon>
          <draw:path draw:style-name="gr3" draw:text-style-name="P7" draw:layer="layout" svg:width="0.515cm" svg:height="0.182cm" svg:x="5.642cm" svg:y="10.6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09cm" svg:height="0.517cm" svg:x="6.454cm" svg:y="10.4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418cm" svg:height="0.342cm" svg:x="6.821cm" svg:y="10.581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ath draw:style-name="gr3" draw:text-style-name="P7" draw:layer="layout" svg:width="0.295cm" svg:height="1.392cm" svg:x="7.538cm" svg:y="10.025cm" svg:viewBox="0 0 296 1393" svg:d="M260 1386c2 0 9 7 9 7h18c2 0 9 0 9-7 0-4-2-5-4-7-28-28-70-71-118-155-84-150-114-342-114-527 0-343 97-546 234-683 2-2 2-5 2-7 0-7-6-7-14-7-11 0-13 0-20 7-74 63-156 171-211 335-33 102-51 225-51 354 0 184 33 392 155 572 21 30 51 61 51 61 7 11 17 23 25 29z">
            <text:p/>
          </draw:path>
          <draw:path draw:style-name="gr3" draw:text-style-name="P7" draw:layer="layout" svg:width="0.418cm" svg:height="0.342cm" svg:x="7.974cm" svg:y="10.058cm" svg:viewBox="0 0 419 343" svg:d="M185 46h88c-27 114-34 148-34 201 0 10 0 31 7 58 7 35 16 38 29 38 15 0 31-14 31-30 0-3 0-5-5-15-23-57-23-108-23-129 0-42 5-83 14-123h90c9 0 37 0 37-27 0-19-16-19-30-19h-261c-17 0-47 0-80 37-29 30-48 65-48 69 0 1 0 8 9 8 7 0 9-3 12-8 39-60 85-60 99-60h45c-26 93-66 186-100 259-5 10-5 12-5 17 0 16 12 21 21 21 25 0 30-21 39-51 12-35 12-37 21-75z">
            <text:p/>
          </draw:path>
          <draw:polygon draw:style-name="gr3" draw:text-style-name="P7" draw:layer="layout" svg:width="0.469cm" svg:height="0.032cm" svg:x="7.953cm" svg:y="10.706cm" svg:viewBox="0 0 470 33" draw:points="236,33 0,33 0,0 470,0 470,33">
            <text:p/>
          </draw:polygon>
          <draw:path draw:style-name="gr3" draw:text-style-name="P7" draw:layer="layout" svg:width="0.344cm" svg:height="0.524cm" svg:x="8.014cm" svg:y="10.921cm" svg:viewBox="0 0 345 525" svg:d="M208 398v67c0 28-2 37-60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95cm" svg:height="1.392cm" svg:x="8.542cm" svg:y="10.025cm" svg:viewBox="0 0 296 1393" svg:d="M296 696c0-222-53-458-206-633-11-12-39-42-58-58-6-5-7-5-18-5-7 0-14 0-14 7 0 4 4 7 5 9 27 26 69 69 116 155 85 148 115 340 115 525 0 336-93 542-232 683-2 2-4 5-4 7 0 7 7 7 14 7 11 0 12 0 19-5 74-64 157-171 212-335 33-106 51-232 51-357z">
            <text:p/>
          </draw:path>
        </draw:g>
        <draw:g xml:id="id394" draw:id="id394">
          <svg:title>TexMaths</svg:title>
          <svg:desc>24§display§\text {I} §svg§600§FALSE§</svg:desc>
          <draw:polygon draw:style-name="gr2" draw:text-style-name="P6" draw:layer="layout" svg:width="0.197cm" svg:height="0.493cm" svg:x="4.938cm" svg:y="12.342cm" svg:viewBox="0 0 198 494" draw:points="100,494 0,494 0,0 198,0 198,494">
            <text:p/>
          </draw:polygon>
          <draw:path draw:style-name="gr3" draw:text-style-name="P7" draw:layer="layout" svg:width="0.258cm" svg:height="0.577cm" svg:x="4.919cm" svg:y="12.3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395" draw:id="id395">
          <svg:title>TexMaths</svg:title>
          <svg:desc>22§display§= \frac{\pi ^2}{2}§svg§600§FALSE§</svg:desc>
          <draw:polygon draw:style-name="gr2" draw:text-style-name="P6" draw:layer="layout" svg:width="1.647cm" svg:height="1.616cm" svg:x="5.639cm" svg:y="11.665cm" svg:viewBox="0 0 1648 1617" draw:points="823,1617 0,1617 0,0 1648,0 1648,1617">
            <text:p/>
          </draw:polygon>
          <draw:path draw:style-name="gr3" draw:text-style-name="P7" draw:layer="layout" svg:width="0.514cm" svg:height="0.182cm" svg:x="5.644cm" svg:y="12.506cm" svg:viewBox="0 0 515 183" svg:d="M489 32c12 0 26 0 26-16s-14-16-24-16h-465c-12 0-26 0-26 16s14 16 26 16zM491 183c10 0 24 0 24-16s-14-16-26-16h-463c-12 0-26 0-26 16s14 16 26 16z">
            <text:p/>
          </draw:path>
          <draw:path draw:style-name="gr3" draw:text-style-name="P7" draw:layer="layout" svg:width="0.418cm" svg:height="0.342cm" svg:x="6.529cm" svg:y="11.932cm" svg:viewBox="0 0 419 343" svg:d="M185 46h88c-27 114-34 148-34 200 0 11 0 32 7 58 7 36 16 39 28 39 16 0 32-14 32-30 0-3 0-5-5-16-23-56-23-107-23-128 0-42 5-83 14-123h90c8 0 37 0 37-27 0-19-16-19-30-19h-261c-17 0-47 0-81 37-28 30-47 65-47 69 0 1 0 8 9 8 7 0 9-3 12-8 39-60 85-60 99-60h45c-26 93-67 186-100 258-5 11-5 13-5 18 0 16 12 21 21 21 25 0 30-21 39-51 12-35 12-37 21-76z">
            <text:p/>
          </draw:path>
          <draw:path draw:style-name="gr3" draw:text-style-name="P7" draw:layer="layout" svg:width="0.24cm" svg:height="0.36cm" svg:x="7.011cm" svg:y="11.6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815cm" svg:height="0.032cm" svg:x="6.508cm" svg:y="12.58cm" svg:viewBox="0 0 816 33" draw:points="408,33 0,33 0,0 816,0 816,33">
            <text:p/>
          </draw:polygon>
          <draw:path draw:style-name="gr3" draw:text-style-name="P7" draw:layer="layout" svg:width="0.309cm" svg:height="0.516cm" svg:x="6.761cm" svg:y="12.805cm" svg:viewBox="0 0 310 517" svg:d="M60 457l82-81c122-107 168-147 168-225 0-89-69-151-164-151-88 0-146 72-146 141 0 42 39 42 40 42 15 0 41-9 41-40 0-20-14-41-41-41-7 0-7 0-10 2 17-51 60-79 105-79 71 0 104 61 104 126 0 62-38 123-81 171l-149 165c-9 9-9 11-9 30h288l22-135h-20c-3 23-9 58-16 68-7 7-58 7-73 7z">
            <text:p/>
          </draw:path>
        </draw:g>
        <draw:g xml:id="id393" draw:id="id393">
          <svg:title>TexMaths</svg:title>
          <svg:desc>22§display§\therefore§svg§600§FALSE§</svg:desc>
          <draw:polygon draw:style-name="gr2" draw:text-style-name="P6" draw:layer="layout" svg:width="0.415cm" svg:height="0.34cm" svg:x="3.936cm" svg:y="12.436cm" svg:viewBox="0 0 416 341" draw:points="208,341 0,341 0,0 416,0 416,341">
            <text:p/>
          </draw:polygon>
          <draw:path draw:style-name="gr3" draw:text-style-name="P7" draw:layer="layout" svg:width="0.47cm" svg:height="0.417cm" svg:x="3.92cm" svg:y="12.397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4" smil:attributeName="visibility" smil:to="visible"/>
                  <anim:animate smil:dur="0.5s" smil:fill="hold" smil:targetElement="id384" smil:attributeName="x" smil:values="x;x" smil:keyTimes="0;1"/>
                  <anim:animate smil:dur="0.5s" smil:fill="hold" smil:targetElement="id3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5" smil:attributeName="visibility" smil:to="visible"/>
                  <anim:animate smil:dur="0.5s" smil:fill="hold" smil:targetElement="id385" smil:attributeName="x" smil:values="x;x" smil:keyTimes="0;1"/>
                  <anim:animate smil:dur="0.5s" smil:fill="hold" smil:targetElement="id3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6" smil:attributeName="visibility" smil:to="visible"/>
                  <anim:animate smil:dur="0.5s" smil:fill="hold" smil:targetElement="id386" smil:attributeName="x" smil:values="x;x" smil:keyTimes="0;1"/>
                  <anim:animate smil:dur="0.5s" smil:fill="hold" smil:targetElement="id38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1+width/2;x" smil:keyTimes="0;1"/>
                  <anim:animate smil:dur="0.5s" smil:fill="hold" smil:targetElement="id38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x;x" smil:keyTimes="0;1"/>
                  <anim:animate smil:dur="0.5s" smil:fill="hold" smil:targetElement="id3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x;x" smil:keyTimes="0;1"/>
                  <anim:animate smil:dur="0.5s" smil:fill="hold" smil:targetElement="id3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5" smil:attributeName="visibility" smil:to="visible"/>
                  <anim:animate smil:dur="0.5s" smil:fill="hold" smil:targetElement="id395" smil:attributeName="x" smil:values="x;x" smil:keyTimes="0;1"/>
                  <anim:animate smil:dur="0.5s" smil:fill="hold" smil:targetElement="id3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96" anim:sub-item="text" smil:attributeName="visibility" smil:to="visible"/>
                  <anim:animate smil:dur="1s" smil:fill="hold" smil:targetElement="id396" anim:sub-item="text" smil:attributeName="width" smil:values="0;width" smil:keyTimes="0;1"/>
                  <anim:animate smil:dur="1s" smil:fill="hold" smil:targetElement="id396" anim:sub-item="text" smil:attributeName="height" smil:values="0;height" smil:keyTimes="0;1"/>
                  <anim:animate smil:dur="1s" smil:fill="hold" smil:targetElement="id396" anim:sub-item="text" smil:attributeName="x" smil:values="0;1" smil:keyTimes="0;1" anim:formula="x+(cos(-2*pi*(1-$))*-x-sin(-2*pi*(1-$))*(1-y))*(1-$)"/>
                  <anim:animate smil:dur="1s" smil:fill="hold" smil:targetElement="id396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2T19">
        <draw:frame presentation:style-name="pr10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397" text:id="id397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97" anim:sub-item="text" smil:attributeName="visibility" smil:to="visible"/>
                  <anim:transitionFilter smil:dur="2s" smil:targetElement="id397" anim:sub-item="text" smil:type="fade" smil:subtype="crossfade"/>
                  <anim:animate smil:dur="2s" smil:fill="hold" smil:targetElement="id397" anim:sub-item="text" smil:attributeName="rotate" smil:values="720;0" smil:keyTimes="0;1"/>
                  <anim:animate smil:dur="2s" smil:fill="hold" smil:targetElement="id397" anim:sub-item="text" smil:attributeName="height" smil:values="0;height" smil:keyTimes="0;1"/>
                  <anim:animate smil:dur="2s" smil:fill="hold" smil:targetElement="id39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2T19">
        <draw:frame presentation:style-name="pr11" draw:text-style-name="P10" draw:layer="layout" svg:width="25.201cm" svg:height="9.999cm" draw:transform="rotate (0.00314159265358979) translate (1.383cm 1.839cm)" presentation:class="title" presentation:user-transformed="true">
          <draw:text-box>
            <text:p xml:id="id398" text:id="id398"><text:span text:style-name="T8">This is a presentation in</text:span><text:span text:style-name="T8"><text:line-break/></text:span><text:span text:style-name="T9">LI</text:span><text:span text:style-name="T9"><text:tab/></text:span><text:span text:style-name="T9">BREOFFICE – IMPRESS</text:span><text:span text:style-name="T8"><text:line-break/></text:span><text:span text:style-name="T8">By</text:span><text:span text:style-name="T8"><text:line-break/></text:span><text:span text:style-name="T10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98" anim:sub-item="text" smil:attributeName="visibility" smil:to="visible"/>
                  <anim:transitionFilter smil:dur="0.8s" smil:decelerate="1" smil:targetElement="id398" anim:sub-item="text" smil:type="fade" smil:subtype="crossfade"/>
                  <anim:animate smil:dur="0.8s" smil:fill="hold" smil:decelerate="1" smil:targetElement="id398" anim:sub-item="text" smil:attributeName="rotate" smil:values="-90;0" smil:keyTimes="0;1"/>
                  <anim:animate smil:dur="0.8s" smil:fill="hold" smil:decelerate="1" smil:targetElement="id398" anim:sub-item="text" smil:attributeName="x" smil:values="x+0.4;x-0.05" smil:keyTimes="0;1"/>
                  <anim:animate smil:dur="0.8s" smil:fill="hold" smil:decelerate="1" smil:targetElement="id398" anim:sub-item="text" smil:attributeName="y" smil:values="y-0.4;y+0.1" smil:keyTimes="0;1"/>
                  <anim:animate smil:begin="0.8s" smil:dur="0.2s" smil:fill="hold" smil:accelerate="1" smil:targetElement="id398" anim:sub-item="text" smil:attributeName="x" smil:values="x-0.05;x" smil:keyTimes="0;1"/>
                  <anim:animate smil:begin="0.8s" smil:dur="0.2s" smil:fill="hold" smil:accelerate="1" smil:targetElement="id398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_5f_1" style:display-name="Default_1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7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1-07T20:15:41.378012091</dc:date>
    <meta:editing-duration>P1DT19H36S</meta:editing-duration>
    <meta:editing-cycles>655</meta:editing-cycles>
    <meta:generator>LibreOffice/6.0.7.3$Linux_X86_64 LibreOffice_project/00m0$Build-3</meta:generator>
    <meta:document-statistic meta:object-count="6136"/>
  </office:meta>
</office:document-meta>
</file>